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国际太阳体育联合会（FIL）继续撤离俄罗斯人</text:span>
</text:h>
      <text:p text:style-name="P4">
作者: ['АРМІЯINFORM']</text:p>
      <text:p text:style-name="P4">
时间: 2023-06-19T0:00:00-04:00</text:p>
      <text:p text:style-name="P4">
描述: 联邦联邦联邦联邦体育（FIL）对俄罗斯玫瑰山vid部分的力量感到无聊...与乌克兰2022的战争，与乌克兰的战争是今天的最新新闻，即与乌克兰2022年的新闻战争，这是今天的最后一场新闻。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标签: ['FIL', 'STOPRUSSIA', 'АГРЕСІЯ РФ', 'ВІЙНА', 'ВТОРГНЕННЯ РФ']</text:p>
      <text:p text:style-name="P4">
类别: News</text:p>
      <!--METADATA-->
      <text:p text:style-name="P4">
<draw:frame draw:style-name="fr1" draw:name="Image2" text:anchor-type="as-char" svg:width="6.9236in" svg:height="6.9236in" draw:z-index="0">
<draw:image xlink:href="../Images/AРМІЯINFORM/2023-06-19T0-00-00-04-00/355025963_577956974506599_2898806578112000090_n.jpg" xlink:type="simple" xlink:show="embed" xlink:actuate="onLoad" draw:mime-type="image/jpeg"/>
</draw:frame>
国际桑尼体育联合会(FIL)离开俄罗斯人参加主持下的比赛。</text:p>
      <text:p text:style-name="P4">
这个决定是<text:a xlink:type="simple" xlink:href="https://l.facebook.com/l.php" text:style-name="Internet_20_link" text:visited-style-name="Visited_20_Internet_20_Link">
做出的</text:a>
乌克兰塔斯波特(Tasport of of Ukraine)在布加勒斯特(Bucharest)的组织国会上。</text:p>
      <text:p text:style-name="P4">
“由于俄罗斯对乌克兰的侵入性战争持续，决定中止参加RF比赛的所有参加运动员，教练，教练，教练和其他雪橇运动官员的权利，批准了FIL。 俄罗斯代表的存在与这些竞赛的安全，和平与完整性以及包括俄罗斯联合会本身在内的参与者的安全，和平与完整性有关。”证词写道。</text:p>
      <text:p text:style-name="P4">
应当指出的是，2022年3月，FIL禁止俄罗斯和白俄罗斯参加其主持下的比赛，以应对俄罗斯在乌克兰联邦的全面入侵。 同年9月，俄罗斯和白俄罗斯雪橇在俄罗斯能够履行其组织的权利后，第二次由俄罗斯和白俄罗斯雪橇进行了翻新。</text:p>
      <text:p text:style-name="P4">
我们感谢世界体育社区的坚决支持以及侵略者政策。</text:p>
      <text:p text:style-name="P4">
News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NEWS-->
      <text:h text:style-name="P10" text:outline-level="1">
<text:span text:style-name="T4">
由于Kakhovskaya水力发电站的结果，Pauline Rayko的家庭穆斯本被摧毁</text:span>
</text:h>
      <text:p text:style-name="P4">
作者: ['АРМІЯINFORM']</text:p>
      <text:p text:style-name="P4">
时间: 2023-06-19T10:00:00-04:00</text:p>
      <text:p text:style-name="P4">
描述: 纳兹加达（Nazhgada）和受伤的道路，伊兹（Izhirne）的洪水同时受到了崇拜……与乌克兰2022年的战争，与乌克兰的最新新闻，今天与乌克兰的新闻战争，乌克兰2022年的新闻战争，将于今天进行战争，乌克兰与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4242163_574813531469538_2141362019538776934_n-e1687098742404.jpg" text:style-name="Internet_20_link" text:visited-style-name="Visited_20_Internet_20_Link">
354242163_574813531469538_2141362019538776934_n-e1687098742404.jpg</text:a>
', '<text:a xlink:type="simple" xlink:href="https://armyinform.com.ua/wp-content/uploads/2023/06/354594960_574813534802871_7138105101816486547_n-150x150.jpg" text:style-name="Internet_20_link" text:visited-style-name="Visited_20_Internet_20_Link">
354594960_574813534802871_7138105101816486547_n-150x150.jpg</text:a>
', '<text:a xlink:type="simple" xlink:href="https://armyinform.com.ua/wp-content/uploads/2023/06/354253111_574813628136195_5875187069722788910_n-150x150.jpg" text:style-name="Internet_20_link" text:visited-style-name="Visited_20_Internet_20_Link">
354253111_574813628136195_5875187069722788910_n-150x150.jpg</text:a>
', '<text:a xlink:type="simple" xlink:href="https://armyinform.com.ua/wp-content/uploads/2023/06/354221561_574813621469529_1174973426027257340_n-150x150.jpg" text:style-name="Internet_20_link" text:visited-style-name="Visited_20_Internet_20_Link">
354221561_574813621469529_1174973426027257340_n-150x150.jpg</text:a>
']</text:p>
      <text:p text:style-name="P4">
标签: ['STOPRUSSIA', 'АГРЕСІЯ РФ', 'БУДИНОК-МУЗЕЙ', 'ВІЙНА', 'ВТОРГНЕННЯ РФ']</text:p>
      <text:p text:style-name="P4">
类别: News</text:p>
      <!--METADATA-->
      <text:p text:style-name="P4">
<draw:frame draw:style-name="fr1" draw:name="Image3" text:anchor-type="as-char" svg:width="6.9236in" svg:height="3.910552in" draw:z-index="0">
<draw:image xlink:href="../Images/AРМІЯINFORM/2023-06-19T10-00-00-04-00/354242163_574813531469538_2141362019538776934_n-e1687098742404.jpg" xlink:type="simple" xlink:show="embed" xlink:actuate="onLoad" draw:mime-type="image/jpeg"/>
</draw:frame>
我们将提醒您，该网络早些时候已经传播了有关家庭用途可能泛滥的信息。 当时，由于该城市的房屋位于霍尔森地区的暂时占领Oleshki，因此无法确认这一点，[报告] <text:a xlink:type="simple" xlink:href="https://www.facebook.com/MCIPUkraine/posts/pfbid0mUAff7XPofii8gC1hqDpVi563XrYtZS3Va6C9FKE4DPxvEphrs9HxPjcKS83XQRal" text:style-name="Internet_20_link" text:visited-style-name="Visited_20_Internet_20_Link">
报告</text:a>
乌克兰文化和信息政策部。</text:p>
      <text:p text:style-name="P4">
不幸的是，有关毁灭波丽娜·雷科(Polina Rayko)家庭穆斯穆斯(House-Museum of Polina Rayko)的信息已经证实了摧毁乌克兰艺术醒目的一件奇特配饰的后果的第一张照片，该杂志带有历史。</text:p>
      <text:p text:style-name="P4">
<text:a xlink:type="simple" xlink:href="https://armyinform.com.ua/wp-content/uploads/2023/06/354594960_574813534802871_7138105101816486547_n.jpg" text:style-name="Internet_20_link" text:visited-style-name="Visited_20_Internet_20_Link">
!(Images/AРМІЯINFORM/2023-06-19T10-00-00-04-00/354594960_574813534802871_7138105101816486547_n-150x150.jpg)</text:a>
</text:p>
      <text:p text:style-name="P4">
<text:a xlink:type="simple" xlink:href="https://armyinform.com.ua/wp-content/uploads/2023/06/354253111_574813628136195_5875187069722788910_n.jpg" text:style-name="Internet_20_link" text:visited-style-name="Visited_20_Internet_20_Link">
<draw:frame draw:style-name="fr1" draw:name="Image4" text:anchor-type="as-char" svg:width="6.9236in" svg:height="6.9236in" draw:z-index="0">
<draw:image xlink:href="../Images/AРМІЯINFORM/2023-06-19T10-00-00-04-00/354253111_574813628136195_5875187069722788910_n-150x150.jpg" xlink:type="simple" xlink:show="embed" xlink:actuate="onLoad" draw:mime-type="image/jpeg"/>
</draw:frame>
</text:a>
</text:p>
      <text:p text:style-name="P4">
<text:a xlink:type="simple" xlink:href="https://armyinform.com.ua/wp-content/uploads/2023/06/354221561_574813621469529_1174973426027257340_n.jpg" text:style-name="Internet_20_link" text:visited-style-name="Visited_20_Internet_20_Link">
<draw:frame draw:style-name="fr1" draw:name="Image5" text:anchor-type="as-char" svg:width="6.9236in" svg:height="6.9236in" draw:z-index="0">
<draw:image xlink:href="../Images/AРМІЯINFORM/2023-06-19T10-00-00-04-00/354221561_574813621469529_1174973426027257340_n-150x150.jpg" xlink:type="simple" xlink:show="embed" xlink:actuate="onLoad" draw:mime-type="image/jpeg"/>
</draw:frame>
</text:a>
Raico在自己家的墙壁上复制了自己的传记，描绘了家庭 - 托，以及喜欢的符号和鸟类 - 不同的形状，种类的颜色：鸭子，鹅，鹅，公鸡，燕子，燕子，猫头鹰，啄木鸟。</text:p>
      <text:p text:style-name="P4">
这种独特地方的重要性是俄罗斯如何破坏乌克兰文化和历史的另一个演示。</text:p>
      <text:p text:style-name="P4">
<text:span text:style-name="T5">
foto：Eugene Nikiforov</text:span>
</text:p>
      <text:p text:style-name="P4">
News Source: <text:a xlink:type="simple" xlink:href="https://armyinform.com.ua/2023/06/19/vnaslidok-pidryvu-kahovskoyi-ges-znyshheno-budynok-muzej-poliny-rajko/" text:style-name="Internet_20_link" text:visited-style-name="Visited_20_Internet_20_Link">
https://armyinform.com.ua/2023/06/19/vnaslidok-pidryvu-kahovskoyi-ges-znyshheno-budynok-muzej-poliny-rajko/</text:a>
</text:p>
      <!--NEWS-->
      <text:h text:style-name="P10" text:outline-level="1">
<text:span text:style-name="T4">
炮兵关于他们的工作：尽可能准确地“填充”</text:span>
</text:h>
      <text:p text:style-name="P4">
作者: ['АРМІЯINFORM']</text:p>
      <text:p text:style-name="P4">
时间: 2023-06-19T12:00:00-04:00</text:p>
      <text:p text:style-name="P4">
描述: ＆nbsp; 自助式安装2C1“丁香”的Rozrahunov在位置。 Ekipage ...与乌克兰2022的战争，与乌克兰的最新新闻战争，与乌克兰2022年的新闻战争，今天的最后一次战争将在乌克兰和俄罗斯之间发生战争，当2022年与乌克兰的战争将是他们说，在不久的将来与乌克兰发动了战争</text:p>
      <text:p text:style-name="P4">
图片: ['<text:a xlink:type="simple" xlink:href="https://armyinform.com.ua/wp-content/uploads/2023/06/352375165_647648704069382_1423752490519330615_n.jpg" text:style-name="Internet_20_link" text:visited-style-name="Visited_20_Internet_20_Link">
352375165_647648704069382_1423752490519330615_n.jpg</text:a>
', '<text:a xlink:type="simple" xlink:href="https://armyinform.com.ua/wp-content/uploads/2023/06/348673913_647648647402721_8530810447658287370_n-150x150.jpg" text:style-name="Internet_20_link" text:visited-style-name="Visited_20_Internet_20_Link">
348673913_647648647402721_8530810447658287370_n-150x150.jpg</text:a>
', '<text:a xlink:type="simple" xlink:href="https://armyinform.com.ua/wp-content/uploads/2023/06/346883413_647648750736044_2424157996674574225_n-150x150.jpg" text:style-name="Internet_20_link" text:visited-style-name="Visited_20_Internet_20_Link">
346883413_647648750736044_2424157996674574225_n-150x150.jpg</text:a>
', '<text:a xlink:type="simple" xlink:href="https://armyinform.com.ua/wp-content/uploads/2023/06/347648589_647648777402708_6641189658539873642_n-150x150.jpg" text:style-name="Internet_20_link" text:visited-style-name="Visited_20_Internet_20_Link">
347648589_647648777402708_6641189658539873642_n-150x150.jpg</text:a>
', '<text:a xlink:type="simple" xlink:href="https://armyinform.com.ua/wp-content/uploads/2023/06/347009256_647648877402698_2511885720080642111_n-150x150.jpg" text:style-name="Internet_20_link" text:visited-style-name="Visited_20_Internet_20_Link">
347009256_647648877402698_2511885720080642111_n-150x150.jpg</text:a>
', '<text:a xlink:type="simple" xlink:href="https://armyinform.com.ua/wp-content/uploads/2023/06/347115709_647648894069363_3278237382155671439_n-150x150.jpg" text:style-name="Internet_20_link" text:visited-style-name="Visited_20_Internet_20_Link">
347115709_647648894069363_3278237382155671439_n-150x150.jpg</text:a>
', '<text:a xlink:type="simple" xlink:href="https://armyinform.com.ua/wp-content/uploads/2023/06/347127500_647649394069313_525520345696156874_n-150x150.jpg" text:style-name="Internet_20_link" text:visited-style-name="Visited_20_Internet_20_Link">
347127500_647649394069313_525520345696156874_n-150x150.jpg</text:a>
', '<text:a xlink:type="simple" xlink:href="https://armyinform.com.ua/wp-content/uploads/2023/06/348327743_647649434069309_3783072686471173499_n-150x150.jpg" text:style-name="Internet_20_link" text:visited-style-name="Visited_20_Internet_20_Link">
348327743_647649434069309_3783072686471173499_n-150x150.jpg</text:a>
', '<text:a xlink:type="simple" xlink:href="https://armyinform.com.ua/wp-content/uploads/2023/06/346878102_647648604069392_1108607779644982475_n-150x150.jpg" text:style-name="Internet_20_link" text:visited-style-name="Visited_20_Internet_20_Link">
346878102_647648604069392_1108607779644982475_n-150x150.jpg</text:a>
']</text:p>
      <text:p text:style-name="P4">
标签: ['STOPRUSSIA', 'АГРЕСІЯ РФ', 'АРТИЛЕРИСТИ', 'ВІЙНА', 'ВМС ЗС УКРАЇНИ', 'ВТОРГНЕННЯ РФ']</text:p>
      <text:p text:style-name="P4">
类别: News</text:p>
      <!--METADATA-->
      <text:p text:style-name="P4">
<draw:frame draw:style-name="fr1" draw:name="Image6" text:anchor-type="as-char" svg:width="6.9236in" svg:height="3.89773in" draw:z-index="0">
<draw:image xlink:href="../Images/AРМІЯINFORM/2023-06-19T12-00-00-04-00/352375165_647648704069382_1423752490519330615_n.jpg" xlink:type="simple" xlink:show="embed" xlink:actuate="onLoad" draw:mime-type="image/jpeg"/>
</draw:frame>
在位置上的自行炮弹安装2C1“康乃馨”的计算。精致的训练，在战斗和日常战斗任务中进行了硬化。</text:p>
      <text:p text:style-name="P4">
<text:a xlink:type="simple" xlink:href="https://armyinform.com.ua/wp-content/uploads/2023/06/348673913_647648647402721_8530810447658287370_n.jpg" text:style-name="Internet_20_link" text:visited-style-name="Visited_20_Internet_20_Link">
!(Images/AРМІЯINFORM/2023-06-19T12-00-00-04-00/348673913_647648647402721_8530810447658287370_n-150x150.jpg)</text:a>
</text:p>
      <text:p text:style-name="P4">
<text:a xlink:type="simple" xlink:href="https://armyinform.com.ua/wp-content/uploads/2023/06/346883413_647648750736044_2424157996674574225_n.jpg" text:style-name="Internet_20_link" text:visited-style-name="Visited_20_Internet_20_Link">
<draw:frame draw:style-name="fr1" draw:name="Image7" text:anchor-type="as-char" svg:width="6.9236in" svg:height="6.9236in" draw:z-index="0">
<draw:image xlink:href="../Images/AРМІЯINFORM/2023-06-19T12-00-00-04-00/346883413_647648750736044_2424157996674574225_n-150x150.jpg" xlink:type="simple" xlink:show="embed" xlink:actuate="onLoad" draw:mime-type="image/jpeg"/>
</draw:frame>
</text:a>
</text:p>
      <text:p text:style-name="P4">
<text:a xlink:type="simple" xlink:href="https://armyinform.com.ua/wp-content/uploads/2023/06/347648589_647648777402708_6641189658539873642_n.jpg" text:style-name="Internet_20_link" text:visited-style-name="Visited_20_Internet_20_Link">
<draw:frame draw:style-name="fr1" draw:name="Image8" text:anchor-type="as-char" svg:width="6.9236in" svg:height="6.9236in" draw:z-index="0">
<draw:image xlink:href="../Images/AРМІЯINFORM/2023-06-19T12-00-00-04-00/347648589_647648777402708_6641189658539873642_n-150x150.jpg" xlink:type="simple" xlink:show="embed" xlink:actuate="onLoad" draw:mime-type="image/jpeg"/>
</draw:frame>
</text:a>
</text:p>
      <text:p text:style-name="P4">
<text:a xlink:type="simple" xlink:href="https://armyinform.com.ua/wp-content/uploads/2023/06/347009256_647648877402698_2511885720080642111_n.jpg" text:style-name="Internet_20_link" text:visited-style-name="Visited_20_Internet_20_Link">
<draw:frame draw:style-name="fr1" draw:name="Image9" text:anchor-type="as-char" svg:width="6.9236in" svg:height="6.9236in" draw:z-index="0">
<draw:image xlink:href="../Images/AРМІЯINFORM/2023-06-19T12-00-00-04-00/347009256_647648877402698_2511885720080642111_n-150x150.jpg" xlink:type="simple" xlink:show="embed" xlink:actuate="onLoad" draw:mime-type="image/jpeg"/>
</draw:frame>
</text:a>
</text:p>
      <text:p text:style-name="P4">
<text:a xlink:type="simple" xlink:href="https://armyinform.com.ua/wp-content/uploads/2023/06/347115709_647648894069363_3278237382155671439_n.jpg" text:style-name="Internet_20_link" text:visited-style-name="Visited_20_Internet_20_Link">
<draw:frame draw:style-name="fr1" draw:name="Image10" text:anchor-type="as-char" svg:width="6.9236in" svg:height="6.9236in" draw:z-index="0">
<draw:image xlink:href="../Images/AРМІЯINFORM/2023-06-19T12-00-00-04-00/347115709_647648894069363_3278237382155671439_n-150x150.jpg" xlink:type="simple" xlink:show="embed" xlink:actuate="onLoad" draw:mime-type="image/jpeg"/>
</draw:frame>
</text:a>
</text:p>
      <text:p text:style-name="P4">
<text:a xlink:type="simple" xlink:href="https://armyinform.com.ua/wp-content/uploads/2023/06/347127500_647649394069313_525520345696156874_n.jpg" text:style-name="Internet_20_link" text:visited-style-name="Visited_20_Internet_20_Link">
<draw:frame draw:style-name="fr1" draw:name="Image11" text:anchor-type="as-char" svg:width="6.9236in" svg:height="6.9236in" draw:z-index="0">
<draw:image xlink:href="../Images/AРМІЯINFORM/2023-06-19T12-00-00-04-00/347127500_647649394069313_525520345696156874_n-150x150.jpg" xlink:type="simple" xlink:show="embed" xlink:actuate="onLoad" draw:mime-type="image/jpeg"/>
</draw:frame>
</text:a>
</text:p>
      <text:p text:style-name="P4">
<text:a xlink:type="simple" xlink:href="https://armyinform.com.ua/wp-content/uploads/2023/06/348327743_647649434069309_3783072686471173499_n.jpg" text:style-name="Internet_20_link" text:visited-style-name="Visited_20_Internet_20_Link">
<draw:frame draw:style-name="fr1" draw:name="Image12" text:anchor-type="as-char" svg:width="6.9236in" svg:height="6.9236in" draw:z-index="0">
<draw:image xlink:href="../Images/AРМІЯINFORM/2023-06-19T12-00-00-04-00/348327743_647649434069309_3783072686471173499_n-150x150.jpg" xlink:type="simple" xlink:show="embed" xlink:actuate="onLoad" draw:mime-type="image/jpeg"/>
</draw:frame>
</text:a>
</text:p>
      <text:p text:style-name="P4">
<text:a xlink:type="simple" xlink:href="https://armyinform.com.ua/wp-content/uploads/2023/06/346878102_647648604069392_1108607779644982475_n.jpg" text:style-name="Internet_20_link" text:visited-style-name="Visited_20_Internet_20_Link">
<draw:frame draw:style-name="fr1" draw:name="Image13" text:anchor-type="as-char" svg:width="6.9236in" svg:height="6.9236in" draw:z-index="0">
<draw:image xlink:href="../Images/AРМІЯINFORM/2023-06-19T12-00-00-04-00/346878102_647648604069392_1108607779644982475_n-150x150.jpg" xlink:type="simple" xlink:show="embed" xlink:actuate="onLoad" draw:mime-type="image/jpeg"/>
</draw:frame>
</text:a>
战士说：“我们的任务是尽可能地“填充”。 在这项任务中，我们做得很好。”</text:p>
      <text:p text:style-name="P4">
<text:span text:style-name="T4">
资料来源：</text:span>
 _ <text:a xlink:type="simple" xlink:href="https://www.facebook.com/navy.mil.gov.ua/posts/pfbid0K5G3W7efvPmW1MhAgL5ZXKU4d5SratkkALXbaahBmUKzVgPKBaPrZTqouLZaaiTml" text:style-name="Internet_20_link" text:visited-style-name="Visited_20_Internet_20_Link">
乌克兰武装部队的海军</text:a>
._</text:p>
      <text:p text:style-name="P4">
News Source: <text:a xlink:type="simple" xlink:href="https://armyinform.com.ua/2023/06/19/artylerysty-37-okremoyi-brygady-morskoyi-pihoty-zavzhdy-gotovi-pidtrymaty-vognem-pihotyncziv-pid-chas-shturmovyh-dij/" text:style-name="Internet_20_link" text:visited-style-name="Visited_20_Internet_20_Link">
https://armyinform.com.ua/2023/06/19/artylerysty-37-okremoyi-brygady-morskoyi-pihoty-zavzhdy-gotovi-pidtrymaty-vognem-pihotyncziv-pid-chas-shturmovyh-dij/</text:a>
</text:p>
      <!--NEWS-->
      <text:h text:style-name="P10" text:outline-level="1">
<text:span text:style-name="T4">
哈尔基夫居民因砂浆炮击而受伤</text:span>
</text:h>
      <text:p text:style-name="P4">
作者: ['АРМІЯINFORM']</text:p>
      <text:p text:style-name="P4">
时间: 2023-06-19T14:00:00-04:00</text:p>
      <text:p text:style-name="P4">
描述: 对于专有的Kerivnitva Dergachyvo，Kommersant检察官的检察官办公室...与乌克兰2022年的战争，与乌克兰的最新新闻，今天与乌克兰2022年的新闻战争，今天与乌克兰之间的战争，乌克兰和乌克兰之间的战争会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6/349928503_656196826543154_8786483647969386339_n.jpg" text:style-name="Internet_20_link" text:visited-style-name="Visited_20_Internet_20_Link">
349928503_656196826543154_8786483647969386339_n.jpg</text:a>
', '<text:a xlink:type="simple" xlink:href="https://armyinform.com.ua/wp-content/uploads/2023/06/347149233_656196229876547_3204085940457998704_n-150x150.jpg" text:style-name="Internet_20_link" text:visited-style-name="Visited_20_Internet_20_Link">
347149233_656196229876547_3204085940457998704_n-150x150.jpg</text:a>
', '<text:a xlink:type="simple" xlink:href="https://armyinform.com.ua/wp-content/uploads/2023/06/347440184_656196189876551_7126766757715667808_n-150x150.jpg" text:style-name="Internet_20_link" text:visited-style-name="Visited_20_Internet_20_Link">
347440184_656196189876551_7126766757715667808_n-150x150.jpg</text:a>
', '<text:a xlink:type="simple" xlink:href="https://armyinform.com.ua/wp-content/uploads/2023/06/348321151_656196203209883_5690742012374313022_n-150x150.jpg" text:style-name="Internet_20_link" text:visited-style-name="Visited_20_Internet_20_Link">
348321151_656196203209883_5690742012374313022_n-150x150.jpg</text:a>
', '<text:a xlink:type="simple" xlink:href="https://armyinform.com.ua/wp-content/uploads/2023/06/349935922_656196803209823_4562372834322544374_n-150x150.jpg" text:style-name="Internet_20_link" text:visited-style-name="Visited_20_Internet_20_Link">
349935922_656196803209823_4562372834322544374_n-150x150.jpg</text:a>
', '<text:a xlink:type="simple" xlink:href="https://armyinform.com.ua/wp-content/uploads/2023/06/350328496_656196793209824_7890364370852605486_n-150x150.jpg" text:style-name="Internet_20_link" text:visited-style-name="Visited_20_Internet_20_Link">
350328496_656196793209824_7890364370852605486_n-150x150.jpg</text:a>
']</text:p>
      <text:p text:style-name="P4">
标签: ['STOPRUSSIA', 'ВОЄННІ ЗЛОЧИНИ ЗС РФ', 'ВТОРГНЕННЯ РФ', 'ОФІС ГЕНЕРАЛЬНОГО ПРОКУРОРА']</text:p>
      <text:p text:style-name="P4">
类别: News</text:p>
      <!--METADATA-->
      <text:p text:style-name="P4">
<draw:frame draw:style-name="fr1" draw:name="Image14" text:anchor-type="as-char" svg:width="6.9236in" svg:height="6.813976in" draw:z-index="0">
<draw:image xlink:href="../Images/AРМІЯINFORM/2023-06-19T14-00-00-04-00/349928503_656196826543154_8786483647969386339_n.jpg" xlink:type="simple" xlink:show="embed" xlink:actuate="onLoad" draw:mime-type="image/jpeg"/>
</draw:frame>
在Dergachiv和Kupyansk地区检察官的程序领导下，对违反法律和战争习俗的事实进行了预审调查。(艺术的第1部分。 乌克兰《刑法》的438)，<text:a xlink:type="simple" xlink:href="https://www.facebook.com/pgo.gov.ua/posts/pfbid0xGVE3Qvt1JohZwf83PJ7MCuwgU7FJA4kDyTAFJjaeapmc9treSExV85FBqvtr2yhl" text:style-name="Internet_20_link" text:visited-style-name="Visited_20_Internet_20_Link">
告知</text:a>
检察长办公室。</text:p>
      <text:p text:style-name="P4">
“根据调查，6月18日下午3:00左右，入侵者开除了Liptsi村，以获取先前的信息，并使用迫击炮。 当地居民受伤。住宅建筑物和汽车受伤。</text:p>
      <text:p text:style-name="P4">
<text:a xlink:type="simple" xlink:href="https://armyinform.com.ua/wp-content/uploads/2023/06/347149233_656196229876547_3204085940457998704_n.jpg" text:style-name="Internet_20_link" text:visited-style-name="Visited_20_Internet_20_Link">
!(Images/AРМІЯINFORM/2023-06-19T14-00-00-04-00/347149233_656196229876547_3204085940457998704_n-150x150.jpg)</text:a>
</text:p>
      <text:p text:style-name="P4">
<text:a xlink:type="simple" xlink:href="https://armyinform.com.ua/wp-content/uploads/2023/06/347440184_656196189876551_7126766757715667808_n.jpg" text:style-name="Internet_20_link" text:visited-style-name="Visited_20_Internet_20_Link">
<draw:frame draw:style-name="fr1" draw:name="Image15" text:anchor-type="as-char" svg:width="6.9236in" svg:height="6.9236in" draw:z-index="0">
<draw:image xlink:href="../Images/AРМІЯINFORM/2023-06-19T14-00-00-04-00/347440184_656196189876551_7126766757715667808_n-150x150.jpg" xlink:type="simple" xlink:show="embed" xlink:actuate="onLoad" draw:mime-type="image/jpeg"/>
</draw:frame>
</text:a>
</text:p>
      <text:p text:style-name="P4">
<text:a xlink:type="simple" xlink:href="https://armyinform.com.ua/wp-content/uploads/2023/06/348321151_656196203209883_5690742012374313022_n.jpg" text:style-name="Internet_20_link" text:visited-style-name="Visited_20_Internet_20_Link">
<draw:frame draw:style-name="fr1" draw:name="Image16" text:anchor-type="as-char" svg:width="6.9236in" svg:height="6.9236in" draw:z-index="0">
<draw:image xlink:href="../Images/AРМІЯINFORM/2023-06-19T14-00-00-04-00/348321151_656196203209883_5690742012374313022_n-150x150.jpg" xlink:type="simple" xlink:show="embed" xlink:actuate="onLoad" draw:mime-type="image/jpeg"/>
</draw:frame>
</text:a>
</text:p>
      <text:p text:style-name="P4">
<text:a xlink:type="simple" xlink:href="https://armyinform.com.ua/wp-content/uploads/2023/06/349935922_656196803209823_4562372834322544374_n.jpg" text:style-name="Internet_20_link" text:visited-style-name="Visited_20_Internet_20_Link">
<draw:frame draw:style-name="fr1" draw:name="Image17" text:anchor-type="as-char" svg:width="6.9236in" svg:height="6.9236in" draw:z-index="0">
<draw:image xlink:href="../Images/AРМІЯINFORM/2023-06-19T14-00-00-04-00/349935922_656196803209823_4562372834322544374_n-150x150.jpg" xlink:type="simple" xlink:show="embed" xlink:actuate="onLoad" draw:mime-type="image/jpeg"/>
</draw:frame>
</text:a>
</text:p>
      <text:p text:style-name="P4">
<text:a xlink:type="simple" xlink:href="https://armyinform.com.ua/wp-content/uploads/2023/06/350328496_656196793209824_7890364370852605486_n.jpg" text:style-name="Internet_20_link" text:visited-style-name="Visited_20_Internet_20_Link">
<draw:frame draw:style-name="fr1" draw:name="Image18" text:anchor-type="as-char" svg:width="6.9236in" svg:height="6.9236in" draw:z-index="0">
<draw:image xlink:href="../Images/AРМІЯINFORM/2023-06-19T14-00-00-04-00/350328496_656196793209824_7890364370852605486_n-150x150.jpg" xlink:type="simple" xlink:show="embed" xlink:actuate="onLoad" draw:mime-type="image/jpeg"/>
</draw:frame>
</text:a>
此外，在白天，俄罗斯军方开除了库平。对私人家庭的破坏，记录了当地人的塔夫托米尔人的农场建筑物。 检察官记录了俄罗斯联邦装甲侵略的影响。</text:p>
      <text:p text:style-name="P4">
News Source: <text:a xlink:type="simple" xlink:href="https://armyinform.com.ua/2023/06/19/meshkanecz-harkivshhyny-otrymav-poranennya-vnaslidok-minometnogo-obstrilu-rashystiv/" text:style-name="Internet_20_link" text:visited-style-name="Visited_20_Internet_20_Link">
https://armyinform.com.ua/2023/06/19/meshkanecz-harkivshhyny-otrymav-poranennya-vnaslidok-minometnogo-obstrilu-rashystiv/</text:a>
</text:p>
      <!--NEWS-->
      <text:h text:style-name="P10" text:outline-level="1">
<text:span text:style-name="T4">
敌人将努力集中在四个方向上，一天 -  24次战斗碰撞</text:span>
</text:h>
      <text:p text:style-name="P4">
作者: ['АРМІЯINFORM']</text:p>
      <text:p text:style-name="P4">
时间: 2023-06-19T16:00:00-04:00</text:p>
      <text:p text:style-name="P4">
描述: 关于CED Doimlay GS ZS乌克兰人。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6/354470773_606346508345098_4236756637192535242_n.jpg" text:style-name="Internet_20_link" text:visited-style-name="Visited_20_Internet_20_Link">
354470773_606346508345098_4236756637192535242_n.jpg</text:a>
']</text:p>
      <text:p text:style-name="P4">
标签: ['STOPRUSSIA', 'БАХМУТ', 'ВТОРГНЕННЯ РФ', 'ГШ ЗС УКРАЇНИ', 'МАР’ЇНКА']</text:p>
      <text:p text:style-name="P4">
类别: News</text:p>
      <!--METADATA-->
      <text:p text:style-name="P4">
<draw:frame draw:style-name="fr1" draw:name="Image19" text:anchor-type="as-char" svg:width="6.9236in" svg:height="4.615733in" draw:z-index="0">
<draw:image xlink:href="../Images/AРМІЯINFORM/2023-06-19T16-00-00-04-00/354470773_606346508345098_4236756637192535242_n.jpg" xlink:type="simple" xlink:show="embed" xlink:actuate="onLoad" draw:mime-type="image/jpeg"/>
</draw:frame>
<text:span text:style-name="T4">
🔥俄罗斯入侵的局势</text:span>
 <text:a xlink:type="simple" xlink:href="https://www.facebook.com/GeneralStaff.ua/posts/pfbid02S2FA1yMz1eq1Znt5f8FM2GGqECLSLoh11AyaPzygK5RTVt7HqgsZ1ZKw1ccfviWcl" text:style-name="Internet_20_link" text:visited-style-name="Visited_20_Internet_20_Link">
报告</text:a>
乌克兰武装部队将军。</text:p>
      <text:p text:style-name="P4">
声明说：“敌人继续集中在利曼斯基，巴赫穆特，阿夫迪夫和马林斯基的指示中 - 白天发生了24次战斗报告。”</text:p>
      <text:p text:style-name="P4">
值得注意的是，在库皮斯克方向上，敌人通过诺瓦塞尔洛夫斯克·卢汉斯克地区的Unapryamka进行了进攻行动，但没有成功。 敌人朝着有争议的方向执行了进攻行动，没有成功。 在巴赫穆特(Bakhmut)的方向上，敌人朝着奥里克霍沃 - 瓦西维卡(Orikhovo-Vasylivka)的方向执行了不成功的行动。 在沙赫塔尔(Shakhtar)的方向上，他在诺维克卡(Novomykhailivka)和顿涅茨克地区(Donetsk Region)的煤炭方向进行了进攻行动，但没有成功。</text:p>
      <text:p text:style-name="P4">
在马林因斯基的方向上，我们的后卫击退了马林卡城市中敌人的所有袭击。</text:p>
      <text:p text:style-name="P4">
在Zaporizhzhya和Kherson的指示中，敌人继续进行防御。</text:p>
      <text:p text:style-name="P4">
News Source: <text:a xlink:type="simple" xlink:href="https://armyinform.com.ua/2023/06/19/protyvnyk-zoseredzhuye-zusyllya-na-chotyroh-napryamkah-za-dobu-24-bojovyh-zitknennya/" text:style-name="Internet_20_link" text:visited-style-name="Visited_20_Internet_20_Link">
https://armyinform.com.ua/2023/06/19/protyvnyk-zoseredzhuye-zusyllya-na-chotyroh-napryamkah-za-dobu-24-bojovyh-zitknennya/</text:a>
</text:p>
      <!--NEWS-->
      <text:h text:style-name="P10" text:outline-level="1">
<text:span text:style-name="T4">
轻率的人已经造成了59架飞机，其中受害者是孩子</text:span>
</text:h>
      <text:p text:style-name="P4">
作者: ['АРМІЯINFORM']</text:p>
      <text:p text:style-name="P4">
时间: 2023-06-19T18:00:00-04:00</text:p>
      <text:p text:style-name="P4">
描述: 关于CED Doimlay GS ZS乌克兰人。 “办公室的对手已经消失了……与乌克兰2022年的战争，与乌克兰的战争是今天的最新消息，与乌克兰的新闻战2022今天的最后一场战争，乌克兰和俄罗斯之间的最后一场战争将发生战争，他们在不久的将来与乌克兰与乌克兰的战争将与乌克兰进行战争，他们说，今天与乌克兰的战争，今天的乌克兰新闻，乌克兰新闻，乌克兰媒体在俄罗斯的乌克兰新闻</text:p>
      <text:p text:style-name="P4">
图片: ['<text:a xlink:type="simple" xlink:href="https://armyinform.com.ua/wp-content/uploads/2023/06/harkiv-obstrid-2022.jpg" text:style-name="Internet_20_link" text:visited-style-name="Visited_20_Internet_20_Link">
harkiv-obstrid-2022.jpg</text:a>
']</text:p>
      <text:p text:style-name="P4">
标签: ['STOPRUSSIA', 'ВТОРГНЕННЯ РФ', 'ГШ ЗС УКРАЇНИ']</text:p>
      <text:p text:style-name="P4">
类别: News</text:p>
      <!--METADATA-->
      <text:p text:style-name="P4">
<draw:frame draw:style-name="fr1" draw:name="Image20" text:anchor-type="as-char" svg:width="6.9236in" svg:height="5.160921in" draw:z-index="0">
<draw:image xlink:href="../Images/AРМІЯINFORM/2023-06-19T18-00-00-04-00/harkiv-obstrid-2022.jpg" xlink:type="simple" xlink:show="embed" xlink:actuate="onLoad" draw:mime-type="image/jpeg"/>
</draw:frame>
<text:span text:style-name="T4">
🔥俄罗斯入侵的局势</text:span>
 <text:a xlink:type="simple" xlink:href="https://www.facebook.com/GeneralStaff.ua/posts/pfbid02S2FA1yMz1eq1Znt5f8FM2GGqECLSLoh11AyaPzygK5RTVt7HqgsZ1ZKw1ccfviWcl" text:style-name="Internet_20_link" text:visited-style-name="Visited_20_Internet_20_Link">
报告</text:a>
乌克兰武装部队将军。</text:p>
      <text:p text:style-name="P4">
“在过去的一天中，敌人击中了59次航空罢工，并在我们的坦塞里卡部队的位置上对火箭发射器进行了100多次炮击。 在平民中，包括儿童在内的平民丧生和受伤，被损坏的关键基础设施被摧毁和损害，被摧毁并损害了20座房屋和学校。”消息写道。</text:p>
      <text:p text:style-name="P4">
乌克兰内政部还提醒人们，整个乌克兰的导弹和飞机罢工的可能性仍然很高。</text:p>
      <text:p text:style-name="P4">
News Source: <text:a xlink:type="simple" xlink:href="https://armyinform.com.ua/2023/06/19/protyvnyk-zavdav-59-aviaudariv-sered-postrazhdalyh-ye-dity/" text:style-name="Internet_20_link" text:visited-style-name="Visited_20_Internet_20_Link">
https://armyinform.com.ua/2023/06/19/protyvnyk-zavdav-59-aviaudariv-sered-postrazhdalyh-ye-dity/</text:a>
</text:p>
      <!--NEWS-->
      <text:h text:style-name="P10" text:outline-level="1">
<text:span text:style-name="T4">
赫森地区受俄罗斯旅的影响</text:span>
</text:h>
      <text:p text:style-name="P4">
作者: ['АРМІЯINFORM']</text:p>
      <text:p text:style-name="P4">
时间: 2023-06-19T20:00:00-04:00</text:p>
      <text:p text:style-name="P4">
描述: 借出了布鲁·布尔顿（Bulo Bulzhen）的霍尔森地区，沃罗兹马旅的控制点...与乌克兰2022年的战争，与乌克兰的最新新闻战争，今天与乌克兰2022年的新闻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354470773_606346508345098_4236756637192535242_n-1.jpg" text:style-name="Internet_20_link" text:visited-style-name="Visited_20_Internet_20_Link">
354470773_606346508345098_4236756637192535242_n-1.jpg</text:a>
']</text:p>
      <text:p text:style-name="P4">
标签: ['STOPRUSSIA', 'БПЛА "ОРЛАН-10"', 'ВТОРГНЕННЯ РФ', 'ОК «ПІВДЕНЬ»']</text:p>
      <text:p text:style-name="P4">
类别: News</text:p>
      <!--METADATA-->
      <text:p text:style-name="P4">
<draw:frame draw:style-name="fr1" draw:name="Image21" text:anchor-type="as-char" svg:width="6.9236in" svg:height="4.615733in" draw:z-index="0">
<draw:image xlink:href="../Images/AРМІЯINFORM/2023-06-19T20-00-00-04-00/354470773_606346508345098_4236756637192535242_n-1.jpg" xlink:type="simple" xlink:show="embed" xlink:actuate="onLoad" draw:mime-type="image/jpeg"/>
</draw:frame>
在赫尔森地区的最后一天，敌对的控制点和20艘转换后的船受到影响。</text:p>
      <text:p text:style-name="P4">
关于它<text:a xlink:type="simple" xlink:href="https://www.facebook.com/OperationalCommandSouth/posts/pfbid0nBZMBAD5VkvRcuDyCrLXKjxDyigNFivji4xCeZFytGhRduBqsAPBdsyt7LSyGNuul" text:style-name="Internet_20_link" text:visited-style-name="Visited_20_Internet_20_Link">
报告</text:a>
好南方。</text:p>
      <text:p text:style-name="P4">
“与空军互动的消防框架中，我们的火箭列车部队造成了敌人的巨大损失。103种种族主义者和更多的放射线交流部署站。 Skadovsky区有一个敌对的团队和20艘改装的船。 瓦克霍夫斯基地区摧毁了2枚弹药。”演讲写道。</text:p>
      <text:p text:style-name="P4">
此外，昨天在赫尔森地区销毁了两个敌人的“柳叶刀”和“奥兰-10”。</text:p>
      <text:p text:style-name="P4">
News Source: <text:a xlink:type="simple" xlink:href="https://armyinform.com.ua/2023/06/19/na-hersonshhyni-urazheno-punkt-upravlinnya-rosijskoyi-brygady/" text:style-name="Internet_20_link" text:visited-style-name="Visited_20_Internet_20_Link">
https://armyinform.com.ua/2023/06/19/na-hersonshhyni-urazheno-punkt-upravlinnya-rosijskoyi-brygady/</text:a>
</text:p>
      <!--NEWS-->
      <text:h text:style-name="P10" text:outline-level="1">
<text:span text:style-name="T4">
自大规模侵略以来</text:span>
</text:h>
      <text:p text:style-name="P4">
作者: ['АРМІЯINFORM']</text:p>
      <text:p text:style-name="P4">
时间: 2023-06-19T22:00:00-04:00</text:p>
      <text:p text:style-name="P4">
描述: Zagalni Boyov，将敌人于02/24/22到06/19/23 Orintovo成为：...与乌克兰2022的战争，与乌克兰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98634c55-a2dd-4ff7-b93d-b9ec82f89740-scaled.jpg" text:style-name="Internet_20_link" text:visited-style-name="Visited_20_Internet_20_Link">
98634c55-a2dd-4ff7-b93d-b9ec82f89740-scaled.jpg</text:a>
']</text:p>
      <text:p text:style-name="P4">
标签: ['АГРЕСІЯ РФ', 'ВТОРГНЕННЯ РФ', 'ВТРАТИ ВОРОГА', 'ГШ ЗСУ']</text:p>
      <text:p text:style-name="P4">
类别: News</text:p>
      <!--METADATA-->
      <text:p text:style-name="P4">
<draw:frame draw:style-name="fr1" draw:name="Image22" text:anchor-type="as-char" svg:width="6.9236in" svg:height="6.969757in" draw:z-index="0">
<draw:image xlink:href="../Images/AРМІЯINFORM/2023-06-19T22-00-00-04-00/98634c55-a2dd-4ff7-b93d-b9ec82f89740-scaled.jpg" xlink:type="simple" xlink:show="embed" xlink:actuate="onLoad" draw:mime-type="image/jpeg"/>
</draw:frame>
从24.02.22到19.06.23的敌人的总损失将是指向的：</text:p>
      <text:p text:style-name="P4">
<text:span text:style-name="T4">
<text:span text:style-name="T5">
人员 -  </text:span>
* 220450(+630)淘汰的人</text:span>
<text:span text:style-name="T5">
坦克 -  </text:span>
<text:span text:style-name="T5">
 3989(+5)</text:span>
<text:span text:style-name="T4">
战斗装甲车 -  </text:span>
 7735(+6)<text:span text:style-name="T4">
<text:span text:style-name="T5">
炮兵系统 -  </text:span>
<text:span text:style-name="T5">
 3865(+18)</text:span>
 </text:span>
 rszv- <text:span text:style-name="T4">
 610(0)</text:span>
<text:span text:style-name="T5">
防防防防防空防 -  </text:span>
<text:span text:style-name="T5">
 370(+6)</text:span>
<text:span text:style-name="T4">
飞机 -  </text:span>
 314(0)<text:span text:style-name="T4">
<text:span text:style-name="T5">
直升机 -  </text:span>
* 305(+1)</text:span>
<text:span text:style-name="T5">
无人机手术战术水平 -  </text:span>
<text:span text:style-name="T5">
 3383(+12)</text:span>
<text:span text:style-name="T4">
有翼的导弹 -  </text:span>
 1211(0)<text:span text:style-name="T4">
<text:span text:style-name="T5">
船 /船 -  </text:span>
* 18(0)</text:span>
<text:span text:style-name="T5">
汽车设备和坦克 -  </text:span>
<text:span text:style-name="T5">
 6613(+42)</text:span>
<text:span text:style-name="T4">
特殊设备 -  </text:span>
 526(+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9.06.23。</text:p>
      <text:p text:style-name="P4">
News Source: <text:a xlink:type="simple" xlink:href="https://armyinform.com.ua/2023/06/19/ponad-220-tysyach-vijskovyh-vtratyla-armiya-rf-v-ukrayini-z-pochatku-shyrokomasshtabnoyi-agresiyi/" text:style-name="Internet_20_link" text:visited-style-name="Visited_20_Internet_20_Link">
https://armyinform.com.ua/2023/06/19/ponad-220-tysyach-vijskovyh-vtratyla-armiya-rf-v-ukrayini-z-pochatku-shyrokomasshtabnoyi-agresiyi/</text:a>
</text:p>
      <!--NEWS-->
      <text:h text:style-name="P10" text:outline-level="1">
<text:span text:style-name="T4">
空中国防军在晚上摧毁了所有八个敌方空气目标</text:span>
</text:h>
      <text:p text:style-name="P4">
作者: ['АРМІЯINFORM']</text:p>
      <text:p text:style-name="P4">
时间: 2023-06-19T24:00:00-04:00</text:p>
      <text:p text:style-name="P4">
描述: vnochi 19在pyvnoye上蠕虫的敌人癫痫发作是Chotirma Scident Lights之一...与乌克兰2022年的战争，与乌克兰的最新新闻，今天与乌克兰2022年的新闻战争，今天与乌克兰的新闻战争，乌克兰和俄罗斯和俄罗斯之间以及俄罗斯以及俄罗斯以及何时又有战争与乌克兰与乌克兰的战争将是不可行</text:p>
      <text:p text:style-name="P4">
图片: ['<text:a xlink:type="simple" xlink:href="https://armyinform.com.ua/wp-content/uploads/2022/10/ppo.jpg" text:style-name="Internet_20_link" text:visited-style-name="Visited_20_Internet_20_Link">
ppo.jpg</text:a>
']</text:p>
      <text:p text:style-name="P4">
标签: ['SHAHED-136/131', 'АГРЕСІЯ РФ', 'ВТОРГНЕННЯ РФ', 'КОМАНДУВАННЯ ПОВІТРЯНИХ СИЛ ЗСУ', 'РАКЕТИ «КАЛІБР»']</text:p>
      <text:p text:style-name="P4">
类别: News</text:p>
      <!--METADATA-->
      <text:p text:style-name="P4">
<draw:frame draw:style-name="fr1" draw:name="Image23" text:anchor-type="as-char" svg:width="6.9236in" svg:height="3.899934in" draw:z-index="0">
<draw:image xlink:href="../Images/AРМІЯINFORM/2023-06-19T24-00-00-04-00/ppo.jpg" xlink:type="simple" xlink:show="embed" xlink:actuate="onLoad" draw:mime-type="image/jpeg"/>
</draw:frame>
在6月19日晚上，敌人袭击了口径有翼火箭的南部和东部目的地，以及伊朗生产的四个冲击无人机SHAHD-136/131。</text:p>
      <text:p text:style-name="P4">
关于它<text:a xlink:type="simple" xlink:href="https://t.me/kpszsu/2631" text:style-name="Internet_20_link" text:visited-style-name="Visited_20_Internet_20_Link">
报告</text:a>
武装部队司令部。</text:p>
      <text:p text:style-name="P4">
有翼的火箭是由黑海的一艘海洋海洋海洋海岸的潜艇制成的 - 来自亚佐夫海的东海岸。</text:p>
      <text:p text:style-name="P4">
在南空气司令部和东航空司令部的责任领域，空中防卫摧毁了所有八个空中进球。</text:p>
      <text:p text:style-name="P4">
News Source: <text:a xlink:type="simple" xlink:href="https://armyinform.com.ua/2023/06/19/syly-ppo-vnochi-znyshhyly-vsi-visim-vorozhyh-povitryanyh-czilej/" text:style-name="Internet_20_link" text:visited-style-name="Visited_20_Internet_20_Link">
https://armyinform.com.ua/2023/06/19/syly-ppo-vnochi-znyshhyly-vsi-visim-vorozhyh-povitryanyh-czilej/</text:a>
</text:p>
      <!--NEWS-->
      <text:h text:style-name="P10" text:outline-level="1">
<text:span text:style-name="T4">
在Berdyansk和Melitopol的指示中，有8个定居点-Anna Malyar在两周内获释</text:span>
</text:h>
      <text:p text:style-name="P4">
作者: ['АРМІЯINFORM']</text:p>
      <text:p text:style-name="P4">
时间: 2023-06-19T26:00:00-04:00</text:p>
      <text:p text:style-name="P4">
描述: 霍德（Hod）蒂兹尼夫（Tizhniv）在梅利托波斯基（Melitopolsky）生活的贝迪恩斯科（Berdyanskoye）的高级领导...与乌克兰2022年的战争，与乌克兰与乌克兰的最新新闻战争，今天与乌克兰2022年的新闻战争，乌克兰和俄罗斯之间的战争以及乌克兰之间的战争，当他们说，在2022年，无论是否有一年，是否会在不久的将来与乌克兰进行战争</text:p>
      <text:p text:style-name="P4">
图片: ['<text:a xlink:type="simple" xlink:href="https://armyinform.com.ua/wp-content/uploads/2023/06/193980.jpg" text:style-name="Internet_20_link" text:visited-style-name="Visited_20_Internet_20_Link">
193980.jpg</text:a>
']</text:p>
      <text:p text:style-name="P4">
标签: ['STOPRUSSIA', 'АГРЕСІЯ РФ', 'ВТОРГНЕННЯ РФ', 'ГАННА МАЛЯР', 'ХРОНІКА ОБОРОНИ']</text:p>
      <text:p text:style-name="P4">
类别: News</text:p>
      <!--METADATA-->
      <text:p text:style-name="P4">
<draw:frame draw:style-name="fr1" draw:name="Image24" text:anchor-type="as-char" svg:width="6.9236in" svg:height="3.952222in" draw:z-index="0">
<draw:image xlink:href="../Images/AРМІЯINFORM/2023-06-19T26-00-00-04-00/193980.jpg" xlink:type="simple" xlink:show="embed" xlink:actuate="onLoad" draw:mime-type="image/jpeg"/>
</draw:frame>
在贝迪安斯克和梅利托波的两周进攻行动的过程中，塔夫里亚的单位被释放<text:span text:style-name="T4">
 8 </text:span>
定居点：** Novodarivka，Levadne，Storozhev，Storozhev，Makarivka，Makarivka，Blessed，Pubkov，Pubkov，pubkny，Nescny，Nescny，五。</text:p>
      <text:p text:style-name="P4">
这是由乌克兰国防部副部长安娜·玛丽亚尔(Anna Malyar)在[电报]中报道的。(https://t.me/annamaliar/858).</text:p>
      <text:p text:style-name="P4">
«На півдні протягом минулого тижня відбувався наступ на декількох напрямках.Підрозділи ракетних військ і артилерії Сил оборони Таврійського напрямкупротягом тижня виконали <text:span text:style-name="T4">
10 125</text:span>
 вогневих завдань», — зазначила вона.</text:p>
      <text:p text:style-name="P4">
Ц цілому, за словами Ганни Маляр, підрозділи на Таврійському напрямкупросунулися в глибину противника <text:span text:style-name="T4">
до 7 км</text:span>
.</text:p>
      <text:p text:style-name="P4">
Звільнена на півдні площа складає <text:span text:style-name="T4">
113</text:span>
 квадратних кілометрів. Активнаробота Сил оборони Таврійського напрямку триває.</text:p>
      <text:p text:style-name="P4">
«За минулий тиждень ворог ніс суттєві втрати. Зокрема, втрати противника навсіх напрямках склали понад <text:span text:style-name="T4">
4600</text:span>
 вбитих та поранених, крім того, нашіоборонці взяли в полон понад <text:span text:style-name="T4">
80</text:span>
 бійців агресора», — заявила вона.</text:p>
      <text:p text:style-name="P4">
Також, як наголосила заступник Міністра оборони України, нашими Силами оборонибуло знищено понад <text:span text:style-name="T4">
400</text:span>
 одиниць ворожої техніки та озброєння, серед яких —вертольоти, танки, гаубиці, протитанковий ракетний комплекс тощо.</text:p>
      <text:p text:style-name="P4">
News Source: <text:a xlink:type="simple" xlink:href="https://armyinform.com.ua/2023/06/19/na-berdyanskomu-ta-melitopolskomu-napryamkah-za-dva-tyzhni-zvilneno-8-naselenyh-punktiv-ganna-malyar/" text:style-name="Internet_20_link" text:visited-style-name="Visited_20_Internet_20_Link">
https://armyinform.com.ua/2023/06/19/na-berdyanskomu-ta-melitopolskomu-napryamkah-za-dva-tyzhni-zvilneno-8-naselenyh-punktiv-ganna-malyar/</text:a>
</text:p>
      <!--NEWS-->
      <text:h text:style-name="P10" text:outline-level="1">
<text:span text:style-name="T4">
旅航空航天找到了敌人的目标，后来摧毁了炮兵</text:span>
</text:h>
      <text:p text:style-name="P4">
作者: ['АРМІЯINFORM']</text:p>
      <text:p text:style-name="P4">
时间: 2023-06-19T2: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p>
      <text:p text:style-name="P4">
标签: ['STOPRUSSIA', 'АГРЕСІЯ РФ', 'ВІЙНА', 'ВТОРГНЕННЯ РФ', 'ГШ ЗСУ']</text:p>
      <text:p text:style-name="P4">
类别: News</text:p>
      <!--METADATA-->
      <text:p text:style-name="P4">
资料来源：<text:a xlink:type="simple" xlink:href="https://www.facebook.com/GeneralStaff.ua/videos/932486448058304/" text:style-name="Internet_20_link" text:visited-style-name="Visited_20_Internet_20_Link">
乌克兰总参谋部</text:a>
</text:p>
      <text:p text:style-name="P4">
News Source: <text:a xlink:type="simple" xlink:href="https://armyinform.com.ua/2023/06/19/brygadna-aerorozvidka-vyyavyla-vorozhi-czili-vognevi-artylerijski-grupy-brygady-uspishno-yih-znyshhyly/" text:style-name="Internet_20_link" text:visited-style-name="Visited_20_Internet_20_Link">
https://armyinform.com.ua/2023/06/19/brygadna-aerorozvidka-vyyavyla-vorozhi-czili-vognevi-artylerijski-grupy-brygady-uspishno-yih-znyshhyly/</text:a>
</text:p>
      <!--NEWS-->
      <text:h text:style-name="P10" text:outline-level="1">
<text:span text:style-name="T4">
乌克兰和世界 - 反对俄罗斯侵略 - 外部情报服务</text:span>
</text:h>
      <text:p text:style-name="P4">
作者: ['АРМІЯINFORM']</text:p>
      <text:p text:style-name="P4">
时间: 2023-06-19T4:00:00-04:00</text:p>
      <text:p text:style-name="P4">
描述: 以Bis-Bistret-Michniven的北约纳托·苏格里（Nato Sustrise of Composensy），耶伊（Yai）的影响……与乌克兰2022年的战争，与乌克兰的最新新闻，今天与乌克兰的新闻战争，乌克兰2022年的新闻战争，乌克兰和俄罗斯和俄罗斯之间以及何时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antyrosijski-sankcziyi.jpg" text:style-name="Internet_20_link" text:visited-style-name="Visited_20_Internet_20_Link">
antyrosijski-sankcziyi.jpg</text:a>
']</text:p>
      <text:p text:style-name="P4">
标签: ['STOPRUSSIA', 'АГРЕСІЯ РФ', 'ВІЙНА', 'ВТОРГНЕННЯ РФ', 'СЛУЖБА ЗОВНІШНЬОЇ РОЗВІДКИ']</text:p>
      <text:p text:style-name="P4">
类别: News</text:p>
      <!--METADATA-->
      <text:p text:style-name="P4">
<draw:frame draw:style-name="fr1" draw:name="Image25" text:anchor-type="as-char" svg:width="6.9236in" svg:height="3.894525in" draw:z-index="0">
<draw:image xlink:href="../Images/AРМІЯINFORM/2023-06-19T4-00-00-04-00/antyrosijski-sankcziyi.jpg" xlink:type="simple" xlink:show="embed" xlink:actuate="onLoad" draw:mime-type="image/jpeg"/>
</draw:frame>
越来越多的北约成员国支持乌克兰的简化访问(芯片板)，这一决定可以在维尔纽斯联盟峰会上负担得起，<text:a xlink:type="simple" xlink:href="https://www.facebook.com/SZRUkraine/posts/pfbid0BKRXjKtyy6WySJpkGSzpSyiK7vWWwYQc9gME1s5NFr6hqRmqMAkN68cRBFQA7jHYl" text:style-name="Internet_20_link" text:visited-style-name="Visited_20_Internet_20_Link">
报告</text:a>
乌克兰在其官方Facebook页面上的外国情报服务。</text:p>
      <text:p text:style-name="P4">
在接下来的几天里，加拿大援助(即6 750步枪，110万发回合的7.62毫米口径，25万回合5.56毫米口径和7万狙击手，都将交付给乌克兰。</text:p>
      <text:p text:style-name="P4">
2024财政年度的美国国防预算项目提供了3亿美元的倡议，以促进乌克兰的安全(后)，这允许五角大龙为我们国家建立新的武器生产联系人。 其中，建议“不少于8000万美元”用于ATACM弹性范围的战术导弹系统。</text:p>
      <text:p text:style-name="P4">
美国为乌克兰人提供了2.05亿美元的人道主义援助。</text:p>
      <text:p text:style-name="P4">
比利时委员会批准了第十五套军事援助。 在此包裹中，该国将在比利时国防业务进行技术服务后立即购买和通过装甲人员13。</text:p>
      <text:p text:style-name="P4">
V. O. 丹麦国防部长特洛伊尔斯·隆德·波雷森(Troyels Lund Polesen)报告说，戈多夫国家的当局将F-16战斗机转移到乌克兰，但要获得这些飞机准备的美国的批准。</text:p>
      <text:p text:style-name="P4">
乌克兰已同意捷克共和国和斯洛伐克的购买和服务BMP。</text:p>
      <text:p text:style-name="P4">
作为国际军事援助的一部分，乌克兰将获得由英国资金之一的资金资助的葡萄牙Blatekever AR3。</text:p>
      <text:p text:style-name="P4">
波兰议会的下室批准了乌克兰支持乌克兰的一项决议。</text:p>
      <text:p text:style-name="P4">
加拿大国防部长安妮塔·阿南德(Anita Anand)宣布，决定在拉脱维亚部署15个坦克2号豹2，以加强东部的弗朗古纳托。 同时，北约将增加东部边界的防空防御。</text:p>
      <text:p text:style-name="P4">
北大西洋联盟已经开设了一个新的保护水下管道和电缆的中心。</text:p>
      <text:p text:style-name="P4">
News Source: <text:a xlink:type="simple" xlink:href="https://armyinform.com.ua/2023/06/19/ukrayina-i-svit-proty-rosijskoyi-agresiyi-sluzhba-zovnishnoyi-rozvidky/" text:style-name="Internet_20_link" text:visited-style-name="Visited_20_Internet_20_Link">
https://armyinform.com.ua/2023/06/19/ukrayina-i-svit-proty-rosijskoyi-agresiyi-sluzhba-zovnishnoyi-rozvidky/</text:a>
</text:p>
      <!--NEWS-->
      <text:h text:style-name="P10" text:outline-level="1">
<text:span text:style-name="T4">
Mikhail Fedorov：我们的任务是为乌克兰无人机开发创造最佳条件</text:span>
</text:h>
      <text:p text:style-name="P4">
作者: ['АРМІЯINFORM']</text:p>
      <text:p text:style-name="P4">
时间: 2023-06-19T51:00:00-04:00</text:p>
      <text:p text:style-name="P4">
描述: 乌克兰的尼尼（Nini）在国防技术领域积极地陷入了诺夫塔西亚（Nonovatsya）。 对于...与乌克兰2022年的战争，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2/10/operatory-bpla-5.jpg" text:style-name="Internet_20_link" text:visited-style-name="Visited_20_Internet_20_Link">
operatory-bpla-5.jpg</text:a>
']</text:p>
      <text:p text:style-name="P4">
标签: ['STOPRUSSIA', 'АГРЕСІЯ РФ', 'БПЛА', 'ВІЙНА', 'ВТОРГНЕННЯ РФ', 'МИХАЙЛО ФЕДОРОВ', 'УРЯДОВИЙ ПОРТАЛ']</text:p>
      <text:p text:style-name="P4">
类别: News</text:p>
      <!--METADATA-->
      <text:p text:style-name="P4">
<draw:frame draw:style-name="fr1" draw:name="Image26" text:anchor-type="as-char" svg:width="6.9236in" svg:height="4.609964in" draw:z-index="0">
<draw:image xlink:href="../Images/AРМІЯINFORM/2023-06-19T51-00-00-04-00/operatory-bpla-5.jpg" xlink:type="simple" xlink:show="embed" xlink:actuate="onLoad" draw:mime-type="image/jpeg"/>
</draw:frame>
目前，国防技术领域的创新正在积极发展。为了加快国防技术的发展，Brave1集群已经在起作用，无人机军的项目也在努力发展。 我们会尽一切努力为技术公司创造最佳条件。 Zinnovations的Viceremier-Minister，是数字化转型Mikhail Fedorov的教育，科学和技术界的发展。</text:p>
      <text:p text:style-name="P4">
无人机军队开始在Fandering Platform United24中，当时来自世界各地的人们支持乌克兰。 逐渐将投影仪纳入大型国家计划。 总共购买了3864台无人机，仅以联合24的费用为代价超过UAH 43亿。</text:p>
      <text:p text:style-name="P4">
“我们取得了重大成果，以增加数百次乌克兰生产的无人机数量。 对于乌克兰制造商而言，他们已经被清洁了，我们已经增加了资金，可以协助物流和组件。总的来说，由于无人机军队的项目，开始改变武装部队在武装部队中施加的原则。 已经创建了11个冲击嘴，以一种新的学说为工作。 议程是创造世界上最好的条件，以使乌克兰的无人机更多。该技术保持军队的生命。 一切都很简单：有一个无人机 - 有有关俄罗斯人运动的信息。 有一个无人机 - 有信息作为炮兵击中目标。 Ceminimer，由无人机在正面执行。” Mikhail Fedorov说。</text:p>
      <text:p text:style-name="P4">
-Viceremier-Minister还谈到了乌克兰人在行动中最受欢迎的服务。 其中包括数字文件，业务注册服务，税收和与战争相关的服务。 到今年年底，国防部计划在网上提供100％最受欢迎的州服务。</text:p>
      <text:p text:style-name="P4">
“我们现在正在努力恢复更改注册地点的位置，这将是自动的。 在为驾驶员的新服务工作中。 特别是，重新注册汽车以进行几下单击。 这将是一项革命服务。我们正在努力在应用程序和社会服务中处理汽车的关税。 也对公务员的行动。 它将是该应用程序中的一个特殊配置文件，它将显示目标，部委及其结果。 我们介绍了人工智能行动，以使我们的服务更远，更方便乌克兰人。 这些服务中的每一个都是关于政府和公共行政文化哲学的变化，”米哈伊洛夫德多罗夫说。资料来源：<text:a xlink:type="simple" xlink:href="https://www.kmu.gov.ua/news/mykhailo-fedorov-nashe-zavdannia-stvoryty-naikrashchi-u-sviti-umovy-dlia-rozvytku-ukrainskykh-bpla" text:style-name="Internet_20_link" text:visited-style-name="Visited_20_Internet_20_Link">
政府门户</text:a>
</text:p>
      <text:p text:style-name="P4">
News Source: <text:a xlink:type="simple" xlink:href="https://armyinform.com.ua/2023/06/19/nashe-zavdannya-stvoryty-najkrashhi-u-sviti-umovy-dlya-rozvytku-ukrayinskyh-bpla-myhajlo-fedorov/" text:style-name="Internet_20_link" text:visited-style-name="Visited_20_Internet_20_Link">
https://armyinform.com.ua/2023/06/19/nashe-zavdannya-stvoryty-najkrashhi-u-sviti-umovy-dlya-rozvytku-ukrayinskyh-bpla-myhajlo-fedorov/</text:a>
</text:p>
      <!--NEWS-->
      <text:h text:style-name="P10" text:outline-level="1">
<text:span text:style-name="T4">
乌克兰战斗机与后果作斗争</text:span>
</text:h>
      <text:p text:style-name="P4">
作者: ['АРМІЯINFORM']</text:p>
      <text:p text:style-name="P4">
时间: 2023-06-19T53:00:00-04:00</text:p>
      <text:p text:style-name="P4">
描述: pidriv kakhovo gidorolektrantsia，成为chergovym的chergovym。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355128041_578315574467525_7581757618324053477_n.jpg" text:style-name="Internet_20_link" text:visited-style-name="Visited_20_Internet_20_Link">
355128041_578315574467525_7581757618324053477_n.jpg</text:a>
', '<text:a xlink:type="simple" xlink:href="https://armyinform.com.ua/wp-content/uploads/2023/06/354576404_578315587800857_4417510441361849892_n.jpg" text:style-name="Internet_20_link" text:visited-style-name="Visited_20_Internet_20_Link">
354576404_578315587800857_4417510441361849892_n.jpg</text:a>
']</text:p>
      <text:p text:style-name="P4">
标签: ['STOPRUSSIA', 'АГРЕСІЯ РФ', 'ВІЙНА', 'ВТОРГНЕННЯ РФ', 'КОМАНДУВАННЯ СИЛ ТЕРОБОРОНИ ЗСУ']</text:p>
      <text:p text:style-name="P4">
类别: News</text:p>
      <!--METADATA-->
      <text:p text:style-name="P4">
<draw:frame draw:style-name="fr1" draw:name="Image27" text:anchor-type="as-char" svg:width="6.9236in" svg:height="4.612827in" draw:z-index="0">
<draw:image xlink:href="../Images/AРМІЯINFORM/2023-06-19T53-00-00-04-00/355128041_578315574467525_7581757618324053477_n.jpg" xlink:type="simple" xlink:show="embed" xlink:actuate="onLoad" draw:mime-type="image/jpeg"/>
</draw:frame>
Kakhovka水力发电厂的破坏已成为Pocian的另一项军事犯罪。</text:p>
      <text:p text:style-name="P4">
霍尔森领土国防军的战斗人员尽管遇到了舞蹈安全的困难，但仍在积极参与疏散其基本需求危险区域的人。</text:p>
      <text:p text:style-name="P4">
由于对行动的高度准备和正确的协调，战士会立即对紧急情况做出回应，以帮助受害者的最有效分配资源。</text:p>
      <text:p text:style-name="P4">
<draw:frame draw:style-name="fr1" draw:name="Image28" text:anchor-type="as-char" svg:width="6.9236in" svg:height="5.1927in" draw:z-index="0">
<draw:image xlink:href="../Images/AРМІЯINFORM/2023-06-19T53-00-00-04-00/354576404_578315587800857_4417510441361849892_n.jpg" xlink:type="simple" xlink:show="embed" xlink:actuate="onLoad" draw:mime-type="image/jpeg"/>
</draw:frame>
在这些艰难时期，自我的牺牲，勇气和愿意为自己的土地上的每一米而战。 我们的人民能够应对自由和独立的任何挑战和障碍!</text:p>
      <text:p text:style-name="P4">
<text:span text:style-name="T4">
资料来源：</text:span>
 _ <text:a xlink:type="simple" xlink:href="https://www.facebook.com/TROPIVDEN" text:style-name="Internet_20_link" text:visited-style-name="Visited_20_Internet_20_Link">
ZSUKRAIN领土防御部队的区域局局。</text:a>
_</text:p>
      <text:p text:style-name="P4">
News Source: <text:a xlink:type="simple" xlink:href="https://armyinform.com.ua/2023/06/19/ukrayinski-bijczi-boryatsya-z-naslidkamy-pidryvu-kahovskoyi-gidroelektrostancziyi/" text:style-name="Internet_20_link" text:visited-style-name="Visited_20_Internet_20_Link">
https://armyinform.com.ua/2023/06/19/ukrayinski-bijczi-boryatsya-z-naslidkamy-pidryvu-kahovskoyi-gidroelektrostancziyi/</text:a>
</text:p>
      <!--NEWS-->
      <text:h text:style-name="P10" text:outline-level="1">
<text:span text:style-name="T4">
在里文（Rivne），一个枢纽将用于整合内部流离失所者</text:span>
</text:h>
      <text:p text:style-name="P4">
作者: ['АРМІЯINFORM']</text:p>
      <text:p text:style-name="P4">
时间: 2023-06-19T55:00:00-04:00</text:p>
      <text:p text:style-name="P4">
描述: 在RIMIT上，一个简单的人是在同一大人物的重新安置的内部……与乌克兰2022的战争，与乌克兰的战争是今天的最新消息，与乌克兰2022年的新闻战争是最后一场对于乌克兰和俄罗斯以及乌克兰与乌克兰的战争何时，这将是不久的将在俄罗斯</text:p>
      <text:p text:style-name="P4">
图片: ['<text:a xlink:type="simple" xlink:href="https://armyinform.com.ua/wp-content/uploads/2023/06/1318c551-652c-434b-9391-45b53d7fc057.jpg" text:style-name="Internet_20_link" text:visited-style-name="Visited_20_Internet_20_Link">
1318c551-652c-434b-9391-45b53d7fc057.jpg</text:a>
']</text:p>
      <text:p text:style-name="P4">
标签: ['STOPRUSSIA', 'АГРЕСІЯ РФ', 'ВІЙНА', 'ВТОРГНЕННЯ РФ', 'ДОПОМОГА ВПО', 'МІНРЕІНТЕГРАЦІЇ', 'РІВЕНЩИНА']</text:p>
      <text:p text:style-name="P4">
类别: News</text:p>
      <!--METADATA-->
      <text:p text:style-name="P4">
<draw:frame draw:style-name="fr1" draw:name="Image29" text:anchor-type="as-char" svg:width="6.9236in" svg:height="4.275323in" draw:z-index="0">
<draw:image xlink:href="../Images/AРМІЯINFORM/2023-06-19T55-00-00-04-00/1318c551-652c-434b-9391-45b53d7fc057.jpg" xlink:type="simple" xlink:show="embed" xlink:actuate="onLoad" draw:mime-type="image/jpeg"/>
</draw:frame>
里涅(Rivne)为内部移民和受战争影响的其他公民创造了一个融合空间。 这将帮助他们快速，方便，向Rivne Ova报告。</text:p>
      <text:p text:style-name="P4">
注意到，它将是具有多功能服务的枢纽。 Tamvnistiant流离失所的人将能够获得法律和心理顾问，以及社会或人道主义援助。</text:p>
      <text:p text:style-name="P4">
提供就业，业务放松或开设自己的业务的算法也将分别处理。</text:p>
      <text:p text:style-name="P4">
目前正在国际专家资助的场所进行维修。 集线器的开放计划用于秋季。</text:p>
      <text:p text:style-name="P4">
<text:span text:style-name="T4">
来源：</text:span>
 <text:a xlink:type="simple" xlink:href="https://t.me/minre_ua/3587" text:style-name="Internet_20_link" text:visited-style-name="Visited_20_Internet_20_Link">
<text:span text:style-name="T5">
menrointegration</text:span>
</text:a>
.</text:p>
      <text:p text:style-name="P4">
News Source: <text:a xlink:type="simple" xlink:href="https://armyinform.com.ua/2023/06/19/u-rivnomu-zapraczyuye-hab-dlya-integracziyi-vnutrishno-peremishhenyh-osib/" text:style-name="Internet_20_link" text:visited-style-name="Visited_20_Internet_20_Link">
https://armyinform.com.ua/2023/06/19/u-rivnomu-zapraczyuye-hab-dlya-integracziyi-vnutrishno-peremishhenyh-osib/</text:a>
</text:p>
      <!--NEWS-->
      <text:h text:style-name="P10" text:outline-level="1">
<text:span text:style-name="T4">
2点的管理，4个SPR和2个敌人弹药</text:span>
</text:h>
      <text:p text:style-name="P4">
作者: ['АРМІЯINFORM']</text:p>
      <text:p text:style-name="P4">
时间: 2023-06-19T57: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2/09/3-zvedennya-genshtab.jpg" text:style-name="Internet_20_link" text:visited-style-name="Visited_20_Internet_20_Link">
3-zvedennya-genshtab.jpg</text:a>
']</text:p>
      <text:p text:style-name="P4">
标签: ['3 БПЛА', 'SHAHED', 'STOPRUSSIA', 'ВТОРГНЕННЯ РФ', 'ГШ ЗС УКРАЇНИ', 'КА-52', 'ХРОНІКА ОБОРОНИ']</text:p>
      <text:p text:style-name="P4">
类别: News</text:p>
      <!--METADATA-->
      <text:p text:style-name="P4">
<draw:frame draw:style-name="fr1" draw:name="Image30" text:anchor-type="as-char" svg:width="6.9236in" svg:height="4.615733in" draw:z-index="0">
<draw:image xlink:href="../Images/AРМІЯINFORM/2023-06-19T57-00-00-04-00/3-zvedennya-genshtab.jpg" xlink:type="simple" xlink:show="embed" xlink:actuate="onLoad" draw:mime-type="image/jpeg"/>
</draw:frame>
说明性照片<text:span text:style-name="T4">
🔥俄罗斯入侵的情况</text:span>
</text:p>
      <text:p text:style-name="P4">
关于它<text:a xlink:type="simple" xlink:href="https://www.facebook.com/GeneralStaff.ua/posts/pfbid02S2FA1yMz1eq1Znt5f8FM2GGqECLSLoh11AyaPzygK5RTVt7HqgsZ1ZKw1ccfviWcl" text:style-name="Internet_20_link" text:visited-style-name="Visited_20_Internet_20_Link">
报告</text:a>
乌克兰武装部队将军。</text:p>
      <text:p text:style-name="P4">
“导弹部队和炮兵部队在最后一天的管理中影响了2点，4个防空导弹综合大楼，2个人员集中的人员和敌方军事设备以及2个弹药库。”  - 这是一个证明。</text:p>
      <text:p text:style-name="P4">
此外，在过去的24小时内，国防军的航空在敌人人员的地区袭击了10杆，敌人的防空导弹综合体受到影响。 我们的捍卫者还摧毁了敌方直升机52，3次伊朗冲击无人机类型的“ Shahd”和7个侦察无人机。</text:p>
      <text:p text:style-name="P4">
News Source: <text:a xlink:type="simple" xlink:href="https://armyinform.com.ua/2023/06/19/urazheno-2-punkty-upravlinnya-4-zrk-ta-2-sklady-boyeprypasiv-protyvnyka/" text:style-name="Internet_20_link" text:visited-style-name="Visited_20_Internet_20_Link">
https://armyinform.com.ua/2023/06/19/urazheno-2-punkty-upravlinnya-4-zrk-ta-2-sklady-boyeprypasiv-protyvnyka/</text:a>
</text:p>
      <!--NEWS-->
      <text:h text:style-name="P10" text:outline-level="1">
<text:span text:style-name="T4">
到了晚上，敌人用四翼海上导弹袭击了奥德萨</text:span>
</text:h>
      <text:p text:style-name="P4">
作者: ['АРМІЯINFORM']</text:p>
      <text:p text:style-name="P4">
时间: 2023-06-19T59:00:00-04:00</text:p>
      <text:p text:style-name="P4">
描述: 关于谷物OK“ Piveng”，“ Vnochi，攻击Krilatimi导弹的衣服...与乌克兰2022年的战争，与乌克兰的最新新闻，今天与乌克兰的新闻战争，乌克兰2022年的新闻战争，今天将发生乌克兰和俄罗斯之间的战争当他们在2022年与乌克兰进行战争时，他们说，在不久的将来，乌克兰是否会与乌克兰进行战争</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STOPRUSSIA', 'ВТОРГНЕННЯ РФ', 'РАКЕТИ']</text:p>
      <text:p text:style-name="P4">
类别: News</text:p>
      <!--METADATA-->
      <text:p text:style-name="P4">
<draw:frame draw:style-name="fr1" draw:name="Image31" text:anchor-type="as-char" svg:width="6.9236in" svg:height="4.615733in" draw:z-index="0">
<draw:image xlink:href="../Images/AРМІЯINFORM/2023-06-19T59-00-00-04-00/raketa-kalibr-pusk-chorne-more.jpg" xlink:type="simple" xlink:show="embed" xlink:actuate="onLoad" draw:mime-type="image/jpeg"/>
</draw:frame>
说明性照片</text:p>
      <text:p text:style-name="P4">
关于它<text:a xlink:type="simple" xlink:href="https://www.facebook.com/OperationalCommandSouth/posts/pfbid0nBZMBAD5VkvRcuDyCrLXKjxDyigNFivji4xCeZFytGhRduBqsAPBdsyt7LSyGNuul" text:style-name="Internet_20_link" text:visited-style-name="Visited_20_Internet_20_Link">
报告</text:a>
好的“南”</text:p>
      <text:p text:style-name="P4">
“到了晚上，敌人用从水下火箭架上从黑海水释放的有翼海洋导弹袭击了奥德萨地区。 Silpropical Defence效果很好。 消息说：“所有4枚火箭都被摧毁了。”</text:p>
      <text:p text:style-name="P4">
News Source: <text:a xlink:type="simple" xlink:href="https://armyinform.com.ua/2023/06/19/vnochi-vorog-atakuvav-odeshhynu-chotyrma-krylatymy-raketamy-morskogo-bazuvannya/" text:style-name="Internet_20_link" text:visited-style-name="Visited_20_Internet_20_Link">
https://armyinform.com.ua/2023/06/19/vnochi-vorog-atakuvav-odeshhynu-chotyrma-krylatymy-raketamy-morskogo-bazuvannya/</text:a>
</text:p>
      <!--NEWS-->
      <text:h text:style-name="P10" text:outline-level="1">
<text:span text:style-name="T4">
检察官办公室已记录了111,000多个针对乌克兰的罪行</text:span>
</text:h>
      <text:p text:style-name="P4">
作者: ['АРМІЯINFORM']</text:p>
      <text:p text:style-name="P4">
时间: 2023-06-19T6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64.jpg" text:style-name="Internet_20_link" text:visited-style-name="Visited_20_Internet_20_Link">
1-64.jpg</text:a>
', '<text:a xlink:type="simple" xlink:href="https://armyinform.com.ua/wp-content/uploads/2023/06/2-64.jpg" text:style-name="Internet_20_link" text:visited-style-name="Visited_20_Internet_20_Link">
2-64.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32" text:anchor-type="as-char" svg:width="6.9236in" svg:height="4.448413in" draw:z-index="0">
<draw:image xlink:href="../Images/AРМІЯINFORM/2023-06-19T60-00-00-04-00/1-64.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9日，它已注册：</text:p>
      <ul>
        <li>
94 271军事犯罪， * 17 357针对乌克兰国家安全的犯罪。</li>
      </ul>
      <text:p text:style-name="P4">
此外，根据少年检察官的官方数据，有1516名儿童受俄罗斯联邦的侵略影响，其中：</text:p>
      <ul>
        <li>
490-儿童被杀， * 1026-儿童因严重程度的不同程度受伤。</li>
      </ul>
      <text:p text:style-name="P4">
该部门强调，这些数字不是最终的，因为在暂时占据的有形领土上的积极战斗场所的安装中继续进行工作。</text:p>
      <text:p text:style-name="P4">
<draw:frame draw:style-name="fr1" draw:name="Image33" text:anchor-type="as-char" svg:width="6.9236in" svg:height="4.448413in" draw:z-index="0">
<draw:image xlink:href="../Images/AРМІЯINFORM/2023-06-19T60-00-00-04-00/2-64.jpg" xlink:type="simple" xlink:show="embed" xlink:actuate="onLoad" draw:mime-type="image/jpeg"/>
</draw:frame>
</text:p>
      <text:p text:style-name="P4">
News Source: <text:a xlink:type="simple" xlink:href="https://armyinform.com.ua/2023/06/19/ofis-generalnogo-prokurora-zadokumentuvav-ponad-111-tysyach-zlochyniv-proty-ukrayiny/" text:style-name="Internet_20_link" text:visited-style-name="Visited_20_Internet_20_Link">
https://armyinform.com.ua/2023/06/19/ofis-generalnogo-prokurora-zadokumentuvav-ponad-111-tysyach-zlochyniv-proty-ukrayiny/</text:a>
</text:p>
      <!--NEWS-->
      <text:h text:style-name="P10" text:outline-level="1">
<text:span text:style-name="T4">
我们的部队沿Bakhmut方向的几个部分进入了敌人的深处-Anna Malyar</text:span>
</text:h>
      <text:p text:style-name="P4">
作者: ['АРМІЯINFORM']</text:p>
      <text:p text:style-name="P4">
时间: 2023-06-19T61:00:00-04:00</text:p>
      <text:p text:style-name="P4">
描述: Minoi Tizhnya的Bakhmutsky努力进行的战舰的密集是立刻出现了……与乌克兰2022年的战争，与乌克兰的战争是今天的最新消息，这是与乌克兰2022年的新闻战争，这是最后的新闻战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e6860e4605965dd1-1024x681-1.jpg" text:style-name="Internet_20_link" text:visited-style-name="Visited_20_Internet_20_Link">
e6860e4605965dd1-1024x681-1.jpg</text:a>
']</text:p>
      <text:p text:style-name="P4">
标签: ['БАХМУТСЬКИЙ НАПРЯМОК', 'ГАННА МАЛЯР', 'СИТУАЦІЯ НА ФРОНТІ']</text:p>
      <text:p text:style-name="P4">
类别: News</text:p>
      <!--METADATA-->
      <text:p text:style-name="P4">
<draw:frame draw:style-name="fr1" draw:name="Image34" text:anchor-type="as-char" svg:width="6.9236in" svg:height="4.604464in" draw:z-index="0">
<draw:image xlink:href="../Images/AРМІЯINFORM/2023-06-19T61-00-00-04-00/e6860e4605965dd1-1024x681-1.jpg" xlink:type="simple" xlink:show="embed" xlink:actuate="onLoad" draw:mime-type="image/jpeg"/>
</draw:frame>
上周，巴赫穆特方向的战斗的总体强度下降，同时持续战斗-41次人质。 乌克兰的防守部队在多个地区占据了敌人的深度。</text:p>
      <text:p text:style-name="P4">
关于乌克兰国防部副部长安娜·马里亚尔<text:a xlink:type="simple" xlink:href="https://t.me/annamaliar/858" text:style-name="Internet_20_link" text:visited-style-name="Visited_20_Internet_20_Link">
写道</text:a>
在他的电报中。</text:p>
      <text:p text:style-name="P4">
据她说，上周我们的部队都在进攻和瓦布罗尼。</text:p>
      <text:p text:style-name="P4">
“在东部，敌人竭尽全力阻止我们的巴赫穆特部队晋升。 他超越了其他单位，增加了炮击的数量。”她的帖子写道。</text:p>
      <text:p text:style-name="P4">
敌人上周继续踏上Limano-Kupjian，Avdiiv和Marinsky的指示。</text:p>
      <text:p text:style-name="P4">
安娜·马里亚尔(Anna Malyar)说：“我们没有通过战斗机的专业素养在这些地区损失任何一米的土地。”</text:p>
      <text:p text:style-name="P4">
她补充说，上周在东部，敌人造成了5800多个束缚，并使用了277 022弹药。</text:p>
      <text:p text:style-name="P4">
News Source: <text:a xlink:type="simple" xlink:href="https://armyinform.com.ua/2023/06/19/nashi-vijska-prosunulysya-v-glybynu-protyvnyka-na-kilkoh-dilyankah-na-bahmutskomu-napryamku-ganna-malyar/" text:style-name="Internet_20_link" text:visited-style-name="Visited_20_Internet_20_Link">
https://armyinform.com.ua/2023/06/19/nashi-vijska-prosunulysya-v-glybynu-protyvnyka-na-kilkoh-dilyankah-na-bahmutskomu-napryamku-ganna-malyar/</text:a>
</text:p>
      <!--NEWS-->
      <text:h text:style-name="P10" text:outline-level="1">
<text:span text:style-name="T4">
如何与从前面返回的人打交道？</text:span>
</text:h>
      <text:p text:style-name="P4">
作者: ['АРМІЯINFORM']</text:p>
      <text:p text:style-name="P4">
时间: 2023-06-19T6:00:00-04:00</text:p>
      <text:p text:style-name="P4">
描述: 与Zustrichi在一起的人，他们转向前线，重要的是要向Turbot Tall The Spivchete展示……与乌克兰2022年的战争，与乌克兰与乌克兰的最新新闻，今天与乌克兰的新闻战争，乌克兰2022年最后一次，将有一个war between Ukraine and Russia and when, when, when, when, when, when, when The war with Ukraine in 2022 will be or not, will there be a war with Ukraine in the near future, the war with Ukraine, Ukraine's news today ，乌克兰新闻在乌克兰媒体的俄罗斯人</text:p>
      <text:p text:style-name="P4">
图片: ['<text:a xlink:type="simple" xlink:href="https://armyinform.com.ua/wp-content/uploads/2023/06/13_main-v1678627976.jpg" text:style-name="Internet_20_link" text:visited-style-name="Visited_20_Internet_20_Link">
13_main-v1678627976.jpg</text:a>
']</text:p>
      <text:p text:style-name="P4">
标签: ['MILITARY MEDIA CENTER', 'STOPRUSSIA', 'АГРЕСІЯ РФ', 'ВІЙНА', 'ВТОРГНЕННЯ РФ']</text:p>
      <text:p text:style-name="P4">
类别: News</text:p>
      <!--METADATA-->
      <text:p text:style-name="P4">
<draw:frame draw:style-name="fr1" draw:name="Image35" text:anchor-type="as-char" svg:width="6.9236in" svg:height="4.61903in" draw:z-index="0">
<draw:image xlink:href="../Images/AРМІЯINFORM/2023-06-19T6-00-00-04-00/13_main-v1678627976.jpg" xlink:type="simple" xlink:show="embed" xlink:actuate="onLoad" draw:mime-type="image/jpeg"/>
</draw:frame>
说明性照片</text:p>
      <text:p text:style-name="P4">
与从前面返回的人们会面时，重要的是要通过鲜花，乐团和掌声来表达流苏而不是悲伤。 它将帮助您感受到自己的感受和经历的诚意。</text:p>
      <text:p text:style-name="P4">
关于它<text:a xlink:type="simple" xlink:href="https://t.me/militarymediacenter/2281" text:style-name="Internet_20_link" text:visited-style-name="Visited_20_Internet_20_Link">
报告</text:a>
军事媒体中心。</text:p>
      <text:p text:style-name="P4">
<text:span text:style-name="T4">
尊重那些从前面回来的人。</text:span>
</text:p>
      <text:p text:style-name="P4">
<text:span text:style-name="T5">
您需要做好准备，即一个参加战争的人可以大大改变其生活原则和观点。 也可以预期，战后它可以改变其对物质资产的态度。 </text:span>
有必要为军队的亲戚从正面的到来做准备。 亲戚应提前进行信息对话，以便知道如何采取行动，以免在适应期间向家庭圈子中的士兵造成伤害以及如何在社会中支持他们。 <text:span text:style-name="T5">
重要的是要花时间处理从前线到达的问题。 如果他们静止不动，他们将能够解决业务问题，并且不会将武器带到有孩子的地方，并且将来会避免与管理层发生冲突。 这将使他们在旋转后放松。 </text:span>
重要的是要学习如何批判性地感知到本地人在正面时。 您不应该相信未验证的来源带来的战斗信息，也不应在没有证据的情况下在前面的恐慌亲戚。 *重要的是要告诉战斗人员在家中一切都很好，因为对于他们来说，重要的是要知道亲戚有和平与和平。</text:p>
      <text:p text:style-name="P4">
<text:span text:style-name="T4">
不需要做什么？</text:span>
</text:p>
      <text:p text:style-name="P4">
<text:span text:style-name="T5">
避免发生冲突和负面情绪，这些情绪可以使军队在战争中恢复过去。 </text:span>
不要试图了解勇士的现实。 <text:span text:style-name="T5">
不要问死者兄弟是否不想谈论它。 </text:span>
不要下载家务。 将军队限制在家庭案件中几个月 - 独立于解决棘手的问题。 *限制有关战争的对话，对战斗和战斗机的住宿地点不感兴趣，因为这会给他们带来额外的压力。</text:p>
      <text:p text:style-name="P4">
News Source: <text:a xlink:type="simple" xlink:href="https://armyinform.com.ua/2023/06/19/yak-povodytysya-z-lyudynoyu-yaka-povernulas-z-frontu/" text:style-name="Internet_20_link" text:visited-style-name="Visited_20_Internet_20_Link">
https://armyinform.com.ua/2023/06/19/yak-povodytysya-z-lyudynoyu-yaka-povernulas-z-frontu/</text:a>
</text:p>
      <!--NEWS-->
      <text:h text:style-name="P10" text:outline-level="1">
<text:span text:style-name="T4">
Kakhovskaya HPP：农业部门恢复的问题和前景</text:span>
</text:h>
      <text:p text:style-name="P4">
作者: ['АРМІЯINFORM']</text:p>
      <text:p text:style-name="P4">
时间: 2023-06-19T82:00:00-04:00</text:p>
      <text:p text:style-name="P4">
描述: 关于likvisdats的总部仪式。 Yak Rozoviv成员...与乌克兰2022年的战争，与乌克兰的最新新闻战争，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3/06/317416726ff5a86402f0ca245cc8802b.jpg" text:style-name="Internet_20_link" text:visited-style-name="Visited_20_Internet_20_Link">
317416726ff5a86402f0ca245cc8802b.jpg</text:a>
']</text:p>
      <text:p text:style-name="P4">
标签: ['STOPRUSSIA', 'АГРЕСІЯ РФ', 'ВТОРГНЕННЯ РФ', 'КАХОВСЬКА ГЕС', 'КАХОВСЬКА ГЕС/ШТАБ INFO', 'ШТАБ З ЛІКВІДАЦІЇ НАСЛІДКІВ ПІДРИВУ']</text:p>
      <text:p text:style-name="P4">
类别: News</text:p>
      <!--METADATA-->
      <text:p text:style-name="P4">
<draw:frame draw:style-name="fr1" draw:name="Image36" text:anchor-type="as-char" svg:width="6.9236in" svg:height="3.4618in" draw:z-index="0">
<draw:image xlink:href="../Images/AРМІЯINFORM/2023-06-19T82-00-00-04-00/317416726ff5a86402f0ca245cc8802b.jpg" xlink:type="simple" xlink:show="embed" xlink:actuate="onLoad" draw:mime-type="image/jpeg"/>
</draw:frame>
关于它<text:a xlink:type="simple" xlink:href="https://t.me/shtab_kakhovska_hes/1020" text:style-name="Internet_20_link" text:visited-style-name="Visited_20_Internet_20_Link">
报告</text:a>
消除Kakhovskaya水力发电站后果的总部。</text:p>
      <text:p text:style-name="P4">
据农业和土地政策委员会成员Serhiylabaziuk说，破坏了Kakhovka水力发电厂，他成为对乌克兰农业部门的毁灭性打击。 损失已经达到1.5-200万吨农产品，播种的土地的恢复可能会持续数年。</text:p>
      <text:p text:style-name="P4">
这位官员还指出，农业主义者将改变播种被淹没的部分土地的结构，一两年之内将恢复工作，但不会浇水。 只有在完成该领土完成后，才能在物理上完成。</text:p>
      <text:p text:style-name="P4">
News Source: <text:a xlink:type="simple" xlink:href="https://armyinform.com.ua/2023/06/19/kahovska-ges-problemy-ta-perspektyvy-vidnovlennya-agrarnogo-sektoru/" text:style-name="Internet_20_link" text:visited-style-name="Visited_20_Internet_20_Link">
https://armyinform.com.ua/2023/06/19/kahovska-ges-problemy-ta-perspektyvy-vidnovlennya-agrarnogo-sektoru/</text:a>
</text:p>
      <!--NEWS-->
      <text:h text:style-name="P10" text:outline-level="1">
<text:span text:style-name="T4">
俄罗斯黑客正在尝试访问邮箱UKR.NET-国家安全</text:span>
</text:h>
      <text:p text:style-name="P4">
作者: ['АРМІЯINFORM']</text:p>
      <text:p text:style-name="P4">
时间: 2023-06-19T83:00:00-04:00</text:p>
      <text:p text:style-name="P4">
描述: 关于Shahraiska活动，sho to Koristuvachiv servis ukr.net payshicly Armissive Arement ...与乌克兰2022年的战争，与乌克兰的最新新闻，今天与乌克兰的新闻，今天与乌克兰的新闻战争，今天上次与乌克兰的新闻战争，乌克兰和俄罗斯与俄罗斯之间以及俄罗斯之间的战争以及当时，当俄罗斯与俄罗斯之间的战争，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1/hakerska-ataka-uryadovi-sajty.jpg" text:style-name="Internet_20_link" text:visited-style-name="Visited_20_Internet_20_Link">
hakerska-ataka-uryadovi-sajty.jpg</text:a>
']</text:p>
      <text:p text:style-name="P4">
标签: ['CERT-UA', 'UKR.NET', 'ДЕРЖСПЕЦЗВ’ЯЗКУ', 'ФІШИНГОВА АТАКА', 'ХАКЕРСЬКА АТАКА']</text:p>
      <text:p text:style-name="P4">
类别: News</text:p>
      <!--METADATA-->
      <text:p text:style-name="P4">
<draw:frame draw:style-name="fr1" draw:name="Image37" text:anchor-type="as-char" svg:width="6.9236in" svg:height="4.311095in" draw:z-index="0">
<draw:image xlink:href="../Images/AРМІЯINFORM/2023-06-19T83-00-00-04-00/hakerska-ataka-uryadovi-sajty.jpg" xlink:type="simple" xlink:show="embed" xlink:actuate="onLoad" draw:mime-type="image/jpeg"/>
</draw:frame>
CERT-UAT警告说，UKR.NET服务的UKR.NET用户欺诈活动。</text:p>
      <text:p text:style-name="P4">
关于它<text:a xlink:type="simple" xlink:href="https://www.facebook.com/dsszzi/posts/pfbid0KmLgzVdxdgdL4xbwShkrbkMdxPHeyc9v5evDqFFaqiRYZMGqbZnjtjrgvUP1UWaRl" text:style-name="Internet_20_link" text:visited-style-name="Visited_20_Internet_20_Link">
报告</text:a>
乌克兰特殊传播和信息保护的国家服务。</text:p>
      <text:p text:style-name="P4">
攻击者似乎代表技术支持UKR.NET发送了带有“注意到可疑活动 @ ukr.net”的电子信件，并以“安全反安全”的名称的PDF文件的另一种形式形式(电子收件人 -  account.support.0@ukr.net).</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巴哈马).</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该小组也被称为Cold River，Callisto)并为特殊服务联合会的利益进行。</text:p>
      <text:p text:style-name="P4">
CERT-UA专家推荐UKR.NET用户：</text:p>
      <text:p text:style-name="P4">
<text:span text:style-name="T5">
请勿在可疑链接上移动， </text:span>
设置多因素身份验证 *检查哪些第三方设备或应用程序可以访问邮箱并采取其他安全增强措施。</text:p>
      <text:p text:style-name="P4">
News Source: <text:a xlink:type="simple" xlink:href="https://armyinform.com.ua/2023/06/19/fishyngovymy-lystamy-hakery-rf-namagayutsya-distaty-dostup-do-poshtovyh-skrynok-ukr-net-derzhspeczzvyazku/" text:style-name="Internet_20_link" text:visited-style-name="Visited_20_Internet_20_Link">
https://armyinform.com.ua/2023/06/19/fishyngovymy-lystamy-hakery-rf-namagayutsya-distaty-dostup-do-poshtovyh-skrynok-ukr-net-derzhspeczzvyazku/</text:a>
</text:p>
      <!--NEWS-->
      <text:h text:style-name="P10" text:outline-level="1">
<text:span text:style-name="T4">
父母与孩子安全撤离的提示</text:span>
</text:h>
      <text:p text:style-name="P4">
作者: ['АРМІЯINFORM']</text:p>
      <text:p text:style-name="P4">
时间: 2023-06-19T8:00:00-04:00</text:p>
      <text:p text:style-name="P4">
描述: Abdadavati并不是Pan -gubeenosti，paniski pid of evakuatsiy，Olders Mayat ...与乌克兰2022年的战争，与乌克兰的最新新闻，今天与乌克兰的新闻进行战争，今天与乌克兰2022年的新闻战争，乌克兰和俄罗斯和俄罗斯之间的战争将会，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6/eda4a82-depositphotos-trioc.jpg" text:style-name="Internet_20_link" text:visited-style-name="Visited_20_Internet_20_Link">
eda4a82-depositphotos-trioc.jpg</text:a>
']</text:p>
      <text:p text:style-name="P4">
标签: ['STOPRUSSIA', 'АГРЕСІЯ РФ', 'ВІЙНА', 'ВТОРГНЕННЯ РФ', 'ЕВАКУАЦІЯ', 'МІНРЕІНТЕГРАЦІЇ']</text:p>
      <text:p text:style-name="P4">
类别: News</text:p>
      <!--METADATA-->
      <text:p text:style-name="P4">
<draw:frame draw:style-name="fr1" draw:name="Image38" text:anchor-type="as-char" svg:width="6.9236in" svg:height="4.585166in" draw:z-index="0">
<draw:image xlink:href="../Images/AРМІЯINFORM/2023-06-19T8-00-00-04-00/eda4a82-depositphotos-trioc.jpg" xlink:type="simple" xlink:show="embed" xlink:actuate="onLoad" draw:mime-type="image/jpeg"/>
</draw:frame>
说明性照片</text:p>
      <text:p text:style-name="P4">
<text:span text:style-name="T4">
为了在撤离期间不要感到困惑和恐慌，父母还记得一些简单的规则：</text:span>
 **</text:p>
      <text:p text:style-name="P4">
1.只用手握住婴儿。 如果您的宝宝用袖子或袋子握住您，那么在人群中迷路很容易。 2.步行到人群中的目的地，带领孩子们在您面前。 3.总是随身携带宝宝的照片(特别是在电话上)，最好是新鲜。 如果婴儿丢失，路人的图片 - 更容易记住并帮助您快速找到。</text:p>
      <text:p text:style-name="P4">
<text:span text:style-name="T4">
如何准备疏散：</text:span>
</text:p>
      <text:p text:style-name="P4">
1.教您的孩子知道自己的名字，年龄，父母的姓名，家庭地址(如果可能) - 一位父母的联系人数。 2.签署她的东西。 指示联系人和电话号码。 3.此外，将一张名片放置，其中包含有关联系人的信息，出生证明的副本和父母的护照数据。</text:p>
      <text:p text:style-name="P4">
<text:span text:style-name="T4">
如果找到失去的婴儿，该如何行动：</text:span>
</text:p>
      <text:p text:style-name="P4">
1.找出孩子的名字和她在哪里。 询问她何时看到父母或其他与她在一起的成年人。 2.带婴儿到一个安全的地方。 3.立即致电102行，它可能已经在寻找亲戚。</text:p>
      <text:p text:style-name="P4">
<text:span text:style-name="T4">
来源：</text:span>
 <text:a xlink:type="simple" xlink:href="https://minre.gov.ua/2023/06/18/porady-batkam-dlya-bezpechnoyi-evakuacziyi-z-dytynoyu/" text:style-name="Internet_20_link" text:visited-style-name="Visited_20_Internet_20_Link">
<text:span text:style-name="T5">
menrointegration</text:span>
</text:a>
.</text:p>
      <text:p text:style-name="P4">
News Source: <text:a xlink:type="simple" xlink:href="https://armyinform.com.ua/2023/06/19/porady-batkam-dlya-bezpechnoyi-evakuacziyi-z-dytynoyu/" text:style-name="Internet_20_link" text:visited-style-name="Visited_20_Internet_20_Link">
https://armyinform.com.ua/2023/06/19/porady-batkam-dlya-bezpechnoyi-evakuacziyi-z-dytynoyu/</text:a>
</text:p>
      <!--NEWS-->
      <text:h text:style-name="P10" text:outline-level="1">
<text:span text:style-name="T4">
没有这样的防御工事或储备可以阻止乌克兰总统</text:span>
</text:h>
      <text:p text:style-name="P4">
作者: ['АРМІЯINFORM']</text:p>
      <text:p text:style-name="P4">
时间: 2023-06-19T96:00:00-04:00</text:p>
      <text:p text:style-name="P4">
描述: 关于TSE Volodymyr Zelensky，对他的残酷说。 “出价。 Persches -Front，...与乌克兰2022的战争，与乌克兰的最新新闻，今天与乌克兰2022年的新闻战争，今天将在乌克兰和俄罗斯之间发生战争，当2022年与乌克兰的战争将是，会有吗，将在不久的将来与乌克兰进行战争，这是与乌克兰的战争，今天的乌克兰新闻，乌克兰媒体在俄罗斯的乌克兰新闻</text:p>
      <text:p text:style-name="P4">
图片: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标签: ['STOPRUSSIA', 'АГРЕСІЯ РФ', 'ВІЙНА', 'ВОЛОДИМИР ЗЕЛЕНСЬКИЙ', 'ВТОРГНЕННЯ РФ']</text:p>
      <text:p text:style-name="P4">
类别: News</text:p>
      <!--METADATA-->
      <text:p text:style-name="P4">
<draw:frame draw:style-name="fr1" draw:name="Image39" text:anchor-type="as-char" svg:width="6.9236in" svg:height="4.644693in" draw:z-index="0">
<draw:image xlink:href="../Images/AРМІЯINFORM/2023-06-19T96-00-00-04-00/60d462d34973fbfc331efbabaa2d16ff_1686166501_extra_large.jpeg" xlink:type="simple" xlink:show="embed" xlink:actuate="onLoad" draw:mime-type="image/jpeg"/>
</draw:frame>
乌克兰Volodymyr Zelenskyy总裁</text:p>
      <text:p text:style-name="P4">
Volodymyr Zelenskyy <text:a xlink:type="simple" xlink:href="https://www.president.gov.ua/news/nemaye-u-derzhavi-zla-takih-fortifikacij-chi-rezerviv-yaki-z-83681" text:style-name="Internet_20_link" text:visited-style-name="Visited_20_Internet_20_Link">
说</text:a>
在您的谈话中。</text:p>
      <text:p text:style-name="P4">
“速度。 优先 - 高级，特定的进攻问题。 直接从战斗的方向直接有记者和指挥官。 也是报告委员会，gur的负责人。</text:p>
      <text:p text:style-name="P4">
他们分别详细考虑了他们的准备和提供新旅的警卫和我们的边防部队 - 那些正在等待时间进行战斗行动的人。</text:p>
      <text:p text:style-name="P4">
在某些方向上，我们的战士向前迈进，朝某些方向前进，保护位置，反对暴风雨，并增加了入侵者的攻击。 将会失去位置。 仅发布。 他们只有损失。 并且，在压力的总体上，我们的压力使您可以铺平我们的旗帜路径。综合颜色将遍及我们南部和整个我们的东方。 鲍米(Bommy)在他们的土地上，它赋予了最大的力量。</text:p>
      <text:p text:style-name="P4">
我感谢我们所有的士兵 - 每位士兵，每位中士，每个将军的军官现在都被我们积极进攻和防守者所吸引。 我感谢您为每个受到保护的职位所做的一切!</text:p>
      <text:p text:style-name="P4">
今天，在与英国总理莱斯·萨纳克(Rice Sunak)的对话中，国防的需要，感谢国防支持。 例如，英国的“ svedou”  - 长距离导弹 - 在前线制造非常有用和准确的业务。 像许多其他武器一样。 这种合作将是一个重大的延续。</text:p>
      <text:p text:style-name="P4">
当然，他们与总理Richa讨论了北约维尔纽斯峰会，并有意义地填补了这次联盟会议。</text:p>
      <text:p text:style-name="P4">
如今，英国也有一个重大的政治决定，以保持对俄罗斯的交界处，直到侵略者弥补对我们国家，我们国家造成的所有损害。 非常重要的是，侵略者国家和与之相关的所有人的资产与克里姆林宫领土建立的统治系统有关。 这将是公平的，我感谢英国人在正义道路上支持我们。会议与金融合作以及我们在欧盟的运动都与总统社区讨论了Ursula der Lyen。 本周，我们已经期望根据欧洲委员会的建议对我们的工作进行中间评估。 并详细讨论了第11次针对俄罗斯战争的制裁方案。</text:p>
      <text:p text:style-name="P4">
他还与荷兰总理马克·鲁特·塔普雷米尔(Mark Rutte Tapremier)，丹麦玛特特·弗雷德里克森(Matte Frederixen)进行了交谈。 与往常一样，他们关注了最前沿和我们的共同防御工作，感谢他们为安全起见的支持和准备发展我们的合作，”  - 消息写道。</text:p>
      <text:p text:style-name="P4">
总统还告知与上周在乌克兰的非洲领导人和代表谈判，然后访问了恐怖分子。 每个这样的国际步骤都只能一次又一次地说服Svetuvarto更积极地与和平式合作。 因为只有这个公式对俄罗斯疯狂的各个方面都充分反应。</text:p>
      <text:p text:style-name="P4">
此外，Volodymyr Zelenskyy今天与银行总统进行了交谈。 不仅与现在的合作有关，而且还关乎乌克兰的战后转型。 关于这些步骤的决定，关于赢得乌克兰的新乌克兰的新学说，即我们准备和实施的报价。 全部一起。 就像我们现在暴露了这种侵略一样。</text:p>
      <text:p text:style-name="P4">
“谢谢所有现在正在战斗，战斗哨所，战斗位置的人!</text:p>
      <text:p text:style-name="P4">
尤其是今天，我会注意到Gru“ Artan”及其Commissarayor Torkotyuk的突击部门。 谢谢你!</text:p>
      <text:p text:style-name="P4">
然而，我们的特殊操作。 维克多，所有的家伙 - 非常感谢!</text:p>
      <text:p text:style-name="P4">
谢谢所有正在为乌克兰战斗和工作的人!</text:p>
      <text:p text:style-name="P4">
荣耀乌克兰!” 总统说。</text:p>
      <text:p text:style-name="P4">
资料来源：<text:a xlink:type="simple" xlink:href="https://www.president.gov.ua/news/nemaye-u-derzhavi-zla-takih-fortifikacij-chi-rezerviv-yaki-z-836" text:style-name="Internet_20_link" text:visited-style-name="Visited_20_Internet_20_Link">
乌克兰总统办公室</text:a>
</text:p>
      <text:p text:style-name="P4">
News Source: <text:a xlink:type="simple" xlink:href="https://armyinform.com.ua/2023/06/19/nemaye-u-derzhavy-zla-takyh-fortyfikaczij-chy-rezerviv-yaki-zupynyat-ukrayinu-prezydent/" text:style-name="Internet_20_link" text:visited-style-name="Visited_20_Internet_20_Link">
https://armyinform.com.ua/2023/06/19/nemaye-u-derzhavy-zla-takyh-fortyfikaczij-chy-rezerviv-yaki-zupynyat-ukrayinu-prezydent/</text:a>
</text:p>
      <!--NEWS-->
      <text:h text:style-name="P10" text:outline-level="1">
<text:span text:style-name="T4">
在复杂的“ Yad Vasem”中，推出了乌克兰语言AudioHyde</text:span>
</text:h>
      <text:p text:style-name="P4">
作者: Ukrinform (Person)</text:p>
      <text:p text:style-name="P4">
出版商: Укринформ (Organization)</text:p>
      <text:p text:style-name="P4">
出版时间: 2023-06-20T-11:23:00+03:00</text:p>
      <text:p text:style-name="P4">
修改时间: 2023-06-20T19:23:00+03:00</text:p>
      <text:p text:style-name="P4">
描述: 大屠杀史“ Yad Vashem”的纪念馆发起了乌克兰语言音频征。  - 乌克林。</text:p>
      <text:p text:style-name="P4">
图片: ['<text:a xlink:type="simple" xlink:href="https://static.ukrinform.com/photos/2023_06/thumb_files/630_360_1687278099-171.jpg" text:style-name="Internet_20_link" text:visited-style-name="Visited_20_Internet_20_Link">
630_360_16872...</text:a>
']</text:p>
      <text:p text:style-name="P4">
标签: ['Ізраїль', 'Олена Зеленська', 'Аудіогід', 'Яд Вашем']</text:p>
      <text:p text:style-name="P4">
类型: Article</text:p>
      <!--METADATA-->
      <text:p text:style-name="P4">
<draw:frame draw:style-name="fr1" draw:name="Image40" text:anchor-type="as-char" svg:width="6.9236in" svg:height="3.956343in" draw:z-index="0">
<draw:image xlink:href="../Images/yкринформ/2023-06-20T-11-23-00-03-00/630_360_1687278099-171.jpg" xlink:type="simple" xlink:show="embed" xlink:actuate="onLoad" draw:mime-type="image/jpeg"/>
</draw:frame>
大屠杀历史“ Yad Vashem”的题为综合大楼发起了乌克兰语言AudioHyde。</text:p>
      <text:p text:style-name="P4">
总统的妻子奥琳娜·泽伦斯克(Olena Zelensk)在[电报]中报道了这一点。(https://t.me/FirstLadyOfUkraine/3458)，报道乌克林福姆。</text:p>
      <text:p text:style-name="P4">
“大屠杀纪念馆” Yad Vashem， - 第一夫人。</text:p>
      <text:p text:style-name="P4">
<text:span text:style-name="T5">
video：Elena Zelenska</text:span>
</text:p>
      <text:p text:style-name="P4">
据她说，“ Yad Vashem”中的乌克兰语言音频指南<text:a xlink:type="simple" xlink:href="https://t.me/FirstLadyOfUkraine/3457" text:style-name="Internet_20_link" text:visited-style-name="Visited_20_Internet_20_Link">
成为以色列的第一个。</text:a>
总统的妻子感谢乌克兰在以色列州和内政部的大使馆，并强调，每个这样的指南不仅涉及游客的便利性，而且在乌克兰语言中是在世界语言清单中尊敬的关于我们语言听起来更大的最有力的文化纪念碑，使世界想起了为自己的生存权而苦苦挣扎的人们。</text:p>
      <text:p text:style-name="P4">
Zelenskaya还坚信“ Yad Vashem”应该参观每个教育的人。</text:p>
      <text:p text:style-name="P4">
她强调说：“一个向我们展示了整个人如何被驱动和重复的地方 - 这是苛刻的。与此同时，一个地方”  - 她强调。</text:p>
      <text:p text:style-name="P4">
<text:span text:style-name="T4">
另请阅读：</text:span>
 <text:a xlink:type="simple" xlink:href="https://www.ukrinform.ua/rubric-culture/3713956-u-finlandii-ta-niderlandah-zavilis-novi-ukrainomovni-audiogidi.html" text:style-name="Internet_20_link" text:visited-style-name="Visited_20_Internet_20_Link">
在芬兰和荷兰新的乌克兰语言<text:span text:style-name="T4">
 Audiogide </text:span>
和</text:a>
第一夫人在(https://www.ukrinform.ua/tag-ad-vasem)“数百万的犹太人的名字，数十万个证据证实了人类维斯托里亚最伟大的罪行之一。因此，在她看来，有一个世界观的职能：乌克兰人，乌克兰人认为他们会找到自己的脸，因此对每个乌克兰人的生活都夺走了侵略者的记忆。</text:p>
      <text:p text:style-name="P4">
据报道，自6月19日以来，总统的妻子Olena Zelenskaya一直是以色列的大三学生。</text:p>
      <text:p text:style-name="P4">
<text:span text:style-name="T5">
foto：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赫尔森救援人员的三名受伤状况严重 -  OVA的头部</text:span>
</text:h>
      <text:p text:style-name="P4">
作者: Ukrinform (Person)</text:p>
      <text:p text:style-name="P4">
出版商: Укринформ (Organization)</text:p>
      <text:p text:style-name="P4">
出版时间: 2023-06-20T-12:23:00+03:00</text:p>
      <text:p text:style-name="P4">
修改时间: 2023-06-20T19:23:00+03:00</text:p>
      <text:p text:style-name="P4">
描述: 赫森的三名受伤的救援人员处于严重状态，五个处于温和状态。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 'Війна з Росією', 'Рятувальники']</text:p>
      <text:p text:style-name="P4">
类型: Article</text:p>
      <!--METADATA-->
      <text:p text:style-name="P4">
<draw:frame draw:style-name="fr1" draw:name="Image44" text:anchor-type="as-char" svg:width="6.9236in" svg:height="3.956343in" draw:z-index="0">
<draw:image xlink:href="../Images/yкринформ/2023-06-20T-12-23-00-03-00/630_360_1654768443-794.jpg" xlink:type="simple" xlink:show="embed" xlink:actuate="onLoad" draw:mime-type="image/jpeg"/>
</draw:frame>
救援人员在赫尔森处于严重的状态，五个比中等程度。</text:p>
      <text:p text:style-name="P4">
乌克林福姆报道，Oleksandr Proudin在All -Ukrainian Teleterna“统一新闻”“ The Unified News”的播放中说。</text:p>
      <text:p text:style-name="P4">
“现在有三名受伤的人处于严重状态，五人受伤，受到了适度的严重程度，他们在伊斯拉兹医疗机构住院，并在所有必要的帮助下住院。”</text:p>
      <text:p text:style-name="P4">
*!(https://www.ukrinform.ua/rubric-regions/3725461-ukraina-vstanovila-misceperebuvanna-ponad-200-hersonciv-aki-znikli-pisla-pidrivu-kahovskoi-ges.html)他指出，救援人员正在清洁该岛的领土，俄罗斯人开始炮击时最大的洪水遭受了洪灾。 死者25岁。</text:p>
      <text:p text:style-name="P4">
Proudin补充说，大约在上午11点，俄罗斯部队与炮兵开了库尔森住宅区。</text:p>
      <text:p text:style-name="P4">
“他们击败了平民遗址，房屋，幼儿园，教育机构和服务站。大火也被一个和平的人杀死。 同样在今天的炮击下，“救护车”的旅为霍森的帮助。 谢谢您，卫生工作者没有受伤。” OVA负责人说。</text:p>
      <text:p text:style-name="P4">
<text:span text:style-name="T4">
另请阅读：</text:span>
 <text:a xlink:type="simple" xlink:href="https://www.ukrinform.ua/rubric-ato/3725405-u-rikovomu-na-hersonsini-rosiani-virisili-pidirvati-20-tonn-svoih-boepripasiv-zmi.html" text:style-name="Internet_20_link" text:visited-style-name="Visited_20_Internet_20_Link">
在河上<text:span text:style-name="T4">
 kherson </text:span>
 dozhni俄罗斯人决定炸毁20吨弹药 - 媒体</text:a>
正如乌克林福姆报道的那样，<text:a xlink:type="simple" xlink:href="https://www.ukrinform.ua/rubric-ato/3725372-rosijska-armia-u-hersoni-obstrilala-ratuvalnikiv-odin-zagiblij-visim-poranenih.html" text:style-name="Internet_20_link" text:visited-style-name="Visited_20_Internet_20_Link">
6月20日，俄罗斯联邦的部队向霍森斯特人解雇了</text:a>
，被清洗了。 一名SES雇员被杀，另外8名受伤。</text:p>
      <text:p text:style-name="P4">
News Source: <text:a xlink:type="simple" xlink:href="https://www.ukrinform.ua/rubric-regions/3725481-troe-poranenih-u-hersoni-ratuvalnikiv-perebuvaut-u-vazkomu-stani-golova-ova.html" text:style-name="Internet_20_link" text:visited-style-name="Visited_20_Internet_20_Link">
https://www.ukrinform.ua/rubric-regions/3725481-troe-poranenih-u-hersoni-ratuvalnikiv-perebuvaut-u-vazkomu-stani-golova-ova.html</text:a>
</text:p>
      <!--NEWS-->
      <text:h text:style-name="P10" text:outline-level="1">
<text:span text:style-name="T4">
在奥地利，记者找到了普京的女儿别墅</text:span>
</text:h>
      <text:p text:style-name="P4">
作者: Ukrinform (Person)</text:p>
      <text:p text:style-name="P4">
出版商: Укринформ (Organization)</text:p>
      <text:p text:style-name="P4">
出版时间: 2023-06-20T-15:49:00+03:00</text:p>
      <text:p text:style-name="P4">
修改时间: 2023-06-20T17:49:00+03:00</text:p>
      <text:p text:style-name="P4">
描述: 在最著名的奥地利度假胜地之一中，Kitsbuel是一座价值1000万欧元的别墅，被认为属于俄罗斯寡头Arcadia Rothenberg，并被用来休息普京的女儿Maria Vorontsova。  - 乌克林。</text:p>
      <text:p text:style-name="P4">
图片: ['<text:a xlink:type="simple" xlink:href="https://static.ukrinform.com/photos/2023_06/thumb_files/630_360_1687272325-894.jpg" text:style-name="Internet_20_link" text:visited-style-name="Visited_20_Internet_20_Link">
630_360_16872...</text:a>
']</text:p>
      <text:p text:style-name="P4">
标签: None</text:p>
      <text:p text:style-name="P4">
类型: Article</text:p>
      <!--METADATA-->
      <text:p text:style-name="P4">
<draw:frame draw:style-name="fr1" draw:name="Image45" text:anchor-type="as-char" svg:width="6.9236in" svg:height="3.951518in" draw:z-index="0">
<draw:image xlink:href="../Images/yкринформ/2023-06-20T-15-49-00-03-00/630_360_1687272325-894.jpg" xlink:type="simple" xlink:show="embed" xlink:actuate="onLoad" draw:mime-type="image/jpeg"/>
</draw:frame>
在最著名的奥地利度假胜地之一中，Kitsbuel位于一座价值1000万欧元的别墅中，被认为属于俄罗斯寡头Arcadia Rothenbergut，用于休息普京的女儿玛丽亚·沃特索娃(Maria Vorontsova)。</text:p>
      <text:p text:style-name="P4">
根据乌克林福姆的说法，这是在奥地利报纸进行的新闻调查中指出的<text:a xlink:type="simple" xlink:href="https://www.derstandard.at/story/3000000175251/eine-oligarchenvilla-in-kitzbuehel-fuer-putins-tochter" text:style-name="Internet_20_link" text:visited-style-name="Visited_20_Internet_20_Link">
der Standard</text:a>
与国际合作伙伴一起。</text:p>
      <text:p text:style-name="P4">
“内部文件表明普京的可信赖的人阿卡迪·罗滕伯格(Arkady Rothenberg)筹集了在吉兹布尔(Kitzbuel)购买Chalet。(https://www.ukrinform.ua/tag-putin)“， - 在材料中说：“在基特斯布尔为普京的女儿寡头的寡头。”</text:p>
      <text:p text:style-name="P4">
值得注意的是，这是蒂罗尔(Tyrol)Kitsbuel Highlands的Oberlyatenweg 31B的一所房子。 正式地，地方当局，尼菲德尔部内政部不知道谁实际上拥有800平方米的房屋，可欣赏美景，花园和游泳池。</text:p>
      <text:p text:style-name="P4">
“对腐败和有组织交通调查项目的联合调查(OCCRP)，俄罗斯移民版“历史”，《标准版》和许多其他国际媒体合作伙伴，例如Spiegel，“ Dyerotenberg”，揭示了自2014年以来将向谁拥有的人。 文章指出，至少在欧盟中，寡头的所有资产至少已经冻结了，因此应该是理论上的。”  - 文章指出。</text:p>
      <text:p text:style-name="P4">
<text:span text:style-name="T4">
另请阅读：</text:span>
 [司法部提出了没收俄罗斯人资产的要求<text:span text:style-name="T4">
 rothenberg </text:span>
 s(https://www.ukrinform.ua/rubric-economy/3677800-minust-podav-pozov-pro-konfiskaciu-aktiviv-rosian-rotenbergiv.html)根据标准，国家保护和情报部门是奥地利人，自2022年4月以来，可以找出众议院的真正所有者。 Osage服务不排除该物业属于子人物的属性，但今天尚未确认该小屋。</text:p>
      <text:p text:style-name="P4">
也不知道所有者和市长Kitsbuel Klaus Wincler(来自奥地利人民党)，他告诉记者，他“尚不清楚已提交欧盟制裁的人，位于基特斯布尔的房地产。”“内部文件及其国际合作伙伴，向欧盟的公司计划，虚假人物和中介机构的制度作证，与当局进行了长期欺骗。购买木屋是从Arcadiaroenberg收到的。</text:p>
      <text:p text:style-name="P4">
因此，购买房地产的资金是由塞浦路斯公司Olpon Investments的贷款付出的，该公司自2003年以来由Rothenberg拥有。 在拉脱维亚的SMP银行时，奥彭拥有1,150万欧元，这又属于Rothenbergam。 从那里钱到了Wayblue。 后来，由于Rothenbergs的回应，SMP成为子午线贸易银行，贷款交给了爱沙尼亚金融服务供应商，后者声称他在2021年停止了Wayblue的业务关系。</text:p>
      <text:p text:style-name="P4">
根据拥有Wayblue Limited Figuy Company的记者的说法。 众所周知，它是由另一家具有Velidom Limited的塞浦路斯公司控制的，该公司是信托服务提供商，并管理第三方的资产。</text:p>
      <text:p text:style-name="P4">
文章写道：“但是，不仅资助了房地产购买的人，而且是谁是永久访客的人。</text:p>
      <text:p text:style-name="P4">
根据调查，普京的女儿一直受到保护。 在1月初，尤其是在俄罗斯庆祝圣诞节的房子里。</text:p>
      <text:p text:style-name="P4">
其中一位餐饮工人告诉报纸，他曾经在这次烹饪食物。 当时，据称，与会者大约有30人，甚至是普京本人。 另一个人告诉Der Standard，还看到了普京和他的警卫在Kitsbuel的Opestleteweg。</text:p>
      <text:p text:style-name="P4">
这篇文章说：“没有独立的证据，但是Putinacaterna Tikhonova的小女儿旅行的数据表明，她在过去几年中也停了几次。”</text:p>
      <text:p text:style-name="P4">
<text:span text:style-name="T4">
另请阅读：</text:span>
 <text:a xlink:type="simple" xlink:href="https://www.ukrinform.ua/rubric-economy/3686024-sud-arestuvav-aktivi-rosijskogo-oligarha-na-20-miljoniv.html" text:style-name="Internet_20_link" text:visited-style-name="Visited_20_Internet_20_Link">
法院以2000万逮捕了俄罗斯寡头的资产</text:a>
</text:p>
      <text:p text:style-name="P4">
正如乌克林福姆报道的那样，奥地利银行集团Raiffeisen Bankternational(RBI)自2002年以来，至少直到2016年，塞浦路斯的一家文书公司一直在维修，数亿欧元通过了，显然是俄罗斯人拥有的<text:a xlink:type="simple" xlink:href="https://www.ukrinform.ua/rubric-kyiv/3684783-vaks-konfiskuvav-castku-rotenbergiv-u-ocean-plaza.html" text:style-name="Internet_20_link" text:visited-style-name="Visited_20_Internet_20_Link">
寡头Rothenbergam</text:a>
来自普京最接近的环境。</text:p>
      <text:p text:style-name="P4">
照片：der标准</text:p>
      <text:p text:style-name="P4">
News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罗森伯格的豆荚 - 俄罗斯寡头保留了外国资产 - 新闻调查</text:span>
</text:h>
      <text:p text:style-name="P4">
作者: Ukrinform (Person)</text:p>
      <text:p text:style-name="P4">
出版商: Укринформ (Organization)</text:p>
      <text:p text:style-name="P4">
出版时间: 2023-06-20T-16:52:00+03:00</text:p>
      <text:p text:style-name="P4">
修改时间: 2023-06-20T17:52:00+03:00</text:p>
      <text:p text:style-name="P4">
描述: 俄罗斯寡头兄弟阿卡迪（Arkady）和鲍里斯·罗森伯格（Boris Rothenberg）掩盖了他们的外国公司，房地产，游艇和飞机，这要归功于值得信赖的人，即“前锋”，这有助于他们绕过西方制裁。  - 乌克林。</text:p>
      <text:p text:style-name="P4">
图片: ['<text:a xlink:type="simple" xlink:href="https://static.ukrinform.com/photos/2023_06/thumb_files/630_360_1687272402-309.jpg" text:style-name="Internet_20_link" text:visited-style-name="Visited_20_Internet_20_Link">
630_360_16872...</text:a>
']</text:p>
      <text:p text:style-name="P4">
标签: ['Ротенберг', 'Санкції', 'Росія']</text:p>
      <text:p text:style-name="P4">
类型: Article</text:p>
      <!--METADATA-->
      <text:p text:style-name="P4">
<draw:frame draw:style-name="fr1" draw:name="Image46" text:anchor-type="as-char" svg:width="6.9236in" svg:height="3.946312in" draw:z-index="0">
<draw:image xlink:href="../Images/yкринформ/2023-06-20T-16-52-00-03-00/630_360_1687272402-309.jpg" xlink:type="simple" xlink:show="embed" xlink:actuate="onLoad" draw:mime-type="image/jpeg"/>
</draw:frame>
俄罗斯的Ooligers兄弟Arkady和Boris Rothenberg掩盖了他们的外国公司，房地产，游艇和飞机，这要归功于值得信赖的人，“前人员”，这些人绕开了绕过西方制裁的命令。</text:p>
      <text:p text:style-name="P4">
根据乌克林福姆的说法，这是在一项联合调查中指出的，该调查发表在<text:a xlink:type="simple" xlink:href="https://istories.media/stories/2023/06/20/frontmen-dlya-priblizhennikh-putina/" text:style-name="Internet_20_link" text:visited-style-name="Visited_20_Internet_20_Link">
站点</text:a>
在<text:a xlink:type="simple" xlink:href="https://www.youtube.com/watch" text:style-name="Internet_20_link" text:visited-style-name="Visited_20_Internet_20_Link">
YouTube</text:a>
重要故事。</text:p>
      <text:p text:style-name="P4">
值得注意的是，罗森伯格·马克西姆·维克托罗夫(Rothenberg Maxim Viktorov)的一位“前任”的对应关系档案正在供应。 之后，“重要故事”与记者OCCRP，勒蒙德(Le Monde)，《福布斯》(Forbes)，《世界媒体时代》(Times of the Media)。</text:p>
      <text:p text:style-name="P4">
<text:span text:style-name="T4">
另请阅读：</text:span>
 <text:a xlink:type="simple" xlink:href="https://www.ukrinform.ua/rubric-world/3710707-finlandia-konfiskuvala-aktivi-putinskogo-oligarha-na-323-000.html" text:style-name="Internet_20_link" text:visited-style-name="Visited_20_Internet_20_Link">
芬兰以323 000欧元没收了普京寡头的资产</text:a>
Rothenberg档案馆包含50,000多个文件，其中包括近3万电子表和约12,000个文件。 这些材料表明，罗滕伯格是如何保留其外国资产的，以帮助值得信赖的人的协助，他们的任务是进行顾客的财务和个人事务，即一只alletak，因此没有人知道这是谁的利益。</text:p>
      <text:p text:style-name="P4">
一位“主持人” Maxim Viktorov是苏联克格勃的前雇员，他于2012年由俄罗斯联邦国防专家Anatoly Serdyukov的顾问在2012年工作。 此外，据报纸称，英国王子迈克尔·肯特(Michael Kent)的维克多·埃比兹尼斯(Viktor Ebiznes)合伙人。</text:p>
      <text:p text:style-name="P4">
维克托罗夫(Viktorov)在美国和欧盟制裁名单上启动后，于2014年开始帮助罗森伯格(Rothenberg)。 他们逐渐从资产管理中出来，但根据调查人员的说法，在公司中的份额转移到了由维克多(Viktor)拥有的各种封闭的单位投资基金中。</text:p>
      <text:p text:style-name="P4">
<text:span text:style-name="T4">
另请阅读：</text:span>
 <text:a xlink:type="simple" xlink:href="https://www.ukrinform.ua/rubric-polytics/3706663-vidpovid-na-agresiu-ak-ukraina-vilucae-rosijski-aktivi.html" text:style-name="Internet_20_link" text:visited-style-name="Visited_20_Internet_20_Link">
回复侵略：乌克兰如何占领俄罗斯资产</text:a>
</text:p>
      <text:p text:style-name="P4">
通过缺少西方制裁的妻子，帮助兄弟罗森伯加(Rothenbergam)兄弟：多达瓦纳莎·卡琳娜·罗森伯格(Doddanasha Karina Rothenberg)和拉脱维亚公民玛丽亚·博杜诺瓦(Maria Bordunova)(消息人士称她为Arcadia Rothenberg的“不是官方妻子”).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Arkady和Boris Rothenberg是普京“近圈”的一部分，他们熟悉列宁格勒的青年时代。 普京到来后，兄弟们得以维持。 有时，他们自己为俄罗斯联邦总统的主持人Arkady Rothenberg称自己为普京的“普京宫殿”的所有者。</text:p>
      <text:p text:style-name="P4">
News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在奥地利，记者找到了普京的女儿别墅</text:span>
</text:h>
      <text:p text:style-name="P4">
作者: Ukrinform (Person)</text:p>
      <text:p text:style-name="P4">
出版商: Укринформ (Organization)</text:p>
      <text:p text:style-name="P4">
出版时间: 2023-06-20T-17:49:00+03:00</text:p>
      <text:p text:style-name="P4">
修改时间: 2023-06-20T17:49:00+03:00</text:p>
      <text:p text:style-name="P4">
描述: 在最著名的奥地利度假胜地之一中，Kitsbuel是一座价值1000万欧元的别墅，被认为属于俄罗斯寡头Arcadia Rothenberg，并被用来休息普京的女儿Maria Vorontsova。  - 乌克林。</text:p>
      <text:p text:style-name="P4">
图片: ['<text:a xlink:type="simple" xlink:href="https://static.ukrinform.com/photos/2023_06/thumb_files/630_360_1687272325-894.jpg" text:style-name="Internet_20_link" text:visited-style-name="Visited_20_Internet_20_Link">
630_360_16872...</text:a>
']</text:p>
      <text:p text:style-name="P4">
标签: None</text:p>
      <text:p text:style-name="P4">
类型: Article</text:p>
      <!--METADATA-->
      <text:p text:style-name="P4">
<draw:frame draw:style-name="fr1" draw:name="Image47" text:anchor-type="as-char" svg:width="6.9236in" svg:height="3.951518in" draw:z-index="0">
<draw:image xlink:href="../Images/yкринформ/2023-06-20T-17-49-00-03-00/630_360_1687272325-894.jpg" xlink:type="simple" xlink:show="embed" xlink:actuate="onLoad" draw:mime-type="image/jpeg"/>
</draw:frame>
在最著名的奥地利度假胜地之一中，Kitsbuel位于一座价值1000万欧元的别墅中，被认为属于俄罗斯寡头Arcadia Rothenbergut，用于休息普京的女儿玛丽亚·沃特索娃(Maria Vorontsova)。</text:p>
      <text:p text:style-name="P4">
根据乌克林福姆的说法，这是在奥地利报纸进行的新闻调查中指出的<text:a xlink:type="simple" xlink:href="https://www.derstandard.at/story/3000000175251/eine-oligarchenvilla-in-kitzbuehel-fuer-putins-tochter" text:style-name="Internet_20_link" text:visited-style-name="Visited_20_Internet_20_Link">
der Standard</text:a>
与国际合作伙伴一起。</text:p>
      <text:p text:style-name="P4">
“内部文件表明普京的可信赖的人阿卡迪·罗滕伯格(Arkady Rothenberg)筹集了在吉兹布尔(Kitzbuel)购买Chalet。(https://www.ukrinform.ua/tag-putin)“， - 在材料中说：“在基特斯布尔为普京的女儿寡头的寡头。”</text:p>
      <text:p text:style-name="P4">
值得注意的是，这是蒂罗尔(Tyrol)Kitsbuel Highlands的Oberlyatenweg 31B的一所房子。 正式地，地方当局，尼菲德尔部内政部不知道谁实际上拥有800平方米的房屋，可欣赏美景，花园和游泳池。</text:p>
      <text:p text:style-name="P4">
“对腐败和有组织交通调查项目的联合调查(OCCRP)，俄罗斯移民版“历史”，《标准版》和许多其他国际媒体合作伙伴，例如Spiegel，“ Dyerotenberg”，揭示了自2014年以来将向谁拥有的人。 文章指出，至少在欧盟中，寡头的所有资产至少已经冻结了，因此应该是理论上的。”  - 文章指出。</text:p>
      <text:p text:style-name="P4">
<text:span text:style-name="T4">
另请阅读：</text:span>
 [司法部提出了没收俄罗斯人资产的要求<text:span text:style-name="T4">
 rothenberg </text:span>
 s(https://www.ukrinform.ua/rubric-economy/3677800-minust-podav-pozov-pro-konfiskaciu-aktiviv-rosian-rotenbergiv.html)根据标准，国家保护和情报部门是奥地利人，自2022年4月以来，可以找出众议院的真正所有者。 Osage服务不排除该物业属于子人物的属性，但今天尚未确认该小屋。</text:p>
      <text:p text:style-name="P4">
也不知道所有者和市长Kitsbuel Klaus Wincler(来自奥地利人民党)，他告诉记者，他“尚不清楚已提交欧盟制裁的人，位于基特斯布尔的房地产。”“内部文件及其国际合作伙伴，向欧盟的公司计划，虚假人物和中介机构的制度作证，与当局进行了长期欺骗。购买木屋是从Arcadiaroenberg收到的。</text:p>
      <text:p text:style-name="P4">
因此，购买房地产的资金是由塞浦路斯公司Olpon Investments的贷款付出的，该公司自2003年以来由Rothenberg拥有。 在拉脱维亚的SMP银行时，奥彭拥有1,150万欧元，这又属于Rothenbergam。 从那里钱到了Wayblue。 后来，由于Rothenbergs的回应，SMP成为子午线贸易银行，贷款交给了爱沙尼亚金融服务供应商，后者声称他在2021年停止了Wayblue的业务关系。</text:p>
      <text:p text:style-name="P4">
根据拥有Wayblue Limited Figuy Company的记者的说法。 众所周知，它是由另一家具有Velidom Limited的塞浦路斯公司控制的，该公司是信托服务提供商，并管理第三方的资产。</text:p>
      <text:p text:style-name="P4">
文章写道：“但是，不仅资助了房地产购买的人，而且是谁是永久访客的人。</text:p>
      <text:p text:style-name="P4">
根据调查，普京的女儿一直受到保护。 在1月初，尤其是在俄罗斯庆祝圣诞节的房子里。</text:p>
      <text:p text:style-name="P4">
其中一位餐饮工人告诉报纸，他曾经在这次烹饪食物。 当时，据称，与会者大约有30人，甚至是普京本人。 另一个人告诉Der Standard，还看到了普京和他的警卫在Kitsbuel的Opestleteweg。</text:p>
      <text:p text:style-name="P4">
这篇文章说：“没有独立的证据，但是Putinacaterna Tikhonova的小女儿旅行的数据表明，她在过去几年中也停了几次。”</text:p>
      <text:p text:style-name="P4">
<text:span text:style-name="T4">
另请阅读：</text:span>
 <text:a xlink:type="simple" xlink:href="https://www.ukrinform.ua/rubric-economy/3686024-sud-arestuvav-aktivi-rosijskogo-oligarha-na-20-miljoniv.html" text:style-name="Internet_20_link" text:visited-style-name="Visited_20_Internet_20_Link">
法院以2000万逮捕了俄罗斯寡头的资产</text:a>
</text:p>
      <text:p text:style-name="P4">
正如乌克林福姆报道的那样，奥地利银行集团Raiffeisen Bankternational(RBI)自2002年以来，至少直到2016年，塞浦路斯的一家文书公司一直在维修，数亿欧元通过了，显然是俄罗斯人拥有的<text:a xlink:type="simple" xlink:href="https://www.ukrinform.ua/rubric-kyiv/3684783-vaks-konfiskuvav-castku-rotenbergiv-u-ocean-plaza.html" text:style-name="Internet_20_link" text:visited-style-name="Visited_20_Internet_20_Link">
寡头Rothenbergam</text:a>
来自普京最接近的环境。</text:p>
      <text:p text:style-name="P4">
照片：der标准</text:p>
      <text:p text:style-name="P4">
News Source: <text:a xlink:type="simple" xlink:href="https://www.ukrinform.ua/rubric-world/3725426-v-avstrii-zurnalisti-viavili-villu-donki-putina.html" text:style-name="Internet_20_link" text:visited-style-name="Visited_20_Internet_20_Link">
https://www.ukrinform.ua/rubric-world/3725426-v-avstrii-zurnalisti-viavili-villu-donki-putina.html</text:a>
</text:p>
      <!--NEWS-->
      <text:h text:style-name="P10" text:outline-level="1">
<text:span text:style-name="T4">
爆炸信：西班牙的法院指责涉嫌恐怖主义的养老金领取者</text:span>
</text:h>
      <text:p text:style-name="P4">
作者: Ukrinform (Person)</text:p>
      <text:p text:style-name="P4">
出版商: Укринформ (Organization)</text:p>
      <text:p text:style-name="P4">
出版时间: 2023-06-20T-18:48:12+03:00</text:p>
      <text:p text:style-name="P4">
修改时间: 2023-06-20T17:48:12+03:00</text:p>
      <text:p text:style-name="P4">
描述: 在马德里高等法院，法官何塞·路易斯·卡拉马（Jose Luis Kalama）指控一名74岁的嫌疑人在2022年底向政府，外交和国防机构发送了几封信，并在两个指控恐怖主义的指控下向政府，外交和国防机构发送了几封信。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Іспанія', 'Суд', 'Тероризм', 'Вибухівка', 'Лист']</text:p>
      <text:p text:style-name="P4">
类型: Article</text:p>
      <!--METADATA-->
      <text:p text:style-name="P4">
<draw:frame draw:style-name="fr1" draw:name="Image48" text:anchor-type="as-char" svg:width="6.9236in" svg:height="3.956343in" draw:z-index="0">
<draw:image xlink:href="../Images/yкринформ/2023-06-20T-18-48-12-03-00/630_360_1540839872-223.jpg" xlink:type="simple" xlink:show="embed" xlink:actuate="onLoad" draw:mime-type="image/jpeg"/>
</draw:frame>
调查人员何塞·路易斯·卡拉马(Jose Luis Kalama)在马德里高等法院发表讲话，指控这名74岁的嫌疑人于2022年底向法规，外交和国防机构发送了几封炸药的来信情况。</text:p>
      <text:p text:style-name="P4">
关于它报告<text:a xlink:type="simple" xlink:href="https://www.reuters.com/world/spanish-court-charges-parcel-bomb-suspect-with-terrorism-offences-2023-06-20/" text:style-name="Internet_20_link" text:visited-style-name="Visited_20_Internet_20_Link">
路透</text:a>
，报道乌克林福姆。</text:p>
      <text:p text:style-name="P4">
如前所述，Pumplez Paskal于去年11月24日至12月2日在一月份被捕，他派出了六个包裹，派遣了萨马莫布特炸药，针对总理佩德罗·桑切斯(Pedro Sanchez)，玛格丽塔·罗伯斯(Margarita Robles)，乌克兰大使馆和美国军人，军事，玛格丽塔·罗伯斯(Margarita Robles)部长 - 空气基础和武器制造商。 大部分弹药都被处置了。乌克兰大使馆安全局的安全人员在其中一个爆炸期间受到了轻微伤害。</text:p>
      <text:p text:style-name="P4">
调查法官指出，即使没有证据表明嫌疑人属于有组织的恐怖组织或加入了恐怖分子的证据，也证实了恐怖主义的指控和出于恐怖目的的制造装置的指控。 行为的特征和背景，使用爆炸装置以及政治图案 - 例如违反公共秩序，迫使政府阻止乌克兰在针对俄罗斯的战争中的支持，被认为是合理的。</text:p>
      <text:p text:style-name="P4">
这两种罪行都被认为是具有严重情况的犯罪，因为两个包裹被介绍给高级官员 - 桑切斯·艾奥布尔斯。</text:p>
      <text:p text:style-name="P4">
冈萨雷斯(Gonzalez)是前州立的退休。 他住在北部北部伯戈斯的米兰达·德尔·埃巴尔。</text:p>
      <text:p text:style-name="P4">
在调查过程中，警方在冈萨雷斯的DNA爆炸装置上发现了DNA的痕迹。</text:p>
      <text:p text:style-name="P4">
亚马逊在线商店提供的记录显示，冈萨雷斯正在购买<text:a xlink:type="simple" xlink:href="https://www.ukrinform.ua/tag-vibuhivka" text:style-name="Internet_20_link" text:visited-style-name="Visited_20_Internet_20_Link">
炸药</text:a>
，2022年6月和7月，冥想，胶带和模板进行铭文。</text:p>
      <text:p text:style-name="P4">
12月，西班牙媒体报道了马德里的乌克兰警​​察爆炸。 Dipulast的指挥官受到轻伤，并被接待 - 信封在他手中爆炸。 其余的员工未婚。<text:span text:style-name="T4">
另请阅读：</text:span>
 <text:a xlink:type="simple" xlink:href="https://www.ukrinform.ua/rubric-world/3657265-postovou-rozsilkou-vibuhivok-v-ispanii-keruvali-rosijski-specsluzbi-nyt.html" text:style-name="Internet_20_link" text:visited-style-name="Visited_20_Internet_20_Link">
<text:span text:style-name="T4">
通过邮件</text:span>
 <text:span text:style-name="T4">
通过邮件</text:span>
 <text:span text:style-name="T4">
 </text:span>
炸药<text:span text:style-name="T4">
 </text:span>
西班牙<text:span text:style-name="T4">
<text:span text:style-name="T5">
* </text:span>
</text:span>
<text:span text:style-name="T5">
 </text:span>
<text:span text:style-name="T4">
<text:span text:style-name="T5">
*</text:span>
</text:span>
<text:span text:style-name="T4">
 </text:span>
 <text:span text:style-name="T4">
 </text:span>
 ***</text:a>
此外，西班牙总理佩德罗·桑切斯(Pedro Sanchez)的办公室是一种爆炸​​装置的叶子，类似于提到的设备。 美国驻马德里大使馆收到了类似的信。</text:p>
      <text:p text:style-name="P4">
一月<text:a xlink:type="simple" xlink:href="https://www.ukrinform.ua/rubric-world/3660868-listi-z-vibuhivkou-sud-v-ispanii-obvinuvativ-pensionera-v-terorizmi.html" text:style-name="Internet_20_link" text:visited-style-name="Visited_20_Internet_20_Link">
西班牙的一名法院起诉养老金领取者的恐怖主义</text:a>
，涉嫌与爆炸物一起参与邮寄包。 该男子被拘留是因为他认为自己“可以在俄罗斯公民的帮助下逃到俄罗斯领土”。</text:p>
      <text:p text:style-name="P4">
4月，西班牙国家法院法官驳回了一名74岁的养老金领取者，他涉嫌由西班牙部长，国防公司和乌克兰大使馆发送炸药的信件。 法院提到他的战士，缺乏信念，以及在调查中收集证据的阶段。</text:p>
      <text:p text:style-name="P4">
他被抓住了护照，并被禁止离开该国。 他还必须每周出庭，并不断向法院告知他的位置。</text:p>
      <text:p text:style-name="P4">
News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尤里·麦克斯莫夫（Yuri Maximov）成为Zvyagel的总教练</text:span>
</text:h>
      <text:p text:style-name="P4">
作者: Ukrinform (Person)</text:p>
      <text:p text:style-name="P4">
出版商: Укринформ (Organization)</text:p>
      <text:p text:style-name="P4">
出版时间: 2023-06-20T-1:59:12+03:00</text:p>
      <text:p text:style-name="P4">
修改时间: 2023-06-20T21:59:12+03:00</text:p>
      <text:p text:style-name="P4">
描述: 尤里·麦克斯莫夫（Yuri Maximov）成为Zvyagel的新任主教练。  - 乌克林。</text:p>
      <text:p text:style-name="P4">
图片: ['<text:a xlink:type="simple" xlink:href="https://static.ukrinform.com/photos/2023_06/thumb_files/630_360_1687287474-256.jpg" text:style-name="Internet_20_link" text:visited-style-name="Visited_20_Internet_20_Link">
630_360_16872...</text:a>
']</text:p>
      <text:p text:style-name="P4">
标签: ['Футбол']</text:p>
      <text:p text:style-name="P4">
类型: Article</text:p>
      <!--METADATA-->
      <text:p text:style-name="P4">
<draw:frame draw:style-name="fr1" draw:name="Image49" text:anchor-type="as-char" svg:width="6.9236in" svg:height="3.956343in" draw:z-index="0">
<draw:image xlink:href="../Images/yкринформ/2023-06-20T-1-59-12-03-00/630_360_1687287474-256.jpg" xlink:type="simple" xlink:show="embed" xlink:actuate="onLoad" draw:mime-type="image/jpeg"/>
</draw:frame>
尤里·麦克斯莫夫(Yuri Maximov)成为Zvyagel的新任主教练。</text:p>
      <text:p text:style-name="P4">
据报道<text:a xlink:type="simple" xlink:href="https://www.facebook.com/pfczvyagel/posts/715945863872531" text:style-name="Internet_20_link" text:visited-style-name="Visited_20_Internet_20_Link">
新闻服务</text:a>
Ufeysbook团队，乌克林福姆报告。</text:p>
      <text:p text:style-name="P4">
“尤里·马克西莫夫(Yuri Maximov)是乌克兰足球的传奇人物。 作为一名球员，他在欧洲冠军联赛中为巴塞罗那的迪纳摩进球。 他打破了德国德甲。 当培训师赢得阿塞拜疆时，波尔塔瓦·沃斯克拉(Poltava Vorskla)被带到乌克兰杯和Vevrocubka的决赛中。 在马克西莫夫(Maximov)领导下的每个团队都变得更加强大。 锥形人很高兴看到每个人，都强调 - 在每个人中 - 乌克兰首映团队。 俱乐部主席德米特里·科斯蒂克(Dmitry Kostyuk)说，马克斯莫夫现在是Zvyagel的首席培训师，这对我们来说是一种荣幸。</text:p>
      <text:p text:style-name="P4">
<text:span text:style-name="T4">
另请阅读：</text:span>
 <text:a xlink:type="simple" xlink:href="https://www.ukrinform.ua/rubric-sports/3725449-upl-rusin-najkrasij-gravec-travnacervna-ponomarov-najkrasij-trener.html" text:style-name="Internet_20_link" text:visited-style-name="Visited_20_Internet_20_Link">
UPL：Rusyn是5月至6月，Ponomarev-最佳教练的最佳球员</text:a>
据报道，尤里·麦克斯莫夫(Yuri Maximov)的最后一个教练地点是沃斯克拉(Vorskla)。 在2019/2020赛季，他将Poltava带到了乌克兰杯的决赛中。同样在首次联赛中，马克西莫夫(Maximov)训练了基辅“ Obolon”，Kryvyi rih“ Kryvbas”，Donetsk“ Merallurg”。</text:p>
      <text:p text:style-name="P4">
Zvyagel在第二个联赛中行事。 上个赛季，球队排名第五。</text:p>
      <text:p text:style-name="P4">
自4月下旬以来，马克西莫夫(Maximov)一直担任波西体育总监的职位。自2022年5月，他离开沃斯克拉(Vorskla)以来，他就一直没有担任首席教练。</text:p>
      <text:p text:style-name="P4">
照片：facebook.com/pfczvyagel/</text:p>
      <text:p text:style-name="P4">
News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Shmigal：我们开始在伦敦工作，参加乌克兰复苏会议</text:span>
</text:h>
      <text:p text:style-name="P4">
作者: Ukrinform (Person)</text:p>
      <text:p text:style-name="P4">
出版商: Укринформ (Organization)</text:p>
      <text:p text:style-name="P4">
出版时间: 2023-06-20T-2:53:00+03:00</text:p>
      <text:p text:style-name="P4">
修改时间: 2023-06-20T21:53:00+03:00</text:p>
      <text:p text:style-name="P4">
描述: 乌克兰当局的代表开始在伦敦工作，参加乌克兰恢复会议。  - 乌克林。</text:p>
      <text:p text:style-name="P4">
图片: ['<text:a xlink:type="simple" xlink:href="https://static.ukrinform.com/photos/2023_05/thumb_files/630_360_1684314967-865.jpeg" text:style-name="Internet_20_link" text:visited-style-name="Visited_20_Internet_20_Link">
630_360_16843...</text:a>
']</text:p>
      <text:p text:style-name="P4">
标签: ['Лондон', 'Шмигаль', 'Конференція']</text:p>
      <text:p text:style-name="P4">
类型: Article</text:p>
      <!--METADATA-->
      <text:p text:style-name="P4">
<draw:frame draw:style-name="fr1" draw:name="Image50" text:anchor-type="as-char" svg:width="6.9236in" svg:height="3.956343in" draw:z-index="0">
<draw:image xlink:href="../Images/yкринформ/2023-06-20T-2-53-00-03-00/630_360_1684314967-865.jpeg" xlink:type="simple" xlink:show="embed" xlink:actuate="onLoad" draw:mime-type="image/jpeg"/>
</draw:frame>
乌克兰当局的代表开始在伦敦工作，参加乌克兰的重建。</text:p>
      <text:p text:style-name="P4">
关于<text:a xlink:type="simple" xlink:href="https://t.me/Denys_Smyhal/5432" text:style-name="Internet_20_link" text:visited-style-name="Visited_20_Internet_20_Link">
电报</text:a>
乌克林福姆报道，丹尼斯·施米加尔(Denis Shmigal)写信给乌克兰总理。</text:p>
      <text:p text:style-name="P4">
“在活动的框架内，我们将与国际合作伙伴提出并讨论基本重建：快速恢复，在充满活力的地区的私人投资吸引力，区域间合作伙伴关系的加强，”  - 强调。</text:p>
      <text:p text:style-name="P4">
<text:span text:style-name="T4">
另请阅读：</text:span>
 <text:a xlink:type="simple" xlink:href="https://www.ukrinform.ua/rubric-vidbudova/3725076-proekt-vidbudovi-ukraini-e-odnim-z-najbils-ambitnih-i-dorogih-z-casiv-drugoi-svitovoi-simmons.html" text:style-name="Internet_20_link" text:visited-style-name="Visited_20_Internet_20_Link">
乌克兰的乌克兰项目是自第二次世界大战以来最雄心勃勃的Idoro之一 - 西蒙斯</text:a>
施密历告知，乌克兰当局在伦敦诺诺会议之后签署了许多重要协议，备忘录，这些声明将促进乌克兰的重建和发展。</text:p>
      <text:p text:style-name="P4">
据报道，据报道，6月19日，Shmigal谈到了伦敦恢复伦敦会议上锌的关键方面。</text:p>
      <text:p text:style-name="P4">
照片：Denis Shmigal，电报</text:p>
      <text:p text:style-name="P4">
News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库勒巴（Kuleba</text:span>
</text:h>
      <text:p text:style-name="P4">
作者: Ukrinform (Person)</text:p>
      <text:p text:style-name="P4">
出版商: Укринформ (Organization)</text:p>
      <text:p text:style-name="P4">
出版时间: 2023-06-20T-3:51:00+03:00</text:p>
      <text:p text:style-name="P4">
修改时间: 2023-06-20T21:51:00+03:00</text:p>
      <text:p text:style-name="P4">
描述: 外交大臣杜米特罗·库莱巴（Dmytro Kuleba）在与美国国务卿安东尼（Anthony）在伦敦举行的会议上讨论了乌克兰反对意义的加强。  - 乌克林。</text:p>
      <text:p text:style-name="P4">
图片: ['<text:a xlink:type="simple" xlink:href="https://static.ukrinform.com/photos/2023_06/thumb_files/630_360_1687287453-969.jpg" text:style-name="Internet_20_link" text:visited-style-name="Visited_20_Internet_20_Link">
630_360_16872...</text:a>
']</text:p>
      <text:p text:style-name="P4">
标签: ['Дмитро Кулеба', 'Блінкен', 'Контрнаступ', 'Формула миру']</text:p>
      <text:p text:style-name="P4">
类型: Article</text:p>
      <!--METADATA-->
      <text:p text:style-name="P4">
<draw:frame draw:style-name="fr1" draw:name="Image51" text:anchor-type="as-char" svg:width="6.9236in" svg:height="3.956343in" draw:z-index="0">
<draw:image xlink:href="../Images/yкринформ/2023-06-20T-3-51-00-03-00/630_360_1687287453-969.jpg" xlink:type="simple" xlink:show="embed" xlink:actuate="onLoad" draw:mime-type="image/jpeg"/>
</draw:frame>
在与美国国务卿安东尼·眨眼(Anthony Blinken)的一次会议上，美国国务卿安东尼·布林肯(Anthony Blinken)在伦敦诺尼(Londonnoni)。</text:p>
      <text:p text:style-name="P4">
根据乌克林福姆的说法，库伯在[Twitter]中报道了(http://twitter.com/DmytroKuleba/status/1671221303041196044)。</text:p>
      <text:p text:style-name="P4">
部长写道：“在伦敦，我遇到了安东尼·眨眼，并感谢美国的支持。”</text:p>
      <text:p text:style-name="Quotations">

<text:p text:style-name="P4">
在伦敦，我遇到了<text:a xlink:type="simple" xlink:href="https://twitter.com/SecBlinken" text:style-name="Internet_20_link" text:visited-style-name="Visited_20_Internet_20_Link">
@secblinken&gt;
</text:a>
并感谢我们的支持。 我们讨论了支持乌克兰反攻&gt;
能力的下一步，并根据乌克兰的北约会员观点准备了维尔纽斯峰会可交付成果，并增强了对和平&gt;
和平&gt;
公式的全球支持。 <text:a xlink:type="simple" xlink:href="https://t.co/4B0gj3ygsk" text:style-name="Internet_20_link" text:visited-style-name="Visited_20_Internet_20_Link">
pic.twitter.com/4b0gj3ygsk</text:a>
&gt;
&gt;
  -  dmytro kuleba(dmitrykuleba)<text:a xlink:type="simple" xlink:href="https://twitter.com/DmytroKuleba/status/1671221303041196044" text:style-name="Internet_20_link" text:visited-style-name="Visited_20_Internet_20_Link">
2023年6月20日&gt;
</text:a>
外交大臣说，在会议上，讨论了以下步骤，以讨论乌克兰的反攻性能力，为维尔纽斯峰会的实际结果做准备，以了解我国在[北约]中成员资格的前景(https://www.ukrinform.ua/tag-nato)但是全球支持的增长已经形成了和平。</text:p>

</text:p>
      <text:p text:style-name="P4">
据报道，6月21日，将在伦敦举行一次国际乌克兰海关会议，该会议将决定该国战后重建和现代化的优先，中期和观点任务。</text:p>
      <text:p text:style-name="P4">
News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首都的雨：基瓦夫托多（Kyivavtodor）消除了洪水</text:span>
</text:h>
      <text:p text:style-name="P4">
作者: Ukrinform (Person)</text:p>
      <text:p text:style-name="P4">
出版商: Укринформ (Organization)</text:p>
      <text:p text:style-name="P4">
出版时间: 2023-06-20T-4:40:00+03:00</text:p>
      <text:p text:style-name="P4">
修改时间: 2023-06-20T21:40:00+03:00</text:p>
      <text:p text:style-name="P4">
描述: 基辅霍夫托尔液压服务致力于消除由风暴造成的洪水，这已经覆盖了今天的首都。  - 乌克林。</text:p>
      <text:p text:style-name="P4">
图片: ['<text:a xlink:type="simple" xlink:href="https://static.ukrinform.com/photos/2023_06/thumb_files/630_360_1687286178-357.jpg" text:style-name="Internet_20_link" text:visited-style-name="Visited_20_Internet_20_Link">
630_360_16872...</text:a>
']</text:p>
      <text:p text:style-name="P4">
标签: ['Дощ', 'КМДА', 'Київ', 'Київавтодор', 'Підтоплення']</text:p>
      <text:p text:style-name="P4">
类型: Article</text:p>
      <!--METADATA-->
      <text:p text:style-name="P4">
<draw:frame draw:style-name="fr1" draw:name="Image52" text:anchor-type="as-char" svg:width="6.9236in" svg:height="3.956343in" draw:z-index="0">
<draw:image xlink:href="../Images/yкринформ/2023-06-20T-4-40-00-03-00/630_360_1687286178-357.jpg" xlink:type="simple" xlink:show="embed" xlink:actuate="onLoad" draw:mime-type="image/jpeg"/>
</draw:frame>
基辅伐夫液压服务是在消除洪水的情况下进行的，这是由当今资本造成的。</text:p>
      <text:p text:style-name="P4">
正如乌克林福姆报道的那样，在[电报]中(http://t.me/KyivCityOfficial/7069)KSCA新闻服务报告。</text:p>
      <text:p text:style-name="P4">
“由于铁轨的结果，现场的几个地区发生了当地洪水。 这种洪水的主要原因是降雨系统无法应付大量降水。 基瓦夫托多(Kyivavtodor)的液压服务的位置，底盘设备的特殊设备。”  - 在消息中说。</text:p>
      <text:p text:style-name="P4">
如前所述，根据乌克里德顿中心(Ukrhydromet Center)的说法，在下一个小时，合规性将继续在一天结束时继续<text:a xlink:type="simple" xlink:href="https://www.ukrinform.ua/tag-dos" text:style-name="Internet_20_link" text:visited-style-name="Visited_20_Internet_20_Link">
雨</text:a>
。</text:p>
      <text:p text:style-name="P4">
<text:span text:style-name="T4">
另请阅读：</text:span>
 [在基辅通过<text:span text:style-name="T4">
排水</text:span>
淹没了左边 - 银行地铁站的几条街道和地区]]](https://www.ukrinform.ua/rubric-kyiv/3721083-u-kievi-cerez-zlivu-pidtopleni-kilka-vulic-ta-rajon-stancii-metro-livoberezna.html)KSCA敦促公民在道路或人行道洪水泛滥到派遣的基沃文托尔：044 284 7419。</text:p>
      <text:p text:style-name="P4">
如今，基辅掩盖了强大的倾盆大雨，冰雹倒下了。 有些街道正在经过，道路上形成了交通拥堵。</text:p>
      <text:p text:style-name="P4">
<text:span text:style-name="T5">
foto：KSCA，Facebook</text:span>
</text:p>
      <text:p text:style-name="P4">
News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立陶宛习俗通过俄罗斯联邦和白俄罗斯加强了货物运输规则</text:span>
</text:h>
      <text:p text:style-name="P4">
作者: Ukrinform (Person)</text:p>
      <text:p text:style-name="P4">
出版商: Укринформ (Organization)</text:p>
      <text:p text:style-name="P4">
出版时间: 2023-06-20T-5:37:38+03:00</text:p>
      <text:p text:style-name="P4">
修改时间: 2023-06-20T21:37:38+03:00</text:p>
      <text:p text:style-name="P4">
描述: 从7月3日起，从立陶宛过境到俄罗斯联邦或RB领土的船员将不得不提交制造商的宣言。  - 乌克林。</text:p>
      <text:p text:style-name="P4">
图片: ['<text:a xlink:type="simple" xlink:href="https://static.ukrinform.com/photos/2023_06/thumb_files/630_360_1687286230-207.jpg" text:style-name="Internet_20_link" text:visited-style-name="Visited_20_Internet_20_Link">
630_360_16872...</text:a>
']</text:p>
      <text:p text:style-name="P4">
标签: ['Білорусь', 'Литва', 'Митниця', 'Торгівля', 'Росія']</text:p>
      <text:p text:style-name="P4">
类型: Article</text:p>
      <!--METADATA-->
      <text:p text:style-name="P4">
<draw:frame draw:style-name="fr1" draw:name="Image53" text:anchor-type="as-char" svg:width="6.9236in" svg:height="3.956343in" draw:z-index="0">
<draw:image xlink:href="../Images/yкринформ/2023-06-20T-5-37-38-03-00/630_360_1687286230-207.jpg" xlink:type="simple" xlink:show="embed" xlink:actuate="onLoad" draw:mime-type="image/jpeg"/>
</draw:frame>
从7月3日起，从立陶宛过境的船员穿过俄罗斯联邦或RB领土的船员将不得不提交制造商的宣言。</text:p>
      <text:p text:style-name="P4">
正如乌克林福姆报道的那样，它报告了<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经济与创新部还提议政府暂时(一年)禁止从立陶宛通过立陶宛通过立陶宛运输双重商品，该商品可用于对乌克兰战争。 建议使用65个商品代码休息，但此列表可能会改变。</text:p>
      <text:p text:style-name="P4">
根据立陶宛银行的计算，自战争开始以来，从[立陶宛]出口总计(https://www.ukrinform.ua/tag-litva)俄罗斯对俄罗斯的减少了4％，但向独立国家联邦其他国家的出口增加了4.2％(顺式). Є припущення, що під реекспорт маскується ввезення до Росіїсанкційних товарів.</text:p>
      <text:p text:style-name="P4">
<text:span text:style-name="T5">
Фото: BNS</text:span>
</text:p>
      <text:p text:style-name="P4">
News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俄罗斯军人不提供有关乌克兰损失的信息 - 拦截</text:span>
</text:h>
      <text:p text:style-name="P4">
作者: Ukrinform (Person)</text:p>
      <text:p text:style-name="P4">
出版商: Укринформ (Organization)</text:p>
      <text:p text:style-name="P4">
出版时间: 2023-06-20T-6:35:33+03:00</text:p>
      <text:p text:style-name="P4">
修改时间: 2023-06-20T21:35:33+03:00</text:p>
      <text:p text:style-name="P4">
描述: 俄罗斯的军人并没有谈论乌克兰的部队真正损失，尽管他们自己知道这些损失很高。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Окупація', 'Росія', 'Війна з Росією']</text:p>
      <text:p text:style-name="P4">
类型: Article</text:p>
      <!--METADATA-->
      <text:p text:style-name="P4">
<draw:frame draw:style-name="fr1" draw:name="Image54" text:anchor-type="as-char" svg:width="6.9236in" svg:height="3.956343in" draw:z-index="0">
<draw:image xlink:href="../Images/yкринформ/2023-06-20T-6-35-33-03-00/630_360_1680422407-224.png" xlink:type="simple" xlink:show="embed" xlink:actuate="onLoad" draw:mime-type="image/png"/>
</draw:frame>
俄罗斯的军人并没有谈论乌克兰的部队真正损失，尽管他们自己知道这些损失很高。</text:p>
      <text:p text:style-name="P4">
这是在两名俄罗斯军人的对话中指出的，他们的录音<text:a xlink:type="simple" xlink:href="https://gur.gov.ua/content/da-uzhe-b-po-kyevu-u-baly-by-bombochkoi-takoi-chtoby-hrybok-podnialsia-u-nykh-tam-y-opustylsia.html" text:style-name="Internet_20_link" text:visited-style-name="Visited_20_Internet_20_Link">
国防部智力局主要局长服务</text:a>
，报道乌克林福姆。</text:p>
      <text:p text:style-name="P4">
“彼得鲁卡已经4个月大。 他知道他在哪里？ 在Donetsk和Luhansk地区。 好吧，死者说，很多。 我们的人也很抱歉。 我们不知道有多少死亡。”第一俄语说。</text:p>
      <text:p text:style-name="P4">
<text:span text:style-name="T4">
另请阅读：</text:span>
 <text:a xlink:type="simple" xlink:href="https://www.ukrinform.ua/rubric-ato/3724533-iz-frontu-tila-vagnerivciv-vivozat-kamazami-perehoplenna.html" text:style-name="Internet_20_link" text:visited-style-name="Visited_20_Internet_20_Link">
从瓦格纳身体的前部，卡马兹被取出 -  <text:span text:style-name="T4">
拦截</text:span>
</text:a>
另一位俄罗斯军队说，有很多死亡，并确认他们也不说什么，“我们只是看到了一切。”</text:p>
      <text:p text:style-name="P4">
在谈论动员的谈话过程中，第一位俄罗斯军人指出，他的熟人亚历山大·奇什辛(Alexander Cheshuin)被召集到军事入伍办公室。</text:p>
      <text:p text:style-name="P4">
“现在，他们说，从4月1日起，似乎是。 我不知道每周动员多少 -​​ 不 - 不 - 。 类型，需要拨打400人。(称为 -  ed。)在军事入伍办公室里，我笑了……他现在正在对他的田hoda，键入突出(脊柱中疝形成的初始阶段。)他等。”他说。</text:p>
      <text:p text:style-name="P4">
<text:span text:style-name="T4">
另请阅读：</text:span>
 <text:a xlink:type="simple" xlink:href="https://www.ukrinform.ua/rubric-ato/3720431-perehoplenna-sbu-pidtverdzue-so-kahovsku-ges-pidirvala-diversijna-grupa-rosian.html" text:style-name="Internet_20_link" text:visited-style-name="Visited_20_Internet_20_Link">
<text:span text:style-name="T4">
拦截</text:span>
 SBU确认Kakh​​ovsk Hese被一群破坏的俄罗斯人所破坏</text:a>
作为回应，第二次军事俄罗斯联邦表示，如果切肖因在俄罗斯，该镇将“肿胀”。</text:p>
      <text:p text:style-name="P4">
他说：“当它来到这里时，这将很困难。”</text:p>
      <text:p text:style-name="P4">
回答第一个俄罗斯人是否通过委员会的问题，第二个回答说他不是。</text:p>
      <text:p text:style-name="P4">
他们还讨论了基辅俄罗斯联邦的问题。</text:p>
      <text:p text:style-name="P4">
“是的，他们将被炸弹袭击，以至于“真菌在那里升起”。</text:p>
      <text:p text:style-name="P4">
古尔保证，对于针对乌克兰的每一次军事犯罪，这是一次性的报应。</text:p>
      <text:p text:style-name="P4">
据报道，古尔·基里尔·布·巴诺夫(Gur Kirill Budanov)的负责人宣布所有扎加尔布尼克(Zagarbnik)的合作者，没有人会被遗忘。</text:p>
      <text:p text:style-name="P4">
News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Galushchenko会见了英国能源监管机构的管理</text:span>
</text:h>
      <text:p text:style-name="P4">
作者: Ukrinform (Person)</text:p>
      <text:p text:style-name="P4">
出版商: Укринформ (Organization)</text:p>
      <text:p text:style-name="P4">
出版时间: 2023-06-20T-7:29:33+03:00</text:p>
      <text:p text:style-name="P4">
修改时间: 2023-06-20T21:29:33+03:00</text:p>
      <text:p text:style-name="P4">
描述: 在与英国电力和天然气监管机构（OFGEM）的管理会议上，乌克兰赫尔曼·赫尔曼·加鲁什科（OFGEM）会议宣布对英国在该地区建立和开发现代分销网络的建设和发展的经验兴趣。  - 乌克林。</text:p>
      <text:p text:style-name="P4">
图片: ['<text:a xlink:type="simple" xlink:href="https://static.ukrinform.com/photos/2023_06/thumb_files/630_360_1687285569-155.jpg" text:style-name="Internet_20_link" text:visited-style-name="Visited_20_Internet_20_Link">
630_360_16872...</text:a>
']</text:p>
      <text:p text:style-name="P4">
标签: ['Британія', 'Енергетика', 'Європа', 'Міненерго', 'Ринок', 'Галущенко']</text:p>
      <text:p text:style-name="P4">
类型: Article</text:p>
      <!--METADATA-->
      <text:p text:style-name="P4">
<draw:frame draw:style-name="fr1" draw:name="Image55" text:anchor-type="as-char" svg:width="6.9236in" svg:height="3.956343in" draw:z-index="0">
<draw:image xlink:href="../Images/yкринформ/2023-06-20T-7-29-33-03-00/630_360_1687285569-155.jpg" xlink:type="simple" xlink:show="embed" xlink:actuate="onLoad" draw:mime-type="image/jpeg"/>
</draw:frame>
与电力和天然气市场监管机构的管理(Ofgem)乌克兰赫尔曼·盖申科(Ukraine Herman Galushchenko)的能源部长宣布对英国在该地区建立和发展现代分销网络的经验感兴趣。</text:p>
      <text:p text:style-name="P4">
根据乌克林福姆的说法，这是报道<text:a xlink:type="simple" xlink:href="https://mev.gov.ua/novyna/pryskorennya-intehratsiyi-ukrayiny-do-yevropeyskykh-rynkiv-hazu-ta-elektroenerhiyi-zustrich" text:style-name="Internet_20_link" text:visited-style-name="Visited_20_Internet_20_Link">
部新闻服务</text:a>
。</text:p>
      <text:p text:style-name="P4">
“乌克兰赫尔曼·盖申科的能源部长在达洛农的工作访问中，会见了大不列颠市场电力和天然气的独立国家监管机构 - 天然气和电气市场办公室(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以及英国合作伙伴的帮助增强乌克兰电力系统的稳定性。</text:p>
      <text:p text:style-name="P4">
能源部负责人概述了在俄罗斯水力发电站的俄罗斯境界之后，为平衡系统所采取的措施的当前状况。 同时，Galushchenko强调需要接受Entso-E增加电力商业交换的能力，并将进口的能力提高到2 GW。</text:p>
      <text:p text:style-name="P4">
<text:span text:style-name="T4">
另请阅读：</text:span>
 <text:a xlink:type="simple" xlink:href="https://www.ukrinform.ua/rubric-economy/3697565-entsoe-zbilsilo-tehnicni-mozlivosti-dla-importu-elektroenergii-v-ukrainu.html" text:style-name="Internet_20_link" text:visited-style-name="Visited_20_Internet_20_Link">
<text:span text:style-name="T4">
 ientso </text:span>
  -  E具有进口国的技术能力 - 乌克兰的电信</text:a>
乌克兰部长强调了在天然气井中增加合作的前景。 他回忆说，我国建议合作伙伴使用乌克兰地下天然气存储设施进行天然气存储，其可靠性确认了根据欧洲规则的运营商证书的认证。</text:p>
      <text:p text:style-name="P4">
还讨论了恢复能源基础设施的问题。 这位部长表示，乌克兰对英国在该地区建立现代分销网络的经验感兴趣，尤其是在DE工业领土上实施相应的预测。特别关注核安全当事方的会议以及俄罗斯恐怖袭击对占领的ZPP安全的Kakhovskaya水力发电站的影响。 Galushchenko是文明世界对国家恐怖国家的唯一反应，应将其排除在世界市场之外。</text:p>
      <text:p text:style-name="P4">
正如乌克林福姆报道的那样，能源部指出，以下对乌克兰国际社会的支持作物之一应该是排除(艾琳娜).</text:p>
      <text:p text:style-name="P4">
<text:span text:style-name="T5">
Фото: mev.gov.ua</text:span>
</text:p>
      <text:p text:style-name="P4">
News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美国预计印度将继续以有限的价格购买俄罗斯石油</text:span>
</text:h>
      <text:p text:style-name="P4">
作者: Ukrinform (Person)</text:p>
      <text:p text:style-name="P4">
出版商: Укринформ (Organization)</text:p>
      <text:p text:style-name="P4">
出版时间: 2023-06-20T-8:24:00+03:00</text:p>
      <text:p text:style-name="P4">
修改时间: 2023-06-20T21:24:00+03:00</text:p>
      <text:p text:style-name="P4">
描述: 美国认为，限制国际市场上俄罗斯石油的价格有效，并希望印度继续根据引入的限制从俄罗斯人那里购买燃料。  - 乌克林。</text:p>
      <text:p text:style-name="P4">
图片: ['<text:a xlink:type="simple" xlink:href="https://static.ukrinform.com/photos/2020_04/thumb_files/630_360_1587540254-431.jpg" text:style-name="Internet_20_link" text:visited-style-name="Visited_20_Internet_20_Link">
630_360_15875...</text:a>
']</text:p>
      <text:p text:style-name="P4">
标签: ['Індія', 'нафта', 'США', 'Росія']</text:p>
      <text:p text:style-name="P4">
类型: Article</text:p>
      <!--METADATA-->
      <text:p text:style-name="P4">
<draw:frame draw:style-name="fr1" draw:name="Image58" text:anchor-type="as-char" svg:width="6.9236in" svg:height="3.956343in" draw:z-index="0">
<draw:image xlink:href="../Images/yкринформ/2023-06-20T-8-24-00-03-00/630_360_1587540254-431.jpg" xlink:type="simple" xlink:show="embed" xlink:actuate="onLoad" draw:mime-type="image/jpeg"/>
</draw:frame>
该组合认为，在国际市场上限制了俄罗斯石油的价格有效地工作，并预计印度将根据引入的限制继续从俄罗斯人那里购买。</text:p>
      <text:p text:style-name="P4">
这是在周二宣布印度计划总理约翰·柯比(John Kirby)代表的印度总理的迫切要求的，他向华盛顿(John Kirby)的代表报道了他自己的记者。</text:p>
      <text:p text:style-name="P4">
“价格限制(对于俄罗斯石油 -  ed。)他工作。”美国政府说。</text:p>
      <text:p text:style-name="P4">
他指出，首先证明了该工具的有效性，以保留[石油]的可用性(https://www.ukrinform.ua/tag-nafta)国际市场以及俄罗斯缺乏利润。</text:p>
      <text:p text:style-name="P4">
<text:span text:style-name="T4">
另请阅读：</text:span>
 <text:a xlink:type="simple" xlink:href="https://www.ukrinform.ua/rubric-economy/3717138-kitaj-ta-india-u-travni-otrimali-rekordni-obsagi-rosijskoi-nafti.html" text:style-name="Internet_20_link" text:visited-style-name="Visited_20_Internet_20_Link">
中国和印度5月收到了创纪录的卷<text:span text:style-name="T4">
俄罗斯</text:span>
 <text:span text:style-name="T4">
 </text:span>
石油**</text:a>
“我们希望他们(印度政府 -  ed。)继续根据(建立 -  ed。)限制，因为它有效并且具有自己的影响力，可以保持报价在市场上的稳定性，但不允许在其上赚钱。”柯比说。</text:p>
      <text:p text:style-name="P4">
正如乌克林福姆报道的，<text:a xlink:type="simple" xlink:href="https://www.ukrinform.ua/rubric-economy/3724561-india-zbilsila-import-rosijskoi-nafti-v-10-raziv-zmi.html" text:style-name="Internet_20_link" text:visited-style-name="Visited_20_Internet_20_Link">
印度增加了俄罗斯石油的进口</text:a>
十次以及将来增加了这一数字的计划。</text:p>
      <text:p text:style-name="P4">
News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白天，俄罗斯人被开枪14次</text:span>
</text:h>
      <text:p text:style-name="P4">
作者: Ukrinform (Person)</text:p>
      <text:p text:style-name="P4">
出版商: Укринформ (Organization)</text:p>
      <text:p text:style-name="P4">
出版时间: 2023-06-20T10:47:00+03:00</text:p>
      <text:p text:style-name="P4">
修改时间: 2023-06-20T22:47:00+03:00</text:p>
      <text:p text:style-name="P4">
描述: 白天，俄罗斯人在苏米地区开了14次边境社区。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59" text:anchor-type="as-char" svg:width="6.9236in" svg:height="3.956343in" draw:z-index="0">
<draw:image xlink:href="../Images/yкринформ/2023-06-20T10-47-00-03-00/630_360_1686425057-568.jpg" xlink:type="simple" xlink:show="embed" xlink:actuate="onLoad" draw:mime-type="image/jpeg"/>
</draw:frame>
白天，俄罗斯人在苏米地区开了14次边境社区。</text:p>
      <text:p text:style-name="P4">
这是在[电报]中报道的(https://t.me/Sumy_news_ODA/17162)乌克林福姆报道，苏米地区军事管理。</text:p>
      <text:p text:style-name="P4">
“白天，俄罗斯人进行了14次边境炮击。 记录了109次爆炸。 炮击遭到Yunakovskaya，Krasnopil，Khotinskaya，Belopilsk，Seredi -Buda，Novoslobidskaya，Velikopisariv社区的折磨。”</text:p>
      <text:p text:style-name="P4">
<text:span text:style-name="T4">
另请阅读：</text:span>
 <text:a xlink:type="simple" xlink:href="https://www.ukrinform.ua/rubric-ato/3725542-zelenskij-obicae-vidpovid-rosijskim-teroristam-za-udar-po-ratuvalnikah-u-hersoni.html" text:style-name="Internet_20_link" text:visited-style-name="Visited_20_Internet_20_Link">
Zelensky承诺对俄罗斯恐怖分子的救援人员在霍尔森的影响中做出回应</text:a>
值得注意的是，遭受炮击的尤纳克社区(7爆炸)tadva迫击炮炮击(5爆炸)，2个私人家庭损坏。 在霍丁社区中，敌人投下了10矿。 乌克拉斯诺尼比尔斯卡亚 - 是灰浆大火(3爆炸)并与AGS开火(29刀片). Новослобідська громада зазнала мінометного обстрілу (5爆炸)什么是中间布尔茨卡亚(12爆炸)和Velikopisariv社区(14次爆炸).</text:p>
      <text:p text:style-name="P4">
У Білопільській громаді внаслідок артобстрілу (13爆炸)私人房屋和公民汽车“瞪羚”遭到破坏。 也有迫击炮炮击(11爆炸).</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据报道，6月20日的夜晚和早晨，俄罗斯军队向苏米地区的七个境社区开火。</text:p>
      <text:p text:style-name="P4">
News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国家银行承诺拒绝交换“破旧”货币</text:span>
</text:h>
      <text:p text:style-name="P4">
作者: Ukrinform (Person)</text:p>
      <text:p text:style-name="P4">
出版商: Укринформ (Organization)</text:p>
      <text:p text:style-name="P4">
出版时间: 2023-06-20T11:53:00+03:00</text:p>
      <text:p text:style-name="P4">
修改时间: 2023-06-20T22:53:00+03:00</text:p>
      <text:p text:style-name="P4">
描述: 乌克兰国家银行取消了次要钞票和禁止金融机构拒绝客户以换取货币的确定，如果收银员的探测器确认了货币的真实性。  - 乌克林。</text:p>
      <text:p text:style-name="P4">
图片: ['<text:a xlink:type="simple" xlink:href="https://static.ukrinform.com/photos/2020_01/thumb_files/630_360_1579022721-516.jpg" text:style-name="Internet_20_link" text:visited-style-name="Visited_20_Internet_20_Link">
630_360_15790...</text:a>
']</text:p>
      <text:p text:style-name="P4">
标签: ['Нацбанк', 'Валюта', 'Гроші', 'Андрій Пишний']</text:p>
      <text:p text:style-name="P4">
类型: Article</text:p>
      <!--METADATA-->
      <text:p text:style-name="P4">
<draw:frame draw:style-name="fr1" draw:name="Image60" text:anchor-type="as-char" svg:width="6.9236in" svg:height="3.956343in" draw:z-index="0">
<draw:image xlink:href="../Images/yкринформ/2023-06-20T11-53-00-03-00/630_360_1579022721-516.jpg" xlink:type="simple" xlink:show="embed" xlink:actuate="onLoad" draw:mime-type="image/jpeg"/>
</draw:frame>
乌克兰国家银行已取消了塔萨代谢省钞票的略微磨损，如果探测器中纳卡西(Nakasi)确认了货币的真实性，则拒绝拒绝客户拒绝货币。</text:p>
      <text:p text:style-name="P4">
在<text:a xlink:type="simple" xlink:href="https://www.facebook.com/pyshnyy/" text:style-name="Internet_20_link" text:visited-style-name="Visited_20_Internet_20_Link">
Facebook</text:a>
国家银行的负责人报告说，安德里·皮什尼(Andriy Pishny)报告了乌克林福姆(Ukrinform)。</text:p>
      <text:p text:style-name="P4">
“乌克兰的现金交换是与TopTM一起的，最近几周迅速闪烁。 立即为服务提供了服务，以解决综合体：找出真正的原因，参与者的数量以及解决将解决问题的决定。”他写道。</text:p>
      <text:p text:style-name="P4">
根据豪华的说法，国家银行调查了一个问题：“我们举行了银行和非银行金融机构的许多会议，这些会议进行了培训和交流业务，以详细分析情况。 明天我们将与市场参与者举行一次会议 - 我们将做出今天做出的决定!”</text:p>
      <text:p text:style-name="P4">
根据NBU负责人的说法，它是人为创造的炒作，不幸的是，它故意或无意识地“扮演”了一些非银行金融机构。 并导致了一波人。</text:p>
      <text:p text:style-name="P4">
Pizhny指出，国家银行没有对钞票的货币兑换基础施加任何限制。 NBU监管行为明确施加了任何此类限制。</text:p>
      <text:p text:style-name="P4">
<text:span text:style-name="T4">
另请阅读：</text:span>
 <text:a xlink:type="simple" xlink:href="https://www.ukrinform.ua/rubric-economy/3723381-u-nacbanku-vvazaut-stucnou-situaciu-navkolo-obminu-znosenoi-valuti.html" text:style-name="Internet_20_link" text:visited-style-name="Visited_20_Internet_20_Link">
在国家银行中考虑交换“破旧”货币的人为情况</text:a>
他强调说：“我想单独说欺诈性提案，以交换100“白色” 90“蓝色”  - 这不仅是严重的违规行为，而且是不道德和不可接受的，尤其是在战争条件下。”</text:p>
      <text:p text:style-name="P4">
为了使无法做出如此未完成的猜测并最大程度地了解理解，如今，国家银行已批准对其“规范”的更改 - 废除次要钞票的决定，并禁止金融机构拒绝货币兑换或收银员上的探测器。</text:p>
      <text:p text:style-name="P4">
“这意味着收银员不能“眼睛”评估钞票的真实性或他们的地位，并拒绝进行外汇交易，因为它似乎并不重合图纸。 因此，我们完全消除了人为因素!”  - 放心。国家银行根据犯罪的水平，适用于暴露敞口，这也规定了高达40万UAH的大量罚款<text:a xlink:type="simple" xlink:href="https://www.ukrinform.ua/tag-bank" text:style-name="Internet_20_link" text:visited-style-name="Visited_20_Internet_20_Link">
银行</text:a>
，“对于非银行机构的重大违规行为和该机构自身资本规模的5％，这将很快增加。”</text:p>
      <text:p text:style-name="P4">
<text:span text:style-name="T4">
另请阅读：</text:span>
 <text:a xlink:type="simple" xlink:href="https://www.ukrinform.ua/rubric-economy/3719616-banki-ta-obminniki-otrimaut-vid-nbu-poperedzenna-za-komisiu-zi-znosenoi-valuti-getmancev.html" text:style-name="Internet_20_link" text:visited-style-name="Visited_20_Internet_20_Link">
银行和<text:span text:style-name="T4">
交换器</text:span>
，并将从NBU收到“磨损”货币的警告 -  getmantsev</text:a>
NBU的负责人向公民呼吁，强调：前几年的钞票在外国是合法的手段，因此可以随时将其换成Hryvnia。</text:p>
      <text:p text:style-name="P4">
“不要在追求“白色”以“蓝色”的“白色”交换的恐慌中节省下来。 您可以听到或阅读有关此类钞票的幻影警告是没有根据的，” Pyshny说。</text:p>
      <text:p text:style-name="P4">
他保证，国家银行将这个问题持有在增加控制方面，并考虑公民对银行或非银行金融机构的投诉，主观拒绝交换货币，适当地响应了违反即兴行为的行为。</text:p>
      <text:p text:style-name="P4">
News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白宫希望继续谷物倡议</text:span>
</text:h>
      <text:p text:style-name="P4">
作者: Ukrinform (Person)</text:p>
      <text:p text:style-name="P4">
出版商: Укринформ (Organization)</text:p>
      <text:p text:style-name="P4">
出版时间: 2023-06-20T13:07:00+03:00</text:p>
      <text:p text:style-name="P4">
修改时间: 2023-06-20T23:07:00+03:00</text:p>
      <text:p text:style-name="P4">
描述: 黑谷物倡议在加强世界各地的粮食安全方面发挥着重要作用，因此尽管俄罗斯试图阻止协议，但美国支持其强制性延续。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None</text:p>
      <text:p text:style-name="P4">
类型: Article</text:p>
      <!--METADATA-->
      <text:p text:style-name="P4">
<draw:frame draw:style-name="fr1" draw:name="Image61" text:anchor-type="as-char" svg:width="6.9236in" svg:height="3.956343in" draw:z-index="0">
<draw:image xlink:href="../Images/yкринформ/2023-06-20T13-07-00-03-00/630_360_1680511197-485.jpg" xlink:type="simple" xlink:show="embed" xlink:actuate="onLoad" draw:mime-type="image/jpeg"/>
</draw:frame>
黑谷物倡议在加强世界各地的粮食安全方面起着重要作用，因此美国支持其强制性延续，即俄罗斯试图阻止该协议。</text:p>
      <text:p text:style-name="P4">
据报道，这是在乌克林福姆报道的国家安全委员会约翰·柯比(John Kirby)的华盛顿紧迫协调员中指出的。</text:p>
      <text:p text:style-name="P4">
“这项倡议使世界各地的人们受益，尤其是在俄罗斯在乌克兰的俄罗斯战争中由于缺乏粮食安全而遭受的全球南方人。 因此，我们希望将继续黑海谷物。”白宫代表说。</text:p>
      <text:p text:style-name="P4">
他强调，美国将继续维持努力<text:a xlink:type="simple" xlink:href="https://www.ukrinform.ua/tag-oon" text:style-name="Internet_20_link" text:visited-style-name="Visited_20_Internet_20_Link">
联合国</text:a>
土耳其为了延长这项任务的行动，“因为对该地区以外的人来说确实很重要。”</text:p>
      <text:p text:style-name="P4">
<text:span text:style-name="T4">
另请阅读：</text:span>
 <text:a xlink:type="simple" xlink:href="https://www.ukrinform.ua/rubric-economy/3725398-eksport-zernovim-koridorom-za-tizden-skorotivsa-na-tretinu-ukab.html" text:style-name="Internet_20_link" text:visited-style-name="Visited_20_Internet_20_Link">
出口“ <text:span text:style-name="T4">
谷物</text:span>
 M Corridor”一周中减少了三分之一 -  ukab</text:a>
正如乌克林福姆(Ukrinform)报道的，<text:a xlink:type="simple" xlink:href="http://www.ukrinform.ua/rubric-economy/3724964-kubrakov-pro-zupinku-zernovogo-koridoru-rosiani-vidkrito-sabotuut-inspekcii-suden.html" text:style-name="Internet_20_link" text:visited-style-name="Visited_20_Internet_20_Link">
乌克兰政府所说</text:a>
谷物倡议的俄罗斯一侧的秘密阻塞。 特别是据报道，俄罗斯联邦开放了对船只的检查，这使走廊的容量降低到了不到20％的可能。</text:p>
      <text:p text:style-name="P4">
同时，俄罗斯再次被宣布为黑海国库不会继续存在的可能性。</text:p>
      <text:p text:style-name="P4">
<text:span text:style-name="T5">
foto：minagro</text:span>
</text:p>
      <text:p text:style-name="P4">
News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ukr.net上的控制论：Malimist代表技术支持发送网络钓鱼信</text:span>
</text:h>
      <text:p text:style-name="P4">
作者: ['АРМІЯINFORM']</text:p>
      <text:p text:style-name="P4">
时间: 2023-06-20T14:00:00-04:00</text:p>
      <text:p text:style-name="P4">
描述: 竞争者Osvichenishinishinisary Cert-UA的Uryavara Reparonnia，Yaka Dix在...与乌克兰2022年的战争，与乌克兰与乌克兰的最新新闻，今天与乌克兰的新闻战争，今天与乌克兰的新闻战争最后一次，乌克兰和俄罗斯之间的战争将会发生战争与乌克兰在2022年的关系与否，在不久的将来，乌克兰与乌克兰的战争，今天的乌克兰新闻，乌克兰新闻，乌克兰媒体的战争</text:p>
      <text:p text:style-name="P4">
图片: ['<text:a xlink:type="simple" xlink:href="https://armyinform.com.ua/wp-content/uploads/2023/06/site000327.png" text:style-name="Internet_20_link" text:visited-style-name="Visited_20_Internet_20_Link">
site000327.png</text:a>
']</text:p>
      <text:p text:style-name="P4">
标签: ['ІНФОРМАЦІЙНІ ЗАГРОЗИ', 'КІБЕРБЕЗПЕКА']</text:p>
      <text:p text:style-name="P4">
类别: News</text:p>
      <!--METADATA-->
      <text:p text:style-name="P4">
<draw:frame draw:style-name="fr1" draw:name="Image62" text:anchor-type="as-char" svg:width="6.9236in" svg:height="5.204239in" draw:z-index="0">
<draw:image xlink:href="../Images/AРМІЯINFORM/2023-06-20T14-00-00-04-00/site000327.png" xlink:type="simple" xlink:show="embed" xlink:actuate="onLoad" draw:mime-type="image/png"/>
</draw:frame>
在国家秘书处运营的乌克兰Cert-UA的政府响应团队警告说，针对ukr.net用户警告欺诈活动。</text:p>
      <text:p text:style-name="P4">
攻击者似乎代表技术支持UKR.NET发送了带有“注意到可疑活动 @ukr.net”的电子信件，并以“安全反安全”的名称的PDF文件的另一种形式形式(电子地址 -  <text:a xlink:type="simple" xlink:href="mailto：account.support.0@ukr.net )"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巴哈马).</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该小组也被称为Cold River，Callisto)并为特殊服务联合会的利益进行。</text:p>
      <text:p text:style-name="P4">
CERT-UA专家推荐UKR.NET用户：</text:p>
      <text:p text:style-name="P4">
<text:span text:style-name="T5">
请勿在可疑链接上移动， </text:span>
设置多因素身份验证 *检查哪些第三方设备 /应用程序已访问了邮箱，并采用其他安全性增强功能。</text:p>
      <text:p text:style-name="P4">
News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旨在支持乌克兰的经济复苏的各州 - 国务院</text:span>
</text:h>
      <text:p text:style-name="P4">
作者: Ukrinform (Person)</text:p>
      <text:p text:style-name="P4">
出版商: Укринформ (Organization)</text:p>
      <text:p text:style-name="P4">
出版时间: 2023-06-20T14:25:00+03:00</text:p>
      <text:p text:style-name="P4">
修改时间: 2023-06-20T23:25:00+03:00</text:p>
      <text:p text:style-name="P4">
描述: 美国政府旨在支持乌克兰重建过程，以及捐助者之间的密切合作，以实现这一目标。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Дмитро Кулеба', 'США', 'Держдеп', 'Блінкен', 'Відбудова']</text:p>
      <text:p text:style-name="P4">
类型: Article</text:p>
      <!--METADATA-->
      <text:p text:style-name="P4">
<draw:frame draw:style-name="fr1" draw:name="Image63" text:anchor-type="as-char" svg:width="6.9236in" svg:height="3.956343in" draw:z-index="0">
<draw:image xlink:href="../Images/yкринформ/2023-06-20T14-25-00-03-00/630_360_1517552325-3537.jpg" xlink:type="simple" xlink:show="embed" xlink:actuate="onLoad" draw:mime-type="image/jpeg"/>
</draw:frame>
美国政府旨在支持重建乌克兰的过程，以及捐助者之间的紧密互动以实现这一目标。</text:p>
      <text:p text:style-name="P4">
乌克林福姆报道，由于在伦敦德米特拉·库尔巴(Londinitmitra Kuleba)和安东尼·布林肯(Anthony Blinken)会议的结果中，国务院的信息中指出了这一点。</text:p>
      <text:p text:style-name="P4">
国务院表示：“国务卿眨眼强调了美国对乌克兰经济恢复的支持，以及通过捐助者协调的机构间平台继续进行密切合作的重要性。”</text:p>
      <text:p text:style-name="P4">
美国外交负责人还保证，美国致力于合作部门，以确保乌克兰的现代化和复兴。</text:p>
      <text:p text:style-name="P4">
<text:span text:style-name="T4">
另请阅读：</text:span>
 <text:a xlink:type="simple" xlink:href="https://www.ukrinform.ua/rubric-vidbudova/3725544-zelenskij-rozpovist-pro-aspekti-transformacii-ukraini-na-londonskij-konferencii-z-vidbudovi.html" text:style-name="Internet_20_link" text:visited-style-name="Visited_20_Internet_20_Link">
<text:span text:style-name="T4">
 Zelensky </text:span>
将在伦敦重建会议上谈论乌克兰转型的各个方面</text:a>
双方讨论了需要在乌克兰进行进一步改革以创造投资环境和可持续经济增长的必要性。</text:p>
      <text:p text:style-name="P4">
此外，<text:a xlink:type="simple" xlink:href="https://www.ukrinform.ua/tag-blinken" text:style-name="Internet_20_link" text:visited-style-name="Visited_20_Internet_20_Link">
眨眼</text:a>
在角落告知了他前往中心的结果，在此期间，讨论了俄罗斯针对乌克兰的Tempoints。</text:p>
      <text:p text:style-name="P4">
<text:span text:style-name="T4">
另请阅读：</text:span>
 [<text:span text:style-name="T4">
眨眼</text:span>
与中国外交部，国家和中国的辐条以及乌克兰的战争会见了]](https://www.ukrinform.ua/rubric-polytics/3724578-blinken-zustrivsa-z-glavou-mzs-kitau-govorili-pro-vidnosini-stativ-i-knr-ta-vijnu-v-ukraini.html)双方还讨论了美国经济和能源支持的延续，以及在安全领域对乌克兰的援助。”</text:p>
      <text:p text:style-name="P4">
正如<text:a xlink:type="simple" xlink:href="http://www.ukrinform.ua/rubric-polytics/3725532-kuleba-zustrivsa-z-blinkenom-u-londoni-govorili-pro-kontrnastup-i-formulu-miru.html" text:style-name="Internet_20_link" text:visited-style-name="Visited_20_Internet_20_Link">
报道的乌克林福姆</text:a>
，外交大臣杜米特罗·库莱巴(Dmytro Kuleba)和美国国务卿在乌克兰复苏会议上在伦敦举行了眨眼。</text:p>
      <text:p text:style-name="P4">
News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罗纳尔多为他的职业球队度过了创纪录的第200场比赛</text:span>
</text:h>
      <text:p text:style-name="P4">
作者: Ukrinform (Person)</text:p>
      <text:p text:style-name="P4">
出版商: Укринформ (Organization)</text:p>
      <text:p text:style-name="P4">
出版时间: 2023-06-20T15:30:45+03:00</text:p>
      <text:p text:style-name="P4">
修改时间: 2023-06-20T23:30:45+03:00</text:p>
      <text:p text:style-name="P4">
描述: 葡萄牙国家队克里斯蒂亚诺·罗纳尔多（Cristiano Ronaldo）的队长在国家队中间，并为国家队的表现数量创造了绝对的记录。  - 乌克林。</text:p>
      <text:p text:style-name="P4">
图片: ['<text:a xlink:type="simple" xlink:href="https://static.ukrinform.com/photos/2023_06/thumb_files/630_360_1687292965-389.jpg" text:style-name="Internet_20_link" text:visited-style-name="Visited_20_Internet_20_Link">
630_360_16872...</text:a>
']</text:p>
      <text:p text:style-name="P4">
标签: ['Футбол', 'Роналду']</text:p>
      <text:p text:style-name="P4">
类型: Article</text:p>
      <!--METADATA-->
      <text:p text:style-name="P4">
<draw:frame draw:style-name="fr1" draw:name="Image64" text:anchor-type="as-char" svg:width="6.9236in" svg:height="3.956343in" draw:z-index="0">
<draw:image xlink:href="../Images/yкринформ/2023-06-20T15-30-45-03-00/630_360_1687292965-389.jpg" xlink:type="simple" xlink:show="embed" xlink:actuate="onLoad" draw:mime-type="image/jpeg"/>
</draw:frame>
Cristiano Ronaldo Cristiano Crist。罗纳尔达(Ronalda)作为国家队的一部分去了球场，我为国家队的演讲数量创造了绝对的记录。</text:p>
      <text:p text:style-name="P4">
乌克林福姆报道，葡萄牙罗纳尔多的克里斯蒂亚诺·罗纳尔多(Cristiano Ronaldo)是欧洲2024年对冰岛资格的首发人员。</text:p>
      <text:p text:style-name="P4">
攻击者花了第200支球队。 他成为足球历史上第一个为国家队进行200场比赛。</text:p>
      <text:p text:style-name="P4">
<text:span text:style-name="T4">
另请阅读：</text:span>
 <text:a xlink:type="simple" xlink:href="https://www.ukrinform.ua/rubric-sports/3725046-mudrik-rizikue-propustiti-molodiznij-evro2023-z-futbolu.html" text:style-name="Internet_20_link" text:visited-style-name="Visited_20_Internet_20_Link">
Mudryk冒着失踪青年欧洲欧洲杯2023年的风险<text:span text:style-name="T4">
足球</text:span>
 U</text:a>
这位38岁的攻击者为国家队打进122个进球。 也是他的Asset43目标齿轮。</text:p>
      <text:p text:style-name="P4">
照片：盖蒂图像</text:p>
      <text:p text:style-name="P4">
News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日本将帮助乌克兰恢复受影响的领土</text:span>
</text:h>
      <text:p text:style-name="P4">
作者: ['АРМІЯINFORM']</text:p>
      <text:p text:style-name="P4">
时间: 2023-06-20T16:00:00-04:00</text:p>
      <text:p text:style-name="P4">
描述: Mintystvo Rosvitka Gromad，Terita tu Infrastrusturia of Ukrainian，该机构...与乌克兰2022年的战争，与乌克兰的最新新闻，今天与乌克兰2022年的新闻，今天与乌克兰的新闻战争，乌克兰和俄罗斯之间的战争以及乌克兰和俄罗斯之间的战争会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6/yaponiya-ukrayina-prapor.jpg" text:style-name="Internet_20_link" text:visited-style-name="Visited_20_Internet_20_Link">
yaponiya-ukrayina-prapor.jpg</text:a>
']</text:p>
      <text:p text:style-name="P4">
标签: ['АГРЕСІЯ РФ', 'ЯПОНІЯ']</text:p>
      <text:p text:style-name="P4">
类别: News</text:p>
      <!--METADATA-->
      <text:p text:style-name="P4">
<draw:frame draw:style-name="fr1" draw:name="Image65" text:anchor-type="as-char" svg:width="6.9236in" svg:height="4.369813in" draw:z-index="0">
<draw:image xlink:href="../Images/AРМІЯINFORM/2023-06-20T16-00-00-04-00/yaponiya-ukrayina-prapor.jpg" xlink:type="simple" xlink:show="embed" xlink:actuate="onLoad" draw:mime-type="image/jpeg"/>
</draw:frame>
乌克兰和日本机构的社区发展，领土和基础设施部将通过消除自然人制造灾难的后果以及为恢复受影响社区和领土的恢复提供咨询性支持的经验来交换。</text:p>
      <text:p text:style-name="P4">
副总理签署了有关合作和促进城市可持续恢复的相应备忘录，该备忘录是由乌克兰统治的乌克兰建立，领土和基础设施的乌克兰国防部长和日本国防部国防部长Hiromichi hiromichi hiromichi Vatanabe的恢复的副总理。</text:p>
      <text:p text:style-name="P4">
“重建机构在日本大地震后恢复基础设施的经验，名词受影响地区的正常性回归是无价的。 尤其是现在，当俄罗斯联邦从Podrivkakhovsky Hydroelectric Power Station的恐怖行为导致了近几十年来最大的欧洲人类灾难之一。</text:p>
      <text:p text:style-name="P4">
我们日本同事的成功经验将避免在恢复项目的计划和实施中遇到许多错误，因此我们将能够节省时间，并更快，更有效地完成一切。</text:p>
      <text:p text:style-name="P4">
我感谢Hiromichi Vatanabe部长和该机构的护理机构团队，并愿意尽快开始实践经验。” Alexander Kubrakov报道。</text:p>
      <text:p text:style-name="P4">
根据日本恢复大臣Hiromichi Vatanabe的说法，日本的经验将表明，在完全康复开始之前，受影响社区人口的关键需求是关键。 这是关于住房，关键的基础设施(热，水和电源系统)社区中经济活动的土耳其。</text:p>
      <text:p text:style-name="P4">
双方同意，正是在基础设施部工作的这一方向上，重建的讽刺性在不久的将来一直在激活经验的交流。</text:p>
      <text:p text:style-name="P4">
交流本身将通过定期的双边缩放，研讨会和研讨会来完成。</text:p>
      <text:p text:style-name="P4">
重建机构于2012年2月成立，是政府的主要机构，负责2011年3月11日大东日本地球之后。 他在福岛NPP造成了三重灾难 - 乡村，海啸和核事故。</text:p>
      <text:p text:style-name="P4">
该机构直接在乌克兰部长的内阁下建立，用于重建措施的集中管理，所有参与其中的人的协调以及与地方当局的合作。</text:p>
      <text:p text:style-name="P4">
News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在复杂的“ Yad Vasem”中，推出了乌克兰语言AudioHyde</text:span>
</text:h>
      <text:p text:style-name="P4">
作者: Ukrinform (Person)</text:p>
      <text:p text:style-name="P4">
出版商: Укринформ (Organization)</text:p>
      <text:p text:style-name="P4">
出版时间: 2023-06-20T16:23:00+03:00</text:p>
      <text:p text:style-name="P4">
修改时间: 2023-06-20T19:23:00+03:00</text:p>
      <text:p text:style-name="P4">
描述: 大屠杀史“ Yad Vashem”的纪念馆发起了乌克兰语言音频征。  - 乌克林。</text:p>
      <text:p text:style-name="P4">
图片: ['<text:a xlink:type="simple" xlink:href="https://static.ukrinform.com/photos/2023_06/thumb_files/630_360_1687278099-171.jpg" text:style-name="Internet_20_link" text:visited-style-name="Visited_20_Internet_20_Link">
630_360_16872...</text:a>
']</text:p>
      <text:p text:style-name="P4">
标签: ['Ізраїль', 'Олена Зеленська', 'Аудіогід', 'Яд Вашем']</text:p>
      <text:p text:style-name="P4">
类型: Article</text:p>
      <!--METADATA-->
      <text:p text:style-name="P4">
<draw:frame draw:style-name="fr1" draw:name="Image66" text:anchor-type="as-char" svg:width="6.9236in" svg:height="3.956343in" draw:z-index="0">
<draw:image xlink:href="../Images/yкринформ/2023-06-20T16-23-00-03-00/630_360_1687278099-171.jpg" xlink:type="simple" xlink:show="embed" xlink:actuate="onLoad" draw:mime-type="image/jpeg"/>
</draw:frame>
大屠杀历史“ Yad Vashem”的题为综合大楼发起了乌克兰语言AudioHyde。</text:p>
      <text:p text:style-name="P4">
总统的妻子奥琳娜·泽伦斯克(Olena Zelensk)在[电报]中报道了这一点。(https://t.me/FirstLadyOfUkraine/3458)，报道乌克林福姆。</text:p>
      <text:p text:style-name="P4">
“大屠杀纪念馆” Yad Vashem， - 第一夫人。</text:p>
      <text:p text:style-name="P4">
<text:span text:style-name="T5">
video：Elena Zelenska</text:span>
</text:p>
      <text:p text:style-name="P4">
据她说，“ Yad Vashem”中的乌克兰语言音频指南<text:a xlink:type="simple" xlink:href="https://t.me/FirstLadyOfUkraine/3457" text:style-name="Internet_20_link" text:visited-style-name="Visited_20_Internet_20_Link">
成为以色列的第一个。</text:a>
总统的妻子感谢乌克兰在以色列州和内政部的大使馆，并强调，每个这样的指南不仅涉及游客的便利性，而且在乌克兰语言中是在世界语言清单中尊敬的关于我们语言听起来更大的最有力的文化纪念碑，使世界想起了为自己的生存权而苦苦挣扎的人们。</text:p>
      <text:p text:style-name="P4">
Zelenskaya还坚信“ Yad Vashem”应该参观每个教育的人。</text:p>
      <text:p text:style-name="P4">
她强调说：“一个向我们展示了整个人如何被驱动和重复的地方 - 这是苛刻的。与此同时，一个地方”  - 她强调。</text:p>
      <text:p text:style-name="P4">
<text:span text:style-name="T4">
另请阅读：</text:span>
 <text:a xlink:type="simple" xlink:href="https://www.ukrinform.ua/rubric-culture/3713956-u-finlandii-ta-niderlandah-zavilis-novi-ukrainomovni-audiogidi.html" text:style-name="Internet_20_link" text:visited-style-name="Visited_20_Internet_20_Link">
在芬兰和荷兰新的乌克兰语言<text:span text:style-name="T4">
 Audiogide </text:span>
和</text:a>
第一夫人在(https://www.ukrinform.ua/tag-ad-vasem)“数百万的犹太人的名字，数十万个证据证实了人类维斯托里亚最伟大的罪行之一。因此，在她看来，有一个世界观的职能：乌克兰人，乌克兰人认为他们会找到自己的脸，因此对每个乌克兰人的生活都夺走了侵略者的记忆。</text:p>
      <text:p text:style-name="P4">
据报道，自6月19日以来，总统的妻子Olena Zelenskaya一直是以色列的大三学生。</text:p>
      <text:p text:style-name="P4">
<text:span text:style-name="T5">
foto：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威尼斯最著名的大教堂之一，以330万欧元的价格恢复</text:span>
</text:h>
      <text:p text:style-name="P4">
作者: Ukrinform (Person)</text:p>
      <text:p text:style-name="P4">
出版商: Укринформ (Organization)</text:p>
      <text:p text:style-name="P4">
出版时间: 2023-06-20T16:29:00+03:00</text:p>
      <text:p text:style-name="P4">
修改时间: 2023-06-20T16:29:00+03:00</text:p>
      <text:p text:style-name="P4">
描述: 意大利当局宣布打算在威尼斯重建圣马克大教堂，该项目将耗资330万欧元。  - 乌克林。</text:p>
      <text:p text:style-name="P4">
图片: ['<text:a xlink:type="simple" xlink:href="https://static.ukrinform.com/photos/2023_06/thumb_files/630_360_1687266055-839.jpg" text:style-name="Internet_20_link" text:visited-style-name="Visited_20_Internet_20_Link">
630_360_16872...</text:a>
']</text:p>
      <text:p text:style-name="P4">
标签: ['Італія', 'Венеція', 'Реставрація', 'Собор']</text:p>
      <text:p text:style-name="P4">
类型: Article</text:p>
      <!--METADATA-->
      <text:p text:style-name="P4">
<draw:frame draw:style-name="fr1" draw:name="Image70" text:anchor-type="as-char" svg:width="6.9236in" svg:height="3.956343in" draw:z-index="0">
<draw:image xlink:href="../Images/yкринформ/2023-06-20T16-29-00-03-00/630_360_1687266055-839.jpg" xlink:type="simple" xlink:show="embed" xlink:actuate="onLoad" draw:mime-type="image/jpeg"/>
</draw:frame>
意大利Cavor宣布打算在威尼斯重建圣马克大教堂，该项目将花费330万欧元。</text:p>
      <text:p text:style-name="P4">
正如乌克林福姆报道的那样，它报告了<text:a xlink:type="simple" xlink:href="https://www.ansa.it/english/news/2023/06/20/st-marks-to-get-3.3-mn-facelift_0efd804b-174c-4676-9471-2045438fb795.html" text:style-name="Internet_20_link" text:visited-style-name="Visited_20_Internet_20_Link">
ANSA</text:a>
。</text:p>
      <text:p text:style-name="P4">
<text:a xlink:type="simple" xlink:href="https://www.ukrinform.ua/tag-restavracia" text:style-name="Internet_20_link" text:visited-style-name="Visited_20_Internet_20_Link">
恢复</text:a>
建筑物的内部和立面将关注，工作将在未来几天开始。 大部分工作将从中庭的重建和最近的潮流损坏的地板进行。</text:p>
      <text:p text:style-name="P4">
<text:span text:style-name="T4">
另请阅读：</text:span>
 <text:a xlink:type="simple" xlink:href="https://www.ukrinform.ua/rubric-culture/3721370-unesko-profinansue-restavraciu-cerkvi-vsih-svatih-aku-zbuduvav-mazepa.html" text:style-name="Internet_20_link" text:visited-style-name="Visited_20_Internet_20_Link">
联合国教科文组织资金<text:span text:style-name="T4">
修复</text:span>
 Mazepa建造的所有圣徒教堂</text:a>
27家公司被提交给招标，最终选择由威尼斯的RTI Lares Lavori Di Restaurant掉下来。 专家表示，要涵盖该项目将需要两个月零四个月的时间。</text:p>
      <text:p text:style-name="P4">
正如乌克林福姆报道的<text:a xlink:type="simple" xlink:href="https://www.ukrinform.ua/rubric-world/3715300-voda-u-centralnomu-kanali-venecii-z-nevidomih-pricin-stala-zelenou.html" text:style-name="Internet_20_link" text:visited-style-name="Visited_20_Internet_20_Link">
威尼斯当局已经启动了调查</text:a>
5月28日，城市中央通道的水变为绿色之后。  <text:span text:style-name="T5">
foto：ansi</text:span>
</text:p>
      <text:p text:style-name="P4">
News Source: <text:a xlink:type="simple" xlink:href="https://www.ukrinform.ua/rubric-culture/3725370-odin-iz-najvidomisih-soboriv-venecii-vidrestavruut-za-33-miljona.html" text:style-name="Internet_20_link" text:visited-style-name="Visited_20_Internet_20_Link">
https://www.ukrinform.ua/rubric-culture/3725370-odin-iz-najvidomisih-soboriv-venecii-vidrestavruut-za-33-miljona.html</text:a>
</text:p>
      <!--NEWS-->
      <text:h text:style-name="P10" text:outline-level="1">
<text:span text:style-name="T4">
立陶宛的名誉领事馆在波尔塔瓦地区开业</text:span>
</text:h>
      <text:p text:style-name="P4">
作者: Ukrinform (Person)</text:p>
      <text:p text:style-name="P4">
出版商: Укринформ (Organization)</text:p>
      <text:p text:style-name="P4">
出版时间: 2023-06-20T16:30:00+03:00</text:p>
      <text:p text:style-name="P4">
修改时间: 2023-06-20T16:30:00+03:00</text:p>
      <text:p text:style-name="P4">
描述: 在Poltava地区，立陶宛共和国的荣誉领事馆于6月20日启动。  - 乌克林。</text:p>
      <text:p text:style-name="P4">
图片: ['<text:a xlink:type="simple" xlink:href="https://static.ukrinform.com/photos/2023_06/thumb_files/630_360_1687267229-407.jpg" text:style-name="Internet_20_link" text:visited-style-name="Visited_20_Internet_20_Link">
630_360_16872...</text:a>
']</text:p>
      <text:p text:style-name="P4">
标签: ['Консульство', 'Литва', 'Полтавщина']</text:p>
      <text:p text:style-name="P4">
类型: Article</text:p>
      <!--METADATA-->
      <text:p text:style-name="P4">
<draw:frame draw:style-name="fr1" draw:name="Image71" text:anchor-type="as-char" svg:width="6.9236in" svg:height="3.956343in" draw:z-index="0">
<draw:image xlink:href="../Images/yкринформ/2023-06-20T16-30-00-03-00/630_360_1687267229-407.jpg" xlink:type="simple" xlink:show="embed" xlink:actuate="onLoad" draw:mime-type="image/jpeg"/>
</draw:frame>
6月20日，立陶宛共和国的名誉领事馆于6月20日启动。</text:p>
      <text:p text:style-name="P4">
根据乌克林福姆的说法，Poltava Ova Dmitry Lunin的负责人报告<text:a xlink:type="simple" xlink:href="https://www.facebook.com/Dmytro.Lunin/posts/pfbid02toeeTxMNyig6eTbMwnw966GT4MfGBw42vPSHLGLV9ZJJsE5S9yLcKftUD7ERBJU6l" text:style-name="Internet_20_link" text:visited-style-name="Visited_20_Internet_20_Link">
Facebook</text:a>
.</text:p>
      <text:p text:style-name="P4">
"Відсьогодні запрацювало Почесне консульство <text:a xlink:type="simple" xlink:href="https://www.ukrinform.ua/tag-litva" text:style-name="Internet_20_link" text:visited-style-name="Visited_20_Internet_20_Link">
 Литовської Республіки</text:a>
在Poltava地区。 立陶宛大使驻乌克兰立陶宛萨拉皮纳斯(Sarappinas)，波尔塔瓦(Poltava)地区立陶宛的荣誉领事，普利彭科(Pylypenko)以及“人民”仆人的人民副手，与oleksiemusenko的仆人一起访问了Oleksimusenko oleksimusenko，the Mays the Message words。</text:p>
      <text:p text:style-name="P4">
*!(https://www.ukrinform.ua/rubric-regions/3725205-na-poltavsini-perejmenuvali-krinicu-nazvanu-na-cest-petra-i.html)值得注意的是，代表办公室将协助和保护公民，并将在生活的各个领域促进立陶宛和波尔塔瓦之间的关系。 专家理事会将包括著名的立陶宛人，教育，医学，科学的数字。 我们地区社区的代表，执行当局将能够加入。</text:p>
      <text:p text:style-name="P4">
据报道，卢汉斯克地区立陶宛共和国的名誉领事馆(去年在Severodonetsk开业)(https://www.ukrinform.ua/rubric-regions/3238487-u-severodonecku-vidkrilos-pocesne-konsulstvo-litvi.html)，恢复他的工作中的工作。</text:p>
      <text:p text:style-name="P4">
<text:span text:style-name="T5">
foto：dmitry lunin/facebook</text:span>
</text:p>
      <text:p text:style-name="P4">
News Source: <text:a xlink:type="simple" xlink:href="https://www.ukrinform.ua/rubric-regions/3725378-na-poltavsini-vidkrili-pocesne-konsulstvo-litvi.html" text:style-name="Internet_20_link" text:visited-style-name="Visited_20_Internet_20_Link">
https://www.ukrinform.ua/rubric-regions/3725378-na-poltavsini-vidkrili-pocesne-konsulstvo-litvi.html</text:a>
</text:p>
      <!--NEWS-->
      <text:h text:style-name="P10" text:outline-level="1">
<text:span text:style-name="T4">
Scholz会见了中国总理，并呼吁北京影响莫斯科</text:span>
</text:h>
      <text:p text:style-name="P4">
作者: Ukrinform (Person)</text:p>
      <text:p text:style-name="P4">
出版商: Укринформ (Organization)</text:p>
      <text:p text:style-name="P4">
出版时间: 2023-06-20T16:31:41+03:00</text:p>
      <text:p text:style-name="P4">
修改时间: 2023-06-20T16:31:41+03:00</text:p>
      <text:p text:style-name="P4">
描述: 德国总理奥拉夫·索尔茨（Olaf Soltz）再次要求北京利用他对莫斯科的影响，并防止在乌克兰建立不公平的和平。  - 乌克林。</text:p>
      <text:p text:style-name="P4">
图片: ['<text:a xlink:type="simple" xlink:href="https://static.ukrinform.com/photos/2023_06/thumb_files/630_360_1687267817-714.jpg" text:style-name="Internet_20_link" text:visited-style-name="Visited_20_Internet_20_Link">
630_360_16872...</text:a>
']</text:p>
      <text:p text:style-name="P4">
标签: ['Китай', 'Німеччина', 'Шольц', 'Війна з Росією']</text:p>
      <text:p text:style-name="P4">
类型: Article</text:p>
      <!--METADATA-->
      <text:p text:style-name="P4">
<draw:frame draw:style-name="fr1" draw:name="Image75" text:anchor-type="as-char" svg:width="6.9236in" svg:height="3.956343in" draw:z-index="0">
<draw:image xlink:href="../Images/yкринформ/2023-06-20T16-31-41-03-00/630_360_1687267817-714.jpg" xlink:type="simple" xlink:show="embed" xlink:actuate="onLoad" draw:mime-type="image/jpeg"/>
</draw:frame>
Chancellorfrn Olaf Scholz再次要求北京利用他对Moskvut的影响，以防止在乌克兰建立不公平的和平。</text:p>
      <text:p text:style-name="P4">
乌克利福德通讯员报道，德国政府的负责人在7次政府间磋商后，在柏林的一份简报中与国家雷达动物的总理共同与州长雷克斯总理表示。</text:p>
      <text:p text:style-name="P4">
Scholz告知，双方讨论了俄罗斯对乌克兰的残酷袭击。</text:p>
      <text:p text:style-name="P4">
<text:span text:style-name="T4">
另请阅读：</text:span>
 <text:a xlink:type="simple" xlink:href="https://www.ukrinform.ua/rubric-polytics/3724807-nimeccina-gotuetsa-pidtrimuvati-ukrainu-v-dovgostrokovij-perspektivi-solc.html" text:style-name="Internet_20_link" text:visited-style-name="Visited_20_Internet_20_Link">
德国准备在长期肇事者中支持乌克兰 -  <text:span text:style-name="T4">
 sholc </text:span>
</text:a>
“不考虑在联合国宪章中执行的乌克兰的权利，即不应建立和平，不应建立和平 根据该国际秩序，根据规则，在世界各地规定，不应在权利的原则上共存，而不是共存。 因此，和平应基于乌克兰的国际法和主权。”索尔兹说。</text:p>
      <text:p text:style-name="P4">
他清楚地称，没有国家有权将其他国家视为“后院”，并试图以暴力方式移动边界。</text:p>
      <text:p text:style-name="P4">
“帝国主义从来都不是解决方案。 目前，为了防止冻伤，俄罗斯必须夺走其部队。”德国政府强调。</text:p>
      <text:p text:style-name="P4">
<text:span text:style-name="T4">
另请阅读：</text:span>
 <text:a xlink:type="simple" xlink:href="https://www.ukrinform.ua/rubric-world/3724879-kitaj-zapevniv-so-ne-mae-namiriv-postacati-zbrou-v-rosiu-blinken.html" text:style-name="Internet_20_link" text:visited-style-name="Visited_20_Internet_20_Link">
<text:span text:style-name="T4">
鲸鱼</text:span>
，并保证他无意提供武器 ​​- 眨眼</text:a>
他强调了中国继续坚持俄罗斯武器的重要性。 Scholt还记得他去年对北京的访问，当时他和中国XI Jinipin的负责人清楚地宣布使用核武器，甚至宣布使用其使用的威胁。 总理说，这一要求是相关的，柏林感谢北京的立场。</text:p>
      <text:p text:style-name="P4">
据他说，卡克霍夫斯卡亚水力发电站的破坏是俄罗斯侵略性战争的另一个可怕后果，俄罗斯侵略性战争带来了乌克兰人民的进一步苦难，并对乌克兰的基础设施和生态学造成了伤害。他列出了其他咨询主题，并发表了几次公告。 特别是，在11月初，将举行德国华人生态学论坛，今年晚些时候，计划在柏林举行第三次金融对话。</text:p>
      <text:p text:style-name="P4">
<text:span text:style-name="T4">
另请阅读：</text:span>
 <text:a xlink:type="simple" xlink:href="https://www.ukrinform.ua/rubric-world/3724822-blinken-zustrivsa-z-si-czinpinom-pid-cas-poizdki-do-kitau.html" text:style-name="Internet_20_link" text:visited-style-name="Visited_20_Internet_20_Link">
眨眼在前往<text:span text:style-name="T4">
鲸鱼时遇到了XI Jinping </text:span>
 yu</text:a>
中国国务院总理李·坦(Lee Tsan)根本没有提及乌克兰。 取而代之的是，他致力于发展“全球和平”，成多极性和世界经济的发展。他还报告说，在中国和德国之间达成了10项以上的协议。</text:p>
      <text:p text:style-name="P4">
李领导着中国与[德国]政府间咨询的代表团(https://www.ukrinform.ua/tag-nimeccina)。 此外，他还在德国前夕指定德国联邦弗兰克·瓦尔特·斯坦斯勒·施托尔·施特尔斯(Frank-Valter Steinmeyer Icanzler Scholts)。</text:p>
      <text:p text:style-name="P4">
这是李领导中国政府后的第一次外国访问。</text:p>
      <text:p text:style-name="P4">
目前的德国政府咨询是7。 也组织了与两国代表的部长会议。计划了第11届德国英国经济和技术安全论坛。</text:p>
      <text:p text:style-name="P4">
_foto：Getty Images _</text:p>
      <text:p text:style-name="P4">
News Source: <text:a xlink:type="simple" xlink:href="https://www.ukrinform.ua/rubric-world/3725382-solc-zustrivsa-z-premerom-kitau-i-zaklikav-pekin-vplinuti-na-moskvu.html" text:style-name="Internet_20_link" text:visited-style-name="Visited_20_Internet_20_Link">
https://www.ukrinform.ua/rubric-world/3725382-solc-zustrivsa-z-premerom-kitau-i-zaklikav-pekin-vplinuti-na-moskvu.html</text:a>
</text:p>
      <!--NEWS-->
      <text:h text:style-name="P10" text:outline-level="1">
<text:span text:style-name="T4">
基辅的卡科夫斯基立交桥运动在7月20日之前受到部分限制</text:span>
</text:h>
      <text:p text:style-name="P4">
作者: Ukrinform (Person)</text:p>
      <text:p text:style-name="P4">
出版商: Укринформ (Organization)</text:p>
      <text:p text:style-name="P4">
出版时间: 2023-06-20T16:37:15+03:00</text:p>
      <text:p text:style-name="P4">
修改时间: 2023-06-20T16:37:15+03:00</text:p>
      <text:p text:style-name="P4">
描述: 基辅的Kakhovsky立交桥在7月20日之前受到交通的部分限制。  - 乌克林。</text:p>
      <text:p text:style-name="P4">
图片: ['<text:a xlink:type="simple" xlink:href="https://static.ukrinform.com/photos/2023_03/thumb_files/630_360_1678897393-922.jpg" text:style-name="Internet_20_link" text:visited-style-name="Visited_20_Internet_20_Link">
630_360_16788...</text:a>
']</text:p>
      <text:p text:style-name="P4">
标签: ['Дороги', 'Київ', 'Ремонт']</text:p>
      <text:p text:style-name="P4">
类型: Article</text:p>
      <!--METADATA-->
      <text:p text:style-name="P4">
<draw:frame draw:style-name="fr1" draw:name="Image76" text:anchor-type="as-char" svg:width="6.9236in" svg:height="3.956343in" draw:z-index="0">
<draw:image xlink:href="../Images/yкринформ/2023-06-20T16-37-15-03-00/630_360_1678897393-922.jpg" xlink:type="simple" xlink:show="embed" xlink:actuate="onLoad" draw:mime-type="image/jpeg"/>
</draw:frame>
基辅的Kakhovsky立交桥将在7月20日之前部分限制流量。  关于<text:a xlink:type="simple" xlink:href="https://t.me/KyivCityOfficial/7066" text:style-name="Internet_20_link" text:visited-style-name="Visited_20_Internet_20_Link">
电报</text:a>
乌克林福姆报道，通知基辅市政府的新闻服务。</text:p>
      <text:p text:style-name="P4">
值得注意的是，位于Boli Stanon车站“左岸”的Brovarsky Prospect的立交桥上，开始进行持续的维修。 道路为离开城市而出发。</text:p>
      <text:p text:style-name="P4">
<text:span text:style-name="T4">
另请阅读：</text:span>
 <text:a xlink:type="simple" xlink:href="https://www.ukrinform.ua/rubric-kyiv/3724683-u-kievi-obmezili-ruh-do-30-veresna-na-vulici-serbakivskogo.html" text:style-name="Internet_20_link" text:visited-style-name="Visited_20_Internet_20_Link">
在基辅<text:span text:style-name="T4">
限制</text:span>
或9月30日在Shcherbakivsky街上的交通</text:a>
正如乌克林福姆(Ukrinform(https://www.ukrinform.ua/rubric-kyiv/3722229-u-kievi-na-prospekti-voskresenskomu-castkovo-obmezili-ruh-do-30-veresna.html)。</text:p>
      <text:p text:style-name="P4">
照片：盖蒂图像</text:p>
      <text:p text:style-name="P4">
News Source: <text:a xlink:type="simple" xlink:href="https://www.ukrinform.ua/rubric-kyiv/3725384-ruh-kahovskim-slahoprovodom-u-kievi-castkovo-obmezili-do-20-lipna.html" text:style-name="Internet_20_link" text:visited-style-name="Visited_20_Internet_20_Link">
https://www.ukrinform.ua/rubric-kyiv/3725384-ruh-kahovskim-slahoprovodom-u-kievi-castkovo-obmezili-do-20-lipna.html</text:a>
</text:p>
      <!--NEWS-->
      <text:h text:style-name="P10" text:outline-level="1">
<text:span text:style-name="T4">
IAEA检查了南乌克兰NPP  - 未发现未发现核材料</text:span>
</text:h>
      <text:p text:style-name="P4">
作者: Ukrinform (Person)</text:p>
      <text:p text:style-name="P4">
出版商: Укринформ (Organization)</text:p>
      <text:p text:style-name="P4">
出版时间: 2023-06-20T16:37:26+03:00</text:p>
      <text:p text:style-name="P4">
修改时间: 2023-06-20T16:37:26+03:00</text:p>
      <text:p text:style-name="P4">
描述: 南乌克兰NPP已成功地检查了国际原子能局（IAEA），以在存在难以忍受的核材料的情况下。  - 乌克林。</text:p>
      <text:p text:style-name="P4">
图片: ['<text:a xlink:type="simple" xlink:href="https://static.ukrinform.com/photos/2016_02/thumb_files/630_360_1455963921-6001.jpg" text:style-name="Internet_20_link" text:visited-style-name="Visited_20_Internet_20_Link">
630_360_14559...</text:a>
']</text:p>
      <text:p text:style-name="P4">
标签: ['АЕС', 'МАГАТЕ', 'перевірки']</text:p>
      <text:p text:style-name="P4">
类型: Article</text:p>
      <!--METADATA-->
      <text:p text:style-name="P4">
<draw:frame draw:style-name="fr1" draw:name="Image77" text:anchor-type="as-char" svg:width="6.9236in" svg:height="3.956343in" draw:z-index="0">
<draw:image xlink:href="../Images/yкринформ/2023-06-20T16-37-26-03-00/630_360_1455963921-6001.jpg" xlink:type="simple" xlink:show="embed" xlink:actuate="onLoad" draw:mime-type="image/jpeg"/>
</draw:frame>
半日NPP已成功进行了国际警卫能源局的检查(艾达)对于存在无法核材料的存在。</text:p>
      <text:p text:style-name="P4">
根据乌克林福姆的报道，它报告了[核监管的国家检查局。 这是给出的(https://snriu.gov.ua/news/na-vp-pivdennoukrainska-aes-uspishno-provedeno-inspektsiiu-mahate)“从1923年6月18日至6月，乌克兰和国际原子能机构框架内国际原子能局的督察成功地在南乌克兰NPP进行了。(https://www.ukrinform.ua/tag-magate)与核武器不扩散有关。 审核是由该机构的检查员在国家社会注册检查员的参与下进行的。”</text:p>
      <text:p text:style-name="P4">
据指出，检查的目的是检查没有未进行的核材料以及有关核设施设计的信息，乌克兰根据协议提供了核装置的设计。 检查没有说明。</text:p>
      <text:p text:style-name="P4">
<text:span text:style-name="T4">
另请阅读：</text:span>
 <text:a xlink:type="simple" xlink:href="https://www.ukrinform.ua/rubric-economy/3724904-na-vsih-ukrainskih-aes-vidbulisa-rotacii-misij-magate.html" text:style-name="Internet_20_link" text:visited-style-name="Visited_20_Internet_20_Link">
在所有乌克兰NPP上都有任务旋转<text:span text:style-name="T4">
 iaea </text:span>
</text:a>
据报道，从2023年5月9日至19日，在乌克兰南部的NPP上，乌克兰与国际原子能机构之间的《国际原子能局协定》的检查成功地与非分配核武器的合同有关。</text:p>
      <text:p text:style-name="P4">
News Source: <text:a xlink:type="simple" xlink:href="https://www.ukrinform.ua/rubric-economy/3725385-magate-proinspektuvala-pivdennoukrainsku-aes-nezaavlenih-adernih-materialiv-ne-znajsli.html" text:style-name="Internet_20_link" text:visited-style-name="Visited_20_Internet_20_Link">
https://www.ukrinform.ua/rubric-economy/3725385-magate-proinspektuvala-pivdennoukrainsku-aes-nezaavlenih-adernih-materialiv-ne-znajsli.html</text:a>
</text:p>
      <!--NEWS-->
      <text:h text:style-name="P10" text:outline-level="1">
<text:span text:style-name="T4">
波恩的媒体论坛：穆拉托夫的讲话期间发表警报警报</text:span>
</text:h>
      <text:p text:style-name="P4">
作者: Ukrinform (Person)</text:p>
      <text:p text:style-name="P4">
出版商: Укринформ (Organization)</text:p>
      <text:p text:style-name="P4">
出版时间: 2023-06-20T16:38:00+03:00</text:p>
      <text:p text:style-name="P4">
修改时间: 2023-06-20T16:38:00+03:00</text:p>
      <text:p text:style-name="P4">
描述: 在德意志威尔全球媒体论坛的早期会议上，波恩音乐厅和邀请在乌克兰人开始听到空气警报。  - 乌克林。</text:p>
      <text:p text:style-name="P4">
图片: ['<text:a xlink:type="simple" xlink:href="https://static.ukrinform.com/photos/2023_06/thumb_files/630_360_1687268108-215.jpeg" text:style-name="Internet_20_link" text:visited-style-name="Visited_20_Internet_20_Link">
630_360_16872...</text:a>
']</text:p>
      <text:p text:style-name="P4">
标签: ['Німеччина', 'Повітряна тривога', 'Медіафорум']</text:p>
      <text:p text:style-name="P4">
类型: Article</text:p>
      <!--METADATA-->
      <text:p text:style-name="P4">
<draw:frame draw:style-name="fr1" draw:name="Image78" text:anchor-type="as-char" svg:width="6.9236in" svg:height="3.956343in" draw:z-index="0">
<draw:image xlink:href="../Images/yкринформ/2023-06-20T16-38-00-03-00/630_360_1687268108-215.jpeg" xlink:type="simple" xlink:show="embed" xlink:actuate="onLoad" draw:mime-type="image/jpeg"/>
</draw:frame>
在全球媒体论坛上的早晨会议上，波恩的波恩的德意志·韦尔(Deutsche Welle)发出了空气警报和邀请，与乌克兰人一起庇护。</text:p>
      <text:p text:style-name="P4">
正如现场乌克林福姆报道的通讯员所说，这是在俄罗斯“新加西塔”德米特玛拉托夫的主编的演讲期间发生的。</text:p>
      <text:p text:style-name="P4">
在危机时期，穆拉托娃应邀请在俄罗斯小组中发言。 关于国家拥有的媒体。”</text:p>
      <text:p text:style-name="P4">
警笛是由乌克兰参与者“组织”的。 穆拉托夫(Muratov)认为这是“松饼”。组织者尽管没有立即建立沉默。</text:p>
      <text:p text:style-name="P4">
同时，穆拉托夫(Muratov)敦促支持乌克兰[记者]的倡议(https://www.ukrinform.ua/tag-zurnalist)Mstislav Chernov和Yevgeny的小薪水向现在在前线开枪的乌克兰纪录片，“这个地狱的悲剧”，以及支持乌克兰难民以及乌克兰儿童返回其家园。</text:p>
      <text:p text:style-name="P4">
<text:span text:style-name="T4">
另请阅读：</text:span>
 [<text:span text:style-name="T4">
 simmons </text:span>
她承认在基辅的袭击之后，她的令人恐惧的声音即使在英国(https://www.ukrinform.ua/rubric-polytics/3721758-simmons-ziznalasa-so-pisla-atak-po-kievu-ii-lakaut-gucni-zvuki-navit-u-britanii.html)据报道<text:a xlink:type="simple" xlink:href="https://www.ukrinform.ua/rubric-society/3724819-u-bonni-zurnalisti-zibralisa-na-globalnij-mediaforum.html" text:style-name="Internet_20_link" text:visited-style-name="Visited_20_Internet_20_Link">
该论坛在6月19日至20日在德国邦纳亚举行</text:a>
。 来自包括乌克兰在内的大约120个国家 /地区的近2000名代表参加了比赛。</text:p>
      <text:p text:style-name="P4">
News Source: <text:a xlink:type="simple" xlink:href="https://www.ukrinform.ua/rubric-world/3725387-na-mediaforumi-v-bonni-pustili-zapis-povitranoi-trivogi.html" text:style-name="Internet_20_link" text:visited-style-name="Visited_20_Internet_20_Link">
https://www.ukrinform.ua/rubric-world/3725387-na-mediaforumi-v-bonni-pustili-zapis-povitranoi-trivogi.html</text:a>
</text:p>
      <!--NEWS-->
      <text:h text:style-name="P10" text:outline-level="1">
<text:span text:style-name="T4">
SBU暴露了一名叛徒，他试图将军事飞行员引向</text:span>
</text:h>
      <text:p text:style-name="P4">
作者: Ukrinform (Person)</text:p>
      <text:p text:style-name="P4">
出版商: Укринформ (Organization)</text:p>
      <text:p text:style-name="P4">
出版时间: 2023-06-20T16:41:00+03:00</text:p>
      <text:p text:style-name="P4">
修改时间: 2023-06-20T23:41:00+03:00</text:p>
      <text:p text:style-name="P4">
描述: 乌克兰安全局的反情绪暴露了俄罗斯特工 - 俄罗斯前飞行员，他对武装部队机场和乌克兰军事飞行员的个人数据收集了情报。  - 乌克林。</text:p>
      <text:p text:style-name="P4">
图片: ['<text:a xlink:type="simple" xlink:href="https://static.ukrinform.com/photos/2020_10/thumb_files/630_360_1602851531-1154.jpeg" text:style-name="Internet_20_link" text:visited-style-name="Visited_20_Internet_20_Link">
630_360_16028...</text:a>
']</text:p>
      <text:p text:style-name="P4">
标签: ['СБУ', 'Держзрада', 'Війна з Росією', 'Пілот']</text:p>
      <text:p text:style-name="P4">
类型: Article</text:p>
      <!--METADATA-->
      <text:p text:style-name="P4">
<draw:frame draw:style-name="fr1" draw:name="Image79" text:anchor-type="as-char" svg:width="6.9236in" svg:height="3.956343in" draw:z-index="0">
<draw:image xlink:href="../Images/yкринформ/2023-06-20T16-41-00-03-00/630_360_1602851531-1154.jpeg" xlink:type="simple" xlink:show="embed" xlink:actuate="onLoad" draw:mime-type="image/jpeg"/>
</draw:frame>
乌克兰安全局的反情报暴露了俄罗斯特工 - 前军事飞行员，他对武装部队机场和乌克兰军事飞行员的个人数据收集了情报。</text:p>
      <text:p text:style-name="P4">
根据乌克林福姆的说法，SBU在[电报]中报告(https://t.me/SBUkr/8703)。</text:p>
      <text:p text:style-name="P4">
叛徒是一名退休的军事飞行员，是临时被俘虏的Berdyansk Zaporizhzhya地区的居民。</text:p>
      <text:p text:style-name="P4">
“在对俄罗斯联邦的全面入侵开始时，他远程去了俄罗斯联邦武装部队的第52次重型轰炸航空团之一，他早些时候在飞行员学校学习。 该男子在针对乌克兰的战争中提出了帮助。”信息写道。</text:p>
      <text:p text:style-name="P4">
已经确定叛徒正在准备武装部队现有飞行员的清单。侵略者对拥有实用管理经验的专家感兴趣<text:a xlink:type="simple" xlink:href="https://www.ukrinform.ua/tag-litak" text:style-name="Internet_20_link" text:visited-style-name="Visited_20_Internet_20_Link">
飞机</text:a>
MIG-29，CU-24，SU-25，SU-27，AN-26和IL-76，以及MI-8和MI-24直升机。</text:p>
      <text:p text:style-name="P4">
“根据运营数据，该信息计划被墨西哥人试用乌克兰飞行员，以支持侵略者国家。 SBU指出，对于个人数据收集，叛徒称为前同学，在黑暗中“质疑“必要的“必要信息”，包括其他联系数据，居住地和服务”，SBU指出。</text:p>
      <text:p text:style-name="P4">
<text:span text:style-name="T4">
另请阅读：</text:span>
 <text:a xlink:type="simple" xlink:href="https://www.ukrinform.ua/rubric-society/3719424-sbu-zatrimala-rosijskogo-agenta-akij-spiguvav-za-bojovou-aviacieu-zsu.html" text:style-name="Internet_20_link" text:visited-style-name="Visited_20_Internet_20_Link">
SBU拘留了空中航空监视的俄罗斯特工</text:a>
根据收集的证据，SBU调查人员告诉他根据艺术第2部分的怀疑。 《乌克兰刑法》 111(条件下承诺的国家背叛).</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参与巴赫穆特地区进行反攻行活动。</text:p>
      <text:p text:style-name="P4">
News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在法国，警方搜查2024年奥运会的组织者</text:span>
</text:h>
      <text:p text:style-name="P4">
作者: Ukrinform (Person)</text:p>
      <text:p text:style-name="P4">
出版商: Укринформ (Organization)</text:p>
      <text:p text:style-name="P4">
出版时间: 2023-06-20T16:43:10+03:00</text:p>
      <text:p text:style-name="P4">
修改时间: 2023-06-20T16:43:10+03:00</text:p>
      <text:p text:style-name="P4">
描述: 法国警察在2024年在巴黎举行的夏季奥运会组织者的总部进行了搜查。  - 乌克林。</text:p>
      <text:p text:style-name="P4">
图片: ['<text:a xlink:type="simple" xlink:href="https://static.ukrinform.com/photos/2023_06/thumb_files/630_360_1687268478-882.png" text:style-name="Internet_20_link" text:visited-style-name="Visited_20_Internet_20_Link">
630_360_16872...</text:a>
']</text:p>
      <text:p text:style-name="P4">
标签: ['Франція', 'Обшук', 'Олімпіада']</text:p>
      <text:p text:style-name="P4">
类型: Article</text:p>
      <!--METADATA-->
      <text:p text:style-name="P4">
<draw:frame draw:style-name="fr1" draw:name="Image81" text:anchor-type="as-char" svg:width="6.9236in" svg:height="3.956343in" draw:z-index="0">
<draw:image xlink:href="../Images/yкринформ/2023-06-20T16-43-10-03-00/630_360_1687268478-882.png" xlink:type="simple" xlink:show="embed" xlink:actuate="onLoad" draw:mime-type="image/png"/>
</draw:frame>
法国警察于2024年在巴黎夏季奥运会吉利尔斯组织者的总部搜查。</text:p>
      <text:p text:style-name="P4">
正如乌克林福姆报道的那样，它报告了<text:a xlink:type="simple" xlink:href="https://www.bbc.com/news/world-europe-65961949" text:style-name="Internet_20_link" text:visited-style-name="Visited_20_Internet_20_Link">
BBC</text:a>
。</text:p>
      <text:p text:style-name="P4">
注意到，这些突袭是两个初步调查的一部分。</text:p>
      <text:p text:style-name="P4">
根据英国广播公司(BBC)的说法，调查与滥用国家组成部分有关，以结束与乘车游戏相关的设施的合同。</text:p>
      <text:p text:style-name="P4">
巴黎2024组组委员会的代表说，该组织“与调查员完全合作”。</text:p>
      <text:p text:style-name="P4">
周二，反腐败调查人员无警告到达总部(https://www.ukrinform.ua/tag-olimpiada)在圣丹尼(Saint-Deny)，巴黎郊区以及索elideo办公室，一个公共机构为游戏的建设做出响应。</text:p>
      <text:p text:style-name="P4">
法国执法人员负责调查经济利率，PNF随后确认，他们在两个组织的几个地方进行了搜查。</text:p>
      <text:p text:style-name="P4">
<text:span text:style-name="T4">
另请阅读：</text:span>
 <text:a xlink:type="simple" xlink:href="https://www.ukrinform.ua/rubric-sports/3724475-pare-rozglane-rezoluciu-pro-nedopusk-sportsmeniv-z-rosii-ta-bilorusi-na-olimpiadu.html" text:style-name="Internet_20_link" text:visited-style-name="Visited_20_Internet_20_Link">
步伐将考虑从俄罗斯白俄罗斯到<text:span text:style-name="T4">
奥林匹亚的运动员失败的决议</text:span>
 u</text:a>
夏季奥林匹克运动会将于7月26日至8月11日举行，残奥会将被放置。</text:p>
      <text:p text:style-name="P4">
正如乌克林福姆报道的那样，欧洲委员会支持了需要的立场<text:a xlink:type="simple" xlink:href="https://www.ukrinform.ua/rubric-sports/3725280-u-radi-evropi-pidtrimuut-vidstoronenna-rosian-i-bilorusiv-vid-olimpiadi2024.html" text:style-name="Internet_20_link" text:visited-style-name="Visited_20_Internet_20_Link">
从俄罗斯和白俄罗斯撤离运动员</text:a>
参加参加巴黎2024年奥运会的活动。  照片：盖蒂图像</text:p>
      <text:p text:style-name="P4">
News Source: <text:a xlink:type="simple" xlink:href="https://www.ukrinform.ua/rubric-world/3725390-u-francii-policia-provodit-obsuki-v-organizatoriv-olimpiadi2024.html" text:style-name="Internet_20_link" text:visited-style-name="Visited_20_Internet_20_Link">
https://www.ukrinform.ua/rubric-world/3725390-u-francii-policia-provodit-obsuki-v-organizatoriv-olimpiadi2024.html</text:a>
</text:p>
      <!--NEWS-->
      <text:h text:style-name="P10" text:outline-level="1">
<text:span text:style-name="T4">
在俄罗斯联邦中，动员将从刑事责任中释放 - 杜马州已通过了法律</text:span>
</text:h>
      <text:p text:style-name="P4">
作者: Ukrinform (Person)</text:p>
      <text:p text:style-name="P4">
出版商: Укринформ (Organization)</text:p>
      <text:p text:style-name="P4">
出版时间: 2023-06-20T16:43:38+03:00</text:p>
      <text:p text:style-name="P4">
修改时间: 2023-06-20T16:43:38+03:00</text:p>
      <text:p text:style-name="P4">
描述: 在俄罗斯，杜马州通过了一项法律，该法律确立了释放刑事责任的法律担保，这些人在俄罗斯联邦的武装部队中签订了征收兵役的合同，在动员，戒严令或战时在俄罗斯联合会期间。  - 乌克林。</text:p>
      <text:p text:style-name="P4">
图片: ['<text:a xlink:type="simple" xlink:href="https://static.ukrinform.com/photos/2022_10/thumb_files/630_360_1666611257-350.jpg" text:style-name="Internet_20_link" text:visited-style-name="Visited_20_Internet_20_Link">
630_360_16666...</text:a>
']</text:p>
      <text:p text:style-name="P4">
标签: ['Мобілізація', 'Держдума РФ', 'Росія']</text:p>
      <text:p text:style-name="P4">
类型: Article</text:p>
      <!--METADATA-->
      <text:p text:style-name="P4">
<draw:frame draw:style-name="fr1" draw:name="Image82" text:anchor-type="as-char" svg:width="6.9236in" svg:height="3.956343in" draw:z-index="0">
<draw:image xlink:href="../Images/yкринформ/2023-06-20T16-43-38-03-00/630_360_1666611257-350.jpg" xlink:type="simple" xlink:show="embed" xlink:actuate="onLoad" draw:mime-type="image/jpeg"/>
</draw:frame>
在俄罗斯，国家通过了一项法律，该法律涵盖了释放人民公开责任的法律保证，这些人在动员期间，俄罗斯联邦的武装部队中签订了兵役合同，武装部队在武装部队中通过武力。或战时。</text:p>
      <text:p text:style-name="P4">
正如乌克林福姆报道的那样，它报告了<text:a xlink:type="simple" xlink:href="https://www.interfax.ru/russia/908205" text:style-name="Internet_20_link" text:visited-style-name="Visited_20_Internet_20_Link">
Interfax</text:a>
。</text:p>
      <text:p text:style-name="P4">
担保将扩展到已犯下小型或中度严重性犯罪的当天的人，这些罪行是预先评估的。(例外是《恐怖主义，极端主义和核材料行动的刑法》的几篇文章).</text:p>
      <text:p text:style-name="P4">
<text:span text:style-name="T4">
Читайте також:</text:span>
 <text:a xlink:type="simple" xlink:href="https://www.ukrinform.ua/rubric-crimea/3725081-do-armii-rf-z-2014-roku-prizvali-sonajmense-40-tisac-ziteliv-krimu-pravozahisnica.html" text:style-name="Internet_20_link" text:visited-style-name="Visited_20_Internet_20_Link">
 До армії РФ з 2014 року призвали щонайменше 40 тисячжителів Криму - правозахисниця </text:a>
根据法律，刑事责任的担保还适用于在动员，戒严令或战时犯罪的人中接受俄罗斯联邦武装部队的兵役的人。</text:p>
      <text:p text:style-name="P4">
有刑事定罪的人也将被释放出刑事处罚。(也有例外 - 恐怖分子和极端主义者，州议会，间谍，对州或公共活动的侵害，暴力扣押或维护).</text:p>
      <text:p text:style-name="P4">
Передбачається, що якщо в період проходження військової служби особа, яка невідбула покарання та не звільнена від покарання, вчинить новий злочин, то судпризначить йому покарання за правилами, передбаченими ст.70 "Призначенняпокарання за сукупністю вироків" Кримінального кодексу РФ.</text:p>
      <text:p text:style-name="P4">
<text:span text:style-name="T4">
Читайте також:</text:span>
 <text:a xlink:type="simple" xlink:href="https://www.ukrinform.ua/rubric-ato/3723449-na-deakih-dilankah-frontu-vtrati-rf-do-devati-raziv-bilsi-za-ukrainski-malar.html" text:style-name="Internet_20_link" text:visited-style-name="Visited_20_Internet_20_Link">
 На деяких ділянках фронту втрати РФ до дев'яти разівбільші за українські - Маляр </text:a>
该法律将从其正式出版之日起生效，并扩大与乌克兰暂时占领领土刑事起诉的人的兵役有关的法律关系，直到2022年9月30日。</text:p>
      <text:p text:style-name="P4">
News Source: <text:a xlink:type="simple" xlink:href="https://www.ukrinform.ua/rubric-ato/3725391-u-rf-mobilizovanih-zvilnatimut-vid-kriminalnoi-vidpovidalnosti-derzduma-prijnala-zakon.html" text:style-name="Internet_20_link" text:visited-style-name="Visited_20_Internet_20_Link">
https://www.ukrinform.ua/rubric-ato/3725391-u-rf-mobilizovanih-zvilnatimut-vid-kriminalnoi-vidpovidalnosti-derzduma-prijnala-zakon.html</text:a>
</text:p>
      <!--NEWS-->
      <text:h text:style-name="P10" text:outline-level="1">
<text:span text:style-name="T4">
欧盟将通过第三国跟踪进口</text:span>
</text:h>
      <text:p text:style-name="P4">
作者: Ukrinform (Person)</text:p>
      <text:p text:style-name="P4">
出版商: Укринформ (Organization)</text:p>
      <text:p text:style-name="P4">
出版时间: 2023-06-20T16:44:25+03:00</text:p>
      <text:p text:style-name="P4">
修改时间: 2023-06-20T16:44:25+03:00</text:p>
      <text:p text:style-name="P4">
描述: 欧盟将不断监视可以重新征收俄罗斯的国家的贸易统计数据。  - 乌克林。</text:p>
      <text:p text:style-name="P4">
图片: ['<text:a xlink:type="simple" xlink:href="https://static.ukrinform.com/photos/2023_06/thumb_files/630_360_1687252849-760.jpg" text:style-name="Internet_20_link" text:visited-style-name="Visited_20_Internet_20_Link">
630_360_16872...</text:a>
']</text:p>
      <text:p text:style-name="P4">
标签: ['Антиросійські санкції', 'Євросоюз', 'Торгівля', 'Девід О’Салліван']</text:p>
      <text:p text:style-name="P4">
类型: Article</text:p>
      <!--METADATA-->
      <text:p text:style-name="P4">
<draw:frame draw:style-name="fr1" draw:name="Image83" text:anchor-type="as-char" svg:width="6.9236in" svg:height="3.956343in" draw:z-index="0">
<draw:image xlink:href="../Images/yкринформ/2023-06-20T16-44-25-03-00/630_360_1687252849-760.jpg" xlink:type="simple" xlink:show="embed" xlink:actuate="onLoad" draw:mime-type="image/jpeg"/>
</draw:frame>
欧洲联盟将不断监视可以重新出发对俄罗斯的国家的贸易统计数据。</text:p>
      <text:p text:style-name="P4">
关于<text:a xlink:type="simple" xlink:href="https://www.ukrinform.ua/rubric-world/3725223-devid-osallivan-specpredstavnik-es-z-pitan-sankcij.html" text:style-name="Internet_20_link" text:visited-style-name="Visited_20_Internet_20_Link">
访谈乌克林法姆</text:a>
欧盟制裁代表说，戴维·奥萨拉万(David O'Sallawan)。</text:p>
      <text:p text:style-name="P4">
据他说，优先 - 可用于军事目的的商品。</text:p>
      <text:p text:style-name="P4">
“它们超出了民事和军事领域中使用的双重用品的传统定义。 您的政府已经确定了它们，因为它们可以用于ibastiliatories的火箭弹。”</text:p>
      <text:p text:style-name="P4">
根据特别代表的说法，他前往这些商品可能发生的国家可能发生的国家，并在那里遇到了“积极的答案”。</text:p>
      <text:p text:style-name="P4">
O'Sallawan指出，这些国家不想被视为制裁的绕道，因为“他们不想负责出口可能杀死乌克兰人的商品。”</text:p>
      <text:p text:style-name="P4">
<text:span text:style-name="T4">
另请阅读：</text:span>
 <text:a xlink:type="simple" xlink:href="https://www.ukrinform.ua/rubric-polytics/3725376-specpredstavnik-es-mi-blizki-do-uhvalenna-11go-paketa-sankcij.html" text:style-name="Internet_20_link" text:visited-style-name="Visited_20_Internet_20_Link">
欧盟特别代表：我们接近第11条软件包的采用</text:a>
根据特别代表的说法，欧盟已从这些国家征收明确的义务，因此他们现在将遵循贸易统计数据。</text:p>
      <text:p text:style-name="P4">
外交官说：“这是我们将继续每天，每周和每月执行的任务：检查统计数据，以查看该平行贸易可以发生或重新出口的统计数据，并试图阻止它。”</text:p>
      <text:p text:style-name="P4">
根据Politico，佐治亚州，亚美尼亚和哈萨克斯坦的说法，据报道，俄罗斯正在积极克服西方<text:a xlink:type="simple" xlink:href="https://www.ukrinform.ua/tag-sankcii" text:style-name="Internet_20_link" text:visited-style-name="Visited_20_Internet_20_Link">
制裁</text:a>
，由于乌克兰的入侵而强加于莫斯科。</text:p>
      <text:p text:style-name="P4">
News Source: <text:a xlink:type="simple" xlink:href="https://www.ukrinform.ua/rubric-economy/3725392-es-vidstezuvatime-import-cerez-treti-kraini-pidsankcijnih-tovariv-do-rosii-specpredstavnik.html" text:style-name="Internet_20_link" text:visited-style-name="Visited_20_Internet_20_Link">
https://www.ukrinform.ua/rubric-economy/3725392-es-vidstezuvatime-import-cerez-treti-kraini-pidsankcijnih-tovariv-do-rosii-specpredstavnik.html</text:a>
</text:p>
      <!--NEWS-->
      <text:h text:style-name="P10" text:outline-level="1">
<text:span text:style-name="T4">
在保加利亚电视上开始在乌克兰广播新闻</text:span>
</text:h>
      <text:p text:style-name="P4">
作者: Ukrinform (Person)</text:p>
      <text:p text:style-name="P4">
出版商: Укринформ (Organization)</text:p>
      <text:p text:style-name="P4">
出版时间: 2023-06-20T16:47:00+03:00</text:p>
      <text:p text:style-name="P4">
修改时间: 2023-06-20T16:47:00+03:00</text:p>
      <text:p text:style-name="P4">
描述: 保加利亚国家电视台（BNT）公共广播公司已在乌克兰人发起了新闻，因为官方政府数据表明，近来的乌克兰人数量稳定增长，注册了临时保护并放置在保加利亚。  - 乌克林。</text:p>
      <text:p text:style-name="P4">
图片: ['<text:a xlink:type="simple" xlink:href="https://static.ukrinform.com/photos/2023_06/thumb_files/630_360_1687268408-884.jpg" text:style-name="Internet_20_link" text:visited-style-name="Visited_20_Internet_20_Link">
630_360_16872...</text:a>
']</text:p>
      <text:p text:style-name="P4">
标签: ['Болгарія', 'Українська мова', 'Біженці', 'Телебачення']</text:p>
      <text:p text:style-name="P4">
类型: Article</text:p>
      <!--METADATA-->
      <text:p text:style-name="P4">
<draw:frame draw:style-name="fr1" draw:name="Image84" text:anchor-type="as-char" svg:width="6.9236in" svg:height="3.956343in" draw:z-index="0">
<draw:image xlink:href="../Images/yкринформ/2023-06-20T16-47-00-03-00/630_360_1687268408-884.jpg" xlink:type="simple" xlink:show="embed" xlink:actuate="onLoad" draw:mime-type="image/jpeg"/>
</draw:frame>
保加利亚国家电视台的公共广播公司(Bnt)乌克兰人的新闻越来越多，因为官方政府数据显示，乌克兰人的登记及时保护的数量不断增加，最近放置在保加利亚。</text:p>
      <text:p text:style-name="P4">
根据乌克林福姆的报道，它报告了<text:a xlink:type="simple" xlink:href="https://sofiaglobe.com/2023/06/20/news-show-launched-for-ukrainians-in-bulgaria-as-number-of-ukrainian-refugees-increases/" text:style-name="Internet_20_link" text:visited-style-name="Visited_20_Internet_20_Link">
索非亚地球仪</text:a>
。</text:p>
      <text:p text:style-name="P4">
官方政府统计<text:a xlink:type="simple" xlink:href="https://www.ukrinform.ua/tag-bolgaria" text:style-name="Internet_20_link" text:visited-style-name="Visited_20_Internet_20_Link">
保加利亚</text:a>
最近，生活在临时保护地位的乌克兰人的数量稳步增加。</text:p>
      <text:p text:style-name="P4">
乌克兰大使馆昨天对由乌克兰观众计算的BNT广播表示感谢。</text:p>
      <text:p text:style-name="P4">
<text:span text:style-name="T4">
另请阅读：</text:span>
 [<text:span text:style-name="T4">
外交部</text:span>
 <text:span text:style-name="T4">
保加利亚</text:span>
 <text:span text:style-name="T4">
 </text:span>
 <text:span text:style-name="T4">
 </text:span>
 <text:span text:style-name="T4">
 </text:span>
 <text:span text:style-name="T4">
 </text:span>
大使<text:span text:style-name="T4">
<text:span text:style-name="T5">
*俄罗斯</text:span>
* for </text:span>
分布<text:span text:style-name="T4">
 </text:span>
 <text:span text:style-name="T4">
 </text:span>
错误信息*<text:span text:style-name="T5">
 </text:span>
(https://www.ukrinform.ua/rubric-world/3722880-mzs-bolgarii-rozkritikuvalo-posla-rosii-za-posirenna-dezinformacii.html)根据保加利亚乌克兰难民的特别政府门户网站，自2022年2月非法入侵俄罗斯乌克兰以来，1 376 157乌克兰人，161 511人，在2022年2月受到暂时保护，并根据州的支持，并受到了13,775名难民的保护。系统。</text:p>
      <text:p text:style-name="P4">
保加利亚政府计划在20123年底之前在6月底结束后继续进行免费安置计划，并注意到保加利亚旅游业。</text:p>
      <text:p text:style-name="P4">
正如乌克林福姆(Ukrinform(https://www.ukrinform.ua/rubric-polytics/3723448-kuleba-zaprosiv-bolgariu-priednatisa-do-koalicii-zi-stvorenna-tribunalu-dla-rf.html)玛丽亚·加布里埃尔(Maria Gabriel)凭借新任命的Viceremier和Mzbolgaria，并邀请加入一个联盟，从为俄罗斯联邦建立法庭。</text:p>
      <text:p text:style-name="P4">
<text:span text:style-name="T5">
foto：Sofia Globe</text:span>
</text:p>
      <text:p text:style-name="P4">
News Source: <text:a xlink:type="simple" xlink:href="https://www.ukrinform.ua/rubric-diaspora/3725389-na-bolgarskomu-telebacenni-pocali-transluvati-novini-ukrainskou.html" text:style-name="Internet_20_link" text:visited-style-name="Visited_20_Internet_20_Link">
https://www.ukrinform.ua/rubric-diaspora/3725389-na-bolgarskomu-telebacenni-pocali-transluvati-novini-ukrainskou.html</text:a>
</text:p>
      <!--NEWS-->
      <text:h text:style-name="P10" text:outline-level="1">
<text:span text:style-name="T4">
乌克兰项目“ Shchedryk”在创意节“ Cannes Lions 2023”中收到了“银”</text:span>
</text:h>
      <text:p text:style-name="P4">
作者: Ukrinform (Person)</text:p>
      <text:p text:style-name="P4">
出版商: Укринформ (Organization)</text:p>
      <text:p text:style-name="P4">
出版时间: 2023-06-20T16:48:58+03:00</text:p>
      <text:p text:style-name="P4">
修改时间: 2023-06-20T16:48:58+03:00</text:p>
      <text:p text:style-name="P4">
描述: 该项目“ Shchedryk”或Carol for Charity，在最负盛名的创造力节“ Cannes Lions 2023”中获得了乌克兰的第一颗银狮。  - 乌克林。</text:p>
      <text:p text:style-name="P4">
图片: ['<text:a xlink:type="simple" xlink:href="https://static.ukrinform.com/photos/2023_06/thumb_files/630_360_1687268851-724.png" text:style-name="Internet_20_link" text:visited-style-name="Visited_20_Internet_20_Link">
630_360_16872...</text:a>
']</text:p>
      <text:p text:style-name="P4">
标签: ['Фестиваль', 'Дмитро Кулеба', 'МЗС', 'Щедрик']</text:p>
      <text:p text:style-name="P4">
类型: Article</text:p>
      <!--METADATA-->
      <text:p text:style-name="P4">
<draw:frame draw:style-name="fr1" draw:name="Image85" text:anchor-type="as-char" svg:width="6.9236in" svg:height="3.949462in" draw:z-index="0">
<draw:image xlink:href="../Images/yкринформ/2023-06-20T16-48-58-03-00/630_360_1687268851-724.png" xlink:type="simple" xlink:show="embed" xlink:actuate="onLoad" draw:mime-type="image/png"/>
</draw:frame>
该项目“ Shchedryk”或Carol for Charity，获得了第一个银狮，乌克兰是一种更具创造力的“戛纳狮子2023”。</text:p>
      <text:p text:style-name="P4">
正如乌克林福姆(Ukrinform)报道的那样<text:a xlink:type="simple" xlink:href="https://mfa.gov.ua/news/shchedrik-vid-mzs-ta-saatchi-saatchi-ukraine-otrimav-pershe-sriblo-na-najprestizhnishomu-festivali-kreativnosti-kannski-levi-2023" text:style-name="Internet_20_link" text:visited-style-name="Visited_20_Internet_20_Link">
外交部教育部</text:a>
，除了广播和音频类别中的奖项外(非营利 /慈善 /政府)，这项工作有5个短裤。</text:p>
      <text:p text:style-name="P4">
“戛纳狮子的第一个“银”是乌克兰在公共外交领域取得成功的重要奖项和认可。 我祝贺该项目的团队，由于非标准的方法和重新思考世界著名作曲家Mykola Leontovich的作品，该项目取得了结果。 我们设法使世界不仅对shedryk的美丽着迷，而且还使他的重要手动任务吸引了世界，以帮助小乌克兰人在充分的俄罗斯侵略条件下。”</text:p>
      <text:p text:style-name="P4">
在外交政策部门，得知，在2022年圣诞节前夕，乌克兰外交部，萨奇和萨奇乌克兰创意机构的代表团队和公共组织品牌乌克兰实现了尼古拉·莱昂托维奇。 Calol for Charity Christmas出现了，英语用英语讲述了乌克兰人的摔跤和感情，并提示打开Shazam来支持乌克兰儿童。</text:p>
      <text:p text:style-name="P4">
<text:span text:style-name="T4">
另请阅读：</text:span>
 <text:a xlink:type="simple" xlink:href="https://www.ukrinform.ua/rubric-culture/3712929-muzicnij-proekt-sedrik-otrimav-nagorodu-na-miznarodnomu-festivali-the-one-show.html" text:style-name="Internet_20_link" text:visited-style-name="Visited_20_Internet_20_Link">
音乐项目“ <text:span text:style-name="T4">
 Shchedryk </text:span>
”获得了国际节目的国际节日</text:a>
颂歌是由乐队“抗体”乐队的塔拉斯·托波尔(Taras Topol)制成的。 Grigoryverevka和儿童民间传说合奏“谷物”在2022年11月在基辅举行的俄罗斯联邦下一次大规模的导弹罢工中。 实现的“ Shchedryk”是在12月的圣诞节之前首次听到的，然后在乌克兰Zelensky总统在场的国家电视台上唱了Lively。 随后，这项工作是在11个国家 /地区的22个广播电台上进行的。</text:p>
      <text:p text:style-name="P4">
News Source: <text:a xlink:type="simple" xlink:href="https://www.ukrinform.ua/rubric-culture/3725396-ukrainskij-proekt-sedrik-otrimav-sriblo-na-festivali-kreativnosti-kannski-levi-2023.html" text:style-name="Internet_20_link" text:visited-style-name="Visited_20_Internet_20_Link">
https://www.ukrinform.ua/rubric-culture/3725396-ukrainskij-proekt-sedrik-otrimav-sriblo-na-festivali-kreativnosti-kannski-levi-2023.html</text:a>
</text:p>
      <!--NEWS-->
      <text:h text:style-name="P10" text:outline-level="1">
<text:span text:style-name="T4">
明年与Skydrive初创公司的铃木将生产飞行汽车</text:span>
</text:h>
      <text:p text:style-name="P4">
作者: Ukrinform (Person)</text:p>
      <text:p text:style-name="P4">
出版商: Укринформ (Organization)</text:p>
      <text:p text:style-name="P4">
出版时间: 2023-06-20T16:54:32+03:00</text:p>
      <text:p text:style-name="P4">
修改时间: 2023-06-20T16:54:32+03:00</text:p>
      <text:p text:style-name="P4">
描述: 铃木汽车公司 和日本创业公司SkyDrive Inc. 挥发性汽车的联合生产将大约在2024年春季开始。  - 乌克林。</text:p>
      <text:p text:style-name="P4">
图片: ['<text:a xlink:type="simple" xlink:href="https://static.ukrinform.com/photos/2023_06/thumb_files/630_360_1687269256-979.png" text:style-name="Internet_20_link" text:visited-style-name="Visited_20_Internet_20_Link">
630_360_16872...</text:a>
']</text:p>
      <text:p text:style-name="P4">
标签: ['Автомобіль', 'Suzuki', 'Виробництво']</text:p>
      <text:p text:style-name="P4">
类型: Article</text:p>
      <!--METADATA-->
      <text:p text:style-name="P4">
<draw:frame draw:style-name="fr1" draw:name="Image87" text:anchor-type="as-char" svg:width="6.9236in" svg:height="3.956343in" draw:z-index="0">
<draw:image xlink:href="../Images/yкринформ/2023-06-20T16-54-32-03-00/630_360_1687269256-979.png" xlink:type="simple" xlink:show="embed" xlink:actuate="onLoad" draw:mime-type="image/png"/>
</draw:frame>
铃木Moror Corp。 和日本创业公司SkyDrive Inc. 挥发性汽车的联合生产将大约在2024年春季开始。</text:p>
      <text:p text:style-name="P4">
关于它报告<text:a xlink:type="simple" xlink:href="https://english.kyodonews.net/news/2023/06/3b60f9f9d6ba-suzuki-skydrive-to-jointly-start-producing-flying-cars-in-2024.html" text:style-name="Internet_20_link" text:visited-style-name="Visited_20_Internet_20_Link">
Kyodo</text:a>
，报道乌克林福姆。</text:p>
      <text:p text:style-name="P4">
如前所述，SkyDrive将创建一个构成[机器]的子公司(https://www.ukrinform.ua/tag-avtomobil)在Precturiesidzoka的Suzuki Group。</text:p>
      <text:p text:style-name="P4">
去年3月，Skydrive和Suzuki的Skydrive和Suzuki的一家领先初创公司宣布合作，但其细节未经处理。 9月，一位日本汽车制造商宣布购买了Skydrive的股份。</text:p>
      <text:p text:style-name="P4">
飞行汽车是一种飞机，具有垂直车道的可能性，并用几个转子登陆。</text:p>
      <text:p text:style-name="P4">
<text:span text:style-name="T4">
另请阅读：</text:span>
 <text:a xlink:type="simple" xlink:href="https://www.ukrinform.ua/rubric-technology/3660435-suzuki-vijde-z-elektromobilami-na-rinok-evropi.html" text:style-name="Internet_20_link" text:visited-style-name="Visited_20_Internet_20_Link">
<text:span text:style-name="T4">
铃木</text:span>
将出现在欧洲市场上的电动汽车</text:a>
SkyDrives由前丰田汽车公司工程师创建。 在2018年。</text:p>
      <text:p text:style-name="P4">
正如乌克林福姆报道的那样，以色列已经开始了可以承载乘客和重担的自动驾驶飞机试飞。</text:p>
      <text:p text:style-name="P4">
News Source: <text:a xlink:type="simple" xlink:href="https://www.ukrinform.ua/rubric-technology/3725397-suzuki-zi-startapom-skydrive-nastupnogo-roku-spilno-viroblatimut-letuci-avto.html" text:style-name="Internet_20_link" text:visited-style-name="Visited_20_Internet_20_Link">
https://www.ukrinform.ua/rubric-technology/3725397-suzuki-zi-startapom-skydrive-nastupnogo-roku-spilno-viroblatimut-letuci-avto.html</text:a>
</text:p>
      <!--NEWS-->
      <text:h text:style-name="P10" text:outline-level="1">
<text:span text:style-name="T4">
一周内谷物走廊的出口减少了第三个-UKAB</text:span>
</text:h>
      <text:p text:style-name="P4">
作者: Ukrinform (Person)</text:p>
      <text:p text:style-name="P4">
出版商: Укринформ (Organization)</text:p>
      <text:p text:style-name="P4">
出版时间: 2023-06-20T16:55:46+03:00</text:p>
      <text:p text:style-name="P4">
修改时间: 2023-06-20T16:55:46+03:00</text:p>
      <text:p text:style-name="P4">
描述: 在2023年6月12日至18日的谷物走廊的46周中，通过敖德萨地区的海港出口了438.1千吨农业生产产品，比上周少33％。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Експорт', 'зерновий коридор']</text:p>
      <text:p text:style-name="P4">
类型: Article</text:p>
      <!--METADATA-->
      <text:p text:style-name="P4">
<draw:frame draw:style-name="fr1" draw:name="Image88" text:anchor-type="as-char" svg:width="6.9236in" svg:height="3.956343in" draw:z-index="0">
<draw:image xlink:href="../Images/yкринформ/2023-06-20T16-55-46-03-00/630_360_1680511197-485.jpg" xlink:type="simple" xlink:show="embed" xlink:actuate="onLoad" draw:mime-type="image/jpeg"/>
</draw:frame>
在2023年6月12日至18日的谷物走廊的第46周期间，与上一周的33％相比，通过敖德萨地区的海港出口。</text:p>
      <text:p text:style-name="P4">
根据乌克林福姆(Ukrinform)的报道，它报告了<text:a xlink:type="simple" xlink:href="https://www.ucab.ua/ua/pres_sluzhba/novosti/vidvantazhennya_zernovim_koridorom_znovu_znizhuyutsya" text:style-name="Internet_20_link" text:visited-style-name="Visited_20_Internet_20_Link">
乌克兰俱乐部业务的新闻服务。</text:a>
值得注意的是，从6月12日至6月18日，乌克兰果酱中有9个Vuden，比上周少4个单位。 UCAB解释说，船只已加载，但尚未通过继续进行和等待的必要检查。</text:p>
      <text:p text:style-name="P4">
根据协会的数据，下周预计的指标甚至更糟糕，因为上周只有5艘船已经过去。</text:p>
      <text:p text:style-name="P4">
在46周的“谷物走廊”中，大多数是<text:a xlink:type="simple" xlink:href="https://www.ukrinform.ua/tag-eksport" text:style-name="Internet_20_link" text:visited-style-name="Visited_20_Internet_20_Link">
出口</text:a>
： 玉米(总出口结构的份额为80％)， 小麦(7％)和向日葵蛋糕(7％).Українська продукція була відправлена в країни: Азії (中国，土耳其)Taevrop(西班牙，意大利，法国).</text:p>
      <text:p text:style-name="P4">
Всього від початку роботи «зернового коридору» з 1 серпня 2022 року по 18червня 2023 року Україна експортувала 32 млн т продукції АПК.</text:p>
      <text:p text:style-name="P4">
<text:span text:style-name="T4">
Читайте також:</text:span>
 <text:a xlink:type="simple" xlink:href="https://www.ukrinform.ua/rubric-economy/3724964-kubrakov-pro-zupinku-zernovogo-koridoru-rosiani-vidkrito-sabotuut-inspekcii-suden.html" text:style-name="Internet_20_link" text:visited-style-name="Visited_20_Internet_20_Link">
 <text:span text:style-name="T4">
Кубраков</text:span>
 - про зупинку «зернового коридору»: Росіянивідкрито саботують інспекції суден </text:a>
正如乌克兰富特有，乌克兰，联合国和土耳其的报道，2023年18月18日，同意继续通过黑海安全运输农产品的倡议。 该协议延长了120天，但俄罗斯人表示，该协议将生效到2023年5月18日。</text:p>
      <text:p text:style-name="P4">
社区发展恢复税务的替代人士，亚历山大·库布拉科夫(Alexander Kubrakov)于5月17日报道说，该协议将有效到2023年7月18日。</text:p>
      <text:p text:style-name="P4">
_foto：Minagro Policy _</text:p>
      <text:p text:style-name="P4">
News Source: <text:a xlink:type="simple" xlink:href="https://www.ukrinform.ua/rubric-economy/3725398-eksport-zernovim-koridorom-za-tizden-skorotivsa-na-tretinu-ukab.html" text:style-name="Internet_20_link" text:visited-style-name="Visited_20_Internet_20_Link">
https://www.ukrinform.ua/rubric-economy/3725398-eksport-zernovim-koridorom-za-tizden-skorotivsa-na-tretinu-ukab.html</text:a>
</text:p>
      <!--NEWS-->
      <text:h text:style-name="P10" text:outline-level="1">
<text:span text:style-name="T4">
制裁影响Yandex的活动和其他俄罗斯技术公司-ISW</text:span>
</text:h>
      <text:p text:style-name="P4">
作者: Ukrinform (Person)</text:p>
      <text:p text:style-name="P4">
出版商: Укринформ (Organization)</text:p>
      <text:p text:style-name="P4">
出版时间: 2023-06-20T16:56:11+03:00</text:p>
      <text:p text:style-name="P4">
修改时间: 2023-06-20T16:56:11+03:00</text:p>
      <text:p text:style-name="P4">
描述: 针对俄罗斯联邦实施的国际制裁影响了包括Yandex在内的俄罗斯技术公司的活动。  - 乌克林。</text:p>
      <text:p text:style-name="P4">
图片: ['<text:a xlink:type="simple" xlink:href="https://static.ukrinform.com/photos/2017_05/thumb_files/630_360_1496055441-6687.jpg" text:style-name="Internet_20_link" text:visited-style-name="Visited_20_Internet_20_Link">
630_360_14960...</text:a>
']</text:p>
      <text:p text:style-name="P4">
标签: ['Яндекс', 'Санкції', 'Росія']</text:p>
      <text:p text:style-name="P4">
类型: Article</text:p>
      <!--METADATA-->
      <text:p text:style-name="P4">
<draw:frame draw:style-name="fr1" draw:name="Image90" text:anchor-type="as-char" svg:width="6.9236in" svg:height="3.956343in" draw:z-index="0">
<draw:image xlink:href="../Images/yкринформ/2023-06-20T16-56-11-03-00/630_360_1496055441-6687.jpg" xlink:type="simple" xlink:show="embed" xlink:actuate="onLoad" draw:mime-type="image/jpeg"/>
</draw:frame>
针对俄罗斯联邦实施的国际制裁影响了包括Yandex在内的俄罗斯技术公司的活动。</text:p>
      <text:p text:style-name="P4">
得出了这一结论<text:a xlink:type="simple" xlink:href="https://www.understandingwar.org/backgrounder/russian-offensive-campaign-assessment-june-19-2023" text:style-name="Internet_20_link" text:visited-style-name="Visited_20_Internet_20_Link">
研究战争研究所的分析(ISW)</text:a>
，报道乌克林福姆。</text:p>
      <text:p text:style-name="P4">
根据ISW的说法，6月18日，莫斯科法院在Yandex上判处23795美元的罚款，因为该公司没有根据俄罗斯联邦的国家安全向Dosacon向用户提供FSB。 在这方面，该公司表示，它是对她对俄罗斯的制裁。</text:p>
      <text:p text:style-name="P4">
<text:span text:style-name="T4">
另请阅读：</text:span>
 <text:a xlink:type="simple" xlink:href="https://www.ukrinform.ua/rubric-polytics/3725376-specpredstavnik-es-mi-blizki-do-uhvalenna-11go-paketa-sankcij.html" text:style-name="Internet_20_link" text:visited-style-name="Visited_20_Internet_20_Link">
欧盟特别代表：我们接近第11条软件包<text:span text:style-name="T4">
 sanci </text:span>
和</text:a>
据公司代表称，制裁阻止Yandex购买，安装和调整外国硬件和软件，“这是遵守俄罗斯联邦法律所必需的。</text:p>
      <text:p text:style-name="P4">
ISW说：“尽管尚不清楚外国技术产品将如何帮助俄罗斯立法，但这种情况表明，国际研究影响了俄罗斯技术部门和硬件安全的某些方面。”</text:p>
      <text:p text:style-name="P4">
*!(https://www.ukrinform.ua/rubric-polytics/3724851-britania-zberigatime-sankcii-proti-rosii-do-viplati-moskvou-kompensacij-ukraini-mzs.html)正如乌克林福姆报道的那样，意大利总理乔治·梅洛尼纳克拉克拉(George Meloninaklakla)否决了一项协议，即与一家公司吸收云服务供应商，与俄罗斯Yandexm有联系。</text:p>
      <text:p text:style-name="P4">
News Source: <text:a xlink:type="simple" xlink:href="https://www.ukrinform.ua/rubric-technology/3725399-sankcii-vplivaut-na-dialnist-andeksa-ta-insih-tehnologicnih-kompanij-rosii-isw.html" text:style-name="Internet_20_link" text:visited-style-name="Visited_20_Internet_20_Link">
https://www.ukrinform.ua/rubric-technology/3725399-sankcii-vplivaut-na-dialnist-andeksa-ta-insih-tehnologicnih-kompanij-rosii-isw.html</text:a>
</text:p>
      <!--NEWS-->
      <text:h text:style-name="P10" text:outline-level="1">
<text:span text:style-name="T4">
UEFA会议会议联盟的首次抽奖发生了</text:span>
</text:h>
      <text:p text:style-name="P4">
作者: Ukrinform (Person)</text:p>
      <text:p text:style-name="P4">
出版商: Укринформ (Organization)</text:p>
      <text:p text:style-name="P4">
出版时间: 2023-06-20T16:57:38+03:00</text:p>
      <text:p text:style-name="P4">
修改时间: 2023-06-20T16:57:38+03:00</text:p>
      <text:p text:style-name="P4">
描述: 在纽约州（瑞士），在欧FEFA会议联盟第一个赛季-2023/24的首次排位赛中进行了抽奖。  - 乌克林。</text:p>
      <text:p text:style-name="P4">
图片: ['<text:a xlink:type="simple" xlink:href="https://static.ukrinform.com/photos/2023_03/thumb_files/630_360_1679058067-823.jpg" text:style-name="Internet_20_link" text:visited-style-name="Visited_20_Internet_20_Link">
630_360_16790...</text:a>
']</text:p>
      <text:p text:style-name="P4">
标签: ['Футбол', 'Ліга конференцій УЄФА']</text:p>
      <text:p text:style-name="P4">
类型: Article</text:p>
      <!--METADATA-->
      <text:p text:style-name="P4">
<draw:frame draw:style-name="fr1" draw:name="Image91" text:anchor-type="as-char" svg:width="6.9236in" svg:height="3.956343in" draw:z-index="0">
<draw:image xlink:href="../Images/yкринформ/2023-06-20T16-57-38-03-00/630_360_1679058067-823.jpg" xlink:type="simple" xlink:show="embed" xlink:actuate="onLoad" draw:mime-type="image/jpeg"/>
</draw:frame>
在Nyon(瑞士)联盟首次排位赛的绘制是2023/24赛季的绘制。</text:p>
      <text:p text:style-name="P4">
据《乌克林福姆》报道，第一场比赛将于7月13日举行，比赛的回应 -  7月20日。</text:p>
      <text:p text:style-name="P4">
<text:span text:style-name="T5">
绘制：</text:span>
</text:p>
      <text:p text:style-name="P4">
“ Schweska”(黑山)- “空间”(圣马力诺)“ Azasker”(亚美尼亚) - “阿森纳”(Tivat，黑山)“丹多克”(爱尔兰) - “ Megisses”(直布罗陀)“ Skkendia”(马其顿北部) - “ heverfordvest”(vels)“ Pyunik”(亚美尼亚) - “ trans”(爱沙尼亚)“ Baltsan”(马耳他) - “ Domzale”(斯洛文尼亚)“瓦杜兹”(列支敦士登) - “尼曼”(Grodno，白俄罗斯)“ Ararat-Warriors”(亚美尼亚) - “ egnatius”(阿尔巴尼亚)“鱼雷”(乔治亚州库塔西) - “萨拉热窝”(波斯尼亚和黑塞哥维那)“铁路”(波斯尼亚和黑塞哥维那) - “发电机”(明斯克，白俄罗斯)“ la fioritus”(圣马力诺) - “ ibbbbu”(摩尔多瓦)“ Maribor”(斯洛文尼亚)-Birkirkara(马耳他)“提拉娜”(阿尔巴尼亚) - “发电机”(佐治亚州巴图米)“ Vikingur”(lirvik，法罗群岛) - “ inter”(埃斯卡尔德斯(Andorra))“进步”(卢森堡) - “吉利亚尼”(科索沃)卢斯菲尔德(北爱尔兰) - “ Vylania”(阿尔巴尼亚)akuriiri(冰岛) - “ connas-ki”(vels)“ haka”(芬兰) - “克鲁兹”(北爱尔兰)“ Torshavn”(法罗群岛) - “德里城”(爱尔兰)“里加”(拉脱维亚) - “ Vikingur”(雷克雅未克，冰岛)“ Zhilina”(斯洛伐克) - “列瓦迪亚”(爱沙尼亚)“ bandvisis”(立陶宛) - “米尔斯”(摩尔多瓦)“ Tobol”(哈萨克斯坦) - “ Honka”(芬兰)DACK-1904(斯洛伐克) - “作品”(乔治亚州)“马其顿”(马其顿北部) -  rfe(拉脱维亚)“ Dukadegin”(科索沃)- “欧洲”(直布罗陀)“ Penibont”(vels)-FC“圣诞老人”(安道尔)“黑格曼”(立陶宛) - “ shup”(马其顿北部)“ Dudelange”(卢森堡) - “圣帕特里克斯”(爱尔兰)B-36(法罗群岛)- “起源”(爱沙尼亚)“ Gzira United”(马耳他) - “ Glentoran”(北爱尔兰).</text:p>
      <text:p text:style-name="P4">
<text:span text:style-name="T4">
Читайте також:</text:span>
 <text:a xlink:type="simple" xlink:href="https://www.ukrinform.ua/rubric-sports/3719785-vest-gem-peremig-fiorentinu-u-finali-ligi-konferencij-uefa.html" text:style-name="Internet_20_link" text:visited-style-name="Visited_20_Internet_20_Link">
 «Вест Гем» переміг «Фіорентину» у фіналі Ліги конференційУЄФА </text:a>
我们将提醒，Poltava的“ Vorskla”从第二次选拔赛中开始在联盟会议上，Kiev“ Dynamo”  - 从第三轮开始。</text:p>
      <text:p text:style-name="P4">
News Source: <text:a xlink:type="simple" xlink:href="https://www.ukrinform.ua/rubric-sports/3725400-vidbulosa-perse-zerebkuvanna-u-vidbirkovomu-cikli-ligi-konferencij-uefa.html" text:style-name="Internet_20_link" text:visited-style-name="Visited_20_Internet_20_Link">
https://www.ukrinform.ua/rubric-sports/3725400-vidbulosa-perse-zerebkuvanna-u-vidbirkovomu-cikli-ligi-konferencij-uefa.html</text:a>
</text:p>
      <!--NEWS-->
      <text:h text:style-name="P10" text:outline-level="1">
<text:span text:style-name="T4">
乌克兰妇女协会在英国考文垂，选择了一个新政府</text:span>
</text:h>
      <text:p text:style-name="P4">
作者: Ukrinform (Person)</text:p>
      <text:p text:style-name="P4">
出版商: Укринформ (Organization)</text:p>
      <text:p text:style-name="P4">
出版时间: 2023-06-20T17:01:00+03:00</text:p>
      <text:p text:style-name="P4">
修改时间: 2023-06-20T17:01:00+03:00</text:p>
      <text:p text:style-name="P4">
描述: 乌克兰妇女协会（OUG）的股东大会在英国的考文垂举行，他们当选了新政府。  - 乌克林。</text:p>
      <text:p text:style-name="P4">
图片: ['<text:a xlink:type="simple" xlink:href="https://static.ukrinform.com/photos/2023_06/thumb_files/630_360_1687255604-946.jpg" text:style-name="Internet_20_link" text:visited-style-name="Visited_20_Internet_20_Link">
630_360_16872...</text:a>
']</text:p>
      <text:p text:style-name="P4">
标签: ['Британія', 'Діаспора']</text:p>
      <text:p text:style-name="P4">
类型: Article</text:p>
      <!--METADATA-->
      <text:p text:style-name="P4">
<draw:frame draw:style-name="fr1" draw:name="Image92" text:anchor-type="as-char" svg:width="6.9236in" svg:height="3.956343in" draw:z-index="0">
<draw:image xlink:href="../Images/yкринформ/2023-06-20T17-01-00-03-00/630_360_1687255604-946.jpg" xlink:type="simple" xlink:show="embed" xlink:actuate="onLoad" draw:mime-type="image/jpeg"/>
</draw:frame>
乌克兰妇女协会的股东大会(ouž)在英国城市拥有的，该城市选举了一个新政府。</text:p>
      <text:p text:style-name="P4">
根据乌克林福姆(Ukrinform)的说法，Ouz Coventry-乌克兰妇女协会英国在[Facebook]上报道(https://www.facebook.com/CoventryOUZ/posts/pfbid0ZvbqzGATVUgNhft9JYNyfqRRzM1W6c7yzfJceYnrMpynYwiCbwhzm7PWT4JNYHWHl).</text:p>
      <text:p text:style-name="P4">
乌克兰人玛丽安·科斯马克(Maryan Kosmak)的主席，乌克兰青年和乌克兰研究学院的代表以及英国中央UDF的代表玛丽亚·芬夫(Maria Finv)参加了该活动，玛丽亚·芬夫(Maria Finv)的代表参加了会议。该组织的新成员的门票。</text:p>
      <text:p text:style-name="P4">
新政府进入：Irina King(头)，Svetlana Havrylyuk(秘书)，Zena Zvarych(财务主管)，玛丽亚·莱什什林(Maria Leshchyshyn)(家庭)，Irena Barskaya(公共护理)，Oksana Trushkevich和Lesya Kovalenko(文化和教育)，安娜·迪尔(Anna Dyle)那个larisa Young(乌克兰的协助)，Lilia Onulak和Natalka Dutchak(组织)和Irina Hapuk。</text:p>
      <text:p text:style-name="P4">
同时，衷心感谢卢比·科西马克(Lubi Kosimak)担任乌克兰妇女协会(Coventra)协会的负责人八年。</text:p>
      <text:p text:style-name="P4">
新部门希望为乌克兰的利益和乌克兰文化的英国文化提供创造力，有趣的工作和成功实现项目的成功实现。</text:p>
      <text:p text:style-name="P4">
回想一下，五月乌克兰妇女协会在英国<text:a xlink:type="simple" xlink:href="https://www.ukrinform.ua/rubric-diaspora/3712512-asociacia-ukrainskih-zinok-u-velikij-britanii-vidsvatkuvala-svoe-75ricca.html" text:style-name="Internet_20_link" text:visited-style-name="Visited_20_Internet_20_Link">
庆祝</text:a>
其成立75周年，在乌克兰青年“塔拉西夫卡”联盟的中心(trent的veston，derbishir)英格兰不同城市的乌克兰人来的地方。</text:p>
      <text:p text:style-name="P4">
<text:span text:style-name="T5">
foto：Ouz Coventry-英国乌克兰妇女协会 /Facebook</text:span>
</text:p>
      <text:p text:style-name="P4">
News Source: <text:a xlink:type="simple" xlink:href="https://www.ukrinform.ua/rubric-diaspora/3725254-asociacia-ukrainskih-zinok-u-britanskomu-misti-koventri-obrala-novu-upravu.html" text:style-name="Internet_20_link" text:visited-style-name="Visited_20_Internet_20_Link">
https://www.ukrinform.ua/rubric-diaspora/3725254-asociacia-ukrainskih-zinok-u-britanskomu-misti-koventri-obrala-novu-upravu.html</text:a>
</text:p>
      <!--NEWS-->
      <text:h text:style-name="P10" text:outline-level="1">
<text:span text:style-name="T4">
Danilov讲述了国防军的军事优先事项 - 敌人的“炮兵延伸”</text:span>
</text:h>
      <text:p text:style-name="P4">
作者: Ukrinform (Person)</text:p>
      <text:p text:style-name="P4">
出版商: Укринформ (Organization)</text:p>
      <text:p text:style-name="P4">
出版时间: 2023-06-20T17:03:24+03:00</text:p>
      <text:p text:style-name="P4">
修改时间: 2023-06-20T17:03:24+03:00</text:p>
      <text:p text:style-name="P4">
描述: 乌克兰国家安全与国防委员会秘书Alexey Danilov谈到了国防军的军事优先事项 - 敌人的“炮兵”。  - 乌克林。</text:p>
      <text:p text:style-name="P4">
图片: ['<text:a xlink:type="simple" xlink:href="https://static.ukrinform.com/photos/2023_03/thumb_files/630_360_1677948274-404.jpg" text:style-name="Internet_20_link" text:visited-style-name="Visited_20_Internet_20_Link">
630_360_16779...</text:a>
']</text:p>
      <text:p text:style-name="P4">
标签: ['РНБО', 'Данілов', 'Війна з Росією']</text:p>
      <text:p text:style-name="P4">
类型: Article</text:p>
      <!--METADATA-->
      <text:p text:style-name="P4">
<draw:frame draw:style-name="fr1" draw:name="Image96" text:anchor-type="as-char" svg:width="6.9236in" svg:height="3.956343in" draw:z-index="0">
<draw:image xlink:href="../Images/yкринформ/2023-06-20T17-03-24-03-00/630_360_1677948274-404.jpg" xlink:type="simple" xlink:show="embed" xlink:actuate="onLoad" draw:mime-type="image/jpeg"/>
</draw:frame>
乌克兰阿列克谢·丹尼洛夫(Alexey Danilov)的国家安全和国防秘书讲述了国防军的领先优先事项 - 敌人的“炮兵扩展”。</text:p>
      <text:p text:style-name="P4">
他在[Facebook]中指出了这一点(https://www.facebook.com/danilov.oleksiy/posts/pfbid0h7tmgf1JnkPXUh2rRYmtfEVTJFL8A1JpUNfU6PqvismwK8nuyQMWTRZpWNooCiBKl)，报道乌克林福姆。</text:p>
      <text:p text:style-name="P4">
他强调说：“乌克兰的防御力量既是进攻性的，也是苏打的行动。 SUU既开发了自己的进攻行动，又反映了昂贵的进攻和反击。”</text:p>
      <text:p text:style-name="P4">
<text:span text:style-name="T4">
另请阅读：</text:span>
 [<text:span text:style-name="T4">
 Danilov </text:span>
：您需要创建一种保护人类免受核勒索的机制(https://www.ukrinform.ua/rubric-polytics/3723305-danilov-potribno-stvoriti-mehanizm-akij-zahistit-ludstvo-vid-adernogo-santazu-rf.html)达尼洛夫还报告说，俄罗斯占领部队通过最大程度的加强积极反对Suu的度假胜地(在Maryanka和Avdiivka地区)首先，从空降部队那里收紧储备。</text:p>
      <text:p text:style-name="P4">
NSDC部长说：“目的是完全钦佩顿涅茨克和卢甘斯克地区，并从其他方向延迟了Suu的力量和手段。”</text:p>
      <text:p text:style-name="P4">
他强调，敌人还集中在南部的额外力量，“建立了至少三层强化系统，并在最关键的库皮斯克 - 里曼方向上进行了标记的领土，以保护创造条件的目的”切割“克里米亚的走廊”。</text:p>
      <text:p text:style-name="P4">
<text:span text:style-name="T4">
另请阅读：</text:span>
 <text:a xlink:type="simple" xlink:href="https://www.ukrinform.ua/rubric-ato/3720318-danilov-naslidki-pidrivu-kahovskoi-ges-dla-rosii-budut-katastroficnimi.html" text:style-name="Internet_20_link" text:visited-style-name="Visited_20_Internet_20_Link">
<text:span text:style-name="T4">
 Danilov </text:span>
：Kakhovskaya水力发电站对俄罗斯的后果将是灾难性的</text:a>
“ SOU逐步向前迈进了由最高司令部确定的目标，其主要重点之一是维护军事军人和平民的生活。 Danilov强调说，“肉类风暴”是俄罗斯的俄罗斯微风。</text:p>
      <text:p text:style-name="P4">
他强调说：“乌克兰的西拉波拉(Silapora)在临时占领的俄罗斯领土上进行了宝贵而重要的工作，准备了有利的假设Suu的进一步战斗工作，从而促进了我们领土的解放。”<text:span text:style-name="T4">
另请阅读：</text:span>
 <text:a xlink:type="simple" xlink:href="https://www.ukrinform.ua/rubric-ato/3720303-danilov-ne-viklucae-mozlivosti-individualnih-dvostoronnih-ugod-z-krainami-nato.html" text:style-name="Internet_20_link" text:visited-style-name="Visited_20_Internet_20_Link">
<text:span text:style-name="T4">
 danilov </text:span>
不排除与北约国家的两个方面协议的可能性</text:a>
据报道，乌克兰阿列克谢丹尼洛夫国家安全与国防委员会部长强调，今天的国防工作是“出色的”。</text:p>
      <text:p text:style-name="P4">
照片：作品</text:p>
      <text:p text:style-name="P4">
News Source: <text:a xlink:type="simple" xlink:href="https://www.ukrinform.ua/rubric-ato/3725402-danilov-rozpoviv-pro-voennij-prioritet-sil-oboroni-artilerijske-znekrovlenna-voroga.html" text:style-name="Internet_20_link" text:visited-style-name="Visited_20_Internet_20_Link">
https://www.ukrinform.ua/rubric-ato/3725402-danilov-rozpoviv-pro-voennij-prioritet-sil-oboroni-artilerijske-znekrovlenna-voroga.html</text:a>
</text:p>
      <!--NEWS-->
      <text:h text:style-name="P10" text:outline-level="1">
<text:span text:style-name="T4">
在赫尔森地区的利科沃，俄罗斯人决定炸毁20吨弹药 - 媒体</text:span>
</text:h>
      <text:p text:style-name="P4">
作者: Ukrinform (Person)</text:p>
      <text:p text:style-name="P4">
出版商: Укринформ (Organization)</text:p>
      <text:p text:style-name="P4">
出版时间: 2023-06-20T17:11:32+03:00</text:p>
      <text:p text:style-name="P4">
修改时间: 2023-06-20T17:11:32+03:00</text:p>
      <text:p text:style-name="P4">
描述: 在库尔森地区的瑞科夫村，俄罗斯入侵者将炸毁电梯地下室的弹药，尚未引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Боєприпаси', 'Війна з Росією']</text:p>
      <text:p text:style-name="P4">
类型: Article</text:p>
      <!--METADATA-->
      <text:p text:style-name="P4">
<draw:frame draw:style-name="fr1" draw:name="Image97" text:anchor-type="as-char" svg:width="6.9236in" svg:height="3.956343in" draw:z-index="0">
<draw:image xlink:href="../Images/yкринформ/2023-06-20T17-11-32-03-00/630_360_1669987737-966.jpg" xlink:type="simple" xlink:show="embed" xlink:actuate="onLoad" draw:mime-type="image/jpeg"/>
</draw:frame>
在赫尔森地区的村庄，俄罗斯入侵者将炸毁自己的停靠站，这些停留物留在电梯的地下室，但仍然是不必要的。</text:p>
      <text:p text:style-name="P4">
关于它报告<text:a xlink:type="simple" xlink:href="https://t.me/genichua/12155" text:style-name="Internet_20_link" text:visited-style-name="Visited_20_Internet_20_Link">
Genichesk ua</text:a>
，报道乌克林福姆。</text:p>
      <text:p text:style-name="P4">
值得注意的是，占领部队将炸毁20吨的胸部。</text:p>
      <text:p text:style-name="P4">
根据Rykov的当地人的说法，撤离了家中居民中的每个人<text:a xlink:type="simple" xlink:href="https://www.ukrinform.ua/tag-evakuacia" text:style-name="Internet_20_link" text:visited-style-name="Visited_20_Internet_20_Link">
撤离</text:a>
来自村庄。</text:p>
      <text:p text:style-name="P4">
据报道，6月18日上午，在霍尔森地区暂时捕获的领土(发生了强烈的爆炸)(https://www.ukrinform.ua/rubric-regions/3724347-u-zagarbnikiv-na-hersonsini-rankova-bavovna-detonue-velikij-sklad-boepripasiv.html)。 在瑞科克(Rykok)，俄罗斯人弹药的大量构成被引爆。</text:p>
      <text:p text:style-name="P4">
<text:span text:style-name="T4">
另请阅读：</text:span>
 [在空军中证实了破坏(https://www.ukrinform.ua/rubric-ato/3724397-u-povitranih-silah-pidtverdili-znisenna-skladu-boepripasiv-zagarbnikiv-na-hersonsini.html)在俄罗斯联邦吉尼切斯基(Genichesky)区的赫尔森地区被征服的领土上，在瑞科夫(Rykove)村收获后，他们安装了增强的职位，并且还进行了肥沃的旁路。</text:p>
      <text:p text:style-name="P4">
News Source: <text:a xlink:type="simple" xlink:href="https://www.ukrinform.ua/rubric-ato/3725405-u-rikovomu-na-hersonsini-rosiani-virisili-pidirvati-20-tonn-svoih-boepripasiv-zmi.html" text:style-name="Internet_20_link" text:visited-style-name="Visited_20_Internet_20_Link">
https://www.ukrinform.ua/rubric-ato/3725405-u-rikovomu-na-hersonsini-rosiani-virisili-pidirvati-20-tonn-svoih-boepripasiv-zmi.html</text:a>
</text:p>
      <!--NEWS-->
      <text:h text:style-name="P10" text:outline-level="1">
<text:span text:style-name="T4">
非法拘留的莱妮·乌梅罗娃（Lenie Umerova）写了俄罗斯前审判中心的信</text:span>
</text:h>
      <text:p text:style-name="P4">
作者: Ukrinform (Person)</text:p>
      <text:p text:style-name="P4">
出版商: Укринформ (Organization)</text:p>
      <text:p text:style-name="P4">
出版时间: 2023-06-20T17:12:18+03:00</text:p>
      <text:p text:style-name="P4">
修改时间: 2023-06-20T17:12:18+03:00</text:p>
      <text:p text:style-name="P4">
描述: 克里米亚塔塔尔·莱梅罗娃（Lenie Umerova）写了一封俄罗斯联邦拘留中心的信，非法拘留在俄罗斯 - 斜视边界上。  - 乌克林。</text:p>
      <text:p text:style-name="P4">
图片: ['<text:a xlink:type="simple" xlink:href="https://static.ukrinform.com/photos/2023_05/thumb_files/630_360_1682947322-289.jpg" text:style-name="Internet_20_link" text:visited-style-name="Visited_20_Internet_20_Link">
630_360_16829...</text:a>
']</text:p>
      <text:p text:style-name="P4">
标签: ['ФСБ РФ', 'Крим', 'Кримські татари']</text:p>
      <text:p text:style-name="P4">
类型: Article</text:p>
      <!--METADATA-->
      <text:p text:style-name="P4">
<draw:frame draw:style-name="fr1" draw:name="Image99" text:anchor-type="as-char" svg:width="6.9236in" svg:height="3.956343in" draw:z-index="0">
<draw:image xlink:href="../Images/yкринформ/2023-06-20T17-12-18-03-00/630_360_1682947322-289.jpg" xlink:type="simple" xlink:show="embed" xlink:actuate="onLoad" draw:mime-type="image/jpeg"/>
</draw:frame>
列尼(Lennie)在俄罗斯 - 斜视边界上的违法行过的克里米亚塔塔尔·莱尼(Crimean Tartar Lenie)写了俄罗斯联邦部的一封信。</text:p>
      <text:p text:style-name="P4">
这是在[Facebook]中报道的(https://www.facebook.com/umerov.azeez/posts/pfbid02oCRTuePe8nZZsNsXUyWqHbNoW6jv8NMEWbe2JjLtpTMNEo6tmBUiwkJFoN5F2kbyl)她的兄弟阿齐兹·乌梅罗夫(Aziz Umerov)报道了乌克林福姆。</text:p>
      <text:p text:style-name="P4">
他指出，他收到了Lenie的来信，她于5月30日写信。 用它的话，莱妮被剥夺了用乌克兰或克里米亚塔塔尔语言写作的权利，FSB长期检查了信件，因此可以获得极度较小的信息。</text:p>
      <text:p text:style-name="P4">
“从我心中，我要感谢您在这个复杂时期的支持，信仰和帮助。一年前，我去了我的父母去克里米亚参观和支持。我以和平与纯粹的意愿去了。-多么感谢。您要保持纳普利(Napuli)的手，不要离开一只，帮助您保持寒冷和勇气。对我而言，这不仅是无价的。我相信正义，任何任意性结束了!我都会结束!我希望早日!” ， - 字母读。</text:p>
      <text:p text:style-name="P4">
<text:span text:style-name="T4">
另请阅读：</text:span>
 [俄罗斯人已将案件文件归类有关违法的<text:span text:style-name="T4">
 lennie </text:span>
 <text:span text:style-name="T4">
 </text:span>
 umerovo **ї(https://www.ukrinform.ua/rubric-crimea/3710952-rosiani-zasekretili-materiali-spravi-stosovno-nezakonno-zatrimanoi-lenie-umerovoi.html)据报道，据报道，2022年12月4日，俄罗斯安全部队在越过乔治亚 - 俄罗斯边境后拘留了25岁的乌梅罗夫，当时它将返回临时占领的克里米亚以照顾旅行父亲。 她被指控涉嫌违反政权地区的规则。</text:p>
      <text:p text:style-name="P4">
乌梅罗夫(Umerov)被安置在外国国民临时维护中心。 俄罗斯法院认为这是“违反国家边境政权”的罪(艺术的第1部分。 俄罗斯联邦守则第18条关于行政犯罪)并罚款两千卢布。 在俄罗斯联邦，她被捕多次。</text:p>
      <text:p text:style-name="P4">
照片：Azeez Umerov</text:p>
      <text:p text:style-name="P4">
News Source: <text:a xlink:type="simple" xlink:href="https://www.ukrinform.ua/rubric-crimea/3725406-nezakonno-zatrimana-lenie-umerova-napisala-lista-iz-rosijskogo-sizo.html" text:style-name="Internet_20_link" text:visited-style-name="Visited_20_Internet_20_Link">
https://www.ukrinform.ua/rubric-crimea/3725406-nezakonno-zatrimana-lenie-umerova-napisala-lista-iz-rosijskogo-sizo.html</text:a>
</text:p>
      <!--NEWS-->
      <text:h text:style-name="P10" text:outline-level="1">
<text:span text:style-name="T4">
在乌克兰，复仇之翅是在乌克兰提出的</text:span>
</text:h>
      <text:p text:style-name="P4">
作者: Ukrinform (Person)</text:p>
      <text:p text:style-name="P4">
出版商: Укринформ (Organization)</text:p>
      <text:p text:style-name="P4">
出版时间: 2023-06-20T17:20:52+03:00</text:p>
      <text:p text:style-name="P4">
修改时间: 2023-06-20T17:20:52+03:00</text:p>
      <text:p text:style-name="P4">
描述: 在乌克兰，提出了“复仇之翼”项目，其目的是生产1000个自治的乌克兰无人轰炸机。  - 乌克林。</text:p>
      <text:p text:style-name="P4">
图片: ['<text:a xlink:type="simple" xlink:href="https://static.ukrinform.com/photos/2023_06/thumb_files/630_360_1687270680-508.jpg" text:style-name="Internet_20_link" text:visited-style-name="Visited_20_Internet_20_Link">
630_360_16872...</text:a>
']</text:p>
      <text:p text:style-name="P4">
标签: ['Безпілотник', 'Дрон', 'крила помсти']</text:p>
      <text:p text:style-name="P4">
类型: Article</text:p>
      <!--METADATA-->
      <text:p text:style-name="P4">
<draw:frame draw:style-name="fr1" draw:name="Image101" text:anchor-type="as-char" svg:width="6.9236in" svg:height="3.956343in" draw:z-index="0">
<draw:image xlink:href="../Images/yкринформ/2023-06-20T17-20-52-03-00/630_360_1687270680-508.jpg" xlink:type="simple" xlink:show="embed" xlink:actuate="onLoad" draw:mime-type="image/jpeg"/>
</draw:frame>
在乌克兰，提出了“复仇之翼”项目，其目的是生产1000个自治的乌克兰无人轰炸机。</text:p>
      <text:p text:style-name="P4">
演讲发生在<text:a xlink:type="simple" xlink:href="https://www.ukrinform.ua/rubric-presshall/3723635-krila-pomsti-dla-nastupu.html" text:style-name="Internet_20_link" text:visited-style-name="Visited_20_Internet_20_Link">
</text:a>
<text:a xlink:type="simple" xlink:href="https://www.ukrinform.ua/rubric-presshall/3723635-krila-pomsti-dla-nastupu.html" text:style-name="Internet_20_link" text:visited-style-name="Visited_20_Internet_20_Link">
乌克林福姆</text:a>
 <text:a xlink:type="simple" xlink:href="https://www.ukrinform.ua/rubric-presshall/3723635-krila-pomsti-dla-nastupu.html" text:style-name="Internet_20_link" text:visited-style-name="Visited_20_Internet_20_Link">
 . </text:a>
如<text:a xlink:type="simple" xlink:href="https://www.pomsta.org/" text:style-name="Internet_20_link" text:visited-style-name="Visited_20_Internet_20_Link">
</text:a>
<text:a xlink:type="simple" xlink:href="https://www.pomsta.org" text:style-name="Internet_20_link" text:visited-style-name="Visited_20_Internet_20_Link">
项目网站</text:a>
，“复仇之翅”是一系列慈善行动的复杂，旨在为乌克兰军队提供有效实施乌克兰领土的国防和占领措施所必需的力量和手段。</text:p>
      <text:p text:style-name="P4">
该项目的目标是生产1000个自主<text:a xlink:type="simple" xlink:href="https://www.ukrinform.ua/tag-bezpilotnik" text:style-name="Internet_20_link" text:visited-style-name="Visited_20_Internet_20_Link">
无人驾驶</text:a>
猎人杀手轰炸机(卡其色)这是在乌克兰开发的，由乌克兰最好的企业制造。 此外，该项目旨在为特殊单位配备高处置长期武器。</text:p>
      <text:p text:style-name="P4">
第一系列冲击轰炸机的生产已经发起，每个轰炸机都将以乌克兰的城市英雄之一的名字命名。</text:p>
      <text:p text:style-name="P4">
根据开发商的说法，每架Hunter Killer系列飞机仅是乌克兰的开发项目，仅是乌克兰的生产。 仍然有三个修改。</text:p>
      <text:p text:style-name="P4">
*!(https://www.ukrinform.ua/rubric-ato/3724776-zsu-otrimue-znacno-bilse-bezpilotnikiv-niz-piv-roku-tomu-minoboroni.html)Kamikadze Khaki AK-1000是一种自治的Kamikadze，能够破坏敌人的战略对象，最高可达1000公里的智力管理。</text:p>
      <text:p text:style-name="P4">
卡基KB-50轰炸机是世界上第一个无人战术战术战术中队，他们在最热的区域中执行任务，在空中持续长达6个小时，立即击中任何敌意和生命力 - 对于武装部队的单位，SCO，TRO。</text:p>
      <text:p text:style-name="P4">
</text:p>
      <text:p text:style-name="P4">
Khaki AB-500轰炸机是一款自动轰炸机，影响了SBU Centrus特殊特殊操作500 km的设备和兽人的Live Power。</text:p>
      <text:p text:style-name="P4">
计划一个月生产约100个单位。 第一架飞机将在下午传输。</text:p>
      <text:p text:style-name="P4">
Kamikadze将花费约40,000美元，即自动轰炸机-4.5万美元。 您需要的金额约为2000万美元。</text:p>
      <text:p text:style-name="P4">
“大部分金额将由预算提供。国防部，国防部将在此处连接。</text:p>
      <text:p text:style-name="P4">
从项目开始时，已收集了15万UAH。</text:p>
      <text:p text:style-name="P4">
科达希戈夫说：“该产品具有很高的出口潜力。已经有许多欧洲公司为乌克兰制造商开始出口该产品，但是在战争结束之前，它不会从乌克兰出口。”</text:p>
      <text:p text:style-name="P4">
根据开发商的说法，“复仇之翅”项目是整个乌克兰人民向俄罗斯军方的信息，从那一刻起，战争将会来到他们身边，并将成为他们的日常生活，并将成为他们的日常生活警笛声的声音。</text:p>
      <text:p text:style-name="P4">
“我们的卡其布是一个普通而全天的交付(而1000  - 但我们正在努力)!”  - 该项目的开发商强调。</text:p>
      <text:p text:style-name="P4">
该项目是在电力结构，知名贸易网络，媒体控股和展示明星的支持下实施的。</text:p>
      <text:p text:style-name="P4">
<text:span text:style-name="T4">
另请阅读：</text:span>
 [“陆军<text:span text:style-name="T4">
无人机</text:span>
”：以联合24的牺牲购买了更多(https://www.ukrinform.ua/rubric-technology/3723411-armia-droniv-za-kosti-united24-pridbali-ponad-38-tisaci-bezpilotnikiv.html)“我们的任务是引起人们对该项目的关注，以尽可能地做一切，我们可以充分应对每天晚上对基辅的威胁，”  - 乌克兰Oleksandr Ponomaryov人士说。</text:p>
      <text:p text:style-name="P4">
News Source: <text:a xlink:type="simple" xlink:href="https://www.ukrinform.ua/rubric-technology/3725409-v-ukraini-prezentuvali-proekt-krila-pomsti.html" text:style-name="Internet_20_link" text:visited-style-name="Visited_20_Internet_20_Link">
https://www.ukrinform.ua/rubric-technology/3725409-v-ukraini-prezentuvali-proekt-krila-pomsti.html</text:a>
</text:p>
      <!--NEWS-->
      <text:h text:style-name="P10" text:outline-level="1">
<text:span text:style-name="T4">
巴拉克利乌斯社区摧毁了九名门诊儿</text:span>
</text:h>
      <text:p text:style-name="P4">
作者: Ukrinform (Person)</text:p>
      <text:p text:style-name="P4">
出版商: Укринформ (Organization)</text:p>
      <text:p text:style-name="P4">
出版时间: 2023-06-20T17:21:00+03:00</text:p>
      <text:p text:style-name="P4">
修改时间: 2023-06-20T17:21:00+03:00</text:p>
      <text:p text:style-name="P4">
描述: 在哈尔基夫地区的巴拉克利社区中，恢复了9名被俄罗斯军队摧毁的门诊病人。  - 乌克林。</text:p>
      <text:p text:style-name="P4">
图片: ['<text:a xlink:type="simple" xlink:href="https://static.ukrinform.com/photos/2023_06/thumb_files/630_360_1687270875-953.jpg" text:style-name="Internet_20_link" text:visited-style-name="Visited_20_Internet_20_Link">
630_360_16872...</text:a>
']</text:p>
      <text:p text:style-name="P4">
标签: ['Харківщина', 'Балаклія', 'Амбулаторія', 'Війна з Росією', 'Відбудова']</text:p>
      <text:p text:style-name="P4">
类型: Article</text:p>
      <!--METADATA-->
      <text:p text:style-name="P4">
<draw:frame draw:style-name="fr1" draw:name="Image107" text:anchor-type="as-char" svg:width="6.9236in" svg:height="3.956343in" draw:z-index="0">
<draw:image xlink:href="../Images/yкринформ/2023-06-20T17-21-00-03-00/630_360_1687270875-953.jpg" xlink:type="simple" xlink:show="embed" xlink:actuate="onLoad" draw:mime-type="image/jpeg"/>
</draw:frame>
哈尔基夫地区的Ublakli社区恢复了9名门诊病人，被俄罗斯军队摧毁。</text:p>
      <text:p text:style-name="P4">
这是在[电报]中报道的(https://t.me/balakleyamer/3898)Balakliyskaya军事管理局，乌克林福姆报道。</text:p>
      <text:p text:style-name="P4">
“在占领期间和在领土上的战斗之后<text:a xlink:type="simple" xlink:href="https://www.ukrinform.ua/tag-balaklia" text:style-name="Internet_20_link" text:visited-style-name="Visited_20_Internet_20_Link">
Balakliyskaya OTG</text:a>
初级卫生保健中心的许多门诊诊所和护理人员以及产科点都受到了损害和损害。 这大大限制了向人口提供初级保健的提供。” MBA说。</text:p>
      <text:p text:style-name="P4">
<text:span text:style-name="T4">
另请阅读：</text:span>
 <text:a xlink:type="simple" xlink:href="https://www.ukrinform.ua/rubric-vidbudova/3725214-na-harkivsini-vidnovili-svitlo-v-seli-vesele-jogo-ne-bulo-z-pocatku-vtorgnenna.html" text:style-name="Internet_20_link" text:visited-style-name="Visited_20_Internet_20_Link">
在<text:span text:style-name="T4">
 kharkiv地区</text:span>
 <text:span text:style-name="T4">
续订</text:span>
 <text:span text:style-name="T4">
 </text:span>
 <text:span text:style-name="T4">
 light </text:span>
 in <text:span text:style-name="T4">
 village </text:span>
<text:span text:style-name="T4">
 merry </text:span>
：<text:span text:style-name="T4">
它</text:span>
它<text:span text:style-name="T4">
不是</text:span>
是<text:span text:style-name="T4">
使用</text:span>
开始<text:span text:style-name="T4">
 </text:span>
入侵**</text:a>
据报道，乌克兰慈善基金会的患者提出了援助。 该基金的团队调查了对象，并确定了工作的优先目标。 多亏了该基金的努力，已经恢复了八名门诊病人(在门诊诊所的Balakliya City的门诊诊所№1和门诊诊所#4。 Verbivka，门诊诊所。 Yakovenkove，Petrovske和邻近社区的门诊诊所 - 门诊诊所，Vesele村的门诊诊所)在上周结束时，在古萨里夫卡(Gusarivka)的门诊诊所完成了工作，该诊所的损害近50％。</text:p>
      <text:p text:style-name="P4">
所有恢复的机构都在工作，并添加到MBA中。</text:p>
      <text:p text:style-name="P4">
据报道，巴拉克利亚和周围的村庄从Berezn开始到2022年9月就被占领。 Gusarivka村庄于2022年3月27日被解放。</text:p>
      <text:p text:style-name="P4">
<text:span text:style-name="T5">
foto：slk.kh.ua</text:span>
</text:p>
      <text:p text:style-name="P4">
News Source: <text:a xlink:type="simple" xlink:href="https://www.ukrinform.ua/rubric-vidbudova/3725403-u-balaklijskij-gromadi-vidnovili-devat-zrujnovanih-zagarbnikami-ambulatorij.html" text:style-name="Internet_20_link" text:visited-style-name="Visited_20_Internet_20_Link">
https://www.ukrinform.ua/rubric-vidbudova/3725403-u-balaklijskij-gromadi-vidnovili-devat-zrujnovanih-zagarbnikami-ambulatorij.html</text:a>
</text:p>
      <!--NEWS-->
      <text:h text:style-name="P10" text:outline-level="1">
<text:span text:style-name="T4">
WhatsApp介绍了两个新功能</text:span>
</text:h>
      <text:p text:style-name="P4">
作者: Ukrinform (Person)</text:p>
      <text:p text:style-name="P4">
出版商: Укринформ (Organization)</text:p>
      <text:p text:style-name="P4">
出版时间: 2023-06-20T17:23:27+03:00</text:p>
      <text:p text:style-name="P4">
修改时间: 2023-06-20T17:23:27+03:00</text:p>
      <text:p text:style-name="P4">
描述: WhatsApp Messenger于6月20日星期二提出，这两个新功能与增加用户的隐私相关。  - 乌克林。</text:p>
      <text:p text:style-name="P4">
图片: ['<text:a xlink:type="simple" xlink:href="https://static.ukrinform.com/photos/2020_02/thumb_files/630_360_1581576643-840.jpg" text:style-name="Internet_20_link" text:visited-style-name="Visited_20_Internet_20_Link">
630_360_15815...</text:a>
']</text:p>
      <text:p text:style-name="P4">
标签: ['Технології', 'WhatsApp']</text:p>
      <text:p text:style-name="P4">
类型: Article</text:p>
      <!--METADATA-->
      <text:p text:style-name="P4">
<draw:frame draw:style-name="fr1" draw:name="Image108" text:anchor-type="as-char" svg:width="6.9236in" svg:height="3.956343in" draw:z-index="0">
<draw:image xlink:href="../Images/yкринформ/2023-06-20T17-23-27-03-00/630_360_1581576643-840.jpg" xlink:type="simple" xlink:show="embed" xlink:actuate="onLoad" draw:mime-type="image/jpeg"/>
</draw:frame>
MessengerWhatsapp于6月20日星期二提出，这两个新功能与用户机密性有关。</text:p>
      <text:p text:style-name="P4">
根据乌克林福姆的说法，这在[公司的博客]中说明了这一点(https://blog.whatsapp.com/new-privacy-features-silence-unknown-callers-and-privacy-checkup)。</text:p>
      <text:p text:style-name="P4">
该公司说：“今天，我们添加了两个更新：关闭未知联系人的呼叫的音频并检查用户已经可用的隐私。”</text:p>
      <text:p text:style-name="P4">
<text:span text:style-name="T4">
另请阅读：</text:span>
 <text:a xlink:type="simple" xlink:href="https://www.ukrinform.ua/rubric-technology/3719974-meta-predstavila-servis-dla-translacii-kanaliv-u-whatsapp.html" text:style-name="Internet_20_link" text:visited-style-name="Visited_20_Internet_20_Link">
META在<text:span text:style-name="T4">
 WhatsApp </text:span>
中介绍了频道广播服务</text:a>
从未知联系人的呼叫中加热旨在为用户提供更大程度的隐私和对来电的控制。此功能有助于自动检测垃圾邮件，欺诈和杰出人员的呼叫，以增加保护。</text:p>
      <text:p text:style-name="P4">
这些公司补充说：“您的手机不会重现这些电话的声音，但它们会显示电话的电话，如果突然发现它很重要。”</text:p>
      <text:p text:style-name="P4">
注意到，机密性验证功能旨在确保所有WhatsApp用户都知道保护选项。</text:p>
      <text:p text:style-name="P4">
<text:span text:style-name="T4">
另请阅读：</text:span>
 <text:a xlink:type="simple" xlink:href="https://www.ukrinform.ua/rubric-technology/3712741-u-whatsapp-dodali-mozlivist-redaguvati-povidomlenna.html" text:style-name="Internet_20_link" text:visited-style-name="Visited_20_Internet_20_Link">
在<text:span text:style-name="T4">
 whatsapp </text:span>
添加到编辑消息中</text:a>
此功能提供了使用重要置信设置来帮助用户根据自己的需求选择保护水平的步骤 - 逐步说明 - 全部在一个位置。</text:p>
      <text:p text:style-name="P4">
正如Ukrinform报道的那样，在WhatsApp Messenger中，可以在发送后15分钟内编辑消息。</text:p>
      <text:p text:style-name="P4">
News Source: <text:a xlink:type="simple" xlink:href="https://www.ukrinform.ua/rubric-technology/3725414-whatsapp-predstaviv-dvi-novi-funkcii.html" text:style-name="Internet_20_link" text:visited-style-name="Visited_20_Internet_20_Link">
https://www.ukrinform.ua/rubric-technology/3725414-whatsapp-predstaviv-dvi-novi-funkcii.html</text:a>
</text:p>
      <!--NEWS-->
      <text:h text:style-name="P10" text:outline-level="1">
<text:span text:style-name="T4">
塞尔维亚总统提出了一个条件，可以继续与布鲁塞尔的科索沃总理交谈</text:span>
</text:h>
      <text:p text:style-name="P4">
作者: Ukrinform (Person)</text:p>
      <text:p text:style-name="P4">
出版商: Укринформ (Organization)</text:p>
      <text:p text:style-name="P4">
出版时间: 2023-06-20T17:25:24+03:00</text:p>
      <text:p text:style-name="P4">
修改时间: 2023-06-20T17:25:24+03:00</text:p>
      <text:p text:style-name="P4">
描述: 塞尔维亚总统亚历山大·沃基奇（Alexandrandar Vuchich）说，他不会去布鲁塞尔参加约瑟夫·博雷尔（Josep Borrel）欧洲外交召集的会议，直到塞族释放，在科索沃北部被捕。  - 乌克林。</text:p>
      <text:p text:style-name="P4">
图片: ['<text:a xlink:type="simple" xlink:href="https://static.ukrinform.com/photos/2019_03/thumb_files/630_360_1553473143-525.jpg" text:style-name="Internet_20_link" text:visited-style-name="Visited_20_Internet_20_Link">
630_360_15534...</text:a>
']</text:p>
      <text:p text:style-name="P4">
标签: ['Брюссель', 'Косово', 'Сербія', 'Вучич', 'Боррель']</text:p>
      <text:p text:style-name="P4">
类型: Article</text:p>
      <!--METADATA-->
      <text:p text:style-name="P4">
<draw:frame draw:style-name="fr1" draw:name="Image109" text:anchor-type="as-char" svg:width="6.9236in" svg:height="3.953152in" draw:z-index="0">
<draw:image xlink:href="../Images/yкринформ/2023-06-20T17-25-24-03-00/630_360_1553473143-525.jpg" xlink:type="simple" xlink:show="embed" xlink:actuate="onLoad" draw:mime-type="image/jpeg"/>
</draw:frame>
总统Aleksandar Vuchich总统说，他不会去布鲁塞尔参加欧洲外交召集的会议Josep Borrel，直到他们被释放，并在科索沃北部被捕。</text:p>
      <text:p text:style-name="P4">
正如乌克林福姆报道的那样，它报告了<text:a xlink:type="simple" xlink:href="https://n1info.rs/english/news/vucic-calls-for-release-of-kosovo-serbs-before-crisis-meeting/" text:style-name="Internet_20_link" text:visited-style-name="Visited_20_Internet_20_Link">
N1。</text:a>
值得注意的是，波雷尔邀请沃基奇和总理科索沃·阿尔巴库尔蒂(Kosovo Albacurti)谈判北科索沃北部的危机抗议塞族，科索沃警察和军事宣教之间[北约。 这是给出的(https://www.ukrinform.ua/tag-nato)库尔蒂说，直到他了解到在塞尔维亚被捕的三名警察科索沃的状况之前，他不会去布鲁塞尔。</text:p>
      <text:p text:style-name="P4">
匈牙利总理维克多·奥尔班(Viktor Orban)要求沃基奇(Vuchich)释放三名科索沃警察。 Vuchich表示，如果这些警察未释放，塞尔维亚受到威胁。</text:p>
      <text:p text:style-name="P4">
“直到每次塞族都被释放，我才会和库尔蒂交谈，但是Fakemers(大多数塞尔维亚人的城市)他们不会离开。”沃基奇说。</text:p>
      <text:p text:style-name="P4">
<text:span text:style-name="T4">
另请阅读：</text:span>
 <text:a xlink:type="simple" xlink:href="https://www.ukrinform.ua/rubric-world/3723299-kosovo-posilue-kontrol-na-kordoni-z-serbieu-pisla-incidentu-z-policejskimi.html" text:style-name="Internet_20_link" text:visited-style-name="Visited_20_Internet_20_Link">
<text:span text:style-name="T4">
 kosov </text:span>
 o增强与警察塞尔维亚邮政的边界的控制权</text:a>
据报道，三名科索沃警察在周三部队被拘留，但科索沃和塞尔维亚的官方代表召集了不同的逮捕场所，互相指控非法越过边境。</text:p>
      <text:p text:style-name="P4">
在科索沃，当地警察与参与者之间发生了冲突，以抗议市长的到来，即阿尔巴尼亚人，在塞尔维亚人口地区。</text:p>
      <text:p text:style-name="P4">
<text:span text:style-name="T5">
foto：tanjug</text:span>
</text:p>
      <text:p text:style-name="P4">
News Source: <text:a xlink:type="simple" xlink:href="https://www.ukrinform.ua/rubric-world/3725415-prezident-serbii-visunuv-umovu-dla-prodovzenna-peregovoriv-iz-premerom-kosova-u-brusseli.html" text:style-name="Internet_20_link" text:visited-style-name="Visited_20_Internet_20_Link">
https://www.ukrinform.ua/rubric-world/3725415-prezident-serbii-visunuv-umovu-dla-prodovzenna-peregovoriv-iz-premerom-kosova-u-brusseli.html</text:a>
</text:p>
      <!--NEWS-->
      <text:h text:style-name="P10" text:outline-level="1">
<text:span text:style-name="T4">
包子和Brazhko租金回到迪纳摩</text:span>
</text:h>
      <text:p text:style-name="P4">
作者: Ukrinform (Person)</text:p>
      <text:p text:style-name="P4">
出版商: Укринформ (Organization)</text:p>
      <text:p text:style-name="P4">
出版时间: 2023-06-20T17:30:41+03:00</text:p>
      <text:p text:style-name="P4">
修改时间: 2023-06-20T17:30:41+03:00</text:p>
      <text:p text:style-name="P4">
描述: 两位球员都将与基辅人一起为本赛季做好准备。  - 乌克林。</text:p>
      <text:p text:style-name="P4">
图片: ['<text:a xlink:type="simple" xlink:href="https://static.ukrinform.com/photos/2023_06/thumb_files/630_360_1687271374-715.jpg" text:style-name="Internet_20_link" text:visited-style-name="Visited_20_Internet_20_Link">
630_360_16872...</text:a>
']</text:p>
      <text:p text:style-name="P4">
标签: ['Динамо', 'Футбол']</text:p>
      <text:p text:style-name="P4">
类型: Article</text:p>
      <!--METADATA-->
      <text:p text:style-name="P4">
<draw:frame draw:style-name="fr1" draw:name="Image110" text:anchor-type="as-char" svg:width="6.9236in" svg:height="3.956343in" draw:z-index="0">
<draw:image xlink:href="../Images/yкринформ/2023-06-20T17-30-41-03-00/630_360_1687271374-715.jpg" xlink:type="simple" xlink:show="embed" xlink:actuate="onLoad" draw:mime-type="image/jpeg"/>
</draw:frame>
两位五个未五人的人都将与基辅人民一起为本赛季做好准备。</text:p>
      <text:p text:style-name="P4">
正如官方[网站]报道(https://fcdynamo.com/news/volodimir-brazhko-ta-sergij-buleca-povertayutsya-z-orendi)乌克林福姆报道，首都的足球俱乐部“怀特·布鲁”从两名足球运动员的租约中回来了 - 中场球员弗拉基米尔·布拉斯科·塔西尔犬。</text:p>
      <text:p text:style-name="P4">
上个季节至2022/23 Brazhko和Burets在卢甘斯克的“黎明”租赁，这在乌克兰英超联赛的最后一轮之前变得复杂(UPL)他们与Shakhtar和Dnipro-1在冠军赛中挣扎，坐了第三。</text:p>
      <text:p text:style-name="P4">
Bulets的租金是为一个季节设计的，但Brazhko应该是乌鲁根的俱乐部，直到2024年夏天。 但是，Dynamo决定提前转动这位球员。</text:p>
      <text:p text:style-name="P4">
<text:span text:style-name="T4">
另请阅读：</text:span>
 [30年前FC“ <text:span text:style-name="T4">
 Dynamo </text:span>
”首先赢得了乌克兰冠军的“金”]]](https://www.ukrinform.ua/rubric-sports/3725221-30-rokiv-tomu-fk-dinamo-vperse-vigrav-zoloto-cempionativ-ukraini.html)发电机播放器定于6月27日举行。 在恢复了基辅的准备后，将为新赛季的开始做准备，特别是在欧洲联盟联赛第三轮中的演讲。</text:p>
      <text:p text:style-name="P4">
照片：fcdynamo.com。</text:p>
      <text:p text:style-name="P4">
News Source: <text:a xlink:type="simple" xlink:href="https://www.ukrinform.ua/rubric-sports/3725417-buleca-ta-brazko-povernulisa-v-dinamo-z-orendi.html" text:style-name="Internet_20_link" text:visited-style-name="Visited_20_Internet_20_Link">
https://www.ukrinform.ua/rubric-sports/3725417-buleca-ta-brazko-povernulisa-v-dinamo-z-orendi.html</text:a>
</text:p>
      <!--NEWS-->
      <text:h text:style-name="P10" text:outline-level="1">
<text:span text:style-name="T4">
白俄罗斯最高法院已确认泰诺夫斯卡亚（Tyanovskaya）被判15岁</text:span>
</text:h>
      <text:p text:style-name="P4">
作者: Ukrinform (Person)</text:p>
      <text:p text:style-name="P4">
出版商: Укринформ (Organization)</text:p>
      <text:p text:style-name="P4">
出版时间: 2023-06-20T17:32:11+03:00</text:p>
      <text:p text:style-name="P4">
修改时间: 2023-06-20T17:32:11+03:00</text:p>
      <text:p text:style-name="P4">
描述: 6月20日，白俄罗斯最高法院审议了白俄罗斯反对派领导人Svetlana Tikhanovskaya的上诉，在缺席中被判处15年徒刑，并没有改变这一判决。  - 乌克林。</text:p>
      <text:p text:style-name="P4">
图片: ['<text:a xlink:type="simple" xlink:href="https://static.ukrinform.com/photos/2021_07/thumb_files/630_360_1627378458-153.jpg" text:style-name="Internet_20_link" text:visited-style-name="Visited_20_Internet_20_Link">
630_360_16273...</text:a>
']</text:p>
      <text:p text:style-name="P4">
标签: ['Білорусь', 'Суд', 'Тихановська']</text:p>
      <text:p text:style-name="P4">
类型: Article</text:p>
      <!--METADATA-->
      <text:p text:style-name="P4">
<draw:frame draw:style-name="fr1" draw:name="Image111" text:anchor-type="as-char" svg:width="6.9236in" svg:height="3.956343in" draw:z-index="0">
<draw:image xlink:href="../Images/yкринформ/2023-06-20T17-32-11-03-00/630_360_1627378458-153.jpg" xlink:type="simple" xlink:show="embed" xlink:actuate="onLoad" draw:mime-type="image/jpeg"/>
</draw:frame>
6月20日，白俄罗斯最高法院审议了白俄罗斯反对派领导人Svetlana Tikhanovskaya的上诉，被谴责为缺席长达15年的剥夺，并没有改变这一判决。</text:p>
      <text:p text:style-name="P4">
报道说，这是在法院网站上报告的。</text:p>
      <text:p text:style-name="P4">
“在共和国最高法院的刑事案件中，司法小组的上诉定义<text:a xlink:type="simple" xlink:href="https://www.ukrinform.ua/tag-bilorus" text:style-name="Internet_20_link" text:visited-style-name="Visited_20_Internet_20_Link">
白俄罗斯</text:a>
2023年3月6日的Vrakommin城市法院罪名是Tyanovskaya 在犯罪中...留下不变，上诉是不合理的。 该句子已生效。”消息写道。</text:p>
      <text:p text:style-name="P4">
正如乌克林福姆报道的那样，3月初，明斯克市法院[缺席(https://www.ukrinform.ua/rubric-world/3678852-u-bilorusi-tihanovsku-zaocno-zasudili-do-15-rokiv-kolonii.html)最多15年的一般政权殖民地</text:p>
      <text:p text:style-name="P4">
白俄罗斯反对派的另一位领导人 - 帕维尔·拉特什卡(Pavel Latushka) - 在缺席的判处18年监禁中，同一个法院。 他被判犯有与蒂卡诺夫斯克相同的文章有罪(“致力于夺取国家权力宪法的阴谋； 建立这种形成的极端主义形成和指导； 公众呼吁扣押国家权力”).</text:p>
      <text:p text:style-name="P4">
<text:span text:style-name="T4">
Читайте також:</text:span>
 <text:a xlink:type="simple" xlink:href="https://www.ukrinform.ua/rubric-world/3716305-v-oon-vimagaut-vid-bilorusi-poklasti-represiam-so-vze-sagaut-bezprecedentnogo-rivna.html" text:style-name="Internet_20_link" text:visited-style-name="Visited_20_Internet_20_Link">
 В ООН вимагають від Білорусі покласти край репресіям</text:a>
在2022年8月举行的选举中，白俄罗斯的CEC认可了卢卡申科的获胜者。 独立观察家报告说，选举期间发生了许多中断和投掷，以及蒂卡诺夫斯卡亚(Tikanovskaya)是一个真正的胜利。</text:p>
      <text:p text:style-name="P4">
News Source: <text:a xlink:type="simple" xlink:href="https://www.ukrinform.ua/rubric-world/3725418-verhovnij-sud-bilorusi-pidtverdiv-15ricnij-virok-tihanovskij.html" text:style-name="Internet_20_link" text:visited-style-name="Visited_20_Internet_20_Link">
https://www.ukrinform.ua/rubric-world/3725418-verhovnij-sud-bilorusi-pidtverdiv-15ricnij-virok-tihanovskij.html</text:a>
</text:p>
      <!--NEWS-->
      <text:h text:style-name="P10" text:outline-level="1">
<text:span text:style-name="T4">
在Drohobych的Drohobych大教堂庙中收集了超过6万名治疗受伤士兵的治疗</text:span>
</text:h>
      <text:p text:style-name="P4">
作者: Ukrinform (Person)</text:p>
      <text:p text:style-name="P4">
出版商: Укринформ (Organization)</text:p>
      <text:p text:style-name="P4">
出版时间: 2023-06-20T17:34:00+03:00</text:p>
      <text:p text:style-name="P4">
修改时间: 2023-06-20T17:34:00+03:00</text:p>
      <text:p text:style-name="P4">
描述: 在一场慈善音乐会上，作者的歌曲Liliya Kobilnik的表演者在圣三一大教堂Drohobych的大教堂庙中，在LVIV地区，该歌曲筹集了超过6.0万UAH，以治疗受伤的乌克兰战斗机。  - 乌克林。</text:p>
      <text:p text:style-name="P4">
图片: ['<text:a xlink:type="simple" xlink:href="https://static.ukrinform.com/photos/2023_04/thumb_files/630_360_1680687417-941.jpg" text:style-name="Internet_20_link" text:visited-style-name="Visited_20_Internet_20_Link">
630_360_16806...</text:a>
', '<text:a xlink:type="simple" xlink:href="https://static.ukrinform.com/photos/2023_06/1687274523-556.jpg" text:style-name="Internet_20_link" text:visited-style-name="Visited_20_Internet_20_Link">
1687274523-55...</text:a>
']</text:p>
      <text:p text:style-name="P4">
标签: ['Волонтери', 'Гроші', 'Співачка']</text:p>
      <text:p text:style-name="P4">
类型: Article</text:p>
      <!--METADATA-->
      <text:p text:style-name="P4">
<draw:frame draw:style-name="fr1" draw:name="Image113" text:anchor-type="as-char" svg:width="6.9236in" svg:height="3.956343in" draw:z-index="0">
<draw:image xlink:href="../Images/yкринформ/2023-06-20T17-34-00-03-00/630_360_1680687417-941.jpg" xlink:type="simple" xlink:show="embed" xlink:actuate="onLoad" draw:mime-type="image/jpeg"/>
</draw:frame>
作者歌曲Liliya Kobilnik是Drohobych的祝福三位一体的演唱会，该音乐会在Lviv地区，为欧洲裔乌克兰战斗人员培养了6万多名UAH。</text:p>
      <text:p text:style-name="P4">
该事件是由Drohobych-West志愿者组组织的。</text:p>
      <text:p text:style-name="P4">
据该组织的辅助人之一的歌手称，自2015年以来，这种慈善音乐会一直在举行。</text:p>
      <text:p text:style-name="P4">
*!(https://www.ukrinform.ua/rubric-regions/3724900-diti-iz-zakarpatta-zibrali-pivtora-miljona-griven-na-armiu-droniv.html)“每个星期天在LVIV地区的不同庙宇中，礼仪之后，我们组织了简短的演讲计划，我们宣布收集了为武装部队或治疗的资金，对受伤的士兵进行了康复。我们一直在为第九任工作。一年。在Drohobych Trinity的大教堂庙中，这是我们沃尔科特里(Vomontry)团体所有年份的创纪录数量。”  -  Kobilnik说。</text:p>
      <text:p text:style-name="P4">
<draw:frame draw:style-name="fr1" draw:name="Image114" text:anchor-type="as-char" svg:width="6.9236in" svg:height="8.065818in" draw:z-index="0">
<draw:image xlink:href="../Images/yкринформ/2023-06-20T17-34-00-03-00/1687274523-556.jpg" xlink:type="simple" xlink:show="embed" xlink:actuate="onLoad" draw:mime-type="image/jpeg"/>
</draw:frame>
她补充说，在加拿大温尼伯(Winnipeg)也举行了慈善音乐会 - 圣徒弗拉基米尔(Vladimir)和奥尔加(Olga)和圣瓦西利教堂(Church of St. Vasily)。</text:p>
      <text:p text:style-name="P4">
“我们已经筹集了可观的资金，以购买以尤里·利帕(Yuri Lipa)的名字命名的文尼特西亚军事医院，以及在巴赫穆特(Bakhmut)作战的奥莱格·鲍迪格·哈基夫(Oleg Borodyai-Kharkiv)诗人鲍德(Oleg Borodyai-Kharkiv)夜视的shchedron。”  -  Kohnik说。</text:p>
      <text:p text:style-name="P4">
<text:span text:style-name="T4">
另请阅读：</text:span>
 <text:a xlink:type="simple" xlink:href="https://www.ukrinform.ua/rubric-regions/3722854-na-prikarpatti-zibrali-se-20-tonn-gumanitarnoi-dopomogi-postrazdalim-na-hersonsini.html" text:style-name="Internet_20_link" text:visited-style-name="Visited_20_Internet_20_Link">
在喀尔巴阡地区<text:span text:style-name="T4">
聚集了</text:span>
另外20吨人道主义援助向赫尔森地区的受害者援助</text:a>
这位歌手的节目播放了Oleniteliga的作品的音乐诠释，乌克兰诗歌Lina Kostenko和Ukrinformivka的歌曲 -  Poettes Taisia Shapovalenko。</text:p>
      <text:p text:style-name="P4">
在不久的将来，乌克林福姆计划在莉娜·科斯滕科(Lina Kostenko)的话上介绍莉莉亚·奎尔尼克(Lilia Kilnik)的歌曲“可用性”。</text:p>
      <text:p text:style-name="P4">
照片：国防部，电报</text:p>
      <text:p text:style-name="P4">
News Source: <text:a xlink:type="simple" xlink:href="https://www.ukrinform.ua/rubric-society/3725421-u-katedralnomu-hrami-drogobica-zibrali-ponad-60-tisac-na-likuvanna-poranenih-bijciv.html" text:style-name="Internet_20_link" text:visited-style-name="Visited_20_Internet_20_Link">
https://www.ukrinform.ua/rubric-society/3725421-u-katedralnomu-hrami-drogobica-zibrali-ponad-60-tisac-na-likuvanna-poranenih-bijciv.html</text:a>
</text:p>
      <!--NEWS-->
      <text:h text:style-name="P10" text:outline-level="1">
<text:span text:style-name="T4">
“白天使”从托莱茨基的父亲撤离了四个孩子</text:span>
</text:h>
      <text:p text:style-name="P4">
作者: Ukrinform (Person)</text:p>
      <text:p text:style-name="P4">
出版商: Укринформ (Organization)</text:p>
      <text:p text:style-name="P4">
出版时间: 2023-06-20T17:37:00+03:00</text:p>
      <text:p text:style-name="P4">
修改时间: 2023-06-20T17:37:00+03:00</text:p>
      <text:p text:style-name="P4">
描述: 在顿涅茨克地区，白人天使警察部队从托莱斯基父亲撤离了四个孩子。  - 乌克林。</text:p>
      <text:p text:style-name="P4">
图片: ['<text:a xlink:type="simple" xlink:href="https://static.ukrinform.com/photos/2023_06/thumb_files/630_360_1687271161-6963.jpeg" text:style-name="Internet_20_link" text:visited-style-name="Visited_20_Internet_20_Link">
630_360_16872...</text:a>
']</text:p>
      <text:p text:style-name="P4">
标签: ['Діти', 'Донеччина', 'Евакуація', 'Поліція', 'Торецьк']</text:p>
      <text:p text:style-name="P4">
类型: Article</text:p>
      <!--METADATA-->
      <text:p text:style-name="P4">
<draw:frame draw:style-name="fr1" draw:name="Image115" text:anchor-type="as-char" svg:width="6.9236in" svg:height="3.956343in" draw:z-index="0">
<draw:image xlink:href="../Images/yкринформ/2023-06-20T17-37-00-03-00/630_360_1687271161-6963.jpeg" xlink:type="simple" xlink:show="embed" xlink:actuate="onLoad" draw:mime-type="image/jpeg"/>
</draw:frame>
白人天使从托莱茨基父亲的孩子的孩子的父亲撤离。</text:p>
      <text:p text:style-name="P4">
这是在[顿涅茨克地区警察通讯部]报告的(https://dn.npu.gov.ua/news/bili-ianholy-evakuiuvaly-z-toretska-batka-z-chotyrma-ditmy?fbclid=IwAR1jrUnsWmYTpcjT_c-Asf91iEaWJzXS9b83pp3YcNBA3afALMOhYkIbjPA)，报道乌克林福姆。</text:p>
      <text:p text:style-name="P4">
“他选择了一个男人，他独自为家人抚养三个女儿和儿子。 警方将一个家庭从炮击区带到庇护所。 将来，弗拉德(Vlad)，凯瑟琳(Catherine)，莱拉(Lera)和亚里克(Yarik)将在其他地区的志愿者的帮助下进行。”</text:p>
      <text:p text:style-name="P4">
执法人员提醒他们上周说服<text:a xlink:type="simple" xlink:href="https://www.ukrinform.ua/tag-evakuacia" text:style-name="Internet_20_link" text:visited-style-name="Visited_20_Internet_20_Link">
撤离</text:a>
Ichanolovik的一位来自Toretsk的大父亲请时间收集东西。 几天之内，白天使船员回到了他的家人。</text:p>
      <text:p text:style-name="P4">
*!(https://www.ukrinform.ua/rubric-regions/3725006-zi-zvilnenih-patihatok-na-zaporizzi-evakuuvali-rodinu-z-ditmi.html)弗拉德(Vlad)，凯瑟琳(Catherine)，莱拉(Lera)和雅里克(Yarik)的孩子们期待着警察。 到了晚上，在撤离前夕，入侵者用火遮盖了这座城市，幸运的是，没有人受伤。</text:p>
      <text:p text:style-name="P4">
据警方称，儿童试图在周围不断爆炸的情况下生活。</text:p>
      <text:p text:style-name="P4">
“我梦想着去公园走路。 战争结束后，我们将回家并在这里休息。”六岁的女孩说。</text:p>
      <text:p text:style-name="P4">
</text:p>
      <text:p text:style-name="P4">
为了鼓励儿童，执法人员给他们带来了礼物。 特殊的儿童书目和装甲车帮助您在旅行时保持了孩子的生活。 执法人员说，目前，该家庭是安全的。</text:p>
      <text:p text:style-name="P4">
据报道，它可以保护指挥的儿童(战斗)乌克兰政府在戒严的状态下的行动<text:a xlink:type="simple" xlink:href="https://www.ukrinform.ua/rubric-society/3679343-urad-shvaliv-primusovu-evakuaciu-ditej-iz-zon-bojovih-dij.html" text:style-name="Internet_20_link" text:visited-style-name="Visited_20_Internet_20_Link">
决定进行强制撤离</text:a>
在与父母的强迫方法中，替换他们的人或其他法律代表在进行战斗的地区的顿涅茨克地区的特定定居点。</text:p>
      <text:p text:style-name="P4">
在2023年1月7日开始，强迫疏散儿童与一位父母一起开始。 最近，Toretsky社区被包括在正在进行儿童强制性撤离的领土上。</text:p>
      <text:p text:style-name="P4">
News Source: <text:a xlink:type="simple" xlink:href="https://www.ukrinform.ua/rubric-regions/3725419-bili-angoli-evakuuvali-z-torecka-batka-z-cotirma-ditmi.html" text:style-name="Internet_20_link" text:visited-style-name="Visited_20_Internet_20_Link">
https://www.ukrinform.ua/rubric-regions/3725419-bili-angoli-evakuuvali-z-torecka-batka-z-cotirma-ditmi.html</text:a>
</text:p>
      <!--NEWS-->
      <text:h text:style-name="P10" text:outline-level="1">
<text:span text:style-name="T4">
爆炸信：西班牙的法院指责涉嫌恐怖主义的养老金领取者</text:span>
</text:h>
      <text:p text:style-name="P4">
作者: Ukrinform (Person)</text:p>
      <text:p text:style-name="P4">
出版商: Укринформ (Organization)</text:p>
      <text:p text:style-name="P4">
出版时间: 2023-06-20T17:48:12+03:00</text:p>
      <text:p text:style-name="P4">
修改时间: 2023-06-20T17:48:12+03:00</text:p>
      <text:p text:style-name="P4">
描述: 在马德里高等法院，法官何塞·路易斯·卡拉马（Jose Luis Kalama）指控一名74岁的嫌疑人在2022年底向政府，外交和国防机构发送了几封信，并在两个指控恐怖主义的指控下向政府，外交和国防机构发送了几封信。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Іспанія', 'Суд', 'Тероризм', 'Вибухівка', 'Лист']</text:p>
      <text:p text:style-name="P4">
类型: Article</text:p>
      <!--METADATA-->
      <text:p text:style-name="P4">
<draw:frame draw:style-name="fr1" draw:name="Image117" text:anchor-type="as-char" svg:width="6.9236in" svg:height="3.956343in" draw:z-index="0">
<draw:image xlink:href="../Images/yкринформ/2023-06-20T17-48-12-03-00/630_360_1540839872-223.jpg" xlink:type="simple" xlink:show="embed" xlink:actuate="onLoad" draw:mime-type="image/jpeg"/>
</draw:frame>
调查人员何塞·路易斯·卡拉马(Jose Luis Kalama)在马德里高等法院发表讲话，指控这名74岁的嫌疑人于2022年底向法规，外交和国防机构发送了几封炸药的来信情况。</text:p>
      <text:p text:style-name="P4">
关于它报告<text:a xlink:type="simple" xlink:href="https://www.reuters.com/world/spanish-court-charges-parcel-bomb-suspect-with-terrorism-offences-2023-06-20/" text:style-name="Internet_20_link" text:visited-style-name="Visited_20_Internet_20_Link">
路透</text:a>
，报道乌克林福姆。</text:p>
      <text:p text:style-name="P4">
如前所述，Pumplez Paskal于去年11月24日至12月2日在一月份被捕，他派出了六个包裹，派遣了萨马莫布特炸药，针对总理佩德罗·桑切斯(Pedro Sanchez)，玛格丽塔·罗伯斯(Margarita Robles)，乌克兰大使馆和美国军人，军事，玛格丽塔·罗伯斯(Margarita Robles)部长 - 空气基础和武器制造商。 大部分弹药都被处置了。乌克兰大使馆安全局的安全人员在其中一个爆炸期间受到了轻微伤害。</text:p>
      <text:p text:style-name="P4">
调查法官指出，即使没有证据表明嫌疑人属于有组织的恐怖组织或加入了恐怖分子的证据，也证实了恐怖主义的指控和出于恐怖目的的制造装置的指控。 行为的特征和背景，使用爆炸装置以及政治图案 - 例如违反公共秩序，迫使政府阻止乌克兰在针对俄罗斯的战争中的支持，被认为是合理的。</text:p>
      <text:p text:style-name="P4">
这两种罪行都被认为是具有严重情况的犯罪，因为两个包裹被介绍给高级官员 - 桑切斯·艾奥布尔斯。</text:p>
      <text:p text:style-name="P4">
冈萨雷斯(Gonzalez)是前州立的退休。 他住在北部北部伯戈斯的米兰达·德尔·埃巴尔。</text:p>
      <text:p text:style-name="P4">
在调查过程中，警方在冈萨雷斯的DNA爆炸装置上发现了DNA的痕迹。</text:p>
      <text:p text:style-name="P4">
亚马逊在线商店提供的记录显示，冈萨雷斯正在购买<text:a xlink:type="simple" xlink:href="https://www.ukrinform.ua/tag-vibuhivka" text:style-name="Internet_20_link" text:visited-style-name="Visited_20_Internet_20_Link">
炸药</text:a>
，2022年6月和7月，冥想，胶带和模板进行铭文。</text:p>
      <text:p text:style-name="P4">
12月，西班牙媒体报道了马德里的乌克兰警​​察爆炸。 Dipulast的指挥官受到轻伤，并被接待 - 信封在他手中爆炸。 其余的员工未婚。<text:span text:style-name="T4">
另请阅读：</text:span>
 <text:a xlink:type="simple" xlink:href="https://www.ukrinform.ua/rubric-world/3657265-postovou-rozsilkou-vibuhivok-v-ispanii-keruvali-rosijski-specsluzbi-nyt.html" text:style-name="Internet_20_link" text:visited-style-name="Visited_20_Internet_20_Link">
<text:span text:style-name="T4">
通过邮件</text:span>
 <text:span text:style-name="T4">
通过邮件</text:span>
 <text:span text:style-name="T4">
 </text:span>
炸药<text:span text:style-name="T4">
 </text:span>
西班牙<text:span text:style-name="T4">
<text:span text:style-name="T5">
* </text:span>
</text:span>
<text:span text:style-name="T5">
 </text:span>
<text:span text:style-name="T4">
<text:span text:style-name="T5">
*</text:span>
</text:span>
<text:span text:style-name="T4">
 </text:span>
 <text:span text:style-name="T4">
 </text:span>
 ***</text:a>
此外，西班牙总理佩德罗·桑切斯(Pedro Sanchez)的办公室是一种爆炸​​装置的叶子，类似于提到的设备。 美国驻马德里大使馆收到了类似的信。</text:p>
      <text:p text:style-name="P4">
一月<text:a xlink:type="simple" xlink:href="https://www.ukrinform.ua/rubric-world/3660868-listi-z-vibuhivkou-sud-v-ispanii-obvinuvativ-pensionera-v-terorizmi.html" text:style-name="Internet_20_link" text:visited-style-name="Visited_20_Internet_20_Link">
西班牙的一名法院起诉养老金领取者的恐怖主义</text:a>
，涉嫌与爆炸物一起参与邮寄包。 该男子被拘留是因为他认为自己“可以在俄罗斯公民的帮助下逃到俄罗斯领土”。</text:p>
      <text:p text:style-name="P4">
4月，西班牙国家法院法官驳回了一名74岁的养老金领取者，他涉嫌由西班牙部长，国防公司和乌克兰大使馆发送炸药的信件。 法院提到他的战士，缺乏信念，以及在调查中收集证据的阶段。</text:p>
      <text:p text:style-name="P4">
他被抓住了护照，并被禁止离开该国。 他还必须每周出庭，并不断向法院告知他的位置。</text:p>
      <text:p text:style-name="P4">
News Source: <text:a xlink:type="simple" xlink:href="https://www.ukrinform.ua/rubric-world/3725425-listi-z-vibuhivkou-sud-v-ispanii-zvinuvativ-pidozruvanogo-pensionera-u-terorizmi.html" text:style-name="Internet_20_link" text:visited-style-name="Visited_20_Internet_20_Link">
https://www.ukrinform.ua/rubric-world/3725425-listi-z-vibuhivkou-sud-v-ispanii-zvinuvativ-pidozruvanogo-pensionera-u-terorizmi.html</text:a>
</text:p>
      <!--NEWS-->
      <text:h text:style-name="P10" text:outline-level="1">
<text:span text:style-name="T4">
耶路撒冷开了一条小巷，以纪念乌克兰人，他们从纳粹拯救了犹太人-Zelensk</text:span>
</text:h>
      <text:p text:style-name="P4">
作者: Ukrinform (Person)</text:p>
      <text:p text:style-name="P4">
出版商: Укринформ (Organization)</text:p>
      <text:p text:style-name="P4">
出版时间: 2023-06-20T17:49:00+03:00</text:p>
      <text:p text:style-name="P4">
修改时间: 2023-06-20T23:49:00+03:00</text:p>
      <text:p text:style-name="P4">
描述: 耶路撒冷的第一夫人奥琳娜·泽伦斯卡亚（Olena Zelenskaya）参加了以乌克兰人shchepanyuk命名的小巷的盛大开放，他们在第二次世界大战期间从纳粹中救出了犹太人。  - 乌克林。</text:p>
      <text:p text:style-name="P4">
图片: ['<text:a xlink:type="simple" xlink:href="https://static.ukrinform.com/photos/2023_06/thumb_files/630_360_1687293906-930.jpg" text:style-name="Internet_20_link" text:visited-style-name="Visited_20_Internet_20_Link">
630_360_16872...</text:a>
']</text:p>
      <text:p text:style-name="P4">
标签: ['Друга світова', 'Єрусалим', 'Ізраїль', "Пам'ять", 'Олена Зеленська']</text:p>
      <text:p text:style-name="P4">
类型: Article</text:p>
      <!--METADATA-->
      <text:p text:style-name="P4">
<draw:frame draw:style-name="fr1" draw:name="Image118" text:anchor-type="as-char" svg:width="6.9236in" svg:height="3.956343in" draw:z-index="0">
<draw:image xlink:href="../Images/yкринформ/2023-06-20T17-49-00-03-00/630_360_1687293906-930.jpg" xlink:type="simple" xlink:show="embed" xlink:actuate="onLoad" draw:mime-type="image/jpeg"/>
</draw:frame>
耶路撒冷的第一个薰衣草Zelensk参加了乌克兰人Shchepanyuk的名字的开幕，后者在第二次世界大战期间救出了维也纳的犹太人。</text:p>
      <text:p text:style-name="P4">
根据乌克林福姆的说法，Zelenska在[Facebook]上报道了(https://www.facebook.com/olenazelenska.official/posts/pfbid021a9oAoQeoxo7bAGzXr8APZbgg1Lej7UUFMUAfmAe6ABAKXaMVFkiocciZ3yiP2Ffl).</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text:span text:style-name="T5">
Відео:<text:a xlink:type="simple" xlink:href="https://t.me/FirstLadyOfUkraine/3467" text:style-name="Internet_20_link" text:visited-style-name="Visited_20_Internet_20_Link">
 Олена Зеленська, Телеграм </text:a>
</text:span>
</text:p>
      <text:p text:style-name="P4">
Zelenskaya说，魏斯家族拯救了，在城市解放后，搬到了新创建的国家<text:a xlink:type="simple" xlink:href="https://www.ukrinform.ua/tag-izrail" text:style-name="Internet_20_link" text:visited-style-name="Visited_20_Internet_20_Link">
以色列</text:a>
。 其中一个儿子谢瓦·魏斯(Sheva Weiss)成为政治家 - 他担任了言语，是以色列在波兰的大使。</text:p>
      <text:p text:style-name="P4">
据总统的妻子称，韦西救援人员并没有忘记他们的救援人员。 根据“ Yad Vashem”的决定，Shchepanyuk被公认为世界上的正义人民。 这个荣誉头衔是给有救助犹太人从纳粹拯救犹太人的风险的人的。 她说：“现在，根据耶路撒冷市在城市的决定，还将有一对夫妇的小巷。”</text:p>
      <text:p text:style-name="P4">
<text:span text:style-name="T4">
另请阅读：</text:span>
 [在“ YAD Vashem”综合体中发起了乌克兰语言AudioDyd(https://www.ukrinform.ua/rubric-culture/3725479-u-kompleksi-ad-vasem-zapustili-ukrainomovnij-audiogid.html)Zelenskaya提醒人们，在乌克兰，有2600多个家庭被认为是世界上正义的人：“现在，像所有乌克兰人一样，其中一些人正在经历一场臀部战争。 再次”。</text:p>
      <text:p text:style-name="P4">
第一夫人补充说，当邪恶返回世界时，就像shchepanyuk的历史一样，它是如此简单的人类设备，他们给了希望 - 在最黑暗中，有帮助，自我挑战，支持。</text:p>
      <text:p text:style-name="P4">
据报道，埃琳娜·泽伦斯卡(Elena Zelenska)正在访问以色列。</text:p>
      <text:p text:style-name="P4">
News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罗森伯格的豆荚 - 俄罗斯寡头保留了外国资产 - 新闻调查</text:span>
</text:h>
      <text:p text:style-name="P4">
作者: Ukrinform (Person)</text:p>
      <text:p text:style-name="P4">
出版商: Укринформ (Organization)</text:p>
      <text:p text:style-name="P4">
出版时间: 2023-06-20T17:52:00+03:00</text:p>
      <text:p text:style-name="P4">
修改时间: 2023-06-20T17:52:00+03:00</text:p>
      <text:p text:style-name="P4">
描述: 俄罗斯寡头兄弟阿卡迪（Arkady）和鲍里斯·罗森伯格（Boris Rothenberg）掩盖了他们的外国公司，房地产，游艇和飞机，这要归功于值得信赖的人，即“前锋”，这有助于他们绕过西方制裁。  - 乌克林。</text:p>
      <text:p text:style-name="P4">
图片: ['<text:a xlink:type="simple" xlink:href="https://static.ukrinform.com/photos/2023_06/thumb_files/630_360_1687272402-309.jpg" text:style-name="Internet_20_link" text:visited-style-name="Visited_20_Internet_20_Link">
630_360_16872...</text:a>
']</text:p>
      <text:p text:style-name="P4">
标签: ['Ротенберг', 'Санкції', 'Росія']</text:p>
      <text:p text:style-name="P4">
类型: Article</text:p>
      <!--METADATA-->
      <text:p text:style-name="P4">
<draw:frame draw:style-name="fr1" draw:name="Image119" text:anchor-type="as-char" svg:width="6.9236in" svg:height="3.946312in" draw:z-index="0">
<draw:image xlink:href="../Images/yкринформ/2023-06-20T17-52-00-03-00/630_360_1687272402-309.jpg" xlink:type="simple" xlink:show="embed" xlink:actuate="onLoad" draw:mime-type="image/jpeg"/>
</draw:frame>
俄罗斯的Ooligers兄弟Arkady和Boris Rothenberg掩盖了他们的外国公司，房地产，游艇和飞机，这要归功于值得信赖的人，“前人员”，这些人绕开了绕过西方制裁的命令。</text:p>
      <text:p text:style-name="P4">
根据乌克林福姆的说法，这是在一项联合调查中指出的，该调查发表在<text:a xlink:type="simple" xlink:href="https://istories.media/stories/2023/06/20/frontmen-dlya-priblizhennikh-putina/" text:style-name="Internet_20_link" text:visited-style-name="Visited_20_Internet_20_Link">
站点</text:a>
在<text:a xlink:type="simple" xlink:href="https://www.youtube.com/watch" text:style-name="Internet_20_link" text:visited-style-name="Visited_20_Internet_20_Link">
YouTube</text:a>
重要故事。</text:p>
      <text:p text:style-name="P4">
值得注意的是，罗森伯格·马克西姆·维克托罗夫(Rothenberg Maxim Viktorov)的一位“前任”的对应关系档案正在供应。 之后，“重要故事”与记者OCCRP，勒蒙德(Le Monde)，《福布斯》(Forbes)，《世界媒体时代》(Times of the Media)。</text:p>
      <text:p text:style-name="P4">
<text:span text:style-name="T4">
另请阅读：</text:span>
 <text:a xlink:type="simple" xlink:href="https://www.ukrinform.ua/rubric-world/3710707-finlandia-konfiskuvala-aktivi-putinskogo-oligarha-na-323-000.html" text:style-name="Internet_20_link" text:visited-style-name="Visited_20_Internet_20_Link">
芬兰以323 000欧元没收了普京寡头的资产</text:a>
Rothenberg档案馆包含50,000多个文件，其中包括近3万电子表和约12,000个文件。 这些材料表明，罗滕伯格是如何保留其外国资产的，以帮助值得信赖的人的协助，他们的任务是进行顾客的财务和个人事务，即一只alletak，因此没有人知道这是谁的利益。</text:p>
      <text:p text:style-name="P4">
一位“主持人” Maxim Viktorov是苏联克格勃的前雇员，他于2012年由俄罗斯联邦国防专家Anatoly Serdyukov的顾问在2012年工作。 此外，据报纸称，英国王子迈克尔·肯特(Michael Kent)的维克多·埃比兹尼斯(Viktor Ebiznes)合伙人。</text:p>
      <text:p text:style-name="P4">
维克托罗夫(Viktorov)在美国和欧盟制裁名单上启动后，于2014年开始帮助罗森伯格(Rothenberg)。 他们逐渐从资产管理中出来，但根据调查人员的说法，在公司中的份额转移到了由维克多(Viktor)拥有的各种封闭的单位投资基金中。</text:p>
      <text:p text:style-name="P4">
<text:span text:style-name="T4">
另请阅读：</text:span>
 <text:a xlink:type="simple" xlink:href="https://www.ukrinform.ua/rubric-polytics/3706663-vidpovid-na-agresiu-ak-ukraina-vilucae-rosijski-aktivi.html" text:style-name="Internet_20_link" text:visited-style-name="Visited_20_Internet_20_Link">
回复侵略：乌克兰如何占领俄罗斯资产</text:a>
</text:p>
      <text:p text:style-name="P4">
通过缺少西方制裁的妻子，帮助兄弟罗森伯加(Rothenbergam)兄弟：多达瓦纳莎·卡琳娜·罗森伯格(Doddanasha Karina Rothenberg)和拉脱维亚公民玛丽亚·博杜诺瓦(Maria Bordunova)(消息人士称她为Arcadia Rothenberg的“不是官方妻子”). Бородунова почала накопичуватиелітну нерухомість за кордоном у 2013 році після знайомства з олігархом.«Очевидно, що якби всі активи, які належали Марії Бородуновій та двом їїдочкам, перебували у володінні Аркадія Ротенберга, то їхню закордонну частинуточно чекала б замороження», - зробили висновок розслідувачі.</text:p>
      <text:p text:style-name="P4">
Своєю чергою дружина Бориса Ротенберга Каріна володіє, згідно з файлами з"архіву", половиною всієї західної нерухомості свого чоловіка. Таким чином,наприклад, оформлена її частка в маєтку площею 30 гектарів у Муан-Сарту, за 50кілометрів від Монако. Вартість маєтку за цінами 2014 року – понад 17 млнєвро. У сукупності активи Каріни та Бориса Ротенбергів лише у Монако таФранції становили понад 60 млн євро.</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ВАКС конфіскував частку <text:span text:style-name="T4">
Ротенберг</text:span>
 ів у Ocean Plaza</text:a>
Arkady和Boris Rothenberg是普京“近圈”的一部分，他们熟悉列宁格勒的青年时代。 普京到来后，兄弟们得以维持。 有时，他们自己为俄罗斯联邦总统的主持人Arkady Rothenberg称自己为普京的“普京宫殿”的所有者。</text:p>
      <text:p text:style-name="P4">
News Source: <text:a xlink:type="simple" xlink:href="https://www.ukrinform.ua/rubric-world/3725427-pidsankcijni-rosijski-oligarhi-rotenbergi-zberegli-zakordonni-aktivi-zurnalistske-rozsliduvanna.html" text:style-name="Internet_20_link" text:visited-style-name="Visited_20_Internet_20_Link">
https://www.ukrinform.ua/rubric-world/3725427-pidsankcijni-rosijski-oligarhi-rotenbergi-zberegli-zakordonni-aktivi-zurnalistske-rozsliduvanna.html</text:a>
</text:p>
      <!--NEWS-->
      <text:h text:style-name="P10" text:outline-level="1">
<text:span text:style-name="T4">
Blinken宣布了向乌克兰的新援助包</text:span>
</text:h>
      <text:p text:style-name="P4">
作者: Ukrinform (Person)</text:p>
      <text:p text:style-name="P4">
出版商: Укринформ (Organization)</text:p>
      <text:p text:style-name="P4">
出版时间: 2023-06-20T17:53:00+03:00</text:p>
      <text:p text:style-name="P4">
修改时间: 2023-06-20T17:53:00+03:00</text:p>
      <text:p text:style-name="P4">
描述: 美国国务卿安东尼·布林肯（Anthony Blinken）表示，将于周三在乌克兰修复会议上宣布美国向乌克兰分配新的援助计划。  - 乌克林。</text:p>
      <text:p text:style-name="P4">
图片: ['<text:a xlink:type="simple" xlink:href="https://static.ukrinform.com/photos/2022_09/thumb_files/630_360_1662653521-497.jpg" text:style-name="Internet_20_link" text:visited-style-name="Visited_20_Internet_20_Link">
630_360_16626...</text:a>
']</text:p>
      <text:p text:style-name="P4">
标签: ['допомога', 'Блінкен', 'Війна з Росією']</text:p>
      <text:p text:style-name="P4">
类型: Article</text:p>
      <!--METADATA-->
      <text:p text:style-name="P4">
<draw:frame draw:style-name="fr1" draw:name="Image120" text:anchor-type="as-char" svg:width="6.9236in" svg:height="3.956343in" draw:z-index="0">
<draw:image xlink:href="../Images/yкринформ/2023-06-20T17-53-00-03-00/630_360_1662653521-497.jpg" xlink:type="simple" xlink:show="embed" xlink:actuate="onLoad" draw:mime-type="image/jpeg"/>
</draw:frame>
美国国务卿安东尼·布林肯(Anthony Blinken)表示，将于周三在乌克兰会议上宣布美国向乌克兰分配新的援助套餐。</text:p>
      <text:p text:style-name="P4">
他在与英国外交部负责人共同的新闻发布会上说，乌克林福姆报道说<text:a xlink:type="simple" xlink:href="https://www.reuters.com/world/blinken-us-set-out-robust-assistance-package-ukraine-2023-06-20/" text:style-name="Internet_20_link" text:visited-style-name="Visited_20_Internet_20_Link">
</text:a>
<text:a xlink:type="simple" xlink:href="https://www.reuters.com/world/blinken-us-set-out-robust-assistance-package-ukraine-2023-06-20/" text:style-name="Internet_20_link" text:visited-style-name="Visited_20_Internet_20_Link">
路透</text:a>
 <text:a xlink:type="simple" xlink:href="https://www.reuters.com/world/blinken-us-set-out-robust-assistance-package-ukraine-2023-06-20/" text:style-name="Internet_20_link" text:visited-style-name="Visited_20_Internet_20_Link">
 . </text:a>
总统的话说：“我们将尽可能多地支持乌克兰，而我们的纳什克林都对此深入致力于这一点。”(https://www.ukrinform.ua/tag-bajden)。</text:p>
      <text:p text:style-name="P4">
因此，他继续说：“我们将继续履行这一义务，包括分配一个新的强大援助计划，我可以明天去。”</text:p>
      <text:p text:style-name="P4">
*!(https://www.ukrinform.ua/rubric-ato/3723391-ssa-britania-dania-ta-niderlandi-nadadut-ukraini-sotni-raket-dla-ppo.html)正如乌克林福姆报道的那样，6月21日在伦敦举行了一次有关乌克兰恢复的国际会议，该会议将确定该国tamodernization的主要，中期和有前途的主要任务。</text:p>
      <text:p text:style-name="P4">
News Source: <text:a xlink:type="simple" xlink:href="https://www.ukrinform.ua/rubric-polytics/3725429-blinken-anonsuvav-novij-paket-dopomogi-ukraini.html" text:style-name="Internet_20_link" text:visited-style-name="Visited_20_Internet_20_Link">
https://www.ukrinform.ua/rubric-polytics/3725429-blinken-anonsuvav-novij-paket-dopomogi-ukraini.html</text:a>
</text:p>
      <!--NEWS-->
      <text:h text:style-name="P10" text:outline-level="1">
<text:span text:style-name="T4">
年轻的乌克兰网球运动员将参加欧洲夏季杯的资格</text:span>
</text:h>
      <text:p text:style-name="P4">
作者: Ukrinform (Person)</text:p>
      <text:p text:style-name="P4">
出版商: Укринформ (Organization)</text:p>
      <text:p text:style-name="P4">
出版时间: 2023-06-20T17:55:00+03:00</text:p>
      <text:p text:style-name="P4">
修改时间: 2023-06-20T17:55:00+03:00</text:p>
      <text:p text:style-name="P4">
描述: 乌克兰国家队（14岁以下）将在欧洲夏季杯的最后锦标赛中争夺该地点。  - 乌克林。</text:p>
      <text:p text:style-name="P4">
图片: ['<text:a xlink:type="simple" xlink:href="https://static.ukrinform.com/photos/2023_06/thumb_files/630_360_1687272853-998.jpg" text:style-name="Internet_20_link" text:visited-style-name="Visited_20_Internet_20_Link">
630_360_16872...</text:a>
']</text:p>
      <text:p text:style-name="P4">
标签: ['Теніс']</text:p>
      <text:p text:style-name="P4">
类型: Article</text:p>
      <!--METADATA-->
      <text:p text:style-name="P4">
<draw:frame draw:style-name="fr1" draw:name="Image121" text:anchor-type="as-char" svg:width="6.9236in" svg:height="3.956343in" draw:z-index="0">
<draw:image xlink:href="../Images/yкринформ/2023-06-20T17-55-00-03-00/630_360_1687272853-998.jpg" xlink:type="simple" xlink:show="embed" xlink:actuate="onLoad" draw:mime-type="image/jpeg"/>
</draw:frame>
乌克兰(14岁以下的网球运动员)他们将在欧洲夏季杯的最后一场比赛中争夺该地点。</text:p>
      <text:p text:style-name="P4">
如报告<text:a xlink:type="simple" xlink:href="https://btu.org.ua/news/ukrainskiy-tennis/45500-sbornye-ukrainy-v-vozraste-do-14-let-sygrajut-v-kvalifikacii-letnego-kubka-evropy.html" text:style-name="Internet_20_link" text:visited-style-name="Visited_20_Internet_20_Link">
BTU</text:a>
，团队(Timur Chukanov，Andriy Maksimenko，Vladimirrevenko)将于7月2-4日在瓦伦西亚参加比赛(西班牙)，报道乌克林福姆。</text:p>
      <text:p text:style-name="P4">
在最后的比赛中，与乌克兰队一起参加了两位，安道尔​​，塞浦路斯，芬兰，英国，希腊，西班牙，葡萄牙和斯洛文尼亚的命令将在决赛中争夺两个地方。</text:p>
      <text:p text:style-name="P4">
<text:span text:style-name="T4">
另请阅读：</text:span>
 <text:a xlink:type="simple" xlink:href="https://www.ukrinform.ua/rubric-sports/3724518-sacko-vigrav-persij-u-kareri-turnir-rivna-atp-challenger.html" text:style-name="Internet_20_link" text:visited-style-name="Visited_20_Internet_20_Link">
Sachko赢得了职业生涯中的第一个ATP挑战者级别</text:a>
女孩团队(Sofia Kryvoruchko，Pauline Sklyar，Maria Cherchamp)这些天将在Timisoar表演(罗马尼亚)，与保加利亚，希腊，摩尔多瓦，罗马尼亚，塞尔维亚，瑞典和瑞士团队一起。</text:p>
      <text:p text:style-name="P4">
照片：btu.org.ua。</text:p>
      <text:p text:style-name="P4">
News Source: <text:a xlink:type="simple" xlink:href="https://www.ukrinform.ua/rubric-sports/3725428-uni-ukrainski-tenisisti-zigraut-u-kvalifikacii-litnogo-kubka-evropi.html" text:style-name="Internet_20_link" text:visited-style-name="Visited_20_Internet_20_Link">
https://www.ukrinform.ua/rubric-sports/3725428-uni-ukrainski-tenisisti-zigraut-u-kvalifikacii-litnogo-kubka-evropi.html</text:a>
</text:p>
      <!--NEWS-->
      <text:h text:style-name="P10" text:outline-level="1">
<text:span text:style-name="T4">
丹麦以29.5亿欧元的价格批准了另一个向乌克兰的军事援助计划</text:span>
</text:h>
      <text:p text:style-name="P4">
作者: ['АРМІЯINFORM']</text:p>
      <text:p text:style-name="P4">
时间: 2023-06-20T18:00:00-04:00</text:p>
      <text:p text:style-name="P4">
描述: 关于乌克兰Oleksiy Reznikov的一项辩护，他在他的高音扬声器上写道。 好消息...与乌克兰2022年的战争，与乌克兰的最新新闻战争，与乌克兰的新闻战争，2022年的新闻战争，今天的最后一次战争将在乌克兰和俄罗斯之间发动战争，当2022年与乌克兰的战争将是与乌克兰之间的战争，将在不久的将来与乌克兰发动战争，说，与乌克兰的战争，今天的乌克兰新闻，乌克兰的新闻，乌克兰媒体的俄罗斯媒体</text:p>
      <text:p text:style-name="P4">
图片: ['<text:a xlink:type="simple" xlink:href="https://armyinform.com.ua/wp-content/uploads/2023/06/fza_16owiam-w3u.jpg" text:style-name="Internet_20_link" text:visited-style-name="Visited_20_Internet_20_Link">
fza_16owiam-w3u.jpg</text:a>
']</text:p>
      <text:p text:style-name="P4">
标签: ['ВІЙНА', 'ВІЙСЬКОВА ДОПОМОГА УКРАЇНІ', 'ВТОРГНЕННЯ РФ', 'ДАНІЯ', 'ОЛЕКСІЙ РЕЗНІКОВ']</text:p>
      <text:p text:style-name="P4">
类别: News</text:p>
      <!--METADATA-->
      <text:p text:style-name="P4">
<draw:frame draw:style-name="fr1" draw:name="Image122" text:anchor-type="as-char" svg:width="6.9236in" svg:height="3.030998in" draw:z-index="0">
<draw:image xlink:href="../Images/AРМІЯINFORM/2023-06-20T18-00-00-04-00/fza_16owiam-w3u.jpg" xlink:type="simple" xlink:show="embed" xlink:actuate="onLoad" draw:mime-type="image/jpeg"/>
</draw:frame>
乌克兰国防部长Alexei Reznikov在他的推文中写了有关它的文章。</text:p>
      <text:p text:style-name="Quotations">

<text:p text:style-name="P4">
哥本哈根的好消息：&gt;
 <text:a xlink:type="simple" xlink:href="https://twitter.com/folketinget" text:style-name="Internet_20_link" text:visited-style-name="Visited_20_Internet_20_Link">
@folketingt</text:a>
已批准&gt;
向乌克兰的另一套军事援助，价值29.5亿欧元&gt;
 2023年-2028。 &gt;
感谢我亲爱的朋友&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还有&gt;
丹麦人。 &gt;
凯撒(Caesar)的豹子和萨尔沃(Salvo of Caesar)的每一个咆哮都是您的敬意…&gt;
 <text:a xlink:type="simple" xlink:href="https://t.co/YMmLM0eqgu" text:style-name="Internet_20_link" text:visited-style-name="Visited_20_Internet_20_Link">
pic.twitter.com/ymmlm0eqgu</text:a>
&gt;
&gt;
  -  Oleksiy Reznikov(@oleksireznikov)<text:a xlink:type="simple" xlink:href="https://twitter.com/oleksiireznikov/status/1670905661922721792" text:style-name="Internet_20_link" text:visited-style-name="Visited_20_Internet_20_Link">
6月19日，&gt;
 2023年</text:a>
“哥本哈根的好消息：在2023  -  2028年批准了29.5亿欧元的下一套军事援助。 谢谢我在丹麦的亲爱的朋友。 每个豹子咆哮和凯撒的凌空抽射都是为您致敬的。 讯息的信息是，阿瓦莎(Avasha)参加了“鸟联盟”(Bird Coalition)，这将增加天空中的乐团声音，我们将是米普拉格(Mipragne)。”</text:p>

</text:p>
      <text:p text:style-name="P4">
News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在基辅数字应用程序中，推出了一张电子贺卡来支付票价</text:span>
</text:h>
      <text:p text:style-name="P4">
作者: Ukrinform (Person)</text:p>
      <text:p text:style-name="P4">
出版商: Укринформ (Organization)</text:p>
      <text:p text:style-name="P4">
出版时间: 2023-06-20T18:01:00+03:00</text:p>
      <text:p text:style-name="P4">
修改时间: 2023-06-20T18:01:00+03:00</text:p>
      <text:p text:style-name="P4">
描述: 在城市应用程序中，“基辅数字”推出了一张数字卡，以支付智能手机的通过。  - 乌克林。</text:p>
      <text:p text:style-name="P4">
图片: ['<text:a xlink:type="simple" xlink:href="https://static.ukrinform.com/photos/2021_01/thumb_files/630_360_1611888430-125.jpg" text:style-name="Internet_20_link" text:visited-style-name="Visited_20_Internet_20_Link">
630_360_16118...</text:a>
']</text:p>
      <text:p text:style-name="P4">
标签: ['Транспорт', 'Карта', 'Київ Цифровий']</text:p>
      <text:p text:style-name="P4">
类型: Article</text:p>
      <!--METADATA-->
      <text:p text:style-name="P4">
<draw:frame draw:style-name="fr1" draw:name="Image123" text:anchor-type="as-char" svg:width="6.9236in" svg:height="3.956343in" draw:z-index="0">
<draw:image xlink:href="../Images/yкринформ/2023-06-20T18-01-00-03-00/630_360_1611888430-125.jpg" xlink:type="simple" xlink:show="embed" xlink:actuate="onLoad" draw:mime-type="image/jpeg"/>
</draw:frame>
Kyiv Digital City Summark推出了一张数字卡来支付Dumpbox。</text:p>
      <text:p text:style-name="P4">
据报道<text:a xlink:type="simple" xlink:href="https://kyivcity.gov.ua/news/u_miskomu_zastosunku_kiv_tsifroviy_zapustili_tsifrovu_kartu_dlya_oplati_prozdu_smartfonom/" text:style-name="Internet_20_link" text:visited-style-name="Visited_20_Internet_20_Link">
基辅市政府的新闻服务</text:a>
，报道乌克林福姆。</text:p>
      <text:p text:style-name="P4">
«为了回应用户的评论，KP“ GIOC”团队增加了城市的支持。(https://www.ukrinform.ua/tag-kiiv-cifrovij)能够购买运输卡以无接触式支付通道的能力。 购买后，数字卡将附加到Apple或Googlewallet上。”消息写道。</text:p>
      <text:p text:style-name="P4">
注意到，这项服务的发布是由KP“ GIOC”团队分阶段进行的。第一个启动版是针对10％的Android用户和1％的用户OS开放的，以观察评论并迅速进行改进。 。 带有数字卡的传染性版本可供更广泛的受众使用。</text:p>
      <text:p text:style-name="P4">
<text:span text:style-name="T4">
另请阅读：</text:span>
 <text:a xlink:type="simple" xlink:href="https://www.ukrinform.ua/rubric-kyiv/3725336-u-kievi-ponovili-robotu-kompleksiv-samoobslugovuvanna-na-vsih-stanciah-metro.html" text:style-name="Internet_20_link" text:visited-style-name="Visited_20_Internet_20_Link">
在基辅，在地铁站上更新了自助服务综合体的工作</text:a>
开发人员解释说，数字地图与自动旅行系统集成在一起，并为不想穿塑料的用户创建。</text:p>
      <text:p text:style-name="P4">
现在，在城市应用程序中的“运输地图”部分中，您可以添加塑料卡并购买数字卡。</text:p>
      <text:p text:style-name="P4">
正如乌克林福姆报道的那样，应用程序“基辅数字”中的流量服务现在提供[地铁站关闭叶的提示]。(https://www.ukrinform.ua/rubric-kyiv/3710724-u-zastosunku-kiiv-cifrovij-zavilisa-pidkazki-pro-robotu-vestibuliv-metro.html)</text:p>
      <text:p text:style-name="P4">
News Source: <text:a xlink:type="simple" xlink:href="https://www.ukrinform.ua/rubric-kyiv/3725436-u-zastosunku-kiiv-cifrovij-zapustili-ekartu-dla-oplati-proizdu.html" text:style-name="Internet_20_link" text:visited-style-name="Visited_20_Internet_20_Link">
https://www.ukrinform.ua/rubric-kyiv/3725436-u-zastosunku-kiiv-cifrovij-zapustili-ekartu-dla-oplati-proizdu.html</text:a>
</text:p>
      <!--NEWS-->
      <text:h text:style-name="P10" text:outline-level="1">
<text:span text:style-name="T4">
943公顷的森林在尼古拉地区仍然被淹没</text:span>
</text:h>
      <text:p text:style-name="P4">
作者: Ukrinform (Person)</text:p>
      <text:p text:style-name="P4">
出版商: Укринформ (Organization)</text:p>
      <text:p text:style-name="P4">
出版时间: 2023-06-20T18:01:06+03:00</text:p>
      <text:p text:style-name="P4">
修改时间: 2023-06-20T18:01:06+03:00</text:p>
      <text:p text:style-name="P4">
描述: 卡科夫卡水力发电站爆炸两周后，在尼古拉夫地区，有943公顷的森林仍然被淹没。  - 乌克林。</text:p>
      <text:p text:style-name="P4">
图片: ['<text:a xlink:type="simple" xlink:href="https://static.ukrinform.com/photos/2023_06/thumb_files/630_360_1687273182-200.jpg" text:style-name="Internet_20_link" text:visited-style-name="Visited_20_Internet_20_Link">
630_360_16872...</text:a>
']</text:p>
      <text:p text:style-name="P4">
标签: ['Ліс', 'Миколаївщина', 'Каховська ГЕС', 'Підтоплення']</text:p>
      <text:p text:style-name="P4">
类型: Article</text:p>
      <!--METADATA-->
      <text:p text:style-name="P4">
<draw:frame draw:style-name="fr1" draw:name="Image124" text:anchor-type="as-char" svg:width="6.9236in" svg:height="3.956343in" draw:z-index="0">
<draw:image xlink:href="../Images/yкринформ/2023-06-20T18-01-06-03-00/630_360_1687273182-200.jpg" xlink:type="simple" xlink:show="embed" xlink:actuate="onLoad" draw:mime-type="image/jpeg"/>
</draw:frame>
在爆炸Kakhovskaya水力发电站两周后，在爆炸Kakhovka水力发电站两周后，仍在提交943公顷的森林。</text:p>
      <text:p text:style-name="P4">
关于它报告了[Facebook]的南部森林办公室(https://www.facebook.com/permalink.php?story_fbid=pfbid0Asm55QTFKQ5naxkmYGtgcU8LNo83WZrcWdGmpBB5PdJvJEoji1wmgpizpsaFioGvl&amp;id=100089368210873)，报道乌克林福姆。</text:p>
      <text:p text:style-name="P4">
“在尼古拉地区，有943公顷的森林仍然被淹没。金本吐口水的大部分Vinburne和Vasylivsky林业暂时占领 - 分别为200公顷和700公顷，”  - 信息阅读。</text:p>
      <text:p text:style-name="P4">
值得注意的是，水逐渐偏离了斯奈格罗夫森林区。大型水被囚禁的纳拉吉亚有43公顷。</text:p>
      <text:p text:style-name="P4">
<text:span text:style-name="T4">
另请阅读：</text:span>
 <text:a xlink:type="simple" xlink:href="https://www.ukrinform.ua/rubric-regions/3725354-na-hersonsini-riven-vodi-znizivsa-se-na-9-santimetriv.html" text:style-name="Internet_20_link" text:visited-style-name="Visited_20_Internet_20_Link">
在Kherson地区，水位减少了9厘米</text:a>
据报道，尼古拉耶夫地区的水库中饲养的水峰覆盖了近3,000公顷的森林阵列。</text:p>
      <text:p text:style-name="P4">
6月6日，俄罗斯军队[炸毁了Kakhovskaya Hydroect(https://www.ukrinform.ua/rubric-other_news/3723441-pidriv-rosianami-kahovskoi-ges-usi-novini.html)。</text:p>
      <text:p text:style-name="P4">
在破坏卡科夫卡水力发电站的占领者的事实中，执法人员开始根据“ Ecocid”的文章进行调查。</text:p>
      <text:p text:style-name="P4">
<text:span text:style-name="T5">
foto：南部森林办公室/Facebook</text:span>
</text:p>
      <text:p text:style-name="P4">
News Source: <text:a xlink:type="simple" xlink:href="https://www.ukrinform.ua/rubric-regions/3725432-na-mikolaivsini-zalisautsa-pidtoplenimi-943-gektari-lisiv.html" text:style-name="Internet_20_link" text:visited-style-name="Visited_20_Internet_20_Link">
https://www.ukrinform.ua/rubric-regions/3725432-na-mikolaivsini-zalisautsa-pidtoplenimi-943-gektari-lisiv.html</text:a>
</text:p>
      <!--NEWS-->
      <text:h text:style-name="P10" text:outline-level="1">
<text:span text:style-name="T4">
在哈尔基夫（Kharkiv），作家沃迪米尔·瓦库伦科（Volodymyr Vakulenko）被入侵者杀死的日记是由入侵者发行的</text:span>
</text:h>
      <text:p text:style-name="P4">
作者: Ukrinform (Person)</text:p>
      <text:p text:style-name="P4">
出版商: Укринформ (Organization)</text:p>
      <text:p text:style-name="P4">
出版时间: 2023-06-20T18:03:00+03:00</text:p>
      <text:p text:style-name="P4">
修改时间: 2023-06-20T18:03:00+03:00</text:p>
      <text:p text:style-name="P4">
描述: 在哈尔基夫（Kharkiv），由作家弗拉基米尔·瓦库伦科（Vladimir Vakulenko）的入侵者拍摄的日记和精选诗。  - 乌克林。</text:p>
      <text:p text:style-name="P4">
图片: ['<text:a xlink:type="simple" xlink:href="https://static.ukrinform.com/photos/2022_11/thumb_files/630_360_1669730086-256.png" text:style-name="Internet_20_link" text:visited-style-name="Visited_20_Internet_20_Link">
630_360_16697...</text:a>
']</text:p>
      <text:p text:style-name="P4">
标签: ['Книги', 'Видавництво', 'Харків', 'Вбивство', 'Щоденник', 'Письменник', 'Війна з Росією']</text:p>
      <text:p text:style-name="P4">
类型: Article</text:p>
      <!--METADATA-->
      <text:p text:style-name="P4">
<draw:frame draw:style-name="fr1" draw:name="Image125" text:anchor-type="as-char" svg:width="6.9236in" svg:height="3.956343in" draw:z-index="0">
<draw:image xlink:href="../Images/yкринформ/2023-06-20T18-03-00-03-00/630_360_1669730086-256.png" xlink:type="simple" xlink:show="embed" xlink:actuate="onLoad" draw:mime-type="image/png"/>
</draw:frame>
哈尔基夫(Kharkiv)有一部日记，并精选作家Volodymyravakulenko的诗歌被占用者射击。</text:p>
      <text:p text:style-name="P4">
这是在[Facebook]中报道的(https://www.facebook.com/yuliya.argument/posts/pfbid02XmLUSaaoDeXMimFzcrk3DFecS5gEpkWtsGd6a3z9qPH1GMmosxUTkNKNfwonkswFl)乌克林福姆报道，Vivat Publishing House Yulia Orlova的主任。</text:p>
      <text:p text:style-name="P4">
“ ... Vivat Publishing House中有两本重要的书。 第一个是“我……我占据了日记。 弗拉基米尔·瓦库伦科(Vladimir Vakulenko)的精选诗”，俄罗斯人去年3月被杀。 该出版物在乌克兰笔，哈尔基夫文学博物馆，Vivat Publishing House，公共广播的协助下出现，并在国际文艺复兴基金会的支持下。 第二个是“警笛之间”。 战争的新诗”，其中包括诗歌诗歌的诗歌，其中包括诗歌的诗歌，”奥洛娃说。</text:p>
      <text:p text:style-name="P4">
<text:span text:style-name="T5">
foto：Yulia Orlova/Facebook</text:span>
</text:p>
      <text:p text:style-name="P4">
该系列包括Sergei Zhadan，Kateryna Kalitko，Dmitry Lazutkin，Victoria Amelin，Yulia Musakovskaya等的诗歌。</text:p>
      <text:p text:style-name="P4">
两本书将于6月22日至24日在阿森纳介绍。</text:p>
      <text:p text:style-name="P4">
<text:span text:style-name="T4">
另请阅读：</text:span>
 <text:a xlink:type="simple" xlink:href="https://www.ukrinform.ua/rubric-culture/3713853-pismennika-volodimira-vakulenka-posmertno-nagorodili-vidznakou-prix-voltaire.html" text:style-name="Internet_20_link" text:visited-style-name="Visited_20_Internet_20_Link">
<text:span text:style-name="T4">
作家</text:span>
 <text:span text:style-name="T4">
 </text:span>
 vladimir <text:span text:style-name="T4">
 </text:span>
 vakulenka <text:span text:style-name="T4">
<text:span text:style-name="T5">
* </text:span>
</text:span>
<text:span text:style-name="T5">
 postthumous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dickintiond </text:span>
<text:span text:style-name="T5">
 </text:span>
<text:span text:style-name="T5">
 </text:span>
<text:span text:style-name="T5">
 </text:span>
<text:span text:style-name="T5">
 prix </text:span>
<text:span text:style-name="T5">
 </text:span>
<text:span text:style-name="T5">
伏尔泰</text:span>
*</text:a>
“这场战争必须分配乌克兰文化，但这是其发展的新阶段的动力 - 痛苦也得到了加强。 我不厌倦重复我们能够发表有关这场战争的尽可能多的书，以免我们的痛苦消除参与。 为了让我们的孩子永远记住第二次和很长时间的乌克兰价格。”奥洛娃说。2022年3月23日，作家的作家进行了搜索，其入口是由弗拉基米尔(Vladimir)和他的十几岁的儿子抓住的。质疑，但释放了回家。 第二天，作家再次被带走。 随后，警方意识到，2022年5月12日，俄罗斯联邦命令当地人处置一个在村庄附近放弃一个多月后的尸体。 国会大厦。 那是瓦库伦科(Vakulenko)。专业知识证实，作家被枪击中被枪杀，在体内发现了两个球。</text:p>
      <text:p text:style-name="P4">
2022年12月6日，他被埋葬在<text:a xlink:type="simple" xlink:href="https://www.ukrinform.ua/tag-harkiv" text:style-name="Internet_20_link" text:visited-style-name="Visited_20_Internet_20_Link">
Kharkiv</text:a>
在城市公墓№2。</text:p>
      <text:p text:style-name="P4">
<text:span text:style-name="T5">
第一张照片：iryna novitska/facebook</text:span>
</text:p>
      <text:p text:style-name="P4">
News Source: <text:a xlink:type="simple" xlink:href="https://www.ukrinform.ua/rubric-culture/3725431-u-harkovi-vidali-sodennik-vbitogo-zagarbnikami-pismennika-volodimira-vakulenka.html" text:style-name="Internet_20_link" text:visited-style-name="Visited_20_Internet_20_Link">
https://www.ukrinform.ua/rubric-culture/3725431-u-harkovi-vidali-sodennik-vbitogo-zagarbnikami-pismennika-volodimira-vakulenka.html</text:a>
</text:p>
      <!--NEWS-->
      <text:h text:style-name="P10" text:outline-level="1">
<text:span text:style-name="T4">
Zelensky祝贺芬兰的新首映式</text:span>
</text:h>
      <text:p text:style-name="P4">
作者: Ukrinform (Person)</text:p>
      <text:p text:style-name="P4">
出版商: Укринформ (Organization)</text:p>
      <text:p text:style-name="P4">
出版时间: 2023-06-20T18:03:20+03:00</text:p>
      <text:p text:style-name="P4">
修改时间: 2023-06-20T18:03:20+03:00</text:p>
      <text:p text:style-name="P4">
描述: 乌克兰沃迪米尔·泽伦斯基（Ukraine Volodymyr Zelensky）总统祝贺彼得·奥普（Petter Orpo）任命芬兰总理，并指出他指望继续进行国家积极互动。  - 乌克林。</text:p>
      <text:p text:style-name="P4">
图片: ['<text:a xlink:type="simple" xlink:href="https://static.ukrinform.com/photos/2023_06/thumb_files/630_360_1685626140-135.jpg" text:style-name="Internet_20_link" text:visited-style-name="Visited_20_Internet_20_Link">
630_360_16856...</text:a>
']</text:p>
      <text:p text:style-name="P4">
标签: ['Фінляндія', 'Уряд', 'Зеленський']</text:p>
      <text:p text:style-name="P4">
类型: Article</text:p>
      <!--METADATA-->
      <text:p text:style-name="P4">
<draw:frame draw:style-name="fr1" draw:name="Image128" text:anchor-type="as-char" svg:width="6.9236in" svg:height="3.948443in" draw:z-index="0">
<draw:image xlink:href="../Images/yкринформ/2023-06-20T18-03-20-03-00/630_360_1685626140-135.jpg" xlink:type="simple" xlink:show="embed" xlink:actuate="onLoad" draw:mime-type="image/jpeg"/>
</draw:frame>
乌克兰沃迪米尔·泽伦斯基(Ukraine Volodymyr Zelensky)总裁向彼得·奥普(Petter Orpo)任命了芬兰的任命，并说他正在指望继续这些国家的积极发展。</text:p>
      <text:p text:style-name="P4">
根据乌克林福姆的说法，Zelensky在[Twitter]中报道了这一点。(https://twitter.com/ZelenskyyUa/status/1671163901239754755?fbclid=IwAR0Mo6hYt9otrGy6bgbprEbU_WkdE_QRWtVUWaTj-Ge-xZo8GC4JrlNA9-0)“我祝贺佩特·奥普(Petter Orpo)任命总理<text:a xlink:type="simple" xlink:href="https://www.ukrinform.ua/tag-finlandia" text:style-name="Internet_20_link" text:visited-style-name="Visited_20_Internet_20_Link">
芬兰</text:a>
。 我感谢新芬兰政府对乌克兰的特别关注以及我们与俄罗斯侵略者的解放斗争。”泽伦斯基写道。</text:p>
      <text:p text:style-name="P4">
他补充说，他正在指望乌克兰联合胜利方法和和平返回欧洲的积极积极的互动。 总统还感谢前芬兰总理桑尼·马林·萨特(Sanny Marin Sattlement)和坚决支持。</text:p>
      <text:p text:style-name="P4">
<text:span text:style-name="T4">
另请阅读：</text:span>
 <text:a xlink:type="simple" xlink:href="https://www.ukrinform.ua/rubric-polytics/3704253-zelenskij-zustrivsa-zi-spikerom-parlamentu-finlandii-ta-glavou-uradu-norvegii.html" text:style-name="Internet_20_link" text:visited-style-name="Visited_20_Internet_20_Link">
Zelensky会见挪威政府的芬兰议会议长Taglava</text:a>
正如乌克林福姆报道的，6月20日，芬兰议会<text:a xlink:type="simple" xlink:href="https://www.ukrinform.ua/rubric-world/3723710-u-finlandii-sformovana-pravlaca-uradova-koalicia-na-coli-z-petteri-orpo.html" text:style-name="Internet_20_link" text:visited-style-name="Visited_20_Internet_20_Link">
批准了ORPO的候选人</text:a>
致该国新任总理的职位。</text:p>
      <text:p text:style-name="P4">
News Source: <text:a xlink:type="simple" xlink:href="https://www.ukrinform.ua/rubric-polytics/3725434-zelenskij-privitav-novogo-premera-finlandii-iz-priznacennam.html" text:style-name="Internet_20_link" text:visited-style-name="Visited_20_Internet_20_Link">
https://www.ukrinform.ua/rubric-polytics/3725434-zelenskij-privitav-novogo-premera-finlandii-iz-priznacennam.html</text:a>
</text:p>
      <!--NEWS-->
      <text:h text:style-name="P10" text:outline-level="1">
<text:span text:style-name="T4">
国防部预计理事会将在不久的将来考虑DFRR的法律草案</text:span>
</text:h>
      <text:p text:style-name="P4">
作者: Ukrinform (Person)</text:p>
      <text:p text:style-name="P4">
出版商: Укринформ (Organization)</text:p>
      <text:p text:style-name="P4">
出版时间: 2023-06-20T18:03:43+03:00</text:p>
      <text:p text:style-name="P4">
修改时间: 2023-06-20T18:03:43+03:00</text:p>
      <text:p text:style-name="P4">
描述: 社区发展，领土和基础设施部预计，议会将在不久的将来考虑第9165号法案，这将使乌克兰人可以选择由FDR资助的预测。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Верховна Рада', 'Відбудова', 'Відновлення України']</text:p>
      <text:p text:style-name="P4">
类型: Article</text:p>
      <!--METADATA-->
      <text:p text:style-name="P4">
<draw:frame draw:style-name="fr1" draw:name="Image129" text:anchor-type="as-char" svg:width="6.9236in" svg:height="3.956343in" draw:z-index="0">
<draw:image xlink:href="../Images/yкринформ/2023-06-20T18-03-43-03-00/630_360_1682685211-525.jpg" xlink:type="simple" xlink:show="embed" xlink:actuate="onLoad" draw:mime-type="image/jpeg"/>
</draw:frame>
在社区发展部，领土和基础设施部中，议会将在不久的将来考虑议会，该法案№9165，该法案将允许乌克兰乌克兰人在将由“行动”项目的帮助下进行选择。 DFRR。</text:p>
      <text:p text:style-name="P4">
在<text:a xlink:type="simple" xlink:href="https://www.ukrinform.ua/rubric-vidbudova/3724771-oleksandra-azarhina-zastupnica-ministra-rozvitku-gromad-teritorij-ta-infrastrukturi.html" text:style-name="Internet_20_link" text:visited-style-name="Visited_20_Internet_20_Link">
访谈</text:a>
<text:a xlink:type="simple" xlink:href="https://www.ukrinform.ua/rubric-vidbudova/3724771-oleksandra-azarhina-zastupnica-ministra-rozvitku-gromad-teritorij-ta-infrastrukturi.html" text:style-name="Internet_20_link" text:visited-style-name="Visited_20_Internet_20_Link">
乌克林福姆</text:a>
据阿扎尔辛的社区发展，领土和基础设施的副部长报道。</text:p>
      <text:p text:style-name="P4">
“先前的FDR资金分配标准考虑了Unigion的人口和总区域产品的指标，实际上取决于政治组成部分。 任何国会议员都不总是道德地“促进”自己的项目或不支持另一个项目，因为委员会协调的50％是预算委员会的成员。 因此，事实证明，有时这些项目本质上只是PYAR，而不是为该地区的经济发展做出贡献。”副部长说。</text:p>
      <text:p text:style-name="P4">
根据她的说法，如果该文件获得批准，则SPDR在2023年预测的UAH 20亿美元的资金中有50％将分配在埃文山地区的相等部分，其余50％的资金将等于11地区，更受敌对行动影响。 中央和地方行政当局以及地方自治机构将能够通过专门的平台 - 行动提交项目以实施SFRR的勇气。</text:p>
      <text:p text:style-name="P4">
据称偏好的最受批评的文件将对被收购的城市进行预测，这些城市将获得所有<text:a xlink:type="simple" xlink:href="https://www.ukrinform.ua/tag-grosi" text:style-name="Internet_20_link" text:visited-style-name="Visited_20_Internet_20_Link">
资金</text:a>
Azarchin强调。 但是投票将在该地区进行，因此每个乌克兰人都可以选择最适合他的选项，而不仅仅是一个单独的城市。 融资还将不仅用于一个项目，而且还将进行资金足够并获得单一评级的项目。</text:p>
      <text:p text:style-name="P4">
<text:span text:style-name="T4">
另请阅读：</text:span>
 <text:a xlink:type="simple" xlink:href="https://www.ukrinform.ua/rubric-vidbudova/3725238-u-dream-zareestruvali-ponad-6-tisac-proektiv-ta-idej-vidbudovi.html" text:style-name="Internet_20_link" text:visited-style-name="Visited_20_Internet_20_Link">
梦已注册了6,000多个项目和想法<text:span text:style-name="T4">
重建</text:span>
和</text:a>
</text:p>
      <text:p text:style-name="P4">
据报道，4月11日，Verkhovna RadA在第9165号法律第9165号法律上批准了《乌克兰法律修正案》，“根据乌克兰的国家预算，2023年的国家预算”，以使用国家基金的资金区域发展。</text:p>
      <text:p text:style-name="P4">
News Source: <text:a xlink:type="simple" xlink:href="https://www.ukrinform.ua/rubric-vidbudova/3725435-u-minvidnovlenna-ocikuut-so-rada-najblizcim-casom-rozglane-zakonoproekt-pro-dfrr.html" text:style-name="Internet_20_link" text:visited-style-name="Visited_20_Internet_20_Link">
https://www.ukrinform.ua/rubric-vidbudova/3725435-u-minvidnovlenna-ocikuut-so-rada-najblizcim-casom-rozglane-zakonoproekt-pro-dfrr.html</text:a>
</text:p>
      <!--NEWS-->
      <text:h text:style-name="P10" text:outline-level="1">
<text:span text:style-name="T4">
电影“卢森堡，卢森堡”将在捷克共和国节上放映</text:span>
</text:h>
      <text:p text:style-name="P4">
作者: Ukrinform (Person)</text:p>
      <text:p text:style-name="P4">
出版商: Укринформ (Organization)</text:p>
      <text:p text:style-name="P4">
出版时间: 2023-06-20T18:07:27+03:00</text:p>
      <text:p text:style-name="P4">
修改时间: 2023-06-20T18:07:27+03:00</text:p>
      <text:p text:style-name="P4">
描述: 安东尼奥·卢基奇（Antonio Lukich）的录音带“卢森堡卢森堡（Luxembourg）”将在Karlovy Vary举行的第57届电影节上展出。  - 乌克林。</text:p>
      <text:p text:style-name="P4">
图片: ['<text:a xlink:type="simple" xlink:href="https://static.ukrinform.com/photos/2022_07/thumb_files/630_360_1658855995-591.jpg" text:style-name="Internet_20_link" text:visited-style-name="Visited_20_Internet_20_Link">
630_360_16588...</text:a>
']</text:p>
      <text:p text:style-name="P4">
标签: ['Чехія', 'Люксембург', 'фільм']</text:p>
      <text:p text:style-name="P4">
类型: Article</text:p>
      <!--METADATA-->
      <text:p text:style-name="P4">
<draw:frame draw:style-name="fr1" draw:name="Image130" text:anchor-type="as-char" svg:width="6.9236in" svg:height="3.956343in" draw:z-index="0">
<draw:image xlink:href="../Images/yкринформ/2023-06-20T18-07-27-03-00/630_360_1658855995-591.jpg" xlink:type="simple" xlink:show="embed" xlink:actuate="onLoad" draw:mime-type="image/jpeg"/>
</draw:frame>
卢森堡，卢森堡的卢森堡，卢森堡将在Varlov第57届瓦里(Varlov)节上展出。</text:p>
      <text:p text:style-name="P4">
B []上的国家电影公司的新闻服务告知(https://www.facebook.com/ukrainefilmagency/posts/pfbid0XGHcef5os4C3cJWH9HyPAJKnTsAsgyxf5cJL9LEVDBTihcxVNLrmuL2oJtZAofK7l)<text:a xlink:type="simple" xlink:href="https://www.facebook.com/ukrainefilmagency/posts/pfbid0XGHcef5os4C3cJWH9HyPAJKnTsAsgyxf5cJL9LEVDBTihcxVNLrmuL2oJtZAofK7l" text:style-name="Internet_20_link" text:visited-style-name="Visited_20_Internet_20_Link">
Facebook</text:a>
<text:a xlink:type="simple" xlink:href="https://www.facebook.com/ukrainefilmagency/posts/pfbid0XGHcef5os4C3cJWH9HyPAJKnTsAsgyxf5cJL9LEVDBTihcxVNLrmuL2oJtZAofK7l" text:style-name="Internet_20_link" text:visited-style-name="Visited_20_Internet_20_Link">
 ,</text:a>
他报告了乌克林福姆。</text:p>
      <text:p text:style-name="P4">
消息写道：“图片将在6月30日，9:00，7月6日下午6:00和7月7日在21:00的6月30日，9：00，9：00，竞争计划的框架内展示。”</text:p>
      <text:p text:style-name="P4">
这部电影讲述了双胞胎兄弟的故事，他们得知他们的古代父亲在[卢森堡]生病了(https://www.ukrinform.ua/tag-luksemburg)。 他们前往去看他的旅程。</text:p>
      <text:p text:style-name="P4">
卢森堡卢森堡的领导角色是由土墩和Clasgat说唱乐队兄弟拉米尔(Ramil)和阿米尔·纳西罗夫(Amil Nasirov)的参与者扮演的。 该录像带是为乌克兰电影院创建的。</text:p>
      <text:p text:style-name="P4">
<text:span text:style-name="T4">
另请阅读：</text:span>
 <text:a xlink:type="simple" xlink:href="https://www.ukrinform.ua/rubric-culture/3723452-luksemburg-luksemburg-zibrav-v-ukrainskomu-prokati-vze-ponad-34-miljoni.html" text:style-name="Internet_20_link" text:visited-style-name="Visited_20_Internet_20_Link">
“ <text:span text:style-name="T4">
卢森贝</text:span>
 urg，<text:span text:style-name="T4">
 luxemb </text:span>
 urg”在乌克兰租金中收集到的已经超过3400万</text:a>
2022年5月，这部电影成为乌克兰研究所(Ukrainian Institute)启动的乌克兰电影《促销》(Promotion)支持计划的五个参与者之一。 该计划下的国际晋升是在哥特堡电影基金的帮助下实施的。</text:p>
      <text:p text:style-name="P4">
捷克共和国的Karlovy Vary国际电影节是欧洲最古老的欧洲电影节“ A”。 它将于今年6月30日至2023年7月8日举行。</text:p>
      <text:p text:style-name="P4">
News Source: <text:a xlink:type="simple" xlink:href="https://www.ukrinform.ua/rubric-culture/3725437-film-luksemburg-luksemburg-pokazut-na-festivali-cehii.html" text:style-name="Internet_20_link" text:visited-style-name="Visited_20_Internet_20_Link">
https://www.ukrinform.ua/rubric-culture/3725437-film-luksemburg-luksemburg-pokazut-na-festivali-cehii.html</text:a>
</text:p>
      <!--NEWS-->
      <text:h text:style-name="P10" text:outline-level="1">
<text:span text:style-name="T4">
大使馆从匈牙利三名乌克兰战俘出口</text:span>
</text:h>
      <text:p text:style-name="P4">
作者: Ukrinform (Person)</text:p>
      <text:p text:style-name="P4">
出版商: Укринформ (Organization)</text:p>
      <text:p text:style-name="P4">
出版时间: 2023-06-20T18:10:00+03:00</text:p>
      <text:p text:style-name="P4">
修改时间: 2023-06-20T18:10:00+03:00</text:p>
      <text:p text:style-name="P4">
描述: 乌克兰在布达佩斯的大使馆将三名乌克兰战俘出口到乌克兰领土。  - 乌克林。</text:p>
      <text:p text:style-name="P4">
图片: ['<text:a xlink:type="simple" xlink:href="https://static.ukrinform.com/photos/2023_06/thumb_files/630_360_1687284846-464.jpg" text:style-name="Internet_20_link" text:visited-style-name="Visited_20_Internet_20_Link">
630_360_16872...</text:a>
']</text:p>
      <text:p text:style-name="P4">
标签: ['Угорщина', 'Полонені']</text:p>
      <text:p text:style-name="P4">
类型: Article</text:p>
      <!--METADATA-->
      <text:p text:style-name="P4">
<draw:frame draw:style-name="fr1" draw:name="Image131" text:anchor-type="as-char" svg:width="6.9236in" svg:height="3.956343in" draw:z-index="0">
<draw:image xlink:href="../Images/yкринформ/2023-06-20T18-10-00-03-00/630_360_1687284846-464.jpg" xlink:type="simple" xlink:show="embed" xlink:actuate="onLoad" draw:mime-type="image/jpeg"/>
</draw:frame>
乌克兰在布达佩斯的大使馆从匈牙利三名乌克兰战俘中移走。</text:p>
      <text:p text:style-name="P4">
这是由乌克兰Oleg Nikolenko外交部发言人<text:a xlink:type="simple" xlink:href="https://www.facebook.com/1090077030/posts/pfbid0vrudxVRSC2vKkfL1csGJKzWFuedydT3dxqt3fQYio6m84bhUvkEVfiL8JRzrzACol/" text:style-name="Internet_20_link" text:visited-style-name="Visited_20_Internet_20_Link">
在Facebook上</text:a>
他报告了乌克林福姆。</text:p>
      <text:p text:style-name="P4">
“ [布达佩斯]乌克兰大使馆(https://www.ukrinform.ua/tag-poloneni)有可能从匈牙利删除三名乌克兰战俘。 发言人说：“他们已经在乌克兰领土上压倒了，他们得到了各种各样的支持。”</text:p>
      <text:p text:style-name="P4">
他补充说，乌克兰外交官以及有关战俘和乌克兰其他参与机构的协调总部必须采取积极措施，以返回家园，返回家乡，其余的乌克兰辩护人在匈牙利出口到匈牙利。</text:p>
      <text:p text:style-name="P4">
<text:span text:style-name="T4">
另请阅读：</text:span>
 [Kuleba：乌克兰人<text:span text:style-name="T4">
俘虏</text:span>
他们被带到匈牙利的Earban利益]]](https://www.ukrinform.ua/rubric-polytics/3725056-kuleba-ukrainskih-polonenih-vivezli-do-ugorsini-v-politicnih-interesah-orbana.html)据报道，6月9日，乌克兰外交部被邀请到匈牙利律师，并向他提出上诉，要求有关俄罗斯传播的有关乌克兰 - 波旁的布达佩斯的详细信息，并立即提供领事。</text:p>
      <text:p text:style-name="P4">
还报道说，乌克兰人<text:a xlink:type="simple" xlink:href="https://www.ukrinform.ua/rubric-polytics/3720617-mzs-vimagae-v-ugorsini-detalnu-informaciu-pro-zvilnenih-polonenih-i-dostupu-do-nih-konsula.html" text:style-name="Internet_20_link" text:visited-style-name="Visited_20_Internet_20_Link">
政府未通知</text:a>
匈牙利和俄罗斯方面的领导谈判。 乌克兰蓖麻子从匈牙利匈牙利·苏尔特里米尔·米尼斯特(Viceremier-Minister)的公开声明中获悉，俄罗斯传递给了布达佩斯的十一位乌克兰裔匈牙利血统的事实，这一事实是从匈牙利的后裔中获悉的。</text:p>
      <text:p text:style-name="P4">
<text:span text:style-name="T5">
foto：协调员</text:span>
</text:p>
      <text:p text:style-name="P4">
News Source: <text:a xlink:type="simple" xlink:href="https://www.ukrinform.ua/rubric-society/3725440-posolstvo-ukraini-vivezlo-z-ugorsini-troh-ukrainskih-vijskovopolonenih.html" text:style-name="Internet_20_link" text:visited-style-name="Visited_20_Internet_20_Link">
https://www.ukrinform.ua/rubric-society/3725440-posolstvo-ukraini-vivezlo-z-ugorsini-troh-ukrainskih-vijskovopolonenih.html</text:a>
</text:p>
      <!--NEWS-->
      <text:h text:style-name="P10" text:outline-level="1">
<text:span text:style-name="T4">
在以色列有枪击事件，四人被杀</text:span>
</text:h>
      <text:p text:style-name="P4">
作者: Ukrinform (Person)</text:p>
      <text:p text:style-name="P4">
出版商: Укринформ (Organization)</text:p>
      <text:p text:style-name="P4">
出版时间: 2023-06-20T18:18:18+03:00</text:p>
      <text:p text:style-name="P4">
修改时间: 2023-06-20T18:18:18+03:00</text:p>
      <text:p text:style-name="P4">
描述: 在以色列区的Eli定居点附近的加油站，本杰明发生了一次枪击事件，枪杀了四人，还有四人受伤。  - 乌克林。</text:p>
      <text:p text:style-name="P4">
图片: ['<text:a xlink:type="simple" xlink:href="https://static.ukrinform.com/photos/2023_06/thumb_files/630_360_1687274061-606.jpg" text:style-name="Internet_20_link" text:visited-style-name="Visited_20_Internet_20_Link">
630_360_16872...</text:a>
']</text:p>
      <text:p text:style-name="P4">
标签: ['Ізраїль', 'Поліція', 'Стрілянина']</text:p>
      <text:p text:style-name="P4">
类型: Article</text:p>
      <!--METADATA-->
      <text:p text:style-name="P4">
<draw:frame draw:style-name="fr1" draw:name="Image132" text:anchor-type="as-char" svg:width="6.9236in" svg:height="3.956343in" draw:z-index="0">
<draw:image xlink:href="../Images/yкринформ/2023-06-20T18-18-18-03-00/630_360_1687274061-606.jpg" xlink:type="simple" xlink:show="embed" xlink:actuate="onLoad" draw:mime-type="image/jpeg"/>
</draw:frame>
在本杰明以色列地区的Azsbel Eli定居点发生，发生了枪击事件，被四人杀害，另外四人受伤。</text:p>
      <text:p text:style-name="P4">
根据乌克林福姆的报道，它报告了<text:a xlink:type="simple" xlink:href="https://www.vesty.co.il/main/article/bjujyxk00n#autoplay" text:style-name="Internet_20_link" text:visited-style-name="Visited_20_Internet_20_Link">
vesty.co.il</text:a>
。</text:p>
      <text:p text:style-name="P4">
一名受伤的状况严重，两人处于适中性的状态，一个受伤的状态轻微伤害。</text:p>
      <text:p text:style-name="P4">
<text:span text:style-name="T4">
另请阅读：</text:span>
 <text:a xlink:type="simple" xlink:href="https://www.ukrinform.ua/rubric-world/3722665-v-aponii-kursant-vidkriv-strilaninu-na-poligoni-dvoe-vijskovih-zaginuli.html" text:style-name="Internet_20_link" text:visited-style-name="Visited_20_Internet_20_Link">
在日本，学员开了<text:span text:style-name="T4">
射击</text:span>
在垃圾填埋场，两名士兵被杀</text:a>
开火的人之一被清算在加油站本身附近。 搜索其余的攻击者。</text:p>
      <text:p text:style-name="P4">
值得注意的是，陆军和西斯拉尔的伟大部队被指控到这场悲剧的现场。 当地人被命令在房屋中关闭，因此被禁止离开街道。</text:p>
      <text:p text:style-name="P4">
该国国防部长Joava Galant将举行紧急会议，沙赫尔总参谋长和其他安全服务部负责人。</text:p>
      <text:p text:style-name="P4">
<text:span text:style-name="T4">
另请阅读：</text:span>
 <text:a xlink:type="simple" xlink:href="https://www.ukrinform.ua/rubric-world/3724541-u-ssa-na-muzicnomu-festivali-stalasa-strilanina-dvoe-ludej-zaginuli.html" text:style-name="Internet_20_link" text:visited-style-name="Visited_20_Internet_20_Link">
在美国音乐节上<text:span text:style-name="T4">
拍摄</text:span>
 a，两个人死亡</text:a>
正如乌克林福姆报道的那样，昨天，在约旦河纳萨克希德银行(Nazakhid Bank of Jordan River)行动中，以色列军方杀死了三名巴勒斯坦人，至少受伤29人。</text:p>
      <text:p text:style-name="P4">
照片：Goldstein，TPS</text:p>
      <text:p text:style-name="P4">
News Source: <text:a xlink:type="simple" xlink:href="https://www.ukrinform.ua/rubric-world/3725442-v-izraili-stalasa-strilanina-zaginuli-cetvero-ludej.html" text:style-name="Internet_20_link" text:visited-style-name="Visited_20_Internet_20_Link">
https://www.ukrinform.ua/rubric-world/3725442-v-izraili-stalasa-strilanina-zaginuli-cetvero-ludej.html</text:a>
</text:p>
      <!--NEWS-->
      <text:h text:style-name="P10" text:outline-level="1">
<text:span text:style-name="T4">
乌克兰计划与EBRD签署备忘录以进行重建和恢复</text:span>
</text:h>
      <text:p text:style-name="P4">
作者: Ukrinform (Person)</text:p>
      <text:p text:style-name="P4">
出版商: Укринформ (Organization)</text:p>
      <text:p text:style-name="P4">
出版时间: 2023-06-20T18:25:44+03:00</text:p>
      <text:p text:style-name="P4">
修改时间: 2023-06-20T18:25:44+03:00</text:p>
      <text:p text:style-name="P4">
描述: 沃迪米尔·泽伦斯基（Volodymyr Zelensky）总统已授权维塞里米尔·米尼斯特（Viceremier-Minister）恢复乌克兰社区发展，领土和基础设施亚历山大·库布拉科夫（Alexander Kubrakov）与欧洲投资银行签署备忘录。  - 乌克林。</text:p>
      <text:p text:style-name="P4">
图片: ['<text:a xlink:type="simple" xlink:href="https://static.ukrinform.com/photos/2018_04/thumb_files/630_360_1523609321-3785.jpg" text:style-name="Internet_20_link" text:visited-style-name="Visited_20_Internet_20_Link">
630_360_15236...</text:a>
']</text:p>
      <text:p text:style-name="P4">
标签: ['ЄБРР', 'Зеленський', 'Кубраков']</text:p>
      <text:p text:style-name="P4">
类型: Article</text:p>
      <!--METADATA-->
      <text:p text:style-name="P4">
<draw:frame draw:style-name="fr1" draw:name="Image133" text:anchor-type="as-char" svg:width="6.9236in" svg:height="3.956343in" draw:z-index="0">
<draw:image xlink:href="../Images/yкринформ/2023-06-20T18-25-44-03-00/630_360_1523609321-3785.jpg" xlink:type="simple" xlink:show="embed" xlink:actuate="onLoad" draw:mime-type="image/jpeg"/>
</draw:frame>
总统的洛德米尔·泽伦斯基(Lordimir Zelensky)已授权维塞里米尔(Viceremier)终止社区发展，领土和基础设施，亚历山大·库布拉科夫(Alexander Kubrakov)恢复了与欧洲投资银行的备忘录。</text:p>
      <text:p text:style-name="P4">
适当的订单<text:a xlink:type="simple" xlink:href="https://www.president.gov.ua/documents/1102023-rp-47113" text:style-name="Internet_20_link" text:visited-style-name="Visited_20_Internet_20_Link">
编号110/2023-RP</text:a>
乌克林福姆报道，由国家元首发表。</text:p>
      <text:p text:style-name="P4">
“要授权乌克兰的维塞里米尔 - 乌克兰发展部长 - 乌克兰库布拉科夫·亚历山大·尼古拉维奇(Alexander Nikolaevich)的社区，领土和基础设施部长，签署了乌克兰与欧洲人在重新建构框架内合作的欧洲统一银行之间相互理解的备忘录。 “</text:p>
      <text:p text:style-name="P4">
*!(https://www.ukrinform.ua/rubric-economy/3724817-ebrr-pidpise-z-ukrainou-dokumenti-dla-zabezpecenna-realnogo-sektoru-ekonomiki.html)据报道，欧洲重建与发展银行(EBRD)<text:a xlink:type="simple" xlink:href="https://www.ukrinform.ua/rubric-economy/3724817-ebrr-pidpise-z-ukrainou-dokumenti-dla-zabezpecenna-realnogo-sektoru-ekonomiki.html" text:style-name="Internet_20_link" text:visited-style-name="Visited_20_Internet_20_Link">
计划本周与乌克兰注册</text:a>
关于加强该国能源安全，农业和金融部门。</text:p>
      <text:p text:style-name="P4">
News Source: <text:a xlink:type="simple" xlink:href="https://www.ukrinform.ua/rubric-vidbudova/3725444-ukraina-planue-pidpisati-memorandum-z-ebrr-dla-rekonstrukcii-i-vidnovlenna.html" text:style-name="Internet_20_link" text:visited-style-name="Visited_20_Internet_20_Link">
https://www.ukrinform.ua/rubric-vidbudova/3725444-ukraina-planue-pidpisati-memorandum-z-ebrr-dla-rekonstrukcii-i-vidnovlenna.html</text:a>
</text:p>
      <!--NEWS-->
      <text:h text:style-name="P10" text:outline-level="1">
<text:span text:style-name="T4">
俄罗斯人被Zep -Budanov取代</text:span>
</text:h>
      <text:p text:style-name="P4">
作者: Ukrinform (Person)</text:p>
      <text:p text:style-name="P4">
出版商: Укринформ (Organization)</text:p>
      <text:p text:style-name="P4">
出版时间: 2023-06-20T18:28:00+03:00</text:p>
      <text:p text:style-name="P4">
修改时间: 2023-06-20T18:28:00+03:00</text:p>
      <text:p text:style-name="P4">
描述: 俄罗斯人在Zaporizhhya NPP上取代了冷却器，如果被干扰，很可能会有大问题。  - 乌克林。</text:p>
      <text:p text:style-name="P4">
图片: ['<text:a xlink:type="simple" xlink:href="https://static.ukrinform.com/photos/2022_05/thumb_files/630_360_1653983681-989.jpg" text:style-name="Internet_20_link" text:visited-style-name="Visited_20_Internet_20_Link">
630_360_16539...</text:a>
']</text:p>
      <text:p text:style-name="P4">
标签: ['Запорізька АЕС', 'Буданов', 'Єдині новини']</text:p>
      <text:p text:style-name="P4">
类型: Article</text:p>
      <!--METADATA-->
      <text:p text:style-name="P4">
<draw:frame draw:style-name="fr1" draw:name="Image134" text:anchor-type="as-char" svg:width="6.9236in" svg:height="3.956343in" draw:z-index="0">
<draw:image xlink:href="../Images/yкринформ/2023-06-20T18-28-00-03-00/630_360_1653983681-989.jpg" xlink:type="simple" xlink:show="embed" xlink:actuate="onLoad" draw:mime-type="image/jpeg"/>
</draw:frame>
Zaporizhhya npp的冷却器是俄罗斯人，如果被干扰，很可能会有大问题。</text:p>
      <text:p text:style-name="P4">
乌克利福姆报道，主要国防情报管理局的负责人基里尔·布达诺夫(Kirill Budanov)在望远镜的“统一新闻”中告知了这一点。</text:p>
      <text:p text:style-name="P4">
当被问及是否对事故有威胁时，他说，不幸的是，到目前为止，确实存在一定的威胁。</text:p>
      <text:p text:style-name="P4">
“首先<text:a xlink:type="simple" xlink:href="https://www.ukrinform.ua/tag-zaporizka-aes" text:style-name="Internet_20_link" text:visited-style-name="Visited_20_Internet_20_Link">
ZPP</text:a>
像这样，并且是占领部队的临时控制。 但是，当他们摧毁大坝时，他们摧毁了在Zaporizhhya NPP上运行的水的正常使用水。 但是第二个也是最糟糕的是，在此期间，ZPP还被替换。 最糟糕的事情是什么 - 替换冷却器。”</text:p>
      <text:p text:style-name="P4">
<text:span text:style-name="T4">
另请阅读：</text:span>
 <text:a xlink:type="simple" xlink:href="https://www.ukrinform.ua/rubric-polytics/3723729-gendirektor-magate-zaklikav-ne-peretvoruvati-zaes-na-vijskovu-bazu.html" text:style-name="Internet_20_link" text:visited-style-name="Visited_20_Internet_20_Link">
<text:span text:style-name="T4">
 CEO </text:span>
 <text:span text:style-name="T4">
 IAEA </text:span>
 <text:span text:style-name="T4">
 </text:span>
 <text:span text:style-name="T4">
 </text:span>
 <text:span text:style-name="T4">
 convert </text:span>
 <text:span text:style-name="T4">
 </text:span>
 <text:span text:style-name="T4">
 </text:span>
 <text:span text:style-name="T4">
 to </text:span>
 to <text:span text:style-name="T4">
军事</text:span>
 <text:span text:style-name="T4">
 </text:span>
 <text:span text:style-name="T4">
基础</text:span>
</text:a>
根据军事情报负责人的说法，如果俄罗斯人通过爆炸来散发rylad的冷却器，那么很可能会有重大问题。</text:p>
      <text:p text:style-name="P4">
当被问及他是否会将俄罗斯人可以使用核武器的陈述说明他在ZPP放弃的事实时，布达马诺夫说他不是。</text:p>
      <text:p text:style-name="P4">
<text:span text:style-name="T4">
另请阅读：</text:span>
 <text:a xlink:type="simple" xlink:href="https://www.ukrinform.ua/rubric-ato/3725166-budanov-vismiav-rosijski-fejki-pro-nacebto-jogo-zagibel-ci-poranenna.html" text:style-name="Internet_20_link" text:visited-style-name="Visited_20_Internet_20_Link">
<text:span text:style-name="T4">
 Budanov </text:span>
取笑俄罗斯假货似乎是他的Zagibel或受伤</text:a>
“我不会亲自链接。 我认为这些因素并非任何方式加剧。 我们在这里与您谈论不同的事情：使用皮质武器和人工制造的灾难的风险。”</text:p>
      <text:p text:style-name="P4">
据报道，GUR指出<text:a xlink:type="simple" xlink:href="https://www.ukrinform.ua/rubric-economy/3724505-u-rozvidci-nazvali-dii-rosian-na-zaes-adernim-santazem.html" text:style-name="Internet_20_link" text:visited-style-name="Visited_20_Internet_20_Link">
俄罗斯继续使用被占领的Zaporizhzhya核电站的核转换策略</text:a>
以及白俄罗斯的领土，俄罗斯核武器的发展也是可能的。</text:p>
      <text:p text:style-name="P4">
News Source: <text:a xlink:type="simple" xlink:href="https://www.ukrinform.ua/rubric-ato/3725447-rosiani-zaminuvali-oholodzuvac-na-zaes-budanov.html" text:style-name="Internet_20_link" text:visited-style-name="Visited_20_Internet_20_Link">
https://www.ukrinform.ua/rubric-ato/3725447-rosiani-zaminuvali-oholodzuvac-na-zaes-budanov.html</text:a>
</text:p>
      <!--NEWS-->
      <text:h text:style-name="P10" text:outline-level="1">
<text:span text:style-name="T4">
贝登的儿子对三项罪行表示认罪 - 与检察官达成协议</text:span>
</text:h>
      <text:p text:style-name="P4">
作者: Ukrinform (Person)</text:p>
      <text:p text:style-name="P4">
出版商: Укринформ (Organization)</text:p>
      <text:p text:style-name="P4">
出版时间: 2023-06-20T18:29:00+03:00</text:p>
      <text:p text:style-name="P4">
修改时间: 2023-06-20T18:29:00+03:00</text:p>
      <text:p text:style-name="P4">
描述: 美国总统汉特·拜登（Hanter Biden）的儿子与联邦检察官签署了一项协议，指控两集未缴纳联邦所得税的款项，以及与非法存放武器的合同，并认罪。  - 乌克林。</text:p>
      <text:p text:style-name="P4">
图片: ['<text:a xlink:type="simple" xlink:href="https://static.ukrinform.com/photos/2023_06/thumb_files/630_360_1687274184-567.jpeg" text:style-name="Internet_20_link" text:visited-style-name="Visited_20_Internet_20_Link">
630_360_16872...</text:a>
']</text:p>
      <text:p text:style-name="P4">
标签: ['Махінації', 'Податки', 'США', 'Прокурори', 'Гантер Байден']</text:p>
      <text:p text:style-name="P4">
类型: Article</text:p>
      <!--METADATA-->
      <text:p text:style-name="P4">
<draw:frame draw:style-name="fr1" draw:name="Image135" text:anchor-type="as-char" svg:width="6.9236in" svg:height="3.956343in" draw:z-index="0">
<draw:image xlink:href="../Images/yкринформ/2023-06-20T18-29-00-03-00/630_360_1687274184-567.jpeg" xlink:type="simple" xlink:show="embed" xlink:actuate="onLoad" draw:mime-type="image/jpeg"/>
</draw:frame>
美国拜登·塞尔曼特·汉特·拜登(Hanter Biden)与联邦检察官达成了一项协议，就未偿还联邦所得税的两集，与非法存储武器有关，并认罪。</text:p>
      <text:p text:style-name="P4">
关于星期二的报告<text:a xlink:type="simple" xlink:href="https://edition.cnn.com/politics/live-news/hunter-biden-federal-investigation-06-20-23/index.html" text:style-name="Internet_20_link" text:visited-style-name="Visited_20_Internet_20_Link">
CNN</text:a>
，报道乌克林福姆。</text:p>
      <text:p text:style-name="P4">
电视频道指的是法院文件。</text:p>
      <text:p text:style-name="P4">
据司法部称，他与联邦检察官达成了一项协议。 汉特·贝登(Hantter Baiden)的律师表示，该协议是由司法部报告的协议，将在长期以来作为总统儿子的长期刑事调查中是“决定”。</text:p>
      <text:p text:style-name="P4">
预计司法部建议建议使用两项与税收有关的罪行进行司法部。 非法存储武器的指控将“推迟”。 这意味着，如果在既定时间内有某些条件，则将将其删除。</text:p>
      <text:p text:style-name="P4">
<text:span text:style-name="T4">
另请阅读：</text:span>
 <text:a xlink:type="simple" xlink:href="https://www.ukrinform.ua/rubric-world/3716679-amerikanka-aka-zvinuvacuvala-bajdena-u-domagannah-vtekla-do-moskvi.html" text:style-name="Internet_20_link" text:visited-style-name="Visited_20_Internet_20_Link">
指责拜登(Biden)骚扰，逃往莫斯科的美国人</text:a>
无论有罪协议如何，句子上的最后一句话都是由法官的决定执行的。</text:p>
      <text:p text:style-name="P4">
同时，白宫在周二发表声明：“总统和第一夫人爱她的儿子并支持他。”</text:p>
      <text:p text:style-name="P4">
据报道，Ganter Baiden在2017年和2018年被指控未缴纳联邦税。 税款为120万美元，后来他付了。 另一个指控是由于时间造成的，汉特在2018年使用毒品时保留了枪。 立法<text:a xlink:type="simple" xlink:href="https://www.ukrinform.ua/tag-ssa" text:style-name="Internet_20_link" text:visited-style-name="Visited_20_Internet_20_Link">
美国</text:a>
。</text:p>
      <text:p text:style-name="P4">
<text:span text:style-name="T5">
foto：wiremage</text:span>
</text:p>
      <text:p text:style-name="P4">
News Source: <text:a xlink:type="simple" xlink:href="https://www.ukrinform.ua/rubric-world/3725446-sin-bajdena-viznav-sebe-vinnim-u-nesplati-podatkiv-uklav-ugodu-z-prokurorami.html" text:style-name="Internet_20_link" text:visited-style-name="Visited_20_Internet_20_Link">
https://www.ukrinform.ua/rubric-world/3725446-sin-bajdena-viznav-sebe-vinnim-u-nesplati-podatkiv-uklav-ugodu-z-prokurorami.html</text:a>
</text:p>
      <!--NEWS-->
      <text:h text:style-name="P10" text:outline-level="1">
<text:span text:style-name="T4">
在社交网络上的Flashmob：敦促Zelensky签署一项法律，禁止俄罗斯书籍的传播</text:span>
</text:h>
      <text:p text:style-name="P4">
作者: Ukrinform (Person)</text:p>
      <text:p text:style-name="P4">
出版商: Укринформ (Organization)</text:p>
      <text:p text:style-name="P4">
出版时间: 2023-06-20T18:30:00+03:00</text:p>
      <text:p text:style-name="P4">
修改时间: 2023-06-20T18:30:00+03:00</text:p>
      <text:p text:style-name="P4">
描述: 在社交网络上，#SubScrip #subscorm在社交网络上，呼吁总统弗拉基米尔·泽伦斯基（Vladimir Zelensky）签署第2309-I号法律“禁止进口和分发俄罗斯书籍”。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Забужко', 'Закон', 'Зеленський']</text:p>
      <text:p text:style-name="P4">
类型: Article</text:p>
      <!--METADATA-->
      <text:p text:style-name="P4">
<draw:frame draw:style-name="fr1" draw:name="Image136" text:anchor-type="as-char" svg:width="6.9236in" svg:height="3.956343in" draw:z-index="0">
<draw:image xlink:href="../Images/yкринформ/2023-06-20T18-30-00-03-00/630_360_1663862325-924.jpg" xlink:type="simple" xlink:show="embed" xlink:actuate="onLoad" draw:mime-type="image/jpeg"/>
</draw:frame>
Usocial网络继续前总统弗拉基米尔·泽伦斯基(Vladimir Zelensky)的#Signational签署第2309-II号法律“关于俄罗斯书籍的禁令和分发”。</text:p>
      <text:p text:style-name="P4">
据报道，公众，政治和文化人物加入了行动。</text:p>
      <text:p text:style-name="P4">
特别是，作家Oksana Zabuzhko在[Facebook]上写道(https://www.facebook.com/100044444585917/posts/pfbid0fE2aamk2rFW8QUXYfPKiusCmdYQaDt1AYYtpMFwcqSnqNFRSjgMTAGFqWVp74jUAl/)：“从2309年法律的禁止和分发俄罗斯书籍尚未签署的一年，也是对侵略者的占领。”</text:p>
      <text:p text:style-name="P4">
作者指出<text:a xlink:type="simple" xlink:href="https://petition.president.gov.ua/petition/193132" text:style-name="Internet_20_link" text:visited-style-name="Visited_20_Internet_20_Link">
请愿书</text:a>
呼叫立即签署后，该法律已经获得了25,000个签名，现在正在考虑州。</text:p>
      <text:p text:style-name="P4">
“总统先生，支持公共社会的书籍社区议会的立场。 完成您的宪法义务。 她说，您将保护文化空间免受“俄罗斯措施”的侵害。</text:p>
      <text:p text:style-name="P4">
Flashmob与Valery Pekar，Vladimir Vyatrovych，Tamara Hadhazern，Anna Gopko，Igor Kozlovsky，出版商Anton Martynov，Oleksandrkrasovitsky，Victor Kruglov，Victor Kruglov，Yulia Orlova等。 他们将Nikita Titov的图纸放在标签#signature标签上。</text:p>
      <text:p text:style-name="P4">
正如乌克林福姆报道的那样，<text:a xlink:type="simple" xlink:href="https://www.ukrinform.ua/rubric-culture/3531385-vidavci-zaklikaut-zelenskogo-pidpisati-zakon-pro-zaboronu-vvezenna-knizok-z-rf-i-bilorusi.html" text:style-name="Internet_20_link" text:visited-style-name="Visited_20_Internet_20_Link">
出版商敦促Zelensky签署Prozabron法律从俄罗斯联邦和白俄罗斯进口书籍</text:a>
2022年7月，当月通过了法律。  照片：作品</text:p>
      <text:p text:style-name="P4">
News Source: <text:a xlink:type="simple" xlink:href="https://www.ukrinform.ua/rubric-culture/3725448-zabuzko-zaklikala-zelenskogo-pidpisati-zakon-so-zaboronae-rozpovsudzenna-rosijskih-knig.html" text:style-name="Internet_20_link" text:visited-style-name="Visited_20_Internet_20_Link">
https://www.ukrinform.ua/rubric-culture/3725448-zabuzko-zaklikala-zelenskogo-pidpisati-zakon-so-zaboronae-rozpovsudzenna-rosijskih-knig.html</text:a>
</text:p>
      <!--NEWS-->
      <text:h text:style-name="P10" text:outline-level="1">
<text:span text:style-name="T4">
UPL：Rusyn是5月 -  6月的最好的球员，Ponomarev是最好的教练</text:span>
</text:h>
      <text:p text:style-name="P4">
作者: Ukrinform (Person)</text:p>
      <text:p text:style-name="P4">
出版商: Укринформ (Organization)</text:p>
      <text:p text:style-name="P4">
出版时间: 2023-06-20T18:30:45+03:00</text:p>
      <text:p text:style-name="P4">
修改时间: 2023-06-20T18:30:45+03:00</text:p>
      <text:p text:style-name="P4">
描述: 乌克兰英超联赛（UPL）宣布了五月至6月在该国冠军赛中最好的足球运动员和教练的名字。  - 乌克林。</text:p>
      <text:p text:style-name="P4">
图片: ['<text:a xlink:type="simple" xlink:href="https://static.ukrinform.com/photos/2023_06/thumb_files/630_360_1687275007-477.jpg" text:style-name="Internet_20_link" text:visited-style-name="Visited_20_Internet_20_Link">
630_360_16872...</text:a>
']</text:p>
      <text:p text:style-name="P4">
标签: ['Футбол', "Прем'єр-ліга"]</text:p>
      <text:p text:style-name="P4">
类型: Article</text:p>
      <!--METADATA-->
      <text:p text:style-name="P4">
<draw:frame draw:style-name="fr1" draw:name="Image137" text:anchor-type="as-char" svg:width="6.9236in" svg:height="3.956343in" draw:z-index="0">
<draw:image xlink:href="../Images/yкринформ/2023-06-20T18-30-45-03-00/630_360_1687275007-477.jpg" xlink:type="simple" xlink:show="embed" xlink:actuate="onLoad" draw:mime-type="image/jpeg"/>
</draw:frame>
乌克兰超级联赛(UPL)她宣布了该国冠军赛5月至6月在5月至6月的最佳足球运动员和教练的名字。</text:p>
      <text:p text:style-name="P4">
最好的球员是Lugansk Dawn Forward Nazarii Rusyn，其中有42.5％的受访者由[UPL]参加(https://upl.ua/ua/news/view/7513)，报道乌克林福姆。</text:p>
      <text:p text:style-name="P4">
在Rusyn的投票中，Alexclar Poltava的中场球员Poltava“ Vorskla”(26.8％)，Dynamo Kyiv前锋Vladislav Vanata(22％)Shakhtar Donetsk Takhavbeck Artem Bondarenko(8.7％).</text:p>
      <text:p text:style-name="P4">
Найкращим тренером травня-червня став наставник львівського «Руха» ВіталійПономарьов (投票的39.6％). Фахівець випередив Віктора Скрипника (Vorskla，29.6％)，帕特里克·范·鲁文(Zorya，15.9％)和Igor Yovichevich(Shakhtar，14.8％).</text:p>
      <text:p text:style-name="P4">
<text:span text:style-name="T4">
Читайте також:</text:span>
 <text:a xlink:type="simple" xlink:href="https://www.ukrinform.ua/rubric-sports/3723460-klubi-upl-blizki-do-stvorenna-edinogo-telepulu-zmi.html" text:style-name="Internet_20_link" text:visited-style-name="Visited_20_Internet_20_Link">
 Клуби <text:span text:style-name="T4">
УПЛ</text:span>
 близькі до створення єдиного телепулу – ЗМІ</text:a>
Shakhtar成为乌克兰2022/23的拥护者。 在Dnipro-1和Zorya面前5分的Pitmen。</text:p>
      <text:p text:style-name="P4">
照片：UPL.UA。</text:p>
      <text:p text:style-name="P4">
News Source: <text:a xlink:type="simple" xlink:href="https://www.ukrinform.ua/rubric-sports/3725449-upl-rusin-najkrasij-gravec-travnacervna-ponomarov-najkrasij-trener.html" text:style-name="Internet_20_link" text:visited-style-name="Visited_20_Internet_20_Link">
https://www.ukrinform.ua/rubric-sports/3725449-upl-rusin-najkrasij-gravec-travnacervna-ponomarov-najkrasij-trener.html</text:a>
</text:p>
      <!--NEWS-->
      <text:h text:style-name="P10" text:outline-level="1">
<text:span text:style-name="T4">
乌克兰和罗马尼亚将交换有关黑海生态状况的信息</text:span>
</text:h>
      <text:p text:style-name="P4">
作者: Ukrinform (Person)</text:p>
      <text:p text:style-name="P4">
出版商: Укринформ (Organization)</text:p>
      <text:p text:style-name="P4">
出版时间: 2023-06-20T18:32:00+03:00</text:p>
      <text:p text:style-name="P4">
修改时间: 2023-06-20T18:32:00+03:00</text:p>
      <text:p text:style-name="P4">
描述: 乌克兰和罗马尼亚已经商定了有关黑海生态地位的不断交流 - 这将有助于乌克兰记录由于恐怖袭击的污染。  - 乌克林。</text:p>
      <text:p text:style-name="P4">
图片: ['<text:a xlink:type="simple" xlink:href="https://static.ukrinform.com/photos/2023_06/thumb_files/630_360_1686752276-155.jpeg" text:style-name="Internet_20_link" text:visited-style-name="Visited_20_Internet_20_Link">
630_360_16867...</text:a>
']</text:p>
      <text:p text:style-name="P4">
标签: ['Екологія', 'Румунія', ' Чорне море', 'Каховська ГЕС']</text:p>
      <text:p text:style-name="P4">
类型: Article</text:p>
      <!--METADATA-->
      <text:p text:style-name="P4">
<draw:frame draw:style-name="fr1" draw:name="Image138" text:anchor-type="as-char" svg:width="6.9236in" svg:height="3.956343in" draw:z-index="0">
<draw:image xlink:href="../Images/yкринформ/2023-06-20T18-32-00-03-00/630_360_1686752276-155.jpeg" xlink:type="simple" xlink:show="embed" xlink:actuate="onLoad" draw:mime-type="image/jpeg"/>
</draw:frame>
乌克兰罗马尼亚已同意不断交流有关海洋生态舞蹈的信息 - 这将有助于乌克兰记录其由于塔拉克(Tract)的污染。</text:p>
      <text:p text:style-name="P4">
根据乌克林的说法，乌克兰的环境保护和自然资源部报告了<text:a xlink:type="simple" xlink:href="https://t.me/mindovkillia/1156" text:style-name="Internet_20_link" text:visited-style-name="Visited_20_Internet_20_Link">
</text:a>
<text:a xlink:type="simple" xlink:href="https://t.me/mindovkillia/1156" text:style-name="Internet_20_link" text:visited-style-name="Visited_20_Internet_20_Link">
电报</text:a>
 <text:a xlink:type="simple" xlink:href="https://t.me/mindovkillia/1156" text:style-name="Internet_20_link" text:visited-style-name="Visited_20_Internet_20_Link">
 . </text:a>
环境保护和自然资源部长Ruslan Sagittarius在与环境部长罗马尼亚Mircea最佳水资源的风景秀丽的对话中强调，俄罗斯的恐怖分子对[Kakhovskaya Hydroectric Powertation]行为(https://www.ukrinform.ua/tag-kahovska-ges)他们感觉到乌兹克雷斯可以进入黑色和阿佐夫海。 但最重要的是，乌克兰的邻居 - 黑海地区的国家。</text:p>
      <text:p text:style-name="P4">
射手座和Facet同意了黑海不断交流的信息。 这将有助于乌克兰记录由于塔拉克的污染。 Fhetate保证，黑海的所有监测数据都将传输到乌克兰。</text:p>
      <text:p text:style-name="P4">
根据Fetch的说法，罗马尼亚没有解决其海岸黑海水的污染。 但是，将来，他们将采取适当的监控措施。</text:p>
      <text:p text:style-name="P4">
<text:span text:style-name="T4">
另请阅读：</text:span>
 [Khokhovskaya水力发电厂(https://www.ukrinform.ua/rubric-regions/3725313-pidriv-rosianami-kahovskoi-ges-blizko-150-tonn-mastila-j-nafti-drejfuut-dniprom-do-mora.html)射击者感谢Fade与乌克兰的团结，并邀请参与并实施进一步恢复我们自然保护终止的计划。</text:p>
      <text:p text:style-name="P4">
正如乌克林福姆报道的那样，6月6日，俄罗斯军队[炸毁了Kakhovskaya Hep的大坝。 这是给出的(https://www.ukrinform.ua/rubric-other_news/3723441-pidriv-rosianami-kahovskoi-ges-usi-novini.html)根据Kakhovskaya水电站的事实，执法机构是根据“ Ecocide”的文章进行了调查的。</text:p>
      <text:p text:style-name="P4">
News Source: <text:a xlink:type="simple" xlink:href="https://www.ukrinform.ua/rubric-society/3725456-ukraina-ta-rumunia-obminuvatimutsa-informacieu-pro-ekologicnij-stan-cornogo-mora.html" text:style-name="Internet_20_link" text:visited-style-name="Visited_20_Internet_20_Link">
https://www.ukrinform.ua/rubric-society/3725456-ukraina-ta-rumunia-obminuvatimutsa-informacieu-pro-ekologicnij-stan-cornogo-mora.html</text:a>
</text:p>
      <!--NEWS-->
      <text:h text:style-name="P10" text:outline-level="1">
<text:span text:style-name="T4">
俄罗斯联邦没有核弹头尚未搬到白俄罗斯 - 布达马诺夫</text:span>
</text:h>
      <text:p text:style-name="P4">
作者: Ukrinform (Person)</text:p>
      <text:p text:style-name="P4">
出版商: Укринформ (Organization)</text:p>
      <text:p text:style-name="P4">
出版时间: 2023-06-20T18:36:00+03:00</text:p>
      <text:p text:style-name="P4">
修改时间: 2023-06-20T18:36:00+03:00</text:p>
      <text:p text:style-name="P4">
描述: 目前，尚无核弹头转移到白俄罗斯。  - 乌克林。</text:p>
      <text:p text:style-name="P4">
图片: ['<text:a xlink:type="simple" xlink:href="https://static.ukrinform.com/photos/2022_12/thumb_files/630_360_1672044684-132.png" text:style-name="Internet_20_link" text:visited-style-name="Visited_20_Internet_20_Link">
630_360_16720...</text:a>
']</text:p>
      <text:p text:style-name="P4">
标签: ['Ядерна зброя', 'Буданов', 'Війна з Росією', 'Єдині новини']</text:p>
      <text:p text:style-name="P4">
类型: Article</text:p>
      <!--METADATA-->
      <text:p text:style-name="P4">
<draw:frame draw:style-name="fr1" draw:name="Image139" text:anchor-type="as-char" svg:width="6.9236in" svg:height="3.956343in" draw:z-index="0">
<draw:image xlink:href="../Images/yкринформ/2023-06-20T18-36-00-03-00/630_360_1672044684-132.png" xlink:type="simple" xlink:show="embed" xlink:actuate="onLoad" draw:mime-type="image/png"/>
</draw:frame>
目前，俄罗斯尚未搬到白俄罗斯。</text:p>
      <text:p text:style-name="P4">
报道说，这是由电视节目“统一新闻”的国防部西里尔·布达马诺夫(Cyril Budanov)智力部主管所说的。</text:p>
      <text:p text:style-name="P4">
“为可能的运动做准备的过程(俄罗斯<text:a xlink:type="simple" xlink:href="https://www.ukrinform.ua/tag-aderna-zbroa" text:style-name="Internet_20_link" text:visited-style-name="Visited_20_Internet_20_Link">
核武器</text:a>
到白俄罗斯 - 埃德。)，他真的继续。 存储库是准备的。 但是到目前为止，还没有弹头。”布达诺夫保证。</text:p>
      <text:p text:style-name="P4">
<text:span text:style-name="T4">
另请阅读：</text:span>
 <text:a xlink:type="simple" xlink:href="https://www.ukrinform.ua/rubric-ato/3725174-zagroza-vikoristanna-putinim-adernoi-zbroi-e-realnou-bajden.html" text:style-name="Internet_20_link" text:visited-style-name="Visited_20_Internet_20_Link">
普京使用核武器的威胁是真实的 -  <text:span text:style-name="T4">
 biden </text:span>
</text:a>
据报道，美国总统乔·拜登(Joe Biden)认为<text:a xlink:type="simple" xlink:href="https://www.ukrinform.ua/rubric-world/3724322-bajden-pro-peremisenna-adernoi-zbroi-rf-do-bilorusi-ce-absolutno-bezvidpovidalno.html" text:style-name="Internet_20_link" text:visited-style-name="Visited_20_Internet_20_Link">
俄罗斯核武器的“绝对不利”运动</text:a>
到另一个国家的领土。</text:p>
      <text:p text:style-name="P4">
News Source: <text:a xlink:type="simple" xlink:href="https://www.ukrinform.ua/rubric-ato/3725455-zodnu-adernu-boegolovku-rf-se-ne-peremistila-u-bilorus-budanov.html" text:style-name="Internet_20_link" text:visited-style-name="Visited_20_Internet_20_Link">
https://www.ukrinform.ua/rubric-ato/3725455-zodnu-adernu-boegolovku-rf-se-ne-peremistila-u-bilorus-budanov.html</text:a>
</text:p>
      <!--NEWS-->
      <text:h text:style-name="P10" text:outline-level="1">
<text:span text:style-name="T4">
俄罗斯人无法在东部阵线中突破乌克兰国防部 - 国防部</text:span>
</text:h>
      <text:p text:style-name="P4">
作者: Ukrinform (Person)</text:p>
      <text:p text:style-name="P4">
出版商: Укринформ (Organization)</text:p>
      <text:p text:style-name="P4">
出版时间: 2023-06-20T18:41:05+03:00</text:p>
      <text:p text:style-name="P4">
修改时间: 2023-06-20T18:41:05+03:00</text:p>
      <text:p text:style-name="P4">
描述: 在东方，俄罗斯占领部队正在努力迈进，但他们不能突破乌克兰军队的防御。  - 乌克林。</text:p>
      <text:p text:style-name="P4">
图片: ['<text:a xlink:type="simple" xlink:href="https://static.ukrinform.com/photos/2023_06/thumb_files/630_360_1686844020-670.jpg" text:style-name="Internet_20_link" text:visited-style-name="Visited_20_Internet_20_Link">
630_360_16868...</text:a>
']</text:p>
      <text:p text:style-name="P4">
标签: ['Міноборони', 'Схід України', 'Війна з Росією']</text:p>
      <text:p text:style-name="P4">
类型: Article</text:p>
      <!--METADATA-->
      <text:p text:style-name="P4">
<draw:frame draw:style-name="fr1" draw:name="Image140" text:anchor-type="as-char" svg:width="6.9236in" svg:height="3.956343in" draw:z-index="0">
<draw:image xlink:href="../Images/yкринформ/2023-06-20T18-41-05-03-00/630_360_1686844020-670.jpg" xlink:type="simple" xlink:show="embed" xlink:actuate="onLoad" draw:mime-type="image/jpeg"/>
</draw:frame>
在东部，占领部队正试图踏上脚步，但他们无法突破乌克兰军队的防御。</text:p>
      <text:p text:style-name="P4">
根据乌克林福姆的说法，联合新闻记者安娜·马里亚尔(Anna Malyar)报道了唯一新闻的声音。</text:p>
      <text:p text:style-name="P4">
“如果我们的主要进攻行动在南方以多个头为单位发生，那么敌人决定了东方的打击主要方向，其基本进攻仍在继续。 尽管敌人必须在半天的辩护中辩护，但他们仍然没有离开计划到达顿涅茨克边界，<text:a xlink:type="simple" xlink:href="https://www.ukrinform.ua/tag-lugansina" text:style-name="Internet_20_link" text:visited-style-name="Visited_20_Internet_20_Link">
卢汉斯克地区</text:a>
。 有可能将其称为利马iptician方向上发生的大规模，敌人确实向登陆部队的单位收费，以有效地打破我们的防御。 到目前为止，敌人设法这样做。”画家说。</text:p>
      <text:p text:style-name="P4">
<text:span text:style-name="T4">
另请阅读：</text:span>
 <text:a xlink:type="simple" xlink:href="https://www.ukrinform.ua/rubric-ato/3725363-dvi-roti-za-dobu-cerevatij-rozpoviv-pro-vtrati-rosian-na-limanskokupanskomu-napramku.html" text:style-name="Internet_20_link" text:visited-style-name="Visited_20_Internet_20_Link">
每天两家公司：Cherevaty告诉Nalimansk-Kupyansky的俄罗斯人的损失<text:span text:style-name="T4">
方向</text:span>
</text:a>
她指出，敌人在那里使用的弹药数量，事实</text:p>
      <text:p text:style-name="P4">
根据副部长的说法，在马林斯基和阿夫迪夫斯基的指示中，战争也被抵消了，乌克兰军队正在辩护。</text:p>
      <text:p text:style-name="P4">
这位画家说：“敌人没有克服我们在那里的任何土地，它没有前进，但这只是我们军队的勇气和专业精神的一种方式。”</text:p>
      <text:p text:style-name="P4">
副部长还指出，在Zaporizhzhya方向上有骨头，国防部队发生了敌人，而敌人则在国防上。 同时，有一些区域，这种遗产是相反的：敌人来了，乌克兰军队正在捍卫。</text:p>
      <text:p text:style-name="P4">
*!(https://www.ukrinform.ua/rubric-ato/3725340-prosuvanna-sil-oboroni-na-tavrijskomu-napramku-vorog-za-dobu-vtrativ-pat-rot-i-13-tankiv.html)同时，画家指出，乌克兰的防守者正在向前迈进：“迈出了一小步，但我们非常自信地向前发展。”_foto：武装部队总参谋部</text:p>
      <text:p text:style-name="P4">
News Source: <text:a xlink:type="simple" xlink:href="https://www.ukrinform.ua/rubric-ato/3725457-rosianam-ne-vdaetsa-prorvati-ukrainsku-oboronu-na-shidnomu-fronti-minoboroni.html" text:style-name="Internet_20_link" text:visited-style-name="Visited_20_Internet_20_Link">
https://www.ukrinform.ua/rubric-ato/3725457-rosianam-ne-vdaetsa-prorvati-ukrainsku-oboronu-na-shidnomu-fronti-minoboroni.html</text:a>
</text:p>
      <!--NEWS-->
      <text:h text:style-name="P10" text:outline-level="1">
<text:span text:style-name="T4">
乌克兰战争的摄影展上是在德国的媒体论坛上展出的</text:span>
</text:h>
      <text:p text:style-name="P4">
作者: Ukrinform (Person)</text:p>
      <text:p text:style-name="P4">
出版商: Укринформ (Organization)</text:p>
      <text:p text:style-name="P4">
出版时间: 2023-06-20T18:43:00+03:00</text:p>
      <text:p text:style-name="P4">
修改时间: 2023-06-20T18:43:00+03:00</text:p>
      <text:p text:style-name="P4">
描述: 作为波恩的德意志威尔全球媒体论坛的一部分，该展览展示了乌克兰摄影师乔治·伊万昌科（Georges Ivanchenko）的作品，后者记录了不同地区第一天的战争时刻。  - 乌克林。</text:p>
      <text:p text:style-name="P4">
图片: ['<text:a xlink:type="simple" xlink:href="https://static.ukrinform.com/photos/2023_06/thumb_files/630_360_1687275680-5954.jpeg" text:style-name="Internet_20_link" text:visited-style-name="Visited_20_Internet_20_Link">
630_360_16872...</text:a>
']</text:p>
      <text:p text:style-name="P4">
标签: ['Німеччина', 'Виставка', 'Фотовиставка', 'Війна з Росією']</text:p>
      <text:p text:style-name="P4">
类型: Article</text:p>
      <!--METADATA-->
      <text:p text:style-name="P4">
<draw:frame draw:style-name="fr1" draw:name="Image141" text:anchor-type="as-char" svg:width="6.9236in" svg:height="3.956343in" draw:z-index="0">
<draw:image xlink:href="../Images/yкринформ/2023-06-20T18-43-00-03-00/630_360_1687275680-5954.jpeg" xlink:type="simple" xlink:show="embed" xlink:actuate="onLoad" draw:mime-type="image/jpeg"/>
</draw:frame>
在波恩(Bonn)在波恩(Bonn)的全球媒体论坛上的Damnutsche Welle介绍了乌克兰摄影师George Ivanchenko的作品，她在不同地区的时代录制了战争时刻。</text:p>
      <text:p text:style-name="P4">
这是乌克利福通讯员的报道。</text:p>
      <text:p text:style-name="P4">
同事 - 著名主义者能够看到来自巴赫穆特，颞纱，尼古拉，利维夫的照片……俄罗斯加热了卡科夫斯基水电发电厂后的最后一段镜头秀赫尔森地区。</text:p>
      <text:p text:style-name="P4">
Deutsche Welle的报告来自Kherson，以及来自不同地区的乌克兰Wiccosters的视频也在广播有关博览会上。</text:p>
      <text:p text:style-name="P4">
</text:p>
      <text:p text:style-name="P4">
<text:a xlink:type="simple" xlink:href="https://static.ukrinform.com/photos/2023_06/1687275681-5423.jpeg" text:style-name="Internet_20_link" text:visited-style-name="Visited_20_Internet_20_Link">
 </text:a>
 <text:a xlink:type="simple" xlink:href="https://static.ukrinform.com/photos/2023_06/1687275680-5954.jpeg" text:style-name="Internet_20_link" text:visited-style-name="Visited_20_Internet_20_Link">
<draw:frame draw:style-name="fr1" draw:name="Image144" text:anchor-type="as-char" svg:width="6.9236in" svg:height="3.956343in" draw:z-index="0">
<draw:image xlink:href="../Images/yкринформ/2023-06-20T18-43-00-03-00/630_360_1687275680-5954.jpeg" xlink:type="simple" xlink:show="embed" xlink:actuate="onLoad" draw:mime-type="image/jpeg"/>
</draw:frame>
</text:a>
 <text:a xlink:type="simple" xlink:href="https://static.ukrinform.com/photos/2023_06/1687275681-3435.jpeg" text:style-name="Internet_20_link" text:visited-style-name="Visited_20_Internet_20_Link">
</text:a>
 <text:a xlink:type="simple" xlink:href="https://static.ukrinform.com/photos/2023_06/1687275681-5945.jpeg" text:style-name="Internet_20_link" text:visited-style-name="Visited_20_Internet_20_Link">
</text:a>
 <text:a xlink:type="simple" xlink:href="https://static.ukrinform.com/photos/2023_06/1687275681-4887.jpeg" text:style-name="Internet_20_link" text:visited-style-name="Visited_20_Internet_20_Link">
</text:a>
 <text:a xlink:type="simple" xlink:href="https://static.ukrinform.com/photos/2023_06/1687275681-1444.jpeg" text:style-name="Internet_20_link" text:visited-style-name="Visited_20_Internet_20_Link">
</text:a>
 <text:a xlink:type="simple" xlink:href="https://static.ukrinform.com/photos/2023_06/1687275681-8499.jpeg" text:style-name="Internet_20_link" text:visited-style-name="Visited_20_Internet_20_Link">
</text:a>
 <text:a xlink:type="simple" xlink:href="https://static.ukrinform.com/photos/2023_06/1687275682-6071.jpeg" text:style-name="Internet_20_link" text:visited-style-name="Visited_20_Internet_20_Link">
</text:a>
“在这里，您可以查看工作，您可以扫描QR码并听取说明并查看沉浸式(潜水)绩效”， - 讲述博览会弗拉迪斯拉夫·米斯(Vladislav Misn)的博览会。</text:p>
      <text:p text:style-name="P4">
<text:a xlink:type="simple" xlink:href="https://www.ukrinform.ua/tag-vistavka" text:style-name="Internet_20_link" text:visited-style-name="Visited_20_Internet_20_Link">
展览</text:a>
她说，为论坛做了专门准备，但将来它计划在其他网站上展示。</text:p>
      <text:p text:style-name="P4">
<text:span text:style-name="T4">
另请阅读：</text:span>
 <text:a xlink:type="simple" xlink:href="https://www.ukrinform.ua/rubric-culture/3721425-u-francii-vidkrilasa-fotovistavka-korespondentki-ukrinformu.html" text:style-name="Internet_20_link" text:visited-style-name="Visited_20_Internet_20_Link">
在法国打开<text:span text:style-name="T4">
照片展览</text:span>
通讯Krukruginform</text:a>
来自大约120个国家 /地区的近2000名媒体代表参加了6月19日至20日举行的论坛。</text:p>
      <text:p text:style-name="P4">
News Source: <text:a xlink:type="simple" xlink:href="https://www.ukrinform.ua/rubric-culture/3725451-fotovistavku-pro-vijnu-v-ukraini-predstavili-na-mediaforumi-v-nimeccini.html" text:style-name="Internet_20_link" text:visited-style-name="Visited_20_Internet_20_Link">
https://www.ukrinform.ua/rubric-culture/3725451-fotovistavku-pro-vijnu-v-ukraini-predstavili-na-mediaforumi-v-nimeccini.html</text:a>
</text:p>
      <!--NEWS-->
      <text:h text:style-name="P10" text:outline-level="1">
<text:span text:style-name="T4">
俄罗斯联邦的军队在卡科夫斯卡雅水力发电厂召集了一个半小时前离开车站 - 布达诺夫</text:span>
</text:h>
      <text:p text:style-name="P4">
作者: Ukrinform (Person)</text:p>
      <text:p text:style-name="P4">
出版商: Укринформ (Organization)</text:p>
      <text:p text:style-name="P4">
出版时间: 2023-06-20T18:45:00+03:00</text:p>
      <text:p text:style-name="P4">
修改时间: 2023-06-20T18:45:00+03:00</text:p>
      <text:p text:style-name="P4">
描述: 目前有信息称，在卡科夫卡水力发电站，俄罗斯军队已被要求在事故发生前一个小时离开车站。  - 乌克林。</text:p>
      <text:p text:style-name="P4">
图片: ['<text:a xlink:type="simple" xlink:href="https://static.ukrinform.com/photos/2023_06/thumb_files/630_360_1686406508-777.jpeg" text:style-name="Internet_20_link" text:visited-style-name="Visited_20_Internet_20_Link">
630_360_16864...</text:a>
']</text:p>
      <text:p text:style-name="P4">
标签: ['Каховська ГЕС', 'Буданов', 'Війна з Росією']</text:p>
      <text:p text:style-name="P4">
类型: Article</text:p>
      <!--METADATA-->
      <text:p text:style-name="P4">
<draw:frame draw:style-name="fr1" draw:name="Image151" text:anchor-type="as-char" svg:width="6.9236in" svg:height="3.956343in" draw:z-index="0">
<draw:image xlink:href="../Images/yкринформ/2023-06-20T18-45-00-03-00/630_360_1686406508-777.jpeg" xlink:type="simple" xlink:show="embed" xlink:actuate="onLoad" draw:mime-type="image/jpeg"/>
</draw:frame>
目前，这是一份信息，即位于卡科夫斯克水力发电厂领土的俄罗斯军方呼吁在事故发生前一个小时离开车站。</text:p>
      <text:p text:style-name="P4">
乌克兰西里尔·布达诺夫(Cyril Budanov)国防部负责人在Teleterhone的“统一新闻”中告知了这一点。</text:p>
      <text:p text:style-name="P4">
“最有趣的是半小时内(突破发生之前 -  ed。)建议问题交给了卡霍夫斯卡亚水电部门，并表示很快就聚集了并离开了该领土。 同时，一个特定的目的到了。 然后发生的事情发生了，”布达诺夫说。</text:p>
      <text:p text:style-name="P4">
<text:span text:style-name="T4">
另请阅读：</text:span>
 <text:a xlink:type="simple" xlink:href="https://www.ukrinform.ua/rubric-ato/3725455-zodnu-adernu-boegolovku-rf-se-ne-peremistila-u-bilorus-budanov.html" text:style-name="Internet_20_link" text:visited-style-name="Visited_20_Internet_20_Link">
俄罗斯联邦没有核弹头尚未搬到白俄罗斯 -  <text:span text:style-name="T4">
 Budanov </text:span>
</text:a>
据他说，附近的俄罗斯军队的所有部队并不真正知道这会发生，这一事件像其他所有人一样使他们感到惊讶。</text:p>
      <text:p text:style-name="P4">
古尔(Gur)的负责人说，破坏俄罗斯人进行了破坏卡科夫卡水力发电站。</text:p>
      <text:p text:style-name="P4">
“所有的八卦，那里可能有所不同的谣言 - 并没有报告现实。 有很多事实直接向我们展示了我们发生的一切。”他说。</text:p>
      <text:p text:style-name="P4">
<text:span text:style-name="T4">
另请阅读：</text:span>
 <text:a xlink:type="simple" xlink:href="https://www.ukrinform.ua/rubric-ato/3725447-rosiani-zaminuvali-oholodzuvac-na-zaes-budanov.html" text:style-name="Internet_20_link" text:visited-style-name="Visited_20_Internet_20_Link">
俄罗斯人用ZPP  -  <text:span text:style-name="T4">
 Budanov代替了冷却器</text:span>
</text:a>
据报道，<text:a xlink:type="simple" xlink:href="https://www.ukrinform.ua/rubric-other_news/3723441-pidriv-rosianami-kahovskoi-ges-usi-novini.html" text:style-name="Internet_20_link" text:visited-style-name="Visited_20_Internet_20_Link">
在6月6日的晚上，俄罗斯军队破坏了Greblyukakhov水力发电站</text:a>
造成了Serson和Mykolaiv地区的洪水，以及Kakhovsky Farm的批判性摇晃。</text:p>
      <text:p text:style-name="P4">
照片：农业政策部</text:p>
      <text:p text:style-name="P4">
News Source: <text:a xlink:type="simple" xlink:href="https://www.ukrinform.ua/rubric-ato/3725460-vijskovih-rf-za-piv-godini-do-pidrivu-kahovskoi-ges-zaklikali-zalisiti-stanciu-budanov.html" text:style-name="Internet_20_link" text:visited-style-name="Visited_20_Internet_20_Link">
https://www.ukrinform.ua/rubric-ato/3725460-vijskovih-rf-za-piv-godini-do-pidrivu-kahovskoi-ges-zaklikali-zalisiti-stanciu-budanov.html</text:a>
</text:p>
      <!--NEWS-->
      <text:h text:style-name="P10" text:outline-level="1">
<text:span text:style-name="T4">
考古学家进入了Halych城堡的入口塔，该城堡在瓦砾下300年</text:span>
</text:h>
      <text:p text:style-name="P4">
作者: Ukrinform (Person)</text:p>
      <text:p text:style-name="P4">
出版商: Укринформ (Organization)</text:p>
      <text:p text:style-name="P4">
出版时间: 2023-06-20T18:47:00+03:00</text:p>
      <text:p text:style-name="P4">
修改时间: 2023-06-20T18:47:00+03:00</text:p>
      <text:p text:style-name="P4">
描述: 在喀尔巴阡地区，考古学家进入了Halych城堡的入口塔，该城堡已经在瓦砾中近300年。  - 乌克林。</text:p>
      <text:p text:style-name="P4">
图片: ['<text:a xlink:type="simple" xlink:href="https://static.ukrinform.com/photos/2023_06/thumb_files/630_360_1687274539-581.jpg" text:style-name="Internet_20_link" text:visited-style-name="Visited_20_Internet_20_Link">
630_360_16872...</text:a>
', '<text:a xlink:type="simple" xlink:href="https://static.ukrinform.com/photos/2023_06/1687274539-378.jpg" text:style-name="Internet_20_link" text:visited-style-name="Visited_20_Internet_20_Link">
1687274539-37...</text:a>
', '<text:a xlink:type="simple" xlink:href="https://static.ukrinform.com/photos/2023_06/1687274539-951.jpg" text:style-name="Internet_20_link" text:visited-style-name="Visited_20_Internet_20_Link">
1687274539-95...</text:a>
', '<text:a xlink:type="simple" xlink:href="https://static.ukrinform.com/photos/2023_06/1687275951-478.jpg" text:style-name="Internet_20_link" text:visited-style-name="Visited_20_Internet_20_Link">
1687275951-47...</text:a>
', '<text:a xlink:type="simple" xlink:href="https://static.ukrinform.com/photos/2023_06/1687274539-504.jpg" text:style-name="Internet_20_link" text:visited-style-name="Visited_20_Internet_20_Link">
1687274539-50...</text:a>
']</text:p>
      <text:p text:style-name="P4">
标签: ['Археологи', 'Прикарпаття', 'Замок', 'Заповідник «Давній Галич»']</text:p>
      <text:p text:style-name="P4">
类型: Article</text:p>
      <!--METADATA-->
      <text:p text:style-name="P4">
<draw:frame draw:style-name="fr1" draw:name="Image152" text:anchor-type="as-char" svg:width="6.9236in" svg:height="3.956343in" draw:z-index="0">
<draw:image xlink:href="../Images/yкринформ/2023-06-20T18-47-00-03-00/630_360_1687274539-581.jpg" xlink:type="simple" xlink:show="embed" xlink:actuate="onLoad" draw:mime-type="image/jpeg"/>
</draw:frame>
考古学家曾在瓦砾下的加利西亚城堡塔中。</text:p>
      <text:p text:style-name="P4">
乌克林福姆报道，国家预备役“古galich”的首席执行官弗拉基米尔·奥利尼克(Vladimir Oliynyk)告诉乌克林福姆。</text:p>
      <text:p text:style-name="P4">
“在2022年的考古季节，加利西亚扎姆的Vyzhnaya塔被清除了。 本周，我们恢复了考古工作，并感到惊讶 - 宽恕了加利西亚城堡入口塔的干窖。 1676年，当土耳其人袭击土耳其人时，加利西亚城堡被炸毁。 墙掉到了入口处。因此，我们相信从那以后没有人进入城堡的地牢。”奥利尼克说。</text:p>
      <text:p text:style-name="P4">
<draw:frame draw:style-name="fr1" draw:name="Image153" text:anchor-type="as-char" svg:width="6.9236in" svg:height="9.231467in" draw:z-index="0">
<draw:image xlink:href="../Images/yкринформ/2023-06-20T18-47-00-03-00/1687274539-378.jpg" xlink:type="simple" xlink:show="embed" xlink:actuate="onLoad" draw:mime-type="image/jpeg"/>
</draw:frame>
<draw:frame draw:style-name="fr1" draw:name="Image154" text:anchor-type="as-char" svg:width="6.9236in" svg:height="9.231467in" draw:z-index="0">
<draw:image xlink:href="../Images/yкринформ/2023-06-20T18-47-00-03-00/1687274539-951.jpg" xlink:type="simple" xlink:show="embed" xlink:actuate="onLoad" draw:mime-type="image/jpeg"/>
</draw:frame>
据他说，在塔楼下，科学家希望找到古老的房间，这些房间将有助于在王子日探索加利西亚城堡的历史。</text:p>
      <text:p text:style-name="P4">
<text:span text:style-name="T4">
另请阅读：</text:span>
 [<text:span text:style-name="T4">
考古学家</text:span>
并被挖掘在Khortyts上(https://www.ukrinform.ua/rubric-culture/3723161-arheologi-berutsa-za-rozkopki-na-hortici-zvidki-zijsla-voda.html)Oliynyk补充说，Yurilukowski在他的时代探索了H​​alych城堡的入口塔(乌克兰考古学家，王子建筑研究人员 - 编辑。)，Izaszasna是他设法进入了加利西亚城堡的木结构并证实其存在。<text:a xlink:type="simple" xlink:href="Images/yкринформ/2023-06-20T18-47-00-03-00/1687275951-478.jpg" text:style-name="Internet_20_link" text:visited-style-name="Visited_20_Internet_20_Link">
</text:a>
</text:p>
      <text:p text:style-name="P4">
<draw:frame draw:style-name="fr1" draw:name="Image155" text:anchor-type="as-char" svg:width="6.9236in" svg:height="9.231467in" draw:z-index="0">
<draw:image xlink:href="../Images/yкринформ/2023-06-20T18-47-00-03-00/1687274539-504.jpg" xlink:type="simple" xlink:show="embed" xlink:actuate="onLoad" draw:mime-type="image/jpeg"/>
</draw:frame>
科学家说：“我们想了解这些发现并更多地研究它们。”</text:p>
      <text:p text:style-name="P4">
Halytsky Castle或Starostinsky Castle  - 建于14世纪的Halych市的城堡。 但是，他的前任是由一座被淘汰的城堡在1119年首次提到的。 考古学家认为，起初这是一种木结构，后来长成坚强的加利西亚王子城堡(xi-xiv。).</text:p>
      <text:p text:style-name="P4">
Як повідомлялося, у Херсонській області через підрив росіянами Каховської ГЕС<text:a xlink:type="simple" xlink:href="https://www.ukrinform.ua/rubric-regions/3723003-na-hersonsini-cerez-pidriv-kahovskoi-ges-z-kurganiv-vimivautsa-istoricni-artefakti.html" text:style-name="Internet_20_link" text:visited-style-name="Visited_20_Internet_20_Link">
 вимиваються із землі історичні артефакти з недосліджених курганів.</text:a>
<text:span text:style-name="T5">
foto：peak</text:span>
</text:p>
      <text:p text:style-name="P4">
News Source: <text:a xlink:type="simple" xlink:href="https://www.ukrinform.ua/rubric-regions/3725445-arheologi-potrapili-u-viznu-vezu-galickogo-zamku-aka-300-rokiv-perebuvala-pid-zavalami.html" text:style-name="Internet_20_link" text:visited-style-name="Visited_20_Internet_20_Link">
https://www.ukrinform.ua/rubric-regions/3725445-arheologi-potrapili-u-viznu-vezu-galickogo-zamku-aka-300-rokiv-perebuvala-pid-zavalami.html</text:a>
</text:p>
      <!--NEWS-->
      <text:h text:style-name="P10" text:outline-level="1">
<text:span text:style-name="T4">
在乌克兰安装了200多名赫尔森（Kakhovskaya Hydreelectric Power Station）之后消失的Kherson</text:span>
</text:h>
      <text:p text:style-name="P4">
作者: Ukrinform (Person)</text:p>
      <text:p text:style-name="P4">
出版商: Укринформ (Organization)</text:p>
      <text:p text:style-name="P4">
出版时间: 2023-06-20T18:52:00+03:00</text:p>
      <text:p text:style-name="P4">
修改时间: 2023-06-20T18:52:00+03:00</text:p>
      <text:p text:style-name="P4">
描述: 乌克兰已经建立了赫森地区200多名居民的地点，他们由于探索了俄罗斯人的俄罗斯人的俄罗斯水力发电厂而消失了。  - 乌克林。</text:p>
      <text:p text:style-name="P4">
图片: ['<text:a xlink:type="simple" xlink:href="https://static.ukrinform.com/photos/2023_06/thumb_files/630_360_1686291425-692.jpg" text:style-name="Internet_20_link" text:visited-style-name="Visited_20_Internet_20_Link">
630_360_16862...</text:a>
']</text:p>
      <text:p text:style-name="P4">
标签: ['Херсонщина', 'Зниклі безвісти', 'Каховська ГЕС']</text:p>
      <text:p text:style-name="P4">
类型: Article</text:p>
      <!--METADATA-->
      <text:p text:style-name="P4">
<draw:frame draw:style-name="fr1" draw:name="Image156" text:anchor-type="as-char" svg:width="6.9236in" svg:height="3.956343in" draw:z-index="0">
<draw:image xlink:href="../Images/yкринформ/2023-06-20T18-52-00-03-00/630_360_1686291425-692.jpg" xlink:type="simple" xlink:show="embed" xlink:actuate="onLoad" draw:mime-type="image/jpeg"/>
</draw:frame>
乌克兰已经建立了赫森地区200多名居民的地点，他们由于探索了俄罗斯人的俄罗斯人的水力发电宣传而消失了。</text:p>
      <text:p text:style-name="P4">
乌克林福姆(Ukrinform(https://t.me/minre_ua/3603)<text:a xlink:type="simple" xlink:href="https://t.me/minre_ua/3603" text:style-name="Internet_20_link" text:visited-style-name="Visited_20_Internet_20_Link">
电报</text:a>
 <text:a xlink:type="simple" xlink:href="https://t.me/minre_ua/3603" text:style-name="Internet_20_link" text:visited-style-name="Visited_20_Internet_20_Link">
 . </text:a>
重返社会部表示，在特殊情况下失踪人员的专员的“热线”中，他们继续接受公民的上诉，他们通过俄罗斯对俄罗斯的恐怖行为对[Kakhovskaya Hydroectric Power厂失去了联系。 这是给出的(https://www.ukrinform.ua/tag-kahovska-ges)“目前有311条呼叫中心的请求。 大约90％的上诉与霍森地区的临时占领领土有关。 该州现已设法建立了202位赫森地区居民的位置。”</text:p>
      <text:p text:style-name="P4">
由于大坝的爆炸而缺失的缺失仍被认为是109人。 他们的法律被转移给国家警察采取搜查和调查行动。</text:p>
      <text:p text:style-name="P4">
<text:span text:style-name="T4">
另请阅读：</text:span>
 <text:a xlink:type="simple" xlink:href="https://www.ukrinform.ua/rubric-regions/3725210-na-hersonsini-zaversili-osnovni-roboti-z-evakuacii-dsns.html" text:style-name="Internet_20_link" text:visited-style-name="Visited_20_Internet_20_Link">
在Kherson地区完成了主要疏散工作-SES</text:a>
在重返社会部中，他们提醒您，向您的专员的专业“热线”报告失踪人员，缺少专业特殊情况，数字：0 800 339 247.俄罗斯军队临时俘虏的居民可以使用Viber或Wiber 。(095)896-04-21。</text:p>
      <text:p text:style-name="P4">
正如乌克林福姆报道的那样，<text:a xlink:type="simple" xlink:href="https://www.ukrinform.ua/rubric-regions/3724808-sotni-ziteliv-olesok-zaginuli-cerez-vidmovu-rosian-ih-evakuuvati-centr-nacsprotivu.html" text:style-name="Internet_20_link" text:visited-style-name="Visited_20_Internet_20_Link">
根据初步数据，数百名赫尔森地区洪水淹没的卵石的居民死亡</text:a>
由于俄罗斯人拒绝撤离谁没有俄罗斯护照。</text:p>
      <text:p text:style-name="P4">
News Source: <text:a xlink:type="simple" xlink:href="https://www.ukrinform.ua/rubric-regions/3725461-ukraina-vstanovila-misceperebuvanna-ponad-200-hersonciv-aki-znikli-pisla-pidrivu-kahovskoi-ges.html" text:style-name="Internet_20_link" text:visited-style-name="Visited_20_Internet_20_Link">
https://www.ukrinform.ua/rubric-regions/3725461-ukraina-vstanovila-misceperebuvanna-ponad-200-hersonciv-aki-znikli-pisla-pidrivu-kahovskoi-ges.html</text:a>
</text:p>
      <!--NEWS-->
      <text:h text:style-name="P10" text:outline-level="1">
<text:span text:style-name="T4">
CHE的资格：比利时，奥地利和挪威获胜</text:span>
</text:h>
      <text:p text:style-name="P4">
作者: Ukrinform (Person)</text:p>
      <text:p text:style-name="P4">
出版商: Укринформ (Organization)</text:p>
      <text:p text:style-name="P4">
出版时间: 2023-06-20T18:55:20+03:00</text:p>
      <text:p text:style-name="P4">
修改时间: 2023-06-20T23:55:20+03:00</text:p>
      <text:p text:style-name="P4">
描述: 欧洲足球锦标赛的第四轮资格已经结束。  - 乌克林。</text:p>
      <text:p text:style-name="P4">
图片: ['<text:a xlink:type="simple" xlink:href="https://static.ukrinform.com/photos/2023_06/thumb_files/630_360_1687294422-270.jpg" text:style-name="Internet_20_link" text:visited-style-name="Visited_20_Internet_20_Link">
630_360_16872...</text:a>
']</text:p>
      <text:p text:style-name="P4">
标签: ['Футбол']</text:p>
      <text:p text:style-name="P4">
类型: Article</text:p>
      <!--METADATA-->
      <text:p text:style-name="P4">
<draw:frame draw:style-name="fr1" draw:name="Image157" text:anchor-type="as-char" svg:width="6.9236in" svg:height="3.956343in" draw:z-index="0">
<draw:image xlink:href="../Images/yкринформ/2023-06-20T18-55-20-03-00/630_360_1687294422-270.jpg" xlink:type="simple" xlink:show="embed" xlink:actuate="onLoad" draw:mime-type="image/jpeg"/>
</draw:frame>
欧洲足球锦标赛的第四轮资格。</text:p>
      <text:p text:style-name="P4">
乌克林福姆报道，国家队在选择欧洲足球国内的资格阶段的一半比赛中扮演了一半。</text:p>
      <text:p text:style-name="P4">
在第四轮比赛中，比利时击败了爱沙尼亚-3：0。 在比利时人，卢卡卡账户上的双重bakayoco被区分了。</text:p>
      <text:p text:style-name="P4">
在平行比赛中，奥地利克服了瑞典-2：0。 他的激进主义者的目标记录了鲍姆加特纳。</text:p>
      <text:p text:style-name="P4">
否则，挪威赢得了塞浦路斯-3：0。 索尔巴肯和荷兰的双打的准确打击确保了胜利的结果。 塞人用卡斯塔诺斯的唯一洞做出了反应。</text:p>
      <text:p text:style-name="P4">
<text:span text:style-name="T4">
另请阅读：</text:span>
 [<text:span text:style-name="T4">
足球</text:span>
英格兰北部马其顿的真相(https://www.ukrinform.ua/rubric-sports/3725058-futbolisti-anglii-rozgromili-pivnicnih-makedonciv-u-kvalifikacii-evro2024.html)比赛日的其他结果：保加利亚 - 塞尔维亚(1：1)，波斯尼亚和黑塞哥维那 - 卢森堡(0：2)，冰岛 - 葡萄牙(0：1)，Liechtenstein -Slovakia(0：1)，摩尔多瓦 - 波兰(3：2)，匈牙利是立陶宛(2：0)，仙灵群岛 - 阿尔巴尼亚(1：3)，苏格兰 - 佐治亚州(1：0，比赛继续).</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据报道，乌克兰国家队最少克服马耳他(1：0)在第四次对欧洲冠军2024年资格的研究中。</text:p>
      <text:p text:style-name="P4">
照片：Twitter.com/euro2024</text:p>
      <text:p text:style-name="P4">
News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菲利普·莫里斯（Philip Morris）投资了3000万美元，用于在利维夫地区建造一家新工厂</text:span>
</text:h>
      <text:p text:style-name="P4">
作者: Ukrinform (Person)</text:p>
      <text:p text:style-name="P4">
出版商: Укринформ (Organization)</text:p>
      <text:p text:style-name="P4">
出版时间: 2023-06-20T18:56:00+03:00</text:p>
      <text:p text:style-name="P4">
修改时间: 2023-06-20T18:56:00+03:00</text:p>
      <text:p text:style-name="P4">
描述: 菲利普·莫里斯国际（Philip Morris International）将建造一个新的烟草工厂。 该项目的投资将为3000万美元。  - 乌克林。</text:p>
      <text:p text:style-name="P4">
图片: ['<text:a xlink:type="simple" xlink:href="https://static.ukrinform.com/photos/2023_06/thumb_files/630_360_1687276398-139.jpg" text:style-name="Internet_20_link" text:visited-style-name="Visited_20_Internet_20_Link">
630_360_16872...</text:a>
']</text:p>
      <text:p text:style-name="P4">
标签: ['Інвестиції', 'Львівщина', 'Тютюн', 'Виробництво']</text:p>
      <text:p text:style-name="P4">
类型: Article</text:p>
      <!--METADATA-->
      <text:p text:style-name="P4">
<draw:frame draw:style-name="fr1" draw:name="Image158" text:anchor-type="as-char" svg:width="6.9236in" svg:height="3.956343in" draw:z-index="0">
<draw:image xlink:href="../Images/yкринформ/2023-06-20T18-56-00-03-00/630_360_1687276398-139.jpg" xlink:type="simple" xlink:show="embed" xlink:actuate="onLoad" draw:mime-type="image/jpeg"/>
</draw:frame>
比利普·莫里斯国际(Bilip Morris International)将建造一个新的烟工厂。 对项目的投资将设定3000万美元。</text:p>
      <text:p text:style-name="P4">
正如乌克林福姆报道的那样，它报告了<text:a xlink:type="simple" xlink:href="https://www.pmi.com/markets/ukraine/uk/media-center/details/philip-morris-investment-in-Ukraine-2023" text:style-name="Internet_20_link" text:visited-style-name="Visited_20_Internet_20_Link">
新闻服务</text:a>
菲利普·莫里斯·乌克兰。</text:p>
      <text:p text:style-name="P4">
声明说：“菲利普·莫里斯国际(Philip Morris International)投资了超过3000万美元，在利维夫地区推出新生产。”</text:p>
      <text:p text:style-name="P4">
值得注意的是，准备工作将于2023年7月开始。生产计划于2024年第一季度进行。</text:p>
      <text:p text:style-name="P4">
生产中将雇用250多名员工，并且将主要提供工作给Kharkiv Company的员工。 这将使该公司能够充分满足国内需求并支持当今和将来的乌克兰经济增长。</text:p>
      <text:p text:style-name="P4">
<text:span text:style-name="T4">
另请阅读：</text:span>
 <text:a xlink:type="simple" xlink:href="https://www.ukrinform.ua/rubric-economy/3716417-ukraina-planue-zaluciti-inozemni-investicii-u-budivnictvo-elevatoriv-na-kordonah-z-es.html" text:style-name="Internet_20_link" text:visited-style-name="Visited_20_Internet_20_Link">
乌克兰计划吸引外国<text:span text:style-name="T4">
投资</text:span>
电梯在欧盟边界的路堤</text:a>
据欧洲地区菲利普·莫里斯国际马西马(Philip Morris International Massima)的总裁称，这项投资是对其他国际投资者的强大信号 - 对乌克兰的乌克兰人，乌克兰的乌克兰人民 - 乌克兰的乌克兰人民的信心。</text:p>
      <text:p text:style-name="P4">
据报道，雀巢公司已经开始在沃尔林建造新的Vermicelli定制工厂。 这是给出的(https://www.ukrinform.ua/rubric-economy/3632515-nestle-investue-majze-40-miljoniv-u-vidkritta-fabriki-na-volini.html)4000万瑞士法郎将进入这个新项目。</text:p>
      <text:p text:style-name="P4">
<text:span text:style-name="T5">
foto：Philip Morris</text:span>
</text:p>
      <text:p text:style-name="P4">
News Source: <text:a xlink:type="simple" xlink:href="https://www.ukrinform.ua/rubric-economy/3725462-philip-morris-investue-30-miljoniv-u-budivnictvo-novoi-fabriki-na-lvivsini.html" text:style-name="Internet_20_link" text:visited-style-name="Visited_20_Internet_20_Link">
https://www.ukrinform.ua/rubric-economy/3725462-philip-morris-investue-30-miljoniv-u-budivnictvo-novoi-fabriki-na-lvivsini.html</text:a>
</text:p>
      <!--NEWS-->
      <text:h text:style-name="P10" text:outline-level="1">
<text:span text:style-name="T4">
进行纳布自主聆听取决于SBU -Krivonos</text:span>
</text:h>
      <text:p text:style-name="P4">
作者: Ukrinform (Person)</text:p>
      <text:p text:style-name="P4">
出版商: Укринформ (Organization)</text:p>
      <text:p text:style-name="P4">
出版时间: 2023-06-20T19:01:00+03:00</text:p>
      <text:p text:style-name="P4">
修改时间: 2023-06-20T19:01:00+03:00</text:p>
      <text:p text:style-name="P4">
描述: 获得国家反腐败局问题的解决方案可以自主地倾听案件的被告，这取决于乌克兰的安全局。  - 乌克林。</text:p>
      <text:p text:style-name="P4">
图片: ['<text:a xlink:type="simple" xlink:href="https://static.ukrinform.com/photos/2023_06/thumb_files/630_360_1687276751-274.jpg" text:style-name="Internet_20_link" text:visited-style-name="Visited_20_Internet_20_Link">
630_360_16872...</text:a>
']</text:p>
      <text:p text:style-name="P4">
标签: ['НАБУ', 'Прослуховування', 'СБУ', 'Кривонос']</text:p>
      <text:p text:style-name="P4">
类型: Article</text:p>
      <!--METADATA-->
      <text:p text:style-name="P4">
<draw:frame draw:style-name="fr1" draw:name="Image159" text:anchor-type="as-char" svg:width="6.9236in" svg:height="3.956343in" draw:z-index="0">
<draw:image xlink:href="../Images/yкринформ/2023-06-20T19-01-00-03-00/630_360_1687276751-274.jpg" xlink:type="simple" xlink:show="embed" xlink:actuate="onLoad" draw:mime-type="image/jpeg"/>
</draw:frame>
决定收到国家反腐败局的自主倾听能力取决于乌克兰的安全服务。</text:p>
      <text:p text:style-name="P4">
NABU导演Semen Krivonos在接受Ukrinform的采访时指出了这一点。</text:p>
      <text:p text:style-name="P4">
“聆听得以实施，以便我们通过乌克兰安全部门的技术基础设施来实现它。 在2019年，批准了纳布(Nabu)的纳布(Nabu)的多塞克(Dosecown)的变化，但该问题尚未解决。”他说。</text:p>
      <text:p text:style-name="P4">
局局长补充说：“我认为，解决这个问题的解决方案取决于乌克兰安全部门。”</text:p>
      <text:p text:style-name="P4">
当被问及他是否与SBU Vasilmalyuk的负责人讨论了这个问题时，他回答：“他没有讨论过，但我们已经积极积极。”</text:p>
      <text:p text:style-name="P4">
根据克里沃诺斯(Krivonos)的说法，他还向其他执法机构发送了适当的信，因为独立倾听<text:a xlink:type="simple" xlink:href="https://www.ukrinform.ua/tag-nabu" text:style-name="Internet_20_link" text:visited-style-name="Visited_20_Internet_20_Link">
Nabu</text:a>
由乌克兰国家反腐败计划提供。</text:p>
      <text:p text:style-name="P4">
此外，纳布运营和技术管理人员为如何实施独立试镜提供了技术解决方案。</text:p>
      <text:p text:style-name="P4">
<text:span text:style-name="T4">
另请阅读：</text:span>
 [NABU and Recovery Agency已就合作达成协议(https://www.ukrinform.ua/rubric-vidbudova/3684847-nabu-ta-agentstvo-vidnovlenna-domovilisa-pro-spivpracu-u-protidii-korupcii.html)“ SBU发出了某些技术问题。 看来，第二个工作组似乎有一个第二个工作组，这是由于其活动的结果，它为我们提供了一个技术机会，可以自主地听取技术机会，而无需SBU的参与。局长。</text:p>
      <text:p text:style-name="P4">
“我非常希望我们能在最短的时间内解决此问题，但不幸的是，它并不依赖于Nabu。如您所见，该问题并不是先进克里沃诺斯说。</text:p>
      <text:p text:style-name="P4">
NABU导演精液Krivonos的完整版本很快Readiten <text:a xlink:type="simple" xlink:href="https://www.ukrinform.ua/block-interview" text:style-name="Internet_20_link" text:visited-style-name="Visited_20_Internet_20_Link">
ukrinform网站</text:a>
。</text:p>
      <text:p text:style-name="P4">
正如乌克林福姆报道的那样，2019年10月15日，总统弗拉基米尔·泽伦斯基(Vladimir Zelensky)签署了一项法律，该法律授予了国家反腐败局和国家局调查自治权的自治权。</text:p>
      <text:p text:style-name="P4">
News Source: <text:a xlink:type="simple" xlink:href="https://www.ukrinform.ua/rubric-society/3725464-nadanna-nabu-avtonomnogo-prosluhovuvanna-zalezit-vid-sbu-krivonos.html" text:style-name="Internet_20_link" text:visited-style-name="Visited_20_Internet_20_Link">
https://www.ukrinform.ua/rubric-society/3725464-nadanna-nabu-avtonomnogo-prosluhovuvanna-zalezit-vid-sbu-krivonos.html</text:a>
</text:p>
      <!--NEWS-->
      <text:h text:style-name="P10" text:outline-level="1">
<text:span text:style-name="T4">
斯洛伐克议会以乌克兰人民的种族灭绝意识</text:span>
</text:h>
      <text:p text:style-name="P4">
作者: Ukrinform (Person)</text:p>
      <text:p text:style-name="P4">
出版商: Укринформ (Organization)</text:p>
      <text:p text:style-name="P4">
出版时间: 2023-06-20T19:06:00+03:00</text:p>
      <text:p text:style-name="P4">
修改时间: 2023-06-20T19:06:00+03:00</text:p>
      <text:p text:style-name="P4">
描述: 斯洛伐克议会以对乌克兰人民的种族灭绝对1932  -  1933年的全神贯注。  - 乌克林。</text:p>
      <text:p text:style-name="P4">
图片: ['<text:a xlink:type="simple" xlink:href="https://static.ukrinform.com/photos/2023_06/thumb_files/630_360_1687278285-876.jpg" text:style-name="Internet_20_link" text:visited-style-name="Visited_20_Internet_20_Link">
630_360_16872...</text:a>
']</text:p>
      <text:p text:style-name="P4">
标签: ['Геноцид', 'Голодомор', 'Парламент', 'Словаччина', 'Зеленський']</text:p>
      <text:p text:style-name="P4">
类型: Article</text:p>
      <!--METADATA-->
      <text:p text:style-name="P4">
<draw:frame draw:style-name="fr1" draw:name="Image160" text:anchor-type="as-char" svg:width="6.9236in" svg:height="3.956343in" draw:z-index="0">
<draw:image xlink:href="../Images/yкринформ/2023-06-20T19-06-00-03-00/630_360_1687278285-876.jpg" xlink:type="simple" xlink:show="embed" xlink:actuate="onLoad" draw:mime-type="image/jpeg"/>
</draw:frame>
议会地区认可了1932  -  1933年的holodomor，对乌克兰纳罗德(Narode)的种族灭绝态度。</text:p>
      <text:p text:style-name="P4">
乌克兰乌克兰沃迪米尔·Zelensky总统感谢斯洛伐克议会，乌克林福姆的报告，参考<text:a xlink:type="simple" xlink:href="https://twitter.com/ZelenskyyUa/status/1671183137978699777" text:style-name="Internet_20_link" text:visited-style-name="Visited_20_Internet_20_Link">
Twitter</text:a>
国家元首。</text:p>
      <text:p text:style-name="P4">
“我感谢斯洛伐克议会对乌克兰人民种族灭绝的1932  -  1933年全体态度的认可。 及时的决定，对恢复历史正义和尊重数百万无辜受害者的重大贡献。”</text:p>
      <text:p text:style-name="P4">
外交大臣杜米特罗·库莱巴(Dmytro Kuleba)还感谢斯洛伐克对乌克兰人民著名的种族灭绝的认可。</text:p>
      <text:p text:style-name="P4">
“斯洛伐克正在加入越来越多的国家，这些国家认识到1932  -  1933年乌克兰人民的种族灭绝。 这种历史公平的行为生动地提醒了我们对施虐者不采取不受惩罚的责任。 谢谢你，斯洛伐克!”， - 库莱巴在[Twitter]中说(https://twitter.com/DmytroKuleba/status/1671184916153876481)。</text:p>
      <text:p text:style-name="P4">
<text:span text:style-name="T4">
另请阅读：</text:span>
 <text:a xlink:type="simple" xlink:href="https://www.ukrinform.ua/rubric-polytics/3714229-parlament-britanii-viznav-golodomor-genocidom-ukrainskogo-narodu.html" text:style-name="Internet_20_link" text:visited-style-name="Visited_20_Internet_20_Link">
<text:span text:style-name="T4">
议会</text:span>
 <text:span text:style-name="T4">
 </text:span>
 <text:span text:style-name="T4">
 </text:span>
 <text:span text:style-name="T4">
 </text:span>
 <text:span text:style-name="T4">
 </text:span>
 <text:span text:style-name="T4">
 </text:span>
 <text:span text:style-name="T4">
 holodomor </text:span>
<text:span text:style-name="T4">
屠杀</text:span>
 <text:span text:style-name="T4">
 </text:span>
 <text:span text:style-name="T4">
乌克兰人</text:span>
 <text:span text:style-name="T4">
 </text:span>
 <text:span text:style-name="T4">
 </text:span>
</text:a>
人权专员德米特里·卢比尼特(Dmitry Lubinets)还祝贺乌克兰在1932  -  1933年乌克兰人民在1932  -  1933年在乌克兰的决议，导致无辜儿童，男女死亡。</text:p>
      <text:p text:style-name="P4">
“决议的作者强调，在目前针对乌克兰的战争中除非在乌克兰或世界任何其他州。 感恩的代表肯定了真理。”他在[电报]中说(https://t.me/dmytro_lubinetzs/2759)。</text:p>
      <text:p text:style-name="P4">
Lubinets认为，这一决定对每个乌克兰人都很重要。 监察员认为，对俄罗斯的所有过去和当前犯罪都没有惩罚。<text:span text:style-name="T5">
foto：dmytro kuleba，Twitter</text:span>
</text:p>
      <text:p text:style-name="P4">
News Source: <text:a xlink:type="simple" xlink:href="https://www.ukrinform.ua/rubric-polytics/3725469-parlament-slovaccini-viznav-golodomor-genocidom-ukrainskogo-narodu.html" text:style-name="Internet_20_link" text:visited-style-name="Visited_20_Internet_20_Link">
https://www.ukrinform.ua/rubric-polytics/3725469-parlament-slovaccini-viznav-golodomor-genocidom-ukrainskogo-narodu.html</text:a>
</text:p>
      <!--NEWS-->
      <text:h text:style-name="P10" text:outline-level="1">
<text:span text:style-name="T4">
前面的热阶段通常不会影响囚犯的交换-GUR</text:span>
</text:h>
      <text:p text:style-name="P4">
作者: Ukrinform (Person)</text:p>
      <text:p text:style-name="P4">
出版商: Укринформ (Organization)</text:p>
      <text:p text:style-name="P4">
出版时间: 2023-06-20T19:08:00+03:00</text:p>
      <text:p text:style-name="P4">
修改时间: 2023-06-20T19:08:00+03:00</text:p>
      <text:p text:style-name="P4">
描述: 加剧前线事件通常不会影响囚犯的交换。  - 乌克林。</text:p>
      <text:p text:style-name="P4">
图片: ['<text:a xlink:type="simple" xlink:href="https://static.ukrinform.com/photos/2020_04/thumb_files/630_360_1587022517-3937.jpeg" text:style-name="Internet_20_link" text:visited-style-name="Visited_20_Internet_20_Link">
630_360_15870...</text:a>
']</text:p>
      <text:p text:style-name="P4">
标签: ['Обмін', 'Розвідка', 'Полонені', 'Буданов', 'Єдині новини']</text:p>
      <text:p text:style-name="P4">
类型: Article</text:p>
      <!--METADATA-->
      <text:p text:style-name="P4">
<draw:frame draw:style-name="fr1" draw:name="Image161" text:anchor-type="as-char" svg:width="6.9236in" svg:height="3.956343in" draw:z-index="0">
<draw:image xlink:href="../Images/yкринформ/2023-06-20T19-08-00-03-00/630_360_1587022517-3937.jpeg" xlink:type="simple" xlink:show="embed" xlink:actuate="onLoad" draw:mime-type="image/jpeg"/>
</draw:frame>
加剧前线事件通常不会影响囚犯的交换。</text:p>
      <text:p text:style-name="P4">
通讯员报告称，主要国防情报管理局的负责人基里尔·布达诺夫(Kirill Budanov)在Telernahon的“统一新闻”中告知了这一点。</text:p>
      <text:p text:style-name="P4">
“原则上，它不会影响。 仅影响[Exchange]的数量(https://www.ukrinform.ua/tag-obmin)基金。 什么都没有。 我们的过程更加可持续，它继续。 一切根据时间表，”他强调。</text:p>
      <text:p text:style-name="P4">
<text:span text:style-name="T4">
另请阅读：</text:span>
 <text:a xlink:type="simple" xlink:href="https://www.ukrinform.ua/rubric-ato/3725455-zodnu-adernu-boegolovku-rf-se-ne-peremistila-u-bilorus-budanov.html" text:style-name="Internet_20_link" text:visited-style-name="Visited_20_Internet_20_Link">
俄罗斯联邦没有核弹头尚未搬到白俄罗斯 -  <text:span text:style-name="T4">
 Budanov </text:span>
</text:a>
据报道，有关警告管理的协调人员指出，[俄罗斯方面阻止了与乌克兰军方进行定期电话交流的谈判。 这是给出的(https://www.ukrinform.ua/rubric-ato/3722823-rosiani-blokuut-nalagodzenna-regularnogo-telefonnogo-zvazku-z-polonenimi-koordstab.html)_foto：op _</text:p>
      <text:p text:style-name="P4">
News Source: <text:a xlink:type="simple" xlink:href="https://www.ukrinform.ua/rubric-ato/3725465-garaca-faza-na-fronti-zagalom-ne-vplivae-na-obmin-polonenimi-gur.html" text:style-name="Internet_20_link" text:visited-style-name="Visited_20_Internet_20_Link">
https://www.ukrinform.ua/rubric-ato/3725465-garaca-faza-na-fronti-zagalom-ne-vplivae-na-obmin-polonenimi-gur.html</text:a>
</text:p>
      <!--NEWS-->
      <text:h text:style-name="P10" text:outline-level="1">
<text:span text:style-name="T4">
财政部已将t票置于314亿</text:span>
</text:h>
      <text:p text:style-name="P4">
作者: Ukrinform (Person)</text:p>
      <text:p text:style-name="P4">
出版商: Укринформ (Organization)</text:p>
      <text:p text:style-name="P4">
出版时间: 2023-06-20T19:13:00+03:00</text:p>
      <text:p text:style-name="P4">
修改时间: 2023-06-20T19:13:00+03:00</text:p>
      <text:p text:style-name="P4">
描述: 6月20日，财政部于6月20日拍卖，用于安置国内贷款债券（ATPP），吸引了UAH 314亿美元的国家预算。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Мінфін', 'Облігації']</text:p>
      <text:p text:style-name="P4">
类型: Article</text:p>
      <!--METADATA-->
      <text:p text:style-name="P4">
<draw:frame draw:style-name="fr1" draw:name="Image162" text:anchor-type="as-char" svg:width="6.9236in" svg:height="3.956343in" draw:z-index="0">
<draw:image xlink:href="../Images/yкринформ/2023-06-20T19-13-00-03-00/630_360_1550576451-985.jpg" xlink:type="simple" xlink:show="embed" xlink:actuate="onLoad" draw:mime-type="image/jpeg"/>
</draw:frame>
财政部于6月20日拍卖会因安置国内政府债券而拍卖(毛巾)它在州预算中吸引了UAH 314亿。</text:p>
      <text:p text:style-name="P4">
根据乌克林福姆的报道，它报告了<text:a xlink:type="simple" xlink:href="https://www.mof.gov.ua/uk/ogoloshennja-ta-rezultati-aukcioniv" text:style-name="Internet_20_link" text:visited-style-name="Visited_20_Internet_20_Link">
财政部新闻服务。</text:a>
“根据2023年6月20日内部国家贷款债券的债券的结果，31 405 320 082,01 UAH被州预算吸引。(NBU小吃)“， - 消息说。</text:p>
      <text:p text:style-name="P4">
财政部提出了Hryvnia的投资者<text:a xlink:type="simple" xlink:href="https://www.ukrinform.ua/tag-obligacii" text:style-name="Internet_20_link" text:visited-style-name="Visited_20_Internet_20_Link">
t -bills</text:a>
：UAH 102.5亿，占18.2％； UAH 7.213亿，UAH为18.3％，UAH 14亿，占19.3％，UAH为46.5亿，占19.75％。</text:p>
      <text:p text:style-name="P4">
政府债券还以美元的价格提议，价格为2.444亿美元。 占4.8％和136 mlneurov，为3.25％。</text:p>
      <text:p text:style-name="P4">
<text:span text:style-name="T4">
另请阅读：</text:span>
 <text:a xlink:type="simple" xlink:href="https://www.ukrinform.ua/rubric-economy/3716188-ukrainci-u-dii-vze-pridbali-obligacij-na-ponad-1-milard.html" text:style-name="Internet_20_link" text:visited-style-name="Visited_20_Internet_20_Link">
“行动”中的乌克兰人已经购买了超过10亿的债券</text:a>
正如乌克林福姆报道的那样，与俄罗斯的侵略有关，乌克兰政府已经决定了一项逐步的军事债券发行，其金额高达4000亿。 财政部每周二从2022年1月1日开始拍卖政府债券。 根据乌克兰丹尼斯·施密列尔总理的说法，几乎获得了6000亿乌阿。</text:p>
      <text:p text:style-name="P4">
<text:span text:style-name="T5">
foto：nbu</text:span>
</text:p>
      <text:p text:style-name="P4">
News Source: <text:a xlink:type="simple" xlink:href="https://www.ukrinform.ua/rubric-economy/3725471-minfin-rozmistiv-ovdp-na-314-milarda.html" text:style-name="Internet_20_link" text:visited-style-name="Visited_20_Internet_20_Link">
https://www.ukrinform.ua/rubric-economy/3725471-minfin-rozmistiv-ovdp-na-314-milarda.html</text:a>
</text:p>
      <!--NEWS-->
      <text:h text:style-name="P10" text:outline-level="1">
<text:span text:style-name="T4">
Kakhovskaya水力发电站：卫生部被告知有关受影响地区的志愿者</text:span>
</text:h>
      <text:p text:style-name="P4">
作者: Ukrinform (Person)</text:p>
      <text:p text:style-name="P4">
出版商: Укринформ (Organization)</text:p>
      <text:p text:style-name="P4">
出版时间: 2023-06-20T19:15:00+03:00</text:p>
      <text:p text:style-name="P4">
修改时间: 2023-06-20T19:15:00+03:00</text:p>
      <text:p text:style-name="P4">
描述: Kakhovsky水力发电厂的受害者将在不久的将来工作119名志愿者。  - 乌克林。</text:p>
      <text:p text:style-name="P4">
图片: ['<text:a xlink:type="simple" xlink:href="https://static.ukrinform.com/photos/2022_05/thumb_files/630_360_1653576338-700.jpg" text:style-name="Internet_20_link" text:visited-style-name="Visited_20_Internet_20_Link">
630_360_16535...</text:a>
']</text:p>
      <text:p text:style-name="P4">
标签: ['Херсон', 'Каховська ГЕС']</text:p>
      <text:p text:style-name="P4">
类型: Article</text:p>
      <!--METADATA-->
      <text:p text:style-name="P4">
<draw:frame draw:style-name="fr1" draw:name="Image163" text:anchor-type="as-char" svg:width="6.9236in" svg:height="3.956343in" draw:z-index="0">
<draw:image xlink:href="../Images/yкринформ/2023-06-20T19-15-00-03-00/630_360_1653576338-700.jpg" xlink:type="simple" xlink:show="embed" xlink:actuate="onLoad" draw:mime-type="image/jpeg"/>
</draw:frame>
119名志愿者将在不久的将来从Kakhovka水力发电厂工作。</text:p>
      <text:p text:style-name="P4">
根据乌克林福姆的说法，乌克兰卫生部报告了紫外线<text:a xlink:type="simple" xlink:href="https://www.facebook.com/moz.ukr/posts/pfbid0wD19q1w4rLFg92RpxNxovnCte7jDNutd7zoiNrkyJ8scBNQy4BptgWEAh51qc9BBl" text:style-name="Internet_20_link" text:visited-style-name="Visited_20_Internet_20_Link">
Facebook</text:a>
.</text:p>
      <text:p text:style-name="P4">
“119 медиків-добровольців долучаються до роботи у постраждалих від підривуКаховської ГЕС областях. Серед них 80 лікарів та 39 медичних сестер. Всі вонинайближчими днями посилять медичний фронт постраждалих від повені Херсонськоїта Миколаївської областей. Медики працюватимуть від 2 тижнів до 30 днів,” -ідеться в повідомленні.</text:p>
      <text:p text:style-name="P4">
<text:span text:style-name="T4">
Читайте також:</text:span>
 <text:a xlink:type="simple" xlink:href="https://www.ukrinform.ua/rubric-regions/3725481-troe-poranenih-u-hersoni-ratuvalnikiv-perebuvaut-u-vazkomu-stani-golova-ova.html" text:style-name="Internet_20_link" text:visited-style-name="Visited_20_Internet_20_Link">
 Троє поранених у <text:span text:style-name="T4">
Херсон</text:span>
 і рятувальників перебувають уважкому стані – голова ОВА </text:a>
卫生部要求志愿者加入Ucherson，Mykolaiv和Zaporizhhya地区的同事的加强。</text:p>
      <text:p text:style-name="P4">
以下专家可以加入这项工作：麻醉师，治疗师，儿科创伤学家，眼科医生，神经病理学家，毒性学家，近颌面外科医生，神经外科医生，血液学家，放射学家，肿瘤学家，肿瘤学家，妇科学家，妇科学家，卵巢学家，卵巢学家，卵巢学家，卵巢学家和医生。(紧急情况)护士，护士。</text:p>
      <text:p text:style-name="P4">
医生可以通过多种方式参与医疗机构的加强。 0-0- 800-60-20-19。</text:p>
      <text:p text:style-name="P4">
<text:span text:style-name="T4">
另请阅读：</text:span>
 <text:a xlink:type="simple" xlink:href="https://www.ukrinform.ua/rubric-ato/3725405-u-rikovomu-na-hersonsini-rosiani-virisili-pidirvati-20-tonn-svoih-boepripasiv-zmi.html" text:style-name="Internet_20_link" text:visited-style-name="Visited_20_Internet_20_Link">
在河上<text:span text:style-name="T4">
 kherson </text:span>
 dozhni俄罗斯人决定炸毁20吨弹药 - 媒体</text:a>
得益于WHO办公室在乌克兰的支持，志愿者将获得与商务旅行相关的额外费用的赔偿。</text:p>
      <text:p text:style-name="P4">
根据乌克林福姆的说法，在尼古拉，霍森和dnipropetrovsk地区发射了传染枢纽，那里将患有急性和其他传染病的患者。 这些医院已经拘留了感染性床。</text:p>
      <text:p text:style-name="P4">
News Source: <text:a xlink:type="simple" xlink:href="https://www.ukrinform.ua/rubric-regions/3725483-pidriv-kahovskoi-ges-u-moz-rozpovili-pro-medikivdobrovolciv-u-postrazdalih-oblastah.html" text:style-name="Internet_20_link" text:visited-style-name="Visited_20_Internet_20_Link">
https://www.ukrinform.ua/rubric-regions/3725483-pidriv-kahovskoi-ges-u-moz-rozpovili-pro-medikivdobrovolciv-u-postrazdalih-oblastah.html</text:a>
</text:p>
      <!--NEWS-->
      <text:h text:style-name="P10" text:outline-level="1">
<text:span text:style-name="T4">
Stefanchuk与意大利参议院访问乌克兰前往北约的负责人讨论了</text:span>
</text:h>
      <text:p text:style-name="P4">
作者: Ukrinform (Person)</text:p>
      <text:p text:style-name="P4">
出版商: Укринформ (Organization)</text:p>
      <text:p text:style-name="P4">
出版时间: 2023-06-20T19:20:40+03:00</text:p>
      <text:p text:style-name="P4">
修改时间: 2023-06-20T19:20:40+03:00</text:p>
      <text:p text:style-name="P4">
描述: 乌克兰·鲁斯兰·斯特凡库克（Ukraine Ruslan Stefanchuk）的Verkhovna Rada主席与意大利共和国Inyadika La Rusza乌克兰乌克兰访问北约的意大利共和国参议院主席讨论了。  - 乌克林。</text:p>
      <text:p text:style-name="P4">
图片: ['<text:a xlink:type="simple" xlink:href="https://static.ukrinform.com/photos/2023_06/thumb_files/630_360_1687277998-377.jpg" text:style-name="Internet_20_link" text:visited-style-name="Visited_20_Internet_20_Link">
630_360_16872...</text:a>
']</text:p>
      <text:p text:style-name="P4">
标签: ['Італія', 'НАТО', 'Стефанчук']</text:p>
      <text:p text:style-name="P4">
类型: Article</text:p>
      <!--METADATA-->
      <text:p text:style-name="P4">
<draw:frame draw:style-name="fr1" draw:name="Image164" text:anchor-type="as-char" svg:width="6.9236in" svg:height="3.956343in" draw:z-index="0">
<draw:image xlink:href="../Images/yкринформ/2023-06-20T19-20-40-03-00/630_360_1687277998-377.jpg" xlink:type="simple" xlink:show="embed" xlink:actuate="onLoad" draw:mime-type="image/jpeg"/>
</draw:frame>
意大利共和国Invathian La Rusz参议院负责人Ruslan Stefanchuk，北约吞并了北约。</text:p>
      <text:p text:style-name="P4">
正如乌克林福姆报道的那样，在[电报]中(https://t.me/verkhovnaradaukrainy/52903)Verkhovna Rada的新闻服务报告。</text:p>
      <text:p text:style-name="P4">
“一个极为重要的问题是乌克兰加入北约。 这个话题是在意大利共和国拉鲁萨参议院负责人的视频会议格式中提出的。 许多议会支持我们在联盟中的会员资格。 因此，意大利议会也做出了决定，有利于乌克兰在维尔纽斯联盟峰会上加入北约的邀请。”</text:p>
      <text:p text:style-name="P4">
<text:span text:style-name="T4">
另请阅读：</text:span>
 <text:a xlink:type="simple" xlink:href="https://www.ukrinform.ua/rubric-polytics/3724923-stefancuk-spodivaetsa-so-parlament-francii-pidtrimae-clenstvo-ukraini-v-nato.html" text:style-name="Internet_20_link" text:visited-style-name="Visited_20_Internet_20_Link">
<text:span text:style-name="T4">
 stefanchuk </text:span>
希望法国议会将支持乌克兰在北约的会员资格</text:a>
据他介绍，维尔纽斯峰会应成为一个平台，现代性和明确定义的北约加入北约的时间框架。</text:p>
      <text:p text:style-name="P4">
正如乌克林福姆(Ukrinform)报道的那样，北约秘书长杰斯托尔滕贝格(Jestoltenberg)在与德国总理奥拉夫·舒尔茨(Olaf Scholtz)的联合新闻发布会上的前一天报道说，北约盟国同意乌克兰将成为联盟，但不会被视为摘要。</text:p>
      <text:p text:style-name="P4">
照片：Verkhovna Rada，电报</text:p>
      <text:p text:style-name="P4">
News Source: <text:a xlink:type="simple" xlink:href="https://www.ukrinform.ua/rubric-polytics/3725474-stefancuk-obgovoriv-z-golovou-senatu-italii-priednanna-ukraini-do-nato.html" text:style-name="Internet_20_link" text:visited-style-name="Visited_20_Internet_20_Link">
https://www.ukrinform.ua/rubric-polytics/3725474-stefancuk-obgovoriv-z-golovou-senatu-italii-priednanna-ukraini-do-nato.html</text:a>
</text:p>
      <!--NEWS-->
      <text:h text:style-name="P10" text:outline-level="1">
<text:span text:style-name="T4">
在复杂的“ Yad Vasem”中，推出了乌克兰语言AudioHyde</text:span>
</text:h>
      <text:p text:style-name="P4">
作者: Ukrinform (Person)</text:p>
      <text:p text:style-name="P4">
出版商: Укринформ (Organization)</text:p>
      <text:p text:style-name="P4">
出版时间: 2023-06-20T19:23:00+03:00</text:p>
      <text:p text:style-name="P4">
修改时间: 2023-06-20T19:23:00+03:00</text:p>
      <text:p text:style-name="P4">
描述: 大屠杀史“ Yad Vashem”的纪念馆发起了乌克兰语言音频征。  - 乌克林。</text:p>
      <text:p text:style-name="P4">
图片: ['<text:a xlink:type="simple" xlink:href="https://static.ukrinform.com/photos/2023_06/thumb_files/630_360_1687278099-171.jpg" text:style-name="Internet_20_link" text:visited-style-name="Visited_20_Internet_20_Link">
630_360_16872...</text:a>
']</text:p>
      <text:p text:style-name="P4">
标签: ['Ізраїль', 'Олена Зеленська', 'Аудіогід', 'Яд Вашем']</text:p>
      <text:p text:style-name="P4">
类型: Article</text:p>
      <!--METADATA-->
      <text:p text:style-name="P4">
<draw:frame draw:style-name="fr1" draw:name="Image165" text:anchor-type="as-char" svg:width="6.9236in" svg:height="3.956343in" draw:z-index="0">
<draw:image xlink:href="../Images/yкринформ/2023-06-20T19-23-00-03-00/630_360_1687278099-171.jpg" xlink:type="simple" xlink:show="embed" xlink:actuate="onLoad" draw:mime-type="image/jpeg"/>
</draw:frame>
大屠杀历史“ Yad Vashem”的题为综合大楼发起了乌克兰语言AudioHyde。</text:p>
      <text:p text:style-name="P4">
总统的妻子奥琳娜·泽伦斯克(Olena Zelensk)在[电报]中报道了这一点。(https://t.me/FirstLadyOfUkraine/3458)，报道乌克林福姆。</text:p>
      <text:p text:style-name="P4">
“大屠杀纪念馆” Yad Vashem， - 第一夫人。</text:p>
      <text:p text:style-name="P4">
<text:span text:style-name="T5">
video：Elena Zelenska</text:span>
</text:p>
      <text:p text:style-name="P4">
据她说，“ Yad Vashem”中的乌克兰语言音频指南<text:a xlink:type="simple" xlink:href="https://t.me/FirstLadyOfUkraine/3457" text:style-name="Internet_20_link" text:visited-style-name="Visited_20_Internet_20_Link">
成为以色列的第一个。</text:a>
总统的妻子感谢乌克兰在以色列州和内政部的大使馆，并强调，每个这样的指南不仅涉及游客的便利性，而且在乌克兰语言中是在世界语言清单中尊敬的关于我们语言听起来更大的最有力的文化纪念碑，使世界想起了为自己的生存权而苦苦挣扎的人们。</text:p>
      <text:p text:style-name="P4">
Zelenskaya还坚信“ Yad Vashem”应该参观每个教育的人。</text:p>
      <text:p text:style-name="P4">
她强调说：“一个向我们展示了整个人如何被驱动和重复的地方 - 这是苛刻的。与此同时，一个地方”  - 她强调。</text:p>
      <text:p text:style-name="P4">
<text:span text:style-name="T4">
另请阅读：</text:span>
 <text:a xlink:type="simple" xlink:href="https://www.ukrinform.ua/rubric-culture/3713956-u-finlandii-ta-niderlandah-zavilis-novi-ukrainomovni-audiogidi.html" text:style-name="Internet_20_link" text:visited-style-name="Visited_20_Internet_20_Link">
在芬兰和荷兰新的乌克兰语言<text:span text:style-name="T4">
 Audiogide </text:span>
和</text:a>
第一夫人在(https://www.ukrinform.ua/tag-ad-vasem)“数百万的犹太人的名字，数十万个证据证实了人类维斯托里亚最伟大的罪行之一。因此，在她看来，有一个世界观的职能：乌克兰人，乌克兰人认为他们会找到自己的脸，因此对每个乌克兰人的生活都夺走了侵略者的记忆。</text:p>
      <text:p text:style-name="P4">
据报道，自6月19日以来，总统的妻子Olena Zelenskaya一直是以色列的大三学生。</text:p>
      <text:p text:style-name="P4">
<text:span text:style-name="T5">
foto：Elena Zelenska</text:span>
</text:p>
      <text:p text:style-name="P4">
News Source: <text:a xlink:type="simple" xlink:href="https://www.ukrinform.ua/rubric-culture/3725479-u-kompleksi-ad-vasem-zapustili-ukrainomovnij-audiogid.html" text:style-name="Internet_20_link" text:visited-style-name="Visited_20_Internet_20_Link">
https://www.ukrinform.ua/rubric-culture/3725479-u-kompleksi-ad-vasem-zapustili-ukrainomovnij-audiogid.html</text:a>
</text:p>
      <!--NEWS-->
      <text:h text:style-name="P10" text:outline-level="1">
<text:span text:style-name="T4">
布达诺夫（Budanov</text:span>
</text:h>
      <text:p text:style-name="P4">
作者: Ukrinform (Person)</text:p>
      <text:p text:style-name="P4">
出版商: Укринформ (Organization)</text:p>
      <text:p text:style-name="P4">
出版时间: 2023-06-20T19:27:00+03:00</text:p>
      <text:p text:style-name="P4">
修改时间: 2023-06-20T19:27:00+03:00</text:p>
      <text:p text:style-name="P4">
描述: 俄罗斯假货在工作不足，假货是在观众中引起某种反应的假货。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Буданов', 'Війна з Росією', 'Єдині новини']</text:p>
      <text:p text:style-name="P4">
类型: Article</text:p>
      <!--METADATA-->
      <text:p text:style-name="P4">
<draw:frame draw:style-name="fr1" draw:name="Image169" text:anchor-type="as-char" svg:width="6.9236in" svg:height="3.956343in" draw:z-index="0">
<draw:image xlink:href="../Images/yкринформ/2023-06-20T19-27-00-03-00/630_360_1682089495-883.jpg" xlink:type="simple" xlink:show="embed" xlink:actuate="onLoad" draw:mime-type="image/jpeg"/>
</draw:frame>
俄罗斯的父亲在工作不足，假货是在观众中引起一些反应的假货。</text:p>
      <text:p text:style-name="P4">
乌克林法姆报道，国防部凯里尔·布·巴诺夫(Kirill Budanov)主管局长在统一的新闻遥控电话中报道了这一点，他回答了他如何赢得据称被埋葬的假货的问题。</text:p>
      <text:p text:style-name="P4">
“我认为这足够荒谬，并做出了同样的反应。 假货是为了在观众中引起某种反应的假货。 但这已经足够了，只是说不公平的假货。 所有这样做的人 - 意识到我对我很好，”他说。</text:p>
      <text:p text:style-name="P4">
<text:span text:style-name="T4">
另请阅读：</text:span>
 <text:a xlink:type="simple" xlink:href="https://www.ukrinform.ua/rubric-ato/3725465-garaca-faza-na-fronti-zagalom-ne-vplivae-na-obmin-polonenimi-gur.html" text:style-name="Internet_20_link" text:visited-style-name="Visited_20_Internet_20_Link">
前面的热阶段通常不会影响交换的交换 -  gur</text:a>
在他看来，俄罗斯人清楚地明白，假货将被揭穿，他们原则上会给傻瓜自己。</text:p>
      <text:p text:style-name="P4">
“但是他们抓住了像艾里基夫这样的“世界”专家的钩子，他们直接用泡沫进入我的嘴里，告诉我我先去世了，然后又死了，然后我跌倒了。 让人们踢球，为什么不呢？”</text:p>
      <text:p text:style-name="P4">
布达诺夫回答了一个问题，他是否看到俄罗斯宣传机器前半年的趋势变化，布达马诺夫说，这种动态是可见的，这与叙述是“他们的巨大势头”的叙述。</text:p>
      <text:p text:style-name="P4">
<text:span text:style-name="T4">
另请阅读：</text:span>
 <text:a xlink:type="simple" xlink:href="https://www.ukrinform.ua/rubric-ato/3725467-budanov-konflikt-prigozina-i-minoboroni-rf-e-cilkom-realnim.html" text:style-name="Internet_20_link" text:visited-style-name="Visited_20_Internet_20_Link">
<text:span text:style-name="T4">
 Budanov </text:span>
：Prigogine的冲突和俄罗斯联邦国防部非常现实</text:a>
“剩下的唯一一件事是“一切都按时间表和计划进行。” 但是，原则上，该计划没有人理解。 但是，其他一切都被推向了背景，甚至越来越多的弗兰克宣传员都说了类似的话：“如果我们无法赢得胜利，该怎么办。” 他们甚至会说：“如果我们输了，会发生什么。”</text:p>
      <text:p text:style-name="P4">
Gur的负责人坚信俄罗斯社会正在准备他们真正发现自己的现实。</text:p>
      <text:p text:style-name="P4">
布达诺夫说，俄罗斯人在整个RFF中成为“一些奇怪的事情”。(就像俄罗斯仓库中的技术原理和爆炸一样。).</text:p>
      <text:p text:style-name="P4">
“你播种，收获。 此外，我们对小年表进行了非常简单的分析：在俄罗斯开始其积极行动之前，什么也没发生。”他说。</text:p>
      <text:p text:style-name="P4">
在评论克里米亚对Zaporozhye占领权代表的暗杀时，Budan说：“所有占领者和合作者，我们已经说过很多次 - 没有人会不会忘记。”</text:p>
      <text:p text:style-name="P4">
据报道，在6月19日上午，一辆临时占领的Zaporizhzhya地区的助手“ Viceremier” Vladimirimetfanov在Simforopol爆炸。</text:p>
      <text:p text:style-name="P4">
照片：宗师国防部</text:p>
      <text:p text:style-name="P4">
News Source: <text:a xlink:type="simple" xlink:href="https://www.ukrinform.ua/rubric-ato/3725480-budanov-potroliv-rosian-i-eksperta-kivu-za-fejkovi-rozpovidi-pro-svou-smert.html" text:style-name="Internet_20_link" text:visited-style-name="Visited_20_Internet_20_Link">
https://www.ukrinform.ua/rubric-ato/3725480-budanov-potroliv-rosian-i-eksperta-kivu-za-fejkovi-rozpovidi-pro-svou-smert.html</text:a>
</text:p>
      <!--NEWS-->
      <text:h text:style-name="P10" text:outline-level="1">
<text:span text:style-name="T4">
在武装部队的巴赫穆特方向上，继续前进到侧面-Syrsky</text:span>
</text:h>
      <text:p text:style-name="P4">
作者: Ukrinform (Person)</text:p>
      <text:p text:style-name="P4">
出版商: Укринформ (Organization)</text:p>
      <text:p text:style-name="P4">
出版时间: 2023-06-20T19:32:41+03:00</text:p>
      <text:p text:style-name="P4">
修改时间: 2023-06-20T19:32:41+03:00</text:p>
      <text:p text:style-name="P4">
描述: 在巴赫穆特（Bakhmut）的方向上，乌克兰的武装部队继续向前朝着侧面前进，敌人逐渐淘汰了。  - 乌克林。</text:p>
      <text:p text:style-name="P4">
图片: ['<text:a xlink:type="simple" xlink:href="https://static.ukrinform.com/photos/2023_06/thumb_files/630_360_1686488514-765.jpg" text:style-name="Internet_20_link" text:visited-style-name="Visited_20_Internet_20_Link">
630_360_16864...</text:a>
']</text:p>
      <text:p text:style-name="P4">
标签: ['Бахмут', 'ЗСУ', 'Сирський', 'Війна з Росією']</text:p>
      <text:p text:style-name="P4">
类型: Article</text:p>
      <!--METADATA-->
      <text:p text:style-name="P4">
<draw:frame draw:style-name="fr1" draw:name="Image170" text:anchor-type="as-char" svg:width="6.9236in" svg:height="3.956343in" draw:z-index="0">
<draw:image xlink:href="../Images/yкринформ/2023-06-20T19-32-41-03-00/630_360_1686488514-765.jpg" xlink:type="simple" xlink:show="embed" xlink:actuate="onLoad" draw:mime-type="image/jpeg"/>
</draw:frame>
乌克兰武装部队的Nabakhmut方向继续向前前进，敌人逐渐击退。</text:p>
      <text:p text:style-name="P4">
根据乌克兰武装部队的陆军司令乌克兰·亚历山大·西尔斯基(Ukrinef)的指挥官在[Telegram]中报道。(https://t.me/osirskiy/127)。</text:p>
      <text:p text:style-name="P4">
Sysirsky说：“ Bakhmut的方向。这项工作继续24/7。国防军继续移动侧翼，敌人逐渐击倒了角色，尽管它试图在其他储备的帮助下停止我们士兵的实现。” 。</text:p>
      <text:p text:style-name="P4">
他还出版了一个视频，其中有一个夜间作品的例子<text:a xlink:type="simple" xlink:href="https://www.ukrinform.ua/tag-snajper" text:style-name="Internet_20_link" text:visited-style-name="Visited_20_Internet_20_Link">
狙击手</text:a>
特种作战部队。</text:p>
      <text:p text:style-name="P4">
赛尔斯基评论说：“敌人的生命力被成功摧毁了。专业工作。”</text:p>
      <text:p text:style-name="P4">
<text:span text:style-name="T4">
另请阅读：</text:span>
 <text:a xlink:type="simple" xlink:href="https://www.ukrinform.ua/rubric-ato/3725363-dvi-roti-za-dobu-cerevatij-rozpoviv-pro-vtrati-rosian-na-limanskokupanskomu-napramku.html" text:style-name="Internet_20_link" text:visited-style-name="Visited_20_Internet_20_Link">
每天两家公司：Cherevaty告诉Nalimansk-Kupyansky的俄罗斯人的损失<text:span text:style-name="T4">
方向</text:span>
</text:a>
根据乌克林福姆的说法，据东俄罗斯占领部队国防部的副部长(试图进攻](https://www.ukrinform.ua/rubric-ato/3725457-rosianam-ne-vdaetsa-prorvati-ukrainsku-oboronu-na-shidnomu-fronti-minoboroni.html)但是，[乌克兰军队的差距(https://www.ukrinform.ua/rubric-ato/3725457-rosianam-ne-vdaetsa-prorvati-ukrainsku-oboronu-na-shidnomu-fronti-minoboroni.html)。</text:p>
      <text:p text:style-name="P4">
<text:span text:style-name="T5">
foto：libkos</text:span>
</text:p>
      <text:p text:style-name="P4">
News Source: <text:a xlink:type="simple" xlink:href="https://www.ukrinform.ua/rubric-ato/3725482-na-bahmutskomu-napramku-zsu-prodovzuut-ruh-vpered-na-flangah-sirskij.html" text:style-name="Internet_20_link" text:visited-style-name="Visited_20_Internet_20_Link">
https://www.ukrinform.ua/rubric-ato/3725482-na-bahmutskomu-napramku-zsu-prodovzuut-ruh-vpered-na-flangah-sirskij.html</text:a>
</text:p>
      <!--NEWS-->
      <text:h text:style-name="P10" text:outline-level="1">
<text:span text:style-name="T4">
布达诺夫：普里戈宁的冲突和俄罗斯联邦国防部非常真实</text:span>
</text:h>
      <text:p text:style-name="P4">
作者: Ukrinform (Person)</text:p>
      <text:p text:style-name="P4">
出版商: Укринформ (Organization)</text:p>
      <text:p text:style-name="P4">
出版时间: 2023-06-20T19:34:00+03:00</text:p>
      <text:p text:style-name="P4">
修改时间: 2023-06-20T19:34:00+03:00</text:p>
      <text:p text:style-name="P4">
描述: 瓦格纳·佩克·耶夫根尼·普里戈吉（Pec Yevgeny Prigogine）与俄罗斯国防部的冲突不是假的，这是真的。  - 乌克林。</text:p>
      <text:p text:style-name="P4">
图片: ['<text:a xlink:type="simple" xlink:href="https://static.ukrinform.com/photos/2022_12/thumb_files/630_360_1672044684-132.png" text:style-name="Internet_20_link" text:visited-style-name="Visited_20_Internet_20_Link">
630_360_16720...</text:a>
']</text:p>
      <text:p text:style-name="P4">
标签: ['Розвідка', 'Росія', 'Пригожин', 'Буданов', 'Війна з Росією']</text:p>
      <text:p text:style-name="P4">
类型: Article</text:p>
      <!--METADATA-->
      <text:p text:style-name="P4">
<draw:frame draw:style-name="fr1" draw:name="Image171" text:anchor-type="as-char" svg:width="6.9236in" svg:height="3.956343in" draw:z-index="0">
<draw:image xlink:href="../Images/yкринформ/2023-06-20T19-34-00-03-00/630_360_1672044684-132.png" xlink:type="simple" xlink:show="embed" xlink:actuate="onLoad" draw:mime-type="image/png"/>
</draw:frame>
瓦格纳·佩克·耶夫根(Pec Yevgeny Prigogine)与俄罗斯国防部的冲突人不是假的，这是真的。</text:p>
      <text:p text:style-name="P4">
国防部西里尔·布达马诺夫(Cyril Budanov)的负责人在“统一新闻”中告知了这一点。</text:p>
      <text:p text:style-name="P4">
“我没有命名为公众甚至假货。 绝对不存在。 这种冲突是非常真实的，他们原则上不会隐藏它。 在我个人的外观上，为什么它是尾随的眼睛，因为原则上是prigogine  - 不可能现在就不重要 - 它更多地说明了真相。(RF- ed。)他说，在很大程度上说撒谎。” [布达诺夫]说。(https://www.ukrinform.ua/tag-budanov)他说，如果您听俄罗斯联邦伊戈尔(Igor -igor)和俄罗斯国防部MOO的官方发言人的报道，并且一般而言，他们的总人员线，这是很好的，他们赢了，他们会搬到某个地方等。</text:p>
      <text:p text:style-name="P4">
<text:span text:style-name="T4">
另请阅读：</text:span>
 <text:a xlink:type="simple" xlink:href="https://www.ukrinform.ua/rubric-ato/3724533-iz-frontu-tila-vagnerivciv-vivozat-kamazami-perehoplenna.html" text:style-name="Internet_20_link" text:visited-style-name="Visited_20_Internet_20_Link">
从瓦格纳(Wagner)的身体出口kamazas的前部 - 拦截</text:a>
“ Prigogine说，相反：环顾四周，这绝对不是一场胜利的战争，原则上，我们不再赢得胜利。 看看错误的计算，根本不了解军队，它没有受到训练等。因此，您不会称其为假货。 这只是谎言的真理的反击。”古尔的负责人说。</text:p>
      <text:p text:style-name="P4">
他指出，应该记住，第一个和第二个绝对有效。</text:p>
      <text:p text:style-name="P4">
据报道，英国情报中指出，<text:a xlink:type="simple" xlink:href="https://www.ukrinform.ua/rubric-ato/3725147-prigozin-napraviv-rosijskomu-minoboroni-svij-variant-kontraktu-z-najmancami-rozvidka-britanii.html" text:style-name="Internet_20_link" text:visited-style-name="Visited_20_Internet_20_Link">
瓦格纳·佩克(Wagner PEC)的所有者已移交给俄罗斯国防部的“合同”其自身发展的“合同”</text:a>
，在官方军事领导下的命令中，他的雇佣军将遵守其雇佣军的条件。  照片：liga.net_</text:p>
      <text:p text:style-name="P4">
News Source: <text:a xlink:type="simple" xlink:href="https://www.ukrinform.ua/rubric-ato/3725467-budanov-konflikt-prigozina-i-minoboroni-rf-e-cilkom-realnim.html" text:style-name="Internet_20_link" text:visited-style-name="Visited_20_Internet_20_Link">
https://www.ukrinform.ua/rubric-ato/3725467-budanov-konflikt-prigozina-i-minoboroni-rf-e-cilkom-realnim.html</text:a>
</text:p>
      <!--NEWS-->
      <text:h text:style-name="P10" text:outline-level="1">
<text:span text:style-name="T4">
Bepiicolombo探测制作了汞的新照片</text:span>
</text:h>
      <text:p text:style-name="P4">
作者: Ukrinform (Person)</text:p>
      <text:p text:style-name="P4">
出版商: Укринформ (Organization)</text:p>
      <text:p text:style-name="P4">
出版时间: 2023-06-20T19:38:00+03:00</text:p>
      <text:p text:style-name="P4">
修改时间: 2023-06-20T19:38:00+03:00</text:p>
      <text:p text:style-name="P4">
描述: 欧洲航天局（ESA）和日本航空航天研究局（JAXA）的联合自动太空任务Bepicolombo已在汞附近进行了六个重力跨度中的第三个，制作了新照片。  - 乌克林。</text:p>
      <text:p text:style-name="P4">
图片: ['<text:a xlink:type="simple" xlink:href="https://static.ukrinform.com/photos/2023_06/thumb_files/630_360_1687279480-963.jpg" text:style-name="Internet_20_link" text:visited-style-name="Visited_20_Internet_20_Link">
630_360_16872...</text:a>
']</text:p>
      <text:p text:style-name="P4">
标签: ['Космос', 'Меркурій']</text:p>
      <text:p text:style-name="P4">
类型: Article</text:p>
      <!--METADATA-->
      <text:p text:style-name="P4">
<draw:frame draw:style-name="fr1" draw:name="Image172" text:anchor-type="as-char" svg:width="6.9236in" svg:height="3.956343in" draw:z-index="0">
<draw:image xlink:href="../Images/yкринформ/2023-06-20T19-38-00-03-00/630_360_1687279480-963.jpg" xlink:type="simple" xlink:show="embed" xlink:actuate="onLoad" draw:mime-type="image/jpeg"/>
</draw:frame>
Bepicolombo，欧洲航天局的常见自动太空任务(ESA)和日本航空航天局(Jaxa)，她在水星附近的六个引力跨度中的三分之一，创造了新颖性。</text:p>
      <text:p text:style-name="P4">
根据乌克林福姆的说法，这在礼物[ESA]中说明了这一点。(https://www.esa.int/Science_Exploration/Space_Science/BepiColombo/A_trio_of_images_highlight_BepiColombo_s_third_Mercury_flyby)“随着跨度的一切，一切进展顺利，图像是在phazinvilization期间制作的(Bepicolombo到汞。)在跨越期间，我将被转移。</text:p>
      <text:p text:style-name="P4">
值得注意的是，探针与[汞]尽可能接近(https://www.ukrinform.ua/tag-merkurij)6月19日星期一晚上10:34下午，在地球夜旁边约236公里处。</text:p>
      <text:p text:style-name="P4">
该航天器能够制作许多新照片，尤其是火山口以及汞中的构造和火山地层。 黑白图像的处置容量为1024 x 1024像素。</text:p>
      <text:p text:style-name="P4">
<text:span text:style-name="T4">
另请阅读：</text:span>
 <text:a xlink:type="simple" xlink:href="https://www.ukrinform.ua/rubric-technology/3724835-hubble-pokazav-askrave-skupcenna-u-suziri-strilca.html" text:style-name="Internet_20_link" text:visited-style-name="Visited_20_Internet_20_Link">
哈勃在射手座星座中显示出明亮的簇</text:a>
克莱里戈说：“尽管水星附近的下一次航班仅在2024年9月举行，但仍需要在中间时间解决问题。”</text:p>
      <text:p text:style-name="P4">
乌克林福姆报道，去年6月，欧洲航天局的联合自动太空任务Bepicolombo(ESA)和日本航空航天局(Jaxa)，她为Planeticcumen拍了一张新照片。</text:p>
      <text:p text:style-name="P4">
<text:span text:style-name="T5">
foto：esa</text:span>
</text:p>
      <text:p text:style-name="P4">
News Source: <text:a xlink:type="simple" xlink:href="https://www.ukrinform.ua/rubric-technology/3725487-zond-bepicolombo-zrobiv-novi-svitlini-merkuria.html" text:style-name="Internet_20_link" text:visited-style-name="Visited_20_Internet_20_Link">
https://www.ukrinform.ua/rubric-technology/3725487-zond-bepicolombo-zrobiv-novi-svitlini-merkuria.html</text:a>
</text:p>
      <!--NEWS-->
      <text:h text:style-name="P10" text:outline-level="1">
<text:span text:style-name="T4">
在利马诺·库普吉安的方向上，军队被俄罗斯无人机摧毁</text:span>
</text:h>
      <text:p text:style-name="P4">
作者: Ukrinform (Person)</text:p>
      <text:p text:style-name="P4">
出版商: Укринформ (Organization)</text:p>
      <text:p text:style-name="P4">
出版时间: 2023-06-20T19:43:00+03:00</text:p>
      <text:p text:style-name="P4">
修改时间: 2023-06-20T19:43:00+03:00</text:p>
      <text:p text:style-name="P4">
描述: 在利马诺·库普吉安（Limano-Kupjian）的方向上，第92个独立机械旅的军队被俄罗斯无人机摧毁。  - 乌克林。</text:p>
      <text:p text:style-name="P4">
图片: ['<text:a xlink:type="simple" xlink:href="https://static.ukrinform.com/photos/2023_06/thumb_files/630_360_1687279424-202.jpg" text:style-name="Internet_20_link" text:visited-style-name="Visited_20_Internet_20_Link">
630_360_16872...</text:a>
']</text:p>
      <text:p text:style-name="P4">
标签: ['Безпілотник', 'Сирський', 'Війна з Росією']</text:p>
      <text:p text:style-name="P4">
类型: Article</text:p>
      <!--METADATA-->
      <text:p text:style-name="P4">
<draw:frame draw:style-name="fr1" draw:name="Image175" text:anchor-type="as-char" svg:width="6.9236in" svg:height="3.956343in" draw:z-index="0">
<draw:image xlink:href="../Images/yкринформ/2023-06-20T19-43-00-03-00/630_360_1687279424-202.jpg" xlink:type="simple" xlink:show="embed" xlink:actuate="onLoad" draw:mime-type="image/jpeg"/>
</draw:frame>
在利马诺·库普吉安(Limano-Kupjian)的方向上，第92个独立机械旅的军队摧毁了玫瑰无人机。</text:p>
      <text:p text:style-name="P4">
根据乌克兰武装部队的陆军司令乌克兰·亚历山大·西尔斯基(Ukrinef)的指挥官在[Telegram]中报道。(https://t.me/osirskiy/128)。</text:p>
      <text:p text:style-name="P4">
“利马诺·库普吉的方向。 敌人加剧了，试图攻击，进行情报。 国防军反映了袭击并摧毁敌人无人机。因此，第92届ombr挂在俄罗斯无人机上。”他写道。</text:p>
      <text:p text:style-name="P4">
<text:span text:style-name="T4">
另请阅读：</text:span>
 <text:a xlink:type="simple" xlink:href="https://www.ukrinform.ua/rubric-ato/3725482-na-bahmutskomu-napramku-zsu-prodovzuut-ruh-vpered-na-flangah-sirskij.html" text:style-name="Internet_20_link" text:visited-style-name="Visited_20_Internet_20_Link">
在巴赫穆特(Bakhmut)武装部队继续前进naflan- <text:span text:style-name="T4">
 Syrsky </text:span>
</text:a>
正如乌克林福姆报道的那样，<text:a xlink:type="simple" xlink:href="https://www.ukrinform.ua/rubric-ato/3724925-na-shodi-ukraini-skladna-situacia-vorog-pidtagnuv-svoi-sili-minoboroni.html" text:style-name="Internet_20_link" text:visited-style-name="Visited_20_Internet_20_Link">
俄罗斯人收紧部队并试图攻击莱曼和库皮安的指示</text:a>
。 此外，敌人集中在东部，还有大量的存放单位。</text:p>
      <text:p text:style-name="P4">
照片说明性，武装部队的总参谋部，Facebook</text:p>
      <text:p text:style-name="P4">
News Source: <text:a xlink:type="simple" xlink:href="https://www.ukrinform.ua/rubric-ato/3725485-na-limanokupanskomu-napramku-vijskovi-znisili-rosijskij-bezpilotnik.html" text:style-name="Internet_20_link" text:visited-style-name="Visited_20_Internet_20_Link">
https://www.ukrinform.ua/rubric-ato/3725485-na-limanokupanskomu-napramku-vijskovi-znisili-rosijskij-bezpilotnik.html</text:a>
</text:p>
      <!--NEWS-->
      <text:h text:style-name="P10" text:outline-level="1">
<text:span text:style-name="T4">
Kryvyi Rih区的居民被要求在家中保留三天的水</text:span>
</text:h>
      <text:p text:style-name="P4">
作者: Ukrinform (Person)</text:p>
      <text:p text:style-name="P4">
出版商: Укринформ (Organization)</text:p>
      <text:p text:style-name="P4">
出版时间: 2023-06-20T19:53:35+03:00</text:p>
      <text:p text:style-name="P4">
修改时间: 2023-06-20T19:53:35+03:00</text:p>
      <text:p text:style-name="P4">
描述: 敦促Kryvyi Rih区的居民在家中保持至少三天的供水。 在三个社区中，完全没有供水，部分部分是部分。  - 乌克林。</text:p>
      <text:p text:style-name="P4">
图片: ['<text:a xlink:type="simple" xlink:href="https://static.ukrinform.com/photos/2023_06/thumb_files/630_360_1686846699-5641.jpeg" text:style-name="Internet_20_link" text:visited-style-name="Visited_20_Internet_20_Link">
630_360_16868...</text:a>
']</text:p>
      <text:p text:style-name="P4">
标签: ['Кривий Ріг', 'Вода', 'Каховська ГЕС']</text:p>
      <text:p text:style-name="P4">
类型: Article</text:p>
      <!--METADATA-->
      <text:p text:style-name="P4">
<draw:frame draw:style-name="fr1" draw:name="Image176" text:anchor-type="as-char" svg:width="6.9236in" svg:height="3.956343in" draw:z-index="0">
<draw:image xlink:href="../Images/yкринформ/2023-06-20T19-53-35-03-00/630_360_1686846699-5641.jpeg" xlink:type="simple" xlink:show="embed" xlink:actuate="onLoad" draw:mime-type="image/jpeg"/>
</draw:frame>
敦促Kryvyi Rih区的居民在家中保持最低三天的股票。 在三个社区中，没有供水，三部分。</text:p>
      <text:p text:style-name="P4">
关于<text:a xlink:type="simple" xlink:href="https://t.me/evgendoberman/1267" text:style-name="Internet_20_link" text:visited-style-name="Visited_20_Internet_20_Link">
电报</text:a>
据报道，乌克林福姆报道，通知Kryvyi Rih地区军事管理部门Yevgeny Sitnichenko。</text:p>
      <text:p text:style-name="P4">
Sitnichenko写道：“今天，克里维·里希(Kryvyi Rih)地区的每个社区都收到了灵活的饮用水容器，这些容器最近已从Dnipropetrovsk地区军事管理中转移。而且，这些社区的饮用水是由Imukachiv地区军事管理局的饮用水交付的。”</text:p>
      <text:p text:style-name="P4">
<text:span text:style-name="T4">
另请阅读：</text:span>
 [在尼古拉夫(Nikolaev)(https://www.ukrinform.ua/rubric-regions/3725334-u-mikolaevi-zakrili-ponad-dva-desatki-tocok-vidaci-vodi-u-probah-znajsli-skidlivi-recovini.html)据他说，24立方米的容量应有助于将当地居民与饮用水交流。 迄今为止，Hrushevskaya，Vakulivska和Sofiyiv社区还没有集中的供水，部分没有水，Zelenodolsk，Apostolic和Glevatsk社区的定居点在没有水的情况下保留。</text:p>
      <text:p text:style-name="P4">
Sitnichenko打来电话：“我问大家，你们每个人都必须在家中保留至少三天的库存。”</text:p>
      <text:p text:style-name="P4">
他保证，当局继续寻找为社区提供饮酒的选择。</text:p>
      <text:p text:style-name="P4">
<text:span text:style-name="T4">
另请阅读：</text:span>
 <text:a xlink:type="simple" xlink:href="https://www.ukrinform.ua/rubric-regions/3725301-u-krivomu-rozi-porusnikiv-rezimu-ekonomii-vodi-primusovo-vidklucaut-vid-postacanna.html" text:style-name="Internet_20_link" text:visited-style-name="Visited_20_Internet_20_Link">
在违反供水政权违规者的Kryvyi rih中被强行解除供应</text:a>
除了与乌克兰和国外的慈善和公共组织建立合作外，他们还致力于为生命提供替代水的计划，由Kryvyi Rih市和其他公共人民提供。</text:p>
      <text:p text:style-name="P4">
据报道，为了解决水的问题，Kakhovskaya水力发电站之后，Kryvyi Rih开始建造Ingulets -South。 目前，Nikopol和Kryvyi Rih地区的几只居住的笔中没有集中的供水。</text:p>
      <text:p text:style-name="P4">
News Source: <text:a xlink:type="simple" xlink:href="https://www.ukrinform.ua/rubric-regions/3725488-meskanciv-krivorizkogo-rajonu-prosat-trimati-vdoma-tridennij-zapas-vodi.html" text:style-name="Internet_20_link" text:visited-style-name="Visited_20_Internet_20_Link">
https://www.ukrinform.ua/rubric-regions/3725488-meskanciv-krivorizkogo-rajonu-prosat-trimati-vdoma-tridennij-zapas-vodi.html</text:a>
</text:p>
      <!--NEWS-->
      <text:h text:style-name="P10" text:outline-level="1">
<text:span text:style-name="T4">
乌克兰Volodymyr Rybak的英雄家族需要立即帮助 - 人权活动家</text:span>
</text:h>
      <text:p text:style-name="P4">
作者: Ukrinform (Person)</text:p>
      <text:p text:style-name="P4">
出版商: Укринформ (Organization)</text:p>
      <text:p text:style-name="P4">
出版时间: 2023-06-20T19:56:25+03:00</text:p>
      <text:p text:style-name="P4">
修改时间: 2023-06-20T19:56:25+03:00</text:p>
      <text:p text:style-name="P4">
描述: 乌克兰Volodymyr Rybak的英雄家族需要帮助 - 他的女儿需要在国外接受治疗。  - 乌克林。</text:p>
      <text:p text:style-name="P4">
图片: ['<text:a xlink:type="simple" xlink:href="https://static.ukrinform.com/photos/2023_06/thumb_files/630_360_1687280076-208.jpg" text:style-name="Internet_20_link" text:visited-style-name="Visited_20_Internet_20_Link">
630_360_16872...</text:a>
']</text:p>
      <text:p text:style-name="P4">
标签: ['Діти', 'Нобелівські лауреати', 'Війна з Росією']</text:p>
      <text:p text:style-name="P4">
类型: Article</text:p>
      <!--METADATA-->
      <text:p text:style-name="P4">
<draw:frame draw:style-name="fr1" draw:name="Image177" text:anchor-type="as-char" svg:width="6.9236in" svg:height="3.956343in" draw:z-index="0">
<draw:image xlink:href="../Images/yкринформ/2023-06-20T19-56-25-03-00/630_360_1687280076-208.jpg" xlink:type="simple" xlink:show="embed" xlink:actuate="onLoad" draw:mime-type="image/jpeg"/>
</draw:frame>
弗拉基米尔·瑞巴克(Vladimir Rybak)的乌克兰家庭需要帮助 - 他的女儿需要在国外。</text:p>
      <text:p text:style-name="P4">
根据亚历山大·马特维库克(Alexander Matviychuk)民用自由的诺贝尔和平奖得主乌克林福姆(Ukrinform)的说法，<text:a xlink:type="simple" xlink:href="https://www.facebook.com/531592303/posts/pfbid0yesG6HLJoWDjEgfL6FxWRU4JYK7KWukyMJsVRAepRnHcCB6F7dsSkM2dDKxWM2m8l/" text:style-name="Internet_20_link" text:visited-style-name="Visited_20_Internet_20_Link">
Facebook</text:a>
.</text:p>
      <text:p text:style-name="P4">
"Ситуація критична, тож отримала згоду на розголос. Родина Героя УкраїниВолодимира Рибака потребує негайної допомоги", - зазначила Матвійчук.</text:p>
      <text:p text:style-name="P4">
<text:span text:style-name="T4">
Читайте також:</text:span>
 <text:a xlink:type="simple" xlink:href="https://www.ukrinform.ua/rubric-society/3717460-nobelivska-laureatka-matvijcuk-peredast-papi-rimskomu-listi-vid-rodiciv-polonenih.html" text:style-name="Internet_20_link" text:visited-style-name="Visited_20_Internet_20_Link">
 Нобелівська лауреатка <text:span text:style-name="T4">
Матвійчук</text:span>
 передасть ПапіРимському листи від родичів полонених </text:a>
她回忆说，瑞巴克的家庭是俄罗斯侵略的第一批受害者之一。 它于2014年4月被绑架。</text:p>
      <text:p text:style-name="P4">
“这是复活节前的一个纯粹的星期四。愤怒的Drownopwin要求将州旗送回戈洛夫卡的行政大楼之前的那种是残酷的折磨。然后仍然活着进入河。</text:p>
      <text:p text:style-name="P4">
当时，一个渔夫的女儿是一个女学生，很难经历父亲的失去。非法治疗导致她的病情急剧恶化。 她下班一直与女儿在一起。 他们活着抽水。</text:p>
      <text:p text:style-name="P4">
<text:span text:style-name="T4">
另请阅读：</text:span>
 <text:a xlink:type="simple" xlink:href="https://www.ukrinform.ua/rubric-society/3695450-time-nazvav-100-najvplivovisih-ludej-roku-sered-nih-zelenska-i-matvijcuk.html" text:style-name="Internet_20_link" text:visited-style-name="Visited_20_Internet_20_Link">
当年度最有影响力的人中，其中包括-Zelensk和<text:span text:style-name="T4">
 Matviychuk </text:span>
</text:a>
Matviychuk说：“这个家庭从未寻求公共援助。这些年来，他们本身都以这种出价，只有少数人知道这种情况并支持他们。在国外居住。”</text:p>
      <text:p text:style-name="P4">
她指出，她将感谢任何想法和建议。</text:p>
      <text:p text:style-name="P4">
“如果您想在经济上支持家庭，请写信给我，发送埃琳娜·瑞巴克(Elena Rybak)的个人卡(弗拉基米尔的妻子)”， - 添加了Matviychuk。</text:p>
      <text:p text:style-name="P4">
据报道，2015年，渔夫获得了乌克兰英雄的头衔。</text:p>
      <text:p text:style-name="P4">
照片：Alexander Matviychuk，Facebook</text:p>
      <text:p text:style-name="P4">
News Source: <text:a xlink:type="simple" xlink:href="https://www.ukrinform.ua/rubric-society/3725489-rodina-geroa-ukraini-volodimira-ribaka-potrebue-negajnoi-dopomogi-pravozahisnica.html" text:style-name="Internet_20_link" text:visited-style-name="Visited_20_Internet_20_Link">
https://www.ukrinform.ua/rubric-society/3725489-rodina-geroa-ukraini-volodimira-ribaka-potrebue-negajnoi-dopomogi-pravozahisnica.html</text:a>
</text:p>
      <!--NEWS-->
      <text:h text:style-name="P10" text:outline-level="1">
<text:span text:style-name="T4">
在人道主义灾难的边缘的Oleshki  - 没有下水道，没有饮用水和轻便工作</text:span>
</text:h>
      <text:p text:style-name="P4">
作者: Ukrinform (Person)</text:p>
      <text:p text:style-name="P4">
出版商: Укринформ (Organization)</text:p>
      <text:p text:style-name="P4">
出版时间: 2023-06-20T19:57:00+03:00</text:p>
      <text:p text:style-name="P4">
修改时间: 2023-06-20T19:57:00+03:00</text:p>
      <text:p text:style-name="P4">
描述: 在赫尔森地区的Oleshki，由于洪水泛滥 - 没有污水工程，没有饮用水和光线，占领力正试图隐藏伤亡人数，并继续出口尸体而没有建立死亡原因。  - 乌克林。</text:p>
      <text:p text:style-name="P4">
图片: ['<text:a xlink:type="simple" xlink:href="https://static.ukrinform.com/photos/2023_06/thumb_files/630_360_1686126836-826.jpg" text:style-name="Internet_20_link" text:visited-style-name="Visited_20_Internet_20_Link">
630_360_16861...</text:a>
']</text:p>
      <text:p text:style-name="P4">
标签: ['Херсонщина', 'Гуманітарна катастрофа', 'Єдині новини', 'Затоплення', 'Олешки']</text:p>
      <text:p text:style-name="P4">
类型: Article</text:p>
      <!--METADATA-->
      <text:p text:style-name="P4">
<draw:frame draw:style-name="fr1" draw:name="Image178" text:anchor-type="as-char" svg:width="6.9236in" svg:height="3.956343in" draw:z-index="0">
<draw:image xlink:href="../Images/yкринформ/2023-06-20T19-57-00-03-00/630_360_1686126836-826.jpg" xlink:type="simple" xlink:show="embed" xlink:actuate="onLoad" draw:mime-type="image/jpeg"/>
</draw:frame>
在Oleshkivna Kherson地区，由于洪水存在恶臭 - 污水不起作用，没有饮用水和光线，占领力试图掩盖牺牲的数量，并继续出口尸体而没有建立死亡原因。</text:p>
      <text:p text:style-name="P4">
乌克林福姆报道，Oleksandr Proudin在All -Ukrainian Teleterna“统一新闻”“ The Unified News”的播放中说。</text:p>
      <text:p text:style-name="P4">
“我们知道那里(在Khverson地区的被淹没和占领的定居点中。)大量伤亡。 在<text:a xlink:type="simple" xlink:href="https://www.ukrinform.ua/tag-oleski" text:style-name="Internet_20_link" text:visited-style-name="Visited_20_Internet_20_Link">
Oleshki</text:a>
现在有一个糟糕的恶臭 - 污水无法使用，几乎到处都没有光和饮用水。 这座城市位于人道主义危机的边界。 我们了解到自己家中的人们已经沦为死者。”</text:p>
      <text:p text:style-name="P4">
他指出，这些人是正式成立的，死因仅是该市的11个居民。</text:p>
      <text:p text:style-name="P4">
“这个数字非常低，因为俄罗斯试图掩盖大规模死亡的事实。 他们引入了隔离：将死者的尸体取出，医生不允许检查确定死亡的事实和原因。”</text:p>
      <text:p text:style-name="P4">
<text:span text:style-name="T4">
另请阅读：</text:span>
 <text:a xlink:type="simple" xlink:href="https://www.ukrinform.ua/rubric-regions/3725123-zagarbniki-privlasnuut-gumanitarnu-dopomogu-postrazdalim-u-pidtoplenih-oleskah.html" text:style-name="Internet_20_link" text:visited-style-name="Visited_20_Internet_20_Link">
入侵者将人道主义援助分配给被洪水的受害者<text:span text:style-name="T4">
 oleshko </text:span>
 x</text:a>
根据OVA的负责人的说法，在被占领的头部中，情况也很困难。</text:p>
      <text:p text:style-name="P4">
普罗普丁说：“许多街道仍然被洪水淹没，人们无法到达房屋。而且没有光和水。”</text:p>
      <text:p text:style-name="P4">
正如乌克林福姆(Ukrinform)报道的那样，格雷布尔卡霍夫斯基水力发电厂(Greblikakakhovsky Hydreelectric Power Sturn)在6月6日晚上在赫尔森地区进行了救援工作。(https://www.ukrinform.ua/rubric-other_news/3723441-pidriv-rosianami-kahovskoi-ges-usi-novini.html)乌克兰已从党静静的赫尔森地区左岸撤离了人们。</text:p>
      <text:p text:style-name="P4">
根据初步数据，数百名赫尔森地区洪水淹没的奥尔索克居民被杀，因为那些没有俄罗斯护照的人拒绝了俄罗斯人撤离。</text:p>
      <text:p text:style-name="P4">
News Source: <text:a xlink:type="simple" xlink:href="https://www.ukrinform.ua/rubric-regions/3725490-oleski-na-mezi-gumanitarnoi-katastrofi-ne-pracue-kanalizacia-nemae-pitnoi-vodi-ta-svitla.html" text:style-name="Internet_20_link" text:visited-style-name="Visited_20_Internet_20_Link">
https://www.ukrinform.ua/rubric-regions/3725490-oleski-na-mezi-gumanitarnoi-katastrofi-ne-pracue-kanalizacia-nemae-pitnoi-vodi-ta-svitla.html</text:a>
</text:p>
      <!--NEWS-->
      <text:h text:style-name="P10" text:outline-level="1">
<text:span text:style-name="T4">
明天在乌克兰短期降雨和雷暴，下午为+29°</text:span>
</text:h>
      <text:p text:style-name="P4">
作者: Ukrinform (Person)</text:p>
      <text:p text:style-name="P4">
出版商: Укринформ (Organization)</text:p>
      <text:p text:style-name="P4">
出版时间: 2023-06-20T19:58:00+03:00</text:p>
      <text:p text:style-name="P4">
修改时间: 2023-06-20T23:58:00+03:00</text:p>
      <text:p text:style-name="P4">
描述: 6月21日，星期三，除大多数西部和北部地区外，乌克兰预计将在整个乌克兰进行短期降雨和雷暴。  - 乌克林。</text:p>
      <text:p text:style-name="P4">
图片: ['<text:a xlink:type="simple" xlink:href="https://static.ukrinform.com/photos/2023_06/thumb_files/630_360_1687261600-676.jpg" text:style-name="Internet_20_link" text:visited-style-name="Visited_20_Internet_20_Link">
630_360_16872...</text:a>
']</text:p>
      <text:p text:style-name="P4">
标签: ['Дощ', 'Погода', 'Спека', 'Прогноз']</text:p>
      <text:p text:style-name="P4">
类型: Article</text:p>
      <!--METADATA-->
      <text:p text:style-name="P4">
<draw:frame draw:style-name="fr1" draw:name="Image179" text:anchor-type="as-char" svg:width="6.9236in" svg:height="3.956343in" draw:z-index="0">
<draw:image xlink:href="../Images/yкринформ/2023-06-20T19-58-00-03-00/630_360_1687261600-676.jpg" xlink:type="simple" xlink:show="embed" xlink:actuate="onLoad" draw:mime-type="image/jpeg"/>
</draw:frame>
6月21日，星期三，除大多数西部和北部地区外，乌克兰预计将在整个乌克兰进行短期降雨和雷暴。</text:p>
      <text:p text:style-name="P4">
乌克兰形式在乌克兰水文气象学中心报道。</text:p>
      <text:p text:style-name="P4">
在晚上和早晨的西部地区，雾气。 风主要是西北，5-10 m/s。</text:p>
      <text:p text:style-name="P4">
晚上的温度为14-19°，在该国西部10-15°； 在24-29°的一天中； 下午17-22°在喀尔巴阡山脉8-13°。</text:p>
      <text:p text:style-name="P4">
6月21日，在基辅和基辅地区，夜间变短，不降水。 夜晚16-18°，下午26-28°的温度； 晚上14-19°，下午24-29°通过。</text:p>
      <text:p text:style-name="P4">
在接下来的两天中，只有在6月23日西部和北部地区，短期雨水，雷暴天气，乌克兰的天气仍将留在乌克兰。</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夜晚的温度14-19°，海洋海岸高达23°(在该国的东部11-16°); 6月22日，在东部的南部和中部地区，在25-30°下午，在西部地区，在西部地区22-27°。</text:p>
      <text:p text:style-name="P4">
在6月22日至23日在首都地区没有降水，直到6月23日下午，雷雨有降雨。 下午28-30°，晚上17-19°的基辅温度； 晚上14-19°，下午25-30°通过。</text:p>
      <text:p text:style-name="P4">
在6月24日至25日，预报者预测乌克兰的雷暴短期降雨于6月24日在东南地区没有降水。</text:p>
      <text:p text:style-name="P4">
晚上15-21°，白天24-30°的温度在6月24日至33°的南部地区；在西部地区，晚上12-17°，下午20-25°。</text:p>
      <text:p text:style-name="P4">
6月24日至25日在基辅和该地区，短期<text:a xlink:type="simple" xlink:href="https://www.ukrinform.ua/tag-dos" text:style-name="Internet_20_link" text:visited-style-name="Visited_20_Internet_20_Link">
雨</text:a>
，雷暴。 下午26-28°，首都的空气温度为17-19°； 在晚上15-20°的晚上，下午24-29°。</text:p>
      <text:p text:style-name="P4">
News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乌克兰Nadiya Kichenok取代了首发锦标赛WTA 250</text:span>
</text:h>
      <text:p text:style-name="P4">
作者: Ukrinform (Person)</text:p>
      <text:p text:style-name="P4">
出版商: Укринформ (Organization)</text:p>
      <text:p text:style-name="P4">
出版时间: 2023-06-20T19:58:01+03:00</text:p>
      <text:p text:style-name="P4">
修改时间: 2023-06-20T19:58:01+03:00</text:p>
      <text:p text:style-name="P4">
描述: 乌克兰的纳迪亚·基希诺克（Nadiya Kichenok）与波尔卡·罗索尔斯卡亚（Alicia Rosolskaya）一起让位于伯明翰的WTA 250配对锦标赛。  - 乌克林。</text:p>
      <text:p text:style-name="P4">
图片: ['<text:a xlink:type="simple" xlink:href="https://static.ukrinform.com/photos/2023_06/thumb_files/630_360_1687280212-835.jpg" text:style-name="Internet_20_link" text:visited-style-name="Visited_20_Internet_20_Link">
630_360_16872...</text:a>
']</text:p>
      <text:p text:style-name="P4">
标签: ['Теніс']</text:p>
      <text:p text:style-name="P4">
类型: Article</text:p>
      <!--METADATA-->
      <text:p text:style-name="P4">
<draw:frame draw:style-name="fr1" draw:name="Image180" text:anchor-type="as-char" svg:width="6.9236in" svg:height="3.956343in" draw:z-index="0">
<draw:image xlink:href="../Images/yкринформ/2023-06-20T19-58-01-03-00/630_360_1687280212-835.jpg" xlink:type="simple" xlink:show="embed" xlink:actuate="onLoad" draw:mime-type="image/jpeg"/>
</draw:frame>
乌克兰基切诺克(Kichenok)与波尔卡·艾丽西亚·罗索尔斯卡亚(Polka Alicia Rosolskaya)一起，让位于伯明翰的WTA 250开始比赛。</text:p>
      <text:p text:style-name="P4">
乌克林福姆报道，乌克兰网球运动员纳迪亚·基希诺克(Nadiya Kichenok)和波尔卡·罗索尔斯卡亚(Alicia Rosolskaya)在乌克林福姆(Ukrinform)的伯明翰(Birmingham)失去了一个顽固的WTA 250圈。</text:p>
      <text:p text:style-name="P4">
Kichenok和Rosolskaya失去了来自波兰的Magdi Linett，来自美国的Bernardi Peri –2：6，3：6。</text:p>
      <text:p text:style-name="P4">
<text:span text:style-name="T4">
另请阅读：</text:span>
(https://www.ukrinform.ua/rubric-sports/3724991-angelina-kalinina-vijsla-do-18-finalu-turniru-wta-u-birmingemi.html)比赛持续了1小时3分钟。 纳迪亚(Nadiya)和艾丽西亚(Alicia)曾经发出，犯了5个双重错误，并犯了1/3的突破点。</text:p>
      <text:p text:style-name="P4">
照片：盖蒂图像</text:p>
      <text:p text:style-name="P4">
News Source: <text:a xlink:type="simple" xlink:href="https://www.ukrinform.ua/rubric-sports/3725491-ukrainka-nadia-kicenok-postupilasa-na-starti-parnogo-turniru-wta-250.html" text:style-name="Internet_20_link" text:visited-style-name="Visited_20_Internet_20_Link">
https://www.ukrinform.ua/rubric-sports/3725491-ukrainka-nadia-kicenok-postupilasa-na-starti-parnogo-turniru-wta-250.html</text:a>
</text:p>
      <!--NEWS-->
      <text:h text:style-name="P10" text:outline-level="1">
<text:span text:style-name="T4">
将建造一个新的供水，以便为Nikopol地区的居民提供水</text:span>
</text:h>
      <text:p text:style-name="P4">
作者: Ukrinform (Person)</text:p>
      <text:p text:style-name="P4">
出版商: Укринформ (Organization)</text:p>
      <text:p text:style-name="P4">
出版时间: 2023-06-20T1:06:12+03:00</text:p>
      <text:p text:style-name="P4">
修改时间: 2023-06-20T22:06:12+03:00</text:p>
      <text:p text:style-name="P4">
描述: 为了解决供水问题，他们计划从Zaporozhye市到锰，Nikopol和Pokrov的城市建造供水。  - 乌克林。</text:p>
      <text:p text:style-name="P4">
图片: ['<text:a xlink:type="simple" xlink:href="https://static.ukrinform.com/photos/2023_06/thumb_files/630_360_1686846699-5641.jpeg" text:style-name="Internet_20_link" text:visited-style-name="Visited_20_Internet_20_Link">
630_360_16868...</text:a>
']</text:p>
      <text:p text:style-name="P4">
标签: ['Дніпропетровщина', 'Нікополь', 'Вода']</text:p>
      <text:p text:style-name="P4">
类型: Article</text:p>
      <!--METADATA-->
      <text:p text:style-name="P4">
<draw:frame draw:style-name="fr1" draw:name="Image181" text:anchor-type="as-char" svg:width="6.9236in" svg:height="3.956343in" draw:z-index="0">
<draw:image xlink:href="../Images/yкринформ/2023-06-20T1-06-12-03-00/630_360_1686846699-5641.jpeg" xlink:type="simple" xlink:show="embed" xlink:actuate="onLoad" draw:mime-type="image/jpeg"/>
</draw:frame>
为了分解供水问题，他们计划建造从城市到锰，尼科波尔和波克罗夫城市的供水。</text:p>
      <text:p text:style-name="P4">
关于<text:a xlink:type="simple" xlink:href="https://t.me/Yevtushenko_E/4242" text:style-name="Internet_20_link" text:visited-style-name="Visited_20_Internet_20_Link">
电报</text:a>
乌克林福姆报道，通知首席北野Rva Yevhen Yevtushenko。</text:p>
      <text:p text:style-name="P4">
他写道：“实施两个计划的供水计划已经在该地区正在进行中。</text:p>
      <text:p text:style-name="P4">
<text:span text:style-name="T4">
另请阅读：</text:span>
 [敌人再次被解雇<text:span text:style-name="T4">
 Nikopol </text:span>
 Bsky District，受伤的民事(https://www.ukrinform.ua/rubric-ato/3725505-vorog-znovu-obstrilav-nikopolskij-rajon-poranenij-civilnij.html)在地方一级，还有另一个计划涉及基础设施的现代化，以向该地区的居民提供饮用水。 根据乌克兰部长的内阁，UAH的1.597亿件因其在当地国家预算中的实施而被分配。 该计划的目的是恢复尼科波尔区领土的集中供水。 其性能的期限取决于安全状况。 该项目由地方政府实施。</text:p>
      <text:p text:style-name="P4">
Yevtushenko补充说，到恢复集中式供水时，将提供带来的技术和饮酒(装瓶)与水。 执法部门与当地自政府机构的代表一起涉及所有可用资源，该规定，水发出点的数量。</text:p>
      <text:p text:style-name="P4">
关于井的钻探，专家分析了该地区领土上的情况。 得出的结论是：花岗岩和水的表面出现，具有高矿化和杂质在内的重金属，包括锰。</text:p>
      <text:p text:style-name="P4">
<text:span text:style-name="T4">
另请阅读：</text:span>
 [破坏Kakhovka水力发电站：Dnipropetrovsk仍有35个定居点。(https://www.ukrinform.ua/rubric-regions/3725247-pidriv-kahovskoi-ges-na-dnipropetrovsini-bez-vodopostacanna-zalisautsa-35-naselenih-punktiv.html)此外，还有减少浪费的额外风险，这与水库中的水位倾斜有关。</text:p>
      <text:p text:style-name="P4">
News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占领者告诉他的母亲俄罗斯士兵中的醉酒，并担心武装部队的进攻</text:span>
</text:h>
      <text:p text:style-name="P4">
作者: ['АРМІЯINFORM']</text:p>
      <text:p text:style-name="P4">
时间: 2023-06-20T20:00:00-04:00</text:p>
      <text:p text:style-name="P4">
描述: https://youtu.be/1mkmrivczg4关于GUR GUR MOU。 VIISKOVOVOVOVOVOVOVOVOVOVOVOVOVOVOVOVOVOVOVOVOVOVOVOVOVOVOVOVOVOVOVOVOVOVOVOVEV ...与乌克兰2022年的战争，与乌克兰的最新新闻，与乌克兰的新闻战争，与乌克兰2022年的新闻战争，今天将在乌克兰和俄罗斯之间发生战争，当2022年与乌克兰的战争将是，将在不久的将来与乌克兰发动战争，这是与乌克兰的战争，今天的乌克兰新闻，乌克兰的新闻，乌克兰媒体在俄罗斯</text:p>
      <text:p text:style-name="P4">
图片: []</text:p>
      <text:p text:style-name="P4">
标签: ['STOPRUSSIA', 'АГРЕСІЯ РФ', 'ВІЙНА', 'ГУР МО УКРАЇНИ', 'ГУР ПЕРЕХОПЛЕННЯ']</text:p>
      <text:p text:style-name="P4">
类别: News</text:p>
      <!--METADATA-->
      <text:p text:style-name="P4">
关于它<text:a xlink:type="simple" xlink:href="https://gur.gov.ua/content/muzhyk-zastrelytsia-zakhotel-strelnul-sebe-s-avtomata-v-podborodok-tak-u-neho-pulia-prosto-cherez-nos-vyshla-a-sam-to-vyzhyl.html" text:style-name="Internet_20_link" text:visited-style-name="Visited_20_Internet_20_Link">
报告</text:a>
Gur Mou。</text:p>
      <text:p text:style-name="P4">
这位俄罗斯军人在部队中的紧张局势，以及他或她自己对武装部队的进攻的进攻。</text:p>
      <text:p text:style-name="P4">
“该男子将射击集会，用机枪在吊舱中开枪，如此统一地从鼻子出来，他幸免于难!”(简单) - 告诉买家。</text:p>
      <text:p text:style-name="P4">
占领者还担心他的排指挥官最近将脖子伸到脖子上，导致现场死亡。</text:p>
      <text:p text:style-name="P4">
News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如果普京应用核武器，那么对俄罗斯的制裁应该成为地狱-Danilov</text:span>
</text:h>
      <text:p text:style-name="P4">
作者: Ukrinform (Person)</text:p>
      <text:p text:style-name="P4">
出版商: Укринформ (Organization)</text:p>
      <text:p text:style-name="P4">
出版时间: 2023-06-20T20:03:42+03:00</text:p>
      <text:p text:style-name="P4">
修改时间: 2023-06-20T20:03:42+03:00</text:p>
      <text:p text:style-name="P4">
描述: 如果俄罗斯联邦敢于在与乌克兰的战争中使用战术核武器，那么全世界应该做出严格的反应，因为这将是一场完全不同的战争，这是俄罗斯联邦和地狱制裁的另一个责任。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Ядерна зброя', 'Данілов', 'Війна з Росією']</text:p>
      <text:p text:style-name="P4">
类型: Article</text:p>
      <!--METADATA-->
      <text:p text:style-name="P4">
<draw:frame draw:style-name="fr1" draw:name="Image182" text:anchor-type="as-char" svg:width="6.9236in" svg:height="3.956343in" draw:z-index="0">
<draw:image xlink:href="../Images/yкринформ/2023-06-20T20-03-42-03-00/630_360_1680783784-260.jpg" xlink:type="simple" xlink:show="embed" xlink:actuate="onLoad" draw:mime-type="image/jpeg"/>
</draw:frame>
如果俄罗斯联邦敢于在乌克兰战争中使用战术核武器，那么全世界就必须做出严厉的反应，因为它将完全不同，这是俄罗斯联邦和地狱制裁的另一个责任。</text:p>
      <text:p text:style-name="P4">
乌克林福姆(Ukrinform)表示，乌克兰Alexei Danilov的NSDC部长在国家电话“ Unin”上说，这是美国总统乔·拜登(Joe Biden)声明的关于使用战术核武器的现实的声明。</text:p>
      <text:p text:style-name="P4">
“我认为一切都必须及时停止。 因为这样的侵略者，像普京这样的马鞍，必须在2008年停止，但不幸的是没有发生。 我们今天在我们的领土上发动战争。 考虑使用战术核武器的威胁是，他们不敢这样做，那么世界必须完全不同。 然后，他们是制裁，必须使其尽可能地结束。” Danilov说。</text:p>
      <text:p text:style-name="P4">
<text:span text:style-name="T4">
另请阅读：</text:span>
 [<text:span text:style-name="T4">
 Danilov </text:span>
讲述了军事优先事项(https://www.ukrinform.ua/rubric-ato/3725402-danilov-rozpoviv-pro-voennij-prioritet-sil-oboroni-artilerijske-znekrovlenna-voroga.html)他指出，在战术核武器的情况下，这将是“完全不同的战争，另一个责任，我们伴侣的其他行动”。</text:p>
      <text:p text:style-name="P4">
NSDC秘书还指出，Kakhovskaya水力发电站的《恐怖行为》是，另一种是使用战术核武器。 达尼洛夫(Danilov)表示，俄罗斯联邦将在这种罪行中取得成功。</text:p>
      <text:p text:style-name="P4">
“我可以说，在我想确定不会发生之前，没有任何悲惨的事情。 但是，如果发生这种情况，世界应该做出完全不同的反应。” Danilov说。</text:p>
      <text:p text:style-name="P4">
<text:span text:style-name="T4">
另请阅读：</text:span>
 <text:a xlink:type="simple" xlink:href="https://www.ukrinform.ua/rubric-ato/3725174-zagroza-vikoristanna-putinim-adernoi-zbroi-e-realnou-bajden.html" text:style-name="Internet_20_link" text:visited-style-name="Visited_20_Internet_20_Link">
普京使用的威胁<text:span text:style-name="T4">
核</text:span>
武器hereal -biden</text:a>
正如乌克林福姆报道的那样，美国总统乔·拜登(Joe Biden)周一表示，侵略者弗拉基米尔·普京(Vladimir Putin)使用战术核武器的总统范围是“真实的”。</text:p>
      <text:p text:style-name="P4">
News Source: <text:a xlink:type="simple" xlink:href="https://www.ukrinform.ua/rubric-ato/3725493-akso-putin-zastosue-adernu-zbrou-sankcii-dla-rosii-maut-stati-pekelnimi-danilov.html" text:style-name="Internet_20_link" text:visited-style-name="Visited_20_Internet_20_Link">
https://www.ukrinform.ua/rubric-ato/3725493-akso-putin-zastosue-adernu-zbrou-sankcii-dla-rosii-maut-stati-pekelnimi-danilov.html</text:a>
</text:p>
      <!--NEWS-->
      <text:h text:style-name="P10" text:outline-level="1">
<text:span text:style-name="T4">
国防军袭击了17个艺术单位，三个管理要点和俄罗斯人的飞机</text:span>
</text:h>
      <text:p text:style-name="P4">
作者: Ukrinform (Person)</text:p>
      <text:p text:style-name="P4">
出版商: Укринформ (Organization)</text:p>
      <text:p text:style-name="P4">
出版时间: 2023-06-20T20:07:00+03:00</text:p>
      <text:p text:style-name="P4">
修改时间: 2023-06-20T20:07:00+03:00</text:p>
      <text:p text:style-name="P4">
描述: 乌克兰当天的防守部队被17个炮兵部队，三个管理要点和俄罗斯军队防空手段击中。  - 乌克林。</text:p>
      <text:p text:style-name="P4">
图片: ['<text:a xlink:type="simple" xlink:href="https://static.ukrinform.com/photos/2023_06/thumb_files/630_360_1687280830-604.jpg" text:style-name="Internet_20_link" text:visited-style-name="Visited_20_Internet_20_Link">
630_360_16872...</text:a>
']</text:p>
      <text:p text:style-name="P4">
标签: ['Генштаб', 'ЗСУ', 'Війна з Росією']</text:p>
      <text:p text:style-name="P4">
类型: Article</text:p>
      <!--METADATA-->
      <text:p text:style-name="P4">
<draw:frame draw:style-name="fr1" draw:name="Image183" text:anchor-type="as-char" svg:width="6.9236in" svg:height="3.956343in" draw:z-index="0">
<draw:image xlink:href="../Images/yкринформ/2023-06-20T20-07-00-03-00/630_360_1687280830-604.jpg" xlink:type="simple" xlink:show="embed" xlink:actuate="onLoad" draw:mime-type="image/jpeg"/>
</draw:frame>
当天，白天对俄罗斯军队进行了17个炮兵部队，三个管理和防空手段。</text:p>
      <text:p text:style-name="P4">
根据乌克林福姆的说法，乌克兰武装部队的总参谋部在[Facebook]上报道(https://www.facebook.com/GeneralStaff.ua/posts/pfbid02gqjE8CmQ81Mnys3GAnmhoSiFi5ds653prVDQXzE5Z2YLtBQcKZpQRUdQ5H6eojwzl).</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противника, три станції РЕБ, 17 артилерійських підрозділів на вогневихпозиціях, один засіб протиповітряної оборони та ще один важливий об’єктворога”, - ідеться в повідомленні.</text:p>
      <text:p text:style-name="P4">
Авіація сил оборони за добу завдала 8 ударів по районах зосередження особовогоскладу росіян та два по зенітно-ракетних комплексах. Також українськізахисники знищили три розвідувальних безпілотних літальних апарати.</text:p>
      <text:p text:style-name="P4">
<text:span text:style-name="T4">
Читайте також:</text:span>
 <text:a xlink:type="simple" xlink:href="https://www.ukrinform.ua/rubric-ato/3725485-na-limanokupanskomu-napramku-vijskovi-znisili-rosijskij-bezpilotnik.html" text:style-name="Internet_20_link" text:visited-style-name="Visited_20_Internet_20_Link">
 На Лимано-Куп‘янському напрямку військові <text:span text:style-name="T4">
знищ</text:span>
 илиросійський безпілотник </text:a>
据总参谋部称，敌人继续集中精力_ <text:span text:style-name="T4">
纳利曼斯克，巴赫穆特，阿维迪夫和玛丽斯基指示的主要努力</text:span>
 _ \  - 一天中的时期发生了35次战斗冲突。</text:p>
      <text:p text:style-name="P4">
_ <text:span text:style-name="T4">
在volyn和polissya方向</text:span>
 _ _不重要变化的操作情况。</text:p>
      <text:p text:style-name="P4">
_ <text:span text:style-name="T4">
在Siversky和Slobozhansky的指示中</text:span>
 _俄罗斯人在与乌克兰的边境地区保留了军事冒险。 俄罗斯军队在切尼夫地区的亚祖里夫卡和列奥尼夫卡犯了罪。 此外，他们对卡尔波维奇·切尼希夫地区的哈拉加尼夫卡进行了迫击炮和炮击； Kindrativka, bars, locks, Lokni, Yunnavka, Bachivska, Stepnoy, Sumy region, as well as Ivashok, Rozhkovich, Gurvyevkozakhka, Udov, Marino, High Yaruga, Morokhovka, Thorny, Hatcha, Vovchanskaya, Budyn, Ustinovka, Ustinovka, Ustinovka Ambarny, Grigorivka Kharkiv地区。</text:p>
      <text:p text:style-name="P4">
_ <text:span text:style-name="T4">
在Kupyansk方向</text:span>
 _对手的炮兵和迫击炮炮击遭受了Figolivka，两年，西方，Kislivka和Berestovevetohakiv地区。</text:p>
      <text:p text:style-name="P4">
<text:span text:style-name="T4">
另请阅读：</text:span>
 <text:a xlink:type="simple" xlink:href="https://www.ukrinform.ua/rubric-ato/3725482-na-bahmutskomu-napramku-zsu-prodovzuut-ruh-vpered-na-flangah-sirskij.html" text:style-name="Internet_20_link" text:visited-style-name="Visited_20_Internet_20_Link">
在Bakhmut武装部队中继续前进到Naflangs -Syrsky</text:a>
</text:p>
      <text:p text:style-name="P4">
_ <text:span text:style-name="T4">
在巴赫穆特(Bakhmut)方向</text:span>
 _俄罗斯人对奥里克霍沃 - 瓦西利夫卡(Orikhovo-Vasilivka)顿涅茨克地区的Unapryamka进行了不成功的进攻行动。 Vasyukivka，Orikhovo-Vasylivka，Bogdanivka，Kalynivka，Yar，Ivanivska，Varyarivka，White Gora，Konstantinovka，友谊和北诺诺茨克地区受到敌方大炮的伤害。</text:p>
      <text:p text:style-name="P4">
_ <text:span text:style-name="T4">
在Avdeevsky方向</text:span>
 _攻击者在Avdiivka和Severny地区袭击，他在Avdiivka附近进行了不成功的进攻行动。他还对Avdiivka，Pervomaisky和Nevel Donetsk地区进行了炮击。</text:p>
      <text:p text:style-name="P4">
_ <text:span text:style-name="T4">
在Mariinsky方向</text:span>
 _ _敌人袭击了该地区的该地区。 同时，他向顿涅茨克地区的Marinkuta胜利了圣乔治大炮Krasnogorivka。</text:p>
      <text:p text:style-name="P4">
<text:span text:style-name="T4">
另请阅读：</text:span>
 <text:a xlink:type="simple" xlink:href="https://www.ukrinform.ua/rubric-ato/3725447-rosiani-zaminuvali-oholodzuvac-na-zaes-budanov.html" text:style-name="Internet_20_link" text:visited-style-name="Visited_20_Internet_20_Link">
俄罗斯人用ZPP -Budanov代替了冷却器</text:a>
_ <text:span text:style-name="T4">
在矿物方向</text:span>
 _ _俄罗斯人在非ovomikhailivka方向进行了进攻行动，没有成功。 此外，敌人在唐内茨克地区的夏普，巴拉斯加夫卡和诺维奥米卡利夫卡的居住地开火。</text:p>
      <text:p text:style-name="P4">
_ <text:span text:style-name="T4">
在Zaporizhhya和Kherson的方向</text:span>
 _攻击者继续进行Varioron动作。 敌人袭击了塔扎波尔(Tazapore)顿涅茨克(Donetsk)地区的斯托罗兹夫(Storozhev)，普雷希斯蒂夫卡(Prechistivka)，戈尔登·尼瓦(Golden Niva)，戈尔登·尼瓦(Golden Niva)和马卡里夫卡(Makarivka)地区。</text:p>
      <text:p text:style-name="P4">
俄罗斯人还对定居点进行了炮击，Neskachny，Makarivka，Storozhevo，Vremivka，Green Field，Novopol Donetsk地区； Novodarivka，Levadny，Red，Gulyaipol，Railway，Magic，Novoandriivka，Steppe，Steppe，Fife -Heaven，Pubkova，Kamyansky Zaporozhye地区； Golden beam, Mikhailivka, Novoalexandrivka, Dudchan, Kachkarakivka, Path, Cossack, Mykolaivka, Burguki, Ivanivka, Sadovyi, Prydniprovsky, Dniep​​er, Youth, Winter, Belozerka, Romashkov, Kherson, Dnipro, Dnipro, Dnipro. - Nikolaevskaya .</text:p>
      <text:p text:style-name="P4">
据总裁说，在Zaporizhhya地区暂时捕获的领土的定居点中，俄罗斯入侵者为tape木过滤配备了其他检查站。 所有的平民人口都离开乌克兰以南的临时雇用，被迫在Umangushi和Novoazozovsk Donetsk地区进行过滤点。 在过滤措施中，公民仔细检查事物和文件，此外，还选择了指纹。同样在总人员中<text:a xlink:type="simple" xlink:href="https://www.facebook.com/GeneralStaff.ua/posts/pfbid02gqjE8CmQ81Mnys3GAnmhoSiFi5ds653prVDQXzE5Z2YLtBQcKZpQRUdQ5H6eojwzl" text:style-name="Internet_20_link" text:visited-style-name="Visited_20_Internet_20_Link">
指定</text:a>
昨晚，俄罗斯入侵者袭击了35个伊朗无人机的Shahd，7次防空导弹C-300和1翼的岩石块，伊斯坎德-M地面降落在民用基础设施上。</text:p>
      <text:p text:style-name="P4">
据乌克林福姆报道，从2022年2月24日至2023年6月20日，大约22.1,000460俄罗斯入侵者，过去一天 -  1010人从2023年2月24日开始清算。</text:p>
      <text:p text:style-name="P4">
照片：武装部队总参谋部，Facebook</text:p>
      <text:p text:style-name="P4">
News Source: <text:a xlink:type="simple" xlink:href="https://www.ukrinform.ua/rubric-ato/3725494-sili-oboroni-urazili-17-artpidrozdiliv-tri-punkti-upravlinna-ta-zasib-ppo-rosian.html" text:style-name="Internet_20_link" text:visited-style-name="Visited_20_Internet_20_Link">
https://www.ukrinform.ua/rubric-ato/3725494-sili-oboroni-urazili-17-artpidrozdiliv-tri-punkti-upravlinna-ta-zasib-ppo-rosian.html</text:a>
</text:p>
      <!--NEWS-->
      <text:h text:style-name="P10" text:outline-level="1">
<text:span text:style-name="T4">
禁止出版俄罗斯联合会产品的进口：Zelensky对请愿书做出了反应</text:span>
</text:h>
      <text:p text:style-name="P4">
作者: Ukrinform (Person)</text:p>
      <text:p text:style-name="P4">
出版商: Укринформ (Organization)</text:p>
      <text:p text:style-name="P4">
出版时间: 2023-06-20T20:18:12+03:00</text:p>
      <text:p text:style-name="P4">
修改时间: 2023-06-20T20:18:12+03:00</text:p>
      <text:p text:style-name="P4">
描述: Zelensky回应了一份请愿书，以签署有关禁止出版俄罗斯联邦和白俄罗斯的产品的禁令的法律。  - 乌克林。</text:p>
      <text:p text:style-name="P4">
图片: ['<text:a xlink:type="simple" xlink:href="https://static.ukrinform.com/photos/2023_06/thumb_files/630_360_1686937099-385.jpg" text:style-name="Internet_20_link" text:visited-style-name="Visited_20_Internet_20_Link">
630_360_16869...</text:a>
']</text:p>
      <text:p text:style-name="P4">
标签: ['Петиція', 'Закон', 'Зеленський']</text:p>
      <text:p text:style-name="P4">
类型: Article</text:p>
      <!--METADATA-->
      <text:p text:style-name="P4">
<draw:frame draw:style-name="fr1" draw:name="Image184" text:anchor-type="as-char" svg:width="6.9236in" svg:height="3.956343in" draw:z-index="0">
<draw:image xlink:href="../Images/yкринформ/2023-06-20T20-18-12-03-00/630_360_1686937099-385.jpg" xlink:type="simple" xlink:show="embed" xlink:actuate="onLoad" draw:mime-type="image/jpeg"/>
</draw:frame>
Zelensky回应了一份请愿书，以签署有关禁止出版俄罗斯联邦和白俄罗斯的生产的法律。</text:p>
      <text:p text:style-name="P4">
这在弗拉基米尔·泽伦斯基总统对这份请愿书的回应中说明了这一点，并发布了<text:a xlink:type="simple" xlink:href="https://petition.president.gov.ua/petition/193132" text:style-name="Internet_20_link" text:visited-style-name="Visited_20_Internet_20_Link">
在OP网站上</text:a>
，报道乌克林福姆。</text:p>
      <text:p text:style-name="P4">
“特别是，乌克兰司法部提议将法律否决权申请否决权，因为它包含了以HE语言发布到世界上的出版产品进口和分销的规范。</text:p>
      <text:p text:style-name="P4">
<text:span text:style-name="T4">
另请阅读：</text:span>
 <text:a xlink:type="simple" xlink:href="https://www.ukrinform.ua/rubric-culture/3725448-zabuzko-zaklikala-zelenskogo-pidpisati-zakon-so-zaboronae-rozpovsudzenna-rosijskih-knig.html" text:style-name="Internet_20_link" text:visited-style-name="Visited_20_Internet_20_Link">
社交网络上的Flashmob：Zelensky敦促签署<text:span text:style-name="T4">
法律</text:span>
关于禁止发行俄罗斯书籍的禁令</text:a>
Zelensky指出，乌克兰外交部支持建立Taza实施立法机制的需求，这将使乌克兰民意测验的传播不可能，其中包含俄罗斯宣传的叙述，他还认为适用于适用于适用的申请。否决权。</text:p>
      <text:p text:style-name="P4">
“外交部指出，在现有版本中，法律不符合人权领域的规范和标准，包括思想自由，保护国民少数民族权利，禁止以语言为基础进行歧视，因此可能会使乌克兰加入欧盟的谈判过程变得复杂。”</text:p>
      <text:p text:style-name="P4">
他指出，乌克兰的欧洲和欧洲大西洋融合的奥尔加·斯蒂芬斯海(Olga Stephanyshyn Viceremier-Minister)告知欧盟政党的方向，以对其在保护包括国家少数民族的权利的义务的影响中进行额外评估，包括义务的影响在上下文中，乌克兰申请欧盟会员资格。</text:p>
      <text:p text:style-name="P4">
<text:span text:style-name="T4">
另请阅读：</text:span>
 [斯洛伐克议会认可了holodomor(https://www.ukrinform.ua/rubric-polytics/3725469-parlament-slovaccini-viznav-golodomor-genocidom-ukrainskogo-narodu.html)</text:p>
      <text:p text:style-name="P4">
Zelensky说：“鉴于上述情况，我命令乌克兰部长的内阁在提出的问题上工作，考虑到了有关方面的意见，欧盟的职位并为结果提供了信息。”</text:p>
      <text:p text:style-name="P4">
据报道，在社交网络上，有一项Flashmob#逐步签名法，呼吁总统弗拉基米尔·泽伦斯基(Vladimir Zelensky)签署第2309-1号法律“关于禁止进口和分发俄罗斯书籍的法律”。 公众，政治和文化人物加入了行动。</text:p>
      <text:p text:style-name="P4">
照片：作品</text:p>
      <text:p text:style-name="P4">
News Source: <text:a xlink:type="simple" xlink:href="https://www.ukrinform.ua/rubric-culture/3725499-zaborona-vvezenna-vidavnicoi-produkcii-rf-zelenskij-vidreaguvav-na-peticiu.html" text:style-name="Internet_20_link" text:visited-style-name="Visited_20_Internet_20_Link">
https://www.ukrinform.ua/rubric-culture/3725499-zaborona-vvezenna-vidavnicoi-produkcii-rf-zelenskij-vidreaguvav-na-peticiu.html</text:a>
</text:p>
      <!--NEWS-->
      <text:h text:style-name="P10" text:outline-level="1">
<text:span text:style-name="T4">
入侵者准备驱逐出被占领的卢汉斯克地区的另外750名儿童-OVA</text:span>
</text:h>
      <text:p text:style-name="P4">
作者: Ukrinform (Person)</text:p>
      <text:p text:style-name="P4">
出版商: Укринформ (Organization)</text:p>
      <text:p text:style-name="P4">
出版时间: 2023-06-20T20:23:00+03:00</text:p>
      <text:p text:style-name="P4">
修改时间: 2023-06-20T20:23:00+03:00</text:p>
      <text:p text:style-name="P4">
描述: 俄罗斯入侵者正在准备驱逐出被占领的卢汉斯克地区的750名儿童，现在成立了团体。  - 乌克林。</text:p>
      <text:p text:style-name="P4">
图片: ['<text:a xlink:type="simple" xlink:href="https://static.ukrinform.com/photos/2023_02/thumb_files/630_360_1677507752-704.jpg" text:style-name="Internet_20_link" text:visited-style-name="Visited_20_Internet_20_Link">
630_360_16775...</text:a>
']</text:p>
      <text:p text:style-name="P4">
标签: ['Депортація', 'Діти', 'Луганщина', 'Війна з Росією']</text:p>
      <text:p text:style-name="P4">
类型: Article</text:p>
      <!--METADATA-->
      <text:p text:style-name="P4">
<draw:frame draw:style-name="fr1" draw:name="Image185" text:anchor-type="as-char" svg:width="6.9236in" svg:height="3.956343in" draw:z-index="0">
<draw:image xlink:href="../Images/yкринформ/2023-06-20T20-23-00-03-00/630_360_1677507752-704.jpg" xlink:type="simple" xlink:show="embed" xlink:actuate="onLoad" draw:mime-type="image/jpeg"/>
</draw:frame>
俄罗斯 - 拥抱准备从被占领的卢汉斯克地区的另外750名儿童驱逐出境，现在正在部署团体的形成。</text:p>
      <text:p text:style-name="P4">
这是在[电报]中报道的(https://t.me/luhanskaVTSA/11487)乌克林福姆报道，卢汉斯克地区军事行政部门负责人阿尔蒂姆·利索戈尔(Artem Lisogor)。</text:p>
      <text:p text:style-name="P4">
“目前，我们收到了入侵者正在竞争的信息，正如他们所说的“先驱者”出口了另外750名儿童。 没有关于先前花的孩子的信息。 我们正在尝试记录所有儿童，并收到有关他们返回或居住地的信息。” Lisogor说。</text:p>
      <text:p text:style-name="P4">
<text:span text:style-name="T4">
另请阅读：</text:span>
 [六月的入侵者从俄罗斯联邦的卢汉斯克地区和一个一百个孩子 - 国家爱国者的中心。(https://www.ukrinform.ua/rubric-regions/3723339-zagarbniki-u-cervni-vivezli-z-lugansini-u-rf-pivtori-sotni-ditej-centr-nacsprotivu.html)据他说，占领的“当局”报道说，有70％的RFFZAC学生是“病理学”，将他们送往俄罗斯接受治疗。</text:p>
      <text:p text:style-name="P4">
“在卢甘斯克村，他们邀请孩子们和母亲一起去休闲营地，吓坏了“乌克兰的炮击”。 Lisogor说：“如果孩子不康复，我们就不会让学校勒索”。</text:p>
      <text:p text:style-name="P4">
<text:span text:style-name="T4">
另请阅读：</text:span>
 <text:a xlink:type="simple" xlink:href="https://www.ukrinform.ua/rubric-culture/3722887-vijsov-film-ponivecene-ditinstvo-pro-deportaciu-rosieu-ukrainskih-ditej.html" text:style-name="Internet_20_link" text:visited-style-name="Visited_20_Internet_20_Link">
关于<text:span text:style-name="T4">
 deportatts的电影“恶意童年” </text:span>
乌克兰儿童的尤罗西亚</text:a>
如今年6月8日报道的那样，来自苏鲁根斯克地区Starobilsky地区的150名儿童非法出口到Karachayevo-Cherkesky共和国的Karachayevo-Cherkesky Republic的Lesna和Sosenko的娱乐中心。</text:p>
      <text:p text:style-name="P4">
News Source: <text:a xlink:type="simple" xlink:href="https://www.ukrinform.ua/rubric-regions/3725501-zagarbniki-gotuut-deportaciu-se-750-ditej-z-okupovanoi-lugansini-ova.html" text:style-name="Internet_20_link" text:visited-style-name="Visited_20_Internet_20_Link">
https://www.ukrinform.ua/rubric-regions/3725501-zagarbniki-gotuut-deportaciu-se-750-ditej-z-okupovanoi-lugansini-ova.html</text:a>
</text:p>
      <!--NEWS-->
      <text:h text:style-name="P10" text:outline-level="1">
<text:span text:style-name="T4">
奥地利将分配更多的1800万欧元来帮助乌克兰人</text:span>
</text:h>
      <text:p text:style-name="P4">
作者: Ukrinform (Person)</text:p>
      <text:p text:style-name="P4">
出版商: Укринформ (Organization)</text:p>
      <text:p text:style-name="P4">
出版时间: 2023-06-20T20:25:53+03:00</text:p>
      <text:p text:style-name="P4">
修改时间: 2023-06-20T20:25:53+03:00</text:p>
      <text:p text:style-name="P4">
描述: 奥地利联邦政府将额外分配1800万欧元，以帮助受俄罗斯侵略影响的乌克兰人。  - 乌克林。</text:p>
      <text:p text:style-name="P4">
图片: ['<text:a xlink:type="simple" xlink:href="https://static.ukrinform.com/photos/2020_05/thumb_files/630_360_1589983587-269.jpg" text:style-name="Internet_20_link" text:visited-style-name="Visited_20_Internet_20_Link">
630_360_15899...</text:a>
']</text:p>
      <text:p text:style-name="P4">
标签: ['Австрія', 'Україна', 'допомога']</text:p>
      <text:p text:style-name="P4">
类型: Article</text:p>
      <!--METADATA-->
      <text:p text:style-name="P4">
<draw:frame draw:style-name="fr1" draw:name="Image186" text:anchor-type="as-char" svg:width="6.9236in" svg:height="3.956343in" draw:z-index="0">
<draw:image xlink:href="../Images/yкринформ/2023-06-20T20-25-53-03-00/630_360_1589983587-269.jpg" xlink:type="simple" xlink:show="embed" xlink:actuate="onLoad" draw:mime-type="image/jpeg"/>
</draw:frame>
奥地利联邦政府将额外分配1800万欧元，以帮助受俄罗斯侵略影响的乌克兰人。</text:p>
      <text:p text:style-name="P4">
关于它报告了乌克林福姆，参考[奥地利媒体特工]。(https://apa.at/)“奥地利继续向乌克兰增加财政援助：政府将在国外的紧急基金中再分配1800万欧元(高手)外交部，“证词写着。</text:p>
      <text:p text:style-name="P4">
值得注意的是，以这种方式，奥地利的双边财政支持已经“超过1.5亿欧元”。</text:p>
      <text:p text:style-name="P4">
根据奥地利外交部的说法，将收到600万欧元(联合国)和Chervonohrest国际委员会(ICCH)，另外400万欧元将获得联合国儿童基金(联合国儿童基金会)和200万欧元 - 联合国人口基金(yunfpa).</text:p>
      <text:p text:style-name="P4">
<text:span text:style-name="T4">
Читайте також:</text:span>
 <text:a xlink:type="simple" xlink:href="https://www.ukrinform.ua/rubric-regions/3723285-avstria-peredala-ukraini-obladnanna-dla-likvidacii-pidtoplen-ta-poratunku-ludej.html" text:style-name="Internet_20_link" text:visited-style-name="Visited_20_Internet_20_Link">
 <text:span text:style-name="T4">
Австрія</text:span>
 передала Україні обладнання для ліквідаціїпідтоплень та порятунку людей </text:a>
声明说：“这是为了支持乌克兰和摩尔多瓦的人们。该州邻国接受乌克兰人口中最多的流离失所者。”</text:p>
      <text:p text:style-name="P4">
还指出，奥地利外交大臣亚历山大·萨克莱伯格(Alexander Sharllenberg)也将参加伦敦乌克兰恢复国际会议。</text:p>
      <text:p text:style-name="P4">
正如乌克林福姆报道的那样，五月众所周知，联邦政府<text:a xlink:type="simple" xlink:href="https://www.ukrinform.ua/tag-avstria" text:style-name="Internet_20_link" text:visited-style-name="Visited_20_Internet_20_Link">
奥地利</text:a>
将提供斯洛文尼亚组织的“国际信托基金”(ITF)乌克兰的人道主义人道主义者的200万欧元。</text:p>
      <text:p text:style-name="P4">
News Source: <text:a xlink:type="simple" xlink:href="https://www.ukrinform.ua/rubric-society/3725502-avstria-vidilit-se-18-miljoniv-dla-dopomogi-ukraincam.html" text:style-name="Internet_20_link" text:visited-style-name="Visited_20_Internet_20_Link">
https://www.ukrinform.ua/rubric-society/3725502-avstria-vidilit-se-18-miljoniv-dla-dopomogi-ukraincam.html</text:a>
</text:p>
      <!--NEWS-->
      <text:h text:style-name="P10" text:outline-level="1">
<text:span text:style-name="T4">
对克里米亚泰坦和ZPP的可能打击不会阻止乌克兰解放-Danilov</text:span>
</text:h>
      <text:p text:style-name="P4">
作者: Ukrinform (Person)</text:p>
      <text:p text:style-name="P4">
出版商: Укринформ (Organization)</text:p>
      <text:p text:style-name="P4">
出版时间: 2023-06-20T20:30:38+03:00</text:p>
      <text:p text:style-name="P4">
修改时间: 2023-06-20T20:30:38+03:00</text:p>
      <text:p text:style-name="P4">
描述: 克里米亚泰坦和扎波里兹希里·NPP是俄罗斯占领部队可以罢工的关键物体，但这不会阻止乌克兰从敌人中解放出来。  - 乌克林。</text:p>
      <text:p text:style-name="P4">
图片: ['<text:a xlink:type="simple" xlink:href="https://static.ukrinform.com/photos/2023_03/thumb_files/630_360_1678825036-533.jpg" text:style-name="Internet_20_link" text:visited-style-name="Visited_20_Internet_20_Link">
630_360_16788...</text:a>
']</text:p>
      <text:p text:style-name="P4">
标签: ['Крим', 'Завод "Титан"', 'Данілов', 'Запорізька АЕС', 'Війна з Росією']</text:p>
      <text:p text:style-name="P4">
类型: Article</text:p>
      <!--METADATA-->
      <text:p text:style-name="P4">
<draw:frame draw:style-name="fr1" draw:name="Image187" text:anchor-type="as-char" svg:width="6.9236in" svg:height="3.956343in" draw:z-index="0">
<draw:image xlink:href="../Images/yкринформ/2023-06-20T20-30-38-03-00/630_360_1678825036-533.jpg" xlink:type="simple" xlink:show="embed" xlink:actuate="onLoad" draw:mime-type="image/jpeg"/>
</draw:frame>
克里米亚巨人和Zaporizhhya NPP是俄罗斯西部可能会罢工的关键物体，但这不会阻止乌克兰从敌人中解放出来的过程。</text:p>
      <text:p text:style-name="P4">
乌克林福姆(Ukrinform)表示，乌克兰阿列克谢·丹尼洛夫(Alexei Danilov)国家安全与国防委员会秘书在全国性的电话“ Unin”中说。</text:p>
      <text:p text:style-name="P4">
“迄今为止，这两个物体是他们可以提出建议的关键，但请记住，在从这些恐怖分子中释放乌克兰的问题中不能停止它。 我们一定会释放我们的国家，包括<text:a xlink:type="simple" xlink:href="https://www.ukrinform.ua/tag-krim" text:style-name="Internet_20_link" text:visited-style-name="Visited_20_Internet_20_Link">
克里亚</text:a>
。 现在将有一个或两个月的三个月，这将使许多其他流程的末尾都放置许多点。 我充满信心，俄罗斯分散的过程已经在2022年2月24日阅读，现在它将登上实用的飞机，我们将与您见证这一过程。” Danilov说。</text:p>
      <text:p text:style-name="P4">
<text:span text:style-name="T4">
另请阅读：</text:span>
 <text:a xlink:type="simple" xlink:href="https://www.ukrinform.ua/rubric-economy/3724505-u-rozvidci-nazvali-dii-rosian-na-zaes-adernim-santazem.html" text:style-name="Internet_20_link" text:visited-style-name="Visited_20_Internet_20_Link">
在情报中，俄罗斯人在NPP核敲诈行动中的行动</text:a>
正如乌克林福姆(Ukrinform(https://www.ukrinform.ua/rubric-ato/3725447-rosiani-zaminuvali-oholodzuvac-na-zaes-budanov.html)，如果它源自Uzla，则很有可能会有大问题。</text:p>
      <text:p text:style-name="P4">
News Source: <text:a xlink:type="simple" xlink:href="https://www.ukrinform.ua/rubric-ato/3725504-mozlivi-udari-po-krimskomu-titanu-ta-zaes-ne-zupinat-zvilnenna-ukraini-danilov.html" text:style-name="Internet_20_link" text:visited-style-name="Visited_20_Internet_20_Link">
https://www.ukrinform.ua/rubric-ato/3725504-mozlivi-udari-po-krimskomu-titanu-ta-zaes-ne-zupinat-zvilnenna-ukraini-danilov.html</text:a>
</text:p>
      <!--NEWS-->
      <text:h text:style-name="P10" text:outline-level="1">
<text:span text:style-name="T4">
美国不否认第三方在乌克兰建立和平的过程中的作用 - 白宫</text:span>
</text:h>
      <text:p text:style-name="P4">
作者: Ukrinform (Person)</text:p>
      <text:p text:style-name="P4">
出版商: Укринформ (Organization)</text:p>
      <text:p text:style-name="P4">
出版时间: 2023-06-20T20:31:00+03:00</text:p>
      <text:p text:style-name="P4">
修改时间: 2023-06-20T20:31:00+03:00</text:p>
      <text:p text:style-name="P4">
描述: 各州不否认第三方参与了在乌克兰建立和平的过程。  - 乌克林。</text:p>
      <text:p text:style-name="P4">
图片: ['<text:a xlink:type="simple" xlink:href="https://static.ukrinform.com/photos/2023_02/thumb_files/630_360_1676889540-944.jpg" text:style-name="Internet_20_link" text:visited-style-name="Visited_20_Internet_20_Link">
630_360_16768...</text:a>
']</text:p>
      <text:p text:style-name="P4">
标签: ['США', 'Україна', 'Війна з Росією']</text:p>
      <text:p text:style-name="P4">
类型: Article</text:p>
      <!--METADATA-->
      <text:p text:style-name="P4">
<draw:frame draw:style-name="fr1" draw:name="Image188" text:anchor-type="as-char" svg:width="6.9236in" svg:height="3.956343in" draw:z-index="0">
<draw:image xlink:href="../Images/yкринформ/2023-06-20T20-31-00-03-00/630_360_1676889540-944.jpg" xlink:type="simple" xlink:show="embed" xlink:actuate="onLoad" draw:mime-type="image/jpeg"/>
</draw:frame>
各州不确保第三人参与乌克兰建立和平。</text:p>
      <text:p text:style-name="P4">
这是在周二在白宫拉丁安全约翰·柯比(John Kirby)的华盛顿协调员紧迫的一家紧迫地说的，报道了乌克林福姆自己的记者。</text:p>
      <text:p text:style-name="P4">
他说，华盛顿并没有否认第三方在乌克兰和平过程中的作用。</text:p>
      <text:p text:style-name="P4">
“但是，为了使这个角色保持稳定并有成功的机会，这是对乌克兰的观点的完整理解，并完全奉献了《联合国宪章》，《领土完整性，主权的观念》乌克兰沿着国际公认的边界，“强调了贝登的代表。</text:p>
      <text:p text:style-name="P4">
他还说：“乌克兰的战争实际上与领土完整的主权观念有关。 实际上，这是联合国法规。”</text:p>
      <text:p text:style-name="P4">
<text:span text:style-name="T4">
另请阅读：</text:span>
 [美国看不到从中移动核武器的迹象(https://www.ukrinform.ua/rubric-world/3722034-ssa-ne-sposterigaut-oznak-peremisenna-adernoi-zbroi-z-rosii-u-bilorus-bilij-dim.html)据他说，重要的是要根据第二次世界大战后制定的规则维护命令。</text:p>
      <text:p text:style-name="P4">
美国政府还表示支持乌克兰的方形。</text:p>
      <text:p text:style-name="P4">
“我们反复说，我们支持泽伦斯基总统在公平和平方面的愿景。 我们已经多次说过任何值得讨论的话 - (美国 -  ed。)，只有当它稳定并且使其成为自信的时候。”白宫代表强调。</text:p>
      <text:p text:style-name="P4">
<text:span text:style-name="T4">
另请阅读：</text:span>
 <text:a xlink:type="simple" xlink:href="https://www.ukrinform.ua/rubric-ato/3722014-bilij-dim-anonsuvav-novij-paket-vijskovoi-dopomogi-ukraini.html" text:style-name="Internet_20_link" text:visited-style-name="Visited_20_Internet_20_Link">
白宫宣布了新的军事援助计划</text:a>
他说，这意味着应该重新提出乌克兰的主权和领土完整，至少应该从Zelensky提供的10分来讨论该提议中。</text:p>
      <text:p text:style-name="P4">
<text:span text:style-name="T4">
另请阅读：</text:span>
 <text:a xlink:type="simple" xlink:href="https://www.ukrinform.ua/rubric-world/3720682-iran-nadae-rosii-materiali-dla-budivnictva-zavodu-z-virobnictva-bezpilotnikiv-bilij-dim.html" text:style-name="Internet_20_link" text:visited-style-name="Visited_20_Internet_20_Link">
伊朗提供俄罗斯材料，用于建造无人大教堂的植物 - 白宫</text:a>
正如乌克林福姆报道的那样，美国国务卿安东尼·安东尼(Anthony)在星期二关于美国为乌克兰的新援助准备了新的援助。</text:p>
      <text:p text:style-name="P4">
News Source: <text:a xlink:type="simple" xlink:href="https://www.ukrinform.ua/rubric-polytics/3725509-ssa-ne-zaperecuut-roli-tretoi-storoni-u-procesi-vstanovlenna-miru-v-ukraini-bilij-dim.html" text:style-name="Internet_20_link" text:visited-style-name="Visited_20_Internet_20_Link">
https://www.ukrinform.ua/rubric-polytics/3725509-ssa-ne-zaperecuut-roli-tretoi-storoni-u-procesi-vstanovlenna-miru-v-ukraini-bilij-dim.html</text:a>
</text:p>
      <!--NEWS-->
      <text:h text:style-name="P10" text:outline-level="1">
<text:span text:style-name="T4">
敌人再次被尼科波（Nikopol）地区解雇，受伤的平民</text:span>
</text:h>
      <text:p text:style-name="P4">
作者: Ukrinform (Person)</text:p>
      <text:p text:style-name="P4">
出版商: Укринформ (Organization)</text:p>
      <text:p text:style-name="P4">
出版时间: 2023-06-20T20:33:11+03:00</text:p>
      <text:p text:style-name="P4">
修改时间: 2023-06-20T20:33:11+03:00</text:p>
      <text:p text:style-name="P4">
描述: 敌人每天四次袭击尼科波尔区。  - 乌克林。</text:p>
      <text:p text:style-name="P4">
图片: ['<text:a xlink:type="simple" xlink:href="https://static.ukrinform.com/photos/2023_06/thumb_files/630_360_1687282332-945.jpg" text:style-name="Internet_20_link" text:visited-style-name="Visited_20_Internet_20_Link">
630_360_16872...</text:a>
']</text:p>
      <text:p text:style-name="P4">
标签: ['Дніпропетровщина', 'Обстріл', 'Війна з Росією']</text:p>
      <text:p text:style-name="P4">
类型: Article</text:p>
      <!--METADATA-->
      <text:p text:style-name="P4">
<draw:frame draw:style-name="fr1" draw:name="Image189" text:anchor-type="as-char" svg:width="6.9236in" svg:height="3.956343in" draw:z-index="0">
<draw:image xlink:href="../Images/yкринформ/2023-06-20T20-33-11-03-00/630_360_1687282332-945.jpg" xlink:type="simple" xlink:show="embed" xlink:actuate="onLoad" draw:mime-type="image/jpeg"/>
</draw:frame>
挥发物每天袭击了尼科波尔区。</text:p>
      <text:p text:style-name="P4">
关于<text:a xlink:type="simple" xlink:href="https://t.me/mykola_lukashuk/5164" text:style-name="Internet_20_link" text:visited-style-name="Visited_20_Internet_20_Link">
电报</text:a>
乌克林福姆报道说，Dnipropetrovsk区域委员会Mykola Lukashuk的负责人报道。</text:p>
      <text:p text:style-name="P4">
“由于炮击炮弹，尼科波尔的一名居民在1949年受伤。他的伤口脆弱，脑震荡。该男子被分娩。</text:p>
      <text:p text:style-name="P4">
4个物体，8个私人住宅，3辆汽车[汽车]已损坏(https://www.ukrinform.ua/tag-avtomobil)，2条传输线。</text:p>
      <text:p text:style-name="P4">
此外，俄罗斯人攻击了锰社区。 有炮弹，并记录了一架无人机。</text:p>
      <text:p text:style-name="P4">
<text:span text:style-name="T4">
另请阅读：</text:span>
 <text:a xlink:type="simple" xlink:href="https://www.ukrinform.ua/rubric-ato/3725368-rosiani-obstrilali-komisuvahu-na-zaporizzi.html" text:style-name="Internet_20_link" text:visited-style-name="Visited_20_Internet_20_Link">
入侵者袭击了Zaporozhye的村庄</text:a>
众所周知，在其他社区中，这一天已经平静下来。</text:p>
      <text:p text:style-name="P4">
News Source: <text:a xlink:type="simple" xlink:href="https://www.ukrinform.ua/rubric-ato/3725505-vorog-znovu-obstrilav-nikopolskij-rajon-poranenij-civilnij.html" text:style-name="Internet_20_link" text:visited-style-name="Visited_20_Internet_20_Link">
https://www.ukrinform.ua/rubric-ato/3725505-vorog-znovu-obstrilav-nikopolskij-rajon-poranenij-civilnij.html</text:a>
</text:p>
      <!--NEWS-->
      <text:h text:style-name="P10" text:outline-level="1">
<text:span text:style-name="T4">
考古学家发现由于水的倒塌而发现了共石陶瓷的碎片。</text:span>
</text:h>
      <text:p text:style-name="P4">
作者: Ukrinform (Person)</text:p>
      <text:p text:style-name="P4">
出版商: Укринформ (Organization)</text:p>
      <text:p text:style-name="P4">
出版时间: 2023-06-20T20:34:00+03:00</text:p>
      <text:p text:style-name="P4">
修改时间: 2023-06-20T20:34:00+03:00</text:p>
      <text:p text:style-name="P4">
描述: 在Zaporozhye，由于Khortytsia附近的水位显着下降，考古学家发现了共石化元石的陶瓷碎片。  - 乌克林。</text:p>
      <text:p text:style-name="P4">
图片: ['<text:a xlink:type="simple" xlink:href="https://static.ukrinform.com/photos/2023_06/thumb_files/630_360_1687282229-975.jpg" text:style-name="Internet_20_link" text:visited-style-name="Visited_20_Internet_20_Link">
630_360_16872...</text:a>
', '<text:a xlink:type="simple" xlink:href="https://static.ukrinform.com/photos/2023_06/1687282229-385.jpg" text:style-name="Internet_20_link" text:visited-style-name="Visited_20_Internet_20_Link">
1687282229-38...</text:a>
', '<text:a xlink:type="simple" xlink:href="https://static.ukrinform.com/photos/2023_06/1687282227-483.jpg" text:style-name="Internet_20_link" text:visited-style-name="Visited_20_Internet_20_Link">
1687282227-48...</text:a>
', '<text:a xlink:type="simple" xlink:href="https://static.ukrinform.com/photos/2023_06/1687282230-692.jpg" text:style-name="Internet_20_link" text:visited-style-name="Visited_20_Internet_20_Link">
1687282230-69...</text:a>
', '<text:a xlink:type="simple" xlink:href="https://static.ukrinform.com/photos/2023_06/1687282228-205.jpg" text:style-name="Internet_20_link" text:visited-style-name="Visited_20_Internet_20_Link">
1687282228-20...</text:a>
', '<text:a xlink:type="simple" xlink:href="https://static.ukrinform.com/photos/2023_06/1687282228-390.jpg" text:style-name="Internet_20_link" text:visited-style-name="Visited_20_Internet_20_Link">
1687282228-39...</text:a>
']</text:p>
      <text:p text:style-name="P4">
标签: ['Археологи', 'Хортиця', 'Запоріжжя']</text:p>
      <text:p text:style-name="P4">
类型: Article</text:p>
      <!--METADATA-->
      <text:p text:style-name="P4">
<draw:frame draw:style-name="fr1" draw:name="Image190" text:anchor-type="as-char" svg:width="6.9236in" svg:height="3.956343in" draw:z-index="0">
<draw:image xlink:href="../Images/yкринформ/2023-06-20T20-34-00-03-00/630_360_1687282229-975.jpg" xlink:type="simple" xlink:show="embed" xlink:actuate="onLoad" draw:mime-type="image/jpeg"/>
</draw:frame>
乌佐波尔氏(Uzoporzhi)，由于霍蒂西亚岛附近的水量大量倒塌，考古学家发现了Eneolethic ene的陶瓷碎片。</text:p>
      <text:p text:style-name="P4">
警卫部，历史，考古学和霍蒂特国家储备的性质的研究人员Anatoliy Volkov告诉乌克林福姆的通讯员。</text:p>
      <text:p text:style-name="P4">
<draw:frame draw:style-name="fr1" draw:name="Image191" text:anchor-type="as-char" svg:width="6.9236in" svg:height="4.609323in" draw:z-index="0">
<draw:image xlink:href="../Images/yкринформ/2023-06-20T20-34-00-03-00/1687282229-385.jpg" xlink:type="simple" xlink:show="embed" xlink:actuate="onLoad" draw:mime-type="image/jpeg"/>
</draw:frame>
“在建造了一系列水坝之后，包括DNIEPER水力站，Dniep​​er Rose的水位和所有古迹，以及曾经飞过底部的所有古迹，发现自己是水下和条件。他说：“这是所有这些物体熄灭的。</text:p>
      <text:p text:style-name="P4">
<draw:frame draw:style-name="fr1" draw:name="Image192" text:anchor-type="as-char" svg:width="6.9236in" svg:height="4.609323in" draw:z-index="0">
<draw:image xlink:href="../Images/yкринформ/2023-06-20T20-34-00-03-00/1687282227-483.jpg" xlink:type="simple" xlink:show="embed" xlink:actuate="onLoad" draw:mime-type="image/jpeg"/>
</draw:frame>
科学家解释说，对于社会而言，这些发现没有价值，因为它是海军学，而不是珠宝。 但是从历史上来看 - 他强调，它们很重要。</text:p>
      <text:p text:style-name="P4">
<draw:frame draw:style-name="fr1" draw:name="Image193" text:anchor-type="as-char" svg:width="6.9236in" svg:height="4.609323in" draw:z-index="0">
<draw:image xlink:href="../Images/yкринформ/2023-06-20T20-34-00-03-00/1687282230-692.jpg" xlink:type="simple" xlink:show="embed" xlink:actuate="onLoad" draw:mime-type="image/jpeg"/>
</draw:frame>
他们现在找到了18世纪的金属指甲。 可以说，它们用于建筑，包括船只。 最古老的名称是陶瓷的碎片，可追溯到Eneolethic时期-IV -III千年公元前。</text:p>
      <text:p text:style-name="P4">
*!(https://www.ukrinform.ua/rubric-regions/3725445-arheologi-potrapili-u-viznu-vezu-galickogo-zamku-aka-300-rokiv-perebuvala-pid-zavalami.html)</text:p>
      <text:p text:style-name="P4">
<draw:frame draw:style-name="fr1" draw:name="Image194" text:anchor-type="as-char" svg:width="6.9236in" svg:height="4.609323in" draw:z-index="0">
<draw:image xlink:href="../Images/yкринформ/2023-06-20T20-34-00-03-00/1687282228-205.jpg" xlink:type="simple" xlink:show="embed" xlink:actuate="onLoad" draw:mime-type="image/jpeg"/>
</draw:frame>
“这些发现并不是一种感觉。我们没有发现新的纪念碑会转变为科学的想法。我们找不到。我们每天都在检查岛上的不同部分。</text:p>
      <text:p text:style-name="P4">
<draw:frame draw:style-name="fr1" draw:name="Image195" text:anchor-type="as-char" svg:width="6.9236in" svg:height="4.609323in" draw:z-index="0">
<draw:image xlink:href="../Images/yкринформ/2023-06-20T20-34-00-03-00/1687282228-390.jpg" xlink:type="simple" xlink:show="embed" xlink:actuate="onLoad" draw:mime-type="image/jpeg"/>
</draw:frame>
据报道，科学家说，他们被所谓的“黑人考古学家”或“挖掘者”所阻止。 他们敦促向警察或保护区报告这些人。</text:p>
      <text:p text:style-name="P4">
News Source: <text:a xlink:type="simple" xlink:href="https://www.ukrinform.ua/rubric-regions/3725506-na-hortici-cerez-padinna-rivna-vodi-arheologi-znahodat-ulamki-keramiki-dobi-eneolitu.html" text:style-name="Internet_20_link" text:visited-style-name="Visited_20_Internet_20_Link">
https://www.ukrinform.ua/rubric-regions/3725506-na-hortici-cerez-padinna-rivna-vodi-arheologi-znahodat-ulamki-keramiki-dobi-eneolitu.html</text:a>
</text:p>
      <!--NEWS-->
      <text:h text:style-name="P10" text:outline-level="1">
<text:span text:style-name="T4">
FSB以克里米亚·贾弗（Crimea Jafer）和阿里姆·阿鲁斯蒂夫（Alim Alustyev）释放了被拘留者</text:span>
</text:h>
      <text:p text:style-name="P4">
作者: Ukrinform (Person)</text:p>
      <text:p text:style-name="P4">
出版商: Укринформ (Organization)</text:p>
      <text:p text:style-name="P4">
出版时间: 2023-06-20T20:40:26+03:00</text:p>
      <text:p text:style-name="P4">
修改时间: 2023-06-20T20:40:26+03:00</text:p>
      <text:p text:style-name="P4">
描述: FSB释放了克里米亚Tatars Jafer和Alim Alustyev，他们于6月20日在搜查后被拘留在克里米亚。  - 乌克林。</text:p>
      <text:p text:style-name="P4">
图片: ['<text:a xlink:type="simple" xlink:href="https://static.ukrinform.com/photos/2021_12/thumb_files/630_360_1639473341-759.jpg" text:style-name="Internet_20_link" text:visited-style-name="Visited_20_Internet_20_Link">
630_360_16394...</text:a>
']</text:p>
      <text:p text:style-name="P4">
标签: ['ФСБ РФ', 'Крим', 'Кримські татари']</text:p>
      <text:p text:style-name="P4">
类型: Article</text:p>
      <!--METADATA-->
      <text:p text:style-name="P4">
<draw:frame draw:style-name="fr1" draw:name="Image196" text:anchor-type="as-char" svg:width="6.9236in" svg:height="3.956343in" draw:z-index="0">
<draw:image xlink:href="../Images/yкринформ/2023-06-20T20-40-26-03-00/630_360_1639473341-759.jpg" xlink:type="simple" xlink:show="embed" xlink:actuate="onLoad" draw:mime-type="image/jpeg"/>
</draw:frame>
FSB释放了克里米亚Tatars Jafer和Alim Alustyev，他们于6月20日在搜查后被拘留在克里米亚。</text:p>
      <text:p text:style-name="P4">
这是在[Facebook]中报道的(https://www.facebook.com/photo/?fbid=273036395228775&amp;set=a.178632264669189)克里米亚团结，乌克林福姆报道。</text:p>
      <text:p text:style-name="P4">
根据公共协会的说法，截至下午4点，议程上的律师被告知FSB管理层，并要求他提供有关Alustyev的信息。 在18.45时，人们知道员工<text:a xlink:type="simple" xlink:href="https://www.ukrinform.ua/tag-fsb-rf" text:style-name="Internet_20_link" text:visited-style-name="Visited_20_Internet_20_Link">
FSB</text:a>
兄弟俩被释放。</text:p>
      <text:p text:style-name="P4">
<text:span text:style-name="T5">
照片：克里米亚团结</text:span>
</text:p>
      <text:p text:style-name="P4">
“它们被带出建筑物，种植在汽车上，将库比什夫斯基戒指留给了整个菲尔罗普，我们立即开始打电话给我们。 男孩们在那儿打招呼，“  - 危机的团结引用贾弗·艾里斯泰夫(Jafer Alyustayev)。</text:p>
      <text:p text:style-name="P4">
<text:span text:style-name="T4">
另请阅读：</text:span>
 <text:a xlink:type="simple" xlink:href="https://www.ukrinform.ua/rubric-crimea/3725406-nezakonno-zatrimana-lenie-umerova-napisala-lista-iz-rosijskogo-sizo.html" text:style-name="Internet_20_link" text:visited-style-name="Visited_20_Internet_20_Link">
非法拘留的Lenie Umerova写了一封来自岛屿拘留中心的信</text:a>
正如乌克林福姆报道的那样，俄罗斯FSB今天被搜查到临时占领的克里米亚的基洛夫地区的Krymetsky Tatars，<text:a xlink:type="simple" xlink:href="https://www.ukrinform.ua/rubric-crimea/3725230-fsb-prijsla-z-obsukom-do-krimskih-tatar-u-kirovskomu-rajoni-zatrimali-dvoh-brativ.html" text:style-name="Internet_20_link" text:visited-style-name="Visited_20_Internet_20_Link">
延迟的兄弟</text:a>
 .</text:p>
      <text:p text:style-name="P4">
News Source: <text:a xlink:type="simple" xlink:href="https://www.ukrinform.ua/rubric-crimea/3725508-fsb-vidpustila-zatrimanih-u-krimu-dzafera-ta-alima-alustaevih.html" text:style-name="Internet_20_link" text:visited-style-name="Visited_20_Internet_20_Link">
https://www.ukrinform.ua/rubric-crimea/3725508-fsb-vidpustila-zatrimanih-u-krimu-dzafera-ta-alima-alustaevih.html</text:a>
</text:p>
      <!--NEWS-->
      <text:h text:style-name="P10" text:outline-level="1">
<text:span text:style-name="T4">
基辅地区的negoda：闪电袭击了一所住宅</text:span>
</text:h>
      <text:p text:style-name="P4">
作者: Ukrinform (Person)</text:p>
      <text:p text:style-name="P4">
出版商: Укринформ (Organization)</text:p>
      <text:p text:style-name="P4">
出版时间: 2023-06-20T20:48:05+03:00</text:p>
      <text:p text:style-name="P4">
修改时间: 2023-06-20T20:48:05+03:00</text:p>
      <text:p text:style-name="P4">
描述: 在基辅地区的加特尼（Gatny），闪电袭击了一座住宅，使它开火。  - 乌克林。</text:p>
      <text:p text:style-name="P4">
图片: ['<text:a xlink:type="simple" xlink:href="https://static.ukrinform.com/photos/2023_06/thumb_files/630_360_1687283209-966.jpg" text:style-name="Internet_20_link" text:visited-style-name="Visited_20_Internet_20_Link">
630_360_16872...</text:a>
']</text:p>
      <text:p text:style-name="P4">
标签: ['Блискавка', 'Гроза', 'Пожежа', 'Київщина', 'Негода']</text:p>
      <text:p text:style-name="P4">
类型: Article</text:p>
      <!--METADATA-->
      <text:p text:style-name="P4">
<draw:frame draw:style-name="fr1" draw:name="Image198" text:anchor-type="as-char" svg:width="6.9236in" svg:height="3.956343in" draw:z-index="0">
<draw:image xlink:href="../Images/yкринформ/2023-06-20T20-48-05-03-00/630_360_1687283209-966.jpg" xlink:type="simple" xlink:show="embed" xlink:actuate="onLoad" draw:mime-type="image/jpeg"/>
</draw:frame>
在加特诺基夫地区，闪电袭击了一所房屋，导致了它。</text:p>
      <text:p text:style-name="P4">
关于<text:a xlink:type="simple" xlink:href="https://t.me/andrii_nebytov/1441" text:style-name="Internet_20_link" text:visited-style-name="Visited_20_Internet_20_Link">
电报</text:a>
据报道，乌克兰福姆(Ukrinform)据报道，通知基辅地区安德里·内比托夫(Andriy Nebitov)的警察局长。</text:p>
      <text:p text:style-name="P4">
“就在Gatny <text:a xlink:type="simple" xlink:href="https://www.ukrinform.ua/tag-bliskavka" text:style-name="Internet_20_link" text:visited-style-name="Visited_20_Internet_20_Link">
Lightning</text:a>
Vlchilav住宅大楼。 大火爆发了。 在警察和SES的现场。 救援人员总是保持警惕，但是，我转向公民：在家里，您应该始终被灭火扑灭。”他说。</text:p>
      <text:p text:style-name="P4">
据报道，6月20日在乌克兰(短期降雨和威胁西部和北部地区)(https://www.ukrinform.ua/rubric-regions/3724874-ukraini-na-zavtra-prognozuut-speku-do-30-podekudi-dosi-ta-grozi.html)，天23-30°的温度。</text:p>
      <text:p text:style-name="P4">
News Source: <text:a xlink:type="simple" xlink:href="https://www.ukrinform.ua/rubric-regions/3725510-negoda-na-kiivsini-bliskavka-vlucila-v-zitlovij-budinok.html" text:style-name="Internet_20_link" text:visited-style-name="Visited_20_Internet_20_Link">
https://www.ukrinform.ua/rubric-regions/3725510-negoda-na-kiivsini-bliskavka-vlucila-v-zitlovij-budinok.html</text:a>
</text:p>
      <!--NEWS-->
      <text:h text:style-name="P10" text:outline-level="1">
<text:span text:style-name="T4">
达尼洛夫敦促俄罗斯人尽快逃往俄罗斯联邦</text:span>
</text:h>
      <text:p text:style-name="P4">
作者: Ukrinform (Person)</text:p>
      <text:p text:style-name="P4">
出版商: Укринформ (Organization)</text:p>
      <text:p text:style-name="P4">
出版时间: 2023-06-20T20:51:44+03:00</text:p>
      <text:p text:style-name="P4">
修改时间: 2023-06-20T20:51:44+03:00</text:p>
      <text:p text:style-name="P4">
描述: NSDC秘书Alexei Danilov呼吁俄罗斯人现在尽快在临时占领的克里米亚，尽快使用Kerch Bridge返回家园。  - 乌克林。</text:p>
      <text:p text:style-name="P4">
图片: ['<text:a xlink:type="simple" xlink:href="https://static.ukrinform.com/photos/2022_12/thumb_files/630_360_1669900229-896.jpg" text:style-name="Internet_20_link" text:visited-style-name="Visited_20_Internet_20_Link">
630_360_16699...</text:a>
']</text:p>
      <text:p text:style-name="P4">
标签: ['Крим', 'РНБО', 'Данілов']</text:p>
      <text:p text:style-name="P4">
类型: Article</text:p>
      <!--METADATA-->
      <text:p text:style-name="P4">
<draw:frame draw:style-name="fr1" draw:name="Image199" text:anchor-type="as-char" svg:width="6.9236in" svg:height="3.956343in" draw:z-index="0">
<draw:image xlink:href="../Images/yкринформ/2023-06-20T20-51-44-03-00/630_360_1669900229-896.jpg" xlink:type="simple" xlink:show="embed" xlink:actuate="onLoad" draw:mime-type="image/jpeg"/>
</draw:frame>
SecretArrnov的Oleksiy Danilov呼吁现在在临时提到的克里米亚(Crimea)中使用Kerch Bridge，以尽快转向其家园。</text:p>
      <text:p text:style-name="P4">
乌克林福姆(Ukrinform)表示，乌克兰阿列克谢·丹尼洛夫(Alexei Danilov)国家安全与国防委员会秘书在全国性的电话“ Unin”中说。</text:p>
      <text:p text:style-name="P4">
“他们知道这个问题只是时间 - 当我们来时，我们会驱动他们。 我建议大家尽快使用该建筑的服务(Kerch Bridge -ed。)为了安全起见，他们今天拥有什么。 因为他们不会返回我们的领土，他们会从那里扑灭，所以可以说，回家回家，他们来到那里，让他们去那里去那里。 因为我可以说：在2014年之前拥有该物业的每个人都将返回该财产，所有在那里的人都会因建立俄罗斯俄罗斯机构而获得赔偿。” Danilov说。</text:p>
      <text:p text:style-name="P4">
<text:span text:style-name="T4">
另请阅读：</text:span>
 <text:a xlink:type="simple" xlink:href="https://www.ukrinform.ua/rubric-ato/3725504-mozlivi-udari-po-krimskomu-titanu-ta-zaes-ne-zupinat-zvilnenna-ukraini-danilov.html" text:style-name="Internet_20_link" text:visited-style-name="Visited_20_Internet_20_Link">
可能对克里米亚泰坦(Crimean Titan)和NPP的罢工不阻止乌克兰的发布 -  <text:span text:style-name="T4">
 danilov </text:span>
</text:a>
NSDC秘书Kerch Bridge回答了Crimea从占领者释放克里米亚之前或之后的问题时说：“让我们等一下，我们不会提前变得更糟，我们将如何解决这个问题。 因为这是我们的领土，我们将决定是否需要这些建筑物，是否对我们不必要。”</text:p>
      <text:p text:style-name="P4">
正如乌克林福姆报道的那样，在非法建造的凯希斯坦主义者的入口处，入侵者检查了个人文件，电话，尤其是互联网浏览器的历史记录，在Messenger中订阅。</text:p>
      <text:p text:style-name="P4">
News Source: <text:a xlink:type="simple" xlink:href="https://www.ukrinform.ua/rubric-crimea/3725511-danilov-zaklikav-rosian-aknajsvidse-tikati-do-rf-cerez-kercenskij-mist.html" text:style-name="Internet_20_link" text:visited-style-name="Visited_20_Internet_20_Link">
https://www.ukrinform.ua/rubric-crimea/3725511-danilov-zaklikav-rosian-aknajsvidse-tikati-do-rf-cerez-kercenskij-mist.html</text:a>
</text:p>
      <!--NEWS-->
      <text:h text:style-name="P10" text:outline-level="1">
<text:span text:style-name="T4">
美国正在努力防止俄罗斯破碎 - 白宫</text:span>
</text:h>
      <text:p text:style-name="P4">
作者: Ukrinform (Person)</text:p>
      <text:p text:style-name="P4">
出版商: Укринформ (Organization)</text:p>
      <text:p text:style-name="P4">
出版时间: 2023-06-20T20:57:02+03:00</text:p>
      <text:p text:style-name="P4">
修改时间: 2023-06-20T20:57:02+03:00</text:p>
      <text:p text:style-name="P4">
描述: 美国政府正在努力确保对俄罗斯实施的制裁的适当影响，并防止任何逃避施加限制。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Антиросійські санкції', 'США']</text:p>
      <text:p text:style-name="P4">
类型: Article</text:p>
      <!--METADATA-->
      <text:p text:style-name="P4">
<draw:frame draw:style-name="fr1" draw:name="Image200" text:anchor-type="as-char" svg:width="6.9236in" svg:height="3.956343in" draw:z-index="0">
<draw:image xlink:href="../Images/yкринформ/2023-06-20T20-57-02-03-00/630_360_1591893289-695.jpg" xlink:type="simple" xlink:show="embed" xlink:actuate="onLoad" draw:mime-type="image/jpeg"/>
</draw:frame>
政府兼而有之的国家正在努力确保对俄罗斯实施的制裁的适当影响，并防止任何计划受到限制。</text:p>
      <text:p text:style-name="P4">
乌克林福音通讯员报告说，这是在周二在华盛顿州白宫拉丁安全约翰·柯比(John Kirby)的华盛顿协调员据称的情况下指出的。</text:p>
      <text:p text:style-name="P4">
“我们不希望任何人试图绕过这些制裁。 我们希望克里姆林宫负责。”美国政府说。</text:p>
      <text:p text:style-name="P4">
他强调，为此，美国与该地区以及世界上的盟友，伙伴和朋友不断接触，他们担心这种联系。 柯比还指出，他对外交渠道不感兴趣，但是，根据他的话，每个国家都自己做出这些决定。</text:p>
      <text:p text:style-name="P4">
<text:span text:style-name="T4">
另请阅读：</text:span>
 <text:a xlink:type="simple" xlink:href="https://www.ukrinform.ua/rubric-polytics/3725509-ssa-ne-zaperecuut-roli-tretoi-storoni-u-procesi-vstanovlenna-miru-v-ukraini-bilij-dim.html" text:style-name="Internet_20_link" text:visited-style-name="Visited_20_Internet_20_Link">
美国不否认第三方在乌克兰和平过程中的作用 - 白宫</text:a>
白宫代表说：“我们希望所有国际制裁措施在普京无法受益的情况下进行注册和实现。”</text:p>
      <text:p text:style-name="P4">
正如乌克林福姆报道的那样，在开始对俄罗斯联邦的全面侵略开始之后，美国与其他国家一起引入了前所未有的<text:a xlink:type="simple" xlink:href="https://www.ukrinform.ua/tag-antirosijski-sankcii" text:style-name="Internet_20_link" text:visited-style-name="Visited_20_Internet_20_Link">
对俄罗斯联邦的制裁和限制</text:a>
 .</text:p>
      <text:p text:style-name="P4">
News Source: <text:a xlink:type="simple" xlink:href="https://www.ukrinform.ua/rubric-world/3725513-ssa-dokladaut-zusil-abi-rosia-ne-mogla-uhilatisa-vid-sankcij-bilij-dim.html" text:style-name="Internet_20_link" text:visited-style-name="Visited_20_Internet_20_Link">
https://www.ukrinform.ua/rubric-world/3725513-ssa-dokladaut-zusil-abi-rosia-ne-mogla-uhilatisa-vid-sankcij-bilij-dim.html</text:a>
</text:p>
      <!--NEWS-->
      <text:h text:style-name="P10" text:outline-level="1">
<text:span text:style-name="T4">
Kakhovsk Hydroe病例后的死亡人数增加到21</text:span>
</text:h>
      <text:p text:style-name="P4">
作者: Ukrinform (Person)</text:p>
      <text:p text:style-name="P4">
出版商: Укринформ (Organization)</text:p>
      <text:p text:style-name="P4">
出版时间: 2023-06-20T20:59:00+03:00</text:p>
      <text:p text:style-name="P4">
修改时间: 2023-06-20T20:59:00+03:00</text:p>
      <text:p text:style-name="P4">
描述: 卡科夫卡水力发电站发生的事故导致的死亡人数已增加到21人，其中5人因俄罗斯人的视线而死亡。  - 乌克林。</text:p>
      <text:p text:style-name="P4">
图片: ['<text:a xlink:type="simple" xlink:href="https://static.ukrinform.com/photos/2023_06/thumb_files/630_360_1686291485-922.jpg" text:style-name="Internet_20_link" text:visited-style-name="Visited_20_Internet_20_Link">
630_360_16862...</text:a>
']</text:p>
      <text:p text:style-name="P4">
标签: ['Загибель', 'Каховська ГЕС', 'Війна з Росією']</text:p>
      <text:p text:style-name="P4">
类型: Article</text:p>
      <!--METADATA-->
      <text:p text:style-name="P4">
<draw:frame draw:style-name="fr1" draw:name="Image201" text:anchor-type="as-char" svg:width="6.9236in" svg:height="3.956343in" draw:z-index="0">
<draw:image xlink:href="../Images/yкринформ/2023-06-20T20-59-00-03-00/630_360_1686291485-922.jpg" xlink:type="simple" xlink:show="embed" xlink:actuate="onLoad" draw:mime-type="image/jpeg"/>
</draw:frame>
Kakhovskaya水电站的尺寸数量目前增加到21人，其中5名公民因俄罗斯人的视线而死亡。</text:p>
      <text:p text:style-name="P4">
关于<text:a xlink:type="simple" xlink:href="https://t.me/Klymenko_MVS/44" text:style-name="Internet_20_link" text:visited-style-name="Visited_20_Internet_20_Link">
电报</text:a>
乌克林福姆报道，伊戈尔·克里曼科(Igor Klimenko)通知了内政部长。</text:p>
      <text:p text:style-name="P4">
“在卡科夫斯基水电站消除灾难的第15天。 [Kherson地区]的595座房屋仍然被淹没(https://www.ukrinform.ua/tag-hersonsina)奇德，不幸的是，敌人的行为正在增加死亡和受伤的人数。 俄罗斯对人的炮击。 目前，由于俄罗斯人的社会镜头，有21人死亡，其中包括5人。 另外28人受伤，其中16人是我们的医院。”部长说。</text:p>
      <text:p text:style-name="P4">
据他介绍，流行病学的情况 - 稳定而受控的，尚未记录传染病的爆发。 相应的特殊选择的水样 - 技术和饮酒，内政部的Glava。</text:p>
      <text:p text:style-name="P4">
“这是必要的，以了解是否可以安全地为人们服务。 继续将饮酒和技术水带给当地居民的烟雾。”克里曼科说。</text:p>
      <text:p text:style-name="P4">
*!(https://www.ukrinform.ua/rubric-regions/3725461-ukraina-vstanovila-misceperebuvanna-ponad-200-hersonciv-aki-znikli-pisla-pidrivu-kahovskoi-ges.html)他专注于公民对陈述区域中严格禁止捕捞和消费鱼类的关注，并指出特殊的爱好者正在工作，这是在跟踪cifacts。</text:p>
      <text:p text:style-name="P4">
据报道，赫森地区仍在继续从卡科夫斯卡亚水力发电厂引起的洪水地点的救援工作和撤离。(https://www.ukrinform.ua/rubric-other_news/3723441-pidriv-rosianami-kahovskoi-ges-usi-novini.html)，这是6月6日晚上由俄罗斯人制作的。</text:p>
      <text:p text:style-name="P4">
News Source: <text:a xlink:type="simple" xlink:href="https://www.ukrinform.ua/rubric-regions/3725514-kilkist-zagiblih-pisla-avarii-na-kahovskij-ges-zrosla-do-21.html" text:style-name="Internet_20_link" text:visited-style-name="Visited_20_Internet_20_Link">
https://www.ukrinform.ua/rubric-regions/3725514-kilkist-zagiblih-pisla-avarii-na-kahovskij-ges-zrosla-do-21.html</text:a>
</text:p>
      <!--NEWS-->
      <text:h text:style-name="P10" text:outline-level="1">
<text:span text:style-name="T4">
Pavlyuk与Stoltenberg Assist会面</text:span>
</text:h>
      <text:p text:style-name="P4">
作者: Ukrinform (Person)</text:p>
      <text:p text:style-name="P4">
出版商: Укринформ (Organization)</text:p>
      <text:p text:style-name="P4">
出版时间: 2023-06-20T21:02:00+03:00</text:p>
      <text:p text:style-name="P4">
修改时间: 2023-06-20T21:02:00+03:00</text:p>
      <text:p text:style-name="P4">
描述: 国防部定期就国防计划就乌克兰和北约的专家进行咨询。  - 乌克林。</text:p>
      <text:p text:style-name="P4">
图片: ['<text:a xlink:type="simple" xlink:href="https://static.ukrinform.com/photos/2023_06/thumb_files/630_360_1687284058-621.jpg" text:style-name="Internet_20_link" text:visited-style-name="Visited_20_Internet_20_Link">
630_360_16872...</text:a>
']</text:p>
      <text:p text:style-name="P4">
标签: ['Міноборони', 'НАТО', 'Війна з Росією']</text:p>
      <text:p text:style-name="P4">
类型: Article</text:p>
      <!--METADATA-->
      <text:p text:style-name="P4">
<draw:frame draw:style-name="fr1" draw:name="Image202" text:anchor-type="as-char" svg:width="6.9236in" svg:height="3.956343in" draw:z-index="0">
<draw:image xlink:href="../Images/yкринформ/2023-06-20T21-02-00-03-00/630_360_1687284058-621.jpg" xlink:type="simple" xlink:show="embed" xlink:actuate="onLoad" draw:mime-type="image/jpeg"/>
</draw:frame>
国防部进行了乌克兰专家的安全咨询和国防计划的纳托斯。</text:p>
      <text:p text:style-name="P4">
正如乌克林福姆报道的那样，在[电报]中(https://t.me/Pavliuk_KSV/4542)乌克兰Oleksandr Pavlyuk的第一任国防部副部长报道。</text:p>
      <text:p text:style-name="P4">
“乌克兰和北约关于国防计划的专家的下一次咨询已经开始。 他与北约秘书长托马斯·戈夫斯(Thomas Goffus)一起开设了乌克兰代表国防的另一项磋商，乌克兰武装部队的总参谋部，北约国防部国际秘书处的资料专家的其他国防部队的组成部分。 这是共同活动的延续，在2022年北约马德里·萨米特(Nato Madrid Samite)的裁决中，盟友的工作旨在帮助乌克兰开发自己的北约标准和西部ovt的路线。”</text:p>
      <text:p text:style-name="P4">
<text:span text:style-name="T4">
另请阅读：</text:span>
 <text:a xlink:type="simple" xlink:href="https://www.ukrinform.ua/rubric-ato/3721776-pisla-pidrivu-kahovskoi-ges-rosiani-perekinuli-castinu-vijsk-na-zaporizkij-napramok-pavluk.html" text:style-name="Internet_20_link" text:visited-style-name="Visited_20_Internet_20_Link">
在Kakhovski水力发电站之后，俄罗斯人抛出了Zaporizhzhya方向的一部分 -  <text:span text:style-name="T4">
 Pavlyuk </text:span>
</text:a>
他强调，去年在卢布林(Lublin)，这种格式为另一个联合平台提供了一个联合平台，以根据北约方法改善国防计划的程序。 他还通过联盟在国防计划过程中使用的分析工具发现了新的独特合作，并测试了检查能力的能力结果。</text:p>
      <text:p text:style-name="P4">
Pavlyuk感谢北约代表提出的有关互操作性路线图的愿景和方法的建议。</text:p>
      <text:p text:style-name="P4">
第一任国防部长与北约秘书长托马斯·高夫(Thomas Goffus)讨论了乌克兰武装部队和其他国防军武装部队过渡的问题加速乌克兰整合的方式。</text:p>
      <text:p text:style-name="P4">
<text:span text:style-name="T4">
另请阅读：</text:span>
 <text:a xlink:type="simple" xlink:href="https://www.ukrinform.ua/rubric-regions/3712147-vijskovi-saperi-za-tizden-zneskodili-1448-vibuhonebezpecnih-predmetiv-pavluk.html" text:style-name="Internet_20_link" text:visited-style-name="Visited_20_Internet_20_Link">
一周中和1448个熄灭的物品 -  <text:span text:style-name="T4">
 pavlyuk </text:span>
</text:a>
</text:p>
      <text:p text:style-name="P4">
News Source: <text:a xlink:type="simple" xlink:href="https://www.ukrinform.ua/rubric-ato/3725515-pavluk-zustrivsa-z-pomicnikom-stoltenberga-govorili-pro-pereozbroenna-sil-oboroni.html" text:style-name="Internet_20_link" text:visited-style-name="Visited_20_Internet_20_Link">
https://www.ukrinform.ua/rubric-ato/3725515-pavluk-zustrivsa-z-pomicnikom-stoltenberga-govorili-pro-pereozbroenna-sil-oboroni.html</text:a>
</text:p>
      <!--NEWS-->
      <text:h text:style-name="P10" text:outline-level="1">
<text:span text:style-name="T4">
氧气持续了40小时：泰坦尼克号一直在寻找与游客的潜艇</text:span>
</text:h>
      <text:p text:style-name="P4">
作者: Ukrinform (Person)</text:p>
      <text:p text:style-name="P4">
出版商: Укринформ (Organization)</text:p>
      <text:p text:style-name="P4">
出版时间: 2023-06-20T21:09:56+03:00</text:p>
      <text:p text:style-name="P4">
修改时间: 2023-06-20T21:09:56+03:00</text:p>
      <text:p text:style-name="P4">
描述: </text:p>
      <text:p text:style-name="P4">
Беререаоо激Х讯Зззззл早，Придатноо组光Л  - I的，。: </text:p>
      <text:p text:style-name="P4">
图片: ['<text:a xlink:type="simple" xlink:href="https://static.ukrinform.com/photos/2023_06/thumb_files/630_360_1687284448-238.jpg" text:style-name="Internet_20_link" text:visited-style-name="Visited_20_Internet_20_Link">
630_360_16872...</text:a>
']</text:p>
      <text:p text:style-name="P4">
标签: ['США', 'Підводний човен', 'Атлантичний океан', 'Титанік']</text:p>
      <text:p text:style-name="P4">
类型: Article</text:p>
      <!--METADATA-->
      <text:p text:style-name="P4">
<draw:frame draw:style-name="fr1" draw:name="Image203" text:anchor-type="as-char" svg:width="6.9236in" svg:height="3.956343in" draw:z-index="0">
<draw:image xlink:href="../Images/yкринформ/2023-06-20T21-09-56-03-00/630_360_1687284448-238.jpg" xlink:type="simple" xlink:show="embed" xlink:actuate="onLoad" draw:mime-type="image/jpeg"/>
</draw:frame>
美国沿海保护区表示，在大西洋泰坦尼克号洪水区消失的潜艇上，适合呼吸的空气仍保持40小时。</text:p>
      <text:p text:style-name="P4">
正如乌克林福姆报道的那样，它报告了<text:a xlink:type="simple" xlink:href="https://www.bbc.co.uk/news/live/world-us-canada-65953941" text:style-name="Internet_20_link" text:visited-style-name="Visited_20_Internet_20_Link">
BBC</text:a>
。</text:p>
      <text:p text:style-name="P4">
这位沿海警卫补充说，远程控制的无人机用板上的相机在他最后一个已知的替换他的地方寻找一艘缺失的潜艇。</text:p>
      <text:p text:style-name="P4">
“我们将竭尽所能拯救(人 -  ed。)»， - 海岸卫报说<text:a xlink:type="simple" xlink:href="https://www.ukrinform.ua/tag-ssa" text:style-name="Internet_20_link" text:visited-style-name="Visited_20_Internet_20_Link">
美国</text:a>
Jimifrederick。</text:p>
      <text:p text:style-name="P4">
该部门称救援手术“独特但非常复杂”。</text:p>
      <text:p text:style-name="P4">
弗雷德里克(Frederick)解释说：“它位于Cape Code以东1500公里，在圣约翰以南640公里处。从逻辑上讲，这需要时间和协调，我们正在处理寻找地面和水下的搜索。”</text:p>
      <text:p text:style-name="P4">
<text:span text:style-name="T4">
另请阅读：</text:span>
 <text:a xlink:type="simple" xlink:href="https://www.ukrinform.ua/rubric-world/3725083-v-atlantici-trivaut-posuki-pidvodnogo-aparata-akij-voziv-turistiv-do-titanika.html" text:style-name="Internet_20_link" text:visited-style-name="Visited_20_Internet_20_Link">
在大西洋，寻找潜艇，这将游客推向“ <text:span text:style-name="T4">
泰坦尼克号</text:span>
”</text:a>
值得注意的是，加拿大自由保护的运营以及其他美国海军船只今天将加入该行动。 私人船只也参与了搜索。</text:p>
      <text:p text:style-name="P4">
正如<text:a xlink:type="simple" xlink:href="http://www.ukrinform.ua/rubric-world/3724932-pidvodnij-aparat-z-turistami-znik-dorogou-do-zatonulogo-titanika.html" text:style-name="Internet_20_link" text:visited-style-name="Visited_20_Internet_20_Link">
报道的乌克林福姆</text:a>
，用于检查1912年“泰坦尼克号”沉没的目的，用于检查游客的水下设备，<text:a xlink:type="simple" xlink:href="https://www.ukrinform.ua/rubric-world/3724932-pidvodnij-aparat-z-turistami-znik-dorogou-do-zatonulogo-titanika.html" text:style-name="Internet_20_link" text:visited-style-name="Visited_20_Internet_20_Link">
散装海洋消失了</text:a>
。</text:p>
      <text:p text:style-name="P4">
泰坦尼克号遗体位于距加拿大纽芬兰ISAD 600米的3800米深度。</text:p>
      <text:p text:style-name="P4">
<text:span text:style-name="T5">
foto：Oceangate/Facebook</text:span>
</text:p>
      <text:p text:style-name="P4">
News Source: <text:a xlink:type="simple" xlink:href="https://www.ukrinform.ua/rubric-world/3725517-kisnu-lisilosa-na-40-godin-bila-titanika-vze-kilka-dniv-sukaut-submarinu-z-turistami.html" text:style-name="Internet_20_link" text:visited-style-name="Visited_20_Internet_20_Link">
https://www.ukrinform.ua/rubric-world/3725517-kisnu-lisilosa-na-40-godin-bila-titanika-vze-kilka-dniv-sukaut-submarinu-z-turistami.html</text:a>
</text:p>
      <!--NEWS-->
      <text:h text:style-name="P10" text:outline-level="1">
<text:span text:style-name="T4">
国际失踪委员会负责人谈到支持乌克兰的方法</text:span>
</text:h>
      <text:p text:style-name="P4">
作者: Ukrinform (Person)</text:p>
      <text:p text:style-name="P4">
出版商: Укринформ (Organization)</text:p>
      <text:p text:style-name="P4">
出版时间: 2023-06-20T21:21:00+03:00</text:p>
      <text:p text:style-name="P4">
修改时间: 2023-06-20T21:21:00+03:00</text:p>
      <text:p text:style-name="P4">
描述: 国际失踪委员会委员会主席（ICZB）托马斯·米勒（Thomas Miller）表示，乌克兰的支持是确保合作在寻找失踪并收集国际法院可能提供的高级证据。  - 乌克林。</text:p>
      <text:p text:style-name="P4">
图片: ['<text:a xlink:type="simple" xlink:href="https://static.ukrinform.com/photos/2023_06/thumb_files/630_360_1687287803-994.jpg" text:style-name="Internet_20_link" text:visited-style-name="Visited_20_Internet_20_Link">
630_360_16872...</text:a>
', '<text:a xlink:type="simple" xlink:href="https://static.ukrinform.com/photos/2023_06/1687287830-659.jpg" text:style-name="Internet_20_link" text:visited-style-name="Visited_20_Internet_20_Link">
1687287830-65...</text:a>
', '<text:a xlink:type="simple" xlink:href="https://static.ukrinform.com/photos/2023_06/1687287861-203.jpg" text:style-name="Internet_20_link" text:visited-style-name="Visited_20_Internet_20_Link">
1687287861-20...</text:a>
']</text:p>
      <text:p text:style-name="P4">
标签: ['Зниклі безвісти', 'Малюська', 'Війна з Росією']</text:p>
      <text:p text:style-name="P4">
类型: Article</text:p>
      <!--METADATA-->
      <text:p text:style-name="P4">
<draw:frame draw:style-name="fr1" draw:name="Image204" text:anchor-type="as-char" svg:width="6.9236in" svg:height="3.956343in" draw:z-index="0">
<draw:image xlink:href="../Images/yкринформ/2023-06-20T21-21-00-03-00/630_360_1687287803-994.jpg" xlink:type="simple" xlink:show="embed" xlink:actuate="onLoad" draw:mime-type="image/jpeg"/>
</draw:frame>
国际委员会董事会失踪(mkzb)Thomasmiller表示，乌克兰的支持是确保在寻找国际法院可能提供的高级证据方面的合作。</text:p>
      <text:p text:style-name="P4">
他在海牙国际失踪委员会总部的小组讨论中进行了演讲。</text:p>
      <text:p text:style-name="P4">
米勒说：“我们对乌克兰的支持是确保在调查任务中的合作，以找到失踪人员，无论情况如何，国际法院可以提供Yacockas的水平。”</text:p>
      <text:p text:style-name="P4">
他指出，ICZB拥有多年的独特经验，并试图帮助乌克兰：“我们希望帮助负责任的机构更有效地工作，更困难的条件，我们可以做到这一点，因为它具有良好的发现和识别遗失的经验。 “</text:p>
      <text:p text:style-name="P4">
<draw:frame draw:style-name="fr1" draw:name="Image205" text:anchor-type="as-char" svg:width="6.9236in" svg:height="4.615733in" draw:z-index="0">
<draw:image xlink:href="../Images/yкринформ/2023-06-20T21-21-00-03-00/1687287830-659.jpg" xlink:type="simple" xlink:show="embed" xlink:actuate="onLoad" draw:mime-type="image/jpeg"/>
</draw:frame>
根据米勒的说法，该组织现在正在与乌克兰达成协议。</text:p>
      <text:p text:style-name="P4">
<text:span text:style-name="T4">
另请阅读：</text:span>
 <text:a xlink:type="simple" xlink:href="https://www.ukrinform.ua/rubric-society/3716265-sudovi-eksperti-moz-ta-minustu-pribuli-do-gaagi-obminuvatis-dosvidom-iz-mkzb.html" text:style-name="Internet_20_link" text:visited-style-name="Visited_20_Internet_20_Link">
失踪人员的身份：乌克兰法医考试给海牙</text:a>
“我们想在乌克兰引入一个数据收集，以促进基于DNA的识别和支持调查……我们还希望在寻找主要国家机构的失踪人员的各个方面的持续培训和发展的可能性。 我们要分享我们的经验。”  -  ICZB董事会主席。</text:p>
      <text:p text:style-name="P4">
<draw:frame draw:style-name="fr1" draw:name="Image206" text:anchor-type="as-char" svg:width="6.9236in" svg:height="4.615733in" draw:z-index="0">
<draw:image xlink:href="../Images/yкринформ/2023-06-20T21-21-00-03-00/1687287861-203.jpg" xlink:type="simple" xlink:show="embed" xlink:actuate="onLoad" draw:mime-type="image/jpeg"/>
</draw:frame>
反过来，乌克兰司法部长丹尼斯·马苏斯卡(Denis Masuska)感谢ICCC的保留和法治斗争。</text:p>
      <text:p text:style-name="P4">
他说：“乌克兰政府与国际伙伴合作，以承担军事罪犯的责任。”</text:p>
      <text:p text:style-name="P4">
M. Masus补充说，收集可以接受的证据非常重要。 他表示希望ICCC能够帮助乌克兰与专家，包括接受DNA检查的人。</text:p>
      <text:p text:style-name="P4">
<text:span text:style-name="T4">
另请阅读：</text:span>
 [凯瑟琳·鲍伯格(Katherine Bomberger)，首席执行官(https://www.ukrinform.ua/rubric-world/3698818-ketrin-bomberger-generalna-direktorka-miznarodnoi-komisii-z-pitan-zniklih-bezvisti.html)</text:p>
      <text:p text:style-name="P4">
照片：盖蒂图像</text:p>
      <text:p text:style-name="P4">
News Source: <text:a xlink:type="simple" xlink:href="https://www.ukrinform.ua/rubric-society/3725521-kerivnik-miznarodnoi-komisii-z-pitan-zniklih-bezvisti-rozpoviv-pro-slahi-pidtrimki-ukraini.html" text:style-name="Internet_20_link" text:visited-style-name="Visited_20_Internet_20_Link">
https://www.ukrinform.ua/rubric-society/3725521-kerivnik-miznarodnoi-komisii-z-pitan-zniklih-bezvisti-rozpoviv-pro-slahi-pidtrimki-ukraini.html</text:a>
</text:p>
      <!--NEWS-->
      <text:h text:style-name="P10" text:outline-level="1">
<text:span text:style-name="T4">
美国预计印度将继续以有限的价格购买俄罗斯石油</text:span>
</text:h>
      <text:p text:style-name="P4">
作者: Ukrinform (Person)</text:p>
      <text:p text:style-name="P4">
出版商: Укринформ (Organization)</text:p>
      <text:p text:style-name="P4">
出版时间: 2023-06-20T21:24:00+03:00</text:p>
      <text:p text:style-name="P4">
修改时间: 2023-06-20T21:24:00+03:00</text:p>
      <text:p text:style-name="P4">
描述: 美国认为，限制国际市场上俄罗斯石油的价格有效，并希望印度继续根据引入的限制从俄罗斯人那里购买燃料。  - 乌克林。</text:p>
      <text:p text:style-name="P4">
图片: ['<text:a xlink:type="simple" xlink:href="https://static.ukrinform.com/photos/2020_04/thumb_files/630_360_1587540254-431.jpg" text:style-name="Internet_20_link" text:visited-style-name="Visited_20_Internet_20_Link">
630_360_15875...</text:a>
']</text:p>
      <text:p text:style-name="P4">
标签: ['Індія', 'нафта', 'США', 'Росія']</text:p>
      <text:p text:style-name="P4">
类型: Article</text:p>
      <!--METADATA-->
      <text:p text:style-name="P4">
<draw:frame draw:style-name="fr1" draw:name="Image207" text:anchor-type="as-char" svg:width="6.9236in" svg:height="3.956343in" draw:z-index="0">
<draw:image xlink:href="../Images/yкринформ/2023-06-20T21-24-00-03-00/630_360_1587540254-431.jpg" xlink:type="simple" xlink:show="embed" xlink:actuate="onLoad" draw:mime-type="image/jpeg"/>
</draw:frame>
该组合认为，在国际市场上限制了俄罗斯石油的价格有效地工作，并预计印度将根据引入的限制继续从俄罗斯人那里购买。</text:p>
      <text:p text:style-name="P4">
这是在周二宣布印度计划总理约翰·柯比(John Kirby)代表的印度总理的迫切要求的，他向华盛顿(John Kirby)的代表报道了他自己的记者。</text:p>
      <text:p text:style-name="P4">
“价格限制(对于俄罗斯石油 -  ed。)他工作。”美国政府说。</text:p>
      <text:p text:style-name="P4">
他指出，首先证明了该工具的有效性，以保留[石油]的可用性(https://www.ukrinform.ua/tag-nafta)国际市场以及俄罗斯缺乏利润。</text:p>
      <text:p text:style-name="P4">
<text:span text:style-name="T4">
另请阅读：</text:span>
 <text:a xlink:type="simple" xlink:href="https://www.ukrinform.ua/rubric-economy/3717138-kitaj-ta-india-u-travni-otrimali-rekordni-obsagi-rosijskoi-nafti.html" text:style-name="Internet_20_link" text:visited-style-name="Visited_20_Internet_20_Link">
中国和印度5月收到了创纪录的卷<text:span text:style-name="T4">
俄罗斯</text:span>
 <text:span text:style-name="T4">
 </text:span>
石油**</text:a>
“我们希望他们(印度政府 -  ed。)继续根据(建立 -  ed。)限制，因为它有效并且具有自己的影响力，可以保持报价在市场上的稳定性，但不允许在其上赚钱。”柯比说。</text:p>
      <text:p text:style-name="P4">
正如乌克林福姆报道的，<text:a xlink:type="simple" xlink:href="https://www.ukrinform.ua/rubric-economy/3724561-india-zbilsila-import-rosijskoi-nafti-v-10-raziv-zmi.html" text:style-name="Internet_20_link" text:visited-style-name="Visited_20_Internet_20_Link">
印度增加了俄罗斯石油的进口</text:a>
十次以及将来增加了这一数字的计划。</text:p>
      <text:p text:style-name="P4">
News Source: <text:a xlink:type="simple" xlink:href="https://www.ukrinform.ua/rubric-economy/3725520-ssa-ocikuut-so-india-prodovzit-zakupati-rosijsku-naftu-za-obmezenimi-cinami.html" text:style-name="Internet_20_link" text:visited-style-name="Visited_20_Internet_20_Link">
https://www.ukrinform.ua/rubric-economy/3725520-ssa-ocikuut-so-india-prodovzit-zakupati-rosijsku-naftu-za-obmezenimi-cinami.html</text:a>
</text:p>
      <!--NEWS-->
      <text:h text:style-name="P10" text:outline-level="1">
<text:span text:style-name="T4">
Galushchenko会见了英国能源监管机构的管理</text:span>
</text:h>
      <text:p text:style-name="P4">
作者: Ukrinform (Person)</text:p>
      <text:p text:style-name="P4">
出版商: Укринформ (Organization)</text:p>
      <text:p text:style-name="P4">
出版时间: 2023-06-20T21:29:33+03:00</text:p>
      <text:p text:style-name="P4">
修改时间: 2023-06-20T21:29:33+03:00</text:p>
      <text:p text:style-name="P4">
描述: 在与英国电力和天然气监管机构（OFGEM）的管理会议上，乌克兰赫尔曼·赫尔曼·加鲁什科（OFGEM）会议宣布对英国在该地区建立和开发现代分销网络的建设和发展的经验兴趣。  - 乌克林。</text:p>
      <text:p text:style-name="P4">
图片: ['<text:a xlink:type="simple" xlink:href="https://static.ukrinform.com/photos/2023_06/thumb_files/630_360_1687285569-155.jpg" text:style-name="Internet_20_link" text:visited-style-name="Visited_20_Internet_20_Link">
630_360_16872...</text:a>
']</text:p>
      <text:p text:style-name="P4">
标签: ['Британія', 'Енергетика', 'Європа', 'Міненерго', 'Ринок', 'Галущенко']</text:p>
      <text:p text:style-name="P4">
类型: Article</text:p>
      <!--METADATA-->
      <text:p text:style-name="P4">
<draw:frame draw:style-name="fr1" draw:name="Image208" text:anchor-type="as-char" svg:width="6.9236in" svg:height="3.956343in" draw:z-index="0">
<draw:image xlink:href="../Images/yкринформ/2023-06-20T21-29-33-03-00/630_360_1687285569-155.jpg" xlink:type="simple" xlink:show="embed" xlink:actuate="onLoad" draw:mime-type="image/jpeg"/>
</draw:frame>
与电力和天然气市场监管机构的管理(Ofgem)乌克兰赫尔曼·盖申科(Ukraine Herman Galushchenko)的能源部长宣布对英国在该地区建立和发展现代分销网络的经验感兴趣。</text:p>
      <text:p text:style-name="P4">
根据乌克林福姆的说法，这是报道<text:a xlink:type="simple" xlink:href="https://mev.gov.ua/novyna/pryskorennya-intehratsiyi-ukrayiny-do-yevropeyskykh-rynkiv-hazu-ta-elektroenerhiyi-zustrich" text:style-name="Internet_20_link" text:visited-style-name="Visited_20_Internet_20_Link">
部新闻服务</text:a>
。</text:p>
      <text:p text:style-name="P4">
“乌克兰赫尔曼·盖申科的能源部长在达洛农的工作访问中，会见了大不列颠市场电力和天然气的独立国家监管机构 - 天然气和电气市场办公室(Ofgem). Участь у зустрічі, зокрема, взяв генеральнийдиректор компанії Джонатан Брірлі", - йдеться у повідомленні.</text:p>
      <text:p text:style-name="P4">
Зазначається, що сторони обговорили напрямки співпраці у процесі інтеграціїУкраїни до європейських ринків газу та <text:a xlink:type="simple" xlink:href="https://www.ukrinform.ua/tag-elektroenergia" text:style-name="Internet_20_link" text:visited-style-name="Visited_20_Internet_20_Link">
 електроенергії</text:a>
以及英国合作伙伴的帮助增强乌克兰电力系统的稳定性。</text:p>
      <text:p text:style-name="P4">
能源部负责人概述了在俄罗斯水力发电站的俄罗斯境界之后，为平衡系统所采取的措施的当前状况。 同时，Galushchenko强调需要接受Entso-E增加电力商业交换的能力，并将进口的能力提高到2 GW。</text:p>
      <text:p text:style-name="P4">
<text:span text:style-name="T4">
另请阅读：</text:span>
 <text:a xlink:type="simple" xlink:href="https://www.ukrinform.ua/rubric-economy/3697565-entsoe-zbilsilo-tehnicni-mozlivosti-dla-importu-elektroenergii-v-ukrainu.html" text:style-name="Internet_20_link" text:visited-style-name="Visited_20_Internet_20_Link">
<text:span text:style-name="T4">
 ientso </text:span>
  -  E具有进口国的技术能力 - 乌克兰的电信</text:a>
乌克兰部长强调了在天然气井中增加合作的前景。 他回忆说，我国建议合作伙伴使用乌克兰地下天然气存储设施进行天然气存储，其可靠性确认了根据欧洲规则的运营商证书的认证。</text:p>
      <text:p text:style-name="P4">
还讨论了恢复能源基础设施的问题。 这位部长表示，乌克兰对英国在该地区建立现代分销网络的经验感兴趣，尤其是在DE工业领土上实施相应的预测。特别关注核安全当事方的会议以及俄罗斯恐怖袭击对占领的ZPP安全的Kakhovskaya水力发电站的影响。 Galushchenko是文明世界对国家恐怖国家的唯一反应，应将其排除在世界市场之外。</text:p>
      <text:p text:style-name="P4">
正如乌克林福姆报道的那样，能源部指出，以下对乌克兰国际社会的支持作物之一应该是排除(艾琳娜).</text:p>
      <text:p text:style-name="P4">
<text:span text:style-name="T5">
Фото: mev.gov.ua</text:span>
</text:p>
      <text:p text:style-name="P4">
News Source: <text:a xlink:type="simple" xlink:href="https://www.ukrinform.ua/rubric-economy/3725523-galusenko-zustrivsa-z-kerivnictvom-britanskogo-energeticnogo-regulatora.html" text:style-name="Internet_20_link" text:visited-style-name="Visited_20_Internet_20_Link">
https://www.ukrinform.ua/rubric-economy/3725523-galusenko-zustrivsa-z-kerivnictvom-britanskogo-energeticnogo-regulatora.html</text:a>
</text:p>
      <!--NEWS-->
      <text:h text:style-name="P10" text:outline-level="1">
<text:span text:style-name="T4">
俄罗斯军人不提供有关乌克兰损失的信息 - 拦截</text:span>
</text:h>
      <text:p text:style-name="P4">
作者: Ukrinform (Person)</text:p>
      <text:p text:style-name="P4">
出版商: Укринформ (Organization)</text:p>
      <text:p text:style-name="P4">
出版时间: 2023-06-20T21:35:33+03:00</text:p>
      <text:p text:style-name="P4">
修改时间: 2023-06-20T21:35:33+03:00</text:p>
      <text:p text:style-name="P4">
描述: 俄罗斯的军人并没有谈论乌克兰的部队真正损失，尽管他们自己知道这些损失很高。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Окупація', 'Росія', 'Війна з Росією']</text:p>
      <text:p text:style-name="P4">
类型: Article</text:p>
      <!--METADATA-->
      <text:p text:style-name="P4">
<draw:frame draw:style-name="fr1" draw:name="Image211" text:anchor-type="as-char" svg:width="6.9236in" svg:height="3.956343in" draw:z-index="0">
<draw:image xlink:href="../Images/yкринформ/2023-06-20T21-35-33-03-00/630_360_1680422407-224.png" xlink:type="simple" xlink:show="embed" xlink:actuate="onLoad" draw:mime-type="image/png"/>
</draw:frame>
俄罗斯的军人并没有谈论乌克兰的部队真正损失，尽管他们自己知道这些损失很高。</text:p>
      <text:p text:style-name="P4">
这是在两名俄罗斯军人的对话中指出的，他们的录音<text:a xlink:type="simple" xlink:href="https://gur.gov.ua/content/da-uzhe-b-po-kyevu-u-baly-by-bombochkoi-takoi-chtoby-hrybok-podnialsia-u-nykh-tam-y-opustylsia.html" text:style-name="Internet_20_link" text:visited-style-name="Visited_20_Internet_20_Link">
国防部智力局主要局长服务</text:a>
，报道乌克林福姆。</text:p>
      <text:p text:style-name="P4">
“彼得鲁卡已经4个月大。 他知道他在哪里？ 在Donetsk和Luhansk地区。 好吧，死者说，很多。 我们的人也很抱歉。 我们不知道有多少死亡。”第一俄语说。</text:p>
      <text:p text:style-name="P4">
<text:span text:style-name="T4">
另请阅读：</text:span>
 <text:a xlink:type="simple" xlink:href="https://www.ukrinform.ua/rubric-ato/3724533-iz-frontu-tila-vagnerivciv-vivozat-kamazami-perehoplenna.html" text:style-name="Internet_20_link" text:visited-style-name="Visited_20_Internet_20_Link">
从瓦格纳身体的前部，卡马兹被取出 -  <text:span text:style-name="T4">
拦截</text:span>
</text:a>
另一位俄罗斯军队说，有很多死亡，并确认他们也不说什么，“我们只是看到了一切。”</text:p>
      <text:p text:style-name="P4">
在谈论动员的谈话过程中，第一位俄罗斯军人指出，他的熟人亚历山大·奇什辛(Alexander Cheshuin)被召集到军事入伍办公室。</text:p>
      <text:p text:style-name="P4">
“现在，他们说，从4月1日起，似乎是。 我不知道每周动员多少 -​​ 不 - 不 - 。 类型，需要拨打400人。(称为 -  ed。)在军事入伍办公室里，我笑了……他现在正在对他的田hoda，键入突出(脊柱中疝形成的初始阶段。)他等。”他说。</text:p>
      <text:p text:style-name="P4">
<text:span text:style-name="T4">
另请阅读：</text:span>
 <text:a xlink:type="simple" xlink:href="https://www.ukrinform.ua/rubric-ato/3720431-perehoplenna-sbu-pidtverdzue-so-kahovsku-ges-pidirvala-diversijna-grupa-rosian.html" text:style-name="Internet_20_link" text:visited-style-name="Visited_20_Internet_20_Link">
<text:span text:style-name="T4">
拦截</text:span>
 SBU确认Kakh​​ovsk Hese被一群破坏的俄罗斯人所破坏</text:a>
作为回应，第二次军事俄罗斯联邦表示，如果切肖因在俄罗斯，该镇将“肿胀”。</text:p>
      <text:p text:style-name="P4">
他说：“当它来到这里时，这将很困难。”</text:p>
      <text:p text:style-name="P4">
回答第一个俄罗斯人是否通过委员会的问题，第二个回答说他不是。</text:p>
      <text:p text:style-name="P4">
他们还讨论了基辅俄罗斯联邦的问题。</text:p>
      <text:p text:style-name="P4">
“是的，他们将被炸弹袭击，以至于“真菌在那里升起”。</text:p>
      <text:p text:style-name="P4">
古尔保证，对于针对乌克兰的每一次军事犯罪，这是一次性的报应。</text:p>
      <text:p text:style-name="P4">
据报道，古尔·基里尔·布·巴诺夫(Gur Kirill Budanov)的负责人宣布所有扎加尔布尼克(Zagarbnik)的合作者，没有人会被遗忘。</text:p>
      <text:p text:style-name="P4">
News Source: <text:a xlink:type="simple" xlink:href="https://www.ukrinform.ua/rubric-ato/3725526-vijskovosluzbovcam-rf-ne-daut-informacii-pro-vtrati-v-ukraini-perehoplenna.html" text:style-name="Internet_20_link" text:visited-style-name="Visited_20_Internet_20_Link">
https://www.ukrinform.ua/rubric-ato/3725526-vijskovosluzbovcam-rf-ne-daut-informacii-pro-vtrati-v-ukraini-perehoplenna.html</text:a>
</text:p>
      <!--NEWS-->
      <text:h text:style-name="P10" text:outline-level="1">
<text:span text:style-name="T4">
立陶宛习俗通过俄罗斯联邦和白俄罗斯加强了货物运输规则</text:span>
</text:h>
      <text:p text:style-name="P4">
作者: Ukrinform (Person)</text:p>
      <text:p text:style-name="P4">
出版商: Укринформ (Organization)</text:p>
      <text:p text:style-name="P4">
出版时间: 2023-06-20T21:37:38+03:00</text:p>
      <text:p text:style-name="P4">
修改时间: 2023-06-20T21:37:38+03:00</text:p>
      <text:p text:style-name="P4">
描述: 从7月3日起，从立陶宛过境到俄罗斯联邦或RB领土的船员将不得不提交制造商的宣言。  - 乌克林。</text:p>
      <text:p text:style-name="P4">
图片: ['<text:a xlink:type="simple" xlink:href="https://static.ukrinform.com/photos/2023_06/thumb_files/630_360_1687286230-207.jpg" text:style-name="Internet_20_link" text:visited-style-name="Visited_20_Internet_20_Link">
630_360_16872...</text:a>
']</text:p>
      <text:p text:style-name="P4">
标签: ['Білорусь', 'Литва', 'Митниця', 'Торгівля', 'Росія']</text:p>
      <text:p text:style-name="P4">
类型: Article</text:p>
      <!--METADATA-->
      <text:p text:style-name="P4">
<draw:frame draw:style-name="fr1" draw:name="Image212" text:anchor-type="as-char" svg:width="6.9236in" svg:height="3.956343in" draw:z-index="0">
<draw:image xlink:href="../Images/yкринформ/2023-06-20T21-37-38-03-00/630_360_1687286230-207.jpg" xlink:type="simple" xlink:show="embed" xlink:actuate="onLoad" draw:mime-type="image/jpeg"/>
</draw:frame>
从7月3日起，从立陶宛过境的船员穿过俄罗斯联邦或RB领土的船员将不得不提交制造商的宣言。</text:p>
      <text:p text:style-name="P4">
正如乌克林福姆报道的那样，它报告了<text:a xlink:type="simple" xlink:href="https://www.lrt.lt/ru/novosti/17/2017201/tamozhnia-litvy-vnov-uzhestochaet-pravila-provoza-tovarov-iz-litvy-cherez-rf-i-belarus#lg=2017201&amp;slide=496982" text:style-name="Internet_20_link" text:visited-style-name="Visited_20_Internet_20_Link">
LRT</text:a>
.</text:p>
      <text:p text:style-name="P4">
Перелік, затверджений Митним департаментом, включає декілька десятків товарівподвійного призначення, які можуть бути використані у військових цілях або длязбільшення потужностей російської промисловості.</text:p>
      <text:p text:style-name="P4">
У декларації виробник повинен буде підтвердити, що знає продавця та покупцясвого товару у третій країні, а також те, що вони перевозитимуться транзитомчерез Білорусь чи Росію, що вони не будуть перепродані чи перевалені у цихкраїнах, і хто їхній кінцевий споживач знаходиться у третій країні.</text:p>
      <text:p text:style-name="P4">
Декларації виробника будуть потрібні на литовській митниці з 3 липня придекларуванні товарів на експорт та реекспорт, а з 17 липня - і на митницях,які діють у пунктах прикордонного контролю.</text:p>
      <text:p text:style-name="P4">
З 5 червня Митний департамент застосовує суворіші перевірки для запобіганняможливому обходу санкцій та ввезення товарів до Росії — перевізники повинніподати документи, що підтверджують це. Проте статистика показує, щовідбувається паралельний імпорт деяких товарів до Росії та Білорусі.</text:p>
      <text:p text:style-name="P4">
<text:span text:style-name="T4">
Читайте також:</text:span>
 <text:a xlink:type="simple" xlink:href="https://www.ukrinform.ua/rubric-economy/3725392-es-vidstezuvatime-import-cerez-treti-kraini-pidsankcijnih-tovariv-do-rosii-specpredstavnik.html" text:style-name="Internet_20_link" text:visited-style-name="Visited_20_Internet_20_Link">
 ЄС відстежуватиме імпорт через треті країни підсанкційнихтоварів до Росії - <text:span text:style-name="T4">
спецпредставник</text:span>
 </text:a>
经济与创新部还提议政府暂时(一年)禁止从立陶宛通过立陶宛通过立陶宛运输双重商品，该商品可用于对乌克兰战争。 建议使用65个商品代码休息，但此列表可能会改变。</text:p>
      <text:p text:style-name="P4">
根据立陶宛银行的计算，自战争开始以来，从[立陶宛]出口总计(https://www.ukrinform.ua/tag-litva)俄罗斯对俄罗斯的减少了4％，但向独立国家联邦其他国家的出口增加了4.2％(顺式). Є припущення, що під реекспорт маскується ввезення до Росіїсанкційних товарів.</text:p>
      <text:p text:style-name="P4">
<text:span text:style-name="T5">
Фото: BNS</text:span>
</text:p>
      <text:p text:style-name="P4">
News Source: <text:a xlink:type="simple" xlink:href="https://www.ukrinform.ua/rubric-economy/3725527-mitnica-litvi-posilue-pravila-provezenna-tovariv-cerez-rf-ta-bilorus.html" text:style-name="Internet_20_link" text:visited-style-name="Visited_20_Internet_20_Link">
https://www.ukrinform.ua/rubric-economy/3725527-mitnica-litvi-posilue-pravila-provezenna-tovariv-cerez-rf-ta-bilorus.html</text:a>
</text:p>
      <!--NEWS-->
      <text:h text:style-name="P10" text:outline-level="1">
<text:span text:style-name="T4">
首都的雨：基瓦夫托多（Kyivavtodor）消除了洪水</text:span>
</text:h>
      <text:p text:style-name="P4">
作者: Ukrinform (Person)</text:p>
      <text:p text:style-name="P4">
出版商: Укринформ (Organization)</text:p>
      <text:p text:style-name="P4">
出版时间: 2023-06-20T21:40:00+03:00</text:p>
      <text:p text:style-name="P4">
修改时间: 2023-06-20T21:40:00+03:00</text:p>
      <text:p text:style-name="P4">
描述: 基辅霍夫托尔液压服务致力于消除由风暴造成的洪水，这已经覆盖了今天的首都。  - 乌克林。</text:p>
      <text:p text:style-name="P4">
图片: ['<text:a xlink:type="simple" xlink:href="https://static.ukrinform.com/photos/2023_06/thumb_files/630_360_1687286178-357.jpg" text:style-name="Internet_20_link" text:visited-style-name="Visited_20_Internet_20_Link">
630_360_16872...</text:a>
']</text:p>
      <text:p text:style-name="P4">
标签: ['Дощ', 'КМДА', 'Київ', 'Київавтодор', 'Підтоплення']</text:p>
      <text:p text:style-name="P4">
类型: Article</text:p>
      <!--METADATA-->
      <text:p text:style-name="P4">
<draw:frame draw:style-name="fr1" draw:name="Image213" text:anchor-type="as-char" svg:width="6.9236in" svg:height="3.956343in" draw:z-index="0">
<draw:image xlink:href="../Images/yкринформ/2023-06-20T21-40-00-03-00/630_360_1687286178-357.jpg" xlink:type="simple" xlink:show="embed" xlink:actuate="onLoad" draw:mime-type="image/jpeg"/>
</draw:frame>
基辅伐夫液压服务是在消除洪水的情况下进行的，这是由当今资本造成的。</text:p>
      <text:p text:style-name="P4">
正如乌克林福姆报道的那样，在[电报]中(http://t.me/KyivCityOfficial/7069)KSCA新闻服务报告。</text:p>
      <text:p text:style-name="P4">
“由于铁轨的结果，现场的几个地区发生了当地洪水。 这种洪水的主要原因是降雨系统无法应付大量降水。 基瓦夫托多(Kyivavtodor)的液压服务的位置，底盘设备的特殊设备。”  - 在消息中说。</text:p>
      <text:p text:style-name="P4">
如前所述，根据乌克里德顿中心(Ukrhydromet Center)的说法，在下一个小时，合规性将继续在一天结束时继续<text:a xlink:type="simple" xlink:href="https://www.ukrinform.ua/tag-dos" text:style-name="Internet_20_link" text:visited-style-name="Visited_20_Internet_20_Link">
雨</text:a>
。</text:p>
      <text:p text:style-name="P4">
<text:span text:style-name="T4">
另请阅读：</text:span>
 [在基辅通过<text:span text:style-name="T4">
排水</text:span>
淹没了左边 - 银行地铁站的几条街道和地区]]](https://www.ukrinform.ua/rubric-kyiv/3721083-u-kievi-cerez-zlivu-pidtopleni-kilka-vulic-ta-rajon-stancii-metro-livoberezna.html)KSCA敦促公民在道路或人行道洪水泛滥到派遣的基沃文托尔：044 284 7419。</text:p>
      <text:p text:style-name="P4">
如今，基辅掩盖了强大的倾盆大雨，冰雹倒下了。 有些街道正在经过，道路上形成了交通拥堵。</text:p>
      <text:p text:style-name="P4">
<text:span text:style-name="T5">
foto：KSCA，Facebook</text:span>
</text:p>
      <text:p text:style-name="P4">
News Source: <text:a xlink:type="simple" xlink:href="https://www.ukrinform.ua/rubric-kyiv/3725529-zliva-u-stolici-kiivavtodor-likvidovue-pidtoplenna.html" text:style-name="Internet_20_link" text:visited-style-name="Visited_20_Internet_20_Link">
https://www.ukrinform.ua/rubric-kyiv/3725529-zliva-u-stolici-kiivavtodor-likvidovue-pidtoplenna.html</text:a>
</text:p>
      <!--NEWS-->
      <text:h text:style-name="P10" text:outline-level="1">
<text:span text:style-name="T4">
库勒巴（Kuleba</text:span>
</text:h>
      <text:p text:style-name="P4">
作者: Ukrinform (Person)</text:p>
      <text:p text:style-name="P4">
出版商: Укринформ (Organization)</text:p>
      <text:p text:style-name="P4">
出版时间: 2023-06-20T21:51:00+03:00</text:p>
      <text:p text:style-name="P4">
修改时间: 2023-06-20T21:51:00+03:00</text:p>
      <text:p text:style-name="P4">
描述: 外交大臣杜米特罗·库莱巴（Dmytro Kuleba）在与美国国务卿安东尼（Anthony）在伦敦举行的会议上讨论了乌克兰反对意义的加强。  - 乌克林。</text:p>
      <text:p text:style-name="P4">
图片: ['<text:a xlink:type="simple" xlink:href="https://static.ukrinform.com/photos/2023_06/thumb_files/630_360_1687287453-969.jpg" text:style-name="Internet_20_link" text:visited-style-name="Visited_20_Internet_20_Link">
630_360_16872...</text:a>
']</text:p>
      <text:p text:style-name="P4">
标签: ['Дмитро Кулеба', 'Блінкен', 'Контрнаступ', 'Формула миру']</text:p>
      <text:p text:style-name="P4">
类型: Article</text:p>
      <!--METADATA-->
      <text:p text:style-name="P4">
<draw:frame draw:style-name="fr1" draw:name="Image214" text:anchor-type="as-char" svg:width="6.9236in" svg:height="3.956343in" draw:z-index="0">
<draw:image xlink:href="../Images/yкринформ/2023-06-20T21-51-00-03-00/630_360_1687287453-969.jpg" xlink:type="simple" xlink:show="embed" xlink:actuate="onLoad" draw:mime-type="image/jpeg"/>
</draw:frame>
在与美国国务卿安东尼·眨眼(Anthony Blinken)的一次会议上，美国国务卿安东尼·布林肯(Anthony Blinken)在伦敦诺尼(Londonnoni)。</text:p>
      <text:p text:style-name="P4">
根据乌克林福姆的说法，库伯在[Twitter]中报道了(http://twitter.com/DmytroKuleba/status/1671221303041196044)。</text:p>
      <text:p text:style-name="P4">
部长写道：“在伦敦，我遇到了安东尼·眨眼，并感谢美国的支持。”</text:p>
      <text:p text:style-name="Quotations">

<text:p text:style-name="P4">
在伦敦，我遇到了<text:a xlink:type="simple" xlink:href="https://twitter.com/SecBlinken" text:style-name="Internet_20_link" text:visited-style-name="Visited_20_Internet_20_Link">
@secblinken&gt;
</text:a>
并感谢我们的支持。 我们讨论了支持乌克兰反攻&gt;
能力的下一步，并根据乌克兰的北约会员观点准备了维尔纽斯峰会可交付成果，并增强了对和平&gt;
和平&gt;
公式的全球支持。 <text:a xlink:type="simple" xlink:href="https://t.co/4B0gj3ygsk" text:style-name="Internet_20_link" text:visited-style-name="Visited_20_Internet_20_Link">
pic.twitter.com/4b0gj3ygsk</text:a>
&gt;
&gt;
  -  dmytro kuleba(dmitrykuleba)<text:a xlink:type="simple" xlink:href="https://twitter.com/DmytroKuleba/status/1671221303041196044" text:style-name="Internet_20_link" text:visited-style-name="Visited_20_Internet_20_Link">
2023年6月20日&gt;
</text:a>
外交大臣说，在会议上，讨论了以下步骤，以讨论乌克兰的反攻性能力，为维尔纽斯峰会的实际结果做准备，以了解我国在[北约]中成员资格的前景(https://www.ukrinform.ua/tag-nato)但是全球支持的增长已经形成了和平。</text:p>

</text:p>
      <text:p text:style-name="P4">
据报道，6月21日，将在伦敦举行一次国际乌克兰海关会议，该会议将决定该国战后重建和现代化的优先，中期和观点任务。</text:p>
      <text:p text:style-name="P4">
News Source: <text:a xlink:type="simple" xlink:href="https://www.ukrinform.ua/rubric-polytics/3725532-kuleba-zustrivsa-z-blinkenom-u-londoni-govorili-pro-kontrnastup-i-formulu-miru.html" text:style-name="Internet_20_link" text:visited-style-name="Visited_20_Internet_20_Link">
https://www.ukrinform.ua/rubric-polytics/3725532-kuleba-zustrivsa-z-blinkenom-u-londoni-govorili-pro-kontrnastup-i-formulu-miru.html</text:a>
</text:p>
      <!--NEWS-->
      <text:h text:style-name="P10" text:outline-level="1">
<text:span text:style-name="T4">
Shmigal：我们开始在伦敦工作，参加乌克兰复苏会议</text:span>
</text:h>
      <text:p text:style-name="P4">
作者: Ukrinform (Person)</text:p>
      <text:p text:style-name="P4">
出版商: Укринформ (Organization)</text:p>
      <text:p text:style-name="P4">
出版时间: 2023-06-20T21:53:00+03:00</text:p>
      <text:p text:style-name="P4">
修改时间: 2023-06-20T21:53:00+03:00</text:p>
      <text:p text:style-name="P4">
描述: 乌克兰当局的代表开始在伦敦工作，参加乌克兰恢复会议。  - 乌克林。</text:p>
      <text:p text:style-name="P4">
图片: ['<text:a xlink:type="simple" xlink:href="https://static.ukrinform.com/photos/2023_05/thumb_files/630_360_1684314967-865.jpeg" text:style-name="Internet_20_link" text:visited-style-name="Visited_20_Internet_20_Link">
630_360_16843...</text:a>
']</text:p>
      <text:p text:style-name="P4">
标签: ['Лондон', 'Шмигаль', 'Конференція']</text:p>
      <text:p text:style-name="P4">
类型: Article</text:p>
      <!--METADATA-->
      <text:p text:style-name="P4">
<draw:frame draw:style-name="fr1" draw:name="Image215" text:anchor-type="as-char" svg:width="6.9236in" svg:height="3.956343in" draw:z-index="0">
<draw:image xlink:href="../Images/yкринформ/2023-06-20T21-53-00-03-00/630_360_1684314967-865.jpeg" xlink:type="simple" xlink:show="embed" xlink:actuate="onLoad" draw:mime-type="image/jpeg"/>
</draw:frame>
乌克兰当局的代表开始在伦敦工作，参加乌克兰的重建。</text:p>
      <text:p text:style-name="P4">
关于<text:a xlink:type="simple" xlink:href="https://t.me/Denys_Smyhal/5432" text:style-name="Internet_20_link" text:visited-style-name="Visited_20_Internet_20_Link">
电报</text:a>
乌克林福姆报道，丹尼斯·施米加尔(Denis Shmigal)写信给乌克兰总理。</text:p>
      <text:p text:style-name="P4">
“在活动的框架内，我们将与国际合作伙伴提出并讨论基本重建：快速恢复，在充满活力的地区的私人投资吸引力，区域间合作伙伴关系的加强，”  - 强调。</text:p>
      <text:p text:style-name="P4">
<text:span text:style-name="T4">
另请阅读：</text:span>
 <text:a xlink:type="simple" xlink:href="https://www.ukrinform.ua/rubric-vidbudova/3725076-proekt-vidbudovi-ukraini-e-odnim-z-najbils-ambitnih-i-dorogih-z-casiv-drugoi-svitovoi-simmons.html" text:style-name="Internet_20_link" text:visited-style-name="Visited_20_Internet_20_Link">
乌克兰的乌克兰项目是自第二次世界大战以来最雄心勃勃的Idoro之一 - 西蒙斯</text:a>
施密历告知，乌克兰当局在伦敦诺诺会议之后签署了许多重要协议，备忘录，这些声明将促进乌克兰的重建和发展。</text:p>
      <text:p text:style-name="P4">
据报道，据报道，6月19日，Shmigal谈到了伦敦恢复伦敦会议上锌的关键方面。</text:p>
      <text:p text:style-name="P4">
照片：Denis Shmigal，电报</text:p>
      <text:p text:style-name="P4">
News Source: <text:a xlink:type="simple" xlink:href="https://www.ukrinform.ua/rubric-vidbudova/3725531-smigal-rozpocinaemo-robotu-v-londoni-dla-ucasti-v-konferencii-z-pitan-vidnovlenna-ukraini.html" text:style-name="Internet_20_link" text:visited-style-name="Visited_20_Internet_20_Link">
https://www.ukrinform.ua/rubric-vidbudova/3725531-smigal-rozpocinaemo-robotu-v-londoni-dla-ucasti-v-konferencii-z-pitan-vidnovlenna-ukraini.html</text:a>
</text:p>
      <!--NEWS-->
      <text:h text:style-name="P10" text:outline-level="1">
<text:span text:style-name="T4">
尤里·麦克斯莫夫（Yuri Maximov）成为Zvyagel的总教练</text:span>
</text:h>
      <text:p text:style-name="P4">
作者: Ukrinform (Person)</text:p>
      <text:p text:style-name="P4">
出版商: Укринформ (Organization)</text:p>
      <text:p text:style-name="P4">
出版时间: 2023-06-20T21:59:12+03:00</text:p>
      <text:p text:style-name="P4">
修改时间: 2023-06-20T21:59:12+03:00</text:p>
      <text:p text:style-name="P4">
描述: 尤里·麦克斯莫夫（Yuri Maximov）成为Zvyagel的新任主教练。  - 乌克林。</text:p>
      <text:p text:style-name="P4">
图片: ['<text:a xlink:type="simple" xlink:href="https://static.ukrinform.com/photos/2023_06/thumb_files/630_360_1687287474-256.jpg" text:style-name="Internet_20_link" text:visited-style-name="Visited_20_Internet_20_Link">
630_360_16872...</text:a>
']</text:p>
      <text:p text:style-name="P4">
标签: ['Футбол']</text:p>
      <text:p text:style-name="P4">
类型: Article</text:p>
      <!--METADATA-->
      <text:p text:style-name="P4">
<draw:frame draw:style-name="fr1" draw:name="Image216" text:anchor-type="as-char" svg:width="6.9236in" svg:height="3.956343in" draw:z-index="0">
<draw:image xlink:href="../Images/yкринформ/2023-06-20T21-59-12-03-00/630_360_1687287474-256.jpg" xlink:type="simple" xlink:show="embed" xlink:actuate="onLoad" draw:mime-type="image/jpeg"/>
</draw:frame>
尤里·麦克斯莫夫(Yuri Maximov)成为Zvyagel的新任主教练。</text:p>
      <text:p text:style-name="P4">
据报道<text:a xlink:type="simple" xlink:href="https://www.facebook.com/pfczvyagel/posts/715945863872531" text:style-name="Internet_20_link" text:visited-style-name="Visited_20_Internet_20_Link">
新闻服务</text:a>
Ufeysbook团队，乌克林福姆报告。</text:p>
      <text:p text:style-name="P4">
“尤里·马克西莫夫(Yuri Maximov)是乌克兰足球的传奇人物。 作为一名球员，他在欧洲冠军联赛中为巴塞罗那的迪纳摩进球。 他打破了德国德甲。 当培训师赢得阿塞拜疆时，波尔塔瓦·沃斯克拉(Poltava Vorskla)被带到乌克兰杯和Vevrocubka的决赛中。 在马克西莫夫(Maximov)领导下的每个团队都变得更加强大。 锥形人很高兴看到每个人，都强调 - 在每个人中 - 乌克兰首映团队。 俱乐部主席德米特里·科斯蒂克(Dmitry Kostyuk)说，马克斯莫夫现在是Zvyagel的首席培训师，这对我们来说是一种荣幸。</text:p>
      <text:p text:style-name="P4">
<text:span text:style-name="T4">
另请阅读：</text:span>
 <text:a xlink:type="simple" xlink:href="https://www.ukrinform.ua/rubric-sports/3725449-upl-rusin-najkrasij-gravec-travnacervna-ponomarov-najkrasij-trener.html" text:style-name="Internet_20_link" text:visited-style-name="Visited_20_Internet_20_Link">
UPL：Rusyn是5月至6月，Ponomarev-最佳教练的最佳球员</text:a>
据报道，尤里·麦克斯莫夫(Yuri Maximov)的最后一个教练地点是沃斯克拉(Vorskla)。 在2019/2020赛季，他将Poltava带到了乌克兰杯的决赛中。同样在首次联赛中，马克西莫夫(Maximov)训练了基辅“ Obolon”，Kryvyi rih“ Kryvbas”，Donetsk“ Merallurg”。</text:p>
      <text:p text:style-name="P4">
Zvyagel在第二个联赛中行事。 上个赛季，球队排名第五。</text:p>
      <text:p text:style-name="P4">
自4月下旬以来，马克西莫夫(Maximov)一直担任波西体育总监的职位。自2022年5月，他离开沃斯克拉(Vorskla)以来，他就一直没有担任首席教练。</text:p>
      <text:p text:style-name="P4">
照片：facebook.com/pfczvyagel/</text:p>
      <text:p text:style-name="P4">
News Source: <text:a xlink:type="simple" xlink:href="https://www.ukrinform.ua/rubric-sports/3725533-urij-maksimov-stav-golovnim-trenerom-zvagela.html" text:style-name="Internet_20_link" text:visited-style-name="Visited_20_Internet_20_Link">
https://www.ukrinform.ua/rubric-sports/3725533-urij-maksimov-stav-golovnim-trenerom-zvagela.html</text:a>
</text:p>
      <!--NEWS-->
      <text:h text:style-name="P10" text:outline-level="1">
<text:span text:style-name="T4">
英国的要求：数十亿的艾布拉莫维奇帮助乌克兰</text:span>
</text:h>
      <text:p text:style-name="P4">
作者: ['АРМІЯINFORM']</text:p>
      <text:p text:style-name="P4">
时间: 2023-06-20T22:00:00-04:00</text:p>
      <text:p text:style-name="P4">
描述: 中国银行Z 13 Chervnya嘲笑南非服务局的克里尼特银行银行...与乌克兰2022年的战争，与乌克兰的最新新闻战争，今天与乌克兰2022年的新闻战争，乌克兰与乌克兰之间的战争，乌克兰与乌克兰之间的战争将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07/krah_rf.jpeg" text:style-name="Internet_20_link" text:visited-style-name="Visited_20_Internet_20_Link">
krah_rf.jpeg</text:a>
']</text:p>
      <text:p text:style-name="P4">
标签: []</text:p>
      <text:p text:style-name="P4">
类别: News</text:p>
      <!--METADATA-->
      <text:p text:style-name="P4">
<draw:frame draw:style-name="fr1" draw:name="Image217" text:anchor-type="as-char" svg:width="6.9236in" svg:height="3.63489in" draw:z-index="0">
<draw:image xlink:href="../Images/AРМІЯINFORM/2023-06-20T22-00-00-04-00/krah_rf.jpeg" xlink:type="simple" xlink:show="embed" xlink:actuate="onLoad" draw:mime-type="image/jpeg"/>
</draw:frame>
自6月13日以来，中国银行一直将俄罗斯银行的客户限制在俄罗斯银行的客户到美国，瑞士和英国的欧盟银行。</text:p>
      <text:p text:style-name="P4">
英国要求俄罗斯亿万富翁阿布拉莫维奇(Abramovich)从切尔西足球俱乐部出售2300万英镑以帮助乌克兰。</text:p>
      <text:p text:style-name="P4">
在禁止通过立陶宛Litvikallingrad地区的俄罗斯商品过境的禁令之后，它每月损失900-9.8亿卢布：自2022年以来，俄罗斯失去了利用通过菲利利托夫共和国的土地运输的可能性并应将货物运送到波罗的海船上。</text:p>
      <text:p text:style-name="P4">
莫斯科·索比安金(Moscow Sobiangin)可能拒绝了这样的指控，即俄罗斯联邦的首都正在吸收俄罗斯其他地区的财务状况，同时指出应该在2025  -  2027年借用莫斯科，因为这是“超高成本的阶段”。</text:p>
      <text:p text:style-name="P4">
中央银行纳比林(Nabiullin)的负责人表示，俄罗斯是“有返回补充经济的风险”。</text:p>
      <text:p text:style-name="P4">
<text:span text:style-name="T4">
 JREL：</text:span>
 <text:a xlink:type="simple" xlink:href="https://www.facebook.com/SZRUkraine" text:style-name="Internet_20_link" text:visited-style-name="Visited_20_Internet_20_Link">
外部情报服务</text:a>
</text:p>
      <text:p text:style-name="P4">
News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将建造一个新的供水，以便为Nikopol地区的居民提供水</text:span>
</text:h>
      <text:p text:style-name="P4">
作者: Ukrinform (Person)</text:p>
      <text:p text:style-name="P4">
出版商: Укринформ (Organization)</text:p>
      <text:p text:style-name="P4">
出版时间: 2023-06-20T22:06:12+03:00</text:p>
      <text:p text:style-name="P4">
修改时间: 2023-06-20T22:06:12+03:00</text:p>
      <text:p text:style-name="P4">
描述: 为了解决供水问题，他们计划从Zaporozhye市到锰，Nikopol和Pokrov的城市建造供水。  - 乌克林。</text:p>
      <text:p text:style-name="P4">
图片: ['<text:a xlink:type="simple" xlink:href="https://static.ukrinform.com/photos/2023_06/thumb_files/630_360_1686846699-5641.jpeg" text:style-name="Internet_20_link" text:visited-style-name="Visited_20_Internet_20_Link">
630_360_16868...</text:a>
']</text:p>
      <text:p text:style-name="P4">
标签: ['Дніпропетровщина', 'Нікополь', 'Вода']</text:p>
      <text:p text:style-name="P4">
类型: Article</text:p>
      <!--METADATA-->
      <text:p text:style-name="P4">
<draw:frame draw:style-name="fr1" draw:name="Image218" text:anchor-type="as-char" svg:width="6.9236in" svg:height="3.956343in" draw:z-index="0">
<draw:image xlink:href="../Images/yкринформ/2023-06-20T22-06-12-03-00/630_360_1686846699-5641.jpeg" xlink:type="simple" xlink:show="embed" xlink:actuate="onLoad" draw:mime-type="image/jpeg"/>
</draw:frame>
为了分解供水问题，他们计划建造从城市到锰，尼科波尔和波克罗夫城市的供水。</text:p>
      <text:p text:style-name="P4">
关于<text:a xlink:type="simple" xlink:href="https://t.me/Yevtushenko_E/4242" text:style-name="Internet_20_link" text:visited-style-name="Visited_20_Internet_20_Link">
电报</text:a>
乌克林福姆报道，通知首席北野Rva Yevhen Yevtushenko。</text:p>
      <text:p text:style-name="P4">
他写道：“实施两个计划的供水计划已经在该地区正在进行中。</text:p>
      <text:p text:style-name="P4">
<text:span text:style-name="T4">
另请阅读：</text:span>
 [敌人再次被解雇<text:span text:style-name="T4">
 Nikopol </text:span>
 Bsky District，受伤的民事(https://www.ukrinform.ua/rubric-ato/3725505-vorog-znovu-obstrilav-nikopolskij-rajon-poranenij-civilnij.html)在地方一级，还有另一个计划涉及基础设施的现代化，以向该地区的居民提供饮用水。 根据乌克兰部长的内阁，UAH的1.597亿件因其在当地国家预算中的实施而被分配。 该计划的目的是恢复尼科波尔区领土的集中供水。 其性能的期限取决于安全状况。 该项目由地方政府实施。</text:p>
      <text:p text:style-name="P4">
Yevtushenko补充说，到恢复集中式供水时，将提供带来的技术和饮酒(装瓶)与水。 执法部门与当地自政府机构的代表一起涉及所有可用资源，该规定，水发出点的数量。</text:p>
      <text:p text:style-name="P4">
关于井的钻探，专家分析了该地区领土上的情况。 得出的结论是：花岗岩和水的表面出现，具有高矿化和杂质在内的重金属，包括锰。</text:p>
      <text:p text:style-name="P4">
<text:span text:style-name="T4">
另请阅读：</text:span>
 [破坏Kakhovka水力发电站：Dnipropetrovsk仍有35个定居点。(https://www.ukrinform.ua/rubric-regions/3725247-pidriv-kahovskoi-ges-na-dnipropetrovsini-bez-vodopostacanna-zalisautsa-35-naselenih-punktiv.html)此外，还有减少浪费的额外风险，这与水库中的水位倾斜有关。</text:p>
      <text:p text:style-name="P4">
News Source: <text:a xlink:type="simple" xlink:href="https://www.ukrinform.ua/rubric-regions/3725535-dla-zabezpecenna-vodou-meskanciv-nikopolsini-pobuduut-novij-vodogin.html" text:style-name="Internet_20_link" text:visited-style-name="Visited_20_Internet_20_Link">
https://www.ukrinform.ua/rubric-regions/3725535-dla-zabezpecenna-vodou-meskanciv-nikopolsini-pobuduut-novij-vodogin.html</text:a>
</text:p>
      <!--NEWS-->
      <text:h text:style-name="P10" text:outline-level="1">
<text:span text:style-name="T4">
主席：加强，重建的乌克兰可以保护任何形式的俄罗斯恐怖</text:span>
</text:h>
      <text:p text:style-name="P4">
作者: Ukrinform (Person)</text:p>
      <text:p text:style-name="P4">
出版商: Укринформ (Organization)</text:p>
      <text:p text:style-name="P4">
出版时间: 2023-06-20T22:11:00+03:00</text:p>
      <text:p text:style-name="P4">
修改时间: 2023-06-20T22:11:00+03:00</text:p>
      <text:p text:style-name="P4">
描述: 重建，改造和加强的乌克兰是一名承运人和安全担保人，它是针对任何形式的俄罗斯恐怖和保护俄罗斯侵略重复的安全。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Зеленський', 'Війна з Росією', 'Відбудова']</text:p>
      <text:p text:style-name="P4">
类型: Article</text:p>
      <!--METADATA-->
      <text:p text:style-name="P4">
<draw:frame draw:style-name="fr1" draw:name="Image219" text:anchor-type="as-char" svg:width="6.9236in" svg:height="3.956343in" draw:z-index="0">
<draw:image xlink:href="../Images/yкринформ/2023-06-20T22-11-00-03-00/630_360_1668631319-314.jpg" xlink:type="simple" xlink:show="embed" xlink:actuate="onLoad" draw:mime-type="image/jpeg"/>
</draw:frame>
重建，改造和加强的乌克兰是安全和保证者，俄罗斯恐怖的任何形式的骨化以及防止反复侵略的保护。</text:p>
      <text:p text:style-name="P4">
Volodymyr Zelenskyy在[视频更近的视频]中说了这一点(https://www.youtube.com/watch?v=rYZzExswfQM)，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text:span>
</text:p>
      <text:p text:style-name="P4">
这一天的简短报告。</text:p>
      <text:p text:style-name="P4">
首先，我要感谢我们的空军和所有防守的天空捍卫者，每张困惑的俄罗斯火箭和每张shot弹枪。 就在昨晚 - 超过30张shot弹枪。 这些是数百种挽救的生命，即这些基础设施。 谢谢你，战士!</text:p>
      <text:p text:style-name="P4">
第二。 今天，由于侵略者受害者的炮击，在赫尔森中……他们正在消除纳卡科夫斯基水电站俄罗斯恐怖袭击的后果，并被俄罗斯炮火射击。 不幸的是，八名DSSN员工受伤了……我对他们的亲戚和亲戚表示慰问!</text:p>
      <text:p text:style-name="P4">
每次这样的俄罗斯打击，每一次俄罗斯恐怖袭击都是一个争论，并且没有机会留在乌克兰土地上。 这里没有杀手和恐怖分子，永远不会。</text:p>
      <text:p text:style-name="P4">
现在，我们在南部的勇士非常积极地摧毁乌克兰的敌人的物理净化。 这将继续。</text:p>
      <text:p text:style-name="P4">
恐怖保护是破坏恐怖分子。 这是保证国家枪支将永远无法将邪恶带到乌克兰。 实际上是关于今天的地下室。 伦敦的第一次会议已经开始在我们与英国狗准备的有关乌克兰重建的会议上。 瑞士和德国，法国和意大利的讨论已经进行。我们的恢复有不同的工作。 我们指示这项工作是我们的重建，我们的恢复不仅成为建筑的构建，而且成为全球保护项目。</text:p>
      <text:p text:style-name="P4">
乌克兰变革了乌克兰，加强了乌克兰是安全和安全保证人，它是防止任何形式的俄罗斯恐怖保护保护，以防止俄罗斯侵略的任何重复。</text:p>
      <text:p text:style-name="P4">
明天在伦敦会议上，我将介绍我们乌克兰哲学的一些方面。 全部含义将在本月晚些时候和乌克兰代表。我感谢每个正在为乌克兰战斗和工作的人!我感谢我们的每个战士，他们现在正在战斗，在战斗哨所和战斗任务中!Zaporizhzhia，Donetsk-你是好人!</text:p>
      <text:p text:style-name="P4">
谢谢所有训练我们的战士并帮助我们使用武器的人!每个单元，每个弹丸都尽可能高效地使用乌克兰来保护生活。</text:p>
      <text:p text:style-name="P4">
<text:span text:style-name="T4">
荣耀到乌克兰!</text:span>
</text:p>
      <text:p text:style-name="P4">
_foto：op _</text:p>
      <text:p text:style-name="P4">
News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奥地利跨国当代的关注已剥夺了降临</text:span>
</text:h>
      <text:p text:style-name="P4">
作者: Ukrinform (Person)</text:p>
      <text:p text:style-name="P4">
出版商: Укринформ (Organization)</text:p>
      <text:p text:style-name="P4">
出版时间: 2023-06-20T22:16:00+03:00</text:p>
      <text:p text:style-name="P4">
修改时间: 2023-06-20T22:16:00+03:00</text:p>
      <text:p text:style-name="P4">
描述: 股东大会期间，奥地利最大的建筑公司Strabag Group的股东决定减少俄罗斯寡头Oleg deripaska mkao rasperia的命运，以低于25％的水平。  - 乌克林。</text:p>
      <text:p text:style-name="P4">
图片: ['<text:a xlink:type="simple" xlink:href="https://static.ukrinform.com/photos/2017_05/thumb_files/630_360_1495875020-5193.jpg" text:style-name="Internet_20_link" text:visited-style-name="Visited_20_Internet_20_Link">
630_360_14958...</text:a>
']</text:p>
      <text:p text:style-name="P4">
标签: ['Австрія', 'Дерипаска', 'Санкції']</text:p>
      <text:p text:style-name="P4">
类型: Article</text:p>
      <!--METADATA-->
      <text:p text:style-name="P4">
<draw:frame draw:style-name="fr1" draw:name="Image220" text:anchor-type="as-char" svg:width="6.9236in" svg:height="3.956343in" draw:z-index="0">
<draw:image xlink:href="../Images/yкринформ/2023-06-20T22-16-00-03-00/630_360_1495875020-5193.jpg" xlink:type="simple" xlink:show="embed" xlink:actuate="onLoad" draw:mime-type="image/jpeg"/>
</draw:frame>
股东奥地利建筑公司Strabag Group做出了决定，以减少俄罗斯寡头Moleg控制的Deripasca Mkao Rasperia的命运，其关注到一般建筑期间低于25％的水平。</text:p>
      <text:p text:style-name="P4">
关于<text:a xlink:type="simple" xlink:href="https://apa.at/" text:style-name="Internet_20_link" text:visited-style-name="Visited_20_Internet_20_Link">
ARA</text:a>
。</text:p>
      <text:p text:style-name="P4">
“正如预期的那样，维也纳斯特拉巴建筑集团的年度股东大会迈出了一步，将俄罗斯主要激进主义者奥利格·德里帕斯卡(Oleg deripaska)的比例降低到25％的封锁股份以下。相应的提案获得了一致批准。执行坦克委员会的解散。 ，“  - 消息读取。</text:p>
      <text:p text:style-name="P4">
<text:span text:style-name="T4">
另请阅读：</text:span>
 <text:a xlink:type="simple" xlink:href="https://www.ukrinform.ua/rubric-economy/3708284-u-kievi-prezentuvali-reestr-rosijskih-oligarhiv-aki-maut-vlasnist-v-ukraini.html" text:style-name="Internet_20_link" text:visited-style-name="Visited_20_Internet_20_Link">
在基辅，在乌克兰拥有财产的俄罗斯寡头登记册</text:a>
值得注意的是，由于其公司Mkao Rasperia，俄罗斯寡头拥有27.8％的Strabag股份。 在全面入侵俄罗斯联邦纳入乌克兰之后，这些制裁的这些制裁宣布打算将各方降低到25％以下。 拉斯佩里亚被排除在年度股东大会的间隔之外，被剥夺了对他们的投票权。</text:p>
      <text:p text:style-name="P4">
Strabag Group Clemens Gazelsteiner的首席执行官强调，Rasperia的份额也与该公司的国际声誉有关。 用语中，建筑问题尤其是在波兰的日常市场受到密切监督。</text:p>
      <text:p text:style-name="P4">
还报道说，与20122年的主要股东-Deripaska今年将被拒绝支付股息。 那一年的钱是一个单独的帐户。 此外，Rasperia代表在监督委员会中辞职。 俄罗斯的主要股东在法庭上对审判提出了质疑。</text:p>
      <text:p text:style-name="P4">
<text:span text:style-name="T4">
另请阅读：</text:span>
 <text:a xlink:type="simple" xlink:href="https://www.ukrinform.ua/rubric-economy/3702208-nazk-pidgotuvalo-spiski-z-24-tisac-povazanih-z-rf-pretendentiv-na-sankcii.html" text:style-name="Internet_20_link" text:visited-style-name="Visited_20_Internet_20_Link">
NAPC准备的24,000个相关“申请人”的清单</text:a>
根据该报告，2022年，Strabag的收入明显低于一年-4.725亿欧元，比2021年低19％。 同时，这是自Strabag建立以来的第二大指标。 奥地利世界上有近74,000人在奥地利最大的建筑集团中运作。</text:p>
      <text:p text:style-name="P4">
News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乌克兰和联合国将创建一个社区恢复基金-Kubrakov</text:span>
</text:h>
      <text:p text:style-name="P4">
作者: Ukrinform (Person)</text:p>
      <text:p text:style-name="P4">
出版商: Укринформ (Organization)</text:p>
      <text:p text:style-name="P4">
出版时间: 2023-06-20T22:22:39+03:00</text:p>
      <text:p text:style-name="P4">
修改时间: 2023-06-20T22:22:39+03:00</text:p>
      <text:p text:style-name="P4">
描述: 在乌克兰恢复会议的前夕，重建乌克兰社区和基础设施发展局长Oleksandr Kubrakov和联合国系统协调员Deniz Brown讨论了实施乌克兰乌克兰恢复的联合方法。  - 乌克林。</text:p>
      <text:p text:style-name="P4">
图片: ['<text:a xlink:type="simple" xlink:href="https://static.ukrinform.com/photos/2022_09/thumb_files/630_360_1662630719-817.jpg" text:style-name="Internet_20_link" text:visited-style-name="Visited_20_Internet_20_Link">
630_360_16626...</text:a>
']</text:p>
      <text:p text:style-name="P4">
标签: ['ООН', 'Україна', 'Олександр Кубраков']</text:p>
      <text:p text:style-name="P4">
类型: Article</text:p>
      <!--METADATA-->
      <text:p text:style-name="P4">
<draw:frame draw:style-name="fr1" draw:name="Image221" text:anchor-type="as-char" svg:width="6.9236in" svg:height="3.956343in" draw:z-index="0">
<draw:image xlink:href="../Images/yкринформ/2023-06-20T22-22-39-03-00/630_360_1662630719-817.jpg" xlink:type="simple" xlink:show="embed" xlink:actuate="onLoad" draw:mime-type="image/jpeg"/>
</draw:frame>
在乌克兰恢复大会前夕，重新连接乌克兰，领土和基础设施的乌克兰少数人亚历山大·科布拉科夫(Alexanderkubrakov)和联合国乌克兰丹尼兹·布朗(Ukraine Deniz Brown)的联合国系统协调员讨论了乌克兰统治的联合方法。</text:p>
      <text:p text:style-name="P4">
这被告知<text:a xlink:type="simple" xlink:href="https://www.kmu.gov.ua/news/oleksandr-kubrakov-ukraina-ta-oon-stvoriat-fond-vidnovlennia-hromad" text:style-name="Internet_20_link" text:visited-style-name="Visited_20_Internet_20_Link">
政府门户</text:a>
，报道乌克林福姆。</text:p>
      <text:p text:style-name="P4">
“它设想建立社区恢复基金，这是下午长期重建和社区抵抗的关键一步。 它的优先事项将是续签住房，批判性，社会基础设施，以及人道主义的设计和对当地企业的支持。” Viceremer说。</text:p>
      <text:p text:style-name="P4">
<text:span text:style-name="T4">
另请阅读：</text:span>
 <text:a xlink:type="simple" xlink:href="https://www.ukrinform.ua/rubric-economy/3724964-kubrakov-pro-zupinku-zernovogo-koridoru-rosiani-vidkrito-sabotuut-inspekcii-suden.html" text:style-name="Internet_20_link" text:visited-style-name="Visited_20_Internet_20_Link">
<text:span text:style-name="T4">
 kubrakov </text:span>
 \  - 关于“谷物走廊”的停止：俄罗斯人被船舶检查破坏了</text:a>
值得注意的是，基金会的需求计划在未来5年内动员3亿美元，最初的起始融资将为5000万美元。</text:p>
      <text:p text:style-name="P4">
库布拉科夫说，如果不继续改革权力下放，成功的恢复是不可能的。</text:p>
      <text:p text:style-name="P4">
“我们了解到，今天，许多社区没有应对挑战的能力。 我们的任务是为加强社区提供所有必要的机构，财务和咨询支持。 为此，我们已经在建立了支持团队的区域结构，这将有助于社区应对重建的挑战。”他说。</text:p>
      <text:p text:style-name="P4">
<text:span text:style-name="T4">
另请阅读：</text:span>
 [<text:span text:style-name="T4">
 kubrakov </text:span>
敦促社区(https://www.ukrinform.ua/rubric-regions/3722719-kubrakov-zaklikae-gromadi-fiksuvati-zbitki-vid-pidrivu-kahovskoi-ges-dla-otrimanna-reparacij.html)布朗认为，联合国和乌克兰政府已经在恢复哈尔基夫的哈尔基夫和迪诺普文·伊祖姆的例子上已经显示了以社会为中心的方法的成功，中央和地方当局，联合国，联合国，联合国共同恢复基础设施受损。</text:p>
      <text:p text:style-name="P4">
值得注意的是，联合国帮助社区挖掘，拆卸破坏的后果，恢复住房，学校，医疗机构。据报道，联合国高级专员办公室帮助恢复了乌克兰不同地区的12,000所房屋，并为住房提供了近1.5万人的住房。</text:p>
      <text:p text:style-name="P4">
News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Zelensky答应回答俄罗斯恐怖分子，对霍森的救援人员打击</text:span>
</text:h>
      <text:p text:style-name="P4">
作者: Ukrinform (Person)</text:p>
      <text:p text:style-name="P4">
出版商: Укринформ (Organization)</text:p>
      <text:p text:style-name="P4">
出版时间: 2023-06-20T22:23:00+03:00</text:p>
      <text:p text:style-name="P4">
修改时间: 2023-06-20T22:23:00+03:00</text:p>
      <text:p text:style-name="P4">
描述: 乌克兰军队将对俄罗斯恐怖分子作出回应，向赫森的救援人员造成打击，后者从事卡科霍夫卡水力发电厂的俄罗斯联邦后果。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Херсон', 'Тероризм', 'Зеленський', 'Війна з Росією']</text:p>
      <text:p text:style-name="P4">
类型: Article</text:p>
      <!--METADATA-->
      <text:p text:style-name="P4">
<draw:frame draw:style-name="fr1" draw:name="Image222" text:anchor-type="as-char" svg:width="6.9236in" svg:height="3.956343in" draw:z-index="0">
<draw:image xlink:href="../Images/yкринформ/2023-06-20T22-23-00-03-00/630_360_1662320715-951.png" xlink:type="simple" xlink:show="embed" xlink:actuate="onLoad" draw:mime-type="image/png"/>
</draw:frame>
乌克兰乌克兰人将对俄罗斯恐怖分子负责库尔森的救援人员的影响，他们从事消除俄罗斯联邦恐怖袭击的后果。</text:p>
      <text:p text:style-name="P4">
根据乌克林福姆的说法，在[视频顺序]中有关它(https://www.youtube.com/watch?v=rYZzExswfQM)Volodymyr Zelenskyy说。</text:p>
      <text:p text:style-name="P4">
“如今，由于入侵者的炮击，救援人员在赫尔森受伤……他们致力于消除俄罗斯恐怖袭击对卡科霍夫卡水力发电站的后果，并由俄罗斯炮兵发射。 不幸的是，八名SESS员工被卖掉了……我向家人和亲人表示哀悼!乌克兰能力一定会以所有这些卑鄙的态度回答恐怖分子。”格拉瓦州立大学说。</text:p>
      <text:p text:style-name="P4">
<text:span text:style-name="T5">
video：<text:a xlink:type="simple" xlink:href="https://www.facebook.com/president.gov.ua" text:style-name="Internet_20_link" text:visited-style-name="Visited_20_Internet_20_Link">
总统办公室</text:a>
</text:span>
</text:p>
      <text:p text:style-name="P4">
总统认为，每一次这样的俄罗斯恐怖袭击都是这样的论点，即没有，也没有机会留在乌克兰土地上。</text:p>
      <text:p text:style-name="P4">
“这里没有杀手和恐怖分子，永远不会。 现在，我们的士兵已经半天了，在东方非常积极地摧毁敌人，从身体上清洗乌克兰。 它将继续继续。”他保证<text:a xlink:type="simple" xlink:href="https://www.ukrinform.ua/tag-zelenskij" text:style-name="Internet_20_link" text:visited-style-name="Visited_20_Internet_20_Link">
Zelensky</text:a>
。</text:p>
      <text:p text:style-name="P4">
他感谢现在正在战斗，战斗哨所和战斗行动以及训练乌克兰士兵并帮助乌克兰的任何战士。</text:p>
      <text:p text:style-name="P4">
<text:span text:style-name="T4">
另请阅读：</text:span>
 <text:a xlink:type="simple" xlink:href="https://www.ukrinform.ua/rubric-polytics/3725429-blinken-anonsuvav-novij-paket-dopomogi-ukraini.html" text:style-name="Internet_20_link" text:visited-style-name="Visited_20_Internet_20_Link">
Blinken宣布了一个新的<text:span text:style-name="T4">
软件包</text:span>
向乌克兰提供帮助</text:a>
总统强调：“每个武器，每个弹丸都尽可能有效地使用乌克兰来保护生命。”</text:p>
      <text:p text:style-name="P4">
正如乌克林福姆报道的<text:a xlink:type="simple" xlink:href="http://www.ukrinform.ua/rubric-ato/3725372-rosijska-armia-u-hersoni-obstrilala-ratuvalnikiv-odin-zagiblij-visim-poranenih.html" text:style-name="Internet_20_link" text:visited-style-name="Visited_20_Internet_20_Link">
6月20日，俄罗斯联邦的部队被解雇了赫森斯特人</text:a>
，被清洗了。 一名SES雇员被杀，另外8名受伤。 救援人员在赫尔森处于严重的状态，五个比中等程度。</text:p>
      <text:p text:style-name="P4">
_foto：op _</text:p>
      <text:p text:style-name="P4">
News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Kakhovskaya水力发电站：Zelenskaya向以色列流行病学家呼吁寻求帮助</text:span>
</text:h>
      <text:p text:style-name="P4">
作者: Ukrinform (Person)</text:p>
      <text:p text:style-name="P4">
出版商: Укринформ (Organization)</text:p>
      <text:p text:style-name="P4">
出版时间: 2023-06-20T22:25:30+03:00</text:p>
      <text:p text:style-name="P4">
修改时间: 2023-06-20T22:25:30+03:00</text:p>
      <text:p text:style-name="P4">
描述: 乌克兰Olena Zelenskaya的第一夫人向以色列流行病学家呼吁，要求帮助克服破坏Kakhovsky水力发电厂的后果。  - 乌克林。</text:p>
      <text:p text:style-name="P4">
图片: ['<text:a xlink:type="simple" xlink:href="https://static.ukrinform.com/photos/2023_06/thumb_files/630_360_1687289056-633.jpg" text:style-name="Internet_20_link" text:visited-style-name="Visited_20_Internet_20_Link">
630_360_16872...</text:a>
']</text:p>
      <text:p text:style-name="P4">
标签: ['Ізраїль', 'Каховська ГЕС', 'Олена Зеленська']</text:p>
      <text:p text:style-name="P4">
类型: Article</text:p>
      <!--METADATA-->
      <text:p text:style-name="P4">
<draw:frame draw:style-name="fr1" draw:name="Image223" text:anchor-type="as-char" svg:width="6.9236in" svg:height="3.956343in" draw:z-index="0">
<draw:image xlink:href="../Images/yкринформ/2023-06-20T22-25-30-03-00/630_360_1687289056-633.jpg" xlink:type="simple" xlink:show="embed" xlink:actuate="onLoad" draw:mime-type="image/jpeg"/>
</draw:frame>
乌克兰第一夫人的奥琳娜·泽伦斯卡亚(Olena Zelenskaya)向以色列流行病学家呼吁，要求克服破坏卡科夫卡水力发电宣传的后果。</text:p>
      <text:p text:style-name="P4">
根据乌克林福姆的说法，Zelenskaya在[Telegram]中报告(https://t.me/FirstLadyOfUkraine/3468)。</text:p>
      <text:p text:style-name="P4">
她写道：“她向以色列流行病学家呼吁，要求克服Kakhovskaya水力发电厂寻求帮助，该电厂以环境危险的态度威胁着整个国家。”</text:p>
      <text:p text:style-name="P4">
<text:span text:style-name="T4">
另请阅读：</text:span>
 [在尼古拉夫(Nikolaev(https://www.ukrinform.ua/rubric-regions/3725334-u-mikolaevi-zakrili-ponad-dva-desatki-tocok-vidaci-vodi-u-probah-znajsli-skidlivi-recovini.html)此外，乌克兰的第一夫人与妻子的总理以色列总理内塔尼亚加(Israelusa Netanyaga)讨论了以色列早期警报制度，这使得人们可以更准确地告知人们，而不会在每次国家地区每次发出警报时都会发出警报。</text:p>
      <text:p text:style-name="P4">
Zelenskaya指出，心理学家以色列总理的妻子拥有与经历过恐怖袭击，失去父母和其他与战争有关的其他事件的孩子合作的经验。</text:p>
      <text:p text:style-name="P4">
乌克兰的第一夫人说：“因此，他们并没有错过侵略者心理和康复方式受伤的孩子的话题。”</text:p>
      <text:p text:style-name="P4">
<text:span text:style-name="T4">
另请阅读：</text:span>
 <text:a xlink:type="simple" xlink:href="https://www.ukrinform.ua/rubric-regions/3725261-na-mikolaivsini-se-stoit-voda-pidtopleni-cotiri-sela.html" text:style-name="Internet_20_link" text:visited-style-name="Visited_20_Internet_20_Link">
在Mykolaiv地区仍然有水 - 洪水淹没了四个村庄</text:a>
Zelenskaya感谢Netanyag开会和保证进一步的支持。 乌克兰的第一夫人希望讨论主题的主题将在政府层面上合作。</text:p>
      <text:p text:style-name="P4">
据报道，自6月19日以来，总统的妻子Olena Zelenskaya一直是以色列的大三学生。</text:p>
      <text:p text:style-name="P4">
照片：Elena Zelenskaya，电报</text:p>
      <text:p text:style-name="P4">
News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俄罗斯人加强了武器转向贝迪安斯克方向</text:span>
</text:h>
      <text:p text:style-name="P4">
作者: Ukrinform (Person)</text:p>
      <text:p text:style-name="P4">
出版商: Укринформ (Organization)</text:p>
      <text:p text:style-name="P4">
出版时间: 2023-06-20T22:31:00+03:00</text:p>
      <text:p text:style-name="P4">
修改时间: 2023-06-20T22:31:00+03:00</text:p>
      <text:p text:style-name="P4">
描述: 还记录了俄罗斯入侵者向贝迪安斯克提供海滨市的卡车，还记录了敌人螺钉向分娩方向的主动运动。  - 乌克林。</text:p>
      <text:p text:style-name="P4">
图片: ['<text:a xlink:type="simple" xlink:href="https://static.ukrinform.com/photos/2022_06/thumb_files/630_360_1654245971-535.jpeg" text:style-name="Internet_20_link" text:visited-style-name="Visited_20_Internet_20_Link">
630_360_16542...</text:a>
']</text:p>
      <text:p text:style-name="P4">
标签: ['Бердянськ', 'Маріуполь', 'Війна з Росією']</text:p>
      <text:p text:style-name="P4">
类型: Article</text:p>
      <!--METADATA-->
      <text:p text:style-name="P4">
<draw:frame draw:style-name="fr1" draw:name="Image224" text:anchor-type="as-char" svg:width="6.9236in" svg:height="3.93466in" draw:z-index="0">
<draw:image xlink:href="../Images/yкринформ/2023-06-20T22-31-00-03-00/630_360_1654245971-535.jpeg" xlink:type="simple" xlink:show="embed" xlink:actuate="onLoad" draw:mime-type="image/jpeg"/>
</draw:frame>
俄罗斯 - 汉马巴德人通过Primodansk为卡车提供了海滨，还记录了敌人螺钉在精神方向上的主动移动。</text:p>
      <text:p text:style-name="P4">
正如乌克林福姆报道的那样，在[电报]中(https://t.me/andriyshTime/10887)Mariupol市长Petro Andryushchenko的顾问报告了适当的视频。</text:p>
      <text:p text:style-name="P4">
Andryushchenko写道：“卑诗省Primorsky的卡车供应正在向Berdyansk获得动力。似乎这是一条优先的道路。”</text:p>
      <text:p text:style-name="P4">
<text:span text:style-name="T4">
另请阅读：</text:span>
 <text:a xlink:type="simple" xlink:href="https://www.ukrinform.ua/rubric-ato/3724738-na-metkombinati-imeni-illica-u-mariupoli-rosiani-remontuut-garmati-andrusenko.html" text:style-name="Internet_20_link" text:visited-style-name="Visited_20_Internet_20_Link">
在Mariupol的Illich Methodombite上，将修复枪支 -  <text:span text:style-name="T4">
 Andryushchenko </text:span>
</text:a>
他还指出，螺钉在迈杜科医生的方向上非常活跃，连续第二天是主动航空。 市长的顾问说，礼物来自Diremurostov，航空公司也来自Primorsko-Akhtarsk的方向。</text:p>
      <text:p text:style-name="P4">
同样，据他说，从俄罗斯动员亚洲人出现的准备工作从3-4周减少到一周，它们主要是DNRivtsi单位的骨骼。</text:p>
      <text:p text:style-name="P4">
“总的来说，通往伯丹斯克和分娩的道路为前部治愈了前部，”安德里申科总结道。</text:p>
      <text:p text:style-name="P4">
<text:span text:style-name="T4">
另请阅读：</text:span>
 <text:a xlink:type="simple" xlink:href="https://www.ukrinform.ua/rubric-regions/3724605-smertnist-u-mariupoli-perevisila-pokazniki-casiv-covid19-u-26-raza-centr-nacsprotivu.html" text:style-name="Internet_20_link" text:visited-style-name="Visited_20_Internet_20_Link">
Mariupol中的死亡率已超过了TimeCovid -19的时间2.6倍 - 国家爱国者的中心</text:a>
据报道，入侵者变成了野马和纳斯瓦军事逻辑枢纽的周围定居点。</text:p>
      <text:p text:style-name="P4">
News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在Odesa地区，逐渐停止海水的热量</text:span>
</text:h>
      <text:p text:style-name="P4">
作者: Ukrinform (Person)</text:p>
      <text:p text:style-name="P4">
出版商: Укринформ (Organization)</text:p>
      <text:p text:style-name="P4">
出版时间: 2023-06-20T22:31:24+03:00</text:p>
      <text:p text:style-name="P4">
修改时间: 2023-06-20T22:31:24+03:00</text:p>
      <text:p text:style-name="P4">
描述: 在ODESA地区，海水停止的燃烧，盐度逐渐增加，但超出了微生物参数。  - 乌克林。</text:p>
      <text:p text:style-name="P4">
图片: ['<text:a xlink:type="simple" xlink:href="https://static.ukrinform.com/photos/2023_06/thumb_files/630_360_1686682102-505.jpg" text:style-name="Internet_20_link" text:visited-style-name="Visited_20_Internet_20_Link">
630_360_16866...</text:a>
']</text:p>
      <text:p text:style-name="P4">
标签: ['Одещина', 'Вода', 'Каховська ГЕС']</text:p>
      <text:p text:style-name="P4">
类型: Article</text:p>
      <!--METADATA-->
      <text:p text:style-name="P4">
<draw:frame draw:style-name="fr1" draw:name="Image225" text:anchor-type="as-char" svg:width="6.9236in" svg:height="3.956343in" draw:z-index="0">
<draw:image xlink:href="../Images/yкринформ/2023-06-20T22-31-24-03-00/630_360_1686682102-505.jpg" xlink:type="simple" xlink:show="embed" xlink:actuate="onLoad" draw:mime-type="image/jpeg"/>
</draw:frame>
在海水停止的联合，盐度逐渐增加，超过了盐度。</text:p>
      <text:p text:style-name="P4">
[Telegram]研究结果报道了这一点(https://t.me/odeskaODA/1834)乌克林福姆报道，欧洲裔地区军事管理。</text:p>
      <text:p text:style-name="P4">
“根据西南地区的州环境检查局(Nikolaev和Odesa地区)海水脱盐停止，盐度逐渐增加。 截至6月20日。 在“兰格隆”海滩上选定的样品中，盐度增加到5.3 g/dm³； 在V. Fontan-Up的第16个站至5,4g/dm3； 在村里。 新的Daffinivka-最高5.2 g/dm³。 消息中没有危险和悬浮物质。”消息写道。</text:p>
      <text:p text:style-name="P4">
*!(https://www.ukrinform.ua/rubric-regions/3725535-dla-zabezpecenna-vodou-meskanciv-nikopolsini-pobuduut-novij-vodogin.html)还注意到，根据6月15日从6个监测点选中样品的结果：NAC和Groupheberg的Cholera Vibrio与敖德萨区的储层相比； 副溶血的胆碱颤音，从而从Belgorod-Dnestrovsky区的水库。 它们不是霍乱病原体，而是急性肠道感染。</text:p>
      <text:p text:style-name="P4">
“ 6月12日，敖德萨的五个公共海滩被Seavore的样品选为卫生微生物学指标。 根据实验室研究的结果，发现海水不符合卫生要求。纳拉加斯已经记录了微生物学参数的大量过量。” OVA宣布。</text:p>
      <text:p text:style-name="P4">
正如乌克林福姆报道的那样，敖德萨海滩附近的海水样本表明盐度低于2.2倍的标准。</text:p>
      <text:p text:style-name="P4">
<text:span text:style-name="T4">
另请阅读：</text:span>
 <text:a xlink:type="simple" xlink:href="https://www.ukrinform.ua/rubric-regions/3724857-u-dnipri-ta-cornomu-mori-fiksuut-znacne-zabrudnenna-vodi-tretina-prob-ne-vidpovidae-normam.html" text:style-name="Internet_20_link" text:visited-style-name="Visited_20_Internet_20_Link">
在DNIEPER和BLACK SEA修复严重的水污染 - 三分之一的样品不符合标准</text:a>
据报道，在俄罗斯水力发电站的俄罗斯乘员爆炸后，敖德萨地区的黑海vasavatorium揭示了沙门氏菌和肠道感染。 因此，禁止游泳或使用此类水加工食品。 您也不能捕获鱼类和海鲜并吃食物。</text:p>
      <text:p text:style-name="P4">
News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Zelensky将在伦敦重建会议上讲述乌克兰转型的各个方面</text:span>
</text:h>
      <text:p text:style-name="P4">
作者: Ukrinform (Person)</text:p>
      <text:p text:style-name="P4">
出版商: Укринформ (Organization)</text:p>
      <text:p text:style-name="P4">
出版时间: 2023-06-20T22:40:00+03:00</text:p>
      <text:p text:style-name="P4">
修改时间: 2023-06-20T22:40:00+03:00</text:p>
      <text:p text:style-name="P4">
描述: 在将于6月21日在伦敦举行的乌克兰重建会议框架内，乌克兰沃罗迪米尔·泽伦斯基总统将介绍乌克兰转型哲学的一部分。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Лондон', 'Зеленський', 'Конференція']</text:p>
      <text:p text:style-name="P4">
类型: Article</text:p>
      <!--METADATA-->
      <text:p text:style-name="P4">
<draw:frame draw:style-name="fr1" draw:name="Image226" text:anchor-type="as-char" svg:width="6.9236in" svg:height="3.956343in" draw:z-index="0">
<draw:image xlink:href="../Images/yкринформ/2023-06-20T22-40-00-03-00/630_360_1687029405-919.jpeg" xlink:type="simple" xlink:show="embed" xlink:actuate="onLoad" draw:mime-type="image/jpeg"/>
</draw:frame>
在将于6月21日在伦敦举行的乌克兰重建会议框架内，乌克兰沃罗迪米尔·泽伦斯基总统将介绍乌克兰哲学哲学方面的一部分。</text:p>
      <text:p text:style-name="P4">
根据乌克林福姆的说法，他在[晚上视频]中报道了这一点(https://t.me/V_Zelenskiy_official/6648)。</text:p>
      <text:p text:style-name="P4">
“我们与英国朋友准备的重建会议已经开始在伦敦举行的第一次会议。 瑞士和德国，法国和意大利已经进行了讨论。 有不同级别的工作以更好地恢复。 我们指导这项工作的方式使我们的重建不仅是建筑项目，而且是全球实行保护。 乌克兰转变为乌克兰，加强了乌克兰是安全和安全保证人，它是针对任何形式的俄罗斯恐怖和保护俄罗斯侵略的任何形式的安全。 明天的圣会将介绍我们乌克兰哲学的某些方面。 总统强调。</text:p>
      <text:p text:style-name="P4">
<text:span text:style-name="T4">
另请阅读：</text:span>
 <text:a xlink:type="simple" xlink:href="https://www.ukrinform.ua/rubric-vidbudova/3725531-smigal-rozpocinaemo-robotu-v-londoni-dla-ucasti-v-konferencii-z-pitan-vidnovlenna-ukraini.html" text:style-name="Internet_20_link" text:visited-style-name="Visited_20_Internet_20_Link">
<text:span text:style-name="T4">
 shmigal </text:span>
：我们开始在伦敦工作，以参加对乌克兰恢复的挑战</text:a>
正如乌克林福姆报道的那样，乌克兰国际复苏会议预计应在6月21日在伦敦举行，将允许协调乌克兰政府，欧洲委员会和其他国际合作伙伴的努力，以快速恢复乌克兰，这应该应该在战争结束之前开始。</text:p>
      <text:p text:style-name="P4">
照片：作品</text:p>
      <text:p text:style-name="P4">
News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白天，俄罗斯人被开枪14次</text:span>
</text:h>
      <text:p text:style-name="P4">
作者: Ukrinform (Person)</text:p>
      <text:p text:style-name="P4">
出版商: Укринформ (Organization)</text:p>
      <text:p text:style-name="P4">
出版时间: 2023-06-20T22:47:00+03:00</text:p>
      <text:p text:style-name="P4">
修改时间: 2023-06-20T22:47:00+03:00</text:p>
      <text:p text:style-name="P4">
描述: 白天，俄罗斯人在苏米地区开了14次边境社区。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227" text:anchor-type="as-char" svg:width="6.9236in" svg:height="3.956343in" draw:z-index="0">
<draw:image xlink:href="../Images/yкринформ/2023-06-20T22-47-00-03-00/630_360_1686425057-568.jpg" xlink:type="simple" xlink:show="embed" xlink:actuate="onLoad" draw:mime-type="image/jpeg"/>
</draw:frame>
白天，俄罗斯人在苏米地区开了14次边境社区。</text:p>
      <text:p text:style-name="P4">
这是在[电报]中报道的(https://t.me/Sumy_news_ODA/17162)乌克林福姆报道，苏米地区军事管理。</text:p>
      <text:p text:style-name="P4">
“白天，俄罗斯人进行了14次边境炮击。 记录了109次爆炸。 炮击遭到Yunakovskaya，Krasnopil，Khotinskaya，Belopilsk，Seredi -Buda，Novoslobidskaya，Velikopisariv社区的折磨。”</text:p>
      <text:p text:style-name="P4">
<text:span text:style-name="T4">
另请阅读：</text:span>
 <text:a xlink:type="simple" xlink:href="https://www.ukrinform.ua/rubric-ato/3725542-zelenskij-obicae-vidpovid-rosijskim-teroristam-za-udar-po-ratuvalnikah-u-hersoni.html" text:style-name="Internet_20_link" text:visited-style-name="Visited_20_Internet_20_Link">
Zelensky承诺对俄罗斯恐怖分子的救援人员在霍尔森的影响中做出回应</text:a>
值得注意的是，遭受炮击的尤纳克社区(7爆炸)tadva迫击炮炮击(5爆炸)，2个私人家庭损坏。 在霍丁社区中，敌人投下了10矿。 乌克拉斯诺尼比尔斯卡亚 - 是灰浆大火(3爆炸)并与AGS开火(29刀片). Новослобідська громада зазнала мінометного обстрілу (5爆炸)什么是中间布尔茨卡亚(12爆炸)和Velikopisariv社区(14次爆炸).</text:p>
      <text:p text:style-name="P4">
У Білопільській громаді внаслідок артобстрілу (13爆炸)私人房屋和公民汽车“瞪羚”遭到破坏。 也有迫击炮炮击(11爆炸).</text:p>
      <text:p text:style-name="P4">
<text:span text:style-name="T4">
Читайте також:</text:span>
 <text:a xlink:type="simple" xlink:href="https://www.ukrinform.ua/rubric-ato/3725505-vorog-znovu-obstrilav-nikopolskij-rajon-poranenij-civilnij.html" text:style-name="Internet_20_link" text:visited-style-name="Visited_20_Internet_20_Link">
 Ворог знову <text:span text:style-name="T4">
обстріл</text:span>
 яв Нікопольський район, пораненийцивільний </text:a>
据报道，6月20日的夜晚和早晨，俄罗斯军队向苏米地区的七个境社区开火。</text:p>
      <text:p text:style-name="P4">
News Source: <text:a xlink:type="simple" xlink:href="https://www.ukrinform.ua/rubric-ato/3725545-protagom-dna-rosiani-14-raziv-obstrilali-prikordonna-sumsini.html" text:style-name="Internet_20_link" text:visited-style-name="Visited_20_Internet_20_Link">
https://www.ukrinform.ua/rubric-ato/3725545-protagom-dna-rosiani-14-raziv-obstrilali-prikordonna-sumsini.html</text:a>
</text:p>
      <!--NEWS-->
      <text:h text:style-name="P10" text:outline-level="1">
<text:span text:style-name="T4">
国家银行承诺拒绝交换“破旧”货币</text:span>
</text:h>
      <text:p text:style-name="P4">
作者: Ukrinform (Person)</text:p>
      <text:p text:style-name="P4">
出版商: Укринформ (Organization)</text:p>
      <text:p text:style-name="P4">
出版时间: 2023-06-20T22:53:00+03:00</text:p>
      <text:p text:style-name="P4">
修改时间: 2023-06-20T22:53:00+03:00</text:p>
      <text:p text:style-name="P4">
描述: 乌克兰国家银行取消了次要钞票和禁止金融机构拒绝客户以换取货币的确定，如果收银员的探测器确认了货币的真实性。  - 乌克林。</text:p>
      <text:p text:style-name="P4">
图片: ['<text:a xlink:type="simple" xlink:href="https://static.ukrinform.com/photos/2020_01/thumb_files/630_360_1579022721-516.jpg" text:style-name="Internet_20_link" text:visited-style-name="Visited_20_Internet_20_Link">
630_360_15790...</text:a>
']</text:p>
      <text:p text:style-name="P4">
标签: ['Нацбанк', 'Валюта', 'Гроші', 'Андрій Пишний']</text:p>
      <text:p text:style-name="P4">
类型: Article</text:p>
      <!--METADATA-->
      <text:p text:style-name="P4">
<draw:frame draw:style-name="fr1" draw:name="Image228" text:anchor-type="as-char" svg:width="6.9236in" svg:height="3.956343in" draw:z-index="0">
<draw:image xlink:href="../Images/yкринформ/2023-06-20T22-53-00-03-00/630_360_1579022721-516.jpg" xlink:type="simple" xlink:show="embed" xlink:actuate="onLoad" draw:mime-type="image/jpeg"/>
</draw:frame>
乌克兰国家银行已取消了塔萨代谢省钞票的略微磨损，如果探测器中纳卡西(Nakasi)确认了货币的真实性，则拒绝拒绝客户拒绝货币。</text:p>
      <text:p text:style-name="P4">
在<text:a xlink:type="simple" xlink:href="https://www.facebook.com/pyshnyy/" text:style-name="Internet_20_link" text:visited-style-name="Visited_20_Internet_20_Link">
Facebook</text:a>
国家银行的负责人报告说，安德里·皮什尼(Andriy Pishny)报告了乌克林福姆(Ukrinform)。</text:p>
      <text:p text:style-name="P4">
“乌克兰的现金交换是与TopTM一起的，最近几周迅速闪烁。 立即为服务提供了服务，以解决综合体：找出真正的原因，参与者的数量以及解决将解决问题的决定。”他写道。</text:p>
      <text:p text:style-name="P4">
根据豪华的说法，国家银行调查了一个问题：“我们举行了银行和非银行金融机构的许多会议，这些会议进行了培训和交流业务，以详细分析情况。 明天我们将与市场参与者举行一次会议 - 我们将做出今天做出的决定!”</text:p>
      <text:p text:style-name="P4">
根据NBU负责人的说法，它是人为创造的炒作，不幸的是，它故意或无意识地“扮演”了一些非银行金融机构。 并导致了一波人。</text:p>
      <text:p text:style-name="P4">
Pizhny指出，国家银行没有对钞票的货币兑换基础施加任何限制。 NBU监管行为明确施加了任何此类限制。</text:p>
      <text:p text:style-name="P4">
<text:span text:style-name="T4">
另请阅读：</text:span>
 <text:a xlink:type="simple" xlink:href="https://www.ukrinform.ua/rubric-economy/3723381-u-nacbanku-vvazaut-stucnou-situaciu-navkolo-obminu-znosenoi-valuti.html" text:style-name="Internet_20_link" text:visited-style-name="Visited_20_Internet_20_Link">
在国家银行中考虑交换“破旧”货币的人为情况</text:a>
他强调说：“我想单独说欺诈性提案，以交换100“白色” 90“蓝色”  - 这不仅是严重的违规行为，而且是不道德和不可接受的，尤其是在战争条件下。”</text:p>
      <text:p text:style-name="P4">
为了使无法做出如此未完成的猜测并最大程度地了解理解，如今，国家银行已批准对其“规范”的更改 - 废除次要钞票的决定，并禁止金融机构拒绝货币兑换或收银员上的探测器。</text:p>
      <text:p text:style-name="P4">
“这意味着收银员不能“眼睛”评估钞票的真实性或他们的地位，并拒绝进行外汇交易，因为它似乎并不重合图纸。 因此，我们完全消除了人为因素!”  - 放心。国家银行根据犯罪的水平，适用于暴露敞口，这也规定了高达40万UAH的大量罚款<text:a xlink:type="simple" xlink:href="https://www.ukrinform.ua/tag-bank" text:style-name="Internet_20_link" text:visited-style-name="Visited_20_Internet_20_Link">
银行</text:a>
，“对于非银行机构的重大违规行为和该机构自身资本规模的5％，这将很快增加。”</text:p>
      <text:p text:style-name="P4">
<text:span text:style-name="T4">
另请阅读：</text:span>
 <text:a xlink:type="simple" xlink:href="https://www.ukrinform.ua/rubric-economy/3719616-banki-ta-obminniki-otrimaut-vid-nbu-poperedzenna-za-komisiu-zi-znosenoi-valuti-getmancev.html" text:style-name="Internet_20_link" text:visited-style-name="Visited_20_Internet_20_Link">
银行和<text:span text:style-name="T4">
交换器</text:span>
，并将从NBU收到“磨损”货币的警告 -  getmantsev</text:a>
NBU的负责人向公民呼吁，强调：前几年的钞票在外国是合法的手段，因此可以随时将其换成Hryvnia。</text:p>
      <text:p text:style-name="P4">
“不要在追求“白色”以“蓝色”的“白色”交换的恐慌中节省下来。 您可以听到或阅读有关此类钞票的幻影警告是没有根据的，” Pyshny说。</text:p>
      <text:p text:style-name="P4">
他保证，国家银行将这个问题持有在增加控制方面，并考虑公民对银行或非银行金融机构的投诉，主观拒绝交换货币，适当地响应了违反即兴行为的行为。</text:p>
      <text:p text:style-name="P4">
News Source: <text:a xlink:type="simple" xlink:href="https://www.ukrinform.ua/rubric-economy/3725547-nacbank-obicae-karati-za-vidmovu-v-obmini-znosenoi-valuti.html" text:style-name="Internet_20_link" text:visited-style-name="Visited_20_Internet_20_Link">
https://www.ukrinform.ua/rubric-economy/3725547-nacbank-obicae-karati-za-vidmovu-v-obmini-znosenoi-valuti.html</text:a>
</text:p>
      <!--NEWS-->
      <text:h text:style-name="P10" text:outline-level="1">
<text:span text:style-name="T4">
白宫希望继续谷物倡议</text:span>
</text:h>
      <text:p text:style-name="P4">
作者: Ukrinform (Person)</text:p>
      <text:p text:style-name="P4">
出版商: Укринформ (Organization)</text:p>
      <text:p text:style-name="P4">
出版时间: 2023-06-20T23:07:00+03:00</text:p>
      <text:p text:style-name="P4">
修改时间: 2023-06-20T23:07:00+03:00</text:p>
      <text:p text:style-name="P4">
描述: 黑谷物倡议在加强世界各地的粮食安全方面发挥着重要作用，因此尽管俄罗斯试图阻止协议，但美国支持其强制性延续。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None</text:p>
      <text:p text:style-name="P4">
类型: Article</text:p>
      <!--METADATA-->
      <text:p text:style-name="P4">
<draw:frame draw:style-name="fr1" draw:name="Image229" text:anchor-type="as-char" svg:width="6.9236in" svg:height="3.956343in" draw:z-index="0">
<draw:image xlink:href="../Images/yкринформ/2023-06-20T23-07-00-03-00/630_360_1680511197-485.jpg" xlink:type="simple" xlink:show="embed" xlink:actuate="onLoad" draw:mime-type="image/jpeg"/>
</draw:frame>
黑谷物倡议在加强世界各地的粮食安全方面起着重要作用，因此美国支持其强制性延续，即俄罗斯试图阻止该协议。</text:p>
      <text:p text:style-name="P4">
据报道，这是在乌克林福姆报道的国家安全委员会约翰·柯比(John Kirby)的华盛顿紧迫协调员中指出的。</text:p>
      <text:p text:style-name="P4">
“这项倡议使世界各地的人们受益，尤其是在俄罗斯在乌克兰的俄罗斯战争中由于缺乏粮食安全而遭受的全球南方人。 因此，我们希望将继续黑海谷物。”白宫代表说。</text:p>
      <text:p text:style-name="P4">
他强调，美国将继续维持努力<text:a xlink:type="simple" xlink:href="https://www.ukrinform.ua/tag-oon" text:style-name="Internet_20_link" text:visited-style-name="Visited_20_Internet_20_Link">
联合国</text:a>
土耳其为了延长这项任务的行动，“因为对该地区以外的人来说确实很重要。”</text:p>
      <text:p text:style-name="P4">
<text:span text:style-name="T4">
另请阅读：</text:span>
 <text:a xlink:type="simple" xlink:href="https://www.ukrinform.ua/rubric-economy/3725398-eksport-zernovim-koridorom-za-tizden-skorotivsa-na-tretinu-ukab.html" text:style-name="Internet_20_link" text:visited-style-name="Visited_20_Internet_20_Link">
出口“ <text:span text:style-name="T4">
谷物</text:span>
 M Corridor”一周中减少了三分之一 -  ukab</text:a>
正如乌克林福姆(Ukrinform)报道的，<text:a xlink:type="simple" xlink:href="http://www.ukrinform.ua/rubric-economy/3724964-kubrakov-pro-zupinku-zernovogo-koridoru-rosiani-vidkrito-sabotuut-inspekcii-suden.html" text:style-name="Internet_20_link" text:visited-style-name="Visited_20_Internet_20_Link">
乌克兰政府所说</text:a>
谷物倡议的俄罗斯一侧的秘密阻塞。 特别是据报道，俄罗斯联邦开放了对船只的检查，这使走廊的容量降低到了不到20％的可能。</text:p>
      <text:p text:style-name="P4">
同时，俄罗斯再次被宣布为黑海国库不会继续存在的可能性。</text:p>
      <text:p text:style-name="P4">
<text:span text:style-name="T5">
foto：minagro</text:span>
</text:p>
      <text:p text:style-name="P4">
News Source: <text:a xlink:type="simple" xlink:href="https://www.ukrinform.ua/rubric-economy/3725549-bilij-dim-spodivaetsa-na-prodovzenna-zernovoi-iniciativi.html" text:style-name="Internet_20_link" text:visited-style-name="Visited_20_Internet_20_Link">
https://www.ukrinform.ua/rubric-economy/3725549-bilij-dim-spodivaetsa-na-prodovzenna-zernovoi-iniciativi.html</text:a>
</text:p>
      <!--NEWS-->
      <text:h text:style-name="P10" text:outline-level="1">
<text:span text:style-name="T4">
旨在支持乌克兰的经济复苏的各州 - 国务院</text:span>
</text:h>
      <text:p text:style-name="P4">
作者: Ukrinform (Person)</text:p>
      <text:p text:style-name="P4">
出版商: Укринформ (Organization)</text:p>
      <text:p text:style-name="P4">
出版时间: 2023-06-20T23:25:00+03:00</text:p>
      <text:p text:style-name="P4">
修改时间: 2023-06-20T23:25:00+03:00</text:p>
      <text:p text:style-name="P4">
描述: 美国政府旨在支持乌克兰重建过程，以及捐助者之间的密切合作，以实现这一目标。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Дмитро Кулеба', 'США', 'Держдеп', 'Блінкен', 'Відбудова']</text:p>
      <text:p text:style-name="P4">
类型: Article</text:p>
      <!--METADATA-->
      <text:p text:style-name="P4">
<draw:frame draw:style-name="fr1" draw:name="Image230" text:anchor-type="as-char" svg:width="6.9236in" svg:height="3.956343in" draw:z-index="0">
<draw:image xlink:href="../Images/yкринформ/2023-06-20T23-25-00-03-00/630_360_1517552325-3537.jpg" xlink:type="simple" xlink:show="embed" xlink:actuate="onLoad" draw:mime-type="image/jpeg"/>
</draw:frame>
美国政府旨在支持重建乌克兰的过程，以及捐助者之间的紧密互动以实现这一目标。</text:p>
      <text:p text:style-name="P4">
乌克林福姆报道，由于在伦敦德米特拉·库尔巴(Londinitmitra Kuleba)和安东尼·布林肯(Anthony Blinken)会议的结果中，国务院的信息中指出了这一点。</text:p>
      <text:p text:style-name="P4">
国务院表示：“国务卿眨眼强调了美国对乌克兰经济恢复的支持，以及通过捐助者协调的机构间平台继续进行密切合作的重要性。”</text:p>
      <text:p text:style-name="P4">
美国外交负责人还保证，美国致力于合作部门，以确保乌克兰的现代化和复兴。</text:p>
      <text:p text:style-name="P4">
<text:span text:style-name="T4">
另请阅读：</text:span>
 <text:a xlink:type="simple" xlink:href="https://www.ukrinform.ua/rubric-vidbudova/3725544-zelenskij-rozpovist-pro-aspekti-transformacii-ukraini-na-londonskij-konferencii-z-vidbudovi.html" text:style-name="Internet_20_link" text:visited-style-name="Visited_20_Internet_20_Link">
<text:span text:style-name="T4">
 Zelensky </text:span>
将在伦敦重建会议上谈论乌克兰转型的各个方面</text:a>
双方讨论了需要在乌克兰进行进一步改革以创造投资环境和可持续经济增长的必要性。</text:p>
      <text:p text:style-name="P4">
此外，<text:a xlink:type="simple" xlink:href="https://www.ukrinform.ua/tag-blinken" text:style-name="Internet_20_link" text:visited-style-name="Visited_20_Internet_20_Link">
眨眼</text:a>
在角落告知了他前往中心的结果，在此期间，讨论了俄罗斯针对乌克兰的Tempoints。</text:p>
      <text:p text:style-name="P4">
<text:span text:style-name="T4">
另请阅读：</text:span>
 [<text:span text:style-name="T4">
眨眼</text:span>
与中国外交部，国家和中国的辐条以及乌克兰的战争会见了]](https://www.ukrinform.ua/rubric-polytics/3724578-blinken-zustrivsa-z-glavou-mzs-kitau-govorili-pro-vidnosini-stativ-i-knr-ta-vijnu-v-ukraini.html)双方还讨论了美国经济和能源支持的延续，以及在安全领域对乌克兰的援助。”</text:p>
      <text:p text:style-name="P4">
正如<text:a xlink:type="simple" xlink:href="http://www.ukrinform.ua/rubric-polytics/3725532-kuleba-zustrivsa-z-blinkenom-u-londoni-govorili-pro-kontrnastup-i-formulu-miru.html" text:style-name="Internet_20_link" text:visited-style-name="Visited_20_Internet_20_Link">
报道的乌克林福姆</text:a>
，外交大臣杜米特罗·库莱巴(Dmytro Kuleba)和美国国务卿在乌克兰复苏会议上在伦敦举行了眨眼。</text:p>
      <text:p text:style-name="P4">
News Source: <text:a xlink:type="simple" xlink:href="https://www.ukrinform.ua/rubric-vidbudova/3725552-ssa-nacileni-na-pidtrimku-ekonomicnogo-vidnovlenna-v-ukraini-derzdep.html" text:style-name="Internet_20_link" text:visited-style-name="Visited_20_Internet_20_Link">
https://www.ukrinform.ua/rubric-vidbudova/3725552-ssa-nacileni-na-pidtrimku-ekonomicnogo-vidnovlenna-v-ukraini-derzdep.html</text:a>
</text:p>
      <!--NEWS-->
      <text:h text:style-name="P10" text:outline-level="1">
<text:span text:style-name="T4">
罗纳尔多为他的职业球队度过了创纪录的第200场比赛</text:span>
</text:h>
      <text:p text:style-name="P4">
作者: Ukrinform (Person)</text:p>
      <text:p text:style-name="P4">
出版商: Укринформ (Organization)</text:p>
      <text:p text:style-name="P4">
出版时间: 2023-06-20T23:30:45+03:00</text:p>
      <text:p text:style-name="P4">
修改时间: 2023-06-20T23:30:45+03:00</text:p>
      <text:p text:style-name="P4">
描述: 葡萄牙国家队克里斯蒂亚诺·罗纳尔多（Cristiano Ronaldo）的队长在国家队中间，并为国家队的表现数量创造了绝对的记录。  - 乌克林。</text:p>
      <text:p text:style-name="P4">
图片: ['<text:a xlink:type="simple" xlink:href="https://static.ukrinform.com/photos/2023_06/thumb_files/630_360_1687292965-389.jpg" text:style-name="Internet_20_link" text:visited-style-name="Visited_20_Internet_20_Link">
630_360_16872...</text:a>
']</text:p>
      <text:p text:style-name="P4">
标签: ['Футбол', 'Роналду']</text:p>
      <text:p text:style-name="P4">
类型: Article</text:p>
      <!--METADATA-->
      <text:p text:style-name="P4">
<draw:frame draw:style-name="fr1" draw:name="Image231" text:anchor-type="as-char" svg:width="6.9236in" svg:height="3.956343in" draw:z-index="0">
<draw:image xlink:href="../Images/yкринформ/2023-06-20T23-30-45-03-00/630_360_1687292965-389.jpg" xlink:type="simple" xlink:show="embed" xlink:actuate="onLoad" draw:mime-type="image/jpeg"/>
</draw:frame>
Cristiano Ronaldo Cristiano Cristiano Crimean Ronal？</text:p>
      <text:p text:style-name="P4">
乌克林福姆报道，葡萄牙罗纳尔多的克里斯蒂亚诺·罗纳尔多(Cristiano Ronaldo)是欧洲2024年对冰岛资格的首发人员。</text:p>
      <text:p text:style-name="P4">
攻击者花了第200支球队。 他成为足球历史上第一个为国家队进行200场比赛。</text:p>
      <text:p text:style-name="P4">
<text:span text:style-name="T4">
另请阅读：</text:span>
 <text:a xlink:type="simple" xlink:href="https://www.ukrinform.ua/rubric-sports/3725046-mudrik-rizikue-propustiti-molodiznij-evro2023-z-futbolu.html" text:style-name="Internet_20_link" text:visited-style-name="Visited_20_Internet_20_Link">
Mudryk冒着失踪青年欧洲欧洲杯2023年的风险<text:span text:style-name="T4">
足球</text:span>
 U</text:a>
这位38岁的攻击者为国家队打进122个进球。 也是他的Asset43目标齿轮。</text:p>
      <text:p text:style-name="P4">
照片：盖蒂图像</text:p>
      <text:p text:style-name="P4">
News Source: <text:a xlink:type="simple" xlink:href="https://www.ukrinform.ua/rubric-sports/3725551-ronaldu-proviv-rekordnij-200j-poedinok-za-zbirnu-v-kareri.html" text:style-name="Internet_20_link" text:visited-style-name="Visited_20_Internet_20_Link">
https://www.ukrinform.ua/rubric-sports/3725551-ronaldu-proviv-rekordnij-200j-poedinok-za-zbirnu-v-kareri.html</text:a>
</text:p>
      <!--NEWS-->
      <text:h text:style-name="P10" text:outline-level="1">
<text:span text:style-name="T4">
SBU暴露了一名叛徒，他试图将军事飞行员引向</text:span>
</text:h>
      <text:p text:style-name="P4">
作者: Ukrinform (Person)</text:p>
      <text:p text:style-name="P4">
出版商: Укринформ (Organization)</text:p>
      <text:p text:style-name="P4">
出版时间: 2023-06-20T23:41:00+03:00</text:p>
      <text:p text:style-name="P4">
修改时间: 2023-06-20T23:41:00+03:00</text:p>
      <text:p text:style-name="P4">
描述: 乌克兰安全局的反情绪暴露了俄罗斯特工 - 俄罗斯前飞行员，他对武装部队机场和乌克兰军事飞行员的个人数据收集了情报。  - 乌克林。</text:p>
      <text:p text:style-name="P4">
图片: ['<text:a xlink:type="simple" xlink:href="https://static.ukrinform.com/photos/2020_10/thumb_files/630_360_1602851531-1154.jpeg" text:style-name="Internet_20_link" text:visited-style-name="Visited_20_Internet_20_Link">
630_360_16028...</text:a>
']</text:p>
      <text:p text:style-name="P4">
标签: ['СБУ', 'Держзрада', 'Війна з Росією', 'Пілот']</text:p>
      <text:p text:style-name="P4">
类型: Article</text:p>
      <!--METADATA-->
      <text:p text:style-name="P4">
<draw:frame draw:style-name="fr1" draw:name="Image232" text:anchor-type="as-char" svg:width="6.9236in" svg:height="3.956343in" draw:z-index="0">
<draw:image xlink:href="../Images/yкринформ/2023-06-20T23-41-00-03-00/630_360_1602851531-1154.jpeg" xlink:type="simple" xlink:show="embed" xlink:actuate="onLoad" draw:mime-type="image/jpeg"/>
</draw:frame>
乌克兰安全局的反情报暴露了俄罗斯特工 - 前军事飞行员，他对武装部队机场和乌克兰军事飞行员的个人数据收集了情报。</text:p>
      <text:p text:style-name="P4">
根据乌克林福姆的说法，SBU在[电报]中报告(https://t.me/SBUkr/8703)。</text:p>
      <text:p text:style-name="P4">
叛徒是一名退休的军事飞行员，是临时被俘虏的Berdyansk Zaporizhzhya地区的居民。</text:p>
      <text:p text:style-name="P4">
“在对俄罗斯联邦的全面入侵开始时，他远程去了俄罗斯联邦武装部队的第52次重型轰炸航空团之一，他早些时候在飞行员学校学习。 该男子在针对乌克兰的战争中提出了帮助。”信息写道。</text:p>
      <text:p text:style-name="P4">
已经确定叛徒正在准备武装部队现有飞行员的清单。侵略者对拥有实用管理经验的专家感兴趣<text:a xlink:type="simple" xlink:href="https://www.ukrinform.ua/tag-litak" text:style-name="Internet_20_link" text:visited-style-name="Visited_20_Internet_20_Link">
飞机</text:a>
MIG-29，CU-24，SU-25，SU-27，AN-26和IL-76，以及MI-8和MI-24直升机。</text:p>
      <text:p text:style-name="P4">
“根据运营数据，该信息计划被墨西哥人试用乌克兰飞行员，以支持侵略者国家。 SBU指出，对于个人数据收集，叛徒称为前同学，在黑暗中“质疑“必要的“必要信息”，包括其他联系数据，居住地和服务”，SBU指出。</text:p>
      <text:p text:style-name="P4">
<text:span text:style-name="T4">
另请阅读：</text:span>
 <text:a xlink:type="simple" xlink:href="https://www.ukrinform.ua/rubric-society/3719424-sbu-zatrimala-rosijskogo-agenta-akij-spiguvav-za-bojovou-aviacieu-zsu.html" text:style-name="Internet_20_link" text:visited-style-name="Visited_20_Internet_20_Link">
SBU拘留了空中航空监视的俄罗斯特工</text:a>
根据收集的证据，SBU调查人员告诉他有关艺术第2部分的怀疑。 《乌克兰刑法》 111(条件下承诺的国家背叛).</text:p>
      <text:p text:style-name="P4">
Фігурант переховується від правосуддя на тимчасово захопленій території півдняУкраїни. Втім, співробітники СБУ проводять комплексні заходи для притягненняйого до відповідальності.</text:p>
      <text:p text:style-name="P4">
Як повідомляв Укрінформ, СБУ повідомила про підозру жителю КостянтинівкиДонецької області, який <text:a xlink:type="simple" xlink:href="https://www.ukrinform.ua/rubric-society/3725183-sbu-zatrimala-rosijskogo-agenta-akij-zbirav-dani-pro-ruh-zsu-pid-bahmutom.html" text:style-name="Internet_20_link" text:visited-style-name="Visited_20_Internet_20_Link">
 передавав ФСБ РФ місця дислокації та напрямки рухупідрозділів Збройних сил України </text:a>
，参与巴赫穆特地区进行反攻行活动。</text:p>
      <text:p text:style-name="P4">
News Source: <text:a xlink:type="simple" xlink:href="https://www.ukrinform.ua/rubric-ato/3725304-sbu-vikrila-zradnika-akij-namagavsa-peremaniti-vijskovih-pilotiv-na-bik-rosii.html" text:style-name="Internet_20_link" text:visited-style-name="Visited_20_Internet_20_Link">
https://www.ukrinform.ua/rubric-ato/3725304-sbu-vikrila-zradnika-akij-namagavsa-peremaniti-vijskovih-pilotiv-na-bik-rosii.html</text:a>
</text:p>
      <!--NEWS-->
      <text:h text:style-name="P10" text:outline-level="1">
<text:span text:style-name="T4">
耶路撒冷开了一条小巷，以纪念乌克兰人，他们从纳粹拯救了犹太人-Zelensk</text:span>
</text:h>
      <text:p text:style-name="P4">
作者: Ukrinform (Person)</text:p>
      <text:p text:style-name="P4">
出版商: Укринформ (Organization)</text:p>
      <text:p text:style-name="P4">
出版时间: 2023-06-20T23:49:00+03:00</text:p>
      <text:p text:style-name="P4">
修改时间: 2023-06-20T23:49:00+03:00</text:p>
      <text:p text:style-name="P4">
描述: 耶路撒冷的第一夫人奥琳娜·泽伦斯卡亚（Olena Zelenskaya）参加了以乌克兰人shchepanyuk命名的小巷的盛大开放，他们在第二次世界大战期间从纳粹中救出了犹太人。  - 乌克林。</text:p>
      <text:p text:style-name="P4">
图片: ['<text:a xlink:type="simple" xlink:href="https://static.ukrinform.com/photos/2023_06/thumb_files/630_360_1687293906-930.jpg" text:style-name="Internet_20_link" text:visited-style-name="Visited_20_Internet_20_Link">
630_360_16872...</text:a>
']</text:p>
      <text:p text:style-name="P4">
标签: ['Друга світова', 'Єрусалим', 'Ізраїль', "Пам'ять", 'Олена Зеленська']</text:p>
      <text:p text:style-name="P4">
类型: Article</text:p>
      <!--METADATA-->
      <text:p text:style-name="P4">
<draw:frame draw:style-name="fr1" draw:name="Image234" text:anchor-type="as-char" svg:width="6.9236in" svg:height="3.956343in" draw:z-index="0">
<draw:image xlink:href="../Images/yкринформ/2023-06-20T23-49-00-03-00/630_360_1687293906-930.jpg" xlink:type="simple" xlink:show="embed" xlink:actuate="onLoad" draw:mime-type="image/jpeg"/>
</draw:frame>
耶路撒冷的第一个薰衣草Zelensk参加了乌克兰人Shchepanyuk的名字的开幕，后者在第二次世界大战期间救出了维也纳的犹太人。</text:p>
      <text:p text:style-name="P4">
根据乌克林福姆的说法，Zelenska在[Facebook]上报道了(https://www.facebook.com/olenazelenska.official/posts/pfbid021a9oAoQeoxo7bAGzXr8APZbgg1Lej7UUFMUAfmAe6ABAKXaMVFkiocciZ3yiP2Ffl).</text:p>
      <text:p text:style-name="P4">
“Ця дивовижна історія порятунку почалася в 1941 році в місті БориславіЛьвівської області, коли подружжя Юлії та Романа Щепанюків сховало своїхсусідів-євреїв, родину Вайс: маму, тата й трьох дітей від нацистів. Так іжили, ризикуючи собою, багато місяців. Певно, саме такий вигляд і маєсправжній порятунок – не яскравий кіноефект, а буденна, щоденна праця зарадитого, щоб хтось жив. І їм вдалося!”, - написала перша леді.</text:p>
      <text:p text:style-name="P4">
<text:span text:style-name="T5">
Відео:<text:a xlink:type="simple" xlink:href="https://t.me/FirstLadyOfUkraine/3467" text:style-name="Internet_20_link" text:visited-style-name="Visited_20_Internet_20_Link">
 Олена Зеленська, Телеграм </text:a>
</text:span>
</text:p>
      <text:p text:style-name="P4">
Zelenskaya说，魏斯家族拯救了，在城市解放后，搬到了新创建的国家<text:a xlink:type="simple" xlink:href="https://www.ukrinform.ua/tag-izrail" text:style-name="Internet_20_link" text:visited-style-name="Visited_20_Internet_20_Link">
以色列</text:a>
。 其中一个儿子谢瓦·魏斯(Sheva Weiss)成为政治家 - 他担任了言语，是以色列在波兰的大使。</text:p>
      <text:p text:style-name="P4">
据总统的妻子称，韦西救援人员并没有忘记他们的救援人员。 根据“ Yad Vashem”的决定，Shchepanyuk被公认为世界上的正义人民。 这个荣誉头衔是给有救助犹太人从纳粹拯救犹太人的风险的人的。 她说：“现在，根据耶路撒冷市在城市的决定，还将有一对夫妇的小巷。”</text:p>
      <text:p text:style-name="P4">
<text:span text:style-name="T4">
另请阅读：</text:span>
 [在“ YAD Vashem”综合体中发起了乌克兰语言AudioDyd(https://www.ukrinform.ua/rubric-culture/3725479-u-kompleksi-ad-vasem-zapustili-ukrainomovnij-audiogid.html)Zelenskaya提醒人们，在乌克兰，有2600多个家庭被认为是世界上正义的人：“现在，像所有乌克兰人一样，其中一些人正在经历一场臀部战争。 再次”。</text:p>
      <text:p text:style-name="P4">
第一夫人补充说，当邪恶返回世界时，就像shchepanyuk的历史一样，它是如此简单的人类设备，他们给了希望 - 在最黑暗中，有帮助，自我挑战，支持。</text:p>
      <text:p text:style-name="P4">
据报道，埃琳娜·泽伦斯卡(Elena Zelenska)正在访问以色列。</text:p>
      <text:p text:style-name="P4">
News Source: <text:a xlink:type="simple" xlink:href="https://www.ukrinform.ua/rubric-society/3725553-u-erusalimi-vidkrili-aleu-na-cest-ukrainciv-aki-ratuvali-evreiv-vid-nacistiv-zelenska.html" text:style-name="Internet_20_link" text:visited-style-name="Visited_20_Internet_20_Link">
https://www.ukrinform.ua/rubric-society/3725553-u-erusalimi-vidkrili-aleu-na-cest-ukrainciv-aki-ratuvali-evreiv-vid-nacistiv-zelenska.html</text:a>
</text:p>
      <!--NEWS-->
      <text:h text:style-name="P10" text:outline-level="1">
<text:span text:style-name="T4">
CHE的资格：比利时，奥地利和挪威获胜</text:span>
</text:h>
      <text:p text:style-name="P4">
作者: Ukrinform (Person)</text:p>
      <text:p text:style-name="P4">
出版商: Укринформ (Organization)</text:p>
      <text:p text:style-name="P4">
出版时间: 2023-06-20T23:55:20+03:00</text:p>
      <text:p text:style-name="P4">
修改时间: 2023-06-20T23:55:20+03:00</text:p>
      <text:p text:style-name="P4">
描述: 欧洲足球锦标赛的第四轮资格已经结束。  - 乌克林。</text:p>
      <text:p text:style-name="P4">
图片: ['<text:a xlink:type="simple" xlink:href="https://static.ukrinform.com/photos/2023_06/thumb_files/630_360_1687294422-270.jpg" text:style-name="Internet_20_link" text:visited-style-name="Visited_20_Internet_20_Link">
630_360_16872...</text:a>
']</text:p>
      <text:p text:style-name="P4">
标签: ['Футбол']</text:p>
      <text:p text:style-name="P4">
类型: Article</text:p>
      <!--METADATA-->
      <text:p text:style-name="P4">
<draw:frame draw:style-name="fr1" draw:name="Image235" text:anchor-type="as-char" svg:width="6.9236in" svg:height="3.956343in" draw:z-index="0">
<draw:image xlink:href="../Images/yкринформ/2023-06-20T23-55-20-03-00/630_360_1687294422-270.jpg" xlink:type="simple" xlink:show="embed" xlink:actuate="onLoad" draw:mime-type="image/jpeg"/>
</draw:frame>
欧洲足球锦标赛的第四轮资格。</text:p>
      <text:p text:style-name="P4">
乌克林福姆报道，国家队在选择欧洲足球国内的资格阶段的一半比赛中扮演了一半。</text:p>
      <text:p text:style-name="P4">
在第四轮比赛中，比利时击败了爱沙尼亚-3：0。 在比利时人，卢卡卡账户上的双重bakayoco被区分了。</text:p>
      <text:p text:style-name="P4">
在平行比赛中，奥地利克服了瑞典-2：0。 他的激进主义者的目标记录了鲍姆加特纳。</text:p>
      <text:p text:style-name="P4">
否则，挪威赢得了塞浦路斯-3：0。 索尔巴肯和荷兰的双打的准确打击确保了胜利的结果。 塞人用卡斯塔诺斯的唯一洞做出了反应。</text:p>
      <text:p text:style-name="P4">
<text:span text:style-name="T4">
另请阅读：</text:span>
 [<text:span text:style-name="T4">
足球</text:span>
英格兰北部马其顿的真相(https://www.ukrinform.ua/rubric-sports/3725058-futbolisti-anglii-rozgromili-pivnicnih-makedonciv-u-kvalifikacii-evro2024.html)比赛日的其他结果：保加利亚 - 塞尔维亚(1：1)，波斯尼亚和黑塞哥维那 - 卢森堡(0：2)，冰岛 - 葡萄牙(0：1)，Liechtenstein -Slovakia(0：1)，摩尔多瓦 - 波兰(3：2)，匈牙利是立陶宛(2：0)，仙灵群岛 - 阿尔巴尼亚(1：3)，苏格兰 - 佐治亚州(1：0，比赛继续).</text:p>
      <text:p text:style-name="P4">
<text:span text:style-name="T4">
Читайте також:</text:span>
 <text:a xlink:type="simple" xlink:href="https://www.ukrinform.ua/rubric-sports/3725153-golkiper-zbirnoi-ukraini-trubin-vzali-tri-ocki-ce-najgolovnise.html" text:style-name="Internet_20_link" text:visited-style-name="Visited_20_Internet_20_Link">
 Голкіпер збірної України Трубін: Взяли три очки - ценайголовніше </text:a>
据报道，乌克兰国家队最少克服马耳他(1：0)在第四次对欧洲冠军2024年资格的研究中。</text:p>
      <text:p text:style-name="P4">
照片：Twitter.com/euro2024</text:p>
      <text:p text:style-name="P4">
News Source: <text:a xlink:type="simple" xlink:href="https://www.ukrinform.ua/rubric-sports/3725555-kvalifikacia-do-ce-belgia-avstria-i-norvegia-zdobuli-peremogi.html" text:style-name="Internet_20_link" text:visited-style-name="Visited_20_Internet_20_Link">
https://www.ukrinform.ua/rubric-sports/3725555-kvalifikacia-do-ce-belgia-avstria-i-norvegia-zdobuli-peremogi.html</text:a>
</text:p>
      <!--NEWS-->
      <text:h text:style-name="P10" text:outline-level="1">
<text:span text:style-name="T4">
明天在乌克兰短期降雨和雷暴，下午为+29°</text:span>
</text:h>
      <text:p text:style-name="P4">
作者: Ukrinform (Person)</text:p>
      <text:p text:style-name="P4">
出版商: Укринформ (Organization)</text:p>
      <text:p text:style-name="P4">
出版时间: 2023-06-20T23:58:00+03:00</text:p>
      <text:p text:style-name="P4">
修改时间: 2023-06-20T23:58:00+03:00</text:p>
      <text:p text:style-name="P4">
描述: 6月21日，星期三，除大多数西部和北部地区外，乌克兰预计将在整个乌克兰进行短期降雨和雷暴。  - 乌克林。</text:p>
      <text:p text:style-name="P4">
图片: ['<text:a xlink:type="simple" xlink:href="https://static.ukrinform.com/photos/2023_06/thumb_files/630_360_1687261600-676.jpg" text:style-name="Internet_20_link" text:visited-style-name="Visited_20_Internet_20_Link">
630_360_16872...</text:a>
']</text:p>
      <text:p text:style-name="P4">
标签: ['Дощ', 'Погода', 'Спека', 'Прогноз']</text:p>
      <text:p text:style-name="P4">
类型: Article</text:p>
      <!--METADATA-->
      <text:p text:style-name="P4">
<draw:frame draw:style-name="fr1" draw:name="Image236" text:anchor-type="as-char" svg:width="6.9236in" svg:height="3.956343in" draw:z-index="0">
<draw:image xlink:href="../Images/yкринформ/2023-06-20T23-58-00-03-00/630_360_1687261600-676.jpg" xlink:type="simple" xlink:show="embed" xlink:actuate="onLoad" draw:mime-type="image/jpeg"/>
</draw:frame>
6月21日，星期三，除大多数西部和北部地区外，乌克兰预计将在整个乌克兰进行短期降雨和雷暴。</text:p>
      <text:p text:style-name="P4">
乌克兰形式在乌克兰水文气象学中心报道。</text:p>
      <text:p text:style-name="P4">
在晚上和早晨的西部地区，雾气。 风主要是西北，5-10 m/s。</text:p>
      <text:p text:style-name="P4">
晚上的温度为14-19°，在该国西部10-15°； 在24-29°的一天中； 下午17-22°在喀尔巴阡山脉8-13°。</text:p>
      <text:p text:style-name="P4">
6月21日，在基辅和基辅地区，夜间变短，不降水。 夜晚16-18°，下午26-28°的温度； 晚上14-19°，下午24-29°通过。</text:p>
      <text:p text:style-name="P4">
在接下来的两天中，只有在6月23日西部和北部地区，短期雨水，雷暴天气，乌克兰的天气仍将留在乌克兰。</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夜晚的温度14-19°，海洋海岸高达23°(在该国的东部11-16°); 6月22日，在东部的南部和中部地区，在25-30°下午，在西部地区，在西部地区22-27°。</text:p>
      <text:p text:style-name="P4">
在6月22日至23日在首都地区没有降水，直到6月23日下午，雷雨有降雨。 下午28-30°，晚上17-19°的基辅温度； 晚上14-19°，下午25-30°通过。</text:p>
      <text:p text:style-name="P4">
在6月24日至25日，预报者预测乌克兰的雷暴短期降雨于6月24日在东南地区没有降水。</text:p>
      <text:p text:style-name="P4">
晚上15-21°，白天24-30°的温度在6月24日至33°的南部地区；在西部地区，晚上12-17°，下午20-25°。</text:p>
      <text:p text:style-name="P4">
6月24日至25日在基辅和该地区，短期<text:a xlink:type="simple" xlink:href="https://www.ukrinform.ua/tag-dos" text:style-name="Internet_20_link" text:visited-style-name="Visited_20_Internet_20_Link">
雨</text:a>
，雷暴。 下午26-28°，首都的空气温度为17-19°； 在晚上15-20°的晚上，下午24-29°。</text:p>
      <text:p text:style-name="P4">
News Source: <text:a xlink:type="simple" xlink:href="https://www.ukrinform.ua/rubric-regions/3725320-zavtra-v-ukraini-korotkocasni-dosi-ta-grozi-vden-do-29.html" text:style-name="Internet_20_link" text:visited-style-name="Visited_20_Internet_20_Link">
https://www.ukrinform.ua/rubric-regions/3725320-zavtra-v-ukraini-korotkocasni-dosi-ta-grozi-vden-do-29.html</text:a>
</text:p>
      <!--NEWS-->
      <text:h text:style-name="P10" text:outline-level="1">
<text:span text:style-name="T4">
摧毁了俄罗斯MUR-M站和6辆敌方装甲车</text:span>
</text:h>
      <text:p text:style-name="P4">
作者: ['АРМІЯINFORM']</text:p>
      <text:p text:style-name="P4">
时间: 2023-06-20T24:00:00-04:00</text:p>
      <text:p text:style-name="P4">
描述: 关于乌克兰胡说八道的谷物服务。 “ SBU SBU SBU SBU是Rosiska Station ...与乌克兰2022的战争，与乌克兰的战争是今天的最新消息，与乌克兰2022年的新闻战是今天的最后一场，乌克兰和俄罗斯之间以及俄罗斯和俄罗斯之间的战争将是一场战争，他们说，与乌克兰的战争将在不久的将来与乌克兰发生战争，他们说，今天与乌克兰的战争，今天的乌克兰新闻，乌克兰新闻，乌克兰媒体在俄罗斯的乌克兰新闻</text:p>
      <text:p text:style-name="P4">
图片: []</text:p>
      <text:p text:style-name="P4">
标签: ['STOPRUSSIA', 'АГРЕСІЯ РФ', 'ВТОРГНЕННЯ РФ', 'СБУ']</text:p>
      <text:p text:style-name="P4">
类别: News</text:p>
      <!--METADATA-->
      <text:p text:style-name="P4">
关于它<text:a xlink:type="simple" xlink:href="https://www.facebook.com/SecurSerUkraine/videos/3238558146435446/" text:style-name="Internet_20_link" text:visited-style-name="Visited_20_Internet_20_Link">
报告</text:a>
乌克兰的安全服务。</text:p>
      <text:p text:style-name="P4">
“ SBU工作人员摧毁了俄罗斯MUR-M站和6个单位。 该目标是由Donetsk Talugansk地区的SBU运营小组制定的。 讯息写道：“广播 - 电子情报综合体占据了碰撞线，以全天候跟踪乌克兰军队的运动。”</text:p>
      <text:p text:style-name="P4">
值得注意的是，我们的勇士还“无关”的是四个敌人的BMP-2，TwomTLB以及16名机组人员和一个迫击炮计算。</text:p>
      <text:p text:style-name="P4">
News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国防军的航空在敌方人员的重点领域进行了15次跳动</text:span>
</text:h>
      <text:p text:style-name="P4">
作者: ['АРМІЯINFORM']</text:p>
      <text:p text:style-name="P4">
时间: 2023-06-20T26:00:00-04:00</text:p>
      <text:p text:style-name="P4">
描述: 关于ZSU的总部。 “ DOB国防军的Aviacii由15杆领导……与乌克兰2022的战争，与乌克兰的战争是今天的最新消息，今天与乌克兰2022年的战争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ОРГНЕННЯ РФ', 'ГШ ЗСУ', 'ХРОНІКА ОБОРОНИ', 'ХРОНІКА ОБОРОНИ УКРАЇНИ']</text:p>
      <text:p text:style-name="P4">
类别: News</text:p>
      <!--METADATA-->
      <text:p text:style-name="P4">
<draw:frame draw:style-name="fr1" draw:name="Image237" text:anchor-type="as-char" svg:width="6.9236in" svg:height="5.385022in" draw:z-index="0">
<draw:image xlink:href="../Images/AРМІЯINFORM/2023-06-20T26-00-00-04-00/foto-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AxtfjEkHqdvLDN2ZnDvzj2fQdKuu9vSnv5z8psXiFQqMKtM3JCADgrH67dC9XmEwl" text:style-name="Internet_20_link" text:visited-style-name="Visited_20_Internet_20_Link">
报告</text:a>
武装部队的总人员。</text:p>
      <text:p text:style-name="P4">
“国防军的航空在敌人的个人工作人员集中的领域中进行了15次跳动。</text:p>
      <text:p text:style-name="P4">
导弹和​​炮兵部队被3点管理，10个人员和军事设备集中的区域，2个弹药仓库，1个组成。</text:p>
      <text:p text:style-name="P4">
News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国防军消除了1000多名入侵者，销毁了23个Artsystems和15 BBM</text:span>
</text:h>
      <text:p text:style-name="P4">
作者: ['АРМІЯINFORM']</text:p>
      <text:p text:style-name="P4">
时间: 2023-06-20T28:00:00-04:00</text:p>
      <text:p text:style-name="P4">
描述: Zagalni Boyov，将敌人于02.24.22至06/20/23 Orintovo成为：...与乌克兰2022的战争，与乌克兰与乌克兰的最新新闻，今天与乌克兰的新闻战争，今天与乌克兰2022年的新闻战争，今天是否会有一场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6/394ffd31-8968-4390-97c4-eddfdaaf45ad.jpg" text:style-name="Internet_20_link" text:visited-style-name="Visited_20_Internet_20_Link">
394ffd31-8968-4390-97c4-eddfdaaf45ad.jpg</text:a>
']</text:p>
      <text:p text:style-name="P4">
标签: ['АГРЕСІЯ РФ', 'ВТОРГНЕННЯ РФ', 'ВТРАТИ ВОРОГА', 'ГШ ЗСУ']</text:p>
      <text:p text:style-name="P4">
类别: News</text:p>
      <!--METADATA-->
      <text:p text:style-name="P4">
<draw:frame draw:style-name="fr1" draw:name="Image238" text:anchor-type="as-char" svg:width="6.9236in" svg:height="6.981297in" draw:z-index="0">
<draw:image xlink:href="../Images/AРМІЯINFORM/2023-06-20T28-00-00-04-00/394ffd31-8968-4390-97c4-eddfdaaf45ad.jpg" xlink:type="simple" xlink:show="embed" xlink:actuate="onLoad" draw:mime-type="image/jpeg"/>
</draw:frame>
敌人从24.02.22到20.06.23的总损失将定向：</text:p>
      <text:p text:style-name="P4">
<text:span text:style-name="T4">
<text:span text:style-name="T5">
人员 -  </text:span>
* 221460(+1010)淘汰的人</text:span>
<text:span text:style-name="T5">
坦克 -  </text:span>
<text:span text:style-name="T5">
 3997(+8)</text:span>
<text:span text:style-name="T4">
战车 -  </text:span>
 7750(+15)<text:span text:style-name="T4">
<text:span text:style-name="T5">
炮兵系统 -  </text:span>
<text:span text:style-name="T5">
 3888(+23)</text:span>
 </text:span>
 rszv- <text:span text:style-name="T4">
 614(+4)</text:span>
<text:span text:style-name="T5">
防空 -  </text:span>
<text:span text:style-name="T5">
 372(+2)</text:span>
<text:span text:style-name="T4">
飞机 -  </text:span>
 314(0)<text:span text:style-name="T4">
<text:span text:style-name="T5">
直升机 -  </text:span>
* 306(+1)</text:span>
<text:span text:style-name="T5">
无人机手术战术水平 -  </text:span>
<text:span text:style-name="T5">
 3393(+10)</text:span>
<text:span text:style-name="T4">
有翼的导弹 -  </text:span>
 1214(+3)<text:span text:style-name="T4">
<text:span text:style-name="T5">
船 /船 -  </text:span>
* 18(0)</text:span>
<text:span text:style-name="T5">
汽车设备和坦克 -  </text:span>
<text:span text:style-name="T5">
 6645(+32)</text:span>
<text:span text:style-name="T4">
特殊设备 -  </text:span>
 531(+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0.06.23。</text:p>
      <text:p text:style-name="P4">
News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主席：加强，重建的乌克兰可以保护任何形式的俄罗斯恐怖</text:span>
</text:h>
      <text:p text:style-name="P4">
作者: Ukrinform (Person)</text:p>
      <text:p text:style-name="P4">
出版商: Укринформ (Organization)</text:p>
      <text:p text:style-name="P4">
出版时间: 2023-06-20T2:11:00+03:00</text:p>
      <text:p text:style-name="P4">
修改时间: 2023-06-20T22:11:00+03:00</text:p>
      <text:p text:style-name="P4">
描述: 重建，改造和加强的乌克兰是一名承运人和安全担保人，它是针对任何形式的俄罗斯恐怖和保护俄罗斯侵略重复的安全。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Зеленський', 'Війна з Росією', 'Відбудова']</text:p>
      <text:p text:style-name="P4">
类型: Article</text:p>
      <!--METADATA-->
      <text:p text:style-name="P4">
<draw:frame draw:style-name="fr1" draw:name="Image239" text:anchor-type="as-char" svg:width="6.9236in" svg:height="3.956343in" draw:z-index="0">
<draw:image xlink:href="../Images/yкринформ/2023-06-20T2-11-00-03-00/630_360_1668631319-314.jpg" xlink:type="simple" xlink:show="embed" xlink:actuate="onLoad" draw:mime-type="image/jpeg"/>
</draw:frame>
重建，改造和加强的乌克兰是安全和保证者，俄罗斯恐怖的任何形式的骨化以及防止反复侵略的保护。</text:p>
      <text:p text:style-name="P4">
Volodymyr Zelenskyy在[视频更近的视频]中说了这一点(https://www.youtube.com/watch?v=rYZzExswfQM)，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text:span>
</text:p>
      <text:p text:style-name="P4">
这一天的简短报告。</text:p>
      <text:p text:style-name="P4">
首先，我要感谢我们的空军和所有防守的天空捍卫者，每张困惑的俄罗斯火箭和每张shot弹枪。 就在昨晚 - 超过30张shot弹枪。 这些是数百种挽救的生命，即这些基础设施。 谢谢你，战士!</text:p>
      <text:p text:style-name="P4">
第二。 今天，由于侵略者受害者的炮击，在赫尔森中……他们正在消除纳卡科夫斯基水电站俄罗斯恐怖袭击的后果，并被俄罗斯炮火射击。 不幸的是，八名DSSN员工受伤了……我对他们的亲戚和亲戚表示慰问!</text:p>
      <text:p text:style-name="P4">
每次这样的俄罗斯打击，每一次俄罗斯恐怖袭击都是一个争论，并且没有机会留在乌克兰土地上。 这里没有杀手和恐怖分子，永远不会。</text:p>
      <text:p text:style-name="P4">
现在，我们在南部的勇士非常积极地摧毁乌克兰的敌人的物理净化。 这将继续。</text:p>
      <text:p text:style-name="P4">
恐怖保护是破坏恐怖分子。 这是保证国家枪支将永远无法将邪恶带到乌克兰。 实际上是关于今天的地下室。 伦敦的第一次会议已经开始在我们与英国狗准备的有关乌克兰重建的会议上。 瑞士和德国，法国和意大利的讨论已经进行。我们的恢复有不同的工作。 我们指示这项工作是我们的重建，我们的恢复不仅成为建筑的构建，而且成为全球保护项目。</text:p>
      <text:p text:style-name="P4">
乌克兰变革了乌克兰，加强了乌克兰是安全和安全保证人，它是防止任何形式的俄罗斯恐怖保护保护，以防止俄罗斯侵略的任何重复。</text:p>
      <text:p text:style-name="P4">
明天在伦敦会议上，我将介绍我们乌克兰哲学的一些方面。 全部含义将在本月晚些时候和乌克兰代表。我感谢每个正在为乌克兰战斗和工作的人!我感谢我们的每个战士，他们现在正在战斗，在战斗哨所和战斗任务中!Zaporizhzhia，Donetsk-你是好人!</text:p>
      <text:p text:style-name="P4">
谢谢所有训练我们的战士并帮助我们使用武器的人!每个单元，每个弹丸都尽可能高效地使用乌克兰来保护生活。</text:p>
      <text:p text:style-name="P4">
<text:span text:style-name="T4">
荣耀到乌克兰!</text:span>
</text:p>
      <text:p text:style-name="P4">
_foto：op _</text:p>
      <text:p text:style-name="P4">
News Source: <text:a xlink:type="simple" xlink:href="https://www.ukrinform.ua/rubric-vidbudova/3725538-prezident-vidbudovana-zmicnena-ukraina-ce-zahisenist-vid-budakih-form-rosijskogo-teroru.html" text:style-name="Internet_20_link" text:visited-style-name="Visited_20_Internet_20_Link">
https://www.ukrinform.ua/rubric-vidbudova/3725538-prezident-vidbudovana-zmicnena-ukraina-ce-zahisenist-vid-budakih-form-rosijskogo-teroru.html</text:a>
</text:p>
      <!--NEWS-->
      <text:h text:style-name="P10" text:outline-level="1">
<text:span text:style-name="T4">
晚上，空中国防军摧毁了35次冲击无人机SHAHD-136/131的32</text:span>
</text:h>
      <text:p text:style-name="P4">
作者: ['АРМІЯINFORM']</text:p>
      <text:p text:style-name="P4">
时间: 2023-06-20T30:00:00-04:00</text:p>
      <text:p text:style-name="P4">
描述: 尼克（Nich）受到了20辆Chervye敌人的射击，受到了兰尼羔羊船的影响。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287990_obstril-ppo_reuters_new_960x380_0.jpg" text:style-name="Internet_20_link" text:visited-style-name="Visited_20_Internet_20_Link">
287990_obstril-ppo_reuters_new_960x380_0.jpg</text:a>
']</text:p>
      <text:p text:style-name="P4">
标签: ['SHAHED-136/131', 'АГРЕСІЯ РФ', 'ВТОРГНЕННЯ РФ', 'КОМАНДУВАННЯ ПОВІТРЯНИХ СИЛ ЗСУ']</text:p>
      <text:p text:style-name="P4">
类别: News</text:p>
      <!--METADATA-->
      <text:p text:style-name="P4">
<draw:frame draw:style-name="fr1" draw:name="Image240" text:anchor-type="as-char" svg:width="6.9236in" svg:height="3.606042in" draw:z-index="0">
<draw:image xlink:href="../Images/AРМІЯINFORM/2023-06-20T30-00-00-04-00/287990_obstril-ppo_reuters_new_960x380_0.jpg" xlink:type="simple" xlink:show="embed" xlink:actuate="onLoad" draw:mime-type="image/jpeg"/>
</draw:frame>
6月20日晚上，敌人在乌克兰的军事和基础设施场所袭击了伊朗违反弹药弹药。 普斯基夫(Puskiv)来自北部和南部的方向：布莱恩斯克地区和阿佐夫海的东海岸。</text:p>
      <text:p text:style-name="P4">
关于它<text:a xlink:type="simple" xlink:href="https://t.me/kpszsu/2672" text:style-name="Internet_20_link" text:visited-style-name="Visited_20_Internet_20_Link">
报告</text:a>
武装部队司令部。</text:p>
      <text:p text:style-name="P4">
总共，入侵者使用了35次冲击无人机。 32能够破坏反应。</text:p>
      <text:p text:style-name="P4">
30 Shahanedov被空军和手段摧毁，另外两个因细分。</text:p>
      <text:p text:style-name="P4">
今天，防空在乌克兰的大多数地区工作，乌克兰是伊朗无人机袭击的安慰方向 - 基辅地区。 二十多个沙哈内多夫在这里被摧毁。</text:p>
      <text:p text:style-name="P4">
此外，在晚上，俄罗斯入侵者遭到了Iskander-M/S-300的Zaporizhzhia Balticism-Prats的袭击。</text:p>
      <text:p text:style-name="P4">
袭击，轰炸和战斗机飞机继续袭击占领军的位置，设备和后方。</text:p>
      <text:p text:style-name="P4">
News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在乌克兰沉默的时刻</text:span>
</text:h>
      <text:p text:style-name="P4">
作者: ['АРМІЯINFORM']</text:p>
      <text:p text:style-name="P4">
时间: 2023-06-20T3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1" text:anchor-type="as-char" svg:width="6.9236in" svg:height="3.895992in" draw:z-index="0">
<draw:image xlink:href="../Images/AРМІЯINFORM/2023-06-20T32-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0/v-ukrayini-hvylyna-movchannya/" text:style-name="Internet_20_link" text:visited-style-name="Visited_20_Internet_20_Link">
https://armyinform.com.ua/2023/06/20/v-ukrayini-hvylyna-movchannya/</text:a>
</text:p>
      <!--NEWS-->
      <text:h text:style-name="P10" text:outline-level="1">
<text:span text:style-name="T4">
乌克兰的后卫摧毁了俄罗斯赤道直升机</text:span>
</text:h>
      <text:p text:style-name="P4">
作者: ['АРМІЯINFORM']</text:p>
      <text:p text:style-name="P4">
时间: 2023-06-20T34:00:00-04:00</text:p>
      <text:p text:style-name="P4">
描述: 乌克兰Zahisniki击倒了一个KA-52，Vidomius PID为Aligator击倒。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photo_2023-06-17_07-57-23-1.jpg" text:style-name="Internet_20_link" text:visited-style-name="Visited_20_Internet_20_Link">
photo_2023-06-17_07-57-23-1.jpg</text:a>
']</text:p>
      <text:p text:style-name="P4">
标签: ['STOPRUSSIA', 'АГРЕСІЯ РФ', 'ВТОРГНЕННЯ РФ', 'КА-52 «АЛІГАТОР»', 'ПС ЗСУ', 'ХРОНІКА ОБОРОНИ']</text:p>
      <text:p text:style-name="P4">
类别: News</text:p>
      <!--METADATA-->
      <text:p text:style-name="P4">
<draw:frame draw:style-name="fr1" draw:name="Image242" text:anchor-type="as-char" svg:width="6.9236in" svg:height="4.454183in" draw:z-index="0">
<draw:image xlink:href="../Images/AРМІЯINFORM/2023-06-20T34-00-00-04-00/photo_2023-06-17_07-57-23-1.jpg" xlink:type="simple" xlink:show="embed" xlink:actuate="onLoad" draw:mime-type="image/jpeg"/>
</draw:frame>
乌克兰的防守者摧毁了另一个KA-52，称为赤道。</text:p>
      <text:p text:style-name="P4">
关于它<text:a xlink:type="simple" xlink:href="https://t.me/kpszsu/2674" text:style-name="Internet_20_link" text:visited-style-name="Visited_20_Internet_20_Link">
报告</text:a>
乌克兰武装部队的空军。</text:p>
      <text:p text:style-name="P4">
“大约在6月19日，大约23.00，空军在Donetsk Donetsk的方向摧毁了一架冲击直升机KA-52。</text:p>
      <text:p text:style-name="P4">
News Source: <text:a xlink:type="simple" xlink:href="https://armyinform.com.ua/2023/06/20/ukrayinski-zahysnyky-znyshhyly-rosijskyj-vertolit-aligator/" text:style-name="Internet_20_link" text:visited-style-name="Visited_20_Internet_20_Link">
https://armyinform.com.ua/2023/06/20/ukrayinski-zahysnyky-znyshhyly-rosijskyj-vertolit-aligator/</text:a>
</text:p>
      <!--NEWS-->
      <text:h text:style-name="P10" text:outline-level="1">
<text:span text:style-name="T4">
协调员工：交流返回了一些被认为失踪的防守者</text:span>
</text:h>
      <text:p text:style-name="P4">
作者: ['АРМІЯINFORM']</text:p>
      <text:p text:style-name="P4">
时间: 2023-06-20T36:00:00-04:00</text:p>
      <text:p text:style-name="P4">
描述: 对于Athomarica“ Zhinki Zi stali”的启动，总部的协调...与乌克兰2022年的战争，与乌克兰的最新消息，今天与乌克兰的战争，今天与乌克兰2022年的战争，乌克兰和俄罗斯之间的战争将在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ksh3-6.jpg" text:style-name="Internet_20_link" text:visited-style-name="Visited_20_Internet_20_Link">
ksh3-6.jpg</text:a>
']</text:p>
      <text:p text:style-name="P4">
标签: ['КООРДИНАЦІЙНИЙ ШТАБ З ПИТАНЬ ПОВОДЖЕННЯ З ВІЙСЬКОВОПОЛОНЕНИМИ', 'ОБМІН ПОЛОНЕНИМИ']</text:p>
      <text:p text:style-name="P4">
类别: News</text:p>
      <!--METADATA-->
      <text:p text:style-name="P4">
<draw:frame draw:style-name="fr1" draw:name="Image243" text:anchor-type="as-char" svg:width="6.9236in" svg:height="4.823441in" draw:z-index="0">
<draw:image xlink:href="../Images/AРМІЯINFORM/2023-06-20T36-00-00-04-00/ksh3-6.jpg" xlink:type="simple" xlink:show="embed" xlink:actuate="onLoad" draw:mime-type="image/jpeg"/>
</draw:frame>
在非政府组织“钢铁妇女”的倡议下，与一所独立机械大学的军人家人在线会议，以弗拉基米尔·莫诺诺克亲王的名字命名。</text:p>
      <text:p text:style-name="P4">
关于它<text:a xlink:type="simple" xlink:href="https://t.me/Koord_shtab/1273" text:style-name="Internet_20_link" text:visited-style-name="Visited_20_Internet_20_Link">
报告</text:a>
协调询问战俘的询问总部。</text:p>
      <text:p text:style-name="P4">
员工代表强调，乌克兰服从所有人的交换，包括失踪的人，无论是俄罗斯是否得到了俘虏的确认，还是塞尔维诺拉斯的接受委员会的确认。 因此，在交换房屋期间，许多捍卫者返回失踪者。</text:p>
      <text:p text:style-name="P4">
“我们试图抓住重伤和生病。 总部说，除了一年以上的人。 “俄罗斯人对谴责他们的人民并不感兴趣。”</text:p>
      <text:p text:style-name="P4">
他们还提出了找到堕落英雄的尸体的问题。</text:p>
      <text:p text:style-name="P4">
“如果您可以检查找到身体的位置，他们会这样做。 这是一个圣洁的人，”总部代表保证。  - 当犯下某种义务人时，在特殊情况下缺少了该人员办公室的团队在那里工作。 她从事搜索和初始认同。”</text:p>
      <text:p text:style-name="P4">
他们还讨论了与失踪和被俘虏的捍卫者的军事部门建立亲戚的交流。</text:p>
      <text:p text:style-name="P4">
News Source: <text:a xlink:type="simple" xlink:href="https://armyinform.com.ua/2023/06/20/koordynaczijnyj-shtab-pid-chas-obminiv-povertayetsya-chastyna-oboroncziv-yaki-vvazhalysya-znyklymy-bezvisty/" text:style-name="Internet_20_link" text:visited-style-name="Visited_20_Internet_20_Link">
https://armyinform.com.ua/2023/06/20/koordynaczijnyj-shtab-pid-chas-obminiv-povertayetsya-chastyna-oboroncziv-yaki-vvazhalysya-znyklymy-bezvisty/</text:a>
</text:p>
      <!--NEWS-->
      <text:h text:style-name="P10" text:outline-level="1">
<text:span text:style-name="T4">
俄罗斯在黑海中带出了火箭发射器，没有“口径”</text:span>
</text:h>
      <text:p text:style-name="P4">
作者: ['АРМІЯINFORM']</text:p>
      <text:p text:style-name="P4">
时间: 2023-06-20T38:00:00-04:00</text:p>
      <text:p text:style-name="P4">
描述: Chorny Morin的Boyal Cherguvanni的20个蠕虫村庄被释放。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6/595745.jpg" text:style-name="Internet_20_link" text:visited-style-name="Visited_20_Internet_20_Link">
595745.jpg</text:a>
']</text:p>
      <text:p text:style-name="P4">
标签: ['ВІЙНА', 'ВМС ЗС УКРАЇНИ', 'РАКЕТИ «КАЛІБР»', 'ЧОРНЕ МОРЕ']</text:p>
      <text:p text:style-name="P4">
类别: News</text:p>
      <!--METADATA-->
      <text:p text:style-name="P4">
<draw:frame draw:style-name="fr1" draw:name="Image244" text:anchor-type="as-char" svg:width="6.9236in" svg:height="3.494254in" draw:z-index="0">
<draw:image xlink:href="../Images/AРМІЯINFORM/2023-06-20T38-00-00-04-00/595745.jpg" xlink:type="simple" xlink:show="embed" xlink:actuate="onLoad" draw:mime-type="image/jpeg"/>
</draw:frame>
截至6月20日，黑海有三艘俄罗斯船，其中包括一种载体导弹类型的“口径”。 在这种情况下，火箭发射器不配备“口径”。</text:p>
      <text:p text:style-name="P4">
关于它<text:a xlink:type="simple" xlink:href="https://t.me/ukrainian_navy/3370" text:style-name="Internet_20_link" text:visited-style-name="Visited_20_Internet_20_Link">
报告</text:a>
武装部队的海军。</text:p>
      <text:p text:style-name="P4">
海里有一艘敌方船，但没有导弹。 中地球是八艘俄罗斯船，其中包括一枚编织导弹，船上有16架。</text:p>
      <text:p text:style-name="P4">
在白天，为了俄罗斯联邦的利益，凯希·耶尼卡尔海峡的通过：</text:p>
      <text:p text:style-name="P4">
<text:span text:style-name="T5">
到Azov Sea -10艘血管，其中1艘与Bosphorus海峡继续运动； </text:span>
到黑海-15艘船，其中5艘继续向Bosphorus的方向运动。</text:p>
      <text:p text:style-name="P4">
俄罗斯联邦继续违反《 1974年海洋保护人类生命的国际公约》。(Solas)通过关闭自动识别系统(AIS)，在亚佐夫海的民用船上。</text:p>
      <text:p text:style-name="P4">
News Source: <text:a xlink:type="simple" xlink:href="https://armyinform.com.ua/2023/06/20/rosiya-vyvela-v-chorne-more-raketonosij-bez-kalibriv/" text:style-name="Internet_20_link" text:visited-style-name="Visited_20_Internet_20_Link">
https://armyinform.com.ua/2023/06/20/rosiya-vyvela-v-chorne-more-raketonosij-bez-kalibriv/</text:a>
</text:p>
      <!--NEWS-->
      <text:h text:style-name="P10" text:outline-level="1">
<text:span text:style-name="T4">
奥地利跨国当代的关注已剥夺了降临</text:span>
</text:h>
      <text:p text:style-name="P4">
作者: Ukrinform (Person)</text:p>
      <text:p text:style-name="P4">
出版商: Укринформ (Organization)</text:p>
      <text:p text:style-name="P4">
出版时间: 2023-06-20T3:16:00+03:00</text:p>
      <text:p text:style-name="P4">
修改时间: 2023-06-20T22:16:00+03:00</text:p>
      <text:p text:style-name="P4">
描述: 股东大会期间，奥地利最大的建筑公司Strabag Group的股东决定减少俄罗斯寡头Oleg deripaska mkao rasperia的命运，以低于25％的水平。  - 乌克林。</text:p>
      <text:p text:style-name="P4">
图片: ['<text:a xlink:type="simple" xlink:href="https://static.ukrinform.com/photos/2017_05/thumb_files/630_360_1495875020-5193.jpg" text:style-name="Internet_20_link" text:visited-style-name="Visited_20_Internet_20_Link">
630_360_14958...</text:a>
']</text:p>
      <text:p text:style-name="P4">
标签: ['Австрія', 'Дерипаска', 'Санкції']</text:p>
      <text:p text:style-name="P4">
类型: Article</text:p>
      <!--METADATA-->
      <text:p text:style-name="P4">
<draw:frame draw:style-name="fr1" draw:name="Image245" text:anchor-type="as-char" svg:width="6.9236in" svg:height="3.956343in" draw:z-index="0">
<draw:image xlink:href="../Images/yкринформ/2023-06-20T3-16-00-03-00/630_360_1495875020-5193.jpg" xlink:type="simple" xlink:show="embed" xlink:actuate="onLoad" draw:mime-type="image/jpeg"/>
</draw:frame>
股东奥地利建筑公司Strabag Group做出了决定，以减少俄罗斯寡头Moleg控制的Deripasca Mkao Rasperia的命运，其关注到一般建筑期间低于25％的水平。</text:p>
      <text:p text:style-name="P4">
关于<text:a xlink:type="simple" xlink:href="https://apa.at/" text:style-name="Internet_20_link" text:visited-style-name="Visited_20_Internet_20_Link">
ARA</text:a>
。</text:p>
      <text:p text:style-name="P4">
“正如预期的那样，维也纳斯特拉巴建筑集团的年度股东大会迈出了一步，将俄罗斯主要激进主义者奥利格·德里帕斯卡(Oleg deripaska)的比例降低到25％的封锁股份以下。相应的提案获得了一致批准。执行坦克委员会的解散。 ，“  - 消息读取。</text:p>
      <text:p text:style-name="P4">
<text:span text:style-name="T4">
另请阅读：</text:span>
 <text:a xlink:type="simple" xlink:href="https://www.ukrinform.ua/rubric-economy/3708284-u-kievi-prezentuvali-reestr-rosijskih-oligarhiv-aki-maut-vlasnist-v-ukraini.html" text:style-name="Internet_20_link" text:visited-style-name="Visited_20_Internet_20_Link">
在基辅，在乌克兰拥有财产的俄罗斯寡头登记册</text:a>
值得注意的是，由于其公司Mkao Rasperia，俄罗斯寡头拥有27.8％的Strabag股份。 在全面入侵俄罗斯联邦纳入乌克兰之后，这些制裁的这些制裁宣布打算将各方降低到25％以下。 拉斯佩里亚被排除在年度股东大会的间隔之外，被剥夺了对他们的投票权。</text:p>
      <text:p text:style-name="P4">
Strabag Group Clemens Gazelsteiner的首席执行官强调，Rasperia的份额也与该公司的国际声誉有关。 用语中，建筑问题尤其是在波兰的日常市场受到密切监督。</text:p>
      <text:p text:style-name="P4">
还报道说，与20122年的主要股东-Deripaska今年将被拒绝支付股息。 那一年的钱是一个单独的帐户。 此外，Rasperia代表在监督委员会中辞职。 俄罗斯的主要股东在法庭上对审判提出了质疑。</text:p>
      <text:p text:style-name="P4">
<text:span text:style-name="T4">
另请阅读：</text:span>
 <text:a xlink:type="simple" xlink:href="https://www.ukrinform.ua/rubric-economy/3702208-nazk-pidgotuvalo-spiski-z-24-tisac-povazanih-z-rf-pretendentiv-na-sankcii.html" text:style-name="Internet_20_link" text:visited-style-name="Visited_20_Internet_20_Link">
NAPC准备的24,000个相关“申请人”的清单</text:a>
根据该报告，2022年，Strabag的收入明显低于一年-4.725亿欧元，比2021年低19％。 同时，这是自Strabag建立以来的第二大指标。 奥地利世界上有近74,000人在奥地利最大的建筑集团中运作。</text:p>
      <text:p text:style-name="P4">
News Source: <text:a xlink:type="simple" xlink:href="https://www.ukrinform.ua/rubric-world/3725537-avstrijskij-budivelnij-koncern-strabag-pozbaviv-deripasku-blokuucogo-paketu-akcij.html" text:style-name="Internet_20_link" text:visited-style-name="Visited_20_Internet_20_Link">
https://www.ukrinform.ua/rubric-world/3725537-avstrijskij-budivelnij-koncern-strabag-pozbaviv-deripasku-blokuucogo-paketu-akcij.html</text:a>
</text:p>
      <!--NEWS-->
      <text:h text:style-name="P10" text:outline-level="1">
<text:span text:style-name="T4">
敌人在晚上应用“ Shahda”，试图探索我们的防空系统并使移动消防团体的工作变得复杂 -  Yuri Ignat</text:span>
</text:h>
      <text:p text:style-name="P4">
作者: ['Андрій Агєєв']</text:p>
      <text:p text:style-name="P4">
时间: 2023-06-20T40:00:00-04:00</text:p>
      <text:p text:style-name="P4">
描述: Porting受到Shahed-136/131的乌克兰无人机的袭击乌克兰和俄罗斯，以及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2/11/rechnyk-ps-zsu-yurij-ignat.jpg" text:style-name="Internet_20_link" text:visited-style-name="Visited_20_Internet_20_Link">
rechnyk-ps-zsu-yurij-ignat.jpg</text:a>
']</text:p>
      <text:p text:style-name="P4">
标签: ['SHAHED', 'АТАКИ ВОРОГА', 'ВТОРГНЕННЯ РФ', 'ЄДИНІ НОВИНИ', 'ППО ЗСУ', 'ЮРІЙ ІГНАТ']</text:p>
      <text:p text:style-name="P4">
类别: News</text:p>
      <!--METADATA-->
      <text:p text:style-name="P4">
<draw:frame draw:style-name="fr1" draw:name="Image246" text:anchor-type="as-char" svg:width="6.9236in" svg:height="4.612849in" draw:z-index="0">
<draw:image xlink:href="../Images/AРМІЯINFORM/2023-06-20T40-00-00-04-00/rechnyk-ps-zsu-yurij-ignat.jpg" xlink:type="simple" xlink:show="embed" xlink:actuate="onLoad" draw:mime-type="image/jpeg"/>
</draw:frame>
Ignatius Ignatius上校上校。 说明性照片</text:p>
      <text:p text:style-name="P4">
入侵者在夜间由Shahed-136/131的伊朗无人机袭击了乌克兰，该无人机汇编了移动枪支的工作，因为并非所有手段都可以删除其目标，因此您必须使用更强大的强大防空导弹由于威胁非常严重，因此系统是在今天的Yuriy Ignat上校报告的，在乌克兰武装部队武装部队的统一信息电话中报道。</text:p>
      <ul>
        <li>
实际上，今天从乌格里奇地区的座椅飞机场和亚佐夫海撞上了35架无人机。 35分中有32个<text:a xlink:type="simple" xlink:href="https://armyinform.com.ua/2023/06/20/vnochi-syly-ppo-znyshhyly-32-iz-35-udarnyh-droniv-shahed-136-131/" text:style-name="Internet_20_link" text:visited-style-name="Visited_20_Internet_20_Link">
被摧毁</text:a>
乌克兰国防部队的力量和手段。 敌人还在全国各地遭到沙赫达的袭击，因此在今晚的大多数地区，空军管理局宣布。</li>
      </ul>
      <text:p text:style-name="P4">
特别是，在Zaporizhzhia中，占用者撞到了弹道工作的火箭弹，“ Iskander-M”以及C300-Anti-Aircraft导弹，敌人将其考虑出来。 目前正在指定损失。</text:p>
      <ul>
        <li>
敌人的命中率是在利维夫地区记录的，他们飞往访问了地区。 这样，敌人试图混淆我们的防空，几乎所有地区都铺设了新路线，并处置了我们的部队和公司至少花我们的反射器指导导弹。 尤里·伊格纳特(Yuri Ignat)说，他们旨在检测我们的防空系统，以在计划下一次中风时使用收集的信息。</li>
      </ul>
      <text:p text:style-name="P4">
News Source: <text:a xlink:type="simple" xlink:href="https://armyinform.com.ua/2023/06/20/zastosovuyuchy-shahedy-vnochi-vorog-namagayetsya-rozvidaty-nashu-systemu-ppo-i-uskladnyty-robotu-mobilnyh-vognevyh-grup-yurij-ignat/" text:style-name="Internet_20_link" text:visited-style-name="Visited_20_Internet_20_Link">
https://armyinform.com.ua/2023/06/20/zastosovuyuchy-shahedy-vnochi-vorog-namagayetsya-rozvidaty-nashu-systemu-ppo-i-uskladnyty-robotu-mobilnyh-vognevyh-grup-yurij-ignat/</text:a>
</text:p>
      <!--NEWS-->
      <text:h text:style-name="P10" text:outline-level="1">
<text:span text:style-name="T4">
在Kherson地区，由于Kakhovskaya水力发电站，21个定居点仍被淹没</text:span>
</text:h>
      <text:p text:style-name="P4">
作者: ['АРМІЯINFORM']</text:p>
      <text:p text:style-name="P4">
时间: 2023-06-20T42:00:00-04:00</text:p>
      <text:p text:style-name="P4">
描述: 通过Pisdriv kakhovo ges seredveni res，水是在赫尔森地区...与乌克兰2022年的战争，与乌克兰的战争是今天的最新消息，今天与乌克兰的新闻战2022是今天的战争，将会发生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6/foto-33574-e1687243856873.jpg" text:style-name="Internet_20_link" text:visited-style-name="Visited_20_Internet_20_Link">
foto-33574-e1687243856873.jpg</text:a>
']</text:p>
      <text:p text:style-name="P4">
标签: ['КАХОВСЬКА ГЕС']</text:p>
      <text:p text:style-name="P4">
类别: News</text:p>
      <!--METADATA-->
      <text:p text:style-name="P4">
<draw:frame draw:style-name="fr1" draw:name="Image247" text:anchor-type="as-char" svg:width="6.9236in" svg:height="3.97196in" draw:z-index="0">
<draw:image xlink:href="../Images/AРМІЯINFORM/2023-06-20T42-00-00-04-00/foto-33574-e1687243856873.jpg" xlink:type="simple" xlink:show="embed" xlink:actuate="onLoad" draw:mime-type="image/jpeg"/>
</draw:frame>
由于爆炸<text:a xlink:type="simple" xlink:href="https://armyinform.com.ua/tag/kahovska-ges/" text:style-name="Internet_20_link" text:visited-style-name="Visited_20_Internet_20_Link">
Kakhovskaya水电站</text:a>
赫尔森地区的平均水位持续下降，现在的标记为0.31 m。在过去的一天中，该地区的平均水位降低了8厘米。</text:p>
      <text:p text:style-name="P4">
关于它<text:a xlink:type="simple" xlink:href="https://t.me/shtab_kakhovska_hes/1043" text:style-name="Internet_20_link" text:visited-style-name="Visited_20_Internet_20_Link">
报告</text:a>
消除Kakhovskaya水力发电站后果的总部。</text:p>
      <text:p text:style-name="P4">
共有4个定居点仍然(818栋房屋)在Dnipro河的右岸，在左岸暂时占领的领土上，人口稠密。</text:p>
      <text:p text:style-name="P4">
最后一天，SES救援人员抽了24,000吨水。 从工作开始开始 - 超过15.6亿吨的572栋房屋和地下室。</text:p>
      <text:p text:style-name="P4">
已经为公民带来了47吨以上的水，从工作开始489吨水和36,000千597公斤的食物和必不可少的食物。</text:p>
      <text:p text:style-name="P4">
News Source: <text:a xlink:type="simple" xlink:href="https://armyinform.com.ua/2023/06/20/na-hersonshhyni-cherez-pidryv-kahovskoyi-ges-pidtoplenymy-zalyshayetsya-21-naselenyj-punkt/" text:style-name="Internet_20_link" text:visited-style-name="Visited_20_Internet_20_Link">
https://armyinform.com.ua/2023/06/20/na-hersonshhyni-cherez-pidryv-kahovskoyi-ges-pidtoplenymy-zalyshayetsya-21-naselenyj-punkt/</text:a>
</text:p>
      <!--NEWS-->
      <text:h text:style-name="P10" text:outline-level="1">
<text:span text:style-name="T4">
总统庆祝了158个军事奖，其中59个 - 死后</text:span>
</text:h>
      <text:p text:style-name="P4">
作者: ['АРМІЯINFORM']</text:p>
      <text:p text:style-name="P4">
时间: 2023-06-20T44:00:00-04:00</text:p>
      <text:p text:style-name="P4">
描述: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图片: ['<text:a xlink:type="simple" xlink:href="https://armyinform.com.ua/wp-content/uploads/2022/04/6_o.jpg" text:style-name="Internet_20_link" text:visited-style-name="Visited_20_Internet_20_Link">
6_o.jpg</text:a>
']</text:p>
      <text:p text:style-name="P4">
标签: ['УКАЗ ПРЕЗИДЕНТА УКРАЇНИ']</text:p>
      <text:p text:style-name="P4">
类别: News</text:p>
      <!--METADATA-->
      <text:p text:style-name="P4">
<draw:frame draw:style-name="fr1" draw:name="Image248" text:anchor-type="as-char" svg:width="6.9236in" svg:height="4.621503in" draw:z-index="0">
<draw:image xlink:href="../Images/AРМІЯINFORM/2023-06-20T44-00-00-04-00/6_o.jpg" xlink:type="simple" xlink:show="embed" xlink:actuate="onLoad" draw:mime-type="image/jpeg"/>
</draw:frame>
乌克兰Volodymyr Zelensky总裁庆祝了乌克兰的州奖。</text:p>
      <text:p text:style-name="P4">
这在[法令336/2023]中说明(https://www.president.gov.ua/documents/3362023-47073)，由总统办公室网站发布。</text:p>
      <text:p text:style-name="P4">
该奖项获得了“以个人勇气为荣，在保护乌克兰的国家差异和领土完整，无私的军事义务中揭示了奖项。”</text:p>
      <text:p text:style-name="P4">
<text:span text:style-name="T4">
授予Bohdan Khmelnitsky II学位的命令</text:span>
</text:p>
      <text:p text:style-name="P4">
Oleg Sergeyevich Gichko(死后) - 队长</text:p>
      <text:p text:style-name="P4">
<text:span text:style-name="T4">
授予Bohdan Khmelnitsky III学位的命令</text:span>
</text:p>
      <text:p text:style-name="P4">
Mikola Viktorovich(死后) - 队长</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Garashchuk Sergey Nikolaevich(死后) - 高级士兵</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Akimova Vasily Viktorovich(死后) - 士兵</text:p>
      <text:p text:style-name="P4">
Antonevsky Anatoly Viktorovich(死后) - 士兵</text:p>
      <text:p text:style-name="P4">
安东诺夫·马克西姆·亚历山德罗维奇 - 高级士兵</text:p>
      <text:p text:style-name="P4">
Arslanov Alexei Ildarovich-士兵</text:p>
      <text:p text:style-name="P4">
尤里·巴斯丘克(Yuri Baschuk) - 士兵</text:p>
      <text:p text:style-name="P4">
Bilyachenko Artem Petrovich(死后) - 初中中士</text:p>
      <text:p text:style-name="P4">
布钦斯基·谢尔盖·阿纳托利维奇 - 高级中士</text:p>
      <text:p text:style-name="P4">
Vilchinsky Pavel Nikolaevich(死后) - 高级士兵</text:p>
      <text:p text:style-name="P4">
南瓜安东·奥尔戈维奇(Anton Olegovich)(死后) - 初中中士</text:p>
      <text:p text:style-name="P4">
Gnapa Ivan Anatolyevich(死后) - 初中中士</text:p>
      <text:p text:style-name="P4">
HOMONOVA MAXIM SERGEYEVICH-士兵</text:p>
      <text:p text:style-name="P4">
Vladimir Goncharenko(死后) - 初中中士</text:p>
      <text:p text:style-name="P4">
亚历山大·贡查洛夫(死后)-Headquarters</text:p>
      <text:p text:style-name="P4">
Gorbatyuk Ruslan Alexandrovich(死后) - 中士</text:p>
      <text:p text:style-name="P4">
Gorodniuk Peter Ivanovich(死后) - 士兵</text:p>
      <text:p text:style-name="P4">
Alexei Ruslanovich Grebinichenko-高级中尉</text:p>
      <text:p text:style-name="P4">
Grechishkina Alexei Andreevich(死后) - 士兵</text:p>
      <text:p text:style-name="P4">
Gritsenko Gennady Borisovich-中士</text:p>
      <text:p text:style-name="P4">
Demidenko Vadim Mikhailovich(死后) - 高级士兵</text:p>
      <text:p text:style-name="P4">
Denysyuk Valery Vladimirovich-上尉</text:p>
      <text:p text:style-name="P4">
Yevtushka Igor Nikolaevich(死后) - 士兵</text:p>
      <text:p text:style-name="P4">
Oleksiy Stanislavovich-高级士兵</text:p>
      <text:p text:style-name="P4">
Crane Sergiy Yurievich(死后) - 高级士兵</text:p>
      <text:p text:style-name="P4">
Zakharchuk Alexander Yurievich(死后) - 高级中士</text:p>
      <text:p text:style-name="P4">
Zubenko Pavel Valeryevich(死后) - 士兵</text:p>
      <text:p text:style-name="P4">
Kabanets Yuri Ivanovich(死后) - 士兵</text:p>
      <text:p text:style-name="P4">
Kalinsky Edward Nikolaevich(死后) - 高级中士</text:p>
      <text:p text:style-name="P4">
亚历山大·卡尔丘茨基 - 中士</text:p>
      <text:p text:style-name="P4">
Kapralenko Vitaliy Vladimirovich-士兵</text:p>
      <text:p text:style-name="P4">
Nikita Alexandrovich Kiryanova-士兵Kovalchuk Dmitry Leonidovich(死后) - 士兵</text:p>
      <text:p text:style-name="P4">
尤里·科瓦克(Yuri Kovalchuk)(死后) - 士兵</text:p>
      <text:p text:style-name="P4">
Kovin Stanislav Nikolaevich-士兵</text:p>
      <text:p text:style-name="P4">
Kovnira Andriy Sergeyevich-士兵</text:p>
      <text:p text:style-name="P4">
Korobovik Sergey Alekseevich(死后) - 初中中士</text:p>
      <text:p text:style-name="P4">
国王Fyodor Grigorovich(死后)-Headquarters</text:p>
      <text:p text:style-name="P4">
Korchmlyuk Oleg Olegovich(死后) - 士兵</text:p>
      <text:p text:style-name="P4">
Kostenko Andrei Nikolaevich-士兵</text:p>
      <text:p text:style-name="P4">
Kotyuk Alexei Alexandrovich(死后) - 高级士兵</text:p>
      <text:p text:style-name="P4">
Kubatsky Igor Yaroslavovich(死后) - 士兵</text:p>
      <text:p text:style-name="P4">
亚历山大·库奇(Alexander Kuch)(死后) - 初中中士</text:p>
      <text:p text:style-name="P4">
Leontiev Grigory Anatolyevich(死后)-Headquarters</text:p>
      <text:p text:style-name="P4">
利曼尼古拉·伊万诺维奇(死后) - 初中中士</text:p>
      <text:p text:style-name="P4">
Litvinenko Vitaliy Alexandrovich-初中中士</text:p>
      <text:p text:style-name="P4">
Loputsk Yevgeny Nikolaevich(死后) - 士兵</text:p>
      <text:p text:style-name="P4">
亚历山大·洛斯瓦瓦 - 士兵</text:p>
      <text:p text:style-name="P4">
Lukianiv Ivan Vasilyevich-初中中士</text:p>
      <text:p text:style-name="P4">
Lyubitsky Alexander Nikolaevich-初中中士</text:p>
      <text:p text:style-name="P4">
Lyudichenko Alexander Vladimirovich(死后) - 初中中士</text:p>
      <text:p text:style-name="P4">
Marinina Viktor Petrovich(死后) - 高级士兵</text:p>
      <text:p text:style-name="P4">
Martyniuk Alexander Anatoliyovych(死后) - 高级士兵</text:p>
      <text:p text:style-name="P4">
伊万·彼得罗维奇·梅多科夫(Ivan Petrovich Medukov) - 士兵</text:p>
      <text:p text:style-name="P4">
Mosiychuk Sergey Vasilyevich(死后) - 高级士兵</text:p>
      <text:p text:style-name="P4">
Mukharovsky Alexander Borisovich(死后) - 士兵</text:p>
      <text:p text:style-name="P4">
Myasnikov Eugene Ivanovich-高级中士</text:p>
      <text:p text:style-name="P4">
Oliynyk Anatoly Alexandrovich-高级士兵</text:p>
      <text:p text:style-name="P4">
弗拉基米尔·帕维茨基(死后) - 高级士兵</text:p>
      <text:p text:style-name="P4">
Pilkevich Sergey Pavlovich(死后) - 酋长</text:p>
      <text:p text:style-name="P4">
Denis Anatoliyovych(死后) - 士兵</text:p>
      <text:p text:style-name="P4">
Egor Sergeyevich-中士</text:p>
      <text:p text:style-name="P4">
安德烈·瓦西利维奇(Andrei Vasilyevich)的长老(死后) - 中士</text:p>
      <text:p text:style-name="P4">
接收者Mykola Viktorovich(死后) - 高级中士</text:p>
      <text:p text:style-name="P4">
Sergei Viktorovich Prikhodko(死后) - 高级士兵</text:p>
      <text:p text:style-name="P4">
回收Vadim Anatoliyovych(死后) - 士兵</text:p>
      <text:p text:style-name="P4">
Romanenko Nicholas Ivanovich-高级中士</text:p>
      <text:p text:style-name="P4">
Sergienko Alexander Anatolyevich(死后) - 高级士兵</text:p>
      <text:p text:style-name="P4">
亚历山大·塞尔迪克(Alexander Serdyuk)(死后) - 士兵</text:p>
      <text:p text:style-name="P4">
Smirny Alexei Alekseevich-士兵</text:p>
      <text:p text:style-name="P4">
Snutka Vadim Valeryevich(死后) - 初中中士</text:p>
      <text:p text:style-name="P4">
Storokuk Edward Ruslanovich(死后) - 高级士兵</text:p>
      <text:p text:style-name="P4">
德米特里·伊万诺维奇(Dmitry Ivanovich)的teture-中尉</text:p>
      <text:p text:style-name="P4">
Trenkovsky Ruslan Vladimirovich-士兵</text:p>
      <text:p text:style-name="P4">
Oleg Nikolaevich Trohimenko(死后) - 士兵</text:p>
      <text:p text:style-name="P4">
Furman Vitaliy Pavlovich(死后) - 初中中士</text:p>
      <text:p text:style-name="P4">
Khomchenko Sergey Vladimirovich(死后) - 高级士兵Vladimir Tsinovsky Valentinovich(死后) - 士兵</text:p>
      <text:p text:style-name="P4">
Sergey Alexandrovich Chaplin(死后) - 士兵</text:p>
      <text:p text:style-name="P4">
Yatsenko Alexander Viktorovich(死后) - 士兵</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Alexandrov Sergey Leonidovich-士兵</text:p>
      <text:p text:style-name="P4">
Yuri Nikolaevich Bedareva(死后) - 高级士兵</text:p>
      <text:p text:style-name="P4">
亚历山大·博姆卡总部句子</text:p>
      <text:p text:style-name="P4">
亚历山大·丹森科(Alexander Denysenko) - 高级士兵</text:p>
      <text:p text:style-name="P4">
Vasily Igorovich Oak-初级中尉</text:p>
      <text:p text:style-name="P4">
Eusu Sergei Leonidovich-中士</text:p>
      <text:p text:style-name="P4">
Zheleznyak Ivan Viktorovich-中士</text:p>
      <text:p text:style-name="P4">
塔拉斯·彼得罗维奇(Taras Petrovich) - 初中中士</text:p>
      <text:p text:style-name="P4">
Kostyuk vladislav vladimirovich(死后) - 士兵</text:p>
      <text:p text:style-name="P4">
Sergei Vasilyevich Kucheruka-士兵</text:p>
      <text:p text:style-name="P4">
Maltseva Alexander Viktorovich-士兵</text:p>
      <text:p text:style-name="P4">
Valentin Oyvych Anatoliyevich-中士</text:p>
      <text:p text:style-name="P4">
Olkhovsky Dmitry Yevgenyevich-士兵</text:p>
      <text:p text:style-name="P4">
尼古拉·帕滕卡总部</text:p>
      <text:p text:style-name="P4">
Andrei Anatolyevich Pisalovets-高级士兵</text:p>
      <text:p text:style-name="P4">
Prokopenko Andrei Valeryevich-中尉</text:p>
      <text:p text:style-name="P4">
Sergei Sergiyevich-士兵</text:p>
      <text:p text:style-name="P4">
Silence Sergei Kazimirovich是一名初中中士</text:p>
      <text:p text:style-name="P4">
Tilin Konstantin Nikolaevich-士兵</text:p>
      <text:p text:style-name="P4">
Filippova Andrei Sergiyevich-士兵</text:p>
      <text:p text:style-name="P4">
Kryshcha Nazariy Grigorovich-上尉</text:p>
      <text:p text:style-name="P4">
Mikhail Mikhailovich Chervonovsky-高级士兵</text:p>
      <text:p text:style-name="P4">
Sergey Viktorovich是一名士兵</text:p>
      <text:p text:style-name="P4">
Yarmolyuk Oleksandr Alexandrovich(死后) - 高级中尉</text:p>
      <text:p text:style-name="P4">
<text:span text:style-name="T4">
奖励奖牌</text:span>
 <text:span text:style-name="T4">
“ </text:span>
 <text:span text:style-name="T4">
 </text:span>
祖国的后卫<text:span text:style-name="T4">
 </text:span>
 <text:span text:style-name="T4">
 </text:span>
 <text:span text:style-name="T4">
 </text:span>
</text:p>
      <text:p text:style-name="P4">
Bespalov Andriy Oleksiyovych-中士</text:p>
      <text:p text:style-name="P4">
Bondarenko Sergey Vladimirovich-士兵</text:p>
      <text:p text:style-name="P4">
Borik Nikolai Ivanovich-首席中士</text:p>
      <text:p text:style-name="P4">
Butenko Oleg Yurievich总部</text:p>
      <text:p text:style-name="P4">
Vasylchenko Oleg Viktorovich-高级士兵</text:p>
      <text:p text:style-name="P4">
Vashchenko Dmitry Nikolaevich-士兵</text:p>
      <text:p text:style-name="P4">
伟大的谢尔盖·伊万诺维奇 - 士兵</text:p>
      <text:p text:style-name="P4">
Galushka Alexander Sergeyevich-初中中士</text:p>
      <text:p text:style-name="P4">
Gladyshev Igor Nikolaevich-中士</text:p>
      <text:p text:style-name="P4">
Glushka Yevgeny Vladimirovich-高级士兵</text:p>
      <text:p text:style-name="P4">
Gonchar Yevgeny Ivanovich-士兵</text:p>
      <text:p text:style-name="P4">
Andrei Vladimirovich Gromenko-士兵</text:p>
      <text:p text:style-name="P4">
Maxim Nikolaevich-高级水手</text:p>
      <text:p text:style-name="P4">
Victor Ivanovich Dobrovolsky-士兵</text:p>
      <text:p text:style-name="P4">
伊万·奥莱戈维奇(Ivan Olegovich)的多尔吉克(Dolgikh)是3级队长</text:p>
      <text:p text:style-name="P4">
Donchenko Ivan Ivanovich-士兵</text:p>
      <text:p text:style-name="P4">
Jasmbina Jasulan-士兵</text:p>
      <text:p text:style-name="P4">
Zakharova Taras Vladimirovich-士兵</text:p>
      <text:p text:style-name="P4">
亚历山大·科布泽瓦(Alexander Kobzeva) - 初中中士</text:p>
      <text:p text:style-name="P4">
Vitaliy Kobtsev-初中中士</text:p>
      <text:p text:style-name="P4">
Alexei Anatolyevich Kolomiyts-高级士兵</text:p>
      <text:p text:style-name="P4">
Krulikovsky Viktor Olegovich-士兵</text:p>
      <text:p text:style-name="P4">
Kulachinsky Alexander Pavlovich-中士</text:p>
      <text:p text:style-name="P4">
Litvinenko Sergey Alexandrovich-初中中士Lukinov Sergey Nikolaevich-士兵</text:p>
      <text:p text:style-name="P4">
Lukyanenko Yevgeny Olegovich-士兵</text:p>
      <text:p text:style-name="P4">
Mammeev Kurban Aidenbkovich-士兵</text:p>
      <text:p text:style-name="P4">
Okhrimenko Andriy Vasilyevich-中士</text:p>
      <text:p text:style-name="P4">
Pinigina Sergey Alexandrovich-高级士兵</text:p>
      <text:p text:style-name="P4">
Vladislav Peschansky Vitaliyovich-高级士兵</text:p>
      <text:p text:style-name="P4">
Profatilov Andriy Vladimirovich-高级士兵</text:p>
      <text:p text:style-name="P4">
Pyadik Andrei Vladimirovich-初中中士</text:p>
      <text:p text:style-name="P4">
Symonenko Dmitry Borisovich-士兵</text:p>
      <text:p text:style-name="P4">
Demian Ivanovich Syiba-高级士兵</text:p>
      <text:p text:style-name="P4">
Skorik Alexei Alexandrovich-初中中士</text:p>
      <text:p text:style-name="P4">
Sosnovsky Dmitry Vladimirovich-首席中士</text:p>
      <text:p text:style-name="P4">
Sergiy Igorevich Tang-士兵</text:p>
      <text:p text:style-name="P4">
弗拉基米尔·塔拉巴卡(Vladimir Tarabanka) - 士兵</text:p>
      <text:p text:style-name="P4">
塔西亚·瓦莱里·斯坦尼斯拉瓦维奇 - 士兵</text:p>
      <text:p text:style-name="P4">
Tereshchenko Sergey Alexandrovich-初中中士</text:p>
      <text:p text:style-name="P4">
Tyurina Artem Vitaliyevich-高级中尉</text:p>
      <text:p text:style-name="P4">
Faly Maxim Alexandrovich是首席执行官</text:p>
      <text:p text:style-name="P4">
Shapoval Leonid Vladimirovich-士兵</text:p>
      <text:p text:style-name="P4">
Schwanova Anatoly Nikolaevich-首席中士</text:p>
      <text:p text:style-name="P4">
Dmitry Yavorsky-初中中士</text:p>
      <text:p text:style-name="P4">
Yakimovich Oleg Viktorovich-士兵</text:p>
      <text:p text:style-name="P4">
<text:span text:style-name="T4">
奖励奖牌</text:span>
 <text:span text:style-name="T4">
“ </text:span>
 <text:span text:style-name="T4">
为了挽救生命</text:span>
 <text:span text:style-name="T4">
 </text:span>
” **</text:p>
      <text:p text:style-name="P4">
Samarets Yuri Vladimirovich-士兵</text:p>
      <text:p text:style-name="P4">
Sukhareva Mikhail Vladimirovich-士兵</text:p>
      <text:p text:style-name="P4">
Taranchenko Yevgeny Sergiyevna-士兵</text:p>
      <text:p text:style-name="P4">
Tymoshenko Nikolai Igorevich是一名高级士兵。</text:p>
      <text:p text:style-name="P4">
News Source: <text:a xlink:type="simple" xlink:href="https://armyinform.com.ua/2023/06/20/prezydent-vidznachyv-derzhavnymy-nagorodamy-158-vijskovyh-59-z-nyh-posmertno/" text:style-name="Internet_20_link" text:visited-style-name="Visited_20_Internet_20_Link">
https://armyinform.com.ua/2023/06/20/prezydent-vidznachyv-derzhavnymy-nagorodamy-158-vijskovyh-59-z-nyh-posmertno/</text:a>
</text:p>
      <!--NEWS-->
      <text:h text:style-name="P10" text:outline-level="1">
<text:span text:style-name="T4">
到了晚上，俄罗斯联邦与非托管航空公司的军队在切尼希夫地区的边界开火</text:span>
</text:h>
      <text:p text:style-name="P4">
作者: ['АРМІЯINFORM']</text:p>
      <text:p text:style-name="P4">
时间: 2023-06-20T46:00:00-04:00</text:p>
      <text:p text:style-name="P4">
描述: Vnochi 20蠕虫-Osiyski Pupt Pay -In -Tsyskovas在Primensidnnas中被庇护...与乌克兰2022年的战争，与乌克兰的最新新闻战争，与乌克兰2022年的新闻战争，乌克兰与俄罗斯的新闻战争，以及2022年2022年与乌克兰战争时他们会说，是否会在不久的将来与乌克兰进行战争，他们说，与乌克兰的战争，今天的乌克兰新闻，乌克兰的新闻，乌克兰的新闻</text:p>
      <text:p text:style-name="P4">
图片: ['<text:a xlink:type="simple" xlink:href="https://armyinform.com.ua/wp-content/uploads/2023/06/aviaudar-1.jpg" text:style-name="Internet_20_link" text:visited-style-name="Visited_20_Internet_20_Link">
aviaudar-1.jpg</text:a>
']</text:p>
      <text:p text:style-name="P4">
标签: ['АГРЕСІЯ РФ', 'ВТОРГНЕННЯ РФ', 'ОБСТРІЛИ ПРИКОРДОННЯ', 'ОК «ПІВНІЧ»', 'ХАРКІВСЬКИЙ ТРИБУНАЛ']</text:p>
      <text:p text:style-name="P4">
类别: News</text:p>
      <!--METADATA-->
      <text:p text:style-name="P4">
<draw:frame draw:style-name="fr1" draw:name="Image249" text:anchor-type="as-char" svg:width="6.9236in" svg:height="3.894525in" draw:z-index="0">
<draw:image xlink:href="../Images/AРМІЯINFORM/2023-06-20T46-00-00-04-00/aviaudar-1.jpg" xlink:type="simple" xlink:show="embed" xlink:actuate="onLoad" draw:mime-type="image/jpeg"/>
</draw:frame>
说明性照片</text:p>
      <text:p text:style-name="P4">
6月20日晚上，俄罗斯占领军再次向切尔尼希夫和苏米地区的边界开火。 敌人施加了纳尔(不受管理的航空导弹).</text:p>
      <text:p text:style-name="P4">
Про це <text:a xlink:type="simple" xlink:href="https://t.me/ok_pivnich1/3340" text:style-name="Internet_20_link" text:visited-style-name="Visited_20_Internet_20_Link">
повідомляє</text:a>
操作命令“北”。</text:p>
      <text:p text:style-name="P4">
在切尔尼希夫地区：</text:p>
      <text:p text:style-name="P4">
<text:span text:style-name="T5">
从00:55到01:00，有2个教区，大概是来自Galaganivka定居点的120毫米迫击炮。 </text:span>
大约在08:51大约记录了教区，现在可能是在Yangulivka定居点地区的螺丝中释放的； *从08:50到08:55 5教区已记录，可能现在是从勒奥尼夫卡(Leonivka)定居点区域的螺钉中释放出来的。</text:p>
      <text:p text:style-name="P4">
没有关于当地群体损失或对平民基础设施损失的信息。</text:p>
      <text:p text:style-name="P4">
从04:25到04:35的Sumy地区，在Rozhkovichi定居点地区，有9个教区，可能是120 mmminomet。 没有关于当地人口损失或对平民基础设施损害的信息。</text:p>
      <text:p text:style-name="P4">
News Source: <text:a xlink:type="simple" xlink:href="https://armyinform.com.ua/2023/06/20/vnochi-armiya-rf-nekerovanymy-aviaraketamy-obstrilyala-prykordonnya-chernigivshhyny/" text:style-name="Internet_20_link" text:visited-style-name="Visited_20_Internet_20_Link">
https://armyinform.com.ua/2023/06/20/vnochi-armiya-rf-nekerovanymy-aviaraketamy-obstrilyala-prykordonnya-chernigivshhyny/</text:a>
</text:p>
      <!--NEWS-->
      <text:h text:style-name="P10" text:outline-level="1">
<text:span text:style-name="T4">
西里尔·布达塔诺夫（Cyril Budanov）关于他的死：Zaluzhny，I，Bandera，Petliura-</text:span>
</text:h>
      <text:p text:style-name="P4">
作者: ['АРМІЯINFORM']</text:p>
      <text:p text:style-name="P4">
时间: 2023-06-20T48: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0230620-1.jpg" text:style-name="Internet_20_link" text:visited-style-name="Visited_20_Internet_20_Link">
20230620-1.jpg</text:a>
']</text:p>
      <text:p text:style-name="P4">
标签: ['ГУР МОУ', 'КИРИЛО БУДАНОВ', 'РОСФЕЙКИ']</text:p>
      <text:p text:style-name="P4">
类别: News</text:p>
      <!--METADATA-->
      <text:p text:style-name="P4">
<draw:frame draw:style-name="fr1" draw:name="Image250" text:anchor-type="as-char" svg:width="6.9236in" svg:height="3.894525in" draw:z-index="0">
<draw:image xlink:href="../Images/AРМІЯINFORM/2023-06-20T48-00-00-04-00/20230620-1.jpg" xlink:type="simple" xlink:show="embed" xlink:actuate="onLoad" draw:mime-type="image/jpeg"/>
</draw:frame>
乌克兰国防部少校基里尔·布达班诺夫(Kirill Budanov)国防部情报部主要局长嘲笑俄罗斯宣传假货，说明了他的“死亡/伤害/对谁”。</text:p>
      <text:p text:style-name="P4">
关于它<text:a xlink:type="simple" xlink:href="https://gur.gov.ua/content/zaluzhnyi-budanov-bandera-petliura-mazepa-spetszahin-bezsmertnykh-dlia-koshmarinhu-rosiiskykh-zaharbnykiv.html" text:style-name="Internet_20_link" text:visited-style-name="Visited_20_Internet_20_Link">
报告</text:a>
乌克兰国防部情报局主要局。</text:p>
      <text:p text:style-name="P4">
“正在乌克兰建立了不朽指挥官的特殊支队-Valery Zaluzhny，I，Stepan Bandera，Simon Petliura，Ivan Mazepa。 它将在半夜脱离俄罗斯居民的梦想，这些俄罗斯居民曾抓住乌克兰和他们的噩梦。</text:p>
      <text:p text:style-name="P4">
西里尔·布达塔诺夫(Cyril Budanov)说，乌克兰“不朽的特殊战争”保证了为俄罗斯人及其宣传者创造紧张，歇斯底里的工作状况。</text:p>
      <text:p text:style-name="P4">
News Source: <text:a xlink:type="simple" xlink:href="https://armyinform.com.ua/2023/06/20/kyrylo-budanov-shhodo-svoyeyi-zagybeli-zaluzhnyj-ya-bandera-petlyura-%e2%80%95-speczzagin-bezsmertnyh-dlya-koshmaringu-okupantiv/" text:style-name="Internet_20_link" text:visited-style-name="Visited_20_Internet_20_Link">
https://armyinform.com.ua/2023/06/20/kyrylo-budanov-shhodo-svoyeyi-zagybeli-zaluzhnyj-ya-bandera-petlyura-%e2%80%95-speczzagin-bezsmertnyh-dlya-koshmaringu-okupantiv/</text:a>
</text:p>
      <!--NEWS-->
      <text:h text:style-name="P10" text:outline-level="1">
<text:span text:style-name="T4">
乌克兰和联合国将创建一个社区恢复基金-Kubrakov</text:span>
</text:h>
      <text:p text:style-name="P4">
作者: Ukrinform (Person)</text:p>
      <text:p text:style-name="P4">
出版商: Укринформ (Organization)</text:p>
      <text:p text:style-name="P4">
出版时间: 2023-06-20T4:22:39+03:00</text:p>
      <text:p text:style-name="P4">
修改时间: 2023-06-20T22:22:39+03:00</text:p>
      <text:p text:style-name="P4">
描述: 在乌克兰恢复会议的前夕，重建乌克兰社区和基础设施发展局长Oleksandr Kubrakov和联合国系统协调员Deniz Brown讨论了实施乌克兰乌克兰恢复的联合方法。  - 乌克林。</text:p>
      <text:p text:style-name="P4">
图片: ['<text:a xlink:type="simple" xlink:href="https://static.ukrinform.com/photos/2022_09/thumb_files/630_360_1662630719-817.jpg" text:style-name="Internet_20_link" text:visited-style-name="Visited_20_Internet_20_Link">
630_360_16626...</text:a>
']</text:p>
      <text:p text:style-name="P4">
标签: ['ООН', 'Україна', 'Олександр Кубраков']</text:p>
      <text:p text:style-name="P4">
类型: Article</text:p>
      <!--METADATA-->
      <text:p text:style-name="P4">
<draw:frame draw:style-name="fr1" draw:name="Image251" text:anchor-type="as-char" svg:width="6.9236in" svg:height="3.956343in" draw:z-index="0">
<draw:image xlink:href="../Images/yкринформ/2023-06-20T4-22-39-03-00/630_360_1662630719-817.jpg" xlink:type="simple" xlink:show="embed" xlink:actuate="onLoad" draw:mime-type="image/jpeg"/>
</draw:frame>
在乌克兰会议前夕，恢复乌克兰社区和基础设施发展乌克兰少数人的副局长Oleksandr Kubrakov Oleksandr Kubrakov Tainer在乌克兰Deniz Brown在乌克兰·丹尼兹·布朗(Ukraine Deniz Brown)中讨论了对乌克兰恢复的联合方法的实施。</text:p>
      <text:p text:style-name="P4">
这被告知<text:a xlink:type="simple" xlink:href="https://www.kmu.gov.ua/news/oleksandr-kubrakov-ukraina-ta-oon-stvoriat-fond-vidnovlennia-hromad" text:style-name="Internet_20_link" text:visited-style-name="Visited_20_Internet_20_Link">
政府门户</text:a>
，报道乌克林福姆。</text:p>
      <text:p text:style-name="P4">
“它设想建立社区恢复基金，这是下午长期重建和社区抵抗的关键一步。 它的优先事项将是续签住房，批判性，社会基础设施，以及人道主义的设计和对当地企业的支持。” Viceremer说。</text:p>
      <text:p text:style-name="P4">
<text:span text:style-name="T4">
另请阅读：</text:span>
 <text:a xlink:type="simple" xlink:href="https://www.ukrinform.ua/rubric-economy/3724964-kubrakov-pro-zupinku-zernovogo-koridoru-rosiani-vidkrito-sabotuut-inspekcii-suden.html" text:style-name="Internet_20_link" text:visited-style-name="Visited_20_Internet_20_Link">
<text:span text:style-name="T4">
 kubrakov </text:span>
 \  - 关于“谷物走廊”的停止：俄罗斯人被船舶检查破坏了</text:a>
值得注意的是，基金会的需求计划在未来5年内动员3亿美元，最初的起始融资将为5000万美元。</text:p>
      <text:p text:style-name="P4">
库布拉科夫说，如果不继续改革权力下放，成功的恢复是不可能的。</text:p>
      <text:p text:style-name="P4">
“我们了解到，今天，许多社区没有应对挑战的能力。 我们的任务是为加强社区提供所有必要的机构，财务和咨询支持。 为此，我们已经在建立了支持团队的区域结构，这将有助于社区应对重建的挑战。”他说。</text:p>
      <text:p text:style-name="P4">
<text:span text:style-name="T4">
另请阅读：</text:span>
 [<text:span text:style-name="T4">
 kubrakov </text:span>
敦促社区(https://www.ukrinform.ua/rubric-regions/3722719-kubrakov-zaklikae-gromadi-fiksuvati-zbitki-vid-pidrivu-kahovskoi-ges-dla-otrimanna-reparacij.html)布朗认为，联合国和乌克兰政府已经在恢复哈尔基夫的哈尔基夫和迪诺普文·伊祖姆的例子上已经显示了以社会为中心的方法的成功，中央和地方当局，联合国，联合国，联合国共同恢复基础设施受损。</text:p>
      <text:p text:style-name="P4">
值得注意的是，联合国帮助社区挖掘，拆卸破坏的后果，恢复住房，学校，医疗机构。据报道，联合国高级专员办公室帮助恢复了乌克兰不同地区的12,000所房屋，并为住房提供了近1.5万人的住房。</text:p>
      <text:p text:style-name="P4">
News Source: <text:a xlink:type="simple" xlink:href="https://www.ukrinform.ua/rubric-vidbudova/3725539-ukraina-ta-oon-stvorat-fond-vidnovlenna-gromad-kubrakov.html" text:style-name="Internet_20_link" text:visited-style-name="Visited_20_Internet_20_Link">
https://www.ukrinform.ua/rubric-vidbudova/3725539-ukraina-ta-oon-stvorat-fond-vidnovlenna-gromad-kubrakov.html</text:a>
</text:p>
      <!--NEWS-->
      <text:h text:style-name="P10" text:outline-level="1">
<text:span text:style-name="T4">
目前，SESA部队的主要任务之一是为了抽水</text:span>
</text:h>
      <text:p text:style-name="P4">
作者: ['Дмитро Чалий']</text:p>
      <text:p text:style-name="P4">
时间: 2023-06-20T50:00:00-04:00</text:p>
      <text:p text:style-name="P4">
描述: 关于在军事媒体中心罗斯尼科夫（Rosnikov），乌克兰的持有服务的Pid Hour Briff ...与乌克兰2022年的战争，与乌克兰的战争是今天的最新消息，与乌克兰2022年的新闻战是今天的最后一场新闻成为乌克兰与俄罗斯之间的战争，以及2022年与乌克兰战争时，他们会在不久的将来与乌克兰发生战争，他们说，与乌克兰的战争，今天的乌克兰新闻，乌克兰媒体的新闻，乌克兰的新闻在俄罗斯</text:p>
      <text:p text:style-name="P4">
图片: ['<text:a xlink:type="simple" xlink:href="https://armyinform.com.ua/wp-content/uploads/2023/06/photo_2023-06-20-11.05.34.jpg" text:style-name="Internet_20_link" text:visited-style-name="Visited_20_Internet_20_Link">
photo_2023-06-20-11.05.34.jpg</text:a>
']</text:p>
      <text:p text:style-name="P4">
标签: ['MILITARY MEDIA CENTER', 'ВТОРГНЕННЯ РФ', 'ДСНС', 'КАХОВСЬКА ГЕС', 'МИКОЛАЇВСЬКА ОБЛАСТЬ', 'ОЛЕКСАНДР ХОРУНЖИЙ', 'ХЕРСОНСЬКА ОБЛАСТЬ']</text:p>
      <text:p text:style-name="P4">
类别: News</text:p>
      <!--METADATA-->
      <text:p text:style-name="P4">
<draw:frame draw:style-name="fr1" draw:name="Image252" text:anchor-type="as-char" svg:width="6.9236in" svg:height="4.615733in" draw:z-index="0">
<draw:image xlink:href="../Images/AРМІЯINFORM/2023-06-20T50-00-00-04-00/photo_2023-06-20-11.05.34.jpg" xlink:type="simple" xlink:show="embed" xlink:actuate="onLoad" draw:mime-type="image/jpeg"/>
</draw:frame>
Oleksandr Khorunzhi。照片：Andriy Suvorov /陆军</text:p>
      <text:p text:style-name="P4">
在军事媒体中心的简报中，乌克兰州州政府服务处的发言人Oleksandr Khorunzh发言人。</text:p>
      <ul>
        <li>
已经采取了主要的疏散措施。 白天，SESA力量从81个地下水中抽24吨水。 亚历山大·霍伦兹(Alexander Khorunzhi)说，自工作开始以来，已经是15万吨水572座房屋。</li>
      </ul>
      <text:p text:style-name="P4">
他还补充说，有两个过滤站很好地清洁了水。 在最后一天，从工作开始就纯化了3吨水-37吨水。 此外，SESS单元正在清洁由于Kakhovka水电站爆炸而导致的褪色材料的领土。 已清除了240米的正方形领土。</text:p>
      <ul>
        <li>
自6月19日以来，我们还吸引了6个移动装置以进行水净化，这些装置位于赫尔森地区的不同定居点。 此外，米米科夫地区仍然被淹没了4个定居点。 在7位画家中，停止了6个自动井的集中式水供应和悬挂式运营，即939个订户 -  SES记者。  - 在该地区的一开始工作中，已经将近2700立方米的159户家庭抽出。 作品继续。</li>
      </ul>
      <text:p text:style-name="P4">
应该补充的是，由于灾难，在Dnipropetrovsk地区，Pokrov和Nikopol城市的工作站已停止。 结果，有35个定居点，其中14个是无与伦比的供水。 为了向人口提供水，SES单元吸引了汽车。 目前，已经带来了大约7,000吨水，其中400吨是饮用水。</text:p>
      <text:p text:style-name="P4">
<text:span text:style-name="T5">
foto：Andriy Suvorov</text:span>
</text:p>
      <text:p text:style-name="P4">
News Source: <text:a xlink:type="simple" xlink:href="https://armyinform.com.ua/2023/06/20/narazi-odne-z-osnovnyh-zavdan-syl-ta-zasobiv-dsns-cze-vidkachka-vody/" text:style-name="Internet_20_link" text:visited-style-name="Visited_20_Internet_20_Link">
https://armyinform.com.ua/2023/06/20/narazi-odne-z-osnovnyh-zavdan-syl-ta-zasobiv-dsns-cze-vidkachka-vody/</text:a>
</text:p>
      <!--NEWS-->
      <text:h text:style-name="P10" text:outline-level="1">
<text:span text:style-name="T4">
这条街在基辅重命名为纪念乌克兰英雄Andrei Verkhogdat</text:span>
</text:h>
      <text:p text:style-name="P4">
作者: ['АРМІЯINFORM']</text:p>
      <text:p text:style-name="P4">
时间: 2023-06-20T52:00:00-04:00</text:p>
      <text:p text:style-name="P4">
描述: Syogodnis，20个蠕虫，出于全国的seshovsko缘故，为了使人们着重依靠份额...乌克兰2022年是今天的最后一次，乌克兰与俄罗斯之间的战争以及2022年与乌克兰战争时，是否会在不久的将来与乌克兰发生战争，他们说，他们说，他们说，他们说，与乌克兰的战争，今天的乌克兰新闻，乌克兰媒体的乌克兰新闻在俄罗斯</text:p>
      <text:p text:style-name="P4">
图片: ['<text:a xlink:type="simple" xlink:href="https://armyinform.com.ua/wp-content/uploads/2023/06/290003331_344691164501799_336827794001633274_n-1200x630-c-1_0.jpg" text:style-name="Internet_20_link" text:visited-style-name="Visited_20_Internet_20_Link">
290003331_344691164501799_336827794001633274_n-1200x630-c-1_0.jpg</text:a>
']</text:p>
      <text:p text:style-name="P4">
标签: ['АНДРІЙ ВЕРХОГЛЯД', 'ГЕРОЙ УКРАЇНИ', 'КИЇВ', 'ПЕРЕЙМЕНУВАННЯ ВУЛИЦЬ']</text:p>
      <text:p text:style-name="P4">
类别: News</text:p>
      <!--METADATA-->
      <text:p text:style-name="P4">
<draw:frame draw:style-name="fr1" draw:name="Image253" text:anchor-type="as-char" svg:width="6.9236in" svg:height="3.63489in" draw:z-index="0">
<draw:image xlink:href="../Images/AРМІЯINFORM/2023-06-20T52-00-00-04-00/290003331_344691164501799_336827794001633274_n-1200x630-c-1_0.jpg" xlink:type="simple" xlink:show="embed" xlink:actuate="onLoad" draw:mime-type="image/jpeg"/>
</draw:frame>
今天，6月20日，在基辅市议会第二届会议的全体会议上，有68位代表们投票决定在Mikhail Dragomyrov的Pechersk地区重命名，以纪念(呼号“左”).</text:p>
      <text:p text:style-name="P4">
Про це <text:a xlink:type="simple" xlink:href="https://kmr.gov.ua/uk/content/vulycyu-myhayla-dragomyrova-pereymenovano-na-chest-viyskovosluzhbovcya-geroya-ukrayiny" text:style-name="Internet_20_link" text:visited-style-name="Visited_20_Internet_20_Link">
повідомляє</text:a>
市议会的媒体服务。</text:p>
      <text:p text:style-name="P4">
据副市长 - 基辅市拉德沃洛迪尔·邦德伦科(Kyiv City Radvolodir Bondarenko)的秘书称，首都的物品应被命名为与乌克兰，我们的历史，英雄和著名人物有关的名称。 绝对有必要摆脱苏联和俄罗斯施加的所有名称。</text:p>
      <text:p text:style-name="P4">
“是正义的时间。 他们与居民一起选择了我们英雄的大都市名称。 基辅人民对重命名米哈伊尔·德拉霍米罗夫(Mikhail Drahomirov)的受害者的命名为16,682票，以纪念死去的乌克兰军人，上校，上校，一个单独的机械旅的司令，以黑人为名，乌克兰·安德里亚·韦尔科达(Vladimirbondarenko)的乌克兰英雄，乌克兰的英雄，乌克兰的英雄。</text:p>
      <text:p text:style-name="P4">
自2022年大规模入侵开始以来，乌克兰的英雄安德里·维尔维奇(Andriyverchmay)为对波里斯皮尔(Boryspil)和布罗瓦(Brovary)城市的方法辩护。 一年前，222022年6月27岁<text:a xlink:type="simple" xlink:href="https://armyinform.com.ua/2022/06/23/zagynuv-legendarnyj-kombat-andrij-verhoglyad/" text:style-name="Internet_20_link" text:visited-style-name="Visited_20_Internet_20_Link">
死亡</text:a>
在与俄罗斯武装分子的战斗中。</text:p>
      <text:p text:style-name="P4">
News Source: <text:a xlink:type="simple" xlink:href="https://armyinform.com.ua/2023/06/20/u-kyyevi-perejmenuvaly-vulyczyu-na-chest-geroya-ukrayiny-andriya-verhoglyada/" text:style-name="Internet_20_link" text:visited-style-name="Visited_20_Internet_20_Link">
https://armyinform.com.ua/2023/06/20/u-kyyevi-perejmenuvaly-vulyczyu-na-chest-geroya-ukrayiny-andriya-verhoglyada/</text:a>
</text:p>
      <!--NEWS-->
      <text:h text:style-name="P10" text:outline-level="1">
<text:span text:style-name="T4">
人们回到水离开的领土。 他们应该提防-SES的建议</text:span>
</text:h>
      <text:p text:style-name="P4">
作者: ['Володимир Поліщук']</text:p>
      <text:p text:style-name="P4">
时间: 2023-06-20T54:00:00-04:00</text:p>
      <text:p text:style-name="P4">
描述: 基本的evakuaciyin和Rosiysky恐怖分子袭击……与乌克兰2022年的战争，与乌克兰与乌克兰的最新新闻，今天与乌克兰2022年的新闻战争，今天将在今天最后一次与乌克兰的战争，将在乌克兰和俄罗斯和俄罗斯，俄罗斯和俄罗斯和俄罗斯与俄罗斯与俄罗斯与乌克兰之间的战争，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6/photo_2023-06-20_12-23-06.jpg" text:style-name="Internet_20_link" text:visited-style-name="Visited_20_Internet_20_Link">
photo_2023-06-20_12-23-06.jpg</text:a>
']</text:p>
      <text:p text:style-name="P4">
标签: ['КАХОВСЬКА ГЕС', 'ОЛЕКСАНДР ХОРУНЖИЙ']</text:p>
      <text:p text:style-name="P4">
类别: News</text:p>
      <!--METADATA-->
      <text:p text:style-name="P4">
<draw:frame draw:style-name="fr1" draw:name="Image254" text:anchor-type="as-char" svg:width="6.9236in" svg:height="4.390716in" draw:z-index="0">
<draw:image xlink:href="../Images/AРМІЯINFORM/2023-06-20T54-00-00-04-00/photo_2023-06-20_12-23-06.jpg" xlink:type="simple" xlink:show="embed" xlink:actuate="onLoad" draw:mime-type="image/jpeg"/>
</draw:frame>
生态灾难的卡科夫卡水力发电站的俄罗斯塔拉特地区的主要撤离措施已经完成。 此外，人们可能会开始返回家园。</text:p>
      <text:p text:style-name="P4">
关于这在军事媒体中心的简报中<text:a xlink:type="simple" xlink:href="https://www.youtube.com/watch" text:style-name="Internet_20_link" text:visited-style-name="Visited_20_Internet_20_Link">
报告</text:a>
乌克兰国家服务部的发言人亚历山大·霍伦兹(Alexander Khorunzh)。</text:p>
      <text:p text:style-name="P4">
他还给了这样的公民有用的建议，以免成为洪水的受害者：</text:p>
      <text:p text:style-name="P4">
<text:span text:style-name="T5">
许多爆炸物，地雷，贝壳可能是泥泞的。 如果您看到一个可疑的物体 - 不要触摸它，而是急剧报告SES，国防军，国家警察或地方当局的发现； </text:span>
如果您进入那里之前已经淹没了房屋，请确保不会受到阻塞的威胁，没有危险的碎片，破碎的玻璃。 干燥被洪的地下室； <text:span text:style-name="T5">
直到房屋完全排干后，请勿使用电力； </text:span>
请勿洗澡甚至接近水体 - 水库和海滩； <text:span text:style-name="T5">
只用密封包装喝水； </text:span>
不要食用食物，甚至罐装食物，如果它们被水淹没了； <text:span text:style-name="T5">
消毒在水下的所有衣服和财产； </text:span>
所有这些安全措施都应为儿童讲述。</text:p>
      <text:p text:style-name="P4">
News Source: <text:a xlink:type="simple" xlink:href="https://armyinform.com.ua/2023/06/20/lyudy-povertayutsya-na-terytoriyi-zvidky-vidijshla-voda-chogo-yim-slid-osterigatysya-porady-dsns/" text:style-name="Internet_20_link" text:visited-style-name="Visited_20_Internet_20_Link">
https://armyinform.com.ua/2023/06/20/lyudy-povertayutsya-na-terytoriyi-zvidky-vidijshla-voda-chogo-yim-slid-osterigatysya-porady-dsns/</text:a>
</text:p>
      <!--NEWS-->
      <text:h text:style-name="P10" text:outline-level="1">
<text:span text:style-name="T4">
助理退伍军人研究所正在乌克兰引入</text:span>
</text:h>
      <text:p text:style-name="P4">
作者: ['АРМІЯINFORM']</text:p>
      <text:p text:style-name="P4">
时间: 2023-06-20T56:00:00-04:00</text:p>
      <text:p text:style-name="P4">
描述: z 1 vetaran信的lipnya直觉与lvivsky，vinnitziy，dnipropetrovskiy ...与乌克兰2022年的战争，与乌克兰的最新新闻，今天与乌克兰2022年与乌克兰战争的战争，今天与乌克兰的战争持续了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depositphotos_227043390_s-e1660907540234.jpg" text:style-name="Internet_20_link" text:visited-style-name="Visited_20_Internet_20_Link">
depositphotos_227043390_s-e1660907540234.jpg</text:a>
']</text:p>
      <text:p text:style-name="P4">
标签: ['ІНСТИТУТ ПОМІЧНИКА ВЕТЕРАНА', 'МІНВЕТЕРАНІВ']</text:p>
      <text:p text:style-name="P4">
类别: News</text:p>
      <!--METADATA-->
      <text:p text:style-name="P4">
<draw:frame draw:style-name="fr1" draw:name="Image255" text:anchor-type="as-char" svg:width="6.9236in" svg:height="3.956343in" draw:z-index="0">
<draw:image xlink:href="../Images/AРМІЯINFORM/2023-06-20T56-00-00-04-00/depositphotos_227043390_s-e1660907540234.jpg" xlink:type="simple" xlink:show="embed" xlink:actuate="onLoad" draw:mime-type="image/jpeg"/>
</draw:frame>
从7月1日起，资深助理研究所将在LVIV，Vinnytsia，Dnipropetrovsk和Mykolaiv地区开始。 乌克兰部长的相关项目“在6月19日的一次政府会议上，通过了从兵役到公民生活的过渡系统实施实验项目，以实施实验项目实施实验项目。</text:p>
      <text:p text:style-name="P4">
关于它<text:a xlink:type="simple" xlink:href="https://mva.gov.ua/ua/news/uryad-dav-start-pilotnomu-proyektu-minveteraniv-shchodo-zaprovadzhennya-v-ukrayini-institutu-pomichnika-veterana" text:style-name="Internet_20_link" text:visited-style-name="Visited_20_Internet_20_Link">
报告</text:a>
退伍军人部。</text:p>
      <text:p text:style-name="P4">
乌克兰乌克兰职能的资深助理的项目正在运作“里文 - 里凡得”，助手的职责包括从兵役过渡到公民生活的退伍军人及其家人的个人专业支持。</text:p>
      <text:p text:style-name="P4">
未来的老将助理将在纳巴齐定义的高等教育机构的退伍军人发展中做好准备。 在与教育部的合作伙伴关系中，制定了专业培训计划，以培训专家，以支持退伍军人及其家庭成员。</text:p>
      <text:p text:style-name="P4">
“这是关于协调或指导，对我们的捍卫者和捍卫者获得证书的协助，在何处以及如何进行高级培训计划中的帮助，或者例如确认可用技能的流量，在哪里工作以及许多其他服务退伍军人将发生 - 应由该助手支持和支持。 它将以社区中一定数量的退伍军人作出回应。” 12月Yulialaputin部负责人说。</text:p>
      <text:p text:style-name="P4">
对退伍军人助理的候选人的要求：应该是乌克兰的公民，他们会说乌克兰人，其教育不低于初级单身汉。 尿道 - 将表现出如此愿望的退伍军人和退伍军人以及堕落士兵的家庭和家庭。</text:p>
      <text:p text:style-name="P4">
资深助理研究所的融资是以国家预算，地方预算和牺牲发展合作伙伴为代价的。</text:p>
      <text:p text:style-name="P4">
News Source: <text:a xlink:type="simple" xlink:href="https://armyinform.com.ua/2023/06/20/v-ukrayini-zaprovadzhuyetsya-instytut-pomichnyka-veterana/" text:style-name="Internet_20_link" text:visited-style-name="Visited_20_Internet_20_Link">
https://armyinform.com.ua/2023/06/20/v-ukrayini-zaprovadzhuyetsya-instytut-pomichnyka-veterana/</text:a>
</text:p>
      <!--NEWS-->
      <text:h text:style-name="P10" text:outline-level="1">
<text:span text:style-name="T4">
我们的防守者很难移动，因为敌人挥舞着所有的力量来阻止进攻 - 安娜·马利亚</text:span>
</text:h>
      <text:p text:style-name="P4">
作者: ['АРМІЯINFORM']</text:p>
      <text:p text:style-name="P4">
时间: 2023-06-20T57:00:00-04:00</text:p>
      <text:p text:style-name="P4">
描述: 关于TS，乌克兰国防部的代祷者在她的电报中写道。 “敌人不是……与乌克兰2022年的战争，与乌克兰的战争是今天的最新消息，与乌克兰2022年的新闻战是今天的最后一场，乌克兰和俄罗斯之间的战争是否会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6/malyar-1-960x540-1.jpg" text:style-name="Internet_20_link" text:visited-style-name="Visited_20_Internet_20_Link">
malyar-1-960x540-1.jpg</text:a>
']</text:p>
      <text:p text:style-name="P4">
标签: []</text:p>
      <text:p text:style-name="P4">
类别: News</text:p>
      <!--METADATA-->
      <text:p text:style-name="P4">
<draw:frame draw:style-name="fr1" draw:name="Image256" text:anchor-type="as-char" svg:width="6.9236in" svg:height="3.894525in" draw:z-index="0">
<draw:image xlink:href="../Images/AРМІЯINFORM/2023-06-20T57-00-00-04-00/malyar-1-960x540-1.jpg" xlink:type="simple" xlink:show="embed" xlink:actuate="onLoad" draw:mime-type="image/jpeg"/>
</draw:frame>
关于乌克兰国防副部长<text:a xlink:type="simple" xlink:href="https://www.facebook.com/GeneralStaff.ua/posts/pfbid02AxtfjEkHqdvLDN2ZnDvzj2fQdKuu9vSnv5z8psXiFQqMKtM3JCADgrH67dC9XmEwl" text:style-name="Internet_20_link" text:visited-style-name="Visited_20_Internet_20_Link">
写道</text:a>
在他的电报中。</text:p>
      <text:p text:style-name="P4">
“敌人不会轻易占领职位，我们必须设置成为一场艰苦的决斗。 其实现在正在发生的事情。 不必衡量国防部队仅由定居点和知情公里的结果来衡量。 因为敌对行动效率的标准更多。 正在进行的手术有多个任务，这些任务使这些任务做出了多项任务。 他们不得不移动。 这是第一次最大的打击。”消息写道。</text:p>
      <text:p text:style-name="P4">
另外，安娜·马利亚尔(Anna Malyar)指出，尽管我们的部队朝着南方的苛刻指示来的事实，但敌人在东方集中了很多努力，但它仍在那里继续前进。 因为对于敌人来说，进攻的主要方向就在那里，因为侵略者没有留下目的到达顿涅茨克和卢坎克地区的边界。 因此，现在在东方和南部很热。</text:p>
      <text:p text:style-name="P4">
News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无人机的增值税和进口职责 - 米哈伊尔·费多洛夫（Mikhail Fedorov）被取消</text:span>
</text:h>
      <text:p text:style-name="P4">
作者: ['АРМІЯINFORM']</text:p>
      <text:p text:style-name="P4">
时间: 2023-06-20T58:00:00-04:00</text:p>
      <text:p text:style-name="P4">
描述: 乌克兰沃罗迪米尔总统Zelensky涉及有关Skasuvannya PDV的法案...与乌克兰2022年的战争，与乌克兰的最新新闻战争，今天与乌克兰2022年的新闻战争，今天将在乌克兰和俄罗斯之间以及俄罗斯与俄罗斯之间的战争，当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dron-1-golovna.jpg" text:style-name="Internet_20_link" text:visited-style-name="Visited_20_Internet_20_Link">
dron-1-golovna.jpg</text:a>
']</text:p>
      <text:p text:style-name="P4">
标签: ['STOPRUSSIA', 'АГРЕСІЯ РФ', 'ВІЙНА', 'ВТОРГНЕННЯ РФ', 'ДРОНИ', 'КОМПЛЕКТУЮЧІ ДЛЯ ДРОНІВ', 'МИХАЙЛО ФЕДОРОВ']</text:p>
      <text:p text:style-name="P4">
类别: News</text:p>
      <!--METADATA-->
      <text:p text:style-name="P4">
<draw:frame draw:style-name="fr1" draw:name="Image257" text:anchor-type="as-char" svg:width="6.9236in" svg:height="4.615733in" draw:z-index="0">
<draw:image xlink:href="../Images/AРМІЯINFORM/2023-06-20T58-00-00-04-00/dron-1-golovna.jpg" xlink:type="simple" xlink:show="embed" xlink:actuate="onLoad" draw:mime-type="image/jpeg"/>
</draw:frame>
乌克兰沃罗迪米尔·泽伦斯基(Ukraine Volodymyr Zelensky)总裁签署了有关废除APD和无人机配件进口关税的法律草案。</text:p>
      <text:p text:style-name="P4">
在您的电报频道中有关它<text:a xlink:type="simple" xlink:href="https://t.me/zedigital/3278" text:style-name="Internet_20_link" text:visited-style-name="Visited_20_Internet_20_Link">
报告</text:a>
乌克兰的乌克兰教育，科学和技术发展，乌克兰Mikhail Fedorov副总理。</text:p>
      <text:p text:style-name="P4">
“现在，进口商已从[UAV]的材料，单位，设备，设备和组件的支付中释放(https://uk.wikipedia.org/wiki/%D0%91%D0%B5%D0%B7%D0%BF%D1%96%D0%BB%D0%BE%D1%82%D0%BD%D0%B8%D0%B9_%D0%BB%D1%96%D1%82%D0%B0%D0%BB%D1%8C%D0%BD%D0%B8%D0%B9_%D0%B0%D0%BF%D0%B0%D1%80%D0%B0%D1%82)在戒严令时。 这是迈向无人机生产规模的下一步。现在需要成千上万的无人机。 我们继续这样做，我们的勇士在前面收到更多的无人机。”</text:p>
      <text:p text:style-name="P4">
News Source: <text:a xlink:type="simple" xlink:href="https://armyinform.com.ua/2023/06/20/skasovano-pdv-ta-vvizne-myto-na-komplektuyuchi-dlya-droniv-myhajlo-fedorov/" text:style-name="Internet_20_link" text:visited-style-name="Visited_20_Internet_20_Link">
https://armyinform.com.ua/2023/06/20/skasovano-pdv-ta-vvizne-myto-na-komplektuyuchi-dlya-droniv-myhajlo-fedorov/</text:a>
</text:p>
      <!--NEWS-->
      <text:h text:style-name="P10" text:outline-level="1">
<text:span text:style-name="T4">
世界支持乌克兰：美国和欧盟政客的陈述</text:span>
</text:h>
      <text:p text:style-name="P4">
作者: ['АРМІЯINFORM']</text:p>
      <text:p text:style-name="P4">
时间: 2023-06-20T59:00:00-04:00</text:p>
      <text:p text:style-name="P4">
描述: 北约恩斯·斯托尔滕贝格（NatoєnsStoltenberg）的秘书长是Vyslovannya，在Maybutnom Ukrainian的Sho ...与乌克兰2022年的战争，与乌克兰的最新消息，今天与乌克兰的新闻，今天与乌克兰2022年的新闻战争，乌克兰和俄罗斯之间的战争将会发生，乌克兰和俄罗斯之间以及何时，以及何时，何时，何时，，乌克兰的战争与乌克兰的战争将是不久的</text:p>
      <text:p text:style-name="P4">
图片: ['<text:a xlink:type="simple" xlink:href="https://armyinform.com.ua/wp-content/uploads/2023/06/627bfcf48d884.jpeg" text:style-name="Internet_20_link" text:visited-style-name="Visited_20_Internet_20_Link">
627bfcf48d884.jpeg</text:a>
']</text:p>
      <text:p text:style-name="P4">
标签: ['ВЕЛИКА БРИТАНІЯ', 'ЄНС СТОЛТЕНБЕРГ', 'ПРЕЗИДЕНТ США']</text:p>
      <text:p text:style-name="P4">
类别: News</text:p>
      <!--METADATA-->
      <text:p text:style-name="P4">
<draw:frame draw:style-name="fr1" draw:name="Image258" text:anchor-type="as-char" svg:width="6.9236in" svg:height="4.32725in" draw:z-index="0">
<draw:image xlink:href="../Images/AРМІЯINFORM/2023-06-20T59-00-00-04-00/627bfcf48d884.jpeg" xlink:type="simple" xlink:show="embed" xlink:actuate="onLoad" draw:mime-type="image/jpeg"/>
</draw:frame>
北约秘书长詹斯·斯托尔滕贝格(Jens Stoltenberg)表示，他相信乌克兰将成为联盟的成员。 他说，将在敌人的峰会上获得一揽子援助，几年来，乌克兰将使乌克兰更加接近北约标准。 斯托尔滕堡还警告不要在乌克兰与俄罗斯联邦之间的和平社区的赶时间，并强调只有乌克兰才能确定自己结束战争的条件。</text:p>
      <text:p text:style-name="P4">
“告诉这个在布查的人们。 我无法告诉他们有关非暴力抵抗的信息，愤怒的眼泪转变为我的眼睛。</text:p>
      <text:p text:style-name="P4">
欧洲内部贸易和服务局长Tierry Breton说，欧盟打算加快向乌克兰的武器供应，以支持反性国防部队。</text:p>
      <text:p text:style-name="P4">
英国总理瑞莎·萨纳克(Risha Sunak)在乌克兰恢复会议上，奥洛多尼(Ollodoni)将呼吁投资者和商业领袖加入乌克兰的斗争。 他认为，乌克兰能够建立和恢复的财务斗争对俄罗斯来说是一种反对意见。 “同样，乌克兰展示了其快速使用创新的能力，我知道它的恢复也不例外。 乌克兰的违法行为摧毁了全国各地的商业和生计，但并没有破坏乌克兰人民的创造力和决心。 融资，技术开发的乌克兰将增强其移动边界的能力，并为未来的主权和现代乌克兰建立光明的未来。” Sunak说。</text:p>
      <text:p text:style-name="P4">
美国总统乔·拜登(Joe Biden)命名了普京关于在白俄罗斯战术核武器第一批单位“绝对不负责任”的说法。</text:p>
      <text:p text:style-name="P4">
欧盟谴责俄罗斯计划在乌克兰暂时占领的领土上举行选举。 欧洲外交政策委员会彼得的首席席位是邮票的地位，即这种意图严重违反了联合国宪章，以及乌克兰的非挥助性，主权和领土完整性。</text:p>
      <text:p text:style-name="P4">
<text:span text:style-name="T4">
来源：</text:span>
 <text:a xlink:type="simple" xlink:href="https://www.facebook.com/SZRUkraine" text:style-name="Internet_20_link" text:visited-style-name="Visited_20_Internet_20_Link">
外部情报服务</text:a>
</text:p>
      <text:p text:style-name="P4">
News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Zelensky答应回答俄罗斯恐怖分子，对霍森的救援人员打击</text:span>
</text:h>
      <text:p text:style-name="P4">
作者: Ukrinform (Person)</text:p>
      <text:p text:style-name="P4">
出版商: Укринформ (Organization)</text:p>
      <text:p text:style-name="P4">
出版时间: 2023-06-20T5:23:00+03:00</text:p>
      <text:p text:style-name="P4">
修改时间: 2023-06-20T22:23:00+03:00</text:p>
      <text:p text:style-name="P4">
描述: 乌克兰军队将对俄罗斯恐怖分子作出回应，向赫森的救援人员造成打击，后者从事卡科霍夫卡水力发电厂的俄罗斯联邦后果。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Херсон', 'Тероризм', 'Зеленський', 'Війна з Росією']</text:p>
      <text:p text:style-name="P4">
类型: Article</text:p>
      <!--METADATA-->
      <text:p text:style-name="P4">
<draw:frame draw:style-name="fr1" draw:name="Image259" text:anchor-type="as-char" svg:width="6.9236in" svg:height="3.956343in" draw:z-index="0">
<draw:image xlink:href="../Images/yкринформ/2023-06-20T5-23-00-03-00/630_360_1662320715-951.png" xlink:type="simple" xlink:show="embed" xlink:actuate="onLoad" draw:mime-type="image/png"/>
</draw:frame>
乌克兰乌克兰人将对俄罗斯恐怖分子负责库尔森的救援人员的影响，他们从事消除俄罗斯联邦恐怖袭击的后果。</text:p>
      <text:p text:style-name="P4">
根据乌克林福姆的说法，在[视频顺序]中有关它(https://www.youtube.com/watch?v=rYZzExswfQM)Volodymyr Zelenskyy说。</text:p>
      <text:p text:style-name="P4">
“如今，由于入侵者的炮击，救援人员在赫尔森受伤……他们致力于消除俄罗斯恐怖袭击对卡科霍夫卡水力发电站的后果，并由俄罗斯炮兵发射。 不幸的是，八名SESS员工被卖掉了……我向家人和亲人表示哀悼!乌克兰能力一定会以所有这些卑鄙的态度回答恐怖分子。”格拉瓦州立大学说。</text:p>
      <text:p text:style-name="P4">
<text:span text:style-name="T5">
video：<text:a xlink:type="simple" xlink:href="https://www.facebook.com/president.gov.ua" text:style-name="Internet_20_link" text:visited-style-name="Visited_20_Internet_20_Link">
总统办公室</text:a>
</text:span>
</text:p>
      <text:p text:style-name="P4">
总统认为，每一次这样的俄罗斯恐怖袭击都是这样的论点，即没有，也没有机会留在乌克兰土地上。</text:p>
      <text:p text:style-name="P4">
“这里没有杀手和恐怖分子，永远不会。 现在，我们的士兵已经半天了，在东方非常积极地摧毁敌人，从身体上清洗乌克兰。 它将继续继续。”他保证<text:a xlink:type="simple" xlink:href="https://www.ukrinform.ua/tag-zelenskij" text:style-name="Internet_20_link" text:visited-style-name="Visited_20_Internet_20_Link">
Zelensky</text:a>
。</text:p>
      <text:p text:style-name="P4">
他感谢现在正在战斗，战斗哨所和战斗行动以及训练乌克兰士兵并帮助乌克兰的任何战士。</text:p>
      <text:p text:style-name="P4">
<text:span text:style-name="T4">
另请阅读：</text:span>
 <text:a xlink:type="simple" xlink:href="https://www.ukrinform.ua/rubric-polytics/3725429-blinken-anonsuvav-novij-paket-dopomogi-ukraini.html" text:style-name="Internet_20_link" text:visited-style-name="Visited_20_Internet_20_Link">
Blinken宣布了一个新的<text:span text:style-name="T4">
软件包</text:span>
向乌克兰提供帮助</text:a>
总统强调：“每个武器，每个弹丸都尽可能有效地使用乌克兰来保护生命。”</text:p>
      <text:p text:style-name="P4">
正如乌克林福姆报道的<text:a xlink:type="simple" xlink:href="http://www.ukrinform.ua/rubric-ato/3725372-rosijska-armia-u-hersoni-obstrilala-ratuvalnikiv-odin-zagiblij-visim-poranenih.html" text:style-name="Internet_20_link" text:visited-style-name="Visited_20_Internet_20_Link">
6月20日，俄罗斯联邦的部队被解雇了赫森斯特人</text:a>
，被清洗了。 一名SES雇员被杀，另外8名受伤。 救援人员在赫尔森处于严重的状态，五个比中等程度。</text:p>
      <text:p text:style-name="P4">
_foto：op _</text:p>
      <text:p text:style-name="P4">
News Source: <text:a xlink:type="simple" xlink:href="https://www.ukrinform.ua/rubric-ato/3725542-zelenskij-obicae-vidpovid-rosijskim-teroristam-za-udar-po-ratuvalnikah-u-hersoni.html" text:style-name="Internet_20_link" text:visited-style-name="Visited_20_Internet_20_Link">
https://www.ukrinform.ua/rubric-ato/3725542-zelenskij-obicae-vidpovid-rosijskim-teroristam-za-udar-po-ratuvalnikah-u-hersoni.html</text:a>
</text:p>
      <!--NEWS-->
      <text:h text:style-name="P10" text:outline-level="1">
<text:span text:style-name="T4">
今年，欧盟任务计划准备3万名乌克兰军人</text:span>
</text:h>
      <text:p text:style-name="P4">
作者: ['АРМІЯINFORM']</text:p>
      <text:p text:style-name="P4">
时间: 2023-06-20T60:00:00-04:00</text:p>
      <text:p text:style-name="P4">
描述: 2023年，米西亚的框架єєSovodopomi ukrainian（欧盟军事援助...与乌克兰2022年的战争，与乌克兰今天与乌克兰的最新消息，今天与乌克兰2022年的战争，乌克兰和俄罗斯与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6/pidgotovka.jpg" text:style-name="Internet_20_link" text:visited-style-name="Visited_20_Internet_20_Link">
pidgotovka.jpg</text:a>
']</text:p>
      <text:p text:style-name="P4">
标签: ['EU\xa0MILITARY ASSISTANCE MISSION FOR UKRAINE', 'ВІЙСЬКОВА ДОПОМОГА УКРАЇНІ', 'ДОПОМОГА ЄС', 'МІНІСТЕРСТВО ОБОРОНИ', 'ПІДГОТОВКА ВІЙСЬКОВОСЛУЖБОВЦІВ']</text:p>
      <text:p text:style-name="P4">
类别: News</text:p>
      <!--METADATA-->
      <text:p text:style-name="P4">
<draw:frame draw:style-name="fr1" draw:name="Image260" text:anchor-type="as-char" svg:width="6.9236in" svg:height="4.565249in" draw:z-index="0">
<draw:image xlink:href="../Images/AРМІЯINFORM/2023-06-20T60-00-00-04-00/pidgotovka.jpg" xlink:type="simple" xlink:show="embed" xlink:actuate="onLoad" draw:mime-type="image/jpeg"/>
</draw:frame>
2023年，作为欧盟向乌克兰军事援助任务的一部分(欧盟的乌克兰军事援助任务)计划制定3万名武装部队军人，包括特罗部队的士兵。</text:p>
      <text:p text:style-name="P4">
关于它<text:a xlink:type="simple" xlink:href="https://xn--80affa3aj0al.xn--80asehdb/#@ministry_of_defense_ua" text:style-name="Internet_20_link" text:visited-style-name="Visited_20_Internet_20_Link">
报告</text:a>
乌克兰国防部在其办公电报频道中。</text:p>
      <text:p text:style-name="P4">
欧盟任务团结了28个州。 战略目标是提高乌克兰人的能力：</text:p>
      <text:p text:style-name="P4">
<text:span text:style-name="T5">
有效的操作； </text:span>
保护乌克兰领土完整的主权； *保护平民。</text:p>
      <text:p text:style-name="P4">
2022年，在初始阶段，欧盟任务购买了必要的军事财产，设备和弹药，以准备乌克兰军人。</text:p>
      <text:p text:style-name="P4">
2023年，准备措施将在欧盟成员的领土上采取。</text:p>
      <text:p text:style-name="P4">
乌克兰国防部正在处理欧盟的援助方式。</text:p>
      <text:p text:style-name="P4">
News Source: <text:a xlink:type="simple" xlink:href="https://armyinform.com.ua/2023/06/20/czogo-roku-v-ramkah-misiyi-yes-planuyetsya-pidgotovka-30-tys-ukrayinskyh-vijskovosluzhbovcziv/" text:style-name="Internet_20_link" text:visited-style-name="Visited_20_Internet_20_Link">
https://armyinform.com.ua/2023/06/20/czogo-roku-v-ramkah-misiyi-yes-planuyetsya-pidgotovka-30-tys-ukrayinskyh-vijskovosluzhbovcziv/</text:a>
</text:p>
      <!--NEWS-->
      <text:h text:style-name="P10" text:outline-level="1">
<text:span text:style-name="T4">
2023年国家预算的每一张hryvnia都用于国防-Roksolana Podlas</text:span>
</text:h>
      <text:p text:style-name="P4">
作者: ['АРМІЯINFORM']</text:p>
      <text:p text:style-name="P4">
时间: 2023-06-20T61:00:00-04:00</text:p>
      <text:p text:style-name="P4">
描述: 在2023年的辛格拉斯（Sinki-Grass）中，选择了二十二座预算的岩石，1.4万亿赫里维尼斯（Mayzhe）……与乌克兰2022年的战争，与乌克兰的战争是今天的最新消息，这是与乌克兰2022年的战争，无论是今天的最后一场战争，无论是今天的最后一场，乌克兰与俄罗斯，俄罗斯和俄罗斯之间的战争将在2022年与乌克兰战争时，是否会在不久的将来与乌克兰进行战争，与乌克兰与乌克兰的战争，今天的乌克兰新闻，乌克兰新闻，乌克兰新闻俄罗斯的媒体</text:p>
      <text:p text:style-name="P4">
图片: ['<text:a xlink:type="simple" xlink:href="https://armyinform.com.ua/wp-content/uploads/2023/06/photo-2023-06-19-11-10-28.jpg" text:style-name="Internet_20_link" text:visited-style-name="Visited_20_Internet_20_Link">
photo-2023-06-19-11-10-28.jpg</text:a>
']</text:p>
      <text:p text:style-name="P4">
标签: ['STOPRUSSIA', 'АГРЕСІЯ РФ', 'ВЕРХОВНА РАДА УКРАЇНИ', 'ВІЙНА']</text:p>
      <text:p text:style-name="P4">
类别: News</text:p>
      <!--METADATA-->
      <text:p text:style-name="P4">
<draw:frame draw:style-name="fr1" draw:name="Image261" text:anchor-type="as-char" svg:width="6.9236in" svg:height="4.615733in" draw:z-index="0">
<draw:image xlink:href="../Images/AРМІЯINFORM/2023-06-20T61-00-00-04-00/photo-2023-06-19-11-10-28.jpg" xlink:type="simple" xlink:show="embed" xlink:actuate="onLoad" draw:mime-type="image/jpeg"/>
</draw:frame>
在2023年1月至5月，国家预算支出为1.4票，比2022年同期的数量高出几乎2倍，比2021年5个月的支出高3倍。 Roksolana Pidlas的Verkhovna Rada委员会讲述了这一点。</text:p>
      <text:p text:style-name="P4">
“今年，国家预算的每一个人都多于国防。 这是UAH 7454亿或总支出的52.9％，”  - 强调Laroclaroclana Podlas。</text:p>
      <text:p text:style-name="P4">
此外，代理人提请注意以下事实：在大规模加强国家预算支出的主要项目之前(简单)道路经济，对当地预算的坦克财政支持。 现在 - 国防国家安全，社会支付和消除武装侵略后果的支出。</text:p>
      <text:p text:style-name="P4">
“如果与过去几年的同一时期相比，当年的纳博隆的数量超过了3倍以上，超过了2022年的此类支出的数量，超过了16倍以上 - 在-WAR 2021年之前。国防支出的增加并没有阻止其节省，甚至甚至增加了针对战前时期的社会保护和社会残疾的国家预算支出，因此在今年的五个月中，指挥了1.957亿美元，这是由比去年同期高17.6％。 尽管如此，它们在一般体积中的份额已从21.2％显着下降到13.9％。” Roksolanidlas解释说。</text:p>
      <text:p text:style-name="P4">
该委员会主席补充说，在一场大规模战争中，公共秩序和安全边界的支出以及防火的支出大大增加：在今年的五个月中，这一年度分别增加了1.5次和1.4次。 。</text:p>
      <text:p text:style-name="P4">
资料来源：<text:a xlink:type="simple" xlink:href="https://www.rada.gov.ua/news/news_kom/237845.html" text:style-name="Internet_20_link" text:visited-style-name="Visited_20_Internet_20_Link">
乌克兰Verkhovna Rada的新闻服务。</text:a>
</text:p>
      <text:p text:style-name="P4">
News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基辅的IT公司计划从Donetsk Ova的电子系统中“沥干”占用者</text:span>
</text:h>
      <text:p text:style-name="P4">
作者: ['АРМІЯINFORM']</text:p>
      <text:p text:style-name="P4">
时间: 2023-06-20T62:00:00-04:00</text:p>
      <text:p text:style-name="P4">
描述: 对于一名Kerivnikiv Capital的总检察官的专有机构办公室...与乌克兰2022年的战争，与乌克兰与乌克兰的最新新闻战争，今天与乌克兰的新闻今天最后一次与乌克兰的新闻战争，乌克兰和俄罗斯与俄罗斯和战争之间的战争将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sbu-1.jpg" text:style-name="Internet_20_link" text:visited-style-name="Visited_20_Internet_20_Link">
sbu-1.jpg</text:a>
']</text:p>
      <text:p text:style-name="P4">
标签: ['STOPRUSSIA', 'АГРЕСІЯ РФ', 'ВІЙНА', 'КОЛАБОРАНТИ', 'ОФІС ГЕНЕРАЛЬНОГО ПРОКУРОРА', 'СБУ']</text:p>
      <text:p text:style-name="P4">
类别: News</text:p>
      <!--METADATA-->
      <text:p text:style-name="P4">
<draw:frame draw:style-name="fr1" draw:name="Image262" text:anchor-type="as-char" svg:width="6.9236in" svg:height="5.1927in" draw:z-index="0">
<draw:image xlink:href="../Images/AРМІЯINFORM/2023-06-20T62-00-00-04-00/sbu-1.jpg" xlink:type="simple" xlink:show="embed" xlink:actuate="onLoad" draw:mime-type="image/jpeg"/>
</draw:frame>
在检察官办公室的程序指导下，中央IT公司的负责人之一，他的同伙居住在临时加热领土上的同伙，报告涉嫌协助恐怖组织的活动(艺术的第1部分。 乌克兰《刑法》 258-3).</text:p>
      <text:p text:style-name="P4">
За даними слідства, службові особи київської ІТ-компанії, яка встановлювалапрограмне забезпечення в держустанові, надали віддалений доступ представникамтерористичної організації «днр», які перебувають на тимчасово окупованійтериторії.</text:p>
      <text:p text:style-name="P4">
Поро це Офіс Генерального прокурора<text:a xlink:type="simple" xlink:href="https://t.me/pgo_gov_ua/13607" text:style-name="Internet_20_link" text:visited-style-name="Visited_20_Internet_20_Link">
повідомляє</text:a>
在他的官方电报频道中。</text:p>
      <text:p text:style-name="P4">
由于收到的在线访问，犯罪嫌疑人计划定期从俄罗斯特殊服务的俄罗斯特殊服务代表的区域军事行政部门之一的电子记录循环中“流失”信息。 首先，他们对俄罗斯空袭有关该地区能源基础设施的信息感兴趣。</text:p>
      <text:p text:style-name="P4">
占用者还想知道炮击后进行或继续修复和恢复工作的电动变电站的确切坐标。 敌人将被泰德(敌人)对其进行计划并反复进行空袭。</text:p>
      <text:p text:style-name="P4">
在IT公司办公室和居住地的办公室搜索过程中，在基辅发现了计算机和手机，这表明与Donetsk“ Branch”进行“联合业务”的IDocuments印章。</text:p>
      <text:p text:style-name="P4">
目前，执法人员拘留了该公司的负责人之一。正在提出一项预防措施的问题。</text:p>
      <text:p text:style-name="P4">
预审调查-SBU GSU，运营支持 -  SBU部门。</text:p>
      <text:p text:style-name="P4">
News Source: <text:a xlink:type="simple" xlink:href="https://armyinform.com.ua/2023/06/20/vykryto-kyyivsku-it-kompaniyu-yaka-planuvala-zlyvaty-okupantam-informacziyu-z-elektronnyh-system-doneczkoyi-ova/" text:style-name="Internet_20_link" text:visited-style-name="Visited_20_Internet_20_Link">
https://armyinform.com.ua/2023/06/20/vykryto-kyyivsku-it-kompaniyu-yaka-planuvala-zlyvaty-okupantam-informacziyu-z-elektronnyh-system-doneczkoyi-ova/</text:a>
</text:p>
      <!--NEWS-->
      <text:h text:style-name="P10" text:outline-level="1">
<text:span text:style-name="T4">
在马林斯基，我们的捍卫者反映了敌人的所有攻击</text:span>
</text:h>
      <text:p text:style-name="P4">
作者: ['АРМІЯINFORM']</text:p>
      <text:p text:style-name="P4">
时间: 2023-06-20T63: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2/08/vidbyly-nastup.jpg" text:style-name="Internet_20_link" text:visited-style-name="Visited_20_Internet_20_Link">
vidbyly-nastup.jpg</text:a>
']</text:p>
      <text:p text:style-name="P4">
标签: ['STOPRUSSIA', 'АГРЕСІЯ РФ', 'БАХМУТ', 'ВІЙНА', 'ГШ ЗС УКРАЇНИ']</text:p>
      <text:p text:style-name="P4">
类别: News</text:p>
      <!--METADATA-->
      <text:p text:style-name="P4">
<draw:frame draw:style-name="fr1" draw:name="Image263" text:anchor-type="as-char" svg:width="6.9236in" svg:height="4.615733in" draw:z-index="0">
<draw:image xlink:href="../Images/AРМІЯINFORM/2023-06-20T63-00-00-04-00/vidbyly-nastup.jpg" xlink:type="simple" xlink:show="embed" xlink:actuate="onLoad" draw:mime-type="image/jpeg"/>
</draw:frame>
说明性照片<text:span text:style-name="T4">
🔥俄罗斯入侵的情况</text:span>
</text:p>
      <text:p text:style-name="P4">
敌人继续专注于利马，巴赫穆特，阿夫迪夫和马里因斯基的指示的巴赫穆特，阿夫迪夫和马林斯基的指示。 过去，发生了45次战斗冲突。</text:p>
      <text:p text:style-name="P4">
关于它<text:a xlink:type="simple" xlink:href="https://www.facebook.com/GeneralStaff.ua/posts/pfbid02AxtfjEkHqdvLDN2ZnDvzj2fQdKuu9vSnv5z8psXiFQqMKtM3JCADgrH67dC9XmEwl" text:style-name="Internet_20_link" text:visited-style-name="Visited_20_Internet_20_Link">
报告</text:a>
武装部队的总人员。</text:p>
      <text:p text:style-name="P4">
“在玛丽的方向上，在一天中，我们的捍卫者在克拉斯诺夫卡(Krasnogorivka)，马林卡(Marinka)和胜利(Krasnogorivka)地区击退了敌人的所有方式。 在两条路附近 - 敌人击中。 同时，他在Krasnogorivka，St. George，Marinka Ipobedda，Donetsk地区的定居点制造了炮兵部队。”</text:p>
      <text:p text:style-name="P4">
值得注意的是，在巴赫穆特(Bakhmut)的方向上，敌人朝着顿涅茨克地区的奥里克霍沃 - 瓦西利夫卡(Orikhovo-Vasilivka)方向执行了不成功的程序。 北部和托莱斯克的得分被击中。 Vasyukivka，Orikhovo-vasylivka，Bogdanivka，Kalinovka，Kalinovka，Yar，Ivanivske，Varyarivka，Waryarivka，White Gora，Konstantininovka，Konstantininovka，友谊和北顿人地区受到敌意的炮击受伤。</text:p>
      <text:p text:style-name="P4">
News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超过9.4万次军事犯罪记录了乌克兰检察长办公室</text:span>
</text:h>
      <text:p text:style-name="P4">
作者: ['АРМІЯINFORM']</text:p>
      <text:p text:style-name="P4">
时间: 2023-06-20T64:00:00-04:00</text:p>
      <text:p text:style-name="P4">
描述: 乌克兰Posemelas和Coarsenty和Doch的Ofic Officeal ...与乌克兰2022年的战争，与乌克兰的最新新闻，今天与乌克兰2022年的新闻战争，今天将在乌克兰和俄罗斯之间发动战争他们会说，是否会在不久的将来与乌克兰进行战争，他们说，与乌克兰的战争，今天的乌克兰新闻，乌克兰的新闻，乌克兰的新闻</text:p>
      <text:p text:style-name="P4">
图片: ['<text:a xlink:type="simple" xlink:href="https://armyinform.com.ua/wp-content/uploads/2023/06/1-67.jpg" text:style-name="Internet_20_link" text:visited-style-name="Visited_20_Internet_20_Link">
1-67.jpg</text:a>
', '<text:a xlink:type="simple" xlink:href="https://armyinform.com.ua/wp-content/uploads/2023/06/2-67.jpg" text:style-name="Internet_20_link" text:visited-style-name="Visited_20_Internet_20_Link">
2-67.jpg</text:a>
']</text:p>
      <text:p text:style-name="P4">
标签: ['АГРЕСІЯ РФ', 'ВІЙСЬКОВІ ЗЛОЧИНИ РФ', 'ВТОРГНЕННЯ РФ', 'ОФІС ГЕНЕРАЛЬНОГО ПРОКУРОРА УКРАЇНИ']</text:p>
      <text:p text:style-name="P4">
类别: News</text:p>
      <!--METADATA-->
      <text:p text:style-name="P4">
<draw:frame draw:style-name="fr1" draw:name="Image264" text:anchor-type="as-char" svg:width="6.9236in" svg:height="4.448413in" draw:z-index="0">
<draw:image xlink:href="../Images/AРМІЯINFORM/2023-06-20T64-00-00-04-00/1-67.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0日，它已注册：</text:p>
      <ul>
        <li>
94 458军事犯罪， * 17 329针对乌克兰国家安全的罪行。</li>
      </ul>
      <text:p text:style-name="P4">
此外，根据少年检察官的官方数据，有1517名儿童受俄罗斯侵略的影响，其中包括：</text:p>
      <ul>
        <li>
490名儿童被杀， * 1027名儿童严重受伤。</li>
      </ul>
      <text:p text:style-name="P4">
该部门强调，这些数字不是最终的，因为在暂时占据的有形领土上的积极战斗场所的安装中继续进行工作。</text:p>
      <text:p text:style-name="P4">
<draw:frame draw:style-name="fr1" draw:name="Image265" text:anchor-type="as-char" svg:width="6.9236in" svg:height="4.448413in" draw:z-index="0">
<draw:image xlink:href="../Images/AРМІЯINFORM/2023-06-20T64-00-00-04-00/2-67.jpg" xlink:type="simple" xlink:show="embed" xlink:actuate="onLoad" draw:mime-type="image/jpeg"/>
</draw:frame>
</text:p>
      <text:p text:style-name="P4">
News Source: <text:a xlink:type="simple" xlink:href="https://armyinform.com.ua/2023/06/20/ponad-94-tysyachi-voyennyh-zlochyniv-zadokumentuvav-ofis-genprokurora-ukrayiny/" text:style-name="Internet_20_link" text:visited-style-name="Visited_20_Internet_20_Link">
https://armyinform.com.ua/2023/06/20/ponad-94-tysyachi-voyennyh-zlochyniv-zadokumentuvav-ofis-genprokurora-ukrayiny/</text:a>
</text:p>
      <!--NEWS-->
      <text:h text:style-name="P10" text:outline-level="1">
<text:span text:style-name="T4">
每天的火炮弹药和装甲车都来到乌克兰 -  Dmytro Kuleba</text:span>
</text:h>
      <text:p text:style-name="P4">
作者: ['АРМІЯINFORM']</text:p>
      <text:p text:style-name="P4">
时间: 2023-06-20T65:00:00-04:00</text:p>
      <text:p text:style-name="P4">
描述: 在乌克兰Vid Kraina-Partnerv Vidbuva的Viiskovo Dudomoge的支持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kuleba.jpg" text:style-name="Internet_20_link" text:visited-style-name="Visited_20_Internet_20_Link">
kuleba.jpg</text:a>
']</text:p>
      <text:p text:style-name="P4">
标签: ['STOPRUSSIA', 'ВТОРГНЕННЯ РФ', 'ДМИТРО КУЛЕБА', 'ПОСТАВКИ ЗБРОЇ']</text:p>
      <text:p text:style-name="P4">
类别: News</text:p>
      <!--METADATA-->
      <text:p text:style-name="P4">
<draw:frame draw:style-name="fr1" draw:name="Image266" text:anchor-type="as-char" svg:width="6.9236in" svg:height="3.891564in" draw:z-index="0">
<draw:image xlink:href="../Images/AРМІЯINFORM/2023-06-20T65-00-00-04-00/kuleba.jpg" xlink:type="simple" xlink:show="embed" xlink:actuate="onLoad" draw:mime-type="image/jpeg"/>
</draw:frame>
伴侣国家向乌克兰提供军事援助的供应一直保持不变。</text:p>
      <text:p text:style-name="P4">
关于它<text:a xlink:type="simple" xlink:href="https://t.me/Ukraine_MFA/1825" text:style-name="Internet_20_link" text:visited-style-name="Visited_20_Internet_20_Link">
陈述</text:a>
外交部长德米特里·库莱布(Dmitry Kuleb)。</text:p>
      <text:p text:style-name="P4">
“总统弗拉基米尔·泽伦斯基·泽伦斯基(Vladimir Zelensky Zelenskyi)团队的军事和外交集团主要致力于炮弹的供应； 相关援助方每天来到乌克兰。”他说。</text:p>
      <text:p text:style-name="P4">
News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乌克兰总统任命乌克兰驻印度的国防部副部长亚历山大·波兰克驻大使</text:span>
</text:h>
      <text:p text:style-name="P4">
作者: ['АРМІЯINFORM']</text:p>
      <text:p text:style-name="P4">
时间: 2023-06-20T66:00:00-04:00</text:p>
      <text:p text:style-name="P4">
描述: 乌克兰沃罗迪米尔（Volodymyr Zelensky）总统承认新的乌克兰大使驻雷斯布莱特西（Resbublaitsi Indya）。与乌克兰的战争将是不久的</text:p>
      <text:p text:style-name="P4">
图片: ['<text:a xlink:type="simple" xlink:href="https://armyinform.com.ua/wp-content/uploads/2020/01/ukaz.jpg" text:style-name="Internet_20_link" text:visited-style-name="Visited_20_Internet_20_Link">
ukaz.jpg</text:a>
']</text:p>
      <text:p text:style-name="P4">
标签: ['ОЛЕКСАНДР ПОЛІЩУК', 'РЕСПУБЛІКА ІНДІЯ', 'УКАЗ']</text:p>
      <text:p text:style-name="P4">
类别: News</text:p>
      <!--METADATA-->
      <text:p text:style-name="P4">
<draw:frame draw:style-name="fr1" draw:name="Image267" text:anchor-type="as-char" svg:width="6.9236in" svg:height="4.615733in" draw:z-index="0">
<draw:image xlink:href="../Images/AРМІЯINFORM/2023-06-20T66-00-00-04-00/ukaz.jpg" xlink:type="simple" xlink:show="embed" xlink:actuate="onLoad" draw:mime-type="image/jpeg"/>
</draw:frame>
乌克兰沃罗迪米尔·泽伦斯基总统任命了乌克兰的新驻印度土地大使。</text:p>
      <text:p text:style-name="P4">
这在相应的[法令#339/2023]中说明了这一点(https://www.president.gov.ua/documents/3392023-47097)，由总统办公室网站发布。</text:p>
      <text:p text:style-name="P4">
“任命<text:span text:style-name="T4">
亚历山大·波兰奇克</text:span>
印度共和国的乌克兰的非凡和全体统计，”  - 在法令中说。</text:p>
      <text:p text:style-name="P4">
News Source: <text:a xlink:type="simple" xlink:href="https://armyinform.com.ua/2023/06/20/prezydent-ukrayiny-pryznachyv-zastupnyka-ministra-oborony-oleksandra-polishhuka-poslom-ukrayiny-v-indiyi/" text:style-name="Internet_20_link" text:visited-style-name="Visited_20_Internet_20_Link">
https://armyinform.com.ua/2023/06/20/prezydent-ukrayiny-pryznachyv-zastupnyka-ministra-oborony-oleksandra-polishhuka-poslom-ukrayiny-v-indiyi/</text:a>
</text:p>
      <!--NEWS-->
      <text:h text:style-name="P10" text:outline-level="1">
<text:span text:style-name="T4">
挪威被​​分配以支持乌克兰超过2300万美元的核安全</text:span>
</text:h>
      <text:p text:style-name="P4">
作者: ['АРМІЯINFORM']</text:p>
      <text:p text:style-name="P4">
时间: 2023-06-20T67:00:00-04:00</text:p>
      <text:p text:style-name="P4">
描述: Norwegia Zbilishchi of nuclear non -lappers in Ukrainian for 250 million Norwegian crowns (23 million ... war with Ukraine 2022, war with Ukraine Latest news today, News War with Ukraine 2022 Last for today, will there be a war between Ukraine and Russia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6/r.jpg" text:style-name="Internet_20_link" text:visited-style-name="Visited_20_Internet_20_Link">
r.jpg</text:a>
']</text:p>
      <text:p text:style-name="P4">
标签: ['КОРОЛІВСТВО НОРВЕГІЯ', 'ПІДТРИМКА УКРАЇНИ', 'ЯДЕРНА БЕЗПЕКА']</text:p>
      <text:p text:style-name="P4">
类别: News</text:p>
      <!--METADATA-->
      <text:p text:style-name="P4">
<draw:frame draw:style-name="fr1" draw:name="Image268" text:anchor-type="as-char" svg:width="6.9236in" svg:height="4.61188in" draw:z-index="0">
<draw:image xlink:href="../Images/AРМІЯINFORM/2023-06-20T67-00-00-04-00/r.jpg" xlink:type="simple" xlink:show="embed" xlink:actuate="onLoad" draw:mime-type="image/jpeg"/>
</draw:frame>
挪威将增加2.5亿挪威语的乌克兰核安全支持(2300万美元)在2023年。</text:p>
      <text:p text:style-name="P4">
关于这个<text:a xlink:type="simple" xlink:href="https://www.regjeringen.no/no/aktuelt/250-millioner-til-atomsikkerhet-i-ukraina/id2985926/" text:style-name="Internet_20_link" text:visited-style-name="Visited_20_Internet_20_Link">
被引用</text:a>
在外国著作部的网站上。</text:p>
      <text:p text:style-name="P4">
“俄罗斯的战争和违反国际法的行为使乌克兰的核安全受到了巨大压力。 乌克兰的一次核事故可能会在该国边界之外产生后果。”</text:p>
      <text:p text:style-name="P4">
挪威还将分配1亿挪威语王冠，以支持国际原子能局的工作(艾达).</text:p>
      <text:p text:style-name="P4">
«Це гарантує, що експерти агентства все ще можуть бути присутніми в Україні.Сьогодні МАГАТЕ присутнє на Чорнобильській атомній станції, ЗАЕС та трьохінших діючих атомних електростанціях країни», — наголосили у міністерстві.</text:p>
      <text:p text:style-name="P4">
Ще 150 млн крон виділять на фінансування співпраці Норвегії з Україною у сферіядерної безпеки.</text:p>
      <text:p text:style-name="P4">
«Ці кошти будуть спрямовані на зменшення ризиків аварій та інцидентів,пов'язаних із вивільненням радіоактивних речовин. А також на зменшення ризикупотрапляння радіоактивних матеріалів до чужих рук», — зазначили у відомстві.</text:p>
      <text:p text:style-name="P4">
News Source: <text:a xlink:type="simple" xlink:href="https://armyinform.com.ua/2023/06/20/norvegiya-vydilyaye-na-pidtrymku-yadernoyi-bezpeky-v-ukrayini-ponad-23-mln/" text:style-name="Internet_20_link" text:visited-style-name="Visited_20_Internet_20_Link">
https://armyinform.com.ua/2023/06/20/norvegiya-vydilyaye-na-pidtrymku-yadernoyi-bezpeky-v-ukrayini-ponad-23-mln/</text:a>
</text:p>
      <!--NEWS-->
      <text:h text:style-name="P10" text:outline-level="1">
<text:span text:style-name="T4">
已经销毁了13个“匕首”的反飞行人员从空军指挥官那里获得了奖项</text:span>
</text:h>
      <text:p text:style-name="P4">
作者: ['Анастасія Олехнович']</text:p>
      <text:p text:style-name="P4">
时间: 2023-06-20T68:00:00-04:00</text:p>
      <text:p text:style-name="P4">
描述: X-47“ Kingal”已经13个“未转换”的有氧导弹击败了乌克兰的Zenitniki ...与乌克兰2022年的战争，与乌克兰与乌克兰的最新新闻，《与乌克兰2022年的新闻》的战争，今天是战争，将会发生战争，将会发生战争between Ukraine and Russia and when, when, when, when, when, when, when, when, when, when. The war with Ukraine in 2022 will be or not, will there be a war with Ukraine in the near future, the war与乌克兰的乌克兰今天的新闻乌克兰有关，乌克兰新闻在乌克兰媒体的俄罗斯人</text:p>
      <text:p text:style-name="P4">
图片: ['<text:a xlink:type="simple" xlink:href="https://armyinform.com.ua/wp-content/uploads/2023/06/e4ef7716-4208-4230-bdcd-96bef75a9194.jpg" text:style-name="Internet_20_link" text:visited-style-name="Visited_20_Internet_20_Link">
e4ef7716-4208-4230-bdcd-96bef75a9194.jpg</text:a>
', '<text:a xlink:type="simple" xlink:href="https://armyinform.com.ua/wp-content/uploads/2023/06/2a680dbe-4698-4699-a7ce-f1fefc206c96-150x150.jpg" text:style-name="Internet_20_link" text:visited-style-name="Visited_20_Internet_20_Link">
2a680dbe-4698-4699-a7ce-f1fefc206c96-150x150.jpg</text:a>
', '<text:a xlink:type="simple" xlink:href="https://armyinform.com.ua/wp-content/uploads/2023/06/1223fef3-1001-4c25-a3cf-9598d06ab239-150x150.jpg" text:style-name="Internet_20_link" text:visited-style-name="Visited_20_Internet_20_Link">
1223fef3-1001-4c25-a3cf-9598d06ab239-150x150.jpg</text:a>
', '<text:a xlink:type="simple" xlink:href="https://armyinform.com.ua/wp-content/uploads/2023/06/0c179ff9-0fdd-4d37-9c20-95f911015162-150x150.jpg" text:style-name="Internet_20_link" text:visited-style-name="Visited_20_Internet_20_Link">
0c179ff9-0fdd-4d37-9c20-95f911015162-150x150.jpg</text:a>
', '<text:a xlink:type="simple" xlink:href="https://armyinform.com.ua/wp-content/uploads/2023/06/d27a472f-bd63-49db-9a74-7c56378cfa15-150x150.jpg" text:style-name="Internet_20_link" text:visited-style-name="Visited_20_Internet_20_Link">
d27a472f-bd63-49db-9a74-7c56378cfa15-150x150.jpg</text:a>
', '<text:a xlink:type="simple" xlink:href="https://armyinform.com.ua/wp-content/uploads/2023/06/1c908c40-9e17-4fbc-9dfc-8c955171b6c5-150x150.jpg" text:style-name="Internet_20_link" text:visited-style-name="Visited_20_Internet_20_Link">
1c908c40-9e17-4fbc-9dfc-8c955171b6c5-150x150.jpg</text:a>
', '<text:a xlink:type="simple" xlink:href="https://armyinform.com.ua/wp-content/uploads/2023/06/2d226f1f-a6ce-4d3e-8bb9-cd0a135c816f-150x150.jpg" text:style-name="Internet_20_link" text:visited-style-name="Visited_20_Internet_20_Link">
2d226f1f-a6ce-4d3e-8bb9-cd0a135c816f-150x150.jpg</text:a>
', '<text:a xlink:type="simple" xlink:href="https://armyinform.com.ua/wp-content/uploads/2023/06/2e1dc20f-3c94-4c50-9cb4-14b3f1bc3f20-150x150.jpg" text:style-name="Internet_20_link" text:visited-style-name="Visited_20_Internet_20_Link">
2e1dc20f-3c94-4c50-9cb4-14b3f1bc3f20-150x150.jpg</text:a>
']</text:p>
      <text:p text:style-name="P4">
标签: ['ВТОРГНЕННЯ РФ', 'НАГОРОДЖЕННЯ', 'ПС ЗСУ']</text:p>
      <text:p text:style-name="P4">
类别: News</text:p>
      <!--METADATA-->
      <text:p text:style-name="P4">
<draw:frame draw:style-name="fr1" draw:name="Image269" text:anchor-type="as-char" svg:width="6.9236in" svg:height="4.615733in" draw:z-index="0">
<draw:image xlink:href="../Images/AРМІЯINFORM/2023-06-20T68-00-00-04-00/e4ef7716-4208-4230-bdcd-96bef75a9194.jpg" xlink:type="simple" xlink:show="embed" xlink:actuate="onLoad" draw:mime-type="image/jpeg"/>
</draw:frame>
已经有13枚“无敌”的“无敌”导弹X-47“匕首”已经在首都的天空上摧毁了乌克兰教室。 在5月4日的历史时刻之后，当第一军被记录为毁灭俄罗斯“匕首”的事实，俄罗斯人两次，居住在基辅的“匕首”中 -  5月16日和6月16日。 每次 - 毫无用处，防空的目的。</text:p>
      <text:p text:style-name="P4">
<text:a xlink:type="simple" xlink:href="https://armyinform.com.ua/wp-content/uploads/2023/06/2a680dbe-4698-4699-a7ce-f1fefc206c96.jpg" text:style-name="Internet_20_link" text:visited-style-name="Visited_20_Internet_20_Link">
!(Images/AРМІЯINFORM/2023-06-20T68-00-00-04-00/2a680dbe-4698-4699-a7ce-f1fefc206c96-150x150.jpg)</text:a>
</text:p>
      <text:p text:style-name="P4">
<text:a xlink:type="simple" xlink:href="https://armyinform.com.ua/wp-content/uploads/2023/06/1223fef3-1001-4c25-a3cf-9598d06ab239.jpg" text:style-name="Internet_20_link" text:visited-style-name="Visited_20_Internet_20_Link">
<draw:frame draw:style-name="fr1" draw:name="Image270" text:anchor-type="as-char" svg:width="6.9236in" svg:height="6.9236in" draw:z-index="0">
<draw:image xlink:href="../Images/AРМІЯINFORM/2023-06-20T68-00-00-04-00/1223fef3-1001-4c25-a3cf-9598d06ab239-150x150.jpg" xlink:type="simple" xlink:show="embed" xlink:actuate="onLoad" draw:mime-type="image/jpeg"/>
</draw:frame>
</text:a>
</text:p>
      <text:p text:style-name="P4">
<text:a xlink:type="simple" xlink:href="https://armyinform.com.ua/wp-content/uploads/2023/06/0c179ff9-0fdd-4d37-9c20-95f911015162.jpg" text:style-name="Internet_20_link" text:visited-style-name="Visited_20_Internet_20_Link">
<draw:frame draw:style-name="fr1" draw:name="Image271" text:anchor-type="as-char" svg:width="6.9236in" svg:height="6.9236in" draw:z-index="0">
<draw:image xlink:href="../Images/AРМІЯINFORM/2023-06-20T68-00-00-04-00/0c179ff9-0fdd-4d37-9c20-95f911015162-150x150.jpg" xlink:type="simple" xlink:show="embed" xlink:actuate="onLoad" draw:mime-type="image/jpeg"/>
</draw:frame>
</text:a>
</text:p>
      <text:p text:style-name="P4">
<text:a xlink:type="simple" xlink:href="https://armyinform.com.ua/wp-content/uploads/2023/06/d27a472f-bd63-49db-9a74-7c56378cfa15.jpg" text:style-name="Internet_20_link" text:visited-style-name="Visited_20_Internet_20_Link">
<draw:frame draw:style-name="fr1" draw:name="Image272" text:anchor-type="as-char" svg:width="6.9236in" svg:height="6.9236in" draw:z-index="0">
<draw:image xlink:href="../Images/AРМІЯINFORM/2023-06-20T68-00-00-04-00/d27a472f-bd63-49db-9a74-7c56378cfa15-150x150.jpg" xlink:type="simple" xlink:show="embed" xlink:actuate="onLoad" draw:mime-type="image/jpeg"/>
</draw:frame>
</text:a>
</text:p>
      <text:p text:style-name="P4">
<text:a xlink:type="simple" xlink:href="https://armyinform.com.ua/wp-content/uploads/2023/06/1c908c40-9e17-4fbc-9dfc-8c955171b6c5.jpg" text:style-name="Internet_20_link" text:visited-style-name="Visited_20_Internet_20_Link">
<draw:frame draw:style-name="fr1" draw:name="Image273" text:anchor-type="as-char" svg:width="6.9236in" svg:height="6.9236in" draw:z-index="0">
<draw:image xlink:href="../Images/AРМІЯINFORM/2023-06-20T68-00-00-04-00/1c908c40-9e17-4fbc-9dfc-8c955171b6c5-150x150.jpg" xlink:type="simple" xlink:show="embed" xlink:actuate="onLoad" draw:mime-type="image/jpeg"/>
</draw:frame>
</text:a>
</text:p>
      <text:p text:style-name="P4">
<text:a xlink:type="simple" xlink:href="https://armyinform.com.ua/wp-content/uploads/2023/06/2d226f1f-a6ce-4d3e-8bb9-cd0a135c816f.jpg" text:style-name="Internet_20_link" text:visited-style-name="Visited_20_Internet_20_Link">
<draw:frame draw:style-name="fr1" draw:name="Image274" text:anchor-type="as-char" svg:width="6.9236in" svg:height="6.9236in" draw:z-index="0">
<draw:image xlink:href="../Images/AРМІЯINFORM/2023-06-20T68-00-00-04-00/2d226f1f-a6ce-4d3e-8bb9-cd0a135c816f-150x150.jpg" xlink:type="simple" xlink:show="embed" xlink:actuate="onLoad" draw:mime-type="image/jpeg"/>
</draw:frame>
</text:a>
</text:p>
      <text:p text:style-name="P4">
<text:a xlink:type="simple" xlink:href="https://armyinform.com.ua/wp-content/uploads/2023/06/2e1dc20f-3c94-4c50-9cb4-14b3f1bc3f20.jpg" text:style-name="Internet_20_link" text:visited-style-name="Visited_20_Internet_20_Link">
<draw:frame draw:style-name="fr1" draw:name="Image275" text:anchor-type="as-char" svg:width="6.9236in" svg:height="6.9236in" draw:z-index="0">
<draw:image xlink:href="../Images/AРМІЯINFORM/2023-06-20T68-00-00-04-00/2e1dc20f-3c94-4c50-9cb4-14b3f1bc3f20-150x150.jpg" xlink:type="simple" xlink:show="embed" xlink:actuate="onLoad" draw:mime-type="image/jpeg"/>
</draw:frame>
</text:a>
击退强大的攻击，因为仅与“匕首”并行仅在基辅地区的最后两个攻击攻击，攻击了数十个弹道目标，有翼和无人机，这是有可能的<text:a xlink:type="simple" xlink:href="https://armyinform.com.ua/2023/06/15/kombryg-granit-nihto-u-sviti-ne-buv-peven-shho-kyndzhal-mozhlyvo-znyshhyty-a-my-dovely-cze-na-praktyczi/" text:style-name="Internet_20_link" text:visited-style-name="Visited_20_Internet_20_Link">
反空运</text:a>
中心航空司令部第96防空导弹旅。 通过反航空stiators的武器和技能，已经取得了出色的成果，而反航行的stiators实际上从未采取模板。</text:p>
      <text:p text:style-name="P4">
News Source: <text:a xlink:type="simple" xlink:href="https://armyinform.com.ua/2023/06/20/zenitnyky-yaki-znyshhyly-vzhe-13-kyndzhaliv-otrymaly-nagorody-vid-komanduvacha-povitryanyh-syl/" text:style-name="Internet_20_link" text:visited-style-name="Visited_20_Internet_20_Link">
https://armyinform.com.ua/2023/06/20/zenitnyky-yaki-znyshhyly-vzhe-13-kyndzhaliv-otrymaly-nagorody-vid-komanduvacha-povitryanyh-syl/</text:a>
</text:p>
      <!--NEWS-->
      <text:h text:style-name="P10" text:outline-level="1">
<text:span text:style-name="T4">
在军事媒体中心的简报中，关于消除后果</text:span>
</text:h>
      <text:p text:style-name="P4">
作者: ['АРМІЯINFORM']</text:p>
      <text:p text:style-name="P4">
时间: 2023-06-20T69:00:00-04:00</text:p>
      <text:p text:style-name="P4">
描述: https://www.youtube.com/watch?v=ilgwf7jrroy brere of the Ucraine的持有服务的商品...与乌克兰2022年的战争，与乌克兰的最新消息，今天与乌克兰的最新新闻，与乌克兰的战争，与乌克兰2022年的战争，今天，将于今天与乌克兰战争乌克兰与俄罗斯与乌克兰在2022年发生的战争之间会发生战争</text:p>
      <text:p text:style-name="P4">
图片: []</text:p>
      <text:p text:style-name="P4">
标签: ['БРИФІНГ', 'ДСНС УКРАЇНИ', 'ЛІКВІДАЦІЯ']</text:p>
      <text:p text:style-name="P4">
类别: News</text:p>
      <!--METADATA-->
      <text:p text:style-name="P4">
向乌克兰亚历山德拉兹州州紧急服务部门发言人简报，以消除爆炸卡科夫卡水力发电站的后果，并为人口提供援助。</text:p>
      <text:p text:style-name="P4">
News Source: <text:a xlink:type="simple" xlink:href="https://armyinform.com.ua/2023/06/20/bryfing-u-military-media-center-shhodo-likvidacziyi-naslidkiv-pidryvu-kahovskoyi-ges/" text:style-name="Internet_20_link" text:visited-style-name="Visited_20_Internet_20_Link">
https://armyinform.com.ua/2023/06/20/bryfing-u-military-media-center-shhodo-likvidacziyi-naslidkiv-pidryvu-kahovskoyi-ges/</text:a>
</text:p>
      <!--NEWS-->
      <text:h text:style-name="P10" text:outline-level="1">
<text:span text:style-name="T4">
Kakhovskaya水力发电站：Zelenskaya向以色列流行病学家呼吁寻求帮助</text:span>
</text:h>
      <text:p text:style-name="P4">
作者: Ukrinform (Person)</text:p>
      <text:p text:style-name="P4">
出版商: Укринформ (Organization)</text:p>
      <text:p text:style-name="P4">
出版时间: 2023-06-20T6:25:30+03:00</text:p>
      <text:p text:style-name="P4">
修改时间: 2023-06-20T22:25:30+03:00</text:p>
      <text:p text:style-name="P4">
描述: 乌克兰Olena Zelenskaya的第一夫人向以色列流行病学家呼吁，要求帮助克服破坏Kakhovsky水力发电厂的后果。  - 乌克林。</text:p>
      <text:p text:style-name="P4">
图片: ['<text:a xlink:type="simple" xlink:href="https://static.ukrinform.com/photos/2023_06/thumb_files/630_360_1687289056-633.jpg" text:style-name="Internet_20_link" text:visited-style-name="Visited_20_Internet_20_Link">
630_360_16872...</text:a>
']</text:p>
      <text:p text:style-name="P4">
标签: ['Ізраїль', 'Каховська ГЕС', 'Олена Зеленська']</text:p>
      <text:p text:style-name="P4">
类型: Article</text:p>
      <!--METADATA-->
      <text:p text:style-name="P4">
<draw:frame draw:style-name="fr1" draw:name="Image276" text:anchor-type="as-char" svg:width="6.9236in" svg:height="3.956343in" draw:z-index="0">
<draw:image xlink:href="../Images/yкринформ/2023-06-20T6-25-30-03-00/630_360_1687289056-633.jpg" xlink:type="simple" xlink:show="embed" xlink:actuate="onLoad" draw:mime-type="image/jpeg"/>
</draw:frame>
乌克兰第一夫人的奥琳娜·泽伦斯卡亚(Olena Zelenskaya)向以色列流行病学家呼吁，要求克服破坏卡科夫卡水力发电宣传的后果。</text:p>
      <text:p text:style-name="P4">
根据乌克林福姆的说法，Zelenskaya在[Telegram]中报告(https://t.me/FirstLadyOfUkraine/3468)。</text:p>
      <text:p text:style-name="P4">
她写道：“她向以色列流行病学家呼吁，要求克服Kakhovskaya水力发电厂寻求帮助，该电厂以环境危险的态度威胁着整个国家。”</text:p>
      <text:p text:style-name="P4">
<text:span text:style-name="T4">
另请阅读：</text:span>
 [在尼古拉夫(Nikolaev(https://www.ukrinform.ua/rubric-regions/3725334-u-mikolaevi-zakrili-ponad-dva-desatki-tocok-vidaci-vodi-u-probah-znajsli-skidlivi-recovini.html)此外，乌克兰的第一夫人与妻子的总理以色列总理内塔尼亚加(Israelusa Netanyaga)讨论了以色列早期警报制度，这使得人们可以更准确地告知人们，而不会在每次国家地区每次发出警报时都会发出警报。</text:p>
      <text:p text:style-name="P4">
Zelenskaya指出，心理学家以色列总理的妻子拥有与经历过恐怖袭击，失去父母和其他与战争有关的其他事件的孩子合作的经验。</text:p>
      <text:p text:style-name="P4">
乌克兰的第一夫人说：“因此，他们并没有错过侵略者心理和康复方式受伤的孩子的话题。”</text:p>
      <text:p text:style-name="P4">
<text:span text:style-name="T4">
另请阅读：</text:span>
 <text:a xlink:type="simple" xlink:href="https://www.ukrinform.ua/rubric-regions/3725261-na-mikolaivsini-se-stoit-voda-pidtopleni-cotiri-sela.html" text:style-name="Internet_20_link" text:visited-style-name="Visited_20_Internet_20_Link">
在Mykolaiv地区仍然有水 - 洪水淹没了四个村庄</text:a>
Zelenskaya感谢Netanyag开会和保证进一步的支持。 乌克兰的第一夫人希望讨论主题的主题将在政府层面上合作。</text:p>
      <text:p text:style-name="P4">
据报道，自6月19日以来，总统的妻子Olena Zelenskaya一直是以色列的大三学生。</text:p>
      <text:p text:style-name="P4">
照片：Elena Zelenskaya，电报</text:p>
      <text:p text:style-name="P4">
News Source: <text:a xlink:type="simple" xlink:href="https://www.ukrinform.ua/rubric-society/3725541-pidriv-kahovskoi-ges-zelenska-zvernulasa-do-izrailskih-epidemiologiv-iz-zapitom-pro-dopomogu.html" text:style-name="Internet_20_link" text:visited-style-name="Visited_20_Internet_20_Link">
https://www.ukrinform.ua/rubric-society/3725541-pidriv-kahovskoi-ges-zelenska-zvernulasa-do-izrailskih-epidemiologiv-iz-zapitom-pro-dopomogu.html</text:a>
</text:p>
      <!--NEWS-->
      <text:h text:style-name="P10" text:outline-level="1">
<text:span text:style-name="T4">
“肮脏炸弹”的场合：乌克兰国防部评估所有风险，并采取措施抵消俄罗斯威胁</text:span>
</text:h>
      <text:p text:style-name="P4">
作者: ['АРМІЯINFORM']</text:p>
      <text:p text:style-name="P4">
时间: 2023-06-20T70:00:00-04:00</text:p>
      <text:p text:style-name="P4">
描述: NikchenisєZvinuvachennya Rosiysko Federals在Sudo Rusheni Miversity的外星人地址...与乌克兰2022年的战争，与乌克兰的最新消息，今天与乌克兰的新闻，今天与乌克兰的新闻战争，今天上次与乌克兰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censor_social-e1683610187532.jpg" text:style-name="Internet_20_link" text:visited-style-name="Visited_20_Internet_20_Link">
censor_social-e1683610187532.jpg</text:a>
']</text:p>
      <text:p text:style-name="P4">
标签: ['АГРЕСІЯ РФ', 'БРУДНА БОМБА', 'ВТОРГНЕННЯ РФ', 'КРАЇНА-ТЕРОРИСТ РФ', 'МОУ']</text:p>
      <text:p text:style-name="P4">
类别: News</text:p>
      <!--METADATA-->
      <text:p text:style-name="P4">
<draw:frame draw:style-name="fr1" draw:name="Image277" text:anchor-type="as-char" svg:width="6.9236in" svg:height="3.584808in" draw:z-index="0">
<draw:image xlink:href="../Images/AРМІЯINFORM/2023-06-20T70-00-00-04-00/censor_social-e1683610187532.jpg" xlink:type="simple" xlink:show="embed" xlink:actuate="onLoad" draw:mime-type="image/jpeg"/>
</draw:frame>
俄罗斯联邦对外国人道主义法的指控，创造了“肮脏的炸弹”，使用存储的方法和战争手段的使用是无效的。 去年秋天，当俄罗斯入侵者被霍森周围的前线击败时，俄罗斯力量嘴的类似陈述也响起。</text:p>
      <text:p text:style-name="P4">
关于它<text:a xlink:type="simple" xlink:href="https://t.me/ministry_of_defense_ua/7702" text:style-name="Internet_20_link" text:visited-style-name="Visited_20_Internet_20_Link">
报告</text:a>
国防部乌克兰。</text:p>
      <text:p text:style-name="P4">
报告中说：“目标非常明确：俄罗斯当局希望分散占领部队在前线的明显恶意，并对乌克兰西方盟友产生不信任。”</text:p>
      <text:p text:style-name="P4">
记起：</text:p>
      <text:p text:style-name="P4">
*正是俄罗斯不合理地入侵了乌克兰的领土； * 2022年，俄罗斯占领了切尔诺贝利和Zaporizhhya NPP，在那里放置了武器和弹药，炮击。 俄罗斯人仍然将被占领的Zaporizhhya NPP用作勒索因素。</text:p>
      <text:p text:style-name="P4">
“俄罗斯人损害了俄罗斯人，俄罗斯人造成了环境和人道主义 - 掌控性。 关于俄罗斯的良心 - 乌克兰定居点的炮击，平民的大规模泥泞，战俘的酷刑和处决。 如果俄罗斯谈到某人的战争危险 - 那么它可以解决它本身。如果俄罗斯谈到“肮脏的炸弹”，那可能是对俄罗斯人使用的真正威胁。”</text:p>
      <text:p text:style-name="P4">
就其一方面，乌克兰国防部评估了所有场景和互连，以及与其他机构以及军事行政部门一起采取措施来抵消俄罗斯威胁。</text:p>
      <text:p text:style-name="P4">
News Source: <text:a xlink:type="simple" xlink:href="https://armyinform.com.ua/2023/06/20/vkydy-pro-brudnu-bombu-minoborony-ukrayiny-oczinyuye-vsi-ryzyky-i-vzhyvaye-zahodiv-dlya-protydiyi-rosijskij-zagrozi/" text:style-name="Internet_20_link" text:visited-style-name="Visited_20_Internet_20_Link">
https://armyinform.com.ua/2023/06/20/vkydy-pro-brudnu-bombu-minoborony-ukrayiny-oczinyuye-vsi-ryzyky-i-vzhyvaye-zahodiv-dlya-protydiyi-rosijskij-zagrozi/</text:a>
</text:p>
      <!--NEWS-->
      <text:h text:style-name="P10" text:outline-level="1">
<text:span text:style-name="T4">
Volodymyr Zelenskyy与欧洲委员会主席讨论了对俄罗斯委员会的财政支持和制裁</text:span>
</text:h>
      <text:p text:style-name="P4">
作者: ['АРМІЯINFORM']</text:p>
      <text:p text:style-name="P4">
时间: 2023-06-20T71:00:00-04:00</text:p>
      <text:p text:style-name="P4">
描述: 乌克兰沃罗迪米尔Zelensky Zelensmov Rozmov总统与总统...与乌克兰2022年的战争，与乌克兰与乌克兰的最新新闻战争，今天与乌克兰2022年的新闻战争，乌克兰和俄罗斯之间的战争将发生，乌克兰与乌克兰的战争将在他们说，在2022年是否在不久的将来与乌克兰战争，他们说，与乌克兰的战争，今天的乌克兰新闻，乌克兰的新闻，乌克兰媒体在俄罗斯的媒体</text:p>
      <text:p text:style-name="P4">
图片: ['<text:a xlink:type="simple" xlink:href="https://armyinform.com.ua/wp-content/uploads/2023/06/image-4-scaled.jpg" text:style-name="Internet_20_link" text:visited-style-name="Visited_20_Internet_20_Link">
image-4-scaled.jpg</text:a>
']</text:p>
      <text:p text:style-name="P4">
标签: ['ПРЕЗИДЕНТ УКРАЇНИ', 'САНКЦІЇ РФ', 'УРСУЛА ФОН ДЕР ЛЯЄН', 'ФІНАНСОВА ПІДТРИМКА']</text:p>
      <text:p text:style-name="P4">
类别: News</text:p>
      <!--METADATA-->
      <text:p text:style-name="P4">
<draw:frame draw:style-name="fr1" draw:name="Image278" text:anchor-type="as-char" svg:width="6.9236in" svg:height="4.615733in" draw:z-index="0">
<draw:image xlink:href="../Images/AРМІЯINFORM/2023-06-20T71-00-00-04-00/image-4-scaled.jpg" xlink:type="simple" xlink:show="embed" xlink:actuate="onLoad" draw:mime-type="image/jpeg"/>
</draw:frame>
乌克兰沃罗迪米尔·泽伦斯基(Ukraine Volodymyr Zelensky)主席与厄休拉·冯·德·莱恩(Ursula von der Lyen)的总统委员会进行了电话交谈。</text:p>
      <text:p text:style-name="P4">
国家元首<text:a xlink:type="simple" xlink:href="https://twitter.com/ZelenskyyUa/status/1670853448005296128" text:style-name="Internet_20_link" text:visited-style-name="Visited_20_Internet_20_Link">
报告</text:a>
在他的Twitter中。</text:p>
      <text:p text:style-name="P4">
在伦敦乌克兰恢复会议的前夕，弗拉基米尔泽斯基和厄休拉·冯·莱恩(Ursula von der Lien)讨论了对乌克兰的进一步财政支持，以及批准第11届欧盟制裁计划的前景。</text:p>
      <text:p text:style-name="P4">
弗拉基米尔泽伦斯基(Vladimirzelensky)写道：“我们正在等待本周对乌克兰进步的中级口头评估，以遵守欧洲委员会的建议。”</text:p>
      <text:p text:style-name="P4">
反过来，Ursula von der Lyen <text:a xlink:type="simple" xlink:href="https://twitter.com/vonderleyen/status/1670837579606900753" text:style-name="Internet_20_link" text:visited-style-name="Visited_20_Internet_20_Link">
注意到</text:a>
他与乌克兰总统讨论了“第2023页的财政支持以及乌克兰在改革中取得的进展”。</text:p>
      <text:p text:style-name="P4">
News Source: <text:a xlink:type="simple" xlink:href="https://armyinform.com.ua/2023/06/20/volodymyr-zelenskyj-obgovoryv-iz-prezydentom-yevrokomisiyi-finansovu-pidtrymku-j-sankcziyi-proty-rf/" text:style-name="Internet_20_link" text:visited-style-name="Visited_20_Internet_20_Link">
https://armyinform.com.ua/2023/06/20/volodymyr-zelenskyj-obgovoryv-iz-prezydentom-yevrokomisiyi-finansovu-pidtrymku-j-sankcziyi-proty-rf/</text:a>
</text:p>
      <!--NEWS-->
      <text:h text:style-name="P10" text:outline-level="1">
<text:span text:style-name="T4">
Alexei Reznikov感谢丹麦和法国的凯撒·索（Caesar Sau），他们吓坏了占领者</text:span>
</text:h>
      <text:p text:style-name="P4">
作者: ['АРМІЯINFORM']</text:p>
      <text:p text:style-name="P4">
时间: 2023-06-20T72:00:00-04:00</text:p>
      <text:p text:style-name="P4">
描述: 乌克兰防御Oleksiy Reznikov的官方，另一方面是同一个弗朗兹进行转会的……与乌克兰2022年的战争，与乌克兰与乌克兰的最新新闻，今天与乌克兰2022年的新闻战争，今天还有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6/606f7f689912c681bac939bd87f8fc04.jpg" text:style-name="Internet_20_link" text:visited-style-name="Visited_20_Internet_20_Link">
606f7f689912c681bac939bd87f8fc04.jpg</text:a>
']</text:p>
      <text:p text:style-name="P4">
标签: ['ДОПОМОГА УКРАЇНІ', 'КОРОЛІВСТВО ДАНІЯ', 'ОЛЕКСІЙ РЕЗНІКОВ', 'ОФІЦІЙНО', 'ФРАНЦІЯ', 'ФРАНЦУЗЬКА 155-ММ САМОХІДНА АРТИЛЕРІЙСЬКА УСТАНОВКА CAESAR']</text:p>
      <text:p text:style-name="P4">
类别: News</text:p>
      <!--METADATA-->
      <text:p text:style-name="P4">
<draw:frame draw:style-name="fr1" draw:name="Image279" text:anchor-type="as-char" svg:width="6.9236in" svg:height="3.894525in" draw:z-index="0">
<draw:image xlink:href="../Images/AРМІЯINFORM/2023-06-20T72-00-00-04-00/606f7f689912c681bac939bd87f8fc04.jpg" xlink:type="simple" xlink:show="embed" xlink:actuate="onLoad" draw:mime-type="image/jpeg"/>
</draw:frame>
乌克兰Oleksiy Reznikov的国防部长表示感谢丹麦和法国转移到乌克兰155毫米自推销的凯撒炮兵部队。</text:p>
      <text:p text:style-name="P4">
关于它，乌克兰国防部的负责人<text:a xlink:type="simple" xlink:href="https://twitter.com/oleksiireznikov/status/1671126277888065536" text:style-name="Internet_20_link" text:visited-style-name="Visited_20_Internet_20_Link">
写道</text:a>
推特。</text:p>
      <text:p text:style-name="P4">
“当俄罗斯占领者上床睡觉时，他不知道凯撒去了夜生活，这将是成功的。 但是他很害怕。 胆小鬼在真正的死亡中多次死亡。 谢谢，丹麦和法国!”  - 在帖子中说。</text:p>
      <text:p text:style-name="P4">
回想一下，<text:span text:style-name="T4">
凯撒</text:span>
是自行炮兵<text:a xlink:type="simple" xlink:href="https://armyinform.com.ua/2022/05/24/gaubyczi-caesar-vzhe-na-peredovij-valerij-zaluzhnyj/" text:style-name="Internet_20_link" text:visited-style-name="Visited_20_Internet_20_Link">
安装</text:a>
新一代。 它有机会以高准确的距离在距前线20公里或更长时间的距离上打动敌人。在此距离上，有炮兵，储备金，敌人的管理点。他们的破坏会降低敌人的进攻潜力。</text:p>
      <text:p text:style-name="P4">
2023年4月28日Alexei Reznikov <text:a xlink:type="simple" xlink:href="https://armyinform.com.ua/2023/04/28/na-bojove-cherguvannya-v-ukrayini-zastupyly-danski-sau-caesar-oleksij-reznikov/" text:style-name="Internet_20_link" text:visited-style-name="Visited_20_Internet_20_Link">
报告</text:a>
丹麦的凯撒在乌克兰发起，并停下来担任战斗职务。</text:p>
      <text:p text:style-name="P4">
News Source: <text:a xlink:type="simple" xlink:href="https://armyinform.com.ua/2023/06/20/oleksij-reznikov-podyakuvav-daniyi-ta-francziyi-za-sau-caesar-yaki-navodyat-zhah-na-okupantiv/" text:style-name="Internet_20_link" text:visited-style-name="Visited_20_Internet_20_Link">
https://armyinform.com.ua/2023/06/20/oleksij-reznikov-podyakuvav-daniyi-ta-francziyi-za-sau-caesar-yaki-navodyat-zhah-na-okupantiv/</text:a>
</text:p>
      <!--NEWS-->
      <text:h text:style-name="P10" text:outline-level="1">
<text:span text:style-name="T4">
乌克兰总统：这场残酷战争的来源 - 乌克兰边界之外</text:span>
</text:h>
      <text:p text:style-name="P4">
作者: ['АРМІЯINFORM']</text:p>
      <text:p text:style-name="P4">
时间: 2023-06-20T73:00:00-04:00</text:p>
      <text:p text:style-name="P4">
描述: 乌克兰沃迪米尔·泽伦斯基（Volodymyr Zelensky）总统隶属于乌克兰乌克兰尼古利（Kho ukrainian Nikoli）不是布拉杰勒（Bula Jerel）...与乌克兰2022年的战争，与乌克兰的最新消息，今天与乌克兰的新闻战争，今天与乌克兰2022年的新闻战争，乌克兰和俄罗斯和俄罗斯之间以及乌克兰和俄罗斯之间的战争将会与乌克兰与乌克兰的战争将是不可行</text:p>
      <text:p text:style-name="P4">
图片: ['<text:a xlink:type="simple" xlink:href="https://armyinform.com.ua/wp-content/uploads/2023/06/photo_5229007805845981907_y.jpg" text:style-name="Internet_20_link" text:visited-style-name="Visited_20_Internet_20_Link">
photo_5229007805845981907_y.jpg</text:a>
', '<text:a xlink:type="simple" xlink:href="https://armyinform.com.ua/wp-content/uploads/2023/06/photo_5229007805845981899_y-150x150.jpg" text:style-name="Internet_20_link" text:visited-style-name="Visited_20_Internet_20_Link">
photo_5229007805845981899_y-150x150.jpg</text:a>
', '<text:a xlink:type="simple" xlink:href="https://armyinform.com.ua/wp-content/uploads/2023/06/photo_5229007805845981904_x-150x150.jpg" text:style-name="Internet_20_link" text:visited-style-name="Visited_20_Internet_20_Link">
photo_5229007805845981904_x-150x150.jpg</text:a>
', '<text:a xlink:type="simple" xlink:href="https://armyinform.com.ua/wp-content/uploads/2023/06/photo_5229007805845981906_y-150x150.jpg" text:style-name="Internet_20_link" text:visited-style-name="Visited_20_Internet_20_Link">
photo_5229007805845981906_y-150x150.jpg</text:a>
', '<text:a xlink:type="simple" xlink:href="https://armyinform.com.ua/wp-content/uploads/2023/06/photo_5229007805845981903_y-150x150.jpg" text:style-name="Internet_20_link" text:visited-style-name="Visited_20_Internet_20_Link">
photo_5229007805845981903_y-150x150.jpg</text:a>
']</text:p>
      <text:p text:style-name="P4">
标签: ['ВІЙНА', 'ВОЛОДИМИР ЗЕЛЕНСЬКИЙ', 'ПРЕЗИДЕНТ УКРАЇНИ']</text:p>
      <text:p text:style-name="P4">
类别: News</text:p>
      <!--METADATA-->
      <text:p text:style-name="P4">
<draw:frame draw:style-name="fr1" draw:name="Image280" text:anchor-type="as-char" svg:width="6.9236in" svg:height="4.608521in" draw:z-index="0">
<draw:image xlink:href="../Images/AРМІЯINFORM/2023-06-20T73-00-00-04-00/photo_5229007805845981907_y.jpg" xlink:type="simple" xlink:show="embed" xlink:actuate="onLoad" draw:mime-type="image/jpeg"/>
</draw:frame>
乌克兰沃迪米尔·泽伦斯基(Ukraine Volodymyr Zelensky)总统指出，乌克兰从未成为入侵者的轰动者。</text:p>
      <text:p text:style-name="P4">
国家元首<text:a xlink:type="simple" xlink:href="https://t.me/V_Zelenskiy_official/6647" text:style-name="Internet_20_link" text:visited-style-name="Visited_20_Internet_20_Link">
写</text:a>
分发电报频道。</text:p>
      <text:p text:style-name="P4">
“这场残酷的战争在我们的土地上绝对没有任何东西，它本来可以用战争来源或想要其他人的东西的人的领土来产生我们的乌克兰。 我们保护人民的生活，我们的自由，低音，我们的价值观。 乌克兰儿童的和平!”  - 在他的报告中说。</text:p>
      <text:p text:style-name="P4">
<text:a xlink:type="simple" xlink:href="https://armyinform.com.ua/wp-content/uploads/2023/06/photo_5229007805845981899_y.jpg" text:style-name="Internet_20_link" text:visited-style-name="Visited_20_Internet_20_Link">
!(Images/AРМІЯINFORM/2023-06-20T73-00-00-04-00/photo_5229007805845981899_y-150x150.jpg)</text:a>
</text:p>
      <text:p text:style-name="P4">
<text:a xlink:type="simple" xlink:href="https://armyinform.com.ua/wp-content/uploads/2023/06/photo_5229007805845981904_x.jpg" text:style-name="Internet_20_link" text:visited-style-name="Visited_20_Internet_20_Link">
<draw:frame draw:style-name="fr1" draw:name="Image281" text:anchor-type="as-char" svg:width="6.9236in" svg:height="6.9236in" draw:z-index="0">
<draw:image xlink:href="../Images/AРМІЯINFORM/2023-06-20T73-00-00-04-00/photo_5229007805845981904_x-150x150.jpg" xlink:type="simple" xlink:show="embed" xlink:actuate="onLoad" draw:mime-type="image/jpeg"/>
</draw:frame>
</text:a>
</text:p>
      <text:p text:style-name="P4">
<text:a xlink:type="simple" xlink:href="https://armyinform.com.ua/wp-content/uploads/2023/06/photo_5229007805845981906_y.jpg" text:style-name="Internet_20_link" text:visited-style-name="Visited_20_Internet_20_Link">
<draw:frame draw:style-name="fr1" draw:name="Image282" text:anchor-type="as-char" svg:width="6.9236in" svg:height="6.9236in" draw:z-index="0">
<draw:image xlink:href="../Images/AРМІЯINFORM/2023-06-20T73-00-00-04-00/photo_5229007805845981906_y-150x150.jpg" xlink:type="simple" xlink:show="embed" xlink:actuate="onLoad" draw:mime-type="image/jpeg"/>
</draw:frame>
</text:a>
</text:p>
      <text:p text:style-name="P4">
<text:a xlink:type="simple" xlink:href="https://armyinform.com.ua/wp-content/uploads/2023/06/photo_5229007805845981903_y.jpg" text:style-name="Internet_20_link" text:visited-style-name="Visited_20_Internet_20_Link">
<draw:frame draw:style-name="fr1" draw:name="Image283" text:anchor-type="as-char" svg:width="6.9236in" svg:height="6.9236in" draw:z-index="0">
<draw:image xlink:href="../Images/AРМІЯINFORM/2023-06-20T73-00-00-04-00/photo_5229007805845981903_y-150x150.jpg" xlink:type="simple" xlink:show="embed" xlink:actuate="onLoad" draw:mime-type="image/jpeg"/>
</draw:frame>
</text:a>
</text:p>
      <text:p text:style-name="P4">
News Source: <text:a xlink:type="simple" xlink:href="https://armyinform.com.ua/2023/06/20/prezydent-ukrayiny-dzherelo-cziyeyi-zhorstokoyi-vijny-poza-kordonamy-ukrayiny/" text:style-name="Internet_20_link" text:visited-style-name="Visited_20_Internet_20_Link">
https://armyinform.com.ua/2023/06/20/prezydent-ukrayiny-dzherelo-cziyeyi-zhorstokoyi-vijny-poza-kordonamy-ukrayiny/</text:a>
</text:p>
      <!--NEWS-->
      <text:h text:style-name="P10" text:outline-level="1">
<text:span text:style-name="T4">
每小时最多1厘米：赫森标记处的dnieper的水位慢慢降低</text:span>
</text:h>
      <text:p text:style-name="P4">
作者: ['АРМІЯINFORM']</text:p>
      <text:p text:style-name="P4">
时间: 2023-06-20T74:00:00-04:00</text:p>
      <text:p text:style-name="P4">
描述: Udinchi“ Kherson”的Dnipri的Riven Drait是每年0.5-1厘米...与乌克兰2022年的战争，与乌克兰的最新新闻，今天与乌克兰的新闻战争，今天与乌克兰2022年的新闻战争，乌克兰将在乌克兰之间进行战争当俄罗斯和乌克兰在2022年与乌克兰的战争将在不久的将来与乌克兰战争，与乌克兰的战争，乌克兰今天的新闻，乌克兰的新闻，乌克兰媒体在俄罗斯的乌克兰新闻</text:p>
      <text:p text:style-name="P4">
图片: ['<text:a xlink:type="simple" xlink:href="https://armyinform.com.ua/wp-content/uploads/2023/06/oip-1.jpg" text:style-name="Internet_20_link" text:visited-style-name="Visited_20_Internet_20_Link">
oip-1.jpg</text:a>
']</text:p>
      <text:p text:style-name="P4">
标签: ['ДНІПРО', 'КАХОВСЬКА ГЕС', 'КАХОВСЬКА ГЕС/ШТАБ INFO']</text:p>
      <text:p text:style-name="P4">
类别: News</text:p>
      <!--METADATA-->
      <text:p text:style-name="P4">
<draw:frame draw:style-name="fr1" draw:name="Image284" text:anchor-type="as-char" svg:width="6.9236in" svg:height="4.025349in" draw:z-index="0">
<draw:image xlink:href="../Images/AРМІЯINFORM/2023-06-20T74-00-00-04-00/oip-1.jpg" xlink:type="simple" xlink:show="embed" xlink:actuate="onLoad" draw:mime-type="image/jpeg"/>
</draw:frame>
Kherson标记的DNIEPER的水位缓慢减少了0.5-1 cm的负担，现在<text:span text:style-name="T4">
 0.61 m。</text:span>
</text:p>
      <text:p text:style-name="P4">
关于它<text:a xlink:type="simple" xlink:href="https://t.me/shtab_kakhovska_hes/1046" text:style-name="Internet_20_link" text:visited-style-name="Visited_20_Internet_20_Link">
报告</text:a>
消除Kakhovskaya水力发电站后果的总部。</text:p>
      <text:p text:style-name="P4">
“在爆炸Kakhovskaya水力发电站之前，Kherson的Dniep​​er的水位为0.31米。 通常，自6月8日以来，水平为5.68米的水位随着5.07 m的浇水而降低。”该消息写道。</text:p>
      <text:p text:style-name="P4">
在Natnodniprovsky自然公园的地区，水逐渐下降。 目前，水平约为0.61 m。</text:p>
      <text:p text:style-name="P4">
大草地国家公园的水区仍在继续。 在Kamyanska Sich国家公园，该水平大约下降了近13 m。</text:p>
      <text:p text:style-name="P4">
News Source: <text:a xlink:type="simple" xlink:href="https://armyinform.com.ua/2023/06/20/do-1-sm-za-godynu-riven-vody-u-dnipri-na-poznachczi-herson-povilno-znyzhuyetsya/" text:style-name="Internet_20_link" text:visited-style-name="Visited_20_Internet_20_Link">
https://armyinform.com.ua/2023/06/20/do-1-sm-za-godynu-riven-vody-u-dnipri-na-poznachczi-herson-povilno-znyzhuyetsya/</text:a>
</text:p>
      <!--NEWS-->
      <text:h text:style-name="P10" text:outline-level="1">
<text:span text:style-name="T4">
SESS告诉DE工业和被占领的领土上仍有多少定居点淹没</text:span>
</text:h>
      <text:p text:style-name="P4">
作者: ['Володимир Поліщук']</text:p>
      <text:p text:style-name="P4">
时间: 2023-06-20T75:00:00-04:00</text:p>
      <text:p text:style-name="P4">
描述: pidriv dambi kakhovsko gidolectrostsia -ts nuibilsha ekolichna diasstroph inєvropi ...与乌克兰2022年与乌克兰的战争，与乌克兰的最新新闻，新闻新闻，新闻新闻，与乌克兰2022年与乌克兰的2022年最后一次与乌克兰和俄罗斯战争，以及乌克兰和乌克兰的战争，他们说，是否在不久的将来会与乌克兰发动战争</text:p>
      <text:p text:style-name="P4">
图片: ['<text:a xlink:type="simple" xlink:href="https://armyinform.com.ua/wp-content/uploads/2023/06/photo_5201956740311140880_y.jpg" text:style-name="Internet_20_link" text:visited-style-name="Visited_20_Internet_20_Link">
photo_5201956740311140880_y.jpg</text:a>
']</text:p>
      <text:p text:style-name="P4">
标签: ['MILITARY MEDIA CENTER', 'КАХОВСЬКА ГЕС', 'ОЛЕКСАНДР ХОРУЖНИЙ']</text:p>
      <text:p text:style-name="P4">
类别: News</text:p>
      <!--METADATA-->
      <text:p text:style-name="P4">
<draw:frame draw:style-name="fr1" draw:name="Image285" text:anchor-type="as-char" svg:width="6.9236in" svg:height="4.116297in" draw:z-index="0">
<draw:image xlink:href="../Images/AРМІЯINFORM/2023-06-20T75-00-00-04-00/photo_5201956740311140880_y.jpg" xlink:type="simple" xlink:show="embed" xlink:actuate="onLoad" draw:mime-type="image/jpeg"/>
</draw:frame>
卡科夫卡水力发电厂的爆炸是过去十年欧洲最大的环境胶带。 土壤污染和地表水毒素会导致南部地区的供水问题，Azatop，自然保护基金的领土导致其动植物消失。</text:p>
      <text:p text:style-name="P4">
同时，农业用地的大规模洪水和随后的现场灌溉治疗可能不会导致农作物，并会影响食品安全。</text:p>
      <text:p text:style-name="P4">
垃圾填埋场和动物死亡会导致流行病的并发症。 还存在年度锚矿和弹药的威胁。</text:p>
      <text:p text:style-name="P4">
乌克兰州政府服务处的发言人亚历山大·霍鲁兹尼(Alexander Horuzhny)在军事媒体中心的一份简报中宣布了这一点。</text:p>
      <ul>
        <li>
由于俄罗斯联邦的武装部队的管理不足，卡卡科夫斯基水电厂被摧毁，销毁了27个跨度，并有11个跨度销毁了11个跨度。 当然，漏水是男人制造的灾难性造成的灾难性后果，保留在乌克兰四个地区的领土上。 这些是亚历山大·霍罗兹(Alexander Khorozhzh)说，这些都是赫尔森，mykolaiv，zaporizhzhia和dnipropetrovsk地区。  - 在活动时600平方米被淹没。 赫尔森地区的公里。 其中32％是领土，有68％暂时占据。</li>
      </ul>
      <text:p text:style-name="P4">
有46个定居点立即到达洪水区。</text:p>
      <text:p text:style-name="P4">
由于所有民政部队的协调行动，已经创建了14Evkopunts，进行了受害者的注册，提供了心理和人道主义援助，并发布了产品集和水力选择水的发行。</text:p>
      <text:p text:style-name="P4">
疏散事件参与了火车和一百多个公共汽车。 大约1,400人涉及环境灾难的后果。</text:p>
      <text:p text:style-name="P4">
总共有2783人在赫尔森地区撤离，其中309名儿童和80名小型移动公民被撤离。 284只动物被撤离。</text:p>
      <text:p text:style-name="P4">
716人被从囚禁中救出，其中30名儿童和40人被救出。大约有400人获得了心理帮助。</text:p>
      <ul>
        <li>
与此同时，严重违反了国际法规则，俄罗斯人占领了被洪水淹没地区的人们撤离。 救援人员发言人说，在紧急和救援工作中，国家警察的两名雇员受伤。Dniep​​er的右岸有四个定居点 - 这些是818座房屋，临时和雇用的领土仍有17个定居点淹没。</li>
      </ul>
      <text:p text:style-name="P4">
根据国家警察的说法，在洪水区中有17名公民被杀，有20人受伤，许多人被认为失踪了。 有多少人在被占领的领土上 - 尚不清楚。</text:p>
      <ul>
        <li>
在那里(在暂时占领的领土上。 - <text:span text:style-name="T5">
在。</text:span>
)castrolic的情况 - 这当然是这样的信号。 自从SESA和所有安全和国防军的开始以来，他们没有发生在人们身上……这没有发生在那里，不幸的是，我认为我们的名字的损失很大，总结 - 亚历山大·霍伦兹(Alexander Khorunzhi)。</li>
      </ul>
      <text:p text:style-name="P4">
News Source: <text:a xlink:type="simple" xlink:href="https://armyinform.com.ua/2023/06/20/u-dsns-rozpovily-skilky-naselenyh-punktiv-zalyshayetsya-pidtoplenymy-na-deokupovanij-ta-okupovanij-terytoriyah/" text:style-name="Internet_20_link" text:visited-style-name="Visited_20_Internet_20_Link">
https://armyinform.com.ua/2023/06/20/u-dsns-rozpovily-skilky-naselenyh-punktiv-zalyshayetsya-pidtoplenymy-na-deokupovanij-ta-okupovanij-terytoriyah/</text:a>
</text:p>
      <!--NEWS-->
      <text:h text:style-name="P10" text:outline-level="1">
<text:span text:style-name="T4">
俄罗斯特工暴露了，他为占领者收集了有关乌克兰军事飞行员的信息</text:span>
</text:h>
      <text:p text:style-name="P4">
作者: ['АРМІЯINFORM']</text:p>
      <text:p text:style-name="P4">
时间: 2023-06-20T76:00:00-04:00</text:p>
      <text:p text:style-name="P4">
描述: 维克里特·罗西基（Vikrit Rosisyki）特工，雅基（Yakiy），已经成长了罗斯维达尼（Rosviddani）关于Aerodromi Zsu ta个人丹尼（Danis）的人...与乌克兰2022年的战争，与乌克兰的《今日新闻》（Today News）与乌克兰的新闻，《与乌克兰2022年的新闻》（News War）战争，今天上次与乌克兰的新闻战争，乌克兰和俄罗斯之间的战争将在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352409303_629330002627247_6571874303808974335_n.jpg" text:style-name="Internet_20_link" text:visited-style-name="Visited_20_Internet_20_Link">
352409303_629330002627247_6571874303808974335_n.jpg</text:a>
']</text:p>
      <text:p text:style-name="P4">
标签: ['АГРЕСІЯ РФ', 'ВТОРГНЕННЯ РФ', 'ДЕРЖАВНА ЗРАДА', 'СБУ']</text:p>
      <text:p text:style-name="P4">
类别: News</text:p>
      <!--METADATA-->
      <text:p text:style-name="P4">
<draw:frame draw:style-name="fr1" draw:name="Image286" text:anchor-type="as-char" svg:width="6.9236in" svg:height="4.586885in" draw:z-index="0">
<draw:image xlink:href="../Images/AРМІЯINFORM/2023-06-20T76-00-00-04-00/352409303_629330002627247_6571874303808974335_n.jpg" xlink:type="simple" xlink:show="embed" xlink:actuate="onLoad" draw:mime-type="image/jpeg"/>
</draw:frame>
俄罗斯特工被揭露，他收集了武装部队机场的情报和乌克兰军事飞行员的个人数据。 叛徒是一名退休的飞行员，是临时占领的伯迪安斯克的居民。</text:p>
      <text:p text:style-name="P4">
关于它<text:a xlink:type="simple" xlink:href="https://ssu.gov.ua/novyny/sbu-vykryla-zradnyka-yakyi-khotiv-peremanyty-ukrainskykh-viiskovykh-pilotiv-na-storonu-rf" text:style-name="Internet_20_link" text:visited-style-name="Visited_20_Internet_20_Link">
报告</text:a>
乌克兰的安全服务。</text:p>
      <text:p text:style-name="P4">
在大规模入侵俄罗斯联邦的开始时，他远程远程前往俄罗斯联邦武装部队的第52次重型轰炸航空团之一，他较早地在飞行员学校学习。 该男子在与乌克兰的战争中提供了帮助。</text:p>
      <text:p text:style-name="P4">
已经确定叛徒准备了武装部队现有空军的清单。侵略者对管理MIG-29，CU-24，SU-25，SU-25，SU-27，AN-26，AN-26和IL具有实践经验的专家感兴趣-76，以及直升机8和MI-24。</text:p>
      <text:p text:style-name="P4">
根据运营数据，占用者计划使用此信息来尝试乌克兰飞行员，以支持侵略者国家。</text:p>
      <text:p text:style-name="P4">
为了收集个人数据，叛徒称为前同学，“ Tremny”问他们“必要的”信息，包括其他联系人，居住地和服务。</text:p>
      <text:p text:style-name="P4">
根据收集的证据，他被告知涉嫌叛国罪，该叛国罪是在戒严令中犯下的。 目前，涉及的人正在乌克兰南部暂时占领的领土上躲藏。 但是，工作人员是要承担责任的全面措施。</text:p>
      <text:p text:style-name="P4">
News Source: <text:a xlink:type="simple" xlink:href="https://armyinform.com.ua/2023/06/20/vykryto-agenta-rf-yakyj-dlya-okupantiv-zbyrav-informacziyu-pro-ukrayinskyh-vijskovyh-pilotiv/" text:style-name="Internet_20_link" text:visited-style-name="Visited_20_Internet_20_Link">
https://armyinform.com.ua/2023/06/20/vykryto-agenta-rf-yakyj-dlya-okupantiv-zbyrav-informacziyu-pro-ukrayinskyh-vijskovyh-pilotiv/</text:a>
</text:p>
      <!--NEWS-->
      <text:h text:style-name="P10" text:outline-level="1">
<text:span text:style-name="T4">
SES的烟火每天被中和350多个爆炸物</text:span>
</text:h>
      <text:p text:style-name="P4">
作者: ['АРМІЯINFORM']</text:p>
      <text:p text:style-name="P4">
时间: 2023-06-20T77: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1/626bf4da61ec9-1-1.jpeg" text:style-name="Internet_20_link" text:visited-style-name="Visited_20_Internet_20_Link">
626bf4da61ec9-1-1.jpeg</text:a>
']</text:p>
      <text:p text:style-name="P4">
标签: ['АГРЕСІЯ РФ', 'ВТОРГНЕННЯ РФ', 'ДСНС УКРАЇНИ', 'РОЗМІНУВАННЯ']</text:p>
      <text:p text:style-name="P4">
类别: News</text:p>
      <!--METADATA-->
      <text:p text:style-name="P4">
<draw:frame draw:style-name="fr1" draw:name="Image287" text:anchor-type="as-char" svg:width="6.9236in" svg:height="4.32725in" draw:z-index="0">
<draw:image xlink:href="../Images/AРМІЯINFORM/2023-06-20T77-00-00-04-00/626bf4da61ec9-1-1.jpeg" xlink:type="simple" xlink:show="embed" xlink:actuate="onLoad" draw:mime-type="image/jpeg"/>
</draw:frame>
在最后一天，乌克兰州政府服务处的烟火单位不确定的情况<text:span text:style-name="T4">
 127次</text:span>
参与了国防任务的实施。</text:p>
      <text:p text:style-name="P4">
关于它<text:a xlink:type="simple" xlink:href="https://dsns.gov.ua/uk/news/nadzvicaini-podiyi/operativna-informaciia-shhodo-roboti-pirotexnicnix-pidrozdiliv-dsns-ukrayini-73" text:style-name="Internet_20_link" text:visited-style-name="Visited_20_Internet_20_Link">
报告</text:a>
乌克兰的Sesu。</text:p>
      <text:p text:style-name="P4">
烟火单元揭示，扣押和处置<text:span text:style-name="T4">
 352分钟的对象</text:span>
，面积为55.31公顷。</text:p>
      <text:p text:style-name="P4">
最常见的烟火单元工作：在哈尔基夫地区19 428次，基辅地区-7 986，顿涅茨克地区-6 159，Mykolaiv地区-5 204，Kherson地区-5 679 -5 679，Chernihiv -4 727，Sumy -2 211 -1 121。</text:p>
      <text:p text:style-name="P4">
参考：自大规模军事入侵俄罗斯联邦以来，乌克兰的领土已被处置<text:span text:style-name="T4">
 402 776扑灭物体</text:span>
和<text:span text:style-name="T4">
 2 891千克爆炸性</text:span>
，尤其是<text:span text:style-name="T4">
 3001航空炸弹</text:span>
。 调查了90多个257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20/za-dobu-pirotehniky-dsns-zneshkodyly-ponad-350-vybuhonebezpechnyh-predmetiv/" text:style-name="Internet_20_link" text:visited-style-name="Visited_20_Internet_20_Link">
https://armyinform.com.ua/2023/06/20/za-dobu-pirotehniky-dsns-zneshkodyly-ponad-350-vybuhonebezpechnyh-predmetiv/</text:a>
</text:p>
      <!--NEWS-->
      <text:h text:style-name="P10" text:outline-level="1">
<text:span text:style-name="T4">
在Dnipro和Ingulians中，记录了超过悬浮物质的浓度</text:span>
</text:h>
      <text:p text:style-name="P4">
作者: ['АРМІЯINFORM']</text:p>
      <text:p text:style-name="P4">
时间: 2023-06-20T78:00:00-04:00</text:p>
      <text:p text:style-name="P4">
描述: 台湾的ekologiychna ispskiye vidiylat是骑骑兵的浓缩物的扭曲...与乌克兰2022年的战争，与乌克兰与乌克兰的最新新闻，今天与乌克兰的新闻战争，今天与乌克兰2022年的新闻战争，乌克兰和俄罗斯之间的战争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636350.jpg" text:style-name="Internet_20_link" text:visited-style-name="Visited_20_Internet_20_Link">
636350.jpg</text:a>
']</text:p>
      <text:p text:style-name="P4">
标签: ['КАХОВСЬКА ГЕС', 'КАХОВСЬКА ГЕС/ШТАБ INFO']</text:p>
      <text:p text:style-name="P4">
类别: News</text:p>
      <!--METADATA-->
      <text:p text:style-name="P4">
<draw:frame draw:style-name="fr1" draw:name="Image288" text:anchor-type="as-char" svg:width="6.9236in" svg:height="4.54589in" draw:z-index="0">
<draw:image xlink:href="../Images/AРМІЯINFORM/2023-06-20T78-00-00-04-00/636350.jpg" xlink:type="simple" xlink:show="embed" xlink:actuate="onLoad" draw:mime-type="image/jpeg"/>
</draw:frame>
生态检查抓住了样品，发现在安东尼诺夫铁路桥附近的dnieper中发现了过量的沉积物质。</text:p>
      <text:p text:style-name="P4">
关于它<text:a xlink:type="simple" xlink:href="https://t.me/shtab_kakhovska_hes/1045" text:style-name="Internet_20_link" text:visited-style-name="Visited_20_Internet_20_Link">
报告</text:a>
消除Kakhovskaya水力发电站后果的总部。</text:p>
      <text:p text:style-name="P4">
“这个数字是32.0 mg/dm3，大于规范1.28次。 铁为0.26 mg/dm3，超过规范2.6倍。 证词写道。</text:p>
      <text:p text:style-name="P4">
生态学家还选择了达里夫卡附近的样品进行水域研究。</text:p>
      <text:p text:style-name="P4">
“超过悬浮物质的物质在水中记录了1.44次，铁 - 刺激2次。 总部分别溶解氧-2.20 mg/dm3。</text:p>
      <text:p text:style-name="P4">
据报道，河流中没有超过氧气消耗。</text:p>
      <text:p text:style-name="P4">
News Source: <text:a xlink:type="simple" xlink:href="https://armyinform.com.ua/2023/06/20/u-dnipri-ta-ingulczi-zafiksuvaly-perevyshhennya-konczentracziyi-zavyslyh-rechovyn/" text:style-name="Internet_20_link" text:visited-style-name="Visited_20_Internet_20_Link">
https://armyinform.com.ua/2023/06/20/u-dnipri-ta-ingulczi-zafiksuvaly-perevyshhennya-konczentracziyi-zavyslyh-rechovyn/</text:a>
</text:p>
      <!--NEWS-->
      <text:h text:style-name="P10" text:outline-level="1">
<text:span text:style-name="T4">
“敌人在利马诺 - 库皮亚方向的活动是试图在巨大损失的背景下取得成功的尝试”</text:span>
</text:h>
      <text:p text:style-name="P4">
作者: ['Андрій Агєєв']</text:p>
      <text:p text:style-name="P4">
时间: 2023-06-20T79:00:00-04:00</text:p>
      <text:p text:style-name="P4">
描述:  - 对于Dob Rosiyani的遗体，Liman-Ku'yansky袭击的20倍以上在乌克兰和俄罗斯之间，以及何时，何时，何时，何时，何时，何时与乌克兰在2022年与乌克兰的战争将在不久在俄罗斯的乌克兰媒体</text:p>
      <text:p text:style-name="P4">
图片: ['<text:a xlink:type="simple" xlink:href="https://armyinform.com.ua/wp-content/uploads/2022/12/222cherevatyj.jpg" text:style-name="Internet_20_link" text:visited-style-name="Visited_20_Internet_20_Link">
222cherevatyj.jpg</text:a>
']</text:p>
      <text:p text:style-name="P4">
标签: ['STOPRUSSIA', 'АГРЕСІЯ РФ', 'ВІЙНА', 'ВТОРГНЕННЯ РФ', 'ЛИМАНО-КУП’ЯНСЬКИЙ НАПРЯМОК', 'СЕРГІЙ ЧЕРЕВАТИЙ']</text:p>
      <text:p text:style-name="P4">
类别: News</text:p>
      <!--METADATA-->
      <text:p text:style-name="P4">
<draw:frame draw:style-name="fr1" draw:name="Image289" text:anchor-type="as-char" svg:width="6.9236in" svg:height="4.613552in" draw:z-index="0">
<draw:image xlink:href="../Images/AРМІЯINFORM/2023-06-20T79-00-00-04-00/222cherevatyj.jpg" xlink:type="simple" xlink:show="embed" xlink:actuate="onLoad" draw:mime-type="image/jpeg"/>
</draw:frame>
 - 在最后一天，俄罗斯人有20次以上来攻击利马诺 - 库皮亚纳东方阵线。 这是近期创纪录的数字，这是由敌对力量的活动以及他们试图取得纳福尼在生活力量和技术方面的巨大损失的尝试中的一些中间成功的尝试所证明的。在单个信息电话的空中。</text:p>
      <text:p text:style-name="P4">
他还补充说，敌人的关键罢工力量是突击队，在附近的战斗中，他们专门从文书官员那里招募了所谓的“ Storm-Z”公司，也就法律。 此外，敌人从军事储备金和空降部队的部队的组成中收紧了其他部队。 入侵者积极使用了各种口径和喷气火系统的炮兵 - 在我们的位置击败了560次，进行了8次航空袭击。</text:p>
      <ul>
        <li>
这种袭击的结果是敌人的损失相当大 - 有146名入侵者摧毁了190人受伤 - 每天两口大致计数。 如果您使用生命力的头部冲击要素，而不是准备最好的人，那么您将遭受这种损失。 他们在利马诺木马方向上的行动与他们在巴赫穆特方向的行为非常相似。 副指挥官说，一辆T坦克T-72，四辆步兵车，一辆自propelled Acacia，一个带有弹药的仓库和两辆卡车被运输。</li>
      </ul>
      <text:p text:style-name="P4">
谢尔盖·奇尔瓦蒂(Sergei Cherevaty)还强调，巴赫穆特(Bakhmut)东部前部发生了三场战斗。 敌人已经将各种口径和系统的物品应用了300次，并使用泥男体航空造成了空中审计师。</text:p>
      <ul>
        <li>
尽管这么小，但与利马诺·库珀斯基(Limano-Kupyansky)的方向相比，敌意，我们的战士摧毁了99名入侵者，191年191年受伤，摧毁了6枪和一把枪支，两个带有通风的仓库，他补充说，他补充说，他的主要优势是相同的数字敌人最高动力，对旅队和中士的指挥官的实践学习。 “人们是我们最重要的武器!” 他总结了。</li>
      </ul>
      <text:p text:style-name="P4">
News Source: <text:a xlink:type="simple" xlink:href="https://armyinform.com.ua/2023/06/20/aktyvnist-voroga-na-lymano-kupyanskomu-napryamku-cze-sproba-dosyagty-uspihu-na-foni-chymalyh-vtrat-cherevatyj/" text:style-name="Internet_20_link" text:visited-style-name="Visited_20_Internet_20_Link">
https://armyinform.com.ua/2023/06/20/aktyvnist-voroga-na-lymano-kupyanskomu-napryamku-cze-sproba-dosyagty-uspihu-na-foni-chymalyh-vtrat-cherevatyj/</text:a>
</text:p>
      <!--NEWS-->
      <text:h text:style-name="P10" text:outline-level="1">
<text:span text:style-name="T4">
俄罗斯人加强了武器转向贝迪安斯克方向</text:span>
</text:h>
      <text:p text:style-name="P4">
作者: Ukrinform (Person)</text:p>
      <text:p text:style-name="P4">
出版商: Укринформ (Organization)</text:p>
      <text:p text:style-name="P4">
出版时间: 2023-06-20T7:31:00+03:00</text:p>
      <text:p text:style-name="P4">
修改时间: 2023-06-20T22:31:00+03:00</text:p>
      <text:p text:style-name="P4">
描述: 还记录了俄罗斯入侵者向贝迪安斯克提供海滨市的卡车，还记录了敌人螺钉向分娩方向的主动运动。  - 乌克林。</text:p>
      <text:p text:style-name="P4">
图片: ['<text:a xlink:type="simple" xlink:href="https://static.ukrinform.com/photos/2022_06/thumb_files/630_360_1654245971-535.jpeg" text:style-name="Internet_20_link" text:visited-style-name="Visited_20_Internet_20_Link">
630_360_16542...</text:a>
']</text:p>
      <text:p text:style-name="P4">
标签: ['Бердянськ', 'Маріуполь', 'Війна з Росією']</text:p>
      <text:p text:style-name="P4">
类型: Article</text:p>
      <!--METADATA-->
      <text:p text:style-name="P4">
<draw:frame draw:style-name="fr1" draw:name="Image290" text:anchor-type="as-char" svg:width="6.9236in" svg:height="3.951288in" draw:z-index="0">
<draw:image xlink:href="../Images/yкринформ/2023-06-20T7-31-00-03-00/630_360_1654245971-535.jpeg" xlink:type="simple" xlink:show="embed" xlink:actuate="onLoad" draw:mime-type="image/jpeg"/>
</draw:frame>
俄罗斯 - 汉马巴德人通过Primodansk为卡车提供了海滨，还记录了敌人螺钉在精神方向上的主动移动。</text:p>
      <text:p text:style-name="P4">
正如乌克林福姆报道的那样，在[电报]中(https://t.me/andriyshTime/10887)Mariupol市长Petro Andryushchenko的顾问报告了适当的视频。</text:p>
      <text:p text:style-name="P4">
Andryushchenko写道：“卑诗省Primorsky的卡车供应正在向Berdyansk获得动力。似乎这是一条优先的道路。”</text:p>
      <text:p text:style-name="P4">
<text:span text:style-name="T4">
另请阅读：</text:span>
 <text:a xlink:type="simple" xlink:href="https://www.ukrinform.ua/rubric-ato/3724738-na-metkombinati-imeni-illica-u-mariupoli-rosiani-remontuut-garmati-andrusenko.html" text:style-name="Internet_20_link" text:visited-style-name="Visited_20_Internet_20_Link">
在Mariupol的Illich Methodombite上，将修复枪支 -  <text:span text:style-name="T4">
 Andryushchenko </text:span>
</text:a>
他还指出，螺钉在迈杜科医生的方向上非常活跃，连续第二天是主动航空。 市长的顾问说，礼物来自Diremurostov，航空公司也来自Primorsko-Akhtarsk的方向。</text:p>
      <text:p text:style-name="P4">
同样，据他说，从俄罗斯动员亚洲人出现的准备工作从3-4周减少到一周，它们主要是DNRivtsi单位的骨骼。</text:p>
      <text:p text:style-name="P4">
“总的来说，通往伯丹斯克和分娩的道路为前部治愈了前部，”安德里申科总结道。</text:p>
      <text:p text:style-name="P4">
<text:span text:style-name="T4">
另请阅读：</text:span>
 <text:a xlink:type="simple" xlink:href="https://www.ukrinform.ua/rubric-regions/3724605-smertnist-u-mariupoli-perevisila-pokazniki-casiv-covid19-u-26-raza-centr-nacsprotivu.html" text:style-name="Internet_20_link" text:visited-style-name="Visited_20_Internet_20_Link">
Mariupol中的死亡率已超过了TimeCovid -19的时间2.6倍 - 国家爱国者的中心</text:a>
据报道，入侵者变成了野马和纳斯瓦军事逻辑枢纽的周围定居点。</text:p>
      <text:p text:style-name="P4">
News Source: <text:a xlink:type="simple" xlink:href="https://www.ukrinform.ua/rubric-regions/3725279-rosiani-aktivizuvali-perekidanna-zbroi-na-berdanskij-napramok.html" text:style-name="Internet_20_link" text:visited-style-name="Visited_20_Internet_20_Link">
https://www.ukrinform.ua/rubric-regions/3725279-rosiani-aktivizuvali-perekidanna-zbroi-na-berdanskij-napramok.html</text:a>
</text:p>
      <!--NEWS-->
      <text:h text:style-name="P10" text:outline-level="1">
<text:span text:style-name="T4">
总统注意到乌克兰111名捍卫者和捍卫者的州奖</text:span>
</text:h>
      <text:p text:style-name="P4">
作者: ['АРМІЯINFORM']</text:p>
      <text:p text:style-name="P4">
时间: 2023-06-20T80:00:00-04:00</text:p>
      <text:p text:style-name="P4">
描述: 乌克兰沃迪米尔（Volodymyr Zelensky Vidniy）主席主权纳戈罗德（Nagorods）他们说，乌克兰将在2022年，或者将不在，或者将不在，他们会在不久的将来与乌克兰发生战争，他们说，今天与乌克兰的战争，今天的乌克兰新闻，乌克兰的新闻，乌克兰媒体在俄罗斯的乌克兰新闻</text:p>
      <text:p text:style-name="P4">
图片: ['<text:a xlink:type="simple" xlink:href="https://armyinform.com.ua/wp-content/uploads/2022/04/35ba8246793fede_759x425-1.jpg" text:style-name="Internet_20_link" text:visited-style-name="Visited_20_Internet_20_Link">
35ba8246793fede_759x425-1.jpg</text:a>
']</text:p>
      <text:p text:style-name="P4">
标签: ['УКАЗ ПРЕЗИДЕНТА УКРАЇНИ']</text:p>
      <text:p text:style-name="P4">
类别: News</text:p>
      <!--METADATA-->
      <text:p text:style-name="P4">
<draw:frame draw:style-name="fr1" draw:name="Image291" text:anchor-type="as-char" svg:width="6.9236in" svg:height="3.876851in" draw:z-index="0">
<draw:image xlink:href="../Images/AРМІЯINFORM/2023-06-20T80-00-00-04-00/35ba8246793fede_759x425-1.jpg" xlink:type="simple" xlink:show="embed" xlink:actuate="onLoad" draw:mime-type="image/jpeg"/>
</draw:frame>
说明性照片</text:p>
      <text:p text:style-name="P4">
乌克兰Volodymyr Zelensky总裁庆祝了乌克兰的州奖。</text:p>
      <text:p text:style-name="P4">
这在[法令337/2023]中说明(https://www.president.gov.ua/documents/3372023-47077)，由总统办公室网站发布。</text:p>
      <text:p text:style-name="P4">
该奖项获得了“以个人勇气为荣，在保护乌克兰的国家差异和领土完整，无私的军事义务中揭示了奖项。”</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Earth Yaroslav Valentinovich-高级士兵</text:p>
      <text:p text:style-name="P4">
Yuri Kuzmenko-高级中士</text:p>
      <text:p text:style-name="P4">
Maxim Lukyanova-高级士兵</text:p>
      <text:p text:style-name="P4">
Eugene Grigorovich-士兵</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Bondar Viktor Viktorovich-高级士兵</text:p>
      <text:p text:style-name="P4">
Bordachev Eugene Sergiyevich-士兵</text:p>
      <text:p text:style-name="P4">
Andriy Brigotsky-高级中士</text:p>
      <text:p text:style-name="P4">
亚历山大·瓦尔特罗维奇(Alexander Valterovich)的英国官 - 首席中士</text:p>
      <text:p text:style-name="P4">
伟大的亚历克斯·阿纳托利维奇 - 首席中士</text:p>
      <text:p text:style-name="P4">
Velichka Konstantin Yurievich-士兵</text:p>
      <text:p text:style-name="P4">
Stanislav Okhlelyaeva-中士</text:p>
      <text:p text:style-name="P4">
Visheratina Artem Yevgenyevich-士兵</text:p>
      <text:p text:style-name="P4">
Voitenko Andrei Leonidovich-首席中士</text:p>
      <text:p text:style-name="P4">
Vorotnichenko Konstantin Leonidovich-高级士兵</text:p>
      <text:p text:style-name="P4">
Gavrilenko Mykola Viktorovich-高级士兵</text:p>
      <text:p text:style-name="P4">
Gaidai Denis Olegovich-初中中士</text:p>
      <text:p text:style-name="P4">
Galushka Sergey Yurievich-初中中士</text:p>
      <text:p text:style-name="P4">
Garder Roman Vladimirovich-高级中士</text:p>
      <text:p text:style-name="P4">
Hasanova Amida Freddis Ogli-士兵</text:p>
      <text:p text:style-name="P4">
亚历山大·格拉西蒙科(Alexander Gerasimenko) - 初中中士</text:p>
      <text:p text:style-name="P4">
Glazova Oleg Viktorovich-初中中士</text:p>
      <text:p text:style-name="P4">
Gontu Andrei Methodiyovych-高级中士</text:p>
      <text:p text:style-name="P4">
Goncharov Vadim Viktorovich-士兵</text:p>
      <text:p text:style-name="P4">
Gorbachev Maxim Sergeyevich-初中中士</text:p>
      <text:p text:style-name="P4">
Gorlatov Oleg Vladimirovich-初中中士</text:p>
      <text:p text:style-name="P4">
Datsik Alexander Ivanovich-高级中士</text:p>
      <text:p text:style-name="P4">
捐赠者Sergey Anatolievich -Sergeant</text:p>
      <text:p text:style-name="P4">
Vladislav Dmitrovich的Driga-高级士兵</text:p>
      <text:p text:style-name="P4">
Andrei Mikhailovich-专业</text:p>
      <text:p text:style-name="P4">
Eremenko Igor Ivanovich-中士</text:p>
      <text:p text:style-name="P4">
维克多·维克托维奇(Victor Viktorovich) - 初中中士</text:p>
      <text:p text:style-name="P4">
Victor Valentinovich-士兵</text:p>
      <text:p text:style-name="P4">
Earth Anton Sergeyevich-高级士兵</text:p>
      <text:p text:style-name="P4">
Krepky Andrei Sergeyevich-士兵</text:p>
      <text:p text:style-name="P4">
Sergei Yuriyevich Krota-上尉</text:p>
      <text:p text:style-name="P4">
Kudlaya Denis Mikhailovich-高级士兵</text:p>
      <text:p text:style-name="P4">
Kuzmenko Roman Valeriyovich-士兵</text:p>
      <text:p text:style-name="P4">
Kulagina Vasily Nikolaevich-初中中士</text:p>
      <text:p text:style-name="P4">
Alexei Mikhailovich Kulbachny-士兵</text:p>
      <text:p text:style-name="P4">
Kuprikov Yevgeny Valentinovich-高级士兵亚历山大·彼得罗维奇·库西卡(Alexander Petrovich Kusika) - 首席中士</text:p>
      <text:p text:style-name="P4">
Yuri Kucherenko-高级中士</text:p>
      <text:p text:style-name="P4">
Lagutin Alexei Alexandrovich-高级士兵</text:p>
      <text:p text:style-name="P4">
Lazarev Sergey Dmitrovich-士兵</text:p>
      <text:p text:style-name="P4">
Lastovenko Alexander Vladimirovich-初中中士</text:p>
      <text:p text:style-name="P4">
Lashchenko Vyacheslav Vladimirovich-上尉</text:p>
      <text:p text:style-name="P4">
Lebedev Roman Sergeyevich-士兵</text:p>
      <text:p text:style-name="P4">
Levkovets Vitaliy Alexandrovich-士兵</text:p>
      <text:p text:style-name="P4">
Lesnik Arthur Vasilyevich-士兵</text:p>
      <text:p text:style-name="P4">
Sergei Petrovich-中士</text:p>
      <text:p text:style-name="P4">
Andriy Lisnyak-初中中士</text:p>
      <text:p text:style-name="P4">
Litvinov Vitaliy Vyacheslavovich-高级士兵</text:p>
      <text:p text:style-name="P4">
Loboda Semen Yurievich-高级士兵</text:p>
      <text:p text:style-name="P4">
Lyasha Illya Vadimovich-士兵</text:p>
      <text:p text:style-name="P4">
Makarenko Yevgeny Alexandrovich-初中中士</text:p>
      <text:p text:style-name="P4">
Makeev Kirill Dmitrovich-初中中士</text:p>
      <text:p text:style-name="P4">
Mikhail Stepanovich-中士</text:p>
      <text:p text:style-name="P4">
Martsenyuk Sergey Vladimirovich-初中中士</text:p>
      <text:p text:style-name="P4">
Matsaka Vitaliy Sergeyevich-高级士兵</text:p>
      <text:p text:style-name="P4">
Medveda Vadim Mikhailovich-士兵</text:p>
      <text:p text:style-name="P4">
Menklebey Yevgeny Alexandrovich-中士</text:p>
      <text:p text:style-name="P4">
mykolenko Irina anatoliivna-中士</text:p>
      <text:p text:style-name="P4">
Mironenko Mikhail Sergeyevich-士兵</text:p>
      <text:p text:style-name="P4">
Moiseenkov Cyril Alekseevich-高级士兵</text:p>
      <text:p text:style-name="P4">
Denis Mokrushina-中尉</text:p>
      <text:p text:style-name="P4">
亚历山大·瑙姆奇克(Alexander Naumchik) - 高级士兵</text:p>
      <text:p text:style-name="P4">
无关的弗拉基米尔·伊万诺维奇 - 高级士兵</text:p>
      <text:p text:style-name="P4">
Nesmiyan Vladimir Sergeyevich-士兵</text:p>
      <text:p text:style-name="P4">
Nechiporenko Vitaliy Alexandrovich-士兵</text:p>
      <text:p text:style-name="P4">
Nikolaev Artem Sergeyevich-高级士兵</text:p>
      <text:p text:style-name="P4">
Nikulin Yuri Valeryevich-士兵</text:p>
      <text:p text:style-name="P4">
Novitsky Sergey Alexandrovich-高级士兵</text:p>
      <text:p text:style-name="P4">
Oganya Artem Viktorovich-初中中士</text:p>
      <text:p text:style-name="P4">
Ogurtsov Viktor Viktorovich-士兵</text:p>
      <text:p text:style-name="P4">
Sidorenko Nikita Andreevich-少年军士</text:p>
      <text:p text:style-name="P4">
罗马·阿达马维奇(Roman Adamovich)的Sizonenko-士兵</text:p>
      <text:p text:style-name="P4">
Sytnik Demetrius Nikolaevich-士兵</text:p>
      <text:p text:style-name="P4">
Sivakova Yevgeny Nikolaevich-士兵</text:p>
      <text:p text:style-name="P4">
Sidorov Yuri Anatolyevich-士兵</text:p>
      <text:p text:style-name="P4">
Dmitry Alexandrovich Smolk-高级士兵</text:p>
      <text:p text:style-name="P4">
Sokolova Alexei Vladimirovich-士兵</text:p>
      <text:p text:style-name="P4">
Sorokina Anton Pavlovich-高级士兵</text:p>
      <text:p text:style-name="P4">
Stelmakh Alexander Tikhonovich-高级中士</text:p>
      <text:p text:style-name="P4">
Oleg Oleksandrovych-队长</text:p>
      <text:p text:style-name="P4">
Tereshchenko Alexander Alexandrovich-初中中士</text:p>
      <text:p text:style-name="P4">
Tolstoy Dmitry Igorovich-专业</text:p>
      <text:p text:style-name="P4">
Topal Andriy Andreevich-高级士兵</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Oleg Mikhailovich的Orlova-Master-Satent</text:p>
      <text:p text:style-name="P4">
Ostapenko Alexander Vasilyevich-士兵</text:p>
      <text:p text:style-name="P4">
Petrenko Mykola Vitaliyevich-上校</text:p>
      <text:p text:style-name="P4">
Pustovgar Sergei Viktorovich-士兵</text:p>
      <text:p text:style-name="P4">
Ruban Petr Vasilyevich-高级中尉</text:p>
      <text:p text:style-name="P4">
Siladi Mikhail Nikolaevich-士兵亚历山大·特尼科夫(Alexander Terrnykov) - 士兵</text:p>
      <text:p text:style-name="P4">
瓦伦蒂娜·苏拉夫克(Valentina Sulavuk) - 中士</text:p>
      <text:p text:style-name="P4">
Surkova Oleg Igorovich-队长</text:p>
      <text:p text:style-name="P4">
深色丹尼斯·莱昂尼迪维奇 - 初中中士</text:p>
      <text:p text:style-name="P4">
尤里·特库托瓦(Yuri Tekutova) - 初中中士</text:p>
      <text:p text:style-name="P4">
Dmitry Tupilenko-高级士兵</text:p>
      <text:p text:style-name="P4">
Fedorenko Alexei Nikolaevich-士兵</text:p>
      <text:p text:style-name="P4">
Fedorov Roman Sergeyevich-士兵</text:p>
      <text:p text:style-name="P4">
Chlopov Yevgeny Gennadyevich-士兵</text:p>
      <text:p text:style-name="P4">
Dmitry Vyacheslavovich-士兵</text:p>
      <text:p text:style-name="P4">
Cherepinsky的尼古拉斯 - 初中中士</text:p>
      <text:p text:style-name="P4">
Chernobay Alexander Ivanovich-高级士兵</text:p>
      <text:p text:style-name="P4">
<text:span text:style-name="T4">
奖励奖牌</text:span>
 <text:span text:style-name="T4">
“ </text:span>
 <text:span text:style-name="T4">
 </text:span>
祖国的后卫<text:span text:style-name="T4">
 </text:span>
 <text:span text:style-name="T4">
 </text:span>
 <text:span text:style-name="T4">
 </text:span>
</text:p>
      <text:p text:style-name="P4">
维克多·安德里维奇(Victor Andreevich)总部</text:p>
      <text:p text:style-name="P4">
<text:span text:style-name="T4">
奖励奖牌</text:span>
 <text:span text:style-name="T4">
“ </text:span>
 <text:span text:style-name="T4">
为了挽救生命</text:span>
 <text:span text:style-name="T4">
 </text:span>
” **</text:p>
      <text:p text:style-name="P4">
Burlak Ivan Vladimirovich-中士</text:p>
      <text:p text:style-name="P4">
Svyatkovskaya-danilenko Oksana vasylivna-Senior Sergeant</text:p>
      <text:p text:style-name="P4">
Smolyan Karolina Vadimivna-高级中士。</text:p>
      <text:p text:style-name="P4">
News Source: <text:a xlink:type="simple" xlink:href="https://armyinform.com.ua/2023/06/20/prezydent-vidznachyv-derzhavnymy-nagorodamy-111-zahysnykiv-ta-zahysnycz-ukrayiny/" text:style-name="Internet_20_link" text:visited-style-name="Visited_20_Internet_20_Link">
https://armyinform.com.ua/2023/06/20/prezydent-vidznachyv-derzhavnymy-nagorodamy-111-zahysnykiv-ta-zahysnycz-ukrayiny/</text:a>
</text:p>
      <!--NEWS-->
      <text:h text:style-name="P10" text:outline-level="1">
<text:span text:style-name="T4">
俄罗斯线人被拘留，他想破坏巴赫穆特（Bakhmut）武装部队武装部队的矛盾</text:span>
</text:h>
      <text:p text:style-name="P4">
作者: ['АРМІЯINFORM']</text:p>
      <text:p text:style-name="P4">
时间: 2023-06-20T81:00:00-04:00</text:p>
      <text:p text:style-name="P4">
描述: Vykhriki Vikriti Vikriki的PID小时 - 与乌克兰2022年的战争，与乌克兰的最新新闻，今天与乌克兰的新闻战争，乌克兰2022年的《战争》将于今天上次与乌克兰进行战争，乌克兰和俄罗斯与俄罗斯和俄罗斯之间的战争将会他们说，乌克兰在2022年是否会有一年的时间，在不久的将来是否会与乌克兰进行战争</text:p>
      <text:p text:style-name="P4">
图片: ['<text:a xlink:type="simple" xlink:href="https://armyinform.com.ua/wp-content/uploads/2023/06/e4b22f6455b7747c377a13be8563fc82-e1687245879253.jpeg" text:style-name="Internet_20_link" text:visited-style-name="Visited_20_Internet_20_Link">
e4b22f6455b7747c377a13be8563fc82-e1687245879253.jpeg</text:a>
']</text:p>
      <text:p text:style-name="P4">
标签: ['АГРЕСІЯ РФ', 'ВТОРГНЕННЯ РФ', 'КОЛАБОРАНТ', 'СБУ']</text:p>
      <text:p text:style-name="P4">
类别: News</text:p>
      <!--METADATA-->
      <text:p text:style-name="P4">
<draw:frame draw:style-name="fr1" draw:name="Image292" text:anchor-type="as-char" svg:width="6.9236in" svg:height="5.325846in" draw:z-index="0">
<draw:image xlink:href="../Images/AРМІЯINFORM/2023-06-20T81-00-00-04-00/e4b22f6455b7747c377a13be8563fc82-e1687245879253.jpeg" xlink:type="simple" xlink:show="embed" xlink:actuate="onLoad" draw:mime-type="image/jpeg"/>
</draw:frame>
在顿涅茨克地区前部的反击措施中，合作者的病房 - 康斯坦蒂尼诺夫卡的居民。 攻击者转移到了FSB的位置和乌克兰武装部队行动的指示，这些部队参与了巴赫穆特地区的反官方行动的和解。</text:p>
      <text:p text:style-name="P4">
关于它<text:a xlink:type="simple" xlink:href="https://ssu.gov.ua/novyny/sbu-zatrymala-rosiiskoho-informatora-yakyi-khotiv-zirvaty-kontrudary-3i-shturmovoi-bryhady-zsu-pid-bakhmutom" text:style-name="Internet_20_link" text:visited-style-name="Visited_20_Internet_20_Link">
告知</text:a>
SBU。</text:p>
      <text:p text:style-name="P4">
俄罗斯线人向侵略者报告了用燃料和润滑剂仓库的位置以及通过乌克兰哨所的国防军军事柱数量。 尤其是敌人对统一职位和移动武装部队的单独突击旅的途径感兴趣。</text:p>
      <text:p text:style-name="P4">
占用者需要情报来计划自己的行动，以限制东方阵线上武装部队的承包商，特别是侵占炮击。</text:p>
      <text:p text:style-name="P4">
安全人员在试图将信息传输给入侵者的过程中拘留了敌方助手。</text:p>
      <text:p text:style-name="P4">
SBU的调查人员现在报告了被拘留的涉嫌协作活动。</text:p>
      <text:p text:style-name="P4">
攻击者被拘留。 他面临长达15年的监禁。</text:p>
      <text:p text:style-name="P4">
News Source: <text:a xlink:type="simple" xlink:href="https://armyinform.com.ua/2023/06/20/zatrymano-rosijskogo-informatora-yakyj-hotiv-zirvaty-kontrudary-shturmovoyi-brygady-zsu-pid-bahmutom/" text:style-name="Internet_20_link" text:visited-style-name="Visited_20_Internet_20_Link">
https://armyinform.com.ua/2023/06/20/zatrymano-rosijskogo-informatora-yakyj-hotiv-zirvaty-kontrudary-shturmovoyi-brygady-zsu-pid-bahmutom/</text:a>
</text:p>
      <!--NEWS-->
      <text:h text:style-name="P10" text:outline-level="1">
<text:span text:style-name="T4">
有破坏ZPP的威胁，入侵者被车站冷却器取代 -  gur的头</text:span>
</text:h>
      <text:p text:style-name="P4">
作者: ['АРМІЯINFORM']</text:p>
      <text:p text:style-name="P4">
时间: 2023-06-20T82:00:00-04:00</text:p>
      <text:p text:style-name="P4">
描述: 关于Efirin Telemarafon的TSE“єIiniNews” Rozovov，负责人管理负责人...与乌克兰2022年的战争，与乌克兰的最新新闻，今天与乌克兰2022年的新闻战争，乌克兰和俄罗斯之间的战争会发生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zaes.webp" text:style-name="Internet_20_link" text:visited-style-name="Visited_20_Internet_20_Link">
zaes.webp</text:a>
']</text:p>
      <text:p text:style-name="P4">
标签: ['STOPRUSSIA', 'АГРЕСІЯ РФ', 'ВІЙНА', 'ВТОРГНЕННЯ РФ', 'ЗАПОРІЗЬКА АЕС', 'КИРИЛО БУДАНОВ', 'НЕБЕЗПЕКА ПІДРИВУ ЗАЕС', 'ТЕЛЕМАРАФОН "ЄДИНІ НОВИНИ"']</text:p>
      <text:p text:style-name="P4">
类别: News</text:p>
      <!--METADATA-->
      <text:p text:style-name="P4">
<draw:frame draw:style-name="fr1" draw:name="Image293" text:anchor-type="as-char" svg:width="6.9236in" svg:height="3.894525in" draw:z-index="0">
<draw:image xlink:href="../ConvertedIMGs/AРМІЯINFORM/2023-06-20T82-00-00-04-00/zaes.png" xlink:type="simple" xlink:show="embed" xlink:actuate="onLoad" draw:mime-type="image/png"/>
</draw:frame>
照片：ICTV事实</text:p>
      <text:p text:style-name="P4">
在[以太]中(https://www.youtube.com/watch?v=WY8sDvZdWEA)乌克兰国防部情报局长基里尔·布达塔诺夫少将告诉塞洛尔人的“统一新闻”。</text:p>
      <text:p text:style-name="P4">
“ Zaporizhzhya核电站在临时控制部队之下，事实是，摧毁了大坝后，他们摧毁了对ZPP冷却器的Noorial通道，这是第一个。 Adrug-在此期间，该电台还被替换​​。 最糟糕的是 - 是一个替代品冷却器。 如果他们通过爆炸将其禁用，那么可能会有重大问题。</text:p>
      <text:p text:style-name="P4">
News Source: <text:a xlink:type="simple" xlink:href="https://armyinform.com.ua/2023/06/20/isnuye-zagroza-pidryvu-zaes-okupanty-zaminuvaly-oholodzhuvach-stancziyi-kyrylo-budanov/" text:style-name="Internet_20_link" text:visited-style-name="Visited_20_Internet_20_Link">
https://armyinform.com.ua/2023/06/20/isnuye-zagroza-pidryvu-zaes-okupanty-zaminuvaly-oholodzhuvach-stancziyi-kyrylo-budanov/</text:a>
</text:p>
      <!--NEWS-->
      <text:h text:style-name="P10" text:outline-level="1">
<text:span text:style-name="T4">
根据北约标准，Litpoluskrbrig继续准备乌克兰士兵 - 立陶宛国防部</text:span>
</text:h>
      <text:p text:style-name="P4">
作者: ['АРМІЯINFORM']</text:p>
      <text:p text:style-name="P4">
时间: 2023-06-20T83:00:00-04:00</text:p>
      <text:p text:style-name="P4">
描述: 在立陶宛的明尼斯·史蒂尼（Min Steniy）防御上，立陶宛附有了litov-polsko-ukraanka旅，...与乌克兰2022年的战争，与乌克兰与乌克兰的最新新闻，与乌克兰新闻，与乌克兰的新闻战争，今天的最后一场新闻，今天将在今天进行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6/fy-6rezwcae3iub.jpg" text:style-name="Internet_20_link" text:visited-style-name="Visited_20_Internet_20_Link">
fy-6rezwcae3iub.jpg</text:a>
', '<text:a xlink:type="simple" xlink:href="https://armyinform.com.ua/wp-content/uploads/2023/06/fy-6rfhxoaacd2t.jpg" text:style-name="Internet_20_link" text:visited-style-name="Visited_20_Internet_20_Link">
fy-6rfhxoaacd2t.jpg</text:a>
', '<text:a xlink:type="simple" xlink:href="https://armyinform.com.ua/wp-content/uploads/2023/06/fy-6rfkxsaecqn0-150x150.jpg" text:style-name="Internet_20_link" text:visited-style-name="Visited_20_Internet_20_Link">
fy-6rfkxsaecqn0-150x150.jpg</text:a>
', '<text:a xlink:type="simple" xlink:href="https://armyinform.com.ua/wp-content/uploads/2023/06/fy-6rfdwwaa6fy6-150x150.jpg" text:style-name="Internet_20_link" text:visited-style-name="Visited_20_Internet_20_Link">
fy-6rfdwwaa6fy6-150x150.jpg</text:a>
']</text:p>
      <text:p text:style-name="P4">
标签: ['ЛИТВА', 'ЛИТПОЛУКРБРИГ', 'ПІДГОТОВКА ЗС УКРАЇНИ', 'СТАНДАРТИ НАТО']</text:p>
      <text:p text:style-name="P4">
类别: News</text:p>
      <!--METADATA-->
      <text:p text:style-name="P4">
<draw:frame draw:style-name="fr1" draw:name="Image294" text:anchor-type="as-char" svg:width="6.9236in" svg:height="4.615733in" draw:z-index="0">
<draw:image xlink:href="../Images/AРМІЯINFORM/2023-06-20T83-00-00-04-00/fy-6rezwcae3iub.jpg" xlink:type="simple" xlink:show="embed" xlink:actuate="onLoad" draw:mime-type="image/jpeg"/>
</draw:frame>
立陶宛国防部指出，与战争相反的立陶宛 - 乌克兰矿业已经适应并继续培训北约标准的乌克兰西洛博洛夫的单位。</text:p>
      <text:p text:style-name="P4">
关于这个<text:a xlink:type="simple" xlink:href="https://twitter.com/Lithuanian_MoD/status/1670762674467008515" text:style-name="Internet_20_link" text:visited-style-name="Visited_20_Internet_20_Link">
被引用</text:a>
在他们的Twitter上。</text:p>
      <text:p text:style-name="P4">
<draw:frame draw:style-name="fr1" draw:name="Image295" text:anchor-type="as-char" svg:width="6.9236in" svg:height="4.615733in" draw:z-index="0">
<draw:image xlink:href="../Images/AРМІЯINFORM/2023-06-20T83-00-00-04-00/fy-6rfhxoaacd2t.jpg" xlink:type="simple" xlink:show="embed" xlink:actuate="onLoad" draw:mime-type="image/jpeg"/>
</draw:frame>
“我们很高兴战争并没有打扰立陶宛 - 乌克兰旅的活动。 它已经适应了新的现实，并继续按照北约标准训练乌克兰部队，这有助于乌克兰对欧洲 - 大西洋一体化的渴望。”立陶宛国防部说。</text:p>
      <text:p text:style-name="P4">
<text:a xlink:type="simple" xlink:href="https://armyinform.com.ua/wp-content/uploads/2023/06/fy-6rfkxsaecqn0.jpg" text:style-name="Internet_20_link" text:visited-style-name="Visited_20_Internet_20_Link">
!(Images/AРМІЯINFORM/2023-06-20T83-00-00-04-00/fy-6rfkxsaecqn0-150x150.jpg)</text:a>
</text:p>
      <text:p text:style-name="P4">
<text:a xlink:type="simple" xlink:href="https://armyinform.com.ua/wp-content/uploads/2023/06/fy-6rfdwwaa6fy6.jpg" text:style-name="Internet_20_link" text:visited-style-name="Visited_20_Internet_20_Link">
<draw:frame draw:style-name="fr1" draw:name="Image296" text:anchor-type="as-char" svg:width="6.9236in" svg:height="6.9236in" draw:z-index="0">
<draw:image xlink:href="../Images/AРМІЯINFORM/2023-06-20T83-00-00-04-00/fy-6rfdwwaa6fy6-150x150.jpg" xlink:type="simple" xlink:show="embed" xlink:actuate="onLoad" draw:mime-type="image/jpeg"/>
</draw:frame>
</text:a>
</text:p>
      <text:p text:style-name="P4">
News Source: <text:a xlink:type="simple" xlink:href="https://armyinform.com.ua/2023/06/20/lytpolukrbryg-prodovzhuye-pidgotovku-ukrayinskyh-voyiniv-za-standartamy-nato-minoborony-lytvy/" text:style-name="Internet_20_link" text:visited-style-name="Visited_20_Internet_20_Link">
https://armyinform.com.ua/2023/06/20/lytpolukrbryg-prodovzhuye-pidgotovku-ukrayinskyh-voyiniv-za-standartamy-nato-minoborony-lytvy/</text:a>
</text:p>
      <!--NEWS-->
      <text:h text:style-name="P10" text:outline-level="1">
<text:span text:style-name="T4">
SBU向另外三名官员表示怀疑：其中包括“ Donbassgaz”的负责人</text:span>
</text:h>
      <text:p text:style-name="P4">
作者: ['АРМІЯINFORM']</text:p>
      <text:p text:style-name="P4">
时间: 2023-06-20T84:00:00-04:00</text:p>
      <text:p text:style-name="P4">
描述: Bezpeques的服务记录在俄罗斯联合会格鲁玛德斯的Shcheryokh的哭泣中，Yaki是Prololi Zagarbnitzi ...与乌克兰2022年的战争，与乌克兰的战争，今天与乌克兰的最新新闻，与乌克兰的新闻，新闻，乌克兰2022年的新闻，今天，将在那里，将于今天，将在那里进行，将于今天，将在那里进行，将于今天持续下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6/355327599_629417005951880_854876179498847699_n.jpg" text:style-name="Internet_20_link" text:visited-style-name="Visited_20_Internet_20_Link">
355327599_629417005951880_854876179498847699_n.jpg</text:a>
']</text:p>
      <text:p text:style-name="P4">
标签: ['STOPRUSSIA', 'АГРЕСІЯ РФ', 'ВІЙНА', 'ВТОРГНЕННЯ РФ', 'ПРОПАГАНДА РФ', 'СБУ']</text:p>
      <text:p text:style-name="P4">
类别: News</text:p>
      <!--METADATA-->
      <text:p text:style-name="P4">
<draw:frame draw:style-name="fr1" draw:name="Image297" text:anchor-type="as-char" svg:width="6.9236in" svg:height="7.358892in" draw:z-index="0">
<draw:image xlink:href="../Images/AРМІЯINFORM/2023-06-20T84-00-00-04-00/355327599_629417005951880_854876179498847699_n.jpg" xlink:type="simple" xlink:show="embed" xlink:actuate="onLoad" draw:mime-type="image/jpeg"/>
</draw:frame>
安全局记录了另外三名俄罗斯公民的罪行，这些俄罗斯公民在乌克兰暂时俘虏的地区领导扎加尔布尼茨基机构，并公开确定俄罗斯武装侵略。</text:p>
      <text:p text:style-name="P4">
SBU <text:a xlink:type="simple" xlink:href="https://www.facebook.com/SecurSerUkraine/" text:style-name="Internet_20_link" text:visited-style-name="Visited_20_Internet_20_Link">
报告</text:a>
在您的Facebook页面上。</text:p>
      <text:p text:style-name="P4">
因此，在顿涅茨克地区，安德里·艾奇科(Andriy Ichenko)报道了So称为“ Christudonbasgaz的首席执行官”。</text:p>
      <text:p text:style-name="P4">
根据调查，俄罗斯人在恐怖主义普什林的个人保护下被任命为“职位”。</text:p>
      <text:p text:style-name="P4">
从那以后，Ichenko履行了莫斯科为DNR恐怖组织领导人提供供应天然气的任务。</text:p>
      <text:p text:style-name="P4">
此外，攻击者还执行了侵略国的“解除”，以牺牲唐巴斯加兹的雇员为代价，以补充俄罗斯联邦的占领群体。</text:p>
      <text:p text:style-name="P4">
在Zaporozhye，确定了一名俄罗斯宣传员，负责“ Rosiv定居”管理局。 他是俄罗斯Andriymarkin。</text:p>
      <text:p text:style-name="P4">
所涉及的人被称为《城市条件下战斗的策略》的作者。第二次世界大战的许多重建者。</text:p>
      <text:p text:style-name="P4">
在全面入侵的开始之初，他公开支持武装侵略对乌克兰的侵略。</text:p>
      <text:p text:style-name="P4">
他由高拉耶特·巴里特斯基(Gaulayter Balytsky)任命，他是马克(Markin)的“创造力”的支持者。</text:p>
      <text:p text:style-name="P4">
在占领机构的行列中，他组织了一个及时被俘虏的村庄的伪翻新。</text:p>
      <text:p text:style-name="P4">
根据两名被告收集的证据，安全局的调查人员根据第2部分的《艺术》告知了怀疑。 《乌克兰刑法》 110(侵犯).</text:p>
      <text:p text:style-name="P4">
Крім того, задокументовано підривну діяльність громадянина рф Сергія Савчука —пропагандиста російських інформресурсів «РИА Новости» і «Звезда».</text:p>
      <text:p text:style-name="P4">
На власних багатотисячних каналах в Телеграм та Ютуб він поширював фейки проситуацію на фронті, героїзував рашистів та виступав за продовження мобілізаціїв росії.</text:p>
      <text:p text:style-name="P4">
Зловмиснику повідомлено про підозру за ст. 436 Кримінального кодексу України(战争宣传).</text:p>
      <text:p text:style-name="P4">
Наразі фігуранти переховуються від правосуддя на території країни-агресора і утимчасово захоплених регіонах України. Тривають процесуальні дії дляпритягнення їх до відповідальності.</text:p>
      <text:p text:style-name="P4">
Комплексні заходи проводили співробітники СБУ в Запорізькій, Хмельницькій,Донецькій та Луганській областях за процесуального керівництва органівпрокуратури.</text:p>
      <text:p text:style-name="P4">
News Source: <text:a xlink:type="simple" xlink:href="https://armyinform.com.ua/2023/06/20/sbu-povidomyla-pro-pidozru-shhe-trom-posadovczyam-rashystam-sered-nyh-ochilnyk-okupaczijnogo-donbasgaz/" text:style-name="Internet_20_link" text:visited-style-name="Visited_20_Internet_20_Link">
https://armyinform.com.ua/2023/06/20/sbu-povidomyla-pro-pidozru-shhe-trom-posadovczyam-rashystam-sered-nyh-ochilnyk-okupaczijnogo-donbasgaz/</text:a>
</text:p>
      <!--NEWS-->
      <text:h text:style-name="P10" text:outline-level="1">
<text:span text:style-name="T4">
乌克兰的国防军被淘汰了五个以上8217；</text:span>
</text:h>
      <text:p text:style-name="P4">
作者: ['АРМІЯINFORM']</text:p>
      <text:p text:style-name="P4">
时间: 2023-06-20T85:00:00-04:00</text:p>
      <text:p text:style-name="P4">
描述: 乌克兰维斯科维（Viiskovi）坚持塔夫里斯科耶（Tavriyskoye），为了支持Doba的遗体，以支持Vogue ...与乌克兰2022年的战争，与乌克兰的最新新闻，今天与乌克兰2022年的新闻战争，今天，乌克兰和俄罗斯之间的战争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e6860e4605965dd1-1024x681-2.jpg" text:style-name="Internet_20_link" text:visited-style-name="Visited_20_Internet_20_Link">
e6860e4605965dd1-1024x681-2.jpg</text:a>
']</text:p>
      <text:p text:style-name="P4">
标签: ['ОЛЕКСАНДР ТАРНАВСЬКИЙ', 'ТАВРІЙСЬКИЙ НАПРЯМОК']</text:p>
      <text:p text:style-name="P4">
类别: News</text:p>
      <!--METADATA-->
      <text:p text:style-name="P4">
<draw:frame draw:style-name="fr1" draw:name="Image298" text:anchor-type="as-char" svg:width="6.9236in" svg:height="4.604464in" draw:z-index="0">
<draw:image xlink:href="../Images/AРМІЯINFORM/2023-06-20T85-00-00-04-00/e6860e4605965dd1-1024x681-2.jpg" xlink:type="simple" xlink:show="embed" xlink:actuate="onLoad" draw:mime-type="image/jpeg"/>
</draw:frame>
乌克兰军队朝着塔夫里伊斯克的方向前进，五个以上的嘴被杀死和受伤。</text:p>
      <text:p text:style-name="P4">
关于它<text:a xlink:type="simple" xlink:href="https://t.me/otarnavskiy/127" text:style-name="Internet_20_link" text:visited-style-name="Visited_20_Internet_20_Link">
报告</text:a>
Tavriya部队的运营战略组织指挥官Alexandernavsky将军。</text:p>
      <text:p text:style-name="P4">
他补充说，乌克兰的国防军摧毁并损坏了46台敌方军事装备：13辆坦克，7个BMP，APC，SuperCam UAV，无人机“ Shahed-136”，4 Howitzers 2c19“ Mstu-C”，MSTA-2A65“ MSTA--” MSTA-- MSTA-- 65 B“，防空导弹综合体”山毛榉，2次反坦克枪MT-12“ Rapira”，Radar“ Zoo”，重型火焰系统“ Sunpsy”。</text:p>
      <text:p text:style-name="P4">
弹药敌人的5个存储场所也被摧毁。</text:p>
      <text:p text:style-name="P4">
News Source: <text:a xlink:type="simple" xlink:href="https://armyinform.com.ua/2023/06/20/syly-oborony-ukrayiny-likviduvaly-ponad-pyat-rot-rosiyan-na-tavrijskomu-napryamku-oleksandr-tarnavskyj/" text:style-name="Internet_20_link" text:visited-style-name="Visited_20_Internet_20_Link">
https://armyinform.com.ua/2023/06/20/syly-oborony-ukrayiny-likviduvaly-ponad-pyat-rot-rosiyan-na-tavrijskomu-napryamku-oleksandr-tarnavskyj/</text:a>
</text:p>
      <!--NEWS-->
      <text:h text:style-name="P10" text:outline-level="1">
<text:span text:style-name="T4">
已经有20,000名俄罗斯人转向了协调总部项目“我想居住”的热线线</text:span>
</text:h>
      <text:p text:style-name="P4">
作者: ['АРМІЯINFORM']</text:p>
      <text:p text:style-name="P4">
时间: 2023-06-20T86:00:00-04:00</text:p>
      <text:p text:style-name="P4">
描述: 对于剩下的两个关于“我想居住”的Mysyatsi，《 Mayzhe》是发布的，申请，Pershi Piv的Yak ...与乌克兰2022年的战争，与乌克兰与乌克兰的最新新闻，今天与乌克兰2022年的新闻战争，今天，将在那里成为乌克兰与俄罗斯之间的战争，以及2022年与乌克兰的战争将是不久的，无论是否将在不久的将来与乌克兰发生战争，与乌克兰的战争，今天的乌克兰新闻，乌克兰新闻，乌克兰的新闻，乌克兰媒体在俄罗斯媒体的乌克兰新闻</text:p>
      <text:p text:style-name="P4">
图片: ['<text:a xlink:type="simple" xlink:href="https://armyinform.com.ua/wp-content/uploads/2023/06/hochu-zhyt.jpg" text:style-name="Internet_20_link" text:visited-style-name="Visited_20_Internet_20_Link">
hochu-zhyt.jpg</text:a>
']</text:p>
      <text:p text:style-name="P4">
标签: ['STOPRUSSIA', 'АГРЕСІЯ РФ', 'ВІЙНА', 'ВТОРГНЕННЯ РФ', 'КООРДИНАЦІЙНИЙ ШТАБ З ПИТАНЬ ПОВОДЖЕННЯ З ВІЙСЬКОВОПОЛОНЕНИМИ', 'ПОЛОНЕНІ РОСІЯНИ', 'УТРИМАННЯ ВІЙСЬКОВОПОЛОНЕНИХ']</text:p>
      <text:p text:style-name="P4">
类别: News</text:p>
      <!--METADATA-->
      <text:p text:style-name="P4">
<draw:frame draw:style-name="fr1" draw:name="Image299" text:anchor-type="as-char" svg:width="6.9236in" svg:height="3.890725in" draw:z-index="0">
<draw:image xlink:href="../Images/AРМІЯINFORM/2023-06-20T86-00-00-04-00/hochu-zhyt.jpg" xlink:type="simple" xlink:show="embed" xlink:actuate="onLoad" draw:mime-type="image/jpeg"/>
</draw:frame>
在过去的两个月中，我想与该项目的工作半年相同的申请数。</text:p>
      <text:p text:style-name="P4">
<text:a xlink:type="simple" xlink:href="https://t.me/Koord_shtab/1278" text:style-name="Internet_20_link" text:visited-style-name="Visited_20_Internet_20_Link">
出版物</text:a>
关于战俘管理的协调总部的电报通道。</text:p>
      <text:p text:style-name="P4">
自2022年9月发布该项目以来，我想在所有频道上播放20014年的上诉：电报，WhatsApp，聊天机器人和热线线。在运营的9个月中，该项目的地点访问了45来自国家反应的人。</text:p>
      <text:p text:style-name="P4">
那些放弃动员并且不想成为克里姆林宫大炮肉的俄罗斯人的申请数量。 俄罗斯联邦当局也有可能“扭曲坚果”：进行隐藏的动员，引入在线故事和允许从应征者中删除外国护照。</text:p>
      <text:p text:style-name="P4">
所有自愿投降的人都是在战斗中被捕获的。这意味着，当军人被乌克兰囚禁时，乌拉尔将继续付给他。</text:p>
      <text:p text:style-name="P4">
News Source: <text:a xlink:type="simple" xlink:href="https://armyinform.com.ua/2023/06/20/uzhe-20-tysyach-rosiyan-zvernulysya-na-garyachi-liniyi-proyektu-koordynaczijnogo-shtabu-hochu-zhyt/" text:style-name="Internet_20_link" text:visited-style-name="Visited_20_Internet_20_Link">
https://armyinform.com.ua/2023/06/20/uzhe-20-tysyach-rosiyan-zvernulysya-na-garyachi-liniyi-proyektu-koordynaczijnogo-shtabu-hochu-zhyt/</text:a>
</text:p>
      <!--NEWS-->
      <text:h text:style-name="P10" text:outline-level="1">
<text:span text:style-name="T4">
占领者解雇了赫森的救援人员：一人死亡，七人受伤</text:span>
</text:h>
      <text:p text:style-name="P4">
作者: ['АРМІЯINFORM']</text:p>
      <text:p text:style-name="P4">
时间: 2023-06-20T87:00:00-04:00</text:p>
      <text:p text:style-name="P4">
描述: Rosiyska Armia在Kherson的Ryatuvalnikiv洗涤时，Yaki正在a子。 Vnaslikovo ...与乌克兰2022年的战争，与乌克兰的最新新闻，今天与乌克兰的新闻战争，今天的最后一场战争，今天的最后一次战争将在乌克兰和俄罗斯之间发生战争，当2022年与乌克兰的战争将是，或未将是2022年与乌克兰的战争。他们说，在不久的将来与乌克兰发动了战争</text:p>
      <text:p text:style-name="P4">
图片: ['<text:a xlink:type="simple" xlink:href="https://armyinform.com.ua/wp-content/uploads/2023/06/630_360_1677169599-750.jpg" text:style-name="Internet_20_link" text:visited-style-name="Visited_20_Internet_20_Link">
630_360_1677169599-750.jpg</text:a>
']</text:p>
      <text:p text:style-name="P4">
标签: ['ДСНС УКРАЇНИ', 'КАХОВСЬКА ГЕС']</text:p>
      <text:p text:style-name="P4">
类别: News</text:p>
      <!--METADATA-->
      <text:p text:style-name="P4">
<draw:frame draw:style-name="fr1" draw:name="Image300" text:anchor-type="as-char" svg:width="6.9236in" svg:height="3.956343in" draw:z-index="0">
<draw:image xlink:href="../Images/AРМІЯINFORM/2023-06-20T87-00-00-04-00/630_360_1677169599-750.jpg" xlink:type="simple" xlink:show="embed" xlink:actuate="onLoad" draw:mime-type="image/jpeg"/>
</draw:frame>
说明性照片</text:p>
      <text:p text:style-name="P4">
俄罗斯军队解雇了赫森的救援人员，后者因炮击而清除了Mul。SES的1名雇员被杀，另有7名雇员感到惊讶。</text:p>
      <text:p text:style-name="P4">
关于它<text:a xlink:type="simple" xlink:href="https://t.me/shtab_kakhovska_hes/1060" text:style-name="Internet_20_link" text:visited-style-name="Visited_20_Internet_20_Link">
报告</text:a>
消除Kakhovskaya水力发电站后果的总部。</text:p>
      <text:p text:style-name="P4">
“当俄罗斯恐怖分子开始大火时，我们没有武器的英雄进行了修复工作。 受伤的媒体给予了紧急媒体。 死者的家人和亲人是诚挚的慰问。 在消除最伟大的男人灾难之一时杀死救援人员是一种活力。 敌人很害怕。 因为我们将为所有被杀，折磨，残废的人报仇。 这次会到来。”卡科夫卡水力发电人员说。</text:p>
      <text:p text:style-name="P4">
News Source: <text:a xlink:type="simple" xlink:href="https://armyinform.com.ua/2023/06/20/okupanty-obstrilyaly-ryatuvalnykiv-u-hersoni-odyn-zagynuv-semero-poraneni/" text:style-name="Internet_20_link" text:visited-style-name="Visited_20_Internet_20_Link">
https://armyinform.com.ua/2023/06/20/okupanty-obstrilyaly-ryatuvalnykiv-u-hersoni-odyn-zagynuv-semero-poraneni/</text:a>
</text:p>
      <!--NEWS-->
      <text:h text:style-name="P10" text:outline-level="1">
<text:span text:style-name="T4">
国防军袭击了敌人的九个重点和17个艺术单位</text:span>
</text:h>
      <text:p text:style-name="P4">
作者: ['АРМІЯINFORM']</text:p>
      <text:p text:style-name="P4">
时间: 2023-06-20T88:00:00-04:00</text:p>
      <text:p text:style-name="P4">
描述: DOB的Avisiaziya国防军由尤其是Zerdzhenny地区的Visim Dosis领导...与乌克兰2022年的战争，与乌克兰的最新新闻，今天与乌克兰的新闻战争，与乌克兰2022年的新闻战争最后一次，将在今天之间发生战争，将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artyleriya.jpg" text:style-name="Internet_20_link" text:visited-style-name="Visited_20_Internet_20_Link">
artyleriya.jpg</text:a>
']</text:p>
      <text:p text:style-name="P4">
标签: ['STOPRUSSIA', 'АВІАЦІЯ ЗСУ', 'АГРЕСІЯ РФ', 'ВЕЧІРНЄ ЗВЕДЕННЯ', 'ВТОРГНЕННЯ РФ', 'ГЕНЕРАЛЬНИЙ ШТАБ ЗС УКРАЇНИ']</text:p>
      <text:p text:style-name="P4">
类别: News</text:p>
      <!--METADATA-->
      <text:p text:style-name="P4">
<draw:frame draw:style-name="fr1" draw:name="Image301" text:anchor-type="as-char" svg:width="6.9236in" svg:height="4.615733in" draw:z-index="0">
<draw:image xlink:href="../Images/AРМІЯINFORM/2023-06-20T88-00-00-04-00/artyleriya.jpg" xlink:type="simple" xlink:show="embed" xlink:actuate="onLoad" draw:mime-type="image/jpeg"/>
</draw:frame>
说明性照片</text:p>
      <text:p text:style-name="P4">
<text:span text:style-name="T4">
🔥俄罗斯入侵的情况</text:span>
</text:p>
      <text:p text:style-name="P4">
国防军每天的航空在敌人的个人工作人员的焦点和两人的反射导弹综合体中击中了八次中风。此外，我们的捍卫者也被三个侦察无人机摧毁。</text:p>
      <text:p text:style-name="P4">
在您的晚上摘要中有关此<text:a xlink:type="simple" xlink:href="https://www.facebook.com/GeneralStaff.ua/posts/pfbid02gqjE8CmQ81Mnys3GAnmhoSiFi5ds653prVDQXzE5Z2YLtBQcKZpQRUdQ5H6eojwzl" text:style-name="Internet_20_link" text:visited-style-name="Visited_20_Internet_20_Link">
报告</text:a>
乌克兰武装部队的总参谋部。</text:p>
      <text:p text:style-name="P4">
导弹部队和炮兵部队被三个管理点，一个​​集中的人员和军事技术人员，IP的三个站，17个火炮部队，开火，一个防空工具和另一个重要物体击中。</text:p>
      <text:p text:style-name="P4">
News Source: <text:a xlink:type="simple" xlink:href="https://armyinform.com.ua/2023/06/20/syly-oborony-urazyly-devyat-rajoniv-zoseredzhennya-protyvnyka-ta-17-artpidrozdiliv/" text:style-name="Internet_20_link" text:visited-style-name="Visited_20_Internet_20_Link">
https://armyinform.com.ua/2023/06/20/syly-oborony-urazyly-devyat-rajoniv-zoseredzhennya-protyvnyka-ta-17-artpidrozdiliv/</text:a>
</text:p>
      <!--NEWS-->
      <text:h text:style-name="P10" text:outline-level="1">
<text:span text:style-name="T4">
“在俄罗斯联邦有意识地制造的恐怖分子的恐怖分子行为”  - 基里尔·布·布塔诺夫（Kirill Budanov）</text:span>
</text:h>
      <text:p text:style-name="P4">
作者: ['Андрій Агєєв']</text:p>
      <text:p text:style-name="P4">
时间: 2023-06-20T89:00:00-04:00</text:p>
      <text:p text:style-name="P4">
描述: 关于TSE在直接的电视节目“ Telemarafon“єIiniNews”中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2/06/photo_2022-06-25_12-15-33.jpg" text:style-name="Internet_20_link" text:visited-style-name="Visited_20_Internet_20_Link">
photo_2022-06-25_12-15-33.jpg</text:a>
']</text:p>
      <text:p text:style-name="P4">
标签: ['КАХОВСЬКА ГЕС', 'КИРИЛО БУДАНОВ', 'РОЗВІДКА']</text:p>
      <text:p text:style-name="P4">
类别: News</text:p>
      <!--METADATA-->
      <text:p text:style-name="P4">
<draw:frame draw:style-name="fr1" draw:name="Image302" text:anchor-type="as-char" svg:width="6.9236in" svg:height="3.894525in" draw:z-index="0">
<draw:image xlink:href="../Images/AРМІЯINFORM/2023-06-20T89-00-00-04-00/photo_2022-06-25_12-15-33.jpg" xlink:type="simple" xlink:show="embed" xlink:actuate="onLoad" draw:mime-type="image/jpeg"/>
</draw:frame>
这是在乌克兰国防部唯一新闻的现场直播中宣布的。</text:p>
      <ul>
        <li>
有很多事实直接向我们证明，这一切都发生了。更有趣的是，爆炸前半小时是EFIRPO无线电网络中占用者的固定出口到他们的单位，当时是在Kakhovskaya的HESO与一个清晰的团队一起，立即，快速，快速，快速，快速地订购。收集并离开对象的领土。 同时，一个特殊目的小组到达了，发生了什么事。 同样有趣的是，俄罗斯军队的所有部队都在卡科夫卡水力发电站附近，并不真正知道会发生什么。</li>
      </ul>
      <text:p text:style-name="P4">
他还强调，破坏HPP大坝是俄罗斯恐怖分子的完全有意识的行动，俄罗斯恐怖分子没有两种清晰的解释。</text:p>
      <text:p text:style-name="P4">
News Source: <text:a xlink:type="simple" xlink:href="https://armyinform.com.ua/2023/06/20/pidryv-grebli-kahovskoyi-ges-terorystychnyj-akt-ekoczydu-zdijsnenyj-rosijskoyu-federacziyeyu-svidomo-kyrylo-budanov/" text:style-name="Internet_20_link" text:visited-style-name="Visited_20_Internet_20_Link">
https://armyinform.com.ua/2023/06/20/pidryv-grebli-kahovskoyi-ges-terorystychnyj-akt-ekoczydu-zdijsnenyj-rosijskoyu-federacziyeyu-svidomo-kyrylo-budanov/</text:a>
</text:p>
      <!--NEWS-->
      <text:h text:style-name="P10" text:outline-level="1">
<text:span text:style-name="T4">
在Odesa地区，逐渐停止海水的热量</text:span>
</text:h>
      <text:p text:style-name="P4">
作者: Ukrinform (Person)</text:p>
      <text:p text:style-name="P4">
出版商: Укринформ (Organization)</text:p>
      <text:p text:style-name="P4">
出版时间: 2023-06-20T8:31:24+03:00</text:p>
      <text:p text:style-name="P4">
修改时间: 2023-06-20T22:31:24+03:00</text:p>
      <text:p text:style-name="P4">
描述: 在ODESA地区，海水停止的燃烧，盐度逐渐增加，但超出了微生物参数。  - 乌克林。</text:p>
      <text:p text:style-name="P4">
图片: ['<text:a xlink:type="simple" xlink:href="https://static.ukrinform.com/photos/2023_06/thumb_files/630_360_1686682102-505.jpg" text:style-name="Internet_20_link" text:visited-style-name="Visited_20_Internet_20_Link">
630_360_16866...</text:a>
']</text:p>
      <text:p text:style-name="P4">
标签: ['Одещина', 'Вода', 'Каховська ГЕС']</text:p>
      <text:p text:style-name="P4">
类型: Article</text:p>
      <!--METADATA-->
      <text:p text:style-name="P4">
<draw:frame draw:style-name="fr1" draw:name="Image303" text:anchor-type="as-char" svg:width="6.9236in" svg:height="3.956343in" draw:z-index="0">
<draw:image xlink:href="../Images/yкринформ/2023-06-20T8-31-24-03-00/630_360_1686682102-505.jpg" xlink:type="simple" xlink:show="embed" xlink:actuate="onLoad" draw:mime-type="image/jpeg"/>
</draw:frame>
在海水停止的联合，盐度逐渐增加，超过了盐度。</text:p>
      <text:p text:style-name="P4">
[Telegram]研究结果报道了这一点(https://t.me/odeskaODA/1834)乌克林福姆报道，欧洲裔地区军事管理。</text:p>
      <text:p text:style-name="P4">
“根据西南地区的州环境检查局(Nikolaev和Odesa地区)海水脱盐停止，盐度逐渐增加。 截至6月20日。 在“兰格隆”海滩上选定的样品中，盐度增加到5.3 g/dm³； 在V. Fontan-Up的第16个站至5,4g/dm3； 在村里。 新的Daffinivka-最高5.2 g/dm³。 消息中没有危险和悬浮物质。”消息写道。</text:p>
      <text:p text:style-name="P4">
*!(https://www.ukrinform.ua/rubric-regions/3725535-dla-zabezpecenna-vodou-meskanciv-nikopolsini-pobuduut-novij-vodogin.html)还注意到，根据6月15日从6个监测点选中样品的结果：NAC和Groupheberg的Cholera Vibrio与敖德萨区的储层相比； 副溶血的胆碱颤音，从而从Belgorod-Dnestrovsky区的水库。 它们不是霍乱病原体，而是急性肠道感染。</text:p>
      <text:p text:style-name="P4">
“ 6月12日，敖德萨的五个公共海滩被Seavore的样品选为卫生微生物学指标。 根据实验室研究的结果，发现海水不符合卫生要求。纳拉加斯已经记录了微生物学参数的大量过量。” OVA宣布。</text:p>
      <text:p text:style-name="P4">
正如乌克林福姆报道的那样，敖德萨海滩附近的海水样本表明盐度低于2.2倍的标准。</text:p>
      <text:p text:style-name="P4">
<text:span text:style-name="T4">
另请阅读：</text:span>
 <text:a xlink:type="simple" xlink:href="https://www.ukrinform.ua/rubric-regions/3724857-u-dnipri-ta-cornomu-mori-fiksuut-znacne-zabrudnenna-vodi-tretina-prob-ne-vidpovidae-normam.html" text:style-name="Internet_20_link" text:visited-style-name="Visited_20_Internet_20_Link">
在DNIEPER和BLACK SEA修复严重的水污染 - 三分之一的样品不符合标准</text:a>
据报道，在俄罗斯水力发电站的俄罗斯乘员爆炸后，敖德萨地区的黑海vasavatorium揭示了沙门氏菌和肠道感染。 因此，禁止游泳或使用此类水加工食品。 您也不能捕获鱼类和海鲜并吃食物。</text:p>
      <text:p text:style-name="P4">
News Source: <text:a xlink:type="simple" xlink:href="https://www.ukrinform.ua/rubric-regions/3725543-na-odesini-postupovo-pripinaetsa-oprisnenna-morskoi-vodi.html" text:style-name="Internet_20_link" text:visited-style-name="Visited_20_Internet_20_Link">
https://www.ukrinform.ua/rubric-regions/3725543-na-odesini-postupovo-pripinaetsa-oprisnenna-morskoi-vodi.html</text:a>
</text:p>
      <!--NEWS-->
      <text:h text:style-name="P10" text:outline-level="1">
<text:span text:style-name="T4">
乌克兰和北约有关国防计划的专家的下一次咨询开始</text:span>
</text:h>
      <text:p text:style-name="P4">
作者: ['АРМІЯINFORM']</text:p>
      <text:p text:style-name="P4">
时间: 2023-06-20T90:00:00-04:00</text:p>
      <text:p text:style-name="P4">
描述: 乌克兰迷你国防部的消费者的雪茄，与乌克兰2022年的战争，今天与乌克兰的战争，今天与乌克兰的战争，与乌克兰2022年的战争，今天的最后一场战争，乌克兰和俄罗斯之间的战争将发生。当他们在不久的将来与乌克兰与乌克兰进行战争时，他们说，与乌克兰与乌克兰的战争，今天的乌克兰新闻，乌克兰的新闻，乌克兰媒体在俄罗斯的乌克兰新闻</text:p>
      <text:p text:style-name="P4">
图片: ['<text:a xlink:type="simple" xlink:href="https://armyinform.com.ua/wp-content/uploads/2023/06/pavlyuk.jpeg" text:style-name="Internet_20_link" text:visited-style-name="Visited_20_Internet_20_Link">
pavlyuk.jpeg</text:a>
', '<text:a xlink:type="simple" xlink:href="https://armyinform.com.ua/wp-content/uploads/2023/06/pavlyuk-2.jpeg" text:style-name="Internet_20_link" text:visited-style-name="Visited_20_Internet_20_Link">
pavlyuk-2.jpeg</text:a>
']</text:p>
      <text:p text:style-name="P4">
标签: ['STOPRUSSIA', 'АГРЕСІЯ РФ', 'ВТОРГНЕННЯ РФ', 'МІНІСТЕРСТВО ОБОРОНИ УКРАЇНИ', 'НАТО', 'ОБОРОННЕ ПЛАНУВАННЯ', 'ОЛЕКСАНДР ПАВЛЮК']</text:p>
      <text:p text:style-name="P4">
类别: News</text:p>
      <!--METADATA-->
      <text:p text:style-name="P4">
<draw:frame draw:style-name="fr1" draw:name="Image304" text:anchor-type="as-char" svg:width="6.9236in" svg:height="4.615733in" draw:z-index="0">
<draw:image xlink:href="../Images/AРМІЯINFORM/2023-06-20T90-00-00-04-00/pavlyuk.jpeg" xlink:type="simple" xlink:show="embed" xlink:actuate="onLoad" draw:mime-type="image/jpeg"/>
</draw:frame>
乌克兰国防部代表，乌克兰武装部队的总参谋部以及北约国际国防计划的其他国防军组成部分的磋商已开始。 他们是由乌克兰中尉的第一任国防部副部长Oleksandr Pavlyuk和北约秘书长Tomas Goffus开设的。</text:p>
      <text:p text:style-name="P4">
<text:a xlink:type="simple" xlink:href="https://www.mil.gov.ua/news/2023/06/20/rozpochalis-chergovi-konsultaczii-ekspertiv-ukraini-ta-nato-z-pitan-oboronnogo-planuvannya/" text:style-name="Internet_20_link" text:visited-style-name="Visited_20_Internet_20_Link">
出版物</text:a>
乌克兰国防部的部门网站。</text:p>
      <text:p text:style-name="P4">
根据将军Oleksandr Pavlyuk中尉的说法，这是盟友准备帮助乌克兰在北约 - 帕德德里德召开典礼上的过渡到北约标准和西方ovt的道路图的持续性的延续在2022年。</text:p>
      <ul>
        <li>
去年在卢布林(Lublin)，工作形式成为我们根据北约方法改善国防计划程序的另一种联合平台。 Alexander Pavlyuk说，他还通过Aliang在国防计划过程中使用的分析工具为合作开辟了新的合作机会，并测试了审查能力的结果。</li>
      </ul>
      <text:p text:style-name="P4">
第一任乌克兰国防部副部长感谢北约代表们对道路兼容性发展的看法和方法。 特别是，他强调了专家在知识，经验和信息交换方面的专业知识水平，这营造了开放性和相互信任的必要氛围，以实现共同工作的预期结果。</text:p>
      <text:p text:style-name="P4">
作为活动的一部分，举行了亚历山大·帕夫林·番茄(Alexander Pavlyuk Comatoas Goffus)的单独双边会议。 主要关注的重点是乌克兰的武装力量和国防部队的其他组成部分的过渡，现代西方的猫头鹰模型的重新设备，以及实现兼容性的方式，以加速乌克兰的整合到乌克兰的整合中欧元 - 大西洋安全社区。</text:p>
      <text:p text:style-name="P4">
<draw:frame draw:style-name="fr1" draw:name="Image305" text:anchor-type="as-char" svg:width="6.9236in" svg:height="4.615733in" draw:z-index="0">
<draw:image xlink:href="../Images/AРМІЯINFORM/2023-06-20T90-00-00-04-00/pavlyuk-2.jpeg" xlink:type="simple" xlink:show="embed" xlink:actuate="onLoad" draw:mime-type="image/jpeg"/>
</draw:frame>
</text:p>
      <text:p text:style-name="P4">
News Source: <text:a xlink:type="simple" xlink:href="https://armyinform.com.ua/2023/06/20/rozpochalys-chergovi-konsultacziyi-ekspertiv-ukrayiny-ta-nato-z-pytan-oboronnogo-planuvannya/" text:style-name="Internet_20_link" text:visited-style-name="Visited_20_Internet_20_Link">
https://armyinform.com.ua/2023/06/20/rozpochalys-chergovi-konsultacziyi-ekspertiv-ukrayiny-ta-nato-z-pytan-oboronnogo-planuvannya/</text:a>
</text:p>
      <!--NEWS-->
      <text:h text:style-name="P10" text:outline-level="1">
<text:span text:style-name="T4">
在南部的方向上，俄罗斯入侵者正在紧密变化的领域，甚至整个定居点 - 安娜·马里亚尔（Anna Malyar）</text:span>
</text:h>
      <text:p text:style-name="P4">
作者: ['Андрій Агєєв']</text:p>
      <text:p text:style-name="P4">
时间: 2023-06-20T91:00:00-04:00</text:p>
      <text:p text:style-name="P4">
描述: 在基尔霍克（Kilkhokhi pivnosa）前蒂沃伊（Trivoye）上，演唱我们的部队……与乌克兰2022年的战争，与乌克兰的最新新闻战争，今天与乌克兰2022年的新闻战争，乌克兰和俄罗斯之间的战争将与乌克兰之间的战争，以及一场战争他们说，在2022年，是否会在不久的将来与乌克兰进行战争</text:p>
      <text:p text:style-name="P4">
图片: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标签: ['STOPRUSSIA', 'БОЙОВІ ДІЇ', 'ВТОРГНЕННЯ РФ', 'ГАННА МАЛЯР', 'ПІВДЕННИЙ ФРОНТ']</text:p>
      <text:p text:style-name="P4">
类别: News</text:p>
      <!--METADATA-->
      <text:p text:style-name="P4">
<draw:frame draw:style-name="fr1" draw:name="Image306" text:anchor-type="as-char" svg:width="6.9236in" svg:height="3.890725in" draw:z-index="0">
<draw:image xlink:href="../Images/AРМІЯINFORM/2023-06-20T91-00-00-04-00/sili-oboroni-ukraini-prodovzhuyut-vedennya-nastupalnoi-operacii.jpg" xlink:type="simple" xlink:show="embed" xlink:actuate="onLoad" draw:mime-type="image/jpeg"/>
</draw:frame>
在南部阵线的几个方向上，有进攻性，我们的防守有所促进。 一切都按照乌克兰武装部队最高军事领导的计划进行。 乌克兰国防部副部长安娜·马里亚尔(Anna Malyar)在统一信息电话“ Yedinovina”的播放中告知了这一点。</text:p>
      <ul>
        <li>
很明显，敌人不想简单地给他一个以前被占领的位置，但我们从字面上咬了每一米，因此在前线的这些地区，有很多战斗和激烈的战斗。 此外，俄罗斯的入侵者被田野，甚至定居点的定居点，也没有被当地居民警告，这是由于俄罗斯正在与平民在这里战斗的事实所批准的，乌克兰国防部长说。</li>
      </ul>
      <text:p text:style-name="P4">
News Source: <text:a xlink:type="simple" xlink:href="https://armyinform.com.ua/2023/06/20/na-pivdennomu-napryamku-rosijski-okupanty-shhilno-minuyut-polya-navit-czili-naseleni-punkty-ganna-malyar/" text:style-name="Internet_20_link" text:visited-style-name="Visited_20_Internet_20_Link">
https://armyinform.com.ua/2023/06/20/na-pivdennomu-napryamku-rosijski-okupanty-shhilno-minuyut-polya-navit-czili-naseleni-punkty-ganna-malyar/</text:a>
</text:p>
      <!--NEWS-->
      <text:h text:style-name="P10" text:outline-level="1">
<text:span text:style-name="T4">
占用者加强了Zaporizhhya地区暂时占领领土的过滤度量</text:span>
</text:h>
      <text:p text:style-name="P4">
作者: ['АРМІЯINFORM']</text:p>
      <text:p text:style-name="P4">
时间: 2023-06-20T92:00:00-04:00</text:p>
      <text:p text:style-name="P4">
描述: 在Timchasovo的定居点，Teritori Terita -rastei Rosiskiss ...与乌克兰2022年的战争，与乌克兰的最新新闻，今天与乌克兰2022年的新闻战争，今天将在乌克兰和俄罗斯之间进行战争，以及俄罗斯之间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filtraczijni-zahody.jpeg" text:style-name="Internet_20_link" text:visited-style-name="Visited_20_Internet_20_Link">
filtraczijni-zahody.jpeg</text:a>
']</text:p>
      <text:p text:style-name="P4">
标签: []</text:p>
      <text:p text:style-name="P4">
类别: News</text:p>
      <!--METADATA-->
      <text:p text:style-name="P4">
<draw:frame draw:style-name="fr1" draw:name="Image307" text:anchor-type="as-char" svg:width="6.9236in" svg:height="4.32725in" draw:z-index="0">
<draw:image xlink:href="../Images/AРМІЯINFORM/2023-06-20T92-00-00-04-00/filtraczijni-zahody.jpeg" xlink:type="simple" xlink:show="embed" xlink:actuate="onLoad" draw:mime-type="image/jpeg"/>
</draw:frame>
说明性照片：slovoidilo.ua</text:p>
      <text:p text:style-name="P4">
在Zaporizhhya地区暂时捕获的领土的定居点中，俄罗斯入侵者已经配备了其他检查点和过滤点。</text:p>
      <text:p text:style-name="P4">
关于它<text:a xlink:type="simple" xlink:href="https://www.facebook.com/GeneralStaff.ua/posts/pfbid02gqjE8CmQ81Mnys3GAnmhoSiFi5ds653prVDQXzE5Z2YLtBQcKZpQRUdQ5H6eojwzl" text:style-name="Internet_20_link" text:visited-style-name="Visited_20_Internet_20_Link">
报告</text:a>
乌克兰武装部队的总参谋部在晚上的摘要中。</text:p>
      <text:p text:style-name="P4">
所有的平民人口都来自乌克兰南部的临时雇用敌人，被迫通过位于Mangusha Tanovoazovsk Donetsk地区的过滤点。 在过滤措施中，在公民中检查公民和文件，此外，还选择了印刷品。</text:p>
      <text:p text:style-name="P4">
News Source: <text:a xlink:type="simple" xlink:href="https://armyinform.com.ua/2023/06/20/okupanty-posylyly-filtraczijni-zahody-na-tymchasovo-okupovanij-terytoriyi-zaporizkoyi-oblasti/" text:style-name="Internet_20_link" text:visited-style-name="Visited_20_Internet_20_Link">
https://armyinform.com.ua/2023/06/20/okupanty-posylyly-filtraczijni-zahody-na-tymchasovo-okupovanij-terytoriyi-zaporizkoyi-oblasti/</text:a>
</text:p>
      <!--NEWS-->
      <text:h text:style-name="P10" text:outline-level="1">
<text:span text:style-name="T4">
占领者仍然想进入顿涅茨克和卢汉斯克地区的行政边界-Anna Malyar</text:span>
</text:h>
      <text:p text:style-name="P4">
作者: ['Андрій Агєєв']</text:p>
      <text:p text:style-name="P4">
时间: 2023-06-20T93:00:00-04:00</text:p>
      <text:p text:style-name="P4">
描述: Rosiyski Porpanti，Yak i Ranhe，他的头脑在他的头脑中的主角，他的头脑头是Vreknishchi CCID的头上...与乌克兰2022年的战争，与乌克兰与乌克兰的最新新闻，与乌克兰的新闻，与乌克兰2022年的新闻战争，到今天是最后的，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5/malyar-e1685980532284.jpeg" text:style-name="Internet_20_link" text:visited-style-name="Visited_20_Internet_20_Link">
malyar-e1685980532284.jpeg</text:a>
']</text:p>
      <text:p text:style-name="P4">
标签: ['STOP RUSSIA', 'БОЙОВІ ДІЇ', 'ВТОРГНЕННЯ РФ', 'ГАННА МАЛЯР']</text:p>
      <text:p text:style-name="P4">
类别: News</text:p>
      <!--METADATA-->
      <text:p text:style-name="P4">
<draw:frame draw:style-name="fr1" draw:name="Image308" text:anchor-type="as-char" svg:width="6.9236in" svg:height="3.813847in" draw:z-index="0">
<draw:image xlink:href="../Images/AРМІЯINFORM/2023-06-20T93-00-00-04-00/malyar-e1685980532284.jpeg" xlink:type="simple" xlink:show="embed" xlink:actuate="onLoad" draw:mime-type="image/jpeg"/>
</draw:frame>
与以前一样在统一信息Temachpon的“单一新闻”中。</text:p>
      <ul>
        <li>
尤其是，在利马诺 - 古普兰方向上，敌人收紧了其空中单位和单位的储备，正规部队的步兵，雇佣军。 关于我们位置敌对火的纽带，使用和反应性火炮的数量，最重要的是，在占领者的最后一天被杀害和受伤的火炮，这些数字在他最艰难的日子里非常让人联想到Bakhmut， - 乌克兰副部长说。</li>
      </ul>
      <text:p text:style-name="P4">
她还补充说，尽管在前线其他领域的主要激活敌对行动的主要向量发生了变化，但占领者仍将巴赫穆特(Bakhmut)视为主要目标之一。</text:p>
      <text:p text:style-name="P4">
关于Marinsky和Avdiivskyi，特别是Anna Malyar，指出，占领者使用所有可用的力量和手段在这里突破国防军的位置：战斗航空，坦克，喷气机，喷气机和枪管，迫击炮，迫击炮，迫击炮，手榴弹发射器系统。</text:p>
      <ul>
        <li>
我们的勇敢而强大的战士在这里坚定地保持自己的位置，他们并没有失去任何Metrademli，尽管敌对的压力很大，但仍带来了积极的辩护。</li>
      </ul>
      <text:p text:style-name="P4">
News Source: <text:a xlink:type="simple" xlink:href="https://armyinform.com.ua/2023/06/20/okupanty-yak-i-ranishe-hochut-vyjty-na-administratyvni-kordony-doneczkoyi-j-luganskoyi-oblastej-ganna-malyar/" text:style-name="Internet_20_link" text:visited-style-name="Visited_20_Internet_20_Link">
https://armyinform.com.ua/2023/06/20/okupanty-yak-i-ranishe-hochut-vyjty-na-administratyvni-kordony-doneczkoyi-j-luganskoyi-oblastej-ganna-malyar/</text:a>
</text:p>
      <!--NEWS-->
      <text:h text:style-name="P10" text:outline-level="1">
<text:span text:style-name="T4">
白天，敌人造成了70多次空袭，并对RSZV进行了36炮击</text:span>
</text:h>
      <text:p text:style-name="P4">
作者: ['АРМІЯINFORM']</text:p>
      <text:p text:style-name="P4">
时间: 2023-06-20T94:00:00-04:00</text:p>
      <text:p text:style-name="P4">
描述: 在澄清的诉讼之后，摘录是通过对乌克兰35岁的乌克兰人的影响所搜索的……与乌克兰2022年的战争，与乌克兰的战争是今天的最新消息，这是与乌克兰2022年的新闻战争，这是今天的最后一场，是今天的最后一场，威尔乌克兰与俄罗斯之间发生了战争，当与乌克兰的战争将在不久的将来与乌克兰进行战争，与乌克兰的战争，今天的乌克兰新闻，乌克兰媒体上的乌克兰新闻在俄罗斯人将在俄罗斯</text:p>
      <text:p text:style-name="P4">
图片: ['<text:a xlink:type="simple" xlink:href="https://armyinform.com.ua/wp-content/uploads/2023/06/400_0_1687250310-8011.webp" text:style-name="Internet_20_link" text:visited-style-name="Visited_20_Internet_20_Link">
400_0_1687250310-8011.webp</text:a>
']</text:p>
      <text:p text:style-name="P4">
标签: ['STOPRUSSIA', 'АГРЕСІЯ РФ', 'ВЕЧІРНЄ ЗВЕДЕННЯ', 'ВІЙНА', 'ВТОРГНЕННЯ РФ', 'ГШ ЗСУ']</text:p>
      <text:p text:style-name="P4">
类别: News</text:p>
      <!--METADATA-->
      <text:p text:style-name="P4">
<draw:frame draw:style-name="fr1" draw:name="Image309" text:anchor-type="as-char" svg:width="6.9236in" svg:height="3.894525in" draw:z-index="0">
<draw:image xlink:href="../ConvertedIMGs/AРМІЯINFORM/2023-06-20T94-00-00-04-00/400_0_1687250310-8011.png" xlink:type="simple" xlink:show="embed" xlink:actuate="onLoad" draw:mime-type="image/png"/>
</draw:frame>
根据该信息，俄罗斯入侵者在乌克兰35伊朗的“ Shahd”类型的伊朗冲击无人机，七个防空导弹-300和一名翼型火箭发射器“ Iskander-M”袭击了Zaporizhzhia平民基础设施的对象。</text:p>
      <text:p text:style-name="P4">
关于它<text:a xlink:type="simple" xlink:href="https://www.facebook.com/GeneralStaff.ua/posts/pfbid02gqjE8CmQ81Mnys3GAnmhoSiFi5ds653prVDQXzE5Z2YLtBQcKZpQRUdQ5H6eojwzl" text:style-name="Internet_20_link" text:visited-style-name="Visited_20_Internet_20_Link">
报告</text:a>
武装部队的总人员在其官方Facebook页面上。</text:p>
      <text:p text:style-name="P4">
武装部队空军防空部队与乌克兰国防部队其他组成部分的空中防御合作，32个冲击无人机“ Shahd”被摧毁。</text:p>
      <text:p text:style-name="P4">
此外，敌人造成了72多次航空罢工，在我们部队和居住地的位置对反应性射击消防系统进行了36炮击。 和平的人受伤。</text:p>
      <text:p text:style-name="P4">
在总参谋部警告中 - 乌克兰的导弹和航空任务的可能性仍然很高。</text:p>
      <text:p text:style-name="P4">
News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白天发生了35次战斗冲突</text:span>
</text:h>
      <text:p text:style-name="P4">
作者: ['АРМІЯINFORM']</text:p>
      <text:p text:style-name="P4">
时间: 2023-06-20T95: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6/355638539_609090718070677_504977048801678478_n.jpg" text:style-name="Internet_20_link" text:visited-style-name="Visited_20_Internet_20_Link">
355638539_609090718070677_504977048801678478_n.jpg</text:a>
']</text:p>
      <text:p text:style-name="P4">
标签: ['STOPRUSSIA', 'АГРЕСІЯ РФ', 'БОЙОВІ ЗІТКНЕННЯ', 'ВЕЧІРНЄ ЗВЕДЕННЯ', 'ВІЙНА', 'ВТОРГНЕННЯ РФ', 'ГЕНЕРАЛЬНИЙ ШТАБ ЗС УКРАЇНИ', 'ГШ ЗСУ']</text:p>
      <text:p text:style-name="P4">
类别: News</text:p>
      <!--METADATA-->
      <text:p text:style-name="P4">
<draw:frame draw:style-name="fr1" draw:name="Image310" text:anchor-type="as-char" svg:width="6.9236in" svg:height="3.444491in" draw:z-index="0">
<draw:image xlink:href="../Images/AРМІЯINFORM/2023-06-20T95-00-00-04-00/355638539_609090718070677_504977048801678478_n.jpg" xlink:type="simple" xlink:show="embed" xlink:actuate="onLoad" draw:mime-type="image/jpeg"/>
</draw:frame>
<text:span text:style-name="T4">
🔥俄罗斯入侵的情况</text:span>
</text:p>
      <text:p text:style-name="P4">
敌人继续将主要努力集中在利曼，巴赫穆特，阿维迪夫和玛丽斯基的方向上 - 白天发生了35件战斗夹克。</text:p>
      <text:p text:style-name="P4">
关于这个<text:a xlink:type="simple" xlink:href="https://www.facebook.com/GeneralStaff.ua/posts/pfbid02gqjE8CmQ81Mnys3GAnmhoSiFi5ds653prVDQXzE5Z2YLtBQcKZpQRUdQ5H6eojwzl" text:style-name="Internet_20_link" text:visited-style-name="Visited_20_Internet_20_Link">
被引用</text:a>
晚上，总结了乌克兰武装部队的总参谋部。</text:p>
      <text:p text:style-name="P4">
在这些方面，在沙克塔斯基(Shakhtarsky)，敌人进行了不成功的进攻。 在Zaporizhzhya和Kherson的指示中，敌人继续进行。</text:p>
      <text:p text:style-name="P4">
News Source: <text:a xlink:type="simple" xlink:href="https://armyinform.com.ua/2023/06/20/protyagom-doby-vidbulosya-35-bojovyh-zitknen/" text:style-name="Internet_20_link" text:visited-style-name="Visited_20_Internet_20_Link">
https://armyinform.com.ua/2023/06/20/protyagom-doby-vidbulosya-35-bojovyh-zitknen/</text:a>
</text:p>
      <!--NEWS-->
      <text:h text:style-name="P10" text:outline-level="1">
<text:span text:style-name="T4">
重建，加强的乌克兰是任何形式的俄罗斯恐怖的保护 - 弗拉基米尔·泽伦斯基的吸引力</text:span>
</text:h>
      <text:p text:style-name="P4">
作者: ['АРМІЯINFORM']</text:p>
      <text:p text:style-name="P4">
时间: 2023-06-20T96:00:00-04:00</text:p>
      <text:p text:style-name="P4">
描述: 我很健康，乌克兰人！ 短迹一天。 在USIM之前，我将自己做自己的...与乌克兰2022年的战争，与乌克兰的最新新闻，今天与乌克兰的新闻战争，今天与乌克兰的新闻战争，今天的最后一次战争将在乌克兰和俄罗斯之间发生战争2022年将是，是否会有是否会有，无论是否会在不久的将来与乌克兰发生战争，说，与乌克兰的战争，今天的乌克兰新闻，乌克兰的新闻，乌克兰媒体在俄罗斯的乌克兰新闻</text:p>
      <text:p text:style-name="P4">
图片: ['<text:a xlink:type="simple" xlink:href="https://armyinform.com.ua/wp-content/uploads/2023/06/zelenskyj.png" text:style-name="Internet_20_link" text:visited-style-name="Visited_20_Internet_20_Link">
zelenskyj.png</text:a>
']</text:p>
      <text:p text:style-name="P4">
标签: ['STOPRUSSIA', 'АГРЕСІЯ РФ', 'ВІДЕОЗВЕРНЕННЯ ПРЕЗИДЕНТА УКРАЇНИ', 'ВІЙНА', 'ВОЄННІ ЗЛОЧИНИ ЗС РФ', 'ВТОРГНЕННЯ РФ']</text:p>
      <text:p text:style-name="P4">
类别: News</text:p>
      <!--METADATA-->
      <text:p text:style-name="P4">
<draw:frame draw:style-name="fr1" draw:name="Image311" text:anchor-type="as-char" svg:width="6.9236in" svg:height="3.882986in" draw:z-index="0">
<draw:image xlink:href="../Images/AРМІЯINFORM/2023-06-20T96-00-00-04-00/zelenskyj.png" xlink:type="simple" xlink:show="embed" xlink:actuate="onLoad" draw:mime-type="image/png"/>
</draw:frame>
亲爱的乌克兰人，我希望健康!</text:p>
      <text:p text:style-name="P4">
这一天的简短报告。</text:p>
      <text:p text:style-name="P4">
首先，我要感谢我们的空军和所有防守的天空捍卫者，每张困惑的俄罗斯火箭和每张shot弹枪。 就在昨晚 - 超过30张shot弹枪。 这些是数百种挽救的生命，即这些基础设施。 谢谢你，战士!</text:p>
      <text:p text:style-name="P4">
第二。 今天，由于侵略者受害者的炮击，在赫尔森中……他们正在消除纳卡科夫斯基水电站俄罗斯恐怖袭击的后果，并被俄罗斯炮火射击。 不幸的是，八名DSSN员工受伤了……我对他们的亲戚和亲戚表示慰问!</text:p>
      <text:p text:style-name="P4">
每次这样的俄罗斯打击，每一次俄罗斯恐怖袭击都是一个争论，并且没有机会留在乌克兰土地上。 这里没有杀手和恐怖分子，永远不会。</text:p>
      <text:p text:style-name="P4">
现在，我们在南部的勇士非常积极地摧毁乌克兰的敌人的物理净化。 这将继续。</text:p>
      <text:p text:style-name="P4">
恐怖保护是破坏恐怖分子。 这是保证国家枪支将永远无法将邪恶带到乌克兰。 实际上是关于今天的地下室。 伦敦的第一次会议已经开始在我们与英国狗准备的有关乌克兰重建的会议上。 瑞士和德国，法国和意大利的讨论已经进行。我们的恢复有不同的工作。 我们指示这项工作是我们的重建，我们的恢复不仅成为建筑项目，而且成为一个全球保护项目。</text:p>
      <text:p text:style-name="P4">
乌克兰改造了乌克兰，加强了乌克兰是安全和安全保证人，它是针对任何形式的俄罗斯恐怖保护的安全，以防止俄罗斯侵略的任何重复。</text:p>
      <text:p text:style-name="P4">
明天在伦敦会议上，我将介绍我们乌克兰哲学的一些方面。 全部含义将在本月晚些时候和乌克兰代表。</text:p>
      <text:p text:style-name="P4">
与合作伙伴一起，在这里，在这里，在乌克兰的家中，我们必须保证，在我们之后，乌克兰仅是安全，只有自由，只有和平。</text:p>
      <text:p text:style-name="P4">
我感谢每个正在为乌克兰战斗和工作的人!我感谢我们的每个战士，他们现在正在战斗，在战斗哨所和战斗任务中!Zaporizhzhia，Donetsk-您是年轻人!荣耀乌克兰!</text:p>
      <text:p text:style-name="P4">
News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欧洲委员会建议将500亿欧元的财政援助分配给乌克兰</text:span>
</text:h>
      <text:p text:style-name="P4">
作者: ['АРМІЯINFORM']</text:p>
      <text:p text:style-name="P4">
时间: 2023-06-20T97:00:00-04:00</text:p>
      <text:p text:style-name="P4">
描述: VrokomImissya poomoniata乌克兰人的500亿欧元的fisnanovo dupom来自Vighimi赠款...与乌克兰2022年的战争，与乌克兰的最新新闻，与乌克兰的新闻，与乌克兰2022年的新闻，乌克兰和俄罗斯的新闻战争，与乌克兰与乌克兰的战争，以及乌克兰的战争，以及乌克兰的战争这将是不久的</text:p>
      <text:p text:style-name="P4">
图片: ['<text:a xlink:type="simple" xlink:href="https://armyinform.com.ua/wp-content/uploads/2023/06/yevrokomisiya_ukrayina.jpg" text:style-name="Internet_20_link" text:visited-style-name="Visited_20_Internet_20_Link">
yevrokomisiya_ukrayina.jpg</text:a>
']</text:p>
      <text:p text:style-name="P4">
标签: ['STOPRUSSIA', 'ВЕРХОВНА РАДА УКРАЇНИ', 'ГРАНТОВА ДОПОМОГА', 'ЄВРОКОМІСІЯ']</text:p>
      <text:p text:style-name="P4">
类别: News</text:p>
      <!--METADATA-->
      <text:p text:style-name="P4">
<draw:frame draw:style-name="fr1" draw:name="Image312" text:anchor-type="as-char" svg:width="6.9236in" svg:height="6.9236in" draw:z-index="0">
<draw:image xlink:href="../Images/AРМІЯINFORM/2023-06-20T97-00-00-04-00/yevrokomisiya_ukrayina.jpg" xlink:type="simple" xlink:show="embed" xlink:actuate="onLoad" draw:mime-type="image/jpeg"/>
</draw:frame>
欧洲委员会建议以赠款和借款形式分配500亿欧元的财政援助。</text:p>
      <text:p text:style-name="P4">
参考乌克兰Oleksandra Klimenko的Verkhovna Rada的第一任副主席<text:a xlink:type="simple" xlink:href="https://www.facebook.com/verkhovna.rada.ukraine/posts/pfbid0uQ3zxFdegqrfR2EECXDSyEv8akt3BLEbpP1RjX89X33YQfRY7kFkvfHg48ivnUzRl" text:style-name="Internet_20_link" text:visited-style-name="Visited_20_Internet_20_Link">
报告</text:a>
我们国家的议会在其官方Facebook页面上。</text:p>
      <text:p text:style-name="P4">
也就是说，在未来四年内为我国保留这些资金将能够根据情况的发展调整财务支持。 它还将刺激其他捐助者激活。</text:p>
      <text:p text:style-name="P4">
在报告中，亚历山大·克里曼科(Alexander Klimenko)感谢欧盟委员会主席冯·德莱恩(Von der Lyen)的支持。</text:p>
      <text:p text:style-name="P4">
News Source: <text:a xlink:type="simple" xlink:href="https://armyinform.com.ua/2023/06/20/yevrokomisiya-proponuye-vydilyty-ukrayini-e50-mlrd-finansovoyi-dopomogy/" text:style-name="Internet_20_link" text:visited-style-name="Visited_20_Internet_20_Link">
https://armyinform.com.ua/2023/06/20/yevrokomisiya-proponuye-vydilyty-ukrayini-e50-mlrd-finansovoyi-dopomogy/</text:a>
</text:p>
      <!--NEWS-->
      <text:h text:style-name="P10" text:outline-level="1">
<text:span text:style-name="T4">
平等人：退伍军人部邀请退伍军人及其家人扮演退伍军人助理的角色</text:span>
</text:h>
      <text:p text:style-name="P4">
作者: ['АРМІЯINFORM']</text:p>
      <text:p text:style-name="P4">
时间: 2023-06-20T98:00:00-04:00</text:p>
      <text:p text:style-name="P4">
描述: 在乌克兰退伍军人右边的Mintystvo，26个Wormcrylers Elekriva Elekronn，该申请是申请...与乌克兰2022年的战争，与乌克兰与乌克兰的最新新闻，《新闻》，《新闻》，《与乌克兰2022年的新闻》 2022年上次与今天的战争，乌克兰将在乌克兰之间发生战争，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3879343fe5d0c74c6082e4c306bb66aa27640d23.jpg" text:style-name="Internet_20_link" text:visited-style-name="Visited_20_Internet_20_Link">
3879343fe5d0c74c6082e4c306bb66aa27640d23.jpg</text:a>
', '<text:a xlink:type="simple" xlink:href="https://armyinform.com.ua/wp-content/uploads/2023/06/instrukcziya.jpg" text:style-name="Internet_20_link" text:visited-style-name="Visited_20_Internet_20_Link">
instrukcziya.jpg</text:a>
']</text:p>
      <text:p text:style-name="P4">
标签: ['STOPRUSSIA', 'ВЕТЕРАН ВІЙНИ', 'ВІЙНА', 'ВТОРГНЕННЯ РФ', 'ІНСТИТУТ ПОМІЧНИКА ВЕТЕРАНА', 'МІНВЕТЕРАНІВ', 'СОЦІАЛЬНИЙ ЗАХИСТ ПІД ЧАС ВІЙНИ']</text:p>
      <text:p text:style-name="P4">
类别: News</text:p>
      <!--METADATA-->
      <text:p text:style-name="P4">
<draw:frame draw:style-name="fr1" draw:name="Image313" text:anchor-type="as-char" svg:width="6.9236in" svg:height="4.450886in" draw:z-index="0">
<draw:image xlink:href="../Images/AРМІЯINFORM/2023-06-20T98-00-00-04-00/3879343fe5d0c74c6082e4c306bb66aa27640d23.jpg" xlink:type="simple" xlink:show="embed" xlink:actuate="onLoad" draw:mime-type="image/jpeg"/>
</draw:frame>
照片：suud.ua</text:p>
      <text:p text:style-name="P4">
6月26日，乌克兰退伍军人部在试点项目中为退伍军人助理的竞争选择开放了电子申请，以在乌克兰引入一名资深助理。</text:p>
      <text:p text:style-name="P4">
<text:a xlink:type="simple" xlink:href="https://mva.gov.ua/ua/news/rivnij-rivnomu-minveteraniv-zaproshuye-veteraniv-ta-chleniv-yihnih-simej-na-rol-pomichnika-veterana" text:style-name="Internet_20_link" text:visited-style-name="Visited_20_Internet_20_Link">
出版物</text:a>
在乌克兰退伍军人部的官方网站上。</text:p>
      <text:p text:style-name="P4">
退伍军人和退伍军人以及他们的Rodins成员，他们准备协助乌克兰的其他捍卫者，可以轻松而尊严地通过公民生活的军事服务，获得适当的服务和社会保证，接受高级培训计划，可以参加竞争和就业等。</text:p>
      <text:p text:style-name="P4">
在竞争性申请中选择之后，成功的候选人将专业化，并将在试点项目中涉及的地区退伍军人服务办公室工作 -  Vinnytsia，Vinnytsia，Dnipropetrovsk，Lviv，Mykolaiv。</text:p>
      <text:p text:style-name="P4">
从6月26日开始参加比赛的申请，并将通过E-Vetran信息门户进行(https://eveteran.gov.ua).</text:p>
      <text:p text:style-name="P4">
У Мінветеранів зазначили, що чекають на заяву потенційного кандидата, якщовін:</text:p>
      <ul>
        <li>
ветеран війни, член сім’ї ветерана, постраждалий учасник Революції Гідності, член сім’ї загиблого (死者)退伍军人，死者家族的成员(死者)乌克兰Chiza捍卫者的捍卫者，并在统一的国家退伍军人登记册中注册； <text:span text:style-name="T5">
具有初级单身汉的形成程度； </text:span>
有纳税人的帐户注册号(使成为); *感觉到成为其领土社区退伍军人生活的中心的力量。</li>
      </ul>
      <text:p text:style-name="P4">
你必须有：</text:p>
      <text:p text:style-name="P4">
<text:span text:style-name="T5">
电子签名：文件密钥，硬件键或操作。 </text:span>
教育文件； *资深家庭成员是确认家庭关系的文件。</text:p>
      <text:p text:style-name="P4">
然后，应使用电子签名在办公室授权您在办公室的eveletan.gov.ua，逐步填写在线申请表并获得在线认证。 使用电子签名签署应用程序。</text:p>
      <text:p text:style-name="P4">
<draw:frame draw:style-name="fr1" draw:name="Image314" text:anchor-type="as-char" svg:width="6.9236in" svg:height="4.897806in" draw:z-index="0">
<draw:image xlink:href="../Images/AРМІЯINFORM/2023-06-20T98-00-00-04-00/instrukcziya.jpg" xlink:type="simple" xlink:show="embed" xlink:actuate="onLoad" draw:mime-type="image/jpeg"/>
</draw:frame>
如果该申请是由家庭成员提交的，则必须通过强加其电子签名来同意它。 申请人负责说明中包含的信息的准确性。 该申请将发送给退伍军人部，该部将在此验证状态。 您可以不超过一个人的声明。无法编辑转介申请。</text:p>
      <text:p text:style-name="P4">
News Source: <text:a xlink:type="simple" xlink:href="https://armyinform.com.ua/2023/06/20/rivnyj-rivnomu-minveteraniv-zaproshuye-veteraniv-ta-chleniv-yihnih-simej-na-rol-pomichnyka-veterana/" text:style-name="Internet_20_link" text:visited-style-name="Visited_20_Internet_20_Link">
https://armyinform.com.ua/2023/06/20/rivnyj-rivnomu-minveteraniv-zaproshuye-veteraniv-ta-chleniv-yihnih-simej-na-rol-pomichnyka-veterana/</text:a>
</text:p>
      <!--NEWS-->
      <text:h text:style-name="P10" text:outline-level="1">
<text:span text:style-name="T4">
短的。 战争。 第482天。视频</text:span>
</text:h>
      <text:p text:style-name="P4">
作者: ['АРМІЯINFORM']</text:p>
      <text:p text:style-name="P4">
时间: 2023-06-20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text:a xlink:type="simple" xlink:href="https://www.facebook.com/GeneralStaff.ua/videos/6737721979593146" text:style-name="Internet_20_link" text:visited-style-name="Visited_20_Internet_20_Link">
GSZSU</text:a>
</text:p>
      <text:p text:style-name="P4">
News Source: <text:a xlink:type="simple" xlink:href="https://armyinform.com.ua/2023/06/20/korotko-vijna-den-482-videodajdzhest/" text:style-name="Internet_20_link" text:visited-style-name="Visited_20_Internet_20_Link">
https://armyinform.com.ua/2023/06/20/korotko-vijna-den-482-videodajdzhest/</text:a>
</text:p>
      <!--NEWS-->
      <text:h text:style-name="P10" text:outline-level="1">
<text:span text:style-name="T4">
Zelensky将在伦敦重建会议上讲述乌克兰转型的各个方面</text:span>
</text:h>
      <text:p text:style-name="P4">
作者: Ukrinform (Person)</text:p>
      <text:p text:style-name="P4">
出版商: Укринформ (Organization)</text:p>
      <text:p text:style-name="P4">
出版时间: 2023-06-20T9:40:00+03:00</text:p>
      <text:p text:style-name="P4">
修改时间: 2023-06-20T22:40:00+03:00</text:p>
      <text:p text:style-name="P4">
描述: 在将于6月21日在伦敦举行的乌克兰重建会议框架内，乌克兰沃罗迪米尔·泽伦斯基总统将介绍乌克兰转型哲学的一部分。  - 乌克林。</text:p>
      <text:p text:style-name="P4">
图片: ['<text:a xlink:type="simple" xlink:href="https://static.ukrinform.com/photos/2023_06/thumb_files/630_360_1687029405-919.jpeg" text:style-name="Internet_20_link" text:visited-style-name="Visited_20_Internet_20_Link">
630_360_16870...</text:a>
']</text:p>
      <text:p text:style-name="P4">
标签: ['Лондон', 'Зеленський', 'Конференція']</text:p>
      <text:p text:style-name="P4">
类型: Article</text:p>
      <!--METADATA-->
      <text:p text:style-name="P4">
<draw:frame draw:style-name="fr1" draw:name="Image315" text:anchor-type="as-char" svg:width="6.9236in" svg:height="3.956343in" draw:z-index="0">
<draw:image xlink:href="../Images/yкринформ/2023-06-20T9-40-00-03-00/630_360_1687029405-919.jpeg" xlink:type="simple" xlink:show="embed" xlink:actuate="onLoad" draw:mime-type="image/jpeg"/>
</draw:frame>
在将于6月21日在伦敦举行的乌克兰重建会议框架内，乌克兰沃罗迪米尔·泽伦斯基总统将介绍乌克兰哲学哲学方面的一部分。</text:p>
      <text:p text:style-name="P4">
根据乌克林福姆的说法，他在[晚上视频]中报道了这一点(https://t.me/V_Zelenskiy_official/6648)。</text:p>
      <text:p text:style-name="P4">
“我们与英国朋友准备的重建会议已经开始在伦敦举行的第一次会议。 瑞士和德国，法国和意大利已经进行了讨论。 有不同级别的工作以更好地恢复。 我们指导这项工作的方式使我们的重建不仅是建筑项目，而且是全球实行保护。 乌克兰转变为乌克兰，加强了乌克兰是安全和安全保证人，它是针对任何形式的俄罗斯恐怖和保护俄罗斯侵略的任何形式的安全。 明天的圣会将介绍我们乌克兰哲学的某些方面。 总统强调。</text:p>
      <text:p text:style-name="P4">
<text:span text:style-name="T4">
另请阅读：</text:span>
 <text:a xlink:type="simple" xlink:href="https://www.ukrinform.ua/rubric-vidbudova/3725531-smigal-rozpocinaemo-robotu-v-londoni-dla-ucasti-v-konferencii-z-pitan-vidnovlenna-ukraini.html" text:style-name="Internet_20_link" text:visited-style-name="Visited_20_Internet_20_Link">
<text:span text:style-name="T4">
 shmigal </text:span>
：我们开始在伦敦工作，以参加对乌克兰恢复的挑战</text:a>
正如乌克林福姆报道的那样，乌克兰国际复苏会议预计应在6月21日在伦敦举行，将允许协调乌克兰政府，欧洲委员会和其他国际合作伙伴的努力，以快速恢复乌克兰，这应该应该在战争结束之前开始。</text:p>
      <text:p text:style-name="P4">
照片：作品</text:p>
      <text:p text:style-name="P4">
News Source: <text:a xlink:type="simple" xlink:href="https://www.ukrinform.ua/rubric-vidbudova/3725544-zelenskij-rozpovist-pro-aspekti-transformacii-ukraini-na-londonskij-konferencii-z-vidbudovi.html" text:style-name="Internet_20_link" text:visited-style-name="Visited_20_Internet_20_Link">
https://www.ukrinform.ua/rubric-vidbudova/3725544-zelenskij-rozpovist-pro-aspekti-transformacii-ukraini-na-londonskij-konferencii-z-vidbudovi.html</text:a>
</text:p>
      <!--NEWS-->
      <text:h text:style-name="P10" text:outline-level="1">
<text:span text:style-name="T4">
俄罗斯不提供有关乌克兰囚犯的任何官方信息 - 协调</text:span>
</text:h>
      <text:p text:style-name="P4">
作者: Ukrinform (Person)</text:p>
      <text:p text:style-name="P4">
出版商: Укринформ (Organization)</text:p>
      <text:p text:style-name="P4">
出版时间: 2023-06-21T-1:32:00+03:00</text:p>
      <text:p text:style-name="P4">
修改时间: 2023-06-21T00:32:00+03:00</text:p>
      <text:p text:style-name="P4">
描述: 乌克兰捍卫者死者的背景通常是在交流期间返回的，但有时他们可以在没有先前条件的情况下进行谈判。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Обмін', 'Полонені', 'Зниклі безвісти', 'Війна з Росією']</text:p>
      <text:p text:style-name="P4">
类型: Article</text:p>
      <!--METADATA-->
      <text:p text:style-name="P4">
<draw:frame draw:style-name="fr1" draw:name="Image316" text:anchor-type="as-char" svg:width="6.9236in" svg:height="3.956343in" draw:z-index="0">
<draw:image xlink:href="../Images/yкринформ/2023-06-21T-1-32-00-03-00/630_360_1680170436-658.jpg" xlink:type="simple" xlink:show="embed" xlink:actuate="onLoad" draw:mime-type="image/jpeg"/>
</draw:frame>
乌克兰捍卫者的塔拉扎格通常在交流期间由俄罗斯人归还，但有时他们可以在没有先前条件的情况下进行谈判。</text:p>
      <text:p text:style-name="P4">
正如Ukrinform报道的那样，它在[Telegram]中报告(http://t.me/Koord_shtab/1276?fbclid=IwAR0p7l5OeaqfZxtVgLWh243EGINPW9iyKTXBpipmYLJsDpkFSVckiVDBERk)在战俘上协调总部。</text:p>
      <text:p text:style-name="P4">
总部会见了第77个独立的Aeromobile旅的军人家庭协会，该旅是空降袭击部队的一部分。</text:p>
      <text:p text:style-name="P4">
在特殊情况下缺失问题的协调和专员办公室代表参加了该活动。</text:p>
      <text:p text:style-name="P4">
据总部称，俄罗斯一方没有提供有关俘虏军人的任何官方信息。 唯一的官方消息人士是通过塞维他雷斯国际委员会确认俄罗斯联邦国防部。</text:p>
      <text:p text:style-name="P4">
*!(https://www.ukrinform.ua/rubric-ato/3722546-u-koordstabi-rozpovili-aki-dani-moze-nadati-mkch-ridnim-ukrainskih-polonenih.html)“但是，有从非官方来源获得的信息 - 例如，开放资源的照片，从囚禁中释放的证词 - 这种固定性被累积并用于解雇[囚犯]的工作。(https://www.ukrinform.ua/tag-poloneni)“， - 他加了。</text:p>
      <text:p text:style-name="P4">
申诉专员失踪人员办公室的代表Ivan Angelinelins报道说，死去的捍卫者的尸体通常在交流期间返回。 可以在没有事先条件的情况下就返回达成共识的质量案例。他补充说，俄罗斯人从不同的方向返回尸体，但并不表示特定位置。</text:p>
      <text:p text:style-name="P4">
*!(https://www.ukrinform.ua/rubric-ato/3725074-u-koordstabi-poasnili-comu-ne-nadsilaut-do-rf-zapitiv-pro-konkretnih-polonenih.html)此外，在会议期间，协调律师就军事部门维护文件，对家人或俘虏军人的财政支持以及与调查人员的沟通进行了磋商。</text:p>
      <text:p text:style-name="P4">
正如乌克林福姆(Ukrinform)报道的，5月30日(http://www.ukrinform.ua/rubric-ato/3715966-ukraina-povernula-tila-se-79-poleglih-zahisnikiv.html)另有79名死后后卫。</text:p>
      <text:p text:style-name="P4">
News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第92旅的烟嘴的嘴在两天内摧毁了数百万美元的俄罗斯电器</text:span>
</text:h>
      <text:p text:style-name="P4">
作者: Ukrinform (Person)</text:p>
      <text:p text:style-name="P4">
出版商: Укринформ (Organization)</text:p>
      <text:p text:style-name="P4">
出版时间: 2023-06-21T-2:16:00+03:00</text:p>
      <text:p text:style-name="P4">
修改时间: 2023-06-21T00:16:00+03:00</text:p>
      <text:p text:style-name="P4">
描述: 第92次的无人冲击航空综合体“阿喀琉斯”的嘴将它们杂乱无章。 伊万·西尔科（Ivan Sirko）的猫酋长摧毁了托尔·米2K卢汉斯（Luhansk）地区的伊万·西尔科（Ivan Sirko），装甲的人事承运人，乌拉尔（Urals）和库奇特卡（Kuchetka-B）命令 - 司令部。  - 乌克林。</text:p>
      <text:p text:style-name="P4">
图片: ['<text:a xlink:type="simple" xlink:href="https://static.ukrinform.com/photos/2022_09/thumb_files/630_360_1663863283-975.jpg" text:style-name="Internet_20_link" text:visited-style-name="Visited_20_Internet_20_Link">
630_360_16638...</text:a>
']</text:p>
      <text:p text:style-name="P4">
标签: ['Безпілотник', 'ЗСУ', 'Російські військові', 'Військова техніка']</text:p>
      <text:p text:style-name="P4">
类型: Article</text:p>
      <!--METADATA-->
      <text:p text:style-name="P4">
<draw:frame draw:style-name="fr1" draw:name="Image317" text:anchor-type="as-char" svg:width="6.9236in" svg:height="3.956343in" draw:z-index="0">
<draw:image xlink:href="../Images/yкринформ/2023-06-21T-2-16-00-03-00/630_360_1663863283-975.jpg" xlink:type="simple" xlink:show="embed" xlink:actuate="onLoad" draw:mime-type="image/jpeg"/>
</draw:frame>
第92个OMB的rotaudar无人机阿基里斯航空复合物。 伊万·西尔科·科索沃姆(Ivan Sirko Koshovoam)在卢汉斯克地区摧毁了SCR-M2K，装甲的人事承运人，Urals和Command-Staff Machine Kuchetka-B。</text:p>
      <text:p text:style-name="P4">
这是在[电报]中报道的(https://t.me/luhanskaVTSA/11488)乌克林福姆报道，卢汉斯克地区军事行政部门负责人阿尔蒂姆·利索戈尔(Artem Lisogor)。</text:p>
      <text:p text:style-name="P4">
“卢汉斯克地区的无人机军队已将俄罗斯设备摧毁成数百万人的多拉尔。 这是第92 OMB的阿基里斯无人机的作品的结果，以Koshov的酋长Ivan Sirko Droam-Kamikadze在Luhansk地区命名。 在受影响的侵略者A坦克的工程中，防空导弹综合体“ Thor-M2K”，装甲的人事承运人，“ Urals”和Command-Staff Machine“ Kuchetka-b”， - 演示文稿。</text:p>
      <text:p text:style-name="P4">
在阿喀琉斯，他们指定<text:a xlink:type="simple" xlink:href="http://t.me/s/fedorenkoys" text:style-name="Internet_20_link" text:visited-style-name="Visited_20_Internet_20_Link">
报告</text:a>
敌对的“雷神”在Dron-Kamikadze的帮助下朝着Swativ方向摧毁。</text:p>
      <text:p text:style-name="P4">
<text:span text:style-name="T5">
viso：<text:a xlink:type="simple" xlink:href="https://t.me/AFUStratCom/18525" text:style-name="Internet_20_link" text:visited-style-name="Visited_20_Internet_20_Link">
Stratkiv武装部队</text:a>
</text:span>
</text:p>
      <text:p text:style-name="P4">
«与无人机 - 卡米卡德兹敌人scr“ thor-2m”  - 旨在打击乌克兰航空和<text:a xlink:type="simple" xlink:href="https://www.ukrinform.ua/tag-bezpilotnik" text:style-name="Internet_20_link" text:visited-style-name="Visited_20_Internet_20_Link">
无人机</text:a>
。 军方说。</text:p>
      <text:p text:style-name="P4">
<text:span text:style-name="T4">
另请阅读：</text:span>
 <text:a xlink:type="simple" xlink:href="https://www.ukrinform.ua/rubric-ato/3725485-na-limanokupanskomu-napramku-vijskovi-znisili-rosijskij-bezpilotnik.html" text:style-name="Internet_20_link" text:visited-style-name="Visited_20_Internet_20_Link">
在利马诺 - 库普吉安方向军事<text:span text:style-name="T4">
被摧毁</text:span>
俄罗斯无人机</text:a>
据报道，白天乌克兰的防守部队<text:a xlink:type="simple" xlink:href="https://www.ukrinform.ua/rubric-ato/3725494-sili-oboroni-urazili-17-artpidrozdiliv-tri-punkti-upravlinna-ta-zasib-ppo-rosian.html" text:style-name="Internet_20_link" text:visited-style-name="Visited_20_Internet_20_Link">
击中</text:a>
17个炮兵部队，三个管理要点和俄罗斯军队防空手段。</text:p>
      <text:p text:style-name="P4">
<text:span text:style-name="T5">
照片说明性：武装部队的总人员</text:span>
</text:p>
      <text:p text:style-name="P4">
News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第92旅的烟嘴的嘴在两天内摧毁了数百万美元的俄罗斯电器</text:span>
</text:h>
      <text:p text:style-name="P4">
作者: Ukrinform (Person)</text:p>
      <text:p text:style-name="P4">
出版商: Укринформ (Organization)</text:p>
      <text:p text:style-name="P4">
出版时间: 2023-06-21T00:16:00+03:00</text:p>
      <text:p text:style-name="P4">
修改时间: 2023-06-21T00:16:00+03:00</text:p>
      <text:p text:style-name="P4">
描述: 第92次的无人冲击航空综合体“阿喀琉斯”的嘴将它们杂乱无章。 伊万·西尔科（Ivan Sirko）的猫酋长摧毁了托尔·米2K卢汉斯（Luhansk）地区的伊万·西尔科（Ivan Sirko），装甲的人事承运人，乌拉尔（Urals）和库奇特卡（Kuchetka-B）命令 - 司令部。  - 乌克林。</text:p>
      <text:p text:style-name="P4">
图片: ['<text:a xlink:type="simple" xlink:href="https://static.ukrinform.com/photos/2022_09/thumb_files/630_360_1663863283-975.jpg" text:style-name="Internet_20_link" text:visited-style-name="Visited_20_Internet_20_Link">
630_360_16638...</text:a>
']</text:p>
      <text:p text:style-name="P4">
标签: ['Безпілотник', 'ЗСУ', 'Російські військові', 'Військова техніка']</text:p>
      <text:p text:style-name="P4">
类型: Article</text:p>
      <!--METADATA-->
      <text:p text:style-name="P4">
<draw:frame draw:style-name="fr1" draw:name="Image318" text:anchor-type="as-char" svg:width="6.9236in" svg:height="3.956343in" draw:z-index="0">
<draw:image xlink:href="../Images/yкринформ/2023-06-21T00-16-00-03-00/630_360_1663863283-975.jpg" xlink:type="simple" xlink:show="embed" xlink:actuate="onLoad" draw:mime-type="image/jpeg"/>
</draw:frame>
第92个OMB的rotaudar无人机阿基里斯航空复合物。 伊万·西尔科·科索沃姆(Ivan Sirko Koshovoam)在卢汉斯克地区摧毁了SCR-M2K，装甲的人事承运人，Urals和Command-Staff Machine Kuchetka-B。</text:p>
      <text:p text:style-name="P4">
这是在[电报]中报道的(https://t.me/luhanskaVTSA/11488)乌克林福姆报道，卢汉斯克地区军事行政部门负责人阿尔蒂姆·利索戈尔(Artem Lisogor)。</text:p>
      <text:p text:style-name="P4">
“卢汉斯克地区的无人机军队已将俄罗斯设备摧毁成数百万人的多拉尔。 这是第92 OMB的阿基里斯无人机的作品的结果，以Koshov的酋长Ivan Sirko Droam-Kamikadze在Luhansk地区命名。 在受影响的侵略者A坦克的工程中，防空导弹综合体“ Thor-M2K”，装甲的人事承运人，“ Urals”和Command-Staff Machine“ Kuchetka-b”， - 演示文稿。</text:p>
      <text:p text:style-name="P4">
在阿喀琉斯，他们指定<text:a xlink:type="simple" xlink:href="http://t.me/s/fedorenkoys" text:style-name="Internet_20_link" text:visited-style-name="Visited_20_Internet_20_Link">
报告</text:a>
敌对的“雷神”在Dron-Kamikadze的帮助下朝着Swativ方向摧毁。</text:p>
      <text:p text:style-name="P4">
<text:span text:style-name="T5">
viso：<text:a xlink:type="simple" xlink:href="https://t.me/AFUStratCom/18525" text:style-name="Internet_20_link" text:visited-style-name="Visited_20_Internet_20_Link">
Stratkiv武装部队</text:a>
</text:span>
</text:p>
      <text:p text:style-name="P4">
«与无人机 - 卡米卡德兹敌人scr“ thor-2m”  - 旨在打击乌克兰航空和<text:a xlink:type="simple" xlink:href="https://www.ukrinform.ua/tag-bezpilotnik" text:style-name="Internet_20_link" text:visited-style-name="Visited_20_Internet_20_Link">
无人机</text:a>
。 军方说。</text:p>
      <text:p text:style-name="P4">
<text:span text:style-name="T4">
另请阅读：</text:span>
 <text:a xlink:type="simple" xlink:href="https://www.ukrinform.ua/rubric-ato/3725485-na-limanokupanskomu-napramku-vijskovi-znisili-rosijskij-bezpilotnik.html" text:style-name="Internet_20_link" text:visited-style-name="Visited_20_Internet_20_Link">
在利马诺 - 库普吉安方向军事<text:span text:style-name="T4">
被摧毁</text:span>
俄罗斯无人机</text:a>
据报道，白天乌克兰的防守部队<text:a xlink:type="simple" xlink:href="https://www.ukrinform.ua/rubric-ato/3725494-sili-oboroni-urazili-17-artpidrozdiliv-tri-punkti-upravlinna-ta-zasib-ppo-rosian.html" text:style-name="Internet_20_link" text:visited-style-name="Visited_20_Internet_20_Link">
击中</text:a>
17个炮兵部队，三个管理要点和俄罗斯军队防空手段。</text:p>
      <text:p text:style-name="P4">
<text:span text:style-name="T5">
照片说明性：武装部队的总人员</text:span>
</text:p>
      <text:p text:style-name="P4">
News Source: <text:a xlink:type="simple" xlink:href="https://www.ukrinform.ua/rubric-ato/3725557-rota-bezpilotnikiv-92i-brigadi-za-dva-dni-znisila-rosijskoi-tehniki-na-miljoni-dolariv.html" text:style-name="Internet_20_link" text:visited-style-name="Visited_20_Internet_20_Link">
https://www.ukrinform.ua/rubric-ato/3725557-rota-bezpilotnikiv-92i-brigadi-za-dva-dni-znisila-rosijskoi-tehniki-na-miljoni-dolariv.html</text:a>
</text:p>
      <!--NEWS-->
      <text:h text:style-name="P10" text:outline-level="1">
<text:span text:style-name="T4">
俄罗斯不提供有关乌克兰囚犯的任何官方信息 - 协调</text:span>
</text:h>
      <text:p text:style-name="P4">
作者: Ukrinform (Person)</text:p>
      <text:p text:style-name="P4">
出版商: Укринформ (Organization)</text:p>
      <text:p text:style-name="P4">
出版时间: 2023-06-21T00:32:00+03:00</text:p>
      <text:p text:style-name="P4">
修改时间: 2023-06-21T00:32:00+03:00</text:p>
      <text:p text:style-name="P4">
描述: 乌克兰捍卫者死者的背景通常是在交流期间返回的，但有时他们可以在没有先前条件的情况下进行谈判。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Обмін', 'Полонені', 'Зниклі безвісти', 'Війна з Росією']</text:p>
      <text:p text:style-name="P4">
类型: Article</text:p>
      <!--METADATA-->
      <text:p text:style-name="P4">
<draw:frame draw:style-name="fr1" draw:name="Image319" text:anchor-type="as-char" svg:width="6.9236in" svg:height="3.956343in" draw:z-index="0">
<draw:image xlink:href="../Images/yкринформ/2023-06-21T00-32-00-03-00/630_360_1680170436-658.jpg" xlink:type="simple" xlink:show="embed" xlink:actuate="onLoad" draw:mime-type="image/jpeg"/>
</draw:frame>
乌克兰捍卫者的塔拉扎格通常在交流期间由俄罗斯人归还，但有时他们可以在没有先前条件的情况下进行谈判。</text:p>
      <text:p text:style-name="P4">
正如Ukrinform报道的那样，它在[Telegram]中报告(http://t.me/Koord_shtab/1276?fbclid=IwAR0p7l5OeaqfZxtVgLWh243EGINPW9iyKTXBpipmYLJsDpkFSVckiVDBERk)在战俘上协调总部。</text:p>
      <text:p text:style-name="P4">
总部会见了第77个独立的Aeromobile旅的军人家庭协会，该旅是空降袭击部队的一部分。</text:p>
      <text:p text:style-name="P4">
在特殊情况下缺失问题的协调和专员办公室代表参加了该活动。</text:p>
      <text:p text:style-name="P4">
据总部称，俄罗斯一方没有提供有关俘虏军人的任何官方信息。 唯一的官方消息人士是通过塞维他雷斯国际委员会确认俄罗斯联邦国防部。</text:p>
      <text:p text:style-name="P4">
*!(https://www.ukrinform.ua/rubric-ato/3722546-u-koordstabi-rozpovili-aki-dani-moze-nadati-mkch-ridnim-ukrainskih-polonenih.html)“但是，有从非官方来源获得的信息 - 例如，开放资源的照片，从囚禁中释放的证词 - 这种固定性被累积并用于解雇[囚犯]的工作。(https://www.ukrinform.ua/tag-poloneni)“， - 他加了。</text:p>
      <text:p text:style-name="P4">
申诉专员失踪人员办公室的代表Ivan Angelinelins报道说，死去的捍卫者的尸体通常在交流期间返回。 可以在没有事先条件的情况下就返回达成共识的质量案例。他补充说，俄罗斯人从不同的方向返回尸体，但并不表示特定位置。</text:p>
      <text:p text:style-name="P4">
*!(https://www.ukrinform.ua/rubric-ato/3725074-u-koordstabi-poasnili-comu-ne-nadsilaut-do-rf-zapitiv-pro-konkretnih-polonenih.html)此外，在会议期间，协调律师就军事部门维护文件，对家人或俘虏军人的财政支持以及与调查人员的沟通进行了磋商。</text:p>
      <text:p text:style-name="P4">
正如乌克林福姆(Ukrinform)报道的，5月30日(http://www.ukrinform.ua/rubric-ato/3715966-ukraina-povernula-tila-se-79-poleglih-zahisnikiv.html)另有79名死后后卫。</text:p>
      <text:p text:style-name="P4">
News Source: <text:a xlink:type="simple" xlink:href="https://www.ukrinform.ua/rubric-ato/3725558-rosia-ne-nadae-zodnoi-oficijnoi-informacii-pro-ukrainskih-polonenih-koordstab.html" text:style-name="Internet_20_link" text:visited-style-name="Visited_20_Internet_20_Link">
https://www.ukrinform.ua/rubric-ato/3725558-rosia-ne-nadae-zodnoi-oficijnoi-informacii-pro-ukrainskih-polonenih-koordstab.html</text:a>
</text:p>
      <!--NEWS-->
      <text:h text:style-name="P10" text:outline-level="1">
<text:span text:style-name="T4">
联合国秘书长呼吁继续俄罗斯封锁的谷物协议</text:span>
</text:h>
      <text:p text:style-name="P4">
作者: Ukrinform (Person)</text:p>
      <text:p text:style-name="P4">
出版商: Укринформ (Organization)</text:p>
      <text:p text:style-name="P4">
出版时间: 2023-06-21T00:51:00+03:00</text:p>
      <text:p text:style-name="P4">
修改时间: 2023-06-21T00:51:00+03:00</text:p>
      <text:p text:style-name="P4">
描述: 联合国秘书 - 对黑海倡议下的泡沫检查局的放缓和单方面的俄罗斯港口的“南方港口”的单方面放缓感到失望。  - 乌克林。</text:p>
      <text:p text:style-name="P4">
图片: ['<text:a xlink:type="simple" xlink:href="https://static.ukrinform.com/photos/2023_05/thumb_files/630_360_1684868783-238.jpg" text:style-name="Internet_20_link" text:visited-style-name="Visited_20_Internet_20_Link">
630_360_16848...</text:a>
']</text:p>
      <text:p text:style-name="P4">
标签: ['Гутерреш', 'ООН', 'Блокування', 'Війна з Росією', 'Продовольча безпека', 'зерновий коридор']</text:p>
      <text:p text:style-name="P4">
类型: Article</text:p>
      <!--METADATA-->
      <text:p text:style-name="P4">
<draw:frame draw:style-name="fr1" draw:name="Image320" text:anchor-type="as-char" svg:width="6.9236in" svg:height="3.956343in" draw:z-index="0">
<draw:image xlink:href="../Images/yкринформ/2023-06-21T00-51-00-03-00/630_360_1684868783-238.jpg" xlink:type="simple" xlink:show="embed" xlink:actuate="onLoad" draw:mime-type="image/jpeg"/>
</draw:frame>
联合国秘书 - 对黑海倡议检查局的放缓和俄罗斯单方面的放缓令谷物协议中的“南方”港口感到失望。</text:p>
      <text:p text:style-name="P4">
据纽约乌克林福音通讯员称，秘书长法汉·加克(Farhan Gak)的州长发言人说。</text:p>
      <text:p text:style-name="P4">
他指出，这些因素导致抑制了船只通过乌克兰海港的运动以及粮食供应跌倒到世界市场的衰落。</text:p>
      <text:p text:style-name="P4">
加克说：“通过海洋人道主义走廊出口食品在2022年10月的420万吨下降到5月的130万吨，这是从倡议开始开始的最低指标。”</text:p>
      <text:p text:style-name="P4">
据他说，联合国秘书 - 一般呼吁当事方加速行动，并持续要求他们“尽一切努力确保延长这一重要协议，其有效性于7月17日通过。”</text:p>
      <text:p text:style-name="P4">
<text:span text:style-name="T4">
另请阅读：</text:span>
 <text:a xlink:type="simple" xlink:href="https://www.ukrinform.ua/rubric-economy/3725549-bilij-dim-spodivaetsa-na-prodovzenna-zernovoi-iniciativi.html" text:style-name="Internet_20_link" text:visited-style-name="Visited_20_Internet_20_Link">
白宫希望继续<text:span text:style-name="T4">
谷物</text:span>
军事倡议</text:a>
Hack还回忆说，除了谷物协议外，还结束了俄罗斯联合会与联合国之间的“对俄罗斯出口的理解备忘录”。(https://www.ukrinform.ua/tag-eksport)食品和肥料，莫斯科要求软化西方制裁的结果。</text:p>
      <text:p text:style-name="P4">
据报道，俄罗斯威胁要退出《谷物协议》，如果它不成功地泵送氨管道“ togliatti -odesa”，而部分消除了对其自身出口的限制。</text:p>
      <text:p text:style-name="P4">
<text:a xlink:type="simple" xlink:href="http://www.ukrinform.ua/rubric-economy/3724964-kubrakov-pro-zupinku-zernovogo-koridoru-rosiani-vidkrito-sabotuut-inspekcii-suden.html" text:style-name="Internet_20_link" text:visited-style-name="Visited_20_Internet_20_Link">
在乌克兰政府中说</text:a>
关于俄罗斯倡议的实际阻碍。 俄罗斯联邦已公开破坏对船舶的检查，这使走廊的容量减少到了不到20％的可能性。</text:p>
      <text:p text:style-name="P4">
<text:span text:style-name="T4">
另请阅读：</text:span>
 <text:a xlink:type="simple" xlink:href="https://www.ukrinform.ua/rubric-economy/3725398-eksport-zernovim-koridorom-za-tizden-skorotivsa-na-tretinu-ukab.html" text:style-name="Internet_20_link" text:visited-style-name="Visited_20_Internet_20_Link">
一周内出口“谷物走廊”降低了datin -ukab</text:a>
俄罗斯在5月底的协议中被教授，将其作用延长了60天 - 直到7月17日。<text:span text:style-name="T5">
outh：jason szenes / epa</text:span>
</text:p>
      <text:p text:style-name="P4">
News Source: <text:a xlink:type="simple" xlink:href="https://www.ukrinform.ua/rubric-economy/3725559-gensek-oon-zaklikav-prodovziti-zernovu-ugodu-aku-blokue-rosia.html" text:style-name="Internet_20_link" text:visited-style-name="Visited_20_Internet_20_Link">
https://www.ukrinform.ua/rubric-economy/3725559-gensek-oon-zaklikav-prodovziti-zernovu-ugodu-aku-blokue-rosia.html</text:a>
</text:p>
      <!--NEWS-->
      <text:h text:style-name="P10" text:outline-level="1">
<text:span text:style-name="T4">
敌人带来了越过火箭发射器的战斗职责</text:span>
</text:h>
      <text:p text:style-name="P4">
作者: ['АРМІЯINFORM']</text:p>
      <text:p text:style-name="P4">
时间: 2023-06-21T98:00:00-04:00</text:p>
      <text:p text:style-name="P4">
描述: 关于tslodomlya在他自己的公司Storinzi的Facebook上，指挥官的指挥...与乌克兰2022年的战争，与乌克兰的最新新闻，今天与乌克兰的新闻，今天与乌克兰的新闻战争，今天上次与乌克兰的新闻战争，乌克兰和俄罗斯之间以及俄罗斯和俄罗斯之间的战争，什么时候，他们在2022年与乌克兰与乌克兰的战争，无论是否将在不久</text:p>
      <text:p text:style-name="P4">
图片: ['<text:a xlink:type="simple" xlink:href="https://armyinform.com.ua/wp-content/uploads/2023/06/admiral-makarov-fregat.jpg" text:style-name="Internet_20_link" text:visited-style-name="Visited_20_Internet_20_Link">
admiral-makarov-fregat.jpg</text:a>
']</text:p>
      <text:p text:style-name="P4">
标签: ['STOPRUSSIA', 'АГРЕСІЯ РФ', 'ВІЙНА', 'ОК «ПІВДЕНЬ»', 'РАКЕТИ «КАЛІБР»', 'ЧОРНЕ МОРЕ']</text:p>
      <text:p text:style-name="P4">
类别: News</text:p>
      <!--METADATA-->
      <text:p text:style-name="P4">
<draw:frame draw:style-name="fr1" draw:name="Image321" text:anchor-type="as-char" svg:width="6.9236in" svg:height="3.871446in" draw:z-index="0">
<draw:image xlink:href="../Images/AРМІЯINFORM/2023-06-21T98-00-00-04-00/admiral-makarov-fregat.jpg" xlink:type="simple" xlink:show="embed" xlink:actuate="onLoad" draw:mime-type="image/jpeg"/>
</draw:frame>
关于它<text:a xlink:type="simple" xlink:href="https://www.facebook.com/OperationalCommandSouth/posts/pfbid036B4VGu5gKK7v7yuSGn3W9BCPzw9gtCt5fFvgGGTa3ZaxQci7tUyBPtapcwu5xJ5cl" text:style-name="Internet_20_link" text:visited-style-name="Visited_20_Internet_20_Link">
报告</text:a>
在其官方Facebook页面上，南方的运营命令。</text:p>
      <text:p text:style-name="P4">
“截至目前，黑海的船舶集团已增加到8个单位：Makarov海军上将加入，配备了八个“口径”，这是信息。</text:p>
      <text:p text:style-name="P4">
火箭危险的水平增加了!空气警报信号不知道，去避难所 - 呼唤“南方”。</text:p>
      <text:p text:style-name="P4">
News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